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>
      <style:text-properties style:font-name="Liberation Sans"/>
    </style:style>
    <style:style style:name="ce4" style:family="table-cell" style:parent-style-name="Default" style:data-style-name="N108"/>
    <style:style style:name="ce5" style:family="table-cell" style:parent-style-name="Default" style:data-style-name="N109"/>
    <style:style style:name="ce7" style:family="table-cell" style:parent-style-name="Default" style:data-style-name="N61"/>
    <style:style style:name="ce2" style:family="table-cell" style:parent-style-name="Default" style:data-style-name="N0"/>
    <style:style style:name="ce11" style:family="table-cell" style:parent-style-name="Default" style:data-style-name="N108"/>
    <style:style style:name="ce12" style:family="table-cell" style:parent-style-name="Default" style:data-style-name="N109"/>
    <style:style style:name="ce13" style:family="table-cell" style:parent-style-name="Default">
      <style:text-properties style:font-name="Liberation Sans"/>
    </style:style>
    <style:style style:name="ce14" style:family="table-cell" style:parent-style-name="Default" style:data-style-name="N61"/>
    <style:style style:name="ce15" style:family="table-cell" style:parent-style-name="Default" style:data-style-name="N0"/>
    <style:style style:name="T1" style:family="text">
      <style:text-properties style:text-position="-33% 58%"/>
    </style:style>
    <style:style style:name="T2" style:family="text">
      <style:text-properties style:text-position="33% 58%"/>
    </style:style>
    <style:style style:name="T3" style:family="text">
      <style:text-properties style:text-position="0% 100%"/>
    </style:style>
    <style:style style:name="T4" style:family="text">
      <style:text-properties style:text-position="-33% 58%" fo:font-weight="normal" style:font-weight-asian="normal" style:font-weight-complex="normal"/>
    </style:style>
    <style:style style:name="T5" style:family="text">
      <style:text-properties fo:font-weight="normal" style:text-position="-33% 58%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itrage NO3" table:style-name="ta1">
        <office:forms form:automatic-focus="false" form:apply-design-mode="false"/>
        <table:table-column table:style-name="co1" table:default-cell-style-name="ce11"/>
        <table:table-column table:style-name="co2" table:number-columns-repeated="2" table:default-cell-style-name="ce11"/>
        <table:table-column table:style-name="co3" table:default-cell-style-name="ce12"/>
        <table:table-column table:style-name="co2" table:number-columns-repeated="9" table:default-cell-style-name="ce11"/>
        <table:table-column table:style-name="co2" table:default-cell-style-name="ce12"/>
        <table:table-column table:style-name="co2" table:default-cell-style-name="ce14"/>
        <table:table-column table:style-name="co2" table:number-columns-repeated="2" table:default-cell-style-name="ce11"/>
        <table:table-column table:style-name="co2" table:number-columns-repeated="2" table:default-cell-style-name="Default"/>
        <table:table-row table:style-name="ro1">
          <table:table-cell table:style-name="Default" table:number-columns-repeated="17"/>
          <table:table-cell table:number-columns-repeated="2"/>
        </table:table-row>
        <table:table-row table:style-name="ro2">
          <table:table-cell table:style-name="Default" office:value-type="string" calcext:value-type="string">
            <text:p>réactions</text:p>
          </table:table-cell>
          <table:table-cell table:style-name="Default" office:value-type="string" calcext:value-type="string">
            <text:p>NO<text:span text:style-name="T1">3</text:span><text:span text:style-name="T2">-</text:span> + 3Fe<text:span text:style-name="T2">2+</text:span>+ 4H<text:span text:style-name="T1">3</text:span>O<text:span text:style-name="T2">+</text:span> → NO<text:span text:style-name="T3">+</text:span> 3Fe<text:span text:style-name="T2">3+</text:span> + 6H<text:span text:style-name="T5">2</text:span>O</text:p>
          </table:table-cell>
          <table:table-cell table:style-name="Default" table:number-columns-repeated="3"/>
          <table:table-cell table:style-name="Default" office:value-type="string" calcext:value-type="string">
            <text:p>5Fe<text:span text:style-name="T2">2+ </text:span><text:span text:style-name="T3">+ MnO</text:span><text:span text:style-name="T1">4</text:span><text:span text:style-name="T2">-</text:span><text:span text:style-name="T3"> + 8H</text:span><text:span text:style-name="T1">3</text:span><text:span text:style-name="T3">O</text:span><text:span text:style-name="T2">+</text:span><text:span text:style-name="T3"> → 5Fe</text:span><text:span text:style-name="T2">3+</text:span><text:span text:style-name="T3"> + Mn</text:span><text:span text:style-name="T2">2+</text:span><text:span text:style-name="T3"> +  12 H</text:span><text:span text:style-name="T1">2</text:span><text:span text:style-name="T3">O</text:span></text:p>
          </table:table-cell>
          <table:table-cell table:style-name="Default" table:number-columns-repeated="6"/>
          <table:table-cell table:style-name="Default" office:value-type="string" calcext:value-type="string">
            <text:p>Veq = </text:p>
          </table:table-cell>
          <table:table-cell table:style-name="Default" table:formula="of:=(c_reac*v_reac - 3*c_titre*v_titre)/(5*ctitrant)"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17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c1</text:p>
          </table:table-cell>
          <table:table-cell table:style-name="Default" office:value-type="string" calcext:value-type="string">
            <text:p>c2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string" calcext:value-type="string">
            <text:p>c4</text:p>
          </table:table-cell>
          <table:table-cell table:style-name="Default" office:value-type="string" calcext:value-type="string">
            <text:p>v1</text:p>
          </table:table-cell>
          <table:table-cell table:style-name="Default" office:value-type="string" calcext:value-type="string">
            <text:p>v2</text:p>
          </table:table-cell>
          <table:table-cell table:style-name="Default" office:value-type="string" calcext:value-type="string">
            <text:p>v3</text:p>
          </table:table-cell>
          <table:table-cell table:style-name="Default" office:value-type="string" calcext:value-type="string">
            <text:p>v4</text:p>
          </table:table-cell>
          <table:table-cell table:style-name="Default" office:value-type="string" calcext:value-type="string">
            <text:p>ve</text:p>
          </table:table-cell>
          <table:table-cell table:style-name="Default" office:value-type="string" calcext:value-type="string">
            <text:p>vt</text:p>
          </table:table-cell>
          <table:table-cell table:style-name="Default" office:value-type="string" calcext:value-type="string">
            <text:p>dV</text:p>
          </table:table-cell>
          <table:table-cell table:style-name="Default" office:value-type="string" calcext:value-type="string">
            <text:p>pH</text:p>
          </table:table-cell>
          <table:table-cell table:style-name="Default"/>
          <table:table-cell office:value-type="float" office:value="0.00073" calcext:value-type="float">
            <text:p>7,30E-04</text:p>
          </table:table-cell>
          <table:table-cell table:style-name="Default" table:formula="of:=0.5*(-[.O4]+SQRT([.O4]*[.O4]+0.00000004))" office:value-type="float" office:value="0.0000134507894033252" calcext:value-type="float">
            <text:p>1,34507894033252E-05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versé</text:p>
          </table:table-cell>
          <table:table-cell table:number-columns-repeated="2" table:style-name="Default" office:value-type="float" office:value="0.01" calcext:value-type="float">
            <text:p>0,0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formula="of:=[.F5]+[.H5]+[.I5]+[.J5]" office:value-type="float" office:value="52" calcext:value-type="float">
            <text:p>52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office:value-type="string" calcext:value-type="string">
            <text:p>initial</text:p>
          </table:table-cell>
          <table:table-cell table:style-name="Default" table:formula="of:=[.B5]*[.F5]/[.K5]" office:value-type="float" office:value="0.00192307692307692" calcext:value-type="float">
            <text:p>0,001923076923077</text:p>
          </table:table-cell>
          <table:table-cell table:style-name="Default" table:number-columns-repeated="2"/>
          <table:table-cell table:style-name="Default" table:formula="of:=[.E5]*[.I5]/[.K5]" office:value-type="float" office:value="0.00961538461538462" calcext:value-type="float">
            <text:p>0,009615384615385</text:p>
          </table:table-cell>
          <table:table-cell table:style-name="Default" table:number-columns-repeated="12"/>
          <table:table-cell table:number-columns-repeated="2"/>
        </table:table-row>
        <table:table-row table:style-name="ro1">
          <table:table-cell table:style-name="Default" office:value-type="string" calcext:value-type="string">
            <text:p>no</text:p>
          </table:table-cell>
          <table:table-cell table:style-name="Default" table:formula="of:=[.B5]*[.F5]" office:value-type="float" office:value="0.1" calcext:value-type="float">
            <text:p>0,1</text:p>
          </table:table-cell>
          <table:table-cell table:style-name="Default" table:number-columns-repeated="15"/>
          <table:table-cell table:number-columns-repeated="2"/>
        </table:table-row>
        <table:table-row table:style-name="ro1">
          <table:table-cell table:style-name="Default" table:number-columns-repeated="17"/>
          <table:table-cell table:number-columns-repeated="2"/>
        </table:table-row>
        <table:table-row table:style-name="ro1"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/>
          <table:table-cell table:style-name="Default" office:value-type="string" calcext:value-type="string">
            <text:p>S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t x vt x 5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titre</text:p>
          </table:table-cell>
          <table:table-cell table:style-name="Default" office:value-type="string" calcext:value-type="string">
            <text:p>titrant</text:p>
          </table:table-cell>
          <table:table-cell table:style-name="Default" office:value-type="string" calcext:value-type="string">
            <text:p>exc</text:p>
          </table:table-cell>
          <table:table-cell table:style-name="Default" office:value-type="string" calcext:value-type="string">
            <text:p>reactif</text:p>
          </table:table-cell>
          <table:table-cell table:style-name="Default" office:value-type="string" calcext:value-type="string">
            <text:p>ptitre</text:p>
          </table:table-cell>
          <table:table-cell table:style-name="Default" office:value-type="string" calcext:value-type="string">
            <text:p>ptitrant</text:p>
          </table:table-cell>
          <table:table-cell table:style-name="Default" office:value-type="string" calcext:value-type="string">
            <text:p>pexc</text:p>
          </table:table-cell>
          <table:table-cell table:style-name="Default" office:value-type="string" calcext:value-type="string">
            <text:p>preactif</text:p>
          </table:table-cell>
          <table:table-cell table:style-name="Default" office:value-type="string" calcext:value-type="string">
            <text:p>stitre</text:p>
          </table:table-cell>
          <table:table-cell table:style-name="Default" office:value-type="string" calcext:value-type="string">
            <text:p>stitrant</text:p>
          </table:table-cell>
          <table:table-cell table:style-name="Default" office:value-type="string" calcext:value-type="string">
            <text:p>sexc</text:p>
          </table:table-cell>
          <table:table-cell table:style-name="Default" office:value-type="string" calcext:value-type="string">
            <text:p>sreactif</text:p>
          </table:table-cell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OH</text:p>
          </table:table-cell>
          <table:table-cell table:style-name="Default" office:value-type="string" calcext:value-type="string">
            <text:p>pH</text:p>
          </table:table-cell>
          <table:table-cell table:style-name="Default" office:value-type="string" calcext:value-type="string">
            <text:p>Veq</text:p>
          </table:table-cell>
          <table:table-cell table:number-columns-repeated="2"/>
        </table:table-row>
        <table:table-row table:style-name="ro1">
          <table:table-cell table:style-name="Default" table:number-columns-repeated="17"/>
          <table:table-cell table:number-columns-repeated="2"/>
        </table:table-row>
        <table:table-row table:style-name="ro2">
          <table:table-cell table:style-name="Default"/>
          <table:table-cell table:style-name="Default" office:value-type="string" calcext:value-type="string">
            <text:p>NO<text:span text:style-name="T1">3</text:span><text:span text:style-name="T2">-</text:span></text:p>
          </table:table-cell>
          <table:table-cell table:style-name="Default" office:value-type="string" calcext:value-type="string">
            <text:p>MnO<text:span text:style-name="T1">4</text:span><text:span text:style-name="T2">-</text:span></text:p>
          </table:table-cell>
          <table:table-cell table:style-name="Default" office:value-type="string" calcext:value-type="string">
            <text:p>H<text:span text:style-name="T2">+</text:span></text:p>
          </table:table-cell>
          <table:table-cell table:style-name="Default" office:value-type="string" calcext:value-type="string">
            <text:p>Fe<text:span text:style-name="T2">2+</text:span>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Mn<text:span text:style-name="T2">2+</text:span></text:p>
          </table:table-cell>
          <table:table-cell table:style-name="Default" office:value-type="string" calcext:value-type="string">
            <text:p>H<text:span text:style-name="T1">2</text:span><text:span text:style-name="T3">O</text:span></text:p>
          </table:table-cell>
          <table:table-cell table:style-name="Default" office:value-type="string" calcext:value-type="string">
            <text:p>Fe<text:span text:style-name="T2">3+</text:span></text:p>
          </table:table-cell>
          <table:table-cell table:style-name="Default" office:value-type="string" calcext:value-type="string">
            <text:p>Ba<text:span text:style-name="T2">2+</text:span></text:p>
          </table:table-cell>
          <table:table-cell table:style-name="Default" office:value-type="string" calcext:value-type="string">
            <text:p>K+</text:p>
          </table:table-cell>
          <table:table-cell table:style-name="Default" office:value-type="string" calcext:value-type="string">
            <text:p>Cl<text:span text:style-name="T2">-</text:span></text:p>
          </table:table-cell>
          <table:table-cell table:style-name="Default" office:value-type="string" calcext:value-type="string">
            <text:p>Cl<text:span text:style-name="T2">-</text:span>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office:value-type="string" calcext:value-type="string">
            <text:p>cond</text:p>
          </table:table-cell>
          <table:table-cell table:style-name="Default" office:value-type="float" office:value="7.1" calcext:value-type="float">
            <text:p>7,1</text:p>
          </table:table-cell>
          <table:table-cell table:style-name="Default" office:value-type="float" office:value="6.1" calcext:value-type="float">
            <text:p>6,1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0.7" calcext:value-type="float">
            <text:p>10,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7" calcext:value-type="float">
            <text:p>10,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4" calcext:value-type="float">
            <text:p>20,4</text:p>
          </table:table-cell>
          <table:table-cell table:style-name="Default" office:value-type="float" office:value="12.7" calcext:value-type="float">
            <text:p>12,7</text:p>
          </table:table-cell>
          <table:table-cell table:style-name="Default" office:value-type="float" office:value="7.4" calcext:value-type="float">
            <text:p>7,4</text:p>
          </table:table-cell>
          <table:table-cell table:number-columns-repeated="2" table:style-name="Default" office:value-type="float" office:value="7.6" calcext:value-type="float">
            <text:p>7,6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9.9" calcext:value-type="float">
            <text:p>19,9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no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formula="of:=c_exc*v_exc-4*no_titre" office:value-type="float" office:value="4.6" calcext:value-type="float">
            <text:p>4,6</text:p>
          </table:table-cell>
          <table:table-cell table:style-name="Default" table:formula="of:=c_reac*v_reac-no_titre*3" office:value-type="float" office:value="0.2" calcext:value-type="float">
            <text:p>0,2</text:p>
          </table:table-cell>
          <table:table-cell table:style-name="ce13" table:formula="of:=no_titre" office:value-type="float" office:value="0.1" calcext:value-type="float">
            <text:p>0,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formula="of:=no_titre*3" office:value-type="float" office:value="0.3" calcext:value-type="float">
            <text:p>0,3</text:p>
          </table:table-cell>
          <table:table-cell table:style-name="Default" table:formula="of:=no_titre*0.5" office:value-type="float" office:value="0.05" calcext:value-type="float">
            <text:p>0,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c_exc*v_exc" office:value-type="float" office:value="5" calcext:value-type="float">
            <text:p>5</text:p>
          </table:table-cell>
          <table:table-cell table:style-name="Default" table:formula="of:=[.E5]*[.I5]*2" office:value-type="float" office:value="1" calcext:value-type="float">
            <text:p>1</text:p>
          </table:table-cell>
          <table:table-cell table:style-name="Default" table:formula="of:=c_exc*v_exc - 4*c_titre*v_titre" office:value-type="float" office:value="4.6" calcext:value-type="float">
            <text:p>4,6</text:p>
          </table:table-cell>
          <table:table-cell table:style-name="Default" table:formula="of:=0.00000001/[.N13]" office:value-type="float" office:value="0.000000000285714285714286" calcext:value-type="float">
            <text:p>2,85714285714286E-10</text:p>
          </table:table-cell>
          <table:table-cell table:style-name="Default"/>
          <table:table-cell table:style-name="Default" table:formula="of:=2*[.B14]-[.C14]*2-[.E14]+[.F14]-2*[.G14]-2*[.J14]+[.K14]-[.L14]+[.M14]+[.N14]-[.O14]" office:value-type="float" office:value="0.399999999714285" calcext:value-type="float">
            <text:p>0,39999999971428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onc.</text:p>
          </table:table-cell>
          <table:table-cell table:style-name="Default" table:formula="of:=[.B14]/Vt" office:value-type="float" office:value="0" calcext:value-type="float">
            <text:p>0</text:p>
          </table:table-cell>
          <table:table-cell table:style-name="Default" table:formula="of:=[.C14]/Vt" office:value-type="float" office:value="0" calcext:value-type="float">
            <text:p>0</text:p>
          </table:table-cell>
          <table:table-cell table:style-name="Default" table:formula="of:=[.D14]/Vt" office:value-type="float" office:value="0.0884615384615385" calcext:value-type="float">
            <text:p>0,088461538461539</text:p>
          </table:table-cell>
          <table:table-cell table:style-name="Default" table:formula="of:=[.E14]/Vt" office:value-type="float" office:value="0.00384615384615385" calcext:value-type="float">
            <text:p>0,003846153846154</text:p>
          </table:table-cell>
          <table:table-cell table:style-name="Default" table:formula="of:=[.F14]/Vt" office:value-type="float" office:value="0.00192307692307692" calcext:value-type="float">
            <text:p>0,001923076923077</text:p>
          </table:table-cell>
          <table:table-cell table:style-name="Default" table:formula="of:=[.G14]/Vt" office:value-type="float" office:value="0" calcext:value-type="float">
            <text:p>0</text:p>
          </table:table-cell>
          <table:table-cell table:style-name="Default" table:formula="of:=[.H14]/Vt" office:value-type="float" office:value="0" calcext:value-type="float">
            <text:p>0</text:p>
          </table:table-cell>
          <table:table-cell table:style-name="Default" table:formula="of:=[.I14]/Vt" office:value-type="float" office:value="0.00576923076923077" calcext:value-type="float">
            <text:p>0,005769230769231</text:p>
          </table:table-cell>
          <table:table-cell table:style-name="Default" table:formula="of:=[.J14]/Vt" office:value-type="float" office:value="0.000961538461538462" calcext:value-type="float">
            <text:p>0,000961538461538</text:p>
          </table:table-cell>
          <table:table-cell table:style-name="Default" table:formula="of:=[.K14]/Vt" office:value-type="float" office:value="0" calcext:value-type="float">
            <text:p>0</text:p>
          </table:table-cell>
          <table:table-cell table:style-name="Default" table:formula="of:=[.L14]/Vt" office:value-type="float" office:value="0.0961538461538462" calcext:value-type="float">
            <text:p>0,096153846153846</text:p>
          </table:table-cell>
          <table:table-cell table:style-name="Default" table:formula="of:=[.M14]/Vt" office:value-type="float" office:value="0.0192307692307692" calcext:value-type="float">
            <text:p>0,019230769230769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17"/>
          <table:table-cell table:number-columns-repeated="2"/>
        </table:table-row>
        <table:table-row table:style-name="ro1">
          <table:table-cell table:style-name="Default"/>
          <table:table-cell table:style-name="Default" table:formula="of:=c_titre*v_titre/(Vt)" office:value-type="float" office:value="0.00192307692307692" calcext:value-type="float">
            <text:p>0,001923076923077</text:p>
          </table:table-cell>
          <table:table-cell table:style-name="Default" office:value-type="float" office:value="0" calcext:value-type="float">
            <text:p>0</text:p>
          </table:table-cell>
          <table:table-cell table:style-name="ce11" table:formula="of:=(-[.Q17]+SQRT([.Q17]*[.Q17]+0.00000000000004))/2" office:value-type="float" office:value="0.0961538461539501" calcext:value-type="float">
            <text:p>0,09615385</text:p>
          </table:table-cell>
          <table:table-cell table:style-name="Default" table:formula="of:=c_reac*v_reac/Vt" office:value-type="float" office:value="0.00961538461538462" calcext:value-type="float">
            <text:p>0,00961538461538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formula="of:=c_titre*v_titre/Vt" office:value-type="float" office:value="0.00192307692307692" calcext:value-type="float">
            <text:p>0,0019230769230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c_exc*v_exc/Vt" office:value-type="float" office:value="0.0961538461538462" calcext:value-type="float">
            <text:p>0,096153846153846</text:p>
          </table:table-cell>
          <table:table-cell table:style-name="Default" table:formula="of:=2*c_reac*v_reac/Vt" office:value-type="float" office:value="0.0192307692307692" calcext:value-type="float">
            <text:p>0,019230769230769</text:p>
          </table:table-cell>
          <table:table-cell table:style-name="ce14" table:formula="of:=c_exc*v_exc/Vt" office:value-type="float" office:value="0.0961538461538462" calcext:value-type="float">
            <text:p>9,62E-02</text:p>
          </table:table-cell>
          <table:table-cell table:style-name="Default" table:number-columns-repeated="2"/>
          <table:table-cell table:formula="of:=-[.B17] - [.C17] + 2*[.E17] + 2*[.G17] + 3*[.I17] + [.J17] + [.K17] - [.L17] - [.M17]" office:value-type="float" office:value="-0.0961538461538462" calcext:value-type="float">
            <text:p>-0,09615385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17"/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,00000000</text:p>
          </table:table-cell>
          <table:table-cell table:formula="of:=IF([.E20]&gt;0;0;ctitrant*[.A20]-no_reactif/5)/(Vt+[.A20])" office:value-type="float" office:value="0" calcext:value-type="float">
            <text:p>0,00000000</text:p>
          </table:table-cell>
          <table:table-cell table:formula="of:=(-[.Q20]+SQRT([.Q20]*[.Q20]+0.00000000000004))/2" office:value-type="float" office:value="0.0884615384616515" calcext:value-type="float">
            <text:p>8,846E-02</text:p>
          </table:table-cell>
          <table:table-cell table:formula="of:=MAX(0;no_reactif-ctitrant*[.A20]*5)/(Vt+[.A20])" office:value-type="float" office:value="0.00384615384615385" calcext:value-type="float">
            <text:p>0,00384615</text:p>
          </table:table-cell>
          <table:table-cell table:formula="of:=no_ptitre/(Vt+[.A20])" office:value-type="float" office:value="0.00192307692307692" calcext:value-type="float">
            <text:p>0,00192308</text:p>
          </table:table-cell>
          <table:table-cell table:formula="of:=IF([.E20]&gt;0;ctitrant*[.A20];no_titrant*1)/(Vt+[.A20])" office:value-type="float" office:value="0" calcext:value-type="float">
            <text:p>0,00000000</text:p>
          </table:table-cell>
          <table:table-cell/>
          <table:table-cell table:formula="of:=MIN(c_reac*v_reac;no_preactif + ctitrant*[.A20]*5)/(Vt+[.A20])" office:value-type="float" office:value="0.00576923076923077" calcext:value-type="float">
            <text:p>0,00576923</text:p>
          </table:table-cell>
          <table:table-cell table:formula="of:=no_stitre/(Vt+[.A20])" office:value-type="float" office:value="0.000961538461538462" calcext:value-type="float">
            <text:p>0,00096154</text:p>
          </table:table-cell>
          <table:table-cell table:formula="of:=ctitrant*[.A20]*1/(Vt+[.A20])" office:value-type="float" office:value="0" calcext:value-type="float">
            <text:p>0,00000000</text:p>
          </table:table-cell>
          <table:table-cell table:formula="of:=no_sexc/(Vt+[.A20])" office:value-type="float" office:value="0.0961538461538462" calcext:value-type="float">
            <text:p>0,09615385</text:p>
          </table:table-cell>
          <table:table-cell table:formula="of:=no_sreactif/(Vt+[.A20])" office:value-type="float" office:value="0.0192307692307692" calcext:value-type="float">
            <text:p>0,01923077</text:p>
          </table:table-cell>
          <table:table-cell table:formula="of:=[.D20]" office:value-type="float" office:value="0.0884615384616515" calcext:value-type="float">
            <text:p>8,846E-02</text:p>
          </table:table-cell>
          <table:table-cell table:formula="of:=0.00000000000001/[.D20]" office:value-type="float" office:value="0.000000000000113043478260725" calcext:value-type="float">
            <text:p>1,13E-13</text:p>
          </table:table-cell>
          <table:table-cell table:formula="of:=-LOG([.D20])" office:value-type="float" office:value="1.05324551195267" calcext:value-type="float">
            <text:p>1,05324551</text:p>
          </table:table-cell>
          <table:table-cell table:formula="of:=-[.B20] - [.C20] + 2*[.E20] + 2*[.G20] + 3*[.I20] + 2*[.J20] + [.K20] - [.L20] - [.M20]" office:value-type="float" office:value="-0.0884615384615385" calcext:value-type="float">
            <text:p>-0,08846154</text:p>
          </table:table-cell>
          <table:table-cell table:formula="of:=[.B20]*[.B$13]+[.C20]*[.C$13]+[.E20]*[.E$13]+[.F20]*[.F$13]+[.G20]*[.G$13]+[.I20]*[.I$13]+[.J20]*[.J$13]+[.K20]*[.K$13]+[.L20]*[.L$13]+[.D20]*[.D$13]+[.O20]*[.O$13] + [.M20]*[.M$13]" office:value-type="float" office:value="4.14413461539082" calcext:value-type="float">
            <text:p>4,14413461539082</text:p>
          </table:table-cell>
          <table:table-cell table:formula="of:=ctitrant*[.A20] * 5" office:value-type="float" office:value="0" calcext:value-type="float">
            <text:p>0</text:p>
          </table:table-cell>
        </table:table-row>
        <table:table-row table:style-name="ro1">
          <table:table-cell table:formula="of:=[.A20]+dV" office:value-type="float" office:value="0.1" calcext:value-type="float">
            <text:p>0,10000000</text:p>
          </table:table-cell>
          <table:table-cell office:value-type="float" office:value="0" calcext:value-type="float">
            <text:p>0,00000000</text:p>
          </table:table-cell>
          <table:table-cell table:formula="of:=IF([.E21]&gt;0;0;ctitrant*[.A21]-no_reactif/5)/(Vt+[.A21])" office:value-type="float" office:value="0" calcext:value-type="float">
            <text:p>0,00000000</text:p>
          </table:table-cell>
          <table:table-cell table:formula="of:=(-[.Q21]+SQRT([.Q21]*[.Q21]+0.00000000000004))/2" office:value-type="float" office:value="0.0881381957774647" calcext:value-type="float">
            <text:p>8,814E-02</text:p>
          </table:table-cell>
          <table:table-cell table:formula="of:=MAX(0;no_reactif-ctitrant*[.A21]*5)/(Vt+[.A21])" office:value-type="float" office:value="0.00374280230326295" calcext:value-type="float">
            <text:p>0,00374280</text:p>
          </table:table-cell>
          <table:table-cell table:formula="of:=no_ptitre/(Vt+[.A21])" office:value-type="float" office:value="0.00191938579654511" calcext:value-type="float">
            <text:p>0,00191939</text:p>
          </table:table-cell>
          <table:table-cell table:formula="of:=IF([.E21]&gt;0;ctitrant*[.A21];no_titrant*1)/(Vt+[.A21])" office:value-type="float" office:value="0.0000191938579654511" calcext:value-type="float">
            <text:p>0,00001919</text:p>
          </table:table-cell>
          <table:table-cell/>
          <table:table-cell table:formula="of:=MIN(c_reac*v_reac;no_preactif + ctitrant*[.A21]*5)/(Vt+[.A21])" office:value-type="float" office:value="0.00585412667946257" calcext:value-type="float">
            <text:p>0,00585413</text:p>
          </table:table-cell>
          <table:table-cell table:formula="of:=no_stitre/(Vt+[.A21])" office:value-type="float" office:value="0.000959692898272553" calcext:value-type="float">
            <text:p>0,00095969</text:p>
          </table:table-cell>
          <table:table-cell table:formula="of:=ctitrant*[.A21]*1/(Vt+[.A21])" office:value-type="float" office:value="0.0000191938579654511" calcext:value-type="float">
            <text:p>0,00001919</text:p>
          </table:table-cell>
          <table:table-cell table:formula="of:=no_sexc/(Vt+[.A21])" office:value-type="float" office:value="0.0959692898272553" calcext:value-type="float">
            <text:p>0,09596929</text:p>
          </table:table-cell>
          <table:table-cell table:formula="of:=no_sreactif/(Vt+[.A21])" office:value-type="float" office:value="0.0191938579654511" calcext:value-type="float">
            <text:p>0,01919386</text:p>
          </table:table-cell>
          <table:table-cell table:formula="of:=[.D21]" office:value-type="float" office:value="0.0881381957774647" calcext:value-type="float">
            <text:p>8,814E-02</text:p>
          </table:table-cell>
          <table:table-cell table:formula="of:=0.00000000000001/[.D21]" office:value-type="float" office:value="0.000000000000113458188153164" calcext:value-type="float">
            <text:p>1,13E-13</text:p>
          </table:table-cell>
          <table:table-cell table:formula="of:=-LOG([.D21])" office:value-type="float" office:value="1.05483584390905" calcext:value-type="float">
            <text:p>1,05483584</text:p>
          </table:table-cell>
          <table:table-cell table:formula="of:=-[.B21] - [.C21] + 2*[.E21] + 2*[.G21] + 3*[.I21] + 2*[.J21] + [.K21] - [.L21] - [.M21]" office:value-type="float" office:value="-0.0881381957773512" calcext:value-type="float">
            <text:p>-0,08813820</text:p>
          </table:table-cell>
          <table:table-cell table:formula="of:=[.B21]*[.B$13]+[.C21]*[.C$13]+[.E21]*[.E$13]+[.F21]*[.F$13]+[.G21]*[.G$13]+[.I21]*[.I$13]+[.J21]*[.J$13]+[.K21]*[.K$13]+[.L21]*[.L$13]+[.D21]*[.D$13]+[.O21]*[.O$13] + [.M21]*[.M$13]" office:value-type="float" office:value="4.13208445298128" calcext:value-type="float">
            <text:p>4,13208445298128</text:p>
          </table:table-cell>
          <table:table-cell table:formula="of:=ctitrant*[.A21] * 5" office:value-type="float" office:value="0.005" calcext:value-type="float">
            <text:p>0,005</text:p>
          </table:table-cell>
        </table:table-row>
        <table:table-row table:style-name="ro1">
          <table:table-cell table:formula="of:=[.A21]+dV" office:value-type="float" office:value="0.2" calcext:value-type="float">
            <text:p>0,20000000</text:p>
          </table:table-cell>
          <table:table-cell office:value-type="float" office:value="0" calcext:value-type="float">
            <text:p>0,00000000</text:p>
          </table:table-cell>
          <table:table-cell table:formula="of:=IF([.E22]&gt;0;0;ctitrant*[.A22]-no_reactif/5)/(Vt+[.A22])" office:value-type="float" office:value="0" calcext:value-type="float">
            <text:p>0,00000000</text:p>
          </table:table-cell>
          <table:table-cell table:formula="of:=(-[.Q22]+SQRT([.Q22]*[.Q22]+0.00000000000004))/2" office:value-type="float" office:value="0.0878160919541368" calcext:value-type="float">
            <text:p>8,782E-02</text:p>
          </table:table-cell>
          <table:table-cell table:formula="of:=MAX(0;no_reactif-ctitrant*[.A22]*5)/(Vt+[.A22])" office:value-type="float" office:value="0.00363984674329502" calcext:value-type="float">
            <text:p>0,00363985</text:p>
          </table:table-cell>
          <table:table-cell table:formula="of:=no_ptitre/(Vt+[.A22])" office:value-type="float" office:value="0.00191570881226054" calcext:value-type="float">
            <text:p>0,00191571</text:p>
          </table:table-cell>
          <table:table-cell table:formula="of:=IF([.E22]&gt;0;ctitrant*[.A22];no_titrant*1)/(Vt+[.A22])" office:value-type="float" office:value="0.0000383141762452107" calcext:value-type="float">
            <text:p>0,00003831</text:p>
          </table:table-cell>
          <table:table-cell/>
          <table:table-cell table:formula="of:=MIN(c_reac*v_reac;no_preactif + ctitrant*[.A22]*5)/(Vt+[.A22])" office:value-type="float" office:value="0.00593869731800766" calcext:value-type="float">
            <text:p>0,00593870</text:p>
          </table:table-cell>
          <table:table-cell table:formula="of:=no_stitre/(Vt+[.A22])" office:value-type="float" office:value="0.000957854406130268" calcext:value-type="float">
            <text:p>0,00095785</text:p>
          </table:table-cell>
          <table:table-cell table:formula="of:=ctitrant*[.A22]*1/(Vt+[.A22])" office:value-type="float" office:value="0.0000383141762452107" calcext:value-type="float">
            <text:p>0,00003831</text:p>
          </table:table-cell>
          <table:table-cell table:formula="of:=no_sexc/(Vt+[.A22])" office:value-type="float" office:value="0.0957854406130268" calcext:value-type="float">
            <text:p>0,09578544</text:p>
          </table:table-cell>
          <table:table-cell table:formula="of:=no_sreactif/(Vt+[.A22])" office:value-type="float" office:value="0.0191570881226054" calcext:value-type="float">
            <text:p>0,01915709</text:p>
          </table:table-cell>
          <table:table-cell table:formula="of:=[.D22]" office:value-type="float" office:value="0.0878160919541368" calcext:value-type="float">
            <text:p>8,782E-02</text:p>
          </table:table-cell>
          <table:table-cell table:formula="of:=0.00000000000001/[.D22]" office:value-type="float" office:value="0.000000000000113874345549591" calcext:value-type="float">
            <text:p>1,14E-13</text:p>
          </table:table-cell>
          <table:table-cell table:formula="of:=-LOG([.D22])" office:value-type="float" office:value="1.05642589404237" calcext:value-type="float">
            <text:p>1,05642589</text:p>
          </table:table-cell>
          <table:table-cell table:formula="of:=-[.B22] - [.C22] + 2*[.E22] + 2*[.G22] + 3*[.I22] + 2*[.J22] + [.K22] - [.L22] - [.M22]" office:value-type="float" office:value="-0.087816091954023" calcext:value-type="float">
            <text:p>-0,08781609</text:p>
          </table:table-cell>
          <table:table-cell table:formula="of:=[.B22]*[.B$13]+[.C22]*[.C$13]+[.E22]*[.E$13]+[.F22]*[.F$13]+[.G22]*[.G$13]+[.I22]*[.I$13]+[.J22]*[.J$13]+[.K22]*[.K$13]+[.L22]*[.L$13]+[.D22]*[.D$13]+[.O22]*[.O$13] + [.M22]*[.M$13]" office:value-type="float" office:value="4.12008045977636" calcext:value-type="float">
            <text:p>4,12008045977636</text:p>
          </table:table-cell>
          <table:table-cell table:formula="of:=ctitrant*[.A22] * 5" office:value-type="float" office:value="0.01" calcext:value-type="float">
            <text:p>0,01</text:p>
          </table:table-cell>
        </table:table-row>
        <table:table-row table:style-name="ro1">
          <table:table-cell table:formula="of:=[.A22]+dV" office:value-type="float" office:value="0.3" calcext:value-type="float">
            <text:p>0,30000000</text:p>
          </table:table-cell>
          <table:table-cell office:value-type="float" office:value="0" calcext:value-type="float">
            <text:p>0,00000000</text:p>
          </table:table-cell>
          <table:table-cell table:formula="of:=IF([.E23]&gt;0;0;ctitrant*[.A23]-no_reactif/5)/(Vt+[.A23])" office:value-type="float" office:value="0" calcext:value-type="float">
            <text:p>0,00000000</text:p>
          </table:table-cell>
          <table:table-cell table:formula="of:=(-[.Q23]+SQRT([.Q23]*[.Q23]+0.00000000000004))/2" office:value-type="float" office:value="0.0874952198853915" calcext:value-type="float">
            <text:p>8,750E-02</text:p>
          </table:table-cell>
          <table:table-cell table:formula="of:=MAX(0;no_reactif-ctitrant*[.A23]*5)/(Vt+[.A23])" office:value-type="float" office:value="0.00353728489483748" calcext:value-type="float">
            <text:p>0,00353728</text:p>
          </table:table-cell>
          <table:table-cell table:formula="of:=no_ptitre/(Vt+[.A23])" office:value-type="float" office:value="0.00191204588910134" calcext:value-type="float">
            <text:p>0,00191205</text:p>
          </table:table-cell>
          <table:table-cell table:formula="of:=IF([.E23]&gt;0;ctitrant*[.A23];no_titrant*1)/(Vt+[.A23])" office:value-type="float" office:value="0.0000573613766730402" calcext:value-type="float">
            <text:p>0,00005736</text:p>
          </table:table-cell>
          <table:table-cell/>
          <table:table-cell table:formula="of:=MIN(c_reac*v_reac;no_preactif + ctitrant*[.A23]*5)/(Vt+[.A23])" office:value-type="float" office:value="0.00602294455066922" calcext:value-type="float">
            <text:p>0,00602294</text:p>
          </table:table-cell>
          <table:table-cell table:formula="of:=no_stitre/(Vt+[.A23])" office:value-type="float" office:value="0.000956022944550669" calcext:value-type="float">
            <text:p>0,00095602</text:p>
          </table:table-cell>
          <table:table-cell table:formula="of:=ctitrant*[.A23]*1/(Vt+[.A23])" office:value-type="float" office:value="0.0000573613766730402" calcext:value-type="float">
            <text:p>0,00005736</text:p>
          </table:table-cell>
          <table:table-cell table:formula="of:=no_sexc/(Vt+[.A23])" office:value-type="float" office:value="0.0956022944550669" calcext:value-type="float">
            <text:p>0,09560229</text:p>
          </table:table-cell>
          <table:table-cell table:formula="of:=no_sreactif/(Vt+[.A23])" office:value-type="float" office:value="0.0191204588910134" calcext:value-type="float">
            <text:p>0,01912046</text:p>
          </table:table-cell>
          <table:table-cell table:formula="of:=[.D23]" office:value-type="float" office:value="0.0874952198853915" calcext:value-type="float">
            <text:p>8,750E-02</text:p>
          </table:table-cell>
          <table:table-cell table:formula="of:=0.00000000000001/[.D23]" office:value-type="float" office:value="0.000000000000114291958041809" calcext:value-type="float">
            <text:p>1,14E-13</text:p>
          </table:table-cell>
          <table:table-cell table:formula="of:=-LOG([.D23])" office:value-type="float" office:value="1.05801567308174" calcext:value-type="float">
            <text:p>1,05801567</text:p>
          </table:table-cell>
          <table:table-cell table:formula="of:=-[.B23] - [.C23] + 2*[.E23] + 2*[.G23] + 3*[.I23] + 2*[.J23] + [.K23] - [.L23] - [.M23]" office:value-type="float" office:value="-0.0874952198852773" calcext:value-type="float">
            <text:p>-0,08749522</text:p>
          </table:table-cell>
          <table:table-cell table:formula="of:=[.B23]*[.B$13]+[.C23]*[.C$13]+[.E23]*[.E$13]+[.F23]*[.F$13]+[.G23]*[.G$13]+[.I23]*[.I$13]+[.J23]*[.J$13]+[.K23]*[.K$13]+[.L23]*[.L$13]+[.D23]*[.D$13]+[.O23]*[.O$13] + [.M23]*[.M$13]" office:value-type="float" office:value="4.10812237094318" calcext:value-type="float">
            <text:p>4,10812237094318</text:p>
          </table:table-cell>
          <table:table-cell table:formula="of:=ctitrant*[.A23] * 5" office:value-type="float" office:value="0.015" calcext:value-type="float">
            <text:p>0,015</text:p>
          </table:table-cell>
        </table:table-row>
        <table:table-row table:style-name="ro1">
          <table:table-cell table:formula="of:=[.A23]+dV" office:value-type="float" office:value="0.4" calcext:value-type="float">
            <text:p>0,40000000</text:p>
          </table:table-cell>
          <table:table-cell office:value-type="float" office:value="0" calcext:value-type="float">
            <text:p>0,00000000</text:p>
          </table:table-cell>
          <table:table-cell table:formula="of:=IF([.E24]&gt;0;0;ctitrant*[.A24]-no_reactif/5)/(Vt+[.A24])" office:value-type="float" office:value="0" calcext:value-type="float">
            <text:p>0,00000000</text:p>
          </table:table-cell>
          <table:table-cell table:formula="of:=(-[.Q24]+SQRT([.Q24]*[.Q24]+0.00000000000004))/2" office:value-type="float" office:value="0.0871755725191987" calcext:value-type="float">
            <text:p>8,718E-02</text:p>
          </table:table-cell>
          <table:table-cell table:formula="of:=MAX(0;no_reactif-ctitrant*[.A24]*5)/(Vt+[.A24])" office:value-type="float" office:value="0.00343511450381679" calcext:value-type="float">
            <text:p>0,00343511</text:p>
          </table:table-cell>
          <table:table-cell table:formula="of:=no_ptitre/(Vt+[.A24])" office:value-type="float" office:value="0.00190839694656489" calcext:value-type="float">
            <text:p>0,00190840</text:p>
          </table:table-cell>
          <table:table-cell table:formula="of:=IF([.E24]&gt;0;ctitrant*[.A24];no_titrant*1)/(Vt+[.A24])" office:value-type="float" office:value="0.0000763358778625954" calcext:value-type="float">
            <text:p>0,00007634</text:p>
          </table:table-cell>
          <table:table-cell/>
          <table:table-cell table:formula="of:=MIN(c_reac*v_reac;no_preactif + ctitrant*[.A24]*5)/(Vt+[.A24])" office:value-type="float" office:value="0.00610687022900764" calcext:value-type="float">
            <text:p>0,00610687</text:p>
          </table:table-cell>
          <table:table-cell table:formula="of:=no_stitre/(Vt+[.A24])" office:value-type="float" office:value="0.000954198473282443" calcext:value-type="float">
            <text:p>0,00095420</text:p>
          </table:table-cell>
          <table:table-cell table:formula="of:=ctitrant*[.A24]*1/(Vt+[.A24])" office:value-type="float" office:value="0.0000763358778625954" calcext:value-type="float">
            <text:p>0,00007634</text:p>
          </table:table-cell>
          <table:table-cell table:formula="of:=no_sexc/(Vt+[.A24])" office:value-type="float" office:value="0.0954198473282443" calcext:value-type="float">
            <text:p>0,09541985</text:p>
          </table:table-cell>
          <table:table-cell table:formula="of:=no_sreactif/(Vt+[.A24])" office:value-type="float" office:value="0.0190839694656489" calcext:value-type="float">
            <text:p>0,01908397</text:p>
          </table:table-cell>
          <table:table-cell table:formula="of:=[.D24]" office:value-type="float" office:value="0.0871755725191987" calcext:value-type="float">
            <text:p>8,718E-02</text:p>
          </table:table-cell>
          <table:table-cell table:formula="of:=0.00000000000001/[.D24]" office:value-type="float" office:value="0.000000000000114711033274805" calcext:value-type="float">
            <text:p>1,15E-13</text:p>
          </table:table-cell>
          <table:table-cell table:formula="of:=-LOG([.D24])" office:value-type="float" office:value="1.05960519174536" calcext:value-type="float">
            <text:p>1,05960519</text:p>
          </table:table-cell>
          <table:table-cell table:formula="of:=-[.B24] - [.C24] + 2*[.E24] + 2*[.G24] + 3*[.I24] + 2*[.J24] + [.K24] - [.L24] - [.M24]" office:value-type="float" office:value="-0.087175572519084" calcext:value-type="float">
            <text:p>-0,08717557</text:p>
          </table:table-cell>
          <table:table-cell table:formula="of:=[.B24]*[.B$13]+[.C24]*[.C$13]+[.E24]*[.E$13]+[.F24]*[.F$13]+[.G24]*[.G$13]+[.I24]*[.I$13]+[.J24]*[.J$13]+[.K24]*[.K$13]+[.L24]*[.L$13]+[.D24]*[.D$13]+[.O24]*[.O$13] + [.M24]*[.M$13]" office:value-type="float" office:value="4.09620992367042" calcext:value-type="float">
            <text:p>4,09620992367042</text:p>
          </table:table-cell>
          <table:table-cell table:formula="of:=ctitrant*[.A24] * 5" office:value-type="float" office:value="0.02" calcext:value-type="float">
            <text:p>0,02</text:p>
          </table:table-cell>
        </table:table-row>
        <table:table-row table:style-name="ro1">
          <table:table-cell table:formula="of:=[.A24]+dV" office:value-type="float" office:value="0.5" calcext:value-type="float">
            <text:p>0,50000000</text:p>
          </table:table-cell>
          <table:table-cell office:value-type="float" office:value="0" calcext:value-type="float">
            <text:p>0,00000000</text:p>
          </table:table-cell>
          <table:table-cell table:formula="of:=IF([.E25]&gt;0;0;ctitrant*[.A25]-no_reactif/5)/(Vt+[.A25])" office:value-type="float" office:value="0" calcext:value-type="float">
            <text:p>0,00000000</text:p>
          </table:table-cell>
          <table:table-cell table:formula="of:=(-[.Q25]+SQRT([.Q25]*[.Q25]+0.00000000000004))/2" office:value-type="float" office:value="0.086857142857258" calcext:value-type="float">
            <text:p>8,686E-02</text:p>
          </table:table-cell>
          <table:table-cell table:formula="of:=MAX(0;no_reactif-ctitrant*[.A25]*5)/(Vt+[.A25])" office:value-type="float" office:value="0.00333333333333333" calcext:value-type="float">
            <text:p>0,00333333</text:p>
          </table:table-cell>
          <table:table-cell table:formula="of:=no_ptitre/(Vt+[.A25])" office:value-type="float" office:value="0.0019047619047619" calcext:value-type="float">
            <text:p>0,00190476</text:p>
          </table:table-cell>
          <table:table-cell table:formula="of:=IF([.E25]&gt;0;ctitrant*[.A25];no_titrant*1)/(Vt+[.A25])" office:value-type="float" office:value="0.0000952380952380952" calcext:value-type="float">
            <text:p>0,00009524</text:p>
          </table:table-cell>
          <table:table-cell/>
          <table:table-cell table:formula="of:=MIN(c_reac*v_reac;no_preactif + ctitrant*[.A25]*5)/(Vt+[.A25])" office:value-type="float" office:value="0.00619047619047619" calcext:value-type="float">
            <text:p>0,00619048</text:p>
          </table:table-cell>
          <table:table-cell table:formula="of:=no_stitre/(Vt+[.A25])" office:value-type="float" office:value="0.000952380952380952" calcext:value-type="float">
            <text:p>0,00095238</text:p>
          </table:table-cell>
          <table:table-cell table:formula="of:=ctitrant*[.A25]*1/(Vt+[.A25])" office:value-type="float" office:value="0.0000952380952380952" calcext:value-type="float">
            <text:p>0,00009524</text:p>
          </table:table-cell>
          <table:table-cell table:formula="of:=no_sexc/(Vt+[.A25])" office:value-type="float" office:value="0.0952380952380952" calcext:value-type="float">
            <text:p>0,09523810</text:p>
          </table:table-cell>
          <table:table-cell table:formula="of:=no_sreactif/(Vt+[.A25])" office:value-type="float" office:value="0.0190476190476191" calcext:value-type="float">
            <text:p>0,01904762</text:p>
          </table:table-cell>
          <table:table-cell table:formula="of:=[.D25]" office:value-type="float" office:value="0.086857142857258" calcext:value-type="float">
            <text:p>8,686E-02</text:p>
          </table:table-cell>
          <table:table-cell table:formula="of:=0.00000000000001/[.D25]" office:value-type="float" office:value="0.000000000000115131578947216" calcext:value-type="float">
            <text:p>1,15E-13</text:p>
          </table:table-cell>
          <table:table-cell table:formula="of:=-LOG([.D25])" office:value-type="float" office:value="1.06119446074095" calcext:value-type="float">
            <text:p>1,06119446</text:p>
          </table:table-cell>
          <table:table-cell table:formula="of:=-[.B25] - [.C25] + 2*[.E25] + 2*[.G25] + 3*[.I25] + 2*[.J25] + [.K25] - [.L25] - [.M25]" office:value-type="float" office:value="-0.0868571428571428" calcext:value-type="float">
            <text:p>-0,08685714</text:p>
          </table:table-cell>
          <table:table-cell table:formula="of:=[.B25]*[.B$13]+[.C25]*[.C$13]+[.E25]*[.E$13]+[.F25]*[.F$13]+[.G25]*[.G$13]+[.I25]*[.I$13]+[.J25]*[.J$13]+[.K25]*[.K$13]+[.L25]*[.L$13]+[.D25]*[.D$13]+[.O25]*[.O$13] + [.M25]*[.M$13]" office:value-type="float" office:value="4.08434285714918" calcext:value-type="float">
            <text:p>4,08434285714918</text:p>
          </table:table-cell>
          <table:table-cell table:formula="of:=ctitrant*[.A25] * 5" office:value-type="float" office:value="0.025" calcext:value-type="float">
            <text:p>0,025</text:p>
          </table:table-cell>
        </table:table-row>
        <table:table-row table:style-name="ro1">
          <table:table-cell table:formula="of:=[.A25]+dV" office:value-type="float" office:value="0.6" calcext:value-type="float">
            <text:p>0,60000000</text:p>
          </table:table-cell>
          <table:table-cell office:value-type="float" office:value="0" calcext:value-type="float">
            <text:p>0,00000000</text:p>
          </table:table-cell>
          <table:table-cell table:formula="of:=IF([.E26]&gt;0;0;ctitrant*[.A26]-no_reactif/5)/(Vt+[.A26])" office:value-type="float" office:value="0" calcext:value-type="float">
            <text:p>0,00000000</text:p>
          </table:table-cell>
          <table:table-cell table:formula="of:=(-[.Q26]+SQRT([.Q26]*[.Q26]+0.00000000000004))/2" office:value-type="float" office:value="0.0865399239544882" calcext:value-type="float">
            <text:p>8,654E-02</text:p>
          </table:table-cell>
          <table:table-cell table:formula="of:=MAX(0;no_reactif-ctitrant*[.A26]*5)/(Vt+[.A26])" office:value-type="float" office:value="0.0032319391634981" calcext:value-type="float">
            <text:p>0,00323194</text:p>
          </table:table-cell>
          <table:table-cell table:formula="of:=no_ptitre/(Vt+[.A26])" office:value-type="float" office:value="0.00190114068441065" calcext:value-type="float">
            <text:p>0,00190114</text:p>
          </table:table-cell>
          <table:table-cell table:formula="of:=IF([.E26]&gt;0;ctitrant*[.A26];no_titrant*1)/(Vt+[.A26])" office:value-type="float" office:value="0.000114068441064639" calcext:value-type="float">
            <text:p>0,00011407</text:p>
          </table:table-cell>
          <table:table-cell/>
          <table:table-cell table:formula="of:=MIN(c_reac*v_reac;no_preactif + ctitrant*[.A26]*5)/(Vt+[.A26])" office:value-type="float" office:value="0.00627376425855513" calcext:value-type="float">
            <text:p>0,00627376</text:p>
          </table:table-cell>
          <table:table-cell table:formula="of:=no_stitre/(Vt+[.A26])" office:value-type="float" office:value="0.000950570342205323" calcext:value-type="float">
            <text:p>0,00095057</text:p>
          </table:table-cell>
          <table:table-cell table:formula="of:=ctitrant*[.A26]*1/(Vt+[.A26])" office:value-type="float" office:value="0.000114068441064639" calcext:value-type="float">
            <text:p>0,00011407</text:p>
          </table:table-cell>
          <table:table-cell table:formula="of:=no_sexc/(Vt+[.A26])" office:value-type="float" office:value="0.0950570342205323" calcext:value-type="float">
            <text:p>0,09505703</text:p>
          </table:table-cell>
          <table:table-cell table:formula="of:=no_sreactif/(Vt+[.A26])" office:value-type="float" office:value="0.0190114068441065" calcext:value-type="float">
            <text:p>0,01901141</text:p>
          </table:table-cell>
          <table:table-cell table:formula="of:=[.D26]" office:value-type="float" office:value="0.0865399239544882" calcext:value-type="float">
            <text:p>8,654E-02</text:p>
          </table:table-cell>
          <table:table-cell table:formula="of:=0.00000000000001/[.D26]" office:value-type="float" office:value="0.000000000000115553602811797" calcext:value-type="float">
            <text:p>1,16E-13</text:p>
          </table:table-cell>
          <table:table-cell table:formula="of:=-LOG([.D26])" office:value-type="float" office:value="1.06278349076614" calcext:value-type="float">
            <text:p>1,06278349</text:p>
          </table:table-cell>
          <table:table-cell table:formula="of:=-[.B26] - [.C26] + 2*[.E26] + 2*[.G26] + 3*[.I26] + 2*[.J26] + [.K26] - [.L26] - [.M26]" office:value-type="float" office:value="-0.0865399239543726" calcext:value-type="float">
            <text:p>-0,08653992</text:p>
          </table:table-cell>
          <table:table-cell table:formula="of:=[.B26]*[.B$13]+[.C26]*[.C$13]+[.E26]*[.E$13]+[.F26]*[.F$13]+[.G26]*[.G$13]+[.I26]*[.I$13]+[.J26]*[.J$13]+[.K26]*[.K$13]+[.L26]*[.L$13]+[.D26]*[.D$13]+[.O26]*[.O$13] + [.M26]*[.M$13]" office:value-type="float" office:value="4.07252091255387" calcext:value-type="float">
            <text:p>4,07252091255387</text:p>
          </table:table-cell>
          <table:table-cell table:formula="of:=ctitrant*[.A26] * 5" office:value-type="float" office:value="0.03" calcext:value-type="float">
            <text:p>0,03</text:p>
          </table:table-cell>
        </table:table-row>
        <table:table-row table:style-name="ro1">
          <table:table-cell table:formula="of:=[.A26]+dV" office:value-type="float" office:value="0.7" calcext:value-type="float">
            <text:p>0,70000000</text:p>
          </table:table-cell>
          <table:table-cell office:value-type="float" office:value="0" calcext:value-type="float">
            <text:p>0,00000000</text:p>
          </table:table-cell>
          <table:table-cell table:formula="of:=IF([.E27]&gt;0;0;ctitrant*[.A27]-no_reactif/5)/(Vt+[.A27])" office:value-type="float" office:value="0" calcext:value-type="float">
            <text:p>0,00000000</text:p>
          </table:table-cell>
          <table:table-cell table:formula="of:=(-[.Q27]+SQRT([.Q27]*[.Q27]+0.00000000000004))/2" office:value-type="float" office:value="0.086223908918522" calcext:value-type="float">
            <text:p>8,622E-02</text:p>
          </table:table-cell>
          <table:table-cell table:formula="of:=MAX(0;no_reactif-ctitrant*[.A27]*5)/(Vt+[.A27])" office:value-type="float" office:value="0.00313092979127135" calcext:value-type="float">
            <text:p>0,00313093</text:p>
          </table:table-cell>
          <table:table-cell table:formula="of:=no_ptitre/(Vt+[.A27])" office:value-type="float" office:value="0.00189753320683112" calcext:value-type="float">
            <text:p>0,00189753</text:p>
          </table:table-cell>
          <table:table-cell table:formula="of:=IF([.E27]&gt;0;ctitrant*[.A27];no_titrant*1)/(Vt+[.A27])" office:value-type="float" office:value="0.000132827324478178" calcext:value-type="float">
            <text:p>0,00013283</text:p>
          </table:table-cell>
          <table:table-cell/>
          <table:table-cell table:formula="of:=MIN(c_reac*v_reac;no_preactif + ctitrant*[.A27]*5)/(Vt+[.A27])" office:value-type="float" office:value="0.00635673624288425" calcext:value-type="float">
            <text:p>0,00635674</text:p>
          </table:table-cell>
          <table:table-cell table:formula="of:=no_stitre/(Vt+[.A27])" office:value-type="float" office:value="0.00094876660341556" calcext:value-type="float">
            <text:p>0,00094877</text:p>
          </table:table-cell>
          <table:table-cell table:formula="of:=ctitrant*[.A27]*1/(Vt+[.A27])" office:value-type="float" office:value="0.000132827324478178" calcext:value-type="float">
            <text:p>0,00013283</text:p>
          </table:table-cell>
          <table:table-cell table:formula="of:=no_sexc/(Vt+[.A27])" office:value-type="float" office:value="0.094876660341556" calcext:value-type="float">
            <text:p>0,09487666</text:p>
          </table:table-cell>
          <table:table-cell table:formula="of:=no_sreactif/(Vt+[.A27])" office:value-type="float" office:value="0.0189753320683112" calcext:value-type="float">
            <text:p>0,01897533</text:p>
          </table:table-cell>
          <table:table-cell table:formula="of:=[.D27]" office:value-type="float" office:value="0.086223908918522" calcext:value-type="float">
            <text:p>8,622E-02</text:p>
          </table:table-cell>
          <table:table-cell table:formula="of:=0.00000000000001/[.D27]" office:value-type="float" office:value="0.0000000000001159771126759" calcext:value-type="float">
            <text:p>1,16E-13</text:p>
          </table:table-cell>
          <table:table-cell table:formula="of:=-LOG([.D27])" office:value-type="float" office:value="1.064372292509" calcext:value-type="float">
            <text:p>1,06437229</text:p>
          </table:table-cell>
          <table:table-cell table:formula="of:=-[.B27] - [.C27] + 2*[.E27] + 2*[.G27] + 3*[.I27] + 2*[.J27] + [.K27] - [.L27] - [.M27]" office:value-type="float" office:value="-0.0862239089184061" calcext:value-type="float">
            <text:p>-0,08622391</text:p>
          </table:table-cell>
          <table:table-cell table:formula="of:=[.B27]*[.B$13]+[.C27]*[.C$13]+[.E27]*[.E$13]+[.F27]*[.F$13]+[.G27]*[.G$13]+[.I27]*[.I$13]+[.J27]*[.J$13]+[.K27]*[.K$13]+[.L27]*[.L$13]+[.D27]*[.D$13]+[.O27]*[.O$13] + [.M27]*[.M$13]" office:value-type="float" office:value="4.06074383302344" calcext:value-type="float">
            <text:p>4,06074383302344</text:p>
          </table:table-cell>
          <table:table-cell table:formula="of:=ctitrant*[.A27] * 5" office:value-type="float" office:value="0.035" calcext:value-type="float">
            <text:p>0,035</text:p>
          </table:table-cell>
        </table:table-row>
        <table:table-row table:style-name="ro1">
          <table:table-cell table:formula="of:=[.A27]+dV" office:value-type="float" office:value="0.8" calcext:value-type="float">
            <text:p>0,80000000</text:p>
          </table:table-cell>
          <table:table-cell office:value-type="float" office:value="0" calcext:value-type="float">
            <text:p>0,00000000</text:p>
          </table:table-cell>
          <table:table-cell table:formula="of:=IF([.E28]&gt;0;0;ctitrant*[.A28]-no_reactif/5)/(Vt+[.A28])" office:value-type="float" office:value="0" calcext:value-type="float">
            <text:p>0,00000000</text:p>
          </table:table-cell>
          <table:table-cell table:formula="of:=(-[.Q28]+SQRT([.Q28]*[.Q28]+0.00000000000004))/2" office:value-type="float" office:value="0.0859090909092073" calcext:value-type="float">
            <text:p>8,591E-02</text:p>
          </table:table-cell>
          <table:table-cell table:formula="of:=MAX(0;no_reactif-ctitrant*[.A28]*5)/(Vt+[.A28])" office:value-type="float" office:value="0.00303030303030303" calcext:value-type="float">
            <text:p>0,00303030</text:p>
          </table:table-cell>
          <table:table-cell table:formula="of:=no_ptitre/(Vt+[.A28])" office:value-type="float" office:value="0.00189393939393939" calcext:value-type="float">
            <text:p>0,00189394</text:p>
          </table:table-cell>
          <table:table-cell table:formula="of:=IF([.E28]&gt;0;ctitrant*[.A28];no_titrant*1)/(Vt+[.A28])" office:value-type="float" office:value="0.000151515151515152" calcext:value-type="float">
            <text:p>0,00015152</text:p>
          </table:table-cell>
          <table:table-cell/>
          <table:table-cell table:formula="of:=MIN(c_reac*v_reac;no_preactif + ctitrant*[.A28]*5)/(Vt+[.A28])" office:value-type="float" office:value="0.00643939393939394" calcext:value-type="float">
            <text:p>0,00643939</text:p>
          </table:table-cell>
          <table:table-cell table:formula="of:=no_stitre/(Vt+[.A28])" office:value-type="float" office:value="0.000946969696969697" calcext:value-type="float">
            <text:p>0,00094697</text:p>
          </table:table-cell>
          <table:table-cell table:formula="of:=ctitrant*[.A28]*1/(Vt+[.A28])" office:value-type="float" office:value="0.000151515151515152" calcext:value-type="float">
            <text:p>0,00015152</text:p>
          </table:table-cell>
          <table:table-cell table:formula="of:=no_sexc/(Vt+[.A28])" office:value-type="float" office:value="0.0946969696969697" calcext:value-type="float">
            <text:p>0,09469697</text:p>
          </table:table-cell>
          <table:table-cell table:formula="of:=no_sreactif/(Vt+[.A28])" office:value-type="float" office:value="0.0189393939393939" calcext:value-type="float">
            <text:p>0,01893939</text:p>
          </table:table-cell>
          <table:table-cell table:formula="of:=[.D28]" office:value-type="float" office:value="0.0859090909092073" calcext:value-type="float">
            <text:p>8,591E-02</text:p>
          </table:table-cell>
          <table:table-cell table:formula="of:=0.00000000000001/[.D28]" office:value-type="float" office:value="0.000000000000116402116401959" calcext:value-type="float">
            <text:p>1,16E-13</text:p>
          </table:table-cell>
          <table:table-cell table:formula="of:=-LOG([.D28])" office:value-type="float" office:value="1.06596087664837" calcext:value-type="float">
            <text:p>1,06596088</text:p>
          </table:table-cell>
          <table:table-cell table:formula="of:=-[.B28] - [.C28] + 2*[.E28] + 2*[.G28] + 3*[.I28] + 2*[.J28] + [.K28] - [.L28] - [.M28]" office:value-type="float" office:value="-0.0859090909090909" calcext:value-type="float">
            <text:p>-0,08590909</text:p>
          </table:table-cell>
          <table:table-cell table:formula="of:=[.B28]*[.B$13]+[.C28]*[.C$13]+[.E28]*[.E$13]+[.F28]*[.F$13]+[.G28]*[.G$13]+[.I28]*[.I$13]+[.J28]*[.J$13]+[.K28]*[.K$13]+[.L28]*[.L$13]+[.D28]*[.D$13]+[.O28]*[.O$13] + [.M28]*[.M$13]" office:value-type="float" office:value="4.04901136364275" calcext:value-type="float">
            <text:p>4,04901136364275</text:p>
          </table:table-cell>
          <table:table-cell table:formula="of:=ctitrant*[.A28] * 5" office:value-type="float" office:value="0.04" calcext:value-type="float">
            <text:p>0,04</text:p>
          </table:table-cell>
        </table:table-row>
        <table:table-row table:style-name="ro1">
          <table:table-cell table:formula="of:=[.A28]+dV" office:value-type="float" office:value="0.9" calcext:value-type="float">
            <text:p>0,90000000</text:p>
          </table:table-cell>
          <table:table-cell office:value-type="float" office:value="0" calcext:value-type="float">
            <text:p>0,00000000</text:p>
          </table:table-cell>
          <table:table-cell table:formula="of:=IF([.E29]&gt;0;0;ctitrant*[.A29]-no_reactif/5)/(Vt+[.A29])" office:value-type="float" office:value="0" calcext:value-type="float">
            <text:p>0,00000000</text:p>
          </table:table-cell>
          <table:table-cell table:formula="of:=(-[.Q29]+SQRT([.Q29]*[.Q29]+0.00000000000004))/2" office:value-type="float" office:value="0.0855954631381131" calcext:value-type="float">
            <text:p>8,560E-02</text:p>
          </table:table-cell>
          <table:table-cell table:formula="of:=MAX(0;no_reactif-ctitrant*[.A29]*5)/(Vt+[.A29])" office:value-type="float" office:value="0.00293005671077505" calcext:value-type="float">
            <text:p>0,00293006</text:p>
          </table:table-cell>
          <table:table-cell table:formula="of:=no_ptitre/(Vt+[.A29])" office:value-type="float" office:value="0.00189035916824197" calcext:value-type="float">
            <text:p>0,00189036</text:p>
          </table:table-cell>
          <table:table-cell table:formula="of:=IF([.E29]&gt;0;ctitrant*[.A29];no_titrant*1)/(Vt+[.A29])" office:value-type="float" office:value="0.000170132325141777" calcext:value-type="float">
            <text:p>0,00017013</text:p>
          </table:table-cell>
          <table:table-cell/>
          <table:table-cell table:formula="of:=MIN(c_reac*v_reac;no_preactif + ctitrant*[.A29]*5)/(Vt+[.A29])" office:value-type="float" office:value="0.00652173913043478" calcext:value-type="float">
            <text:p>0,00652174</text:p>
          </table:table-cell>
          <table:table-cell table:formula="of:=no_stitre/(Vt+[.A29])" office:value-type="float" office:value="0.000945179584120983" calcext:value-type="float">
            <text:p>0,00094518</text:p>
          </table:table-cell>
          <table:table-cell table:formula="of:=ctitrant*[.A29]*1/(Vt+[.A29])" office:value-type="float" office:value="0.000170132325141777" calcext:value-type="float">
            <text:p>0,00017013</text:p>
          </table:table-cell>
          <table:table-cell table:formula="of:=no_sexc/(Vt+[.A29])" office:value-type="float" office:value="0.0945179584120983" calcext:value-type="float">
            <text:p>0,09451796</text:p>
          </table:table-cell>
          <table:table-cell table:formula="of:=no_sreactif/(Vt+[.A29])" office:value-type="float" office:value="0.0189035916824197" calcext:value-type="float">
            <text:p>0,01890359</text:p>
          </table:table-cell>
          <table:table-cell table:formula="of:=[.D29]" office:value-type="float" office:value="0.0855954631381131" calcext:value-type="float">
            <text:p>8,560E-02</text:p>
          </table:table-cell>
          <table:table-cell table:formula="of:=0.00000000000001/[.D29]" office:value-type="float" office:value="0.000000000000116828621907968" calcext:value-type="float">
            <text:p>1,17E-13</text:p>
          </table:table-cell>
          <table:table-cell table:formula="of:=-LOG([.D29])" office:value-type="float" office:value="1.06754925385438" calcext:value-type="float">
            <text:p>1,06754925</text:p>
          </table:table-cell>
          <table:table-cell table:formula="of:=-[.B29] - [.C29] + 2*[.E29] + 2*[.G29] + 3*[.I29] + 2*[.J29] + [.K29] - [.L29] - [.M29]" office:value-type="float" office:value="-0.0855954631379962" calcext:value-type="float">
            <text:p>-0,08559546</text:p>
          </table:table-cell>
          <table:table-cell table:formula="of:=[.B29]*[.B$13]+[.C29]*[.C$13]+[.E29]*[.E$13]+[.F29]*[.F$13]+[.G29]*[.G$13]+[.I29]*[.I$13]+[.J29]*[.J$13]+[.K29]*[.K$13]+[.L29]*[.L$13]+[.D29]*[.D$13]+[.O29]*[.O$13] + [.M29]*[.M$13]" office:value-type="float" office:value="4.03732325142419" calcext:value-type="float">
            <text:p>4,03732325142419</text:p>
          </table:table-cell>
          <table:table-cell table:formula="of:=ctitrant*[.A29] * 5" office:value-type="float" office:value="0.045" calcext:value-type="float">
            <text:p>0,045</text:p>
          </table:table-cell>
        </table:table-row>
        <table:table-row table:style-name="ro1">
          <table:table-cell table:formula="of:=[.A29]+dV" office:value-type="float" office:value="1" calcext:value-type="float">
            <text:p>1,00000000</text:p>
          </table:table-cell>
          <table:table-cell office:value-type="float" office:value="0" calcext:value-type="float">
            <text:p>0,00000000</text:p>
          </table:table-cell>
          <table:table-cell table:formula="of:=IF([.E30]&gt;0;0;ctitrant*[.A30]-no_reactif/5)/(Vt+[.A30])" office:value-type="float" office:value="0" calcext:value-type="float">
            <text:p>0,00000000</text:p>
          </table:table-cell>
          <table:table-cell table:formula="of:=(-[.Q30]+SQRT([.Q30]*[.Q30]+0.00000000000004))/2" office:value-type="float" office:value="0.0852830188680418" calcext:value-type="float">
            <text:p>8,528E-02</text:p>
          </table:table-cell>
          <table:table-cell table:formula="of:=MAX(0;no_reactif-ctitrant*[.A30]*5)/(Vt+[.A30])" office:value-type="float" office:value="0.00283018867924528" calcext:value-type="float">
            <text:p>0,00283019</text:p>
          </table:table-cell>
          <table:table-cell table:formula="of:=no_ptitre/(Vt+[.A30])" office:value-type="float" office:value="0.00188679245283019" calcext:value-type="float">
            <text:p>0,00188679</text:p>
          </table:table-cell>
          <table:table-cell table:formula="of:=IF([.E30]&gt;0;ctitrant*[.A30];no_titrant*1)/(Vt+[.A30])" office:value-type="float" office:value="0.000188679245283019" calcext:value-type="float">
            <text:p>0,00018868</text:p>
          </table:table-cell>
          <table:table-cell/>
          <table:table-cell table:formula="of:=MIN(c_reac*v_reac;no_preactif + ctitrant*[.A30]*5)/(Vt+[.A30])" office:value-type="float" office:value="0.00660377358490566" calcext:value-type="float">
            <text:p>0,00660377</text:p>
          </table:table-cell>
          <table:table-cell table:formula="of:=no_stitre/(Vt+[.A30])" office:value-type="float" office:value="0.000943396226415094" calcext:value-type="float">
            <text:p>0,00094340</text:p>
          </table:table-cell>
          <table:table-cell table:formula="of:=ctitrant*[.A30]*1/(Vt+[.A30])" office:value-type="float" office:value="0.000188679245283019" calcext:value-type="float">
            <text:p>0,00018868</text:p>
          </table:table-cell>
          <table:table-cell table:formula="of:=no_sexc/(Vt+[.A30])" office:value-type="float" office:value="0.0943396226415094" calcext:value-type="float">
            <text:p>0,09433962</text:p>
          </table:table-cell>
          <table:table-cell table:formula="of:=no_sreactif/(Vt+[.A30])" office:value-type="float" office:value="0.0188679245283019" calcext:value-type="float">
            <text:p>0,01886792</text:p>
          </table:table-cell>
          <table:table-cell table:formula="of:=[.D30]" office:value-type="float" office:value="0.0852830188680418" calcext:value-type="float">
            <text:p>8,528E-02</text:p>
          </table:table-cell>
          <table:table-cell table:formula="of:=0.00000000000001/[.D30]" office:value-type="float" office:value="0.00000000000011725663716798" calcext:value-type="float">
            <text:p>1,17E-13</text:p>
          </table:table-cell>
          <table:table-cell table:formula="of:=-LOG([.D30])" office:value-type="float" office:value="1.06913743478881" calcext:value-type="float">
            <text:p>1,06913743</text:p>
          </table:table-cell>
          <table:table-cell table:formula="of:=-[.B30] - [.C30] + 2*[.E30] + 2*[.G30] + 3*[.I30] + 2*[.J30] + [.K30] - [.L30] - [.M30]" office:value-type="float" office:value="-0.0852830188679245" calcext:value-type="float">
            <text:p>-0,08528302</text:p>
          </table:table-cell>
          <table:table-cell table:formula="of:=[.B30]*[.B$13]+[.C30]*[.C$13]+[.E30]*[.E$13]+[.F30]*[.F$13]+[.G30]*[.G$13]+[.I30]*[.I$13]+[.J30]*[.J$13]+[.K30]*[.K$13]+[.L30]*[.L$13]+[.D30]*[.D$13]+[.O30]*[.O$13] + [.M30]*[.M$13]" office:value-type="float" office:value="4.02567924528946" calcext:value-type="float">
            <text:p>4,02567924528946</text:p>
          </table:table-cell>
          <table:table-cell table:formula="of:=ctitrant*[.A30] * 5" office:value-type="float" office:value="0.05" calcext:value-type="float">
            <text:p>0,05</text:p>
          </table:table-cell>
        </table:table-row>
        <table:table-row table:style-name="ro1">
          <table:table-cell table:formula="of:=[.A30]+dV" office:value-type="float" office:value="1.1" calcext:value-type="float">
            <text:p>1,10000000</text:p>
          </table:table-cell>
          <table:table-cell office:value-type="float" office:value="0" calcext:value-type="float">
            <text:p>0,00000000</text:p>
          </table:table-cell>
          <table:table-cell table:formula="of:=IF([.E31]&gt;0;0;ctitrant*[.A31]-no_reactif/5)/(Vt+[.A31])" office:value-type="float" office:value="0" calcext:value-type="float">
            <text:p>0,00000000</text:p>
          </table:table-cell>
          <table:table-cell table:formula="of:=(-[.Q31]+SQRT([.Q31]*[.Q31]+0.00000000000004))/2" office:value-type="float" office:value="0.0849717514125471" calcext:value-type="float">
            <text:p>8,497E-02</text:p>
          </table:table-cell>
          <table:table-cell table:formula="of:=MAX(0;no_reactif-ctitrant*[.A31]*5)/(Vt+[.A31])" office:value-type="float" office:value="0.00273069679849341" calcext:value-type="float">
            <text:p>0,00273070</text:p>
          </table:table-cell>
          <table:table-cell table:formula="of:=no_ptitre/(Vt+[.A31])" office:value-type="float" office:value="0.00188323917137476" calcext:value-type="float">
            <text:p>0,00188324</text:p>
          </table:table-cell>
          <table:table-cell table:formula="of:=IF([.E31]&gt;0;ctitrant*[.A31];no_titrant*1)/(Vt+[.A31])" office:value-type="float" office:value="0.000207156308851224" calcext:value-type="float">
            <text:p>0,00020716</text:p>
          </table:table-cell>
          <table:table-cell/>
          <table:table-cell table:formula="of:=MIN(c_reac*v_reac;no_preactif + ctitrant*[.A31]*5)/(Vt+[.A31])" office:value-type="float" office:value="0.00668549905838042" calcext:value-type="float">
            <text:p>0,00668550</text:p>
          </table:table-cell>
          <table:table-cell table:formula="of:=no_stitre/(Vt+[.A31])" office:value-type="float" office:value="0.000941619585687382" calcext:value-type="float">
            <text:p>0,00094162</text:p>
          </table:table-cell>
          <table:table-cell table:formula="of:=ctitrant*[.A31]*1/(Vt+[.A31])" office:value-type="float" office:value="0.000207156308851224" calcext:value-type="float">
            <text:p>0,00020716</text:p>
          </table:table-cell>
          <table:table-cell table:formula="of:=no_sexc/(Vt+[.A31])" office:value-type="float" office:value="0.0941619585687382" calcext:value-type="float">
            <text:p>0,09416196</text:p>
          </table:table-cell>
          <table:table-cell table:formula="of:=no_sreactif/(Vt+[.A31])" office:value-type="float" office:value="0.0188323917137476" calcext:value-type="float">
            <text:p>0,01883239</text:p>
          </table:table-cell>
          <table:table-cell table:formula="of:=[.D31]" office:value-type="float" office:value="0.0849717514125471" calcext:value-type="float">
            <text:p>8,497E-02</text:p>
          </table:table-cell>
          <table:table-cell table:formula="of:=0.00000000000001/[.D31]" office:value-type="float" office:value="0.000000000000117686170212603" calcext:value-type="float">
            <text:p>1,18E-13</text:p>
          </table:table-cell>
          <table:table-cell table:formula="of:=-LOG([.D31])" office:value-type="float" office:value="1.07072543010558" calcext:value-type="float">
            <text:p>1,07072543</text:p>
          </table:table-cell>
          <table:table-cell table:formula="of:=-[.B31] - [.C31] + 2*[.E31] + 2*[.G31] + 3*[.I31] + 2*[.J31] + [.K31] - [.L31] - [.M31]" office:value-type="float" office:value="-0.0849717514124294" calcext:value-type="float">
            <text:p>-0,08497175</text:p>
          </table:table-cell>
          <table:table-cell table:formula="of:=[.B31]*[.B$13]+[.C31]*[.C$13]+[.E31]*[.E$13]+[.F31]*[.F$13]+[.G31]*[.G$13]+[.I31]*[.I$13]+[.J31]*[.J$13]+[.K31]*[.K$13]+[.L31]*[.L$13]+[.D31]*[.D$13]+[.O31]*[.O$13] + [.M31]*[.M$13]" office:value-type="float" office:value="4.01407909605166" calcext:value-type="float">
            <text:p>4,01407909605166</text:p>
          </table:table-cell>
          <table:table-cell table:formula="of:=ctitrant*[.A31] * 5" office:value-type="float" office:value="0.055" calcext:value-type="float">
            <text:p>0,055</text:p>
          </table:table-cell>
        </table:table-row>
        <table:table-row table:style-name="ro1">
          <table:table-cell table:formula="of:=[.A31]+dV" office:value-type="float" office:value="1.2" calcext:value-type="float">
            <text:p>1,20000000</text:p>
          </table:table-cell>
          <table:table-cell office:value-type="float" office:value="0" calcext:value-type="float">
            <text:p>0,00000000</text:p>
          </table:table-cell>
          <table:table-cell table:formula="of:=IF([.E32]&gt;0;0;ctitrant*[.A32]-no_reactif/5)/(Vt+[.A32])" office:value-type="float" office:value="0" calcext:value-type="float">
            <text:p>0,00000000</text:p>
          </table:table-cell>
          <table:table-cell table:formula="of:=(-[.Q32]+SQRT([.Q32]*[.Q32]+0.00000000000004))/2" office:value-type="float" office:value="0.0846616541354565" calcext:value-type="float">
            <text:p>8,466E-02</text:p>
          </table:table-cell>
          <table:table-cell table:formula="of:=MAX(0;no_reactif-ctitrant*[.A32]*5)/(Vt+[.A32])" office:value-type="float" office:value="0.00263157894736842" calcext:value-type="float">
            <text:p>0,00263158</text:p>
          </table:table-cell>
          <table:table-cell table:formula="of:=no_ptitre/(Vt+[.A32])" office:value-type="float" office:value="0.0018796992481203" calcext:value-type="float">
            <text:p>0,00187970</text:p>
          </table:table-cell>
          <table:table-cell table:formula="of:=IF([.E32]&gt;0;ctitrant*[.A32];no_titrant*1)/(Vt+[.A32])" office:value-type="float" office:value="0.000225563909774436" calcext:value-type="float">
            <text:p>0,00022556</text:p>
          </table:table-cell>
          <table:table-cell/>
          <table:table-cell table:formula="of:=MIN(c_reac*v_reac;no_preactif + ctitrant*[.A32]*5)/(Vt+[.A32])" office:value-type="float" office:value="0.00676691729323308" calcext:value-type="float">
            <text:p>0,00676692</text:p>
          </table:table-cell>
          <table:table-cell table:formula="of:=no_stitre/(Vt+[.A32])" office:value-type="float" office:value="0.00093984962406015" calcext:value-type="float">
            <text:p>0,00093985</text:p>
          </table:table-cell>
          <table:table-cell table:formula="of:=ctitrant*[.A32]*1/(Vt+[.A32])" office:value-type="float" office:value="0.000225563909774436" calcext:value-type="float">
            <text:p>0,00022556</text:p>
          </table:table-cell>
          <table:table-cell table:formula="of:=no_sexc/(Vt+[.A32])" office:value-type="float" office:value="0.093984962406015" calcext:value-type="float">
            <text:p>0,09398496</text:p>
          </table:table-cell>
          <table:table-cell table:formula="of:=no_sreactif/(Vt+[.A32])" office:value-type="float" office:value="0.018796992481203" calcext:value-type="float">
            <text:p>0,01879699</text:p>
          </table:table-cell>
          <table:table-cell table:formula="of:=[.D32]" office:value-type="float" office:value="0.0846616541354565" calcext:value-type="float">
            <text:p>8,466E-02</text:p>
          </table:table-cell>
          <table:table-cell table:formula="of:=0.00000000000001/[.D32]" office:value-type="float" office:value="0.000000000000118117229129498" calcext:value-type="float">
            <text:p>1,18E-13</text:p>
          </table:table-cell>
          <table:table-cell table:formula="of:=-LOG([.D32])" office:value-type="float" office:value="1.07231325045115" calcext:value-type="float">
            <text:p>1,07231325</text:p>
          </table:table-cell>
          <table:table-cell table:formula="of:=-[.B32] - [.C32] + 2*[.E32] + 2*[.G32] + 3*[.I32] + 2*[.J32] + [.K32] - [.L32] - [.M32]" office:value-type="float" office:value="-0.0846616541353383" calcext:value-type="float">
            <text:p>-0,08466165</text:p>
          </table:table-cell>
          <table:table-cell table:formula="of:=[.B32]*[.B$13]+[.C32]*[.C$13]+[.E32]*[.E$13]+[.F32]*[.F$13]+[.G32]*[.G$13]+[.I32]*[.I$13]+[.J32]*[.J$13]+[.K32]*[.K$13]+[.L32]*[.L$13]+[.D32]*[.D$13]+[.O32]*[.O$13] + [.M32]*[.M$13]" office:value-type="float" office:value="4.00252255639746" calcext:value-type="float">
            <text:p>4,00252255639746</text:p>
          </table:table-cell>
          <table:table-cell table:formula="of:=ctitrant*[.A32] * 5" office:value-type="float" office:value="0.06" calcext:value-type="float">
            <text:p>0,06</text:p>
          </table:table-cell>
        </table:table-row>
        <table:table-row table:style-name="ro1">
          <table:table-cell table:formula="of:=[.A32]+dV" office:value-type="float" office:value="1.3" calcext:value-type="float">
            <text:p>1,30000000</text:p>
          </table:table-cell>
          <table:table-cell office:value-type="float" office:value="0" calcext:value-type="float">
            <text:p>0,00000000</text:p>
          </table:table-cell>
          <table:table-cell table:formula="of:=IF([.E33]&gt;0;0;ctitrant*[.A33]-no_reactif/5)/(Vt+[.A33])" office:value-type="float" office:value="0" calcext:value-type="float">
            <text:p>0,00000000</text:p>
          </table:table-cell>
          <table:table-cell table:formula="of:=(-[.Q33]+SQRT([.Q33]*[.Q33]+0.00000000000004))/2" office:value-type="float" office:value="0.0843527204504" calcext:value-type="float">
            <text:p>8,435E-02</text:p>
          </table:table-cell>
          <table:table-cell table:formula="of:=MAX(0;no_reactif-ctitrant*[.A33]*5)/(Vt+[.A33])" office:value-type="float" office:value="0.0025328330206379" calcext:value-type="float">
            <text:p>0,00253283</text:p>
          </table:table-cell>
          <table:table-cell table:formula="of:=no_ptitre/(Vt+[.A33])" office:value-type="float" office:value="0.00187617260787993" calcext:value-type="float">
            <text:p>0,00187617</text:p>
          </table:table-cell>
          <table:table-cell table:formula="of:=IF([.E33]&gt;0;ctitrant*[.A33];no_titrant*1)/(Vt+[.A33])" office:value-type="float" office:value="0.00024390243902439" calcext:value-type="float">
            <text:p>0,00024390</text:p>
          </table:table-cell>
          <table:table-cell/>
          <table:table-cell table:formula="of:=MIN(c_reac*v_reac;no_preactif + ctitrant*[.A33]*5)/(Vt+[.A33])" office:value-type="float" office:value="0.00684803001876173" calcext:value-type="float">
            <text:p>0,00684803</text:p>
          </table:table-cell>
          <table:table-cell table:formula="of:=no_stitre/(Vt+[.A33])" office:value-type="float" office:value="0.000938086303939962" calcext:value-type="float">
            <text:p>0,00093809</text:p>
          </table:table-cell>
          <table:table-cell table:formula="of:=ctitrant*[.A33]*1/(Vt+[.A33])" office:value-type="float" office:value="0.00024390243902439" calcext:value-type="float">
            <text:p>0,00024390</text:p>
          </table:table-cell>
          <table:table-cell table:formula="of:=no_sexc/(Vt+[.A33])" office:value-type="float" office:value="0.0938086303939962" calcext:value-type="float">
            <text:p>0,09380863</text:p>
          </table:table-cell>
          <table:table-cell table:formula="of:=no_sreactif/(Vt+[.A33])" office:value-type="float" office:value="0.0187617260787993" calcext:value-type="float">
            <text:p>0,01876173</text:p>
          </table:table-cell>
          <table:table-cell table:formula="of:=[.D33]" office:value-type="float" office:value="0.0843527204504" calcext:value-type="float">
            <text:p>8,435E-02</text:p>
          </table:table-cell>
          <table:table-cell table:formula="of:=0.00000000000001/[.D33]" office:value-type="float" office:value="0.00000000000011854982206389" calcext:value-type="float">
            <text:p>1,19E-13</text:p>
          </table:table-cell>
          <table:table-cell table:formula="of:=-LOG([.D33])" office:value-type="float" office:value="1.07390090646496" calcext:value-type="float">
            <text:p>1,07390091</text:p>
          </table:table-cell>
          <table:table-cell table:formula="of:=-[.B33] - [.C33] + 2*[.E33] + 2*[.G33] + 3*[.I33] + 2*[.J33] + [.K33] - [.L33] - [.M33]" office:value-type="float" office:value="-0.0843527204502814" calcext:value-type="float">
            <text:p>-0,08435272</text:p>
          </table:table-cell>
          <table:table-cell table:formula="of:=[.B33]*[.B$13]+[.C33]*[.C$13]+[.E33]*[.E$13]+[.F33]*[.F$13]+[.G33]*[.G$13]+[.I33]*[.I$13]+[.J33]*[.J$13]+[.K33]*[.K$13]+[.L33]*[.L$13]+[.D33]*[.D$13]+[.O33]*[.O$13] + [.M33]*[.M$13]" office:value-type="float" office:value="3.99100938086955" calcext:value-type="float">
            <text:p>3,99100938086955</text:p>
          </table:table-cell>
          <table:table-cell table:formula="of:=ctitrant*[.A33] * 5" office:value-type="float" office:value="0.065" calcext:value-type="float">
            <text:p>0,065</text:p>
          </table:table-cell>
        </table:table-row>
        <table:table-row table:style-name="ro1">
          <table:table-cell table:formula="of:=[.A33]+dV" office:value-type="float" office:value="1.4" calcext:value-type="float">
            <text:p>1,40000000</text:p>
          </table:table-cell>
          <table:table-cell office:value-type="float" office:value="0" calcext:value-type="float">
            <text:p>0,00000000</text:p>
          </table:table-cell>
          <table:table-cell table:formula="of:=IF([.E34]&gt;0;0;ctitrant*[.A34]-no_reactif/5)/(Vt+[.A34])" office:value-type="float" office:value="0" calcext:value-type="float">
            <text:p>0,00000000</text:p>
          </table:table-cell>
          <table:table-cell table:formula="of:=(-[.Q34]+SQRT([.Q34]*[.Q34]+0.00000000000004))/2" office:value-type="float" office:value="0.0840449438203437" calcext:value-type="float">
            <text:p>8,404E-02</text:p>
          </table:table-cell>
          <table:table-cell table:formula="of:=MAX(0;no_reactif-ctitrant*[.A34]*5)/(Vt+[.A34])" office:value-type="float" office:value="0.00243445692883895" calcext:value-type="float">
            <text:p>0,00243446</text:p>
          </table:table-cell>
          <table:table-cell table:formula="of:=no_ptitre/(Vt+[.A34])" office:value-type="float" office:value="0.00187265917602996" calcext:value-type="float">
            <text:p>0,00187266</text:p>
          </table:table-cell>
          <table:table-cell table:formula="of:=IF([.E34]&gt;0;ctitrant*[.A34];no_titrant*1)/(Vt+[.A34])" office:value-type="float" office:value="0.000262172284644195" calcext:value-type="float">
            <text:p>0,00026217</text:p>
          </table:table-cell>
          <table:table-cell/>
          <table:table-cell table:formula="of:=MIN(c_reac*v_reac;no_preactif + ctitrant*[.A34]*5)/(Vt+[.A34])" office:value-type="float" office:value="0.00692883895131086" calcext:value-type="float">
            <text:p>0,00692884</text:p>
          </table:table-cell>
          <table:table-cell table:formula="of:=no_stitre/(Vt+[.A34])" office:value-type="float" office:value="0.000936329588014981" calcext:value-type="float">
            <text:p>0,00093633</text:p>
          </table:table-cell>
          <table:table-cell table:formula="of:=ctitrant*[.A34]*1/(Vt+[.A34])" office:value-type="float" office:value="0.000262172284644195" calcext:value-type="float">
            <text:p>0,00026217</text:p>
          </table:table-cell>
          <table:table-cell table:formula="of:=no_sexc/(Vt+[.A34])" office:value-type="float" office:value="0.0936329588014981" calcext:value-type="float">
            <text:p>0,09363296</text:p>
          </table:table-cell>
          <table:table-cell table:formula="of:=no_sreactif/(Vt+[.A34])" office:value-type="float" office:value="0.0187265917602996" calcext:value-type="float">
            <text:p>0,01872659</text:p>
          </table:table-cell>
          <table:table-cell table:formula="of:=[.D34]" office:value-type="float" office:value="0.0840449438203437" calcext:value-type="float">
            <text:p>8,404E-02</text:p>
          </table:table-cell>
          <table:table-cell table:formula="of:=0.00000000000001/[.D34]" office:value-type="float" office:value="0.000000000000118983957219083" calcext:value-type="float">
            <text:p>1,19E-13</text:p>
          </table:table-cell>
          <table:table-cell table:formula="of:=-LOG([.D34])" office:value-type="float" office:value="1.07548840877984" calcext:value-type="float">
            <text:p>1,07548841</text:p>
          </table:table-cell>
          <table:table-cell table:formula="of:=-[.B34] - [.C34] + 2*[.E34] + 2*[.G34] + 3*[.I34] + 2*[.J34] + [.K34] - [.L34] - [.M34]" office:value-type="float" office:value="-0.0840449438202247" calcext:value-type="float">
            <text:p>-0,08404494</text:p>
          </table:table-cell>
          <table:table-cell table:formula="of:=[.B34]*[.B$13]+[.C34]*[.C$13]+[.E34]*[.E$13]+[.F34]*[.F$13]+[.G34]*[.G$13]+[.I34]*[.I$13]+[.J34]*[.J$13]+[.K34]*[.K$13]+[.L34]*[.L$13]+[.D34]*[.D$13]+[.O34]*[.O$13] + [.M34]*[.M$13]" office:value-type="float" office:value="3.97953932584923" calcext:value-type="float">
            <text:p>3,97953932584923</text:p>
          </table:table-cell>
          <table:table-cell table:formula="of:=ctitrant*[.A34] * 5" office:value-type="float" office:value="0.07" calcext:value-type="float">
            <text:p>0,07</text:p>
          </table:table-cell>
        </table:table-row>
        <table:table-row table:style-name="ro1">
          <table:table-cell table:formula="of:=[.A34]+dV" office:value-type="float" office:value="1.5" calcext:value-type="float">
            <text:p>1,50000000</text:p>
          </table:table-cell>
          <table:table-cell office:value-type="float" office:value="0" calcext:value-type="float">
            <text:p>0,00000000</text:p>
          </table:table-cell>
          <table:table-cell table:formula="of:=IF([.E35]&gt;0;0;ctitrant*[.A35]-no_reactif/5)/(Vt+[.A35])" office:value-type="float" office:value="0" calcext:value-type="float">
            <text:p>0,00000000</text:p>
          </table:table-cell>
          <table:table-cell table:formula="of:=(-[.Q35]+SQRT([.Q35]*[.Q35]+0.00000000000004))/2" office:value-type="float" office:value="0.0837383177571288" calcext:value-type="float">
            <text:p>8,374E-02</text:p>
          </table:table-cell>
          <table:table-cell table:formula="of:=MAX(0;no_reactif-ctitrant*[.A35]*5)/(Vt+[.A35])" office:value-type="float" office:value="0.00233644859813084" calcext:value-type="float">
            <text:p>0,00233645</text:p>
          </table:table-cell>
          <table:table-cell table:formula="of:=no_ptitre/(Vt+[.A35])" office:value-type="float" office:value="0.00186915887850467" calcext:value-type="float">
            <text:p>0,00186916</text:p>
          </table:table-cell>
          <table:table-cell table:formula="of:=IF([.E35]&gt;0;ctitrant*[.A35];no_titrant*1)/(Vt+[.A35])" office:value-type="float" office:value="0.000280373831775701" calcext:value-type="float">
            <text:p>0,00028037</text:p>
          </table:table-cell>
          <table:table-cell/>
          <table:table-cell table:formula="of:=MIN(c_reac*v_reac;no_preactif + ctitrant*[.A35]*5)/(Vt+[.A35])" office:value-type="float" office:value="0.00700934579439252" calcext:value-type="float">
            <text:p>0,00700935</text:p>
          </table:table-cell>
          <table:table-cell table:formula="of:=no_stitre/(Vt+[.A35])" office:value-type="float" office:value="0.000934579439252336" calcext:value-type="float">
            <text:p>0,00093458</text:p>
          </table:table-cell>
          <table:table-cell table:formula="of:=ctitrant*[.A35]*1/(Vt+[.A35])" office:value-type="float" office:value="0.000280373831775701" calcext:value-type="float">
            <text:p>0,00028037</text:p>
          </table:table-cell>
          <table:table-cell table:formula="of:=no_sexc/(Vt+[.A35])" office:value-type="float" office:value="0.0934579439252336" calcext:value-type="float">
            <text:p>0,09345794</text:p>
          </table:table-cell>
          <table:table-cell table:formula="of:=no_sreactif/(Vt+[.A35])" office:value-type="float" office:value="0.0186915887850467" calcext:value-type="float">
            <text:p>0,01869159</text:p>
          </table:table-cell>
          <table:table-cell table:formula="of:=[.D35]" office:value-type="float" office:value="0.0837383177571288" calcext:value-type="float">
            <text:p>8,374E-02</text:p>
          </table:table-cell>
          <table:table-cell table:formula="of:=0.00000000000001/[.D35]" office:value-type="float" office:value="0.000000000000119419642856973" calcext:value-type="float">
            <text:p>1,19E-13</text:p>
          </table:table-cell>
          <table:table-cell table:formula="of:=-LOG([.D35])" office:value-type="float" office:value="1.07707576802247" calcext:value-type="float">
            <text:p>1,07707577</text:p>
          </table:table-cell>
          <table:table-cell table:formula="of:=-[.B35] - [.C35] + 2*[.E35] + 2*[.G35] + 3*[.I35] + 2*[.J35] + [.K35] - [.L35] - [.M35]" office:value-type="float" office:value="-0.0837383177570093" calcext:value-type="float">
            <text:p>-0,08373832</text:p>
          </table:table-cell>
          <table:table-cell table:formula="of:=[.B35]*[.B$13]+[.C35]*[.C$13]+[.E35]*[.E$13]+[.F35]*[.F$13]+[.G35]*[.G$13]+[.I35]*[.I$13]+[.J35]*[.J$13]+[.K35]*[.K$13]+[.L35]*[.L$13]+[.D35]*[.D$13]+[.O35]*[.O$13] + [.M35]*[.M$13]" office:value-type="float" office:value="3.96811214953927" calcext:value-type="float">
            <text:p>3,96811214953927</text:p>
          </table:table-cell>
          <table:table-cell table:formula="of:=ctitrant*[.A35] * 5" office:value-type="float" office:value="0.075" calcext:value-type="float">
            <text:p>0,075</text:p>
          </table:table-cell>
        </table:table-row>
        <table:table-row table:style-name="ro1">
          <table:table-cell table:formula="of:=[.A35]+dV" office:value-type="float" office:value="1.6" calcext:value-type="float">
            <text:p>1,60000000</text:p>
          </table:table-cell>
          <table:table-cell office:value-type="float" office:value="0" calcext:value-type="float">
            <text:p>0,00000000</text:p>
          </table:table-cell>
          <table:table-cell table:formula="of:=IF([.E36]&gt;0;0;ctitrant*[.A36]-no_reactif/5)/(Vt+[.A36])" office:value-type="float" office:value="0" calcext:value-type="float">
            <text:p>0,00000000</text:p>
          </table:table-cell>
          <table:table-cell table:formula="of:=(-[.Q36]+SQRT([.Q36]*[.Q36]+0.00000000000004))/2" office:value-type="float" office:value="0.0834328358210154" calcext:value-type="float">
            <text:p>8,343E-02</text:p>
          </table:table-cell>
          <table:table-cell table:formula="of:=MAX(0;no_reactif-ctitrant*[.A36]*5)/(Vt+[.A36])" office:value-type="float" office:value="0.00223880597014925" calcext:value-type="float">
            <text:p>0,00223881</text:p>
          </table:table-cell>
          <table:table-cell table:formula="of:=no_ptitre/(Vt+[.A36])" office:value-type="float" office:value="0.00186567164179104" calcext:value-type="float">
            <text:p>0,00186567</text:p>
          </table:table-cell>
          <table:table-cell table:formula="of:=IF([.E36]&gt;0;ctitrant*[.A36];no_titrant*1)/(Vt+[.A36])" office:value-type="float" office:value="0.000298507462686567" calcext:value-type="float">
            <text:p>0,00029851</text:p>
          </table:table-cell>
          <table:table-cell/>
          <table:table-cell table:formula="of:=MIN(c_reac*v_reac;no_preactif + ctitrant*[.A36]*5)/(Vt+[.A36])" office:value-type="float" office:value="0.00708955223880597" calcext:value-type="float">
            <text:p>0,00708955</text:p>
          </table:table-cell>
          <table:table-cell table:formula="of:=no_stitre/(Vt+[.A36])" office:value-type="float" office:value="0.000932835820895522" calcext:value-type="float">
            <text:p>0,00093284</text:p>
          </table:table-cell>
          <table:table-cell table:formula="of:=ctitrant*[.A36]*1/(Vt+[.A36])" office:value-type="float" office:value="0.000298507462686567" calcext:value-type="float">
            <text:p>0,00029851</text:p>
          </table:table-cell>
          <table:table-cell table:formula="of:=no_sexc/(Vt+[.A36])" office:value-type="float" office:value="0.0932835820895522" calcext:value-type="float">
            <text:p>0,09328358</text:p>
          </table:table-cell>
          <table:table-cell table:formula="of:=no_sreactif/(Vt+[.A36])" office:value-type="float" office:value="0.0186567164179104" calcext:value-type="float">
            <text:p>0,01865672</text:p>
          </table:table-cell>
          <table:table-cell table:formula="of:=[.D36]" office:value-type="float" office:value="0.0834328358210154" calcext:value-type="float">
            <text:p>8,343E-02</text:p>
          </table:table-cell>
          <table:table-cell table:formula="of:=0.00000000000001/[.D36]" office:value-type="float" office:value="0.000000000000119856887298576" calcext:value-type="float">
            <text:p>1,20E-13</text:p>
          </table:table-cell>
          <table:table-cell table:formula="of:=-LOG([.D36])" office:value-type="float" office:value="1.07866299481378" calcext:value-type="float">
            <text:p>1,07866299</text:p>
          </table:table-cell>
          <table:table-cell table:formula="of:=-[.B36] - [.C36] + 2*[.E36] + 2*[.G36] + 3*[.I36] + 2*[.J36] + [.K36] - [.L36] - [.M36]" office:value-type="float" office:value="-0.0834328358208955" calcext:value-type="float">
            <text:p>-0,08343284</text:p>
          </table:table-cell>
          <table:table-cell table:formula="of:=[.B36]*[.B$13]+[.C36]*[.C$13]+[.E36]*[.E$13]+[.F36]*[.F$13]+[.G36]*[.G$13]+[.I36]*[.I$13]+[.J36]*[.J$13]+[.K36]*[.K$13]+[.L36]*[.L$13]+[.D36]*[.D$13]+[.O36]*[.O$13] + [.M36]*[.M$13]" office:value-type="float" office:value="3.95672761194688" calcext:value-type="float">
            <text:p>3,95672761194688</text:p>
          </table:table-cell>
          <table:table-cell table:formula="of:=ctitrant*[.A36] * 5" office:value-type="float" office:value="0.08" calcext:value-type="float">
            <text:p>0,08</text:p>
          </table:table-cell>
        </table:table-row>
        <table:table-row table:style-name="ro1">
          <table:table-cell table:formula="of:=[.A36]+dV" office:value-type="float" office:value="1.7" calcext:value-type="float">
            <text:p>1,70000000</text:p>
          </table:table-cell>
          <table:table-cell office:value-type="float" office:value="0" calcext:value-type="float">
            <text:p>0,00000000</text:p>
          </table:table-cell>
          <table:table-cell table:formula="of:=IF([.E37]&gt;0;0;ctitrant*[.A37]-no_reactif/5)/(Vt+[.A37])" office:value-type="float" office:value="0" calcext:value-type="float">
            <text:p>0,00000000</text:p>
          </table:table-cell>
          <table:table-cell table:formula="of:=(-[.Q37]+SQRT([.Q37]*[.Q37]+0.00000000000004))/2" office:value-type="float" office:value="0.083128491620232" calcext:value-type="float">
            <text:p>8,313E-02</text:p>
          </table:table-cell>
          <table:table-cell table:formula="of:=MAX(0;no_reactif-ctitrant*[.A37]*5)/(Vt+[.A37])" office:value-type="float" office:value="0.0021415270018622" calcext:value-type="float">
            <text:p>0,00214153</text:p>
          </table:table-cell>
          <table:table-cell table:formula="of:=no_ptitre/(Vt+[.A37])" office:value-type="float" office:value="0.00186219739292365" calcext:value-type="float">
            <text:p>0,00186220</text:p>
          </table:table-cell>
          <table:table-cell table:formula="of:=IF([.E37]&gt;0;ctitrant*[.A37];no_titrant*1)/(Vt+[.A37])" office:value-type="float" office:value="0.00031657355679702" calcext:value-type="float">
            <text:p>0,00031657</text:p>
          </table:table-cell>
          <table:table-cell/>
          <table:table-cell table:formula="of:=MIN(c_reac*v_reac;no_preactif + ctitrant*[.A37]*5)/(Vt+[.A37])" office:value-type="float" office:value="0.00716945996275605" calcext:value-type="float">
            <text:p>0,00716946</text:p>
          </table:table-cell>
          <table:table-cell table:formula="of:=no_stitre/(Vt+[.A37])" office:value-type="float" office:value="0.000931098696461825" calcext:value-type="float">
            <text:p>0,00093110</text:p>
          </table:table-cell>
          <table:table-cell table:formula="of:=ctitrant*[.A37]*1/(Vt+[.A37])" office:value-type="float" office:value="0.00031657355679702" calcext:value-type="float">
            <text:p>0,00031657</text:p>
          </table:table-cell>
          <table:table-cell table:formula="of:=no_sexc/(Vt+[.A37])" office:value-type="float" office:value="0.0931098696461825" calcext:value-type="float">
            <text:p>0,09310987</text:p>
          </table:table-cell>
          <table:table-cell table:formula="of:=no_sreactif/(Vt+[.A37])" office:value-type="float" office:value="0.0186219739292365" calcext:value-type="float">
            <text:p>0,01862197</text:p>
          </table:table-cell>
          <table:table-cell table:formula="of:=[.D37]" office:value-type="float" office:value="0.083128491620232" calcext:value-type="float">
            <text:p>8,313E-02</text:p>
          </table:table-cell>
          <table:table-cell table:formula="of:=0.00000000000001/[.D37]" office:value-type="float" office:value="0.000000000000120295698924557" calcext:value-type="float">
            <text:p>1,20E-13</text:p>
          </table:table-cell>
          <table:table-cell table:formula="of:=-LOG([.D37])" office:value-type="float" office:value="1.0802500997694" calcext:value-type="float">
            <text:p>1,08025010</text:p>
          </table:table-cell>
          <table:table-cell table:formula="of:=-[.B37] - [.C37] + 2*[.E37] + 2*[.G37] + 3*[.I37] + 2*[.J37] + [.K37] - [.L37] - [.M37]" office:value-type="float" office:value="-0.0831284916201117" calcext:value-type="float">
            <text:p>-0,08312849</text:p>
          </table:table-cell>
          <table:table-cell table:formula="of:=[.B37]*[.B$13]+[.C37]*[.C$13]+[.E37]*[.E$13]+[.F37]*[.F$13]+[.G37]*[.G$13]+[.I37]*[.I$13]+[.J37]*[.J$13]+[.K37]*[.K$13]+[.L37]*[.L$13]+[.D37]*[.D$13]+[.O37]*[.O$13] + [.M37]*[.M$13]" office:value-type="float" office:value="3.94538547486694" calcext:value-type="float">
            <text:p>3,94538547486694</text:p>
          </table:table-cell>
          <table:table-cell table:formula="of:=ctitrant*[.A37] * 5" office:value-type="float" office:value="0.085" calcext:value-type="float">
            <text:p>0,085</text:p>
          </table:table-cell>
        </table:table-row>
        <table:table-row table:style-name="ro1">
          <table:table-cell table:formula="of:=[.A37]+dV" office:value-type="float" office:value="1.8" calcext:value-type="float">
            <text:p>1,80000000</text:p>
          </table:table-cell>
          <table:table-cell office:value-type="float" office:value="0" calcext:value-type="float">
            <text:p>0,00000000</text:p>
          </table:table-cell>
          <table:table-cell table:formula="of:=IF([.E38]&gt;0;0;ctitrant*[.A38]-no_reactif/5)/(Vt+[.A38])" office:value-type="float" office:value="0" calcext:value-type="float">
            <text:p>0,00000000</text:p>
          </table:table-cell>
          <table:table-cell table:formula="of:=(-[.Q38]+SQRT([.Q38]*[.Q38]+0.00000000000004))/2" office:value-type="float" office:value="0.0828252788105297" calcext:value-type="float">
            <text:p>8,283E-02</text:p>
          </table:table-cell>
          <table:table-cell table:formula="of:=MAX(0;no_reactif-ctitrant*[.A38]*5)/(Vt+[.A38])" office:value-type="float" office:value="0.00204460966542751" calcext:value-type="float">
            <text:p>0,00204461</text:p>
          </table:table-cell>
          <table:table-cell table:formula="of:=no_ptitre/(Vt+[.A38])" office:value-type="float" office:value="0.00185873605947955" calcext:value-type="float">
            <text:p>0,00185874</text:p>
          </table:table-cell>
          <table:table-cell table:formula="of:=IF([.E38]&gt;0;ctitrant*[.A38];no_titrant*1)/(Vt+[.A38])" office:value-type="float" office:value="0.00033457249070632" calcext:value-type="float">
            <text:p>0,00033457</text:p>
          </table:table-cell>
          <table:table-cell/>
          <table:table-cell table:formula="of:=MIN(c_reac*v_reac;no_preactif + ctitrant*[.A38]*5)/(Vt+[.A38])" office:value-type="float" office:value="0.00724907063197026" calcext:value-type="float">
            <text:p>0,00724907</text:p>
          </table:table-cell>
          <table:table-cell table:formula="of:=no_stitre/(Vt+[.A38])" office:value-type="float" office:value="0.000929368029739777" calcext:value-type="float">
            <text:p>0,00092937</text:p>
          </table:table-cell>
          <table:table-cell table:formula="of:=ctitrant*[.A38]*1/(Vt+[.A38])" office:value-type="float" office:value="0.00033457249070632" calcext:value-type="float">
            <text:p>0,00033457</text:p>
          </table:table-cell>
          <table:table-cell table:formula="of:=no_sexc/(Vt+[.A38])" office:value-type="float" office:value="0.0929368029739777" calcext:value-type="float">
            <text:p>0,09293680</text:p>
          </table:table-cell>
          <table:table-cell table:formula="of:=no_sreactif/(Vt+[.A38])" office:value-type="float" office:value="0.0185873605947955" calcext:value-type="float">
            <text:p>0,01858736</text:p>
          </table:table-cell>
          <table:table-cell table:formula="of:=[.D38]" office:value-type="float" office:value="0.0828252788105297" calcext:value-type="float">
            <text:p>8,283E-02</text:p>
          </table:table-cell>
          <table:table-cell table:formula="of:=0.00000000000001/[.D38]" office:value-type="float" office:value="0.000000000000120736086175767" calcext:value-type="float">
            <text:p>1,21E-13</text:p>
          </table:table-cell>
          <table:table-cell table:formula="of:=-LOG([.D38])" office:value-type="float" office:value="1.08183709350008" calcext:value-type="float">
            <text:p>1,08183709</text:p>
          </table:table-cell>
          <table:table-cell table:formula="of:=-[.B38] - [.C38] + 2*[.E38] + 2*[.G38] + 3*[.I38] + 2*[.J38] + [.K38] - [.L38] - [.M38]" office:value-type="float" office:value="-0.0828252788104089" calcext:value-type="float">
            <text:p>-0,08282528</text:p>
          </table:table-cell>
          <table:table-cell table:formula="of:=[.B38]*[.B$13]+[.C38]*[.C$13]+[.E38]*[.E$13]+[.F38]*[.F$13]+[.G38]*[.G$13]+[.I38]*[.I$13]+[.J38]*[.J$13]+[.K38]*[.K$13]+[.L38]*[.L$13]+[.D38]*[.D$13]+[.O38]*[.O$13] + [.M38]*[.M$13]" office:value-type="float" office:value="3.93408550186537" calcext:value-type="float">
            <text:p>3,93408550186537</text:p>
          </table:table-cell>
          <table:table-cell table:formula="of:=ctitrant*[.A38] * 5" office:value-type="float" office:value="0.09" calcext:value-type="float">
            <text:p>0,09</text:p>
          </table:table-cell>
        </table:table-row>
        <table:table-row table:style-name="ro1">
          <table:table-cell table:formula="of:=[.A38]+dV" office:value-type="float" office:value="1.9" calcext:value-type="float">
            <text:p>1,90000000</text:p>
          </table:table-cell>
          <table:table-cell office:value-type="float" office:value="0" calcext:value-type="float">
            <text:p>0,00000000</text:p>
          </table:table-cell>
          <table:table-cell table:formula="of:=IF([.E39]&gt;0;0;ctitrant*[.A39]-no_reactif/5)/(Vt+[.A39])" office:value-type="float" office:value="0" calcext:value-type="float">
            <text:p>0,00000000</text:p>
          </table:table-cell>
          <table:table-cell table:formula="of:=(-[.Q39]+SQRT([.Q39]*[.Q39]+0.00000000000004))/2" office:value-type="float" office:value="0.0825231910947409" calcext:value-type="float">
            <text:p>8,252E-02</text:p>
          </table:table-cell>
          <table:table-cell table:formula="of:=MAX(0;no_reactif-ctitrant*[.A39]*5)/(Vt+[.A39])" office:value-type="float" office:value="0.00194805194805195" calcext:value-type="float">
            <text:p>0,00194805</text:p>
          </table:table-cell>
          <table:table-cell table:formula="of:=no_ptitre/(Vt+[.A39])" office:value-type="float" office:value="0.00185528756957328" calcext:value-type="float">
            <text:p>0,00185529</text:p>
          </table:table-cell>
          <table:table-cell table:formula="of:=IF([.E39]&gt;0;ctitrant*[.A39];no_titrant*1)/(Vt+[.A39])" office:value-type="float" office:value="0.000352504638218924" calcext:value-type="float">
            <text:p>0,00035250</text:p>
          </table:table-cell>
          <table:table-cell/>
          <table:table-cell table:formula="of:=MIN(c_reac*v_reac;no_preactif + ctitrant*[.A39]*5)/(Vt+[.A39])" office:value-type="float" office:value="0.00732838589981447" calcext:value-type="float">
            <text:p>0,00732839</text:p>
          </table:table-cell>
          <table:table-cell table:formula="of:=no_stitre/(Vt+[.A39])" office:value-type="float" office:value="0.000927643784786642" calcext:value-type="float">
            <text:p>0,00092764</text:p>
          </table:table-cell>
          <table:table-cell table:formula="of:=ctitrant*[.A39]*1/(Vt+[.A39])" office:value-type="float" office:value="0.000352504638218924" calcext:value-type="float">
            <text:p>0,00035250</text:p>
          </table:table-cell>
          <table:table-cell table:formula="of:=no_sexc/(Vt+[.A39])" office:value-type="float" office:value="0.0927643784786642" calcext:value-type="float">
            <text:p>0,09276438</text:p>
          </table:table-cell>
          <table:table-cell table:formula="of:=no_sreactif/(Vt+[.A39])" office:value-type="float" office:value="0.0185528756957328" calcext:value-type="float">
            <text:p>0,01855288</text:p>
          </table:table-cell>
          <table:table-cell table:formula="of:=[.D39]" office:value-type="float" office:value="0.0825231910947409" calcext:value-type="float">
            <text:p>8,252E-02</text:p>
          </table:table-cell>
          <table:table-cell table:formula="of:=0.00000000000001/[.D39]" office:value-type="float" office:value="0.000000000000121178057553779" calcext:value-type="float">
            <text:p>1,21E-13</text:p>
          </table:table-cell>
          <table:table-cell table:formula="of:=-LOG([.D39])" office:value-type="float" office:value="1.0834239866121" calcext:value-type="float">
            <text:p>1,08342399</text:p>
          </table:table-cell>
          <table:table-cell table:formula="of:=-[.B39] - [.C39] + 2*[.E39] + 2*[.G39] + 3*[.I39] + 2*[.J39] + [.K39] - [.L39] - [.M39]" office:value-type="float" office:value="-0.0825231910946197" calcext:value-type="float">
            <text:p>-0,08252319</text:p>
          </table:table-cell>
          <table:table-cell table:formula="of:=[.B39]*[.B$13]+[.C39]*[.C$13]+[.E39]*[.E$13]+[.F39]*[.F$13]+[.G39]*[.G$13]+[.I39]*[.I$13]+[.J39]*[.J$13]+[.K39]*[.K$13]+[.L39]*[.L$13]+[.D39]*[.D$13]+[.O39]*[.O$13] + [.M39]*[.M$13]" office:value-type="float" office:value="3.92282745826268" calcext:value-type="float">
            <text:p>3,92282745826268</text:p>
          </table:table-cell>
          <table:table-cell table:formula="of:=ctitrant*[.A39] * 5" office:value-type="float" office:value="0.095" calcext:value-type="float">
            <text:p>0,095</text:p>
          </table:table-cell>
        </table:table-row>
        <table:table-row table:style-name="ro1">
          <table:table-cell table:formula="of:=[.A39]+dV" office:value-type="float" office:value="2" calcext:value-type="float">
            <text:p>2,00000000</text:p>
          </table:table-cell>
          <table:table-cell office:value-type="float" office:value="0" calcext:value-type="float">
            <text:p>0,00000000</text:p>
          </table:table-cell>
          <table:table-cell table:formula="of:=IF([.E40]&gt;0;0;ctitrant*[.A40]-no_reactif/5)/(Vt+[.A40])" office:value-type="float" office:value="0" calcext:value-type="float">
            <text:p>0,00000000</text:p>
          </table:table-cell>
          <table:table-cell table:formula="of:=(-[.Q40]+SQRT([.Q40]*[.Q40]+0.00000000000004))/2" office:value-type="float" office:value="0.0822222222223438" calcext:value-type="float">
            <text:p>8,222E-02</text:p>
          </table:table-cell>
          <table:table-cell table:formula="of:=MAX(0;no_reactif-ctitrant*[.A40]*5)/(Vt+[.A40])" office:value-type="float" office:value="0.00185185185185185" calcext:value-type="float">
            <text:p>0,00185185</text:p>
          </table:table-cell>
          <table:table-cell table:formula="of:=no_ptitre/(Vt+[.A40])" office:value-type="float" office:value="0.00185185185185185" calcext:value-type="float">
            <text:p>0,00185185</text:p>
          </table:table-cell>
          <table:table-cell table:formula="of:=IF([.E40]&gt;0;ctitrant*[.A40];no_titrant*1)/(Vt+[.A40])" office:value-type="float" office:value="0.00037037037037037" calcext:value-type="float">
            <text:p>0,00037037</text:p>
          </table:table-cell>
          <table:table-cell/>
          <table:table-cell table:formula="of:=MIN(c_reac*v_reac;no_preactif + ctitrant*[.A40]*5)/(Vt+[.A40])" office:value-type="float" office:value="0.00740740740740741" calcext:value-type="float">
            <text:p>0,00740741</text:p>
          </table:table-cell>
          <table:table-cell table:formula="of:=no_stitre/(Vt+[.A40])" office:value-type="float" office:value="0.000925925925925926" calcext:value-type="float">
            <text:p>0,00092593</text:p>
          </table:table-cell>
          <table:table-cell table:formula="of:=ctitrant*[.A40]*1/(Vt+[.A40])" office:value-type="float" office:value="0.00037037037037037" calcext:value-type="float">
            <text:p>0,00037037</text:p>
          </table:table-cell>
          <table:table-cell table:formula="of:=no_sexc/(Vt+[.A40])" office:value-type="float" office:value="0.0925925925925926" calcext:value-type="float">
            <text:p>0,09259259</text:p>
          </table:table-cell>
          <table:table-cell table:formula="of:=no_sreactif/(Vt+[.A40])" office:value-type="float" office:value="0.0185185185185185" calcext:value-type="float">
            <text:p>0,01851852</text:p>
          </table:table-cell>
          <table:table-cell table:formula="of:=[.D40]" office:value-type="float" office:value="0.0822222222223438" calcext:value-type="float">
            <text:p>8,222E-02</text:p>
          </table:table-cell>
          <table:table-cell table:formula="of:=0.00000000000001/[.D40]" office:value-type="float" office:value="0.000000000000121621621621442" calcext:value-type="float">
            <text:p>1,22E-13</text:p>
          </table:table-cell>
          <table:table-cell table:formula="of:=-LOG([.D40])" office:value-type="float" office:value="1.08501078970771" calcext:value-type="float">
            <text:p>1,08501079</text:p>
          </table:table-cell>
          <table:table-cell table:formula="of:=-[.B40] - [.C40] + 2*[.E40] + 2*[.G40] + 3*[.I40] + 2*[.J40] + [.K40] - [.L40] - [.M40]" office:value-type="float" office:value="-0.0822222222222222" calcext:value-type="float">
            <text:p>-0,08222222</text:p>
          </table:table-cell>
          <table:table-cell table:formula="of:=[.B40]*[.B$13]+[.C40]*[.C$13]+[.E40]*[.E$13]+[.F40]*[.F$13]+[.G40]*[.G$13]+[.I40]*[.I$13]+[.J40]*[.J$13]+[.K40]*[.K$13]+[.L40]*[.L$13]+[.D40]*[.D$13]+[.O40]*[.O$13] + [.M40]*[.M$13]" office:value-type="float" office:value="3.91161111111779" calcext:value-type="float">
            <text:p>3,91161111111779</text:p>
          </table:table-cell>
          <table:table-cell table:formula="of:=ctitrant*[.A40] * 5" office:value-type="float" office:value="0.1" calcext:value-type="float">
            <text:p>0,1</text:p>
          </table:table-cell>
        </table:table-row>
        <table:table-row table:style-name="ro1">
          <table:table-cell table:formula="of:=[.A40]+dV" office:value-type="float" office:value="2.1" calcext:value-type="float">
            <text:p>2,10000000</text:p>
          </table:table-cell>
          <table:table-cell office:value-type="float" office:value="0" calcext:value-type="float">
            <text:p>0,00000000</text:p>
          </table:table-cell>
          <table:table-cell table:formula="of:=IF([.E41]&gt;0;0;ctitrant*[.A41]-no_reactif/5)/(Vt+[.A41])" office:value-type="float" office:value="0" calcext:value-type="float">
            <text:p>0,00000000</text:p>
          </table:table-cell>
          <table:table-cell table:formula="of:=(-[.Q41]+SQRT([.Q41]*[.Q41]+0.00000000000004))/2" office:value-type="float" office:value="0.0819223659890315" calcext:value-type="float">
            <text:p>8,192E-02</text:p>
          </table:table-cell>
          <table:table-cell table:formula="of:=MAX(0;no_reactif-ctitrant*[.A41]*5)/(Vt+[.A41])" office:value-type="float" office:value="0.00175600739371534" calcext:value-type="float">
            <text:p>0,00175601</text:p>
          </table:table-cell>
          <table:table-cell table:formula="of:=no_ptitre/(Vt+[.A41])" office:value-type="float" office:value="0.00184842883548983" calcext:value-type="float">
            <text:p>0,00184843</text:p>
          </table:table-cell>
          <table:table-cell table:formula="of:=IF([.E41]&gt;0;ctitrant*[.A41];no_titrant*1)/(Vt+[.A41])" office:value-type="float" office:value="0.000388170055452865" calcext:value-type="float">
            <text:p>0,00038817</text:p>
          </table:table-cell>
          <table:table-cell/>
          <table:table-cell table:formula="of:=MIN(c_reac*v_reac;no_preactif + ctitrant*[.A41]*5)/(Vt+[.A41])" office:value-type="float" office:value="0.00748613678373383" calcext:value-type="float">
            <text:p>0,00748614</text:p>
          </table:table-cell>
          <table:table-cell table:formula="of:=no_stitre/(Vt+[.A41])" office:value-type="float" office:value="0.000924214417744917" calcext:value-type="float">
            <text:p>0,00092421</text:p>
          </table:table-cell>
          <table:table-cell table:formula="of:=ctitrant*[.A41]*1/(Vt+[.A41])" office:value-type="float" office:value="0.000388170055452865" calcext:value-type="float">
            <text:p>0,00038817</text:p>
          </table:table-cell>
          <table:table-cell table:formula="of:=no_sexc/(Vt+[.A41])" office:value-type="float" office:value="0.0924214417744917" calcext:value-type="float">
            <text:p>0,09242144</text:p>
          </table:table-cell>
          <table:table-cell table:formula="of:=no_sreactif/(Vt+[.A41])" office:value-type="float" office:value="0.0184842883548983" calcext:value-type="float">
            <text:p>0,01848429</text:p>
          </table:table-cell>
          <table:table-cell table:formula="of:=[.D41]" office:value-type="float" office:value="0.0819223659890315" calcext:value-type="float">
            <text:p>8,192E-02</text:p>
          </table:table-cell>
          <table:table-cell table:formula="of:=0.00000000000001/[.D41]" office:value-type="float" office:value="0.000000000000122066787003428" calcext:value-type="float">
            <text:p>1,22E-13</text:p>
          </table:table-cell>
          <table:table-cell table:formula="of:=-LOG([.D41])" office:value-type="float" office:value="1.08659751338555" calcext:value-type="float">
            <text:p>1,08659751</text:p>
          </table:table-cell>
          <table:table-cell table:formula="of:=-[.B41] - [.C41] + 2*[.E41] + 2*[.G41] + 3*[.I41] + 2*[.J41] + [.K41] - [.L41] - [.M41]" office:value-type="float" office:value="-0.0819223659889094" calcext:value-type="float">
            <text:p>-0,08192237</text:p>
          </table:table-cell>
          <table:table-cell table:formula="of:=[.B41]*[.B$13]+[.C41]*[.C$13]+[.E41]*[.E$13]+[.F41]*[.F$13]+[.G41]*[.G$13]+[.I41]*[.I$13]+[.J41]*[.J$13]+[.K41]*[.K$13]+[.L41]*[.L$13]+[.D41]*[.D$13]+[.O41]*[.O$13] + [.M41]*[.M$13]" office:value-type="float" office:value="3.90043622921188" calcext:value-type="float">
            <text:p>3,90043622921188</text:p>
          </table:table-cell>
          <table:table-cell table:formula="of:=ctitrant*[.A41] * 5" office:value-type="float" office:value="0.105" calcext:value-type="float">
            <text:p>0,105</text:p>
          </table:table-cell>
        </table:table-row>
        <table:table-row table:style-name="ro1">
          <table:table-cell table:formula="of:=[.A41]+dV" office:value-type="float" office:value="2.2" calcext:value-type="float">
            <text:p>2,20000000</text:p>
          </table:table-cell>
          <table:table-cell office:value-type="float" office:value="0" calcext:value-type="float">
            <text:p>0,00000000</text:p>
          </table:table-cell>
          <table:table-cell table:formula="of:=IF([.E42]&gt;0;0;ctitrant*[.A42]-no_reactif/5)/(Vt+[.A42])" office:value-type="float" office:value="0" calcext:value-type="float">
            <text:p>0,00000000</text:p>
          </table:table-cell>
          <table:table-cell table:formula="of:=(-[.Q42]+SQRT([.Q42]*[.Q42]+0.00000000000004))/2" office:value-type="float" office:value="0.0816236162362849" calcext:value-type="float">
            <text:p>8,162E-02</text:p>
          </table:table-cell>
          <table:table-cell table:formula="of:=MAX(0;no_reactif-ctitrant*[.A42]*5)/(Vt+[.A42])" office:value-type="float" office:value="0.00166051660516605" calcext:value-type="float">
            <text:p>0,00166052</text:p>
          </table:table-cell>
          <table:table-cell table:formula="of:=no_ptitre/(Vt+[.A42])" office:value-type="float" office:value="0.0018450184501845" calcext:value-type="float">
            <text:p>0,00184502</text:p>
          </table:table-cell>
          <table:table-cell table:formula="of:=IF([.E42]&gt;0;ctitrant*[.A42];no_titrant*1)/(Vt+[.A42])" office:value-type="float" office:value="0.00040590405904059" calcext:value-type="float">
            <text:p>0,00040590</text:p>
          </table:table-cell>
          <table:table-cell/>
          <table:table-cell table:formula="of:=MIN(c_reac*v_reac;no_preactif + ctitrant*[.A42]*5)/(Vt+[.A42])" office:value-type="float" office:value="0.00756457564575646" calcext:value-type="float">
            <text:p>0,00756458</text:p>
          </table:table-cell>
          <table:table-cell table:formula="of:=no_stitre/(Vt+[.A42])" office:value-type="float" office:value="0.000922509225092251" calcext:value-type="float">
            <text:p>0,00092251</text:p>
          </table:table-cell>
          <table:table-cell table:formula="of:=ctitrant*[.A42]*1/(Vt+[.A42])" office:value-type="float" office:value="0.00040590405904059" calcext:value-type="float">
            <text:p>0,00040590</text:p>
          </table:table-cell>
          <table:table-cell table:formula="of:=no_sexc/(Vt+[.A42])" office:value-type="float" office:value="0.0922509225092251" calcext:value-type="float">
            <text:p>0,09225092</text:p>
          </table:table-cell>
          <table:table-cell table:formula="of:=no_sreactif/(Vt+[.A42])" office:value-type="float" office:value="0.018450184501845" calcext:value-type="float">
            <text:p>0,01845018</text:p>
          </table:table-cell>
          <table:table-cell table:formula="of:=[.D42]" office:value-type="float" office:value="0.0816236162362849" calcext:value-type="float">
            <text:p>8,162E-02</text:p>
          </table:table-cell>
          <table:table-cell table:formula="of:=0.00000000000001/[.D42]" office:value-type="float" office:value="0.000000000000122513562386796" calcext:value-type="float">
            <text:p>1,23E-13</text:p>
          </table:table-cell>
          <table:table-cell table:formula="of:=-LOG([.D42])" office:value-type="float" office:value="1.08818416824109" calcext:value-type="float">
            <text:p>1,08818417</text:p>
          </table:table-cell>
          <table:table-cell table:formula="of:=-[.B42] - [.C42] + 2*[.E42] + 2*[.G42] + 3*[.I42] + 2*[.J42] + [.K42] - [.L42] - [.M42]" office:value-type="float" office:value="-0.0816236162361624" calcext:value-type="float">
            <text:p>-0,08162362</text:p>
          </table:table-cell>
          <table:table-cell table:formula="of:=[.B42]*[.B$13]+[.C42]*[.C$13]+[.E42]*[.E$13]+[.F42]*[.F$13]+[.G42]*[.G$13]+[.I42]*[.I$13]+[.J42]*[.J$13]+[.K42]*[.K$13]+[.L42]*[.L$13]+[.D42]*[.D$13]+[.O42]*[.O$13] + [.M42]*[.M$13]" office:value-type="float" office:value="3.88930258303256" calcext:value-type="float">
            <text:p>3,88930258303256</text:p>
          </table:table-cell>
          <table:table-cell table:formula="of:=ctitrant*[.A42] * 5" office:value-type="float" office:value="0.11" calcext:value-type="float">
            <text:p>0,11</text:p>
          </table:table-cell>
        </table:table-row>
        <table:table-row table:style-name="ro1">
          <table:table-cell table:formula="of:=[.A42]+dV" office:value-type="float" office:value="2.3" calcext:value-type="float">
            <text:p>2,30000000</text:p>
          </table:table-cell>
          <table:table-cell office:value-type="float" office:value="0" calcext:value-type="float">
            <text:p>0,00000000</text:p>
          </table:table-cell>
          <table:table-cell table:formula="of:=IF([.E43]&gt;0;0;ctitrant*[.A43]-no_reactif/5)/(Vt+[.A43])" office:value-type="float" office:value="0" calcext:value-type="float">
            <text:p>0,00000000</text:p>
          </table:table-cell>
          <table:table-cell table:formula="of:=(-[.Q43]+SQRT([.Q43]*[.Q43]+0.00000000000004))/2" office:value-type="float" office:value="0.0813259668509517" calcext:value-type="float">
            <text:p>8,133E-02</text:p>
          </table:table-cell>
          <table:table-cell table:formula="of:=MAX(0;no_reactif-ctitrant*[.A43]*5)/(Vt+[.A43])" office:value-type="float" office:value="0.00156537753222836" calcext:value-type="float">
            <text:p>0,00156538</text:p>
          </table:table-cell>
          <table:table-cell table:formula="of:=no_ptitre/(Vt+[.A43])" office:value-type="float" office:value="0.00184162062615101" calcext:value-type="float">
            <text:p>0,00184162</text:p>
          </table:table-cell>
          <table:table-cell table:formula="of:=IF([.E43]&gt;0;ctitrant*[.A43];no_titrant*1)/(Vt+[.A43])" office:value-type="float" office:value="0.000423572744014733" calcext:value-type="float">
            <text:p>0,00042357</text:p>
          </table:table-cell>
          <table:table-cell/>
          <table:table-cell table:formula="of:=MIN(c_reac*v_reac;no_preactif + ctitrant*[.A43]*5)/(Vt+[.A43])" office:value-type="float" office:value="0.0076427255985267" calcext:value-type="float">
            <text:p>0,00764273</text:p>
          </table:table-cell>
          <table:table-cell table:formula="of:=no_stitre/(Vt+[.A43])" office:value-type="float" office:value="0.000920810313075507" calcext:value-type="float">
            <text:p>0,00092081</text:p>
          </table:table-cell>
          <table:table-cell table:formula="of:=ctitrant*[.A43]*1/(Vt+[.A43])" office:value-type="float" office:value="0.000423572744014733" calcext:value-type="float">
            <text:p>0,00042357</text:p>
          </table:table-cell>
          <table:table-cell table:formula="of:=no_sexc/(Vt+[.A43])" office:value-type="float" office:value="0.0920810313075507" calcext:value-type="float">
            <text:p>0,09208103</text:p>
          </table:table-cell>
          <table:table-cell table:formula="of:=no_sreactif/(Vt+[.A43])" office:value-type="float" office:value="0.0184162062615101" calcext:value-type="float">
            <text:p>0,01841621</text:p>
          </table:table-cell>
          <table:table-cell table:formula="of:=[.D43]" office:value-type="float" office:value="0.0813259668509517" calcext:value-type="float">
            <text:p>8,133E-02</text:p>
          </table:table-cell>
          <table:table-cell table:formula="of:=0.00000000000001/[.D43]" office:value-type="float" office:value="0.000000000000122961956521553" calcext:value-type="float">
            <text:p>1,23E-13</text:p>
          </table:table-cell>
          <table:table-cell table:formula="of:=-LOG([.D43])" office:value-type="float" office:value="1.08977076486705" calcext:value-type="float">
            <text:p>1,08977076</text:p>
          </table:table-cell>
          <table:table-cell table:formula="of:=-[.B43] - [.C43] + 2*[.E43] + 2*[.G43] + 3*[.I43] + 2*[.J43] + [.K43] - [.L43] - [.M43]" office:value-type="float" office:value="-0.0813259668508287" calcext:value-type="float">
            <text:p>-0,08132597</text:p>
          </table:table-cell>
          <table:table-cell table:formula="of:=[.B43]*[.B$13]+[.C43]*[.C$13]+[.E43]*[.E$13]+[.F43]*[.F$13]+[.G43]*[.G$13]+[.I43]*[.I$13]+[.J43]*[.J$13]+[.K43]*[.K$13]+[.L43]*[.L$13]+[.D43]*[.D$13]+[.O43]*[.O$13] + [.M43]*[.M$13]" office:value-type="float" office:value="3.87820994475813" calcext:value-type="float">
            <text:p>3,87820994475813</text:p>
          </table:table-cell>
          <table:table-cell table:formula="of:=ctitrant*[.A43] * 5" office:value-type="float" office:value="0.115" calcext:value-type="float">
            <text:p>0,115</text:p>
          </table:table-cell>
        </table:table-row>
        <table:table-row table:style-name="ro1">
          <table:table-cell table:formula="of:=[.A43]+dV" office:value-type="float" office:value="2.4" calcext:value-type="float">
            <text:p>2,40000000</text:p>
          </table:table-cell>
          <table:table-cell office:value-type="float" office:value="0" calcext:value-type="float">
            <text:p>0,00000000</text:p>
          </table:table-cell>
          <table:table-cell table:formula="of:=IF([.E44]&gt;0;0;ctitrant*[.A44]-no_reactif/5)/(Vt+[.A44])" office:value-type="float" office:value="0" calcext:value-type="float">
            <text:p>0,00000000</text:p>
          </table:table-cell>
          <table:table-cell table:formula="of:=(-[.Q44]+SQRT([.Q44]*[.Q44]+0.00000000000004))/2" office:value-type="float" office:value="0.0810294117648293" calcext:value-type="float">
            <text:p>8,103E-02</text:p>
          </table:table-cell>
          <table:table-cell table:formula="of:=MAX(0;no_reactif-ctitrant*[.A44]*5)/(Vt+[.A44])" office:value-type="float" office:value="0.00147058823529412" calcext:value-type="float">
            <text:p>0,00147059</text:p>
          </table:table-cell>
          <table:table-cell table:formula="of:=no_ptitre/(Vt+[.A44])" office:value-type="float" office:value="0.00183823529411765" calcext:value-type="float">
            <text:p>0,00183824</text:p>
          </table:table-cell>
          <table:table-cell table:formula="of:=IF([.E44]&gt;0;ctitrant*[.A44];no_titrant*1)/(Vt+[.A44])" office:value-type="float" office:value="0.000441176470588235" calcext:value-type="float">
            <text:p>0,00044118</text:p>
          </table:table-cell>
          <table:table-cell/>
          <table:table-cell table:formula="of:=MIN(c_reac*v_reac;no_preactif + ctitrant*[.A44]*5)/(Vt+[.A44])" office:value-type="float" office:value="0.00772058823529412" calcext:value-type="float">
            <text:p>0,00772059</text:p>
          </table:table-cell>
          <table:table-cell table:formula="of:=no_stitre/(Vt+[.A44])" office:value-type="float" office:value="0.000919117647058824" calcext:value-type="float">
            <text:p>0,00091912</text:p>
          </table:table-cell>
          <table:table-cell table:formula="of:=ctitrant*[.A44]*1/(Vt+[.A44])" office:value-type="float" office:value="0.000441176470588235" calcext:value-type="float">
            <text:p>0,00044118</text:p>
          </table:table-cell>
          <table:table-cell table:formula="of:=no_sexc/(Vt+[.A44])" office:value-type="float" office:value="0.0919117647058824" calcext:value-type="float">
            <text:p>0,09191176</text:p>
          </table:table-cell>
          <table:table-cell table:formula="of:=no_sreactif/(Vt+[.A44])" office:value-type="float" office:value="0.0183823529411765" calcext:value-type="float">
            <text:p>0,01838235</text:p>
          </table:table-cell>
          <table:table-cell table:formula="of:=[.D44]" office:value-type="float" office:value="0.0810294117648293" calcext:value-type="float">
            <text:p>8,103E-02</text:p>
          </table:table-cell>
          <table:table-cell table:formula="of:=0.00000000000001/[.D44]" office:value-type="float" office:value="0.000000000000123411978221228" calcext:value-type="float">
            <text:p>1,23E-13</text:p>
          </table:table-cell>
          <table:table-cell table:formula="of:=-LOG([.D44])" office:value-type="float" office:value="1.09135731385379" calcext:value-type="float">
            <text:p>1,09135731</text:p>
          </table:table-cell>
          <table:table-cell table:formula="of:=-[.B44] - [.C44] + 2*[.E44] + 2*[.G44] + 3*[.I44] + 2*[.J44] + [.K44] - [.L44] - [.M44]" office:value-type="float" office:value="-0.0810294117647059" calcext:value-type="float">
            <text:p>-0,08102941</text:p>
          </table:table-cell>
          <table:table-cell table:formula="of:=[.B44]*[.B$13]+[.C44]*[.C$13]+[.E44]*[.E$13]+[.F44]*[.F$13]+[.G44]*[.G$13]+[.I44]*[.I$13]+[.J44]*[.J$13]+[.K44]*[.K$13]+[.L44]*[.L$13]+[.D44]*[.D$13]+[.O44]*[.O$13] + [.M44]*[.M$13]" office:value-type="float" office:value="3.86715808824207" calcext:value-type="float">
            <text:p>3,86715808824207</text:p>
          </table:table-cell>
          <table:table-cell table:formula="of:=ctitrant*[.A44] * 5" office:value-type="float" office:value="0.12" calcext:value-type="float">
            <text:p>0,12</text:p>
          </table:table-cell>
        </table:table-row>
        <table:table-row table:style-name="ro1">
          <table:table-cell table:formula="of:=[.A44]+dV" office:value-type="float" office:value="2.5" calcext:value-type="float">
            <text:p>2,50000000</text:p>
          </table:table-cell>
          <table:table-cell office:value-type="float" office:value="0" calcext:value-type="float">
            <text:p>0,00000000</text:p>
          </table:table-cell>
          <table:table-cell table:formula="of:=IF([.E45]&gt;0;0;ctitrant*[.A45]-no_reactif/5)/(Vt+[.A45])" office:value-type="float" office:value="0" calcext:value-type="float">
            <text:p>0,00000000</text:p>
          </table:table-cell>
          <table:table-cell table:formula="of:=(-[.Q45]+SQRT([.Q45]*[.Q45]+0.00000000000004))/2" office:value-type="float" office:value="0.0807339449542523" calcext:value-type="float">
            <text:p>8,073E-02</text:p>
          </table:table-cell>
          <table:table-cell table:formula="of:=MAX(0;no_reactif-ctitrant*[.A45]*5)/(Vt+[.A45])" office:value-type="float" office:value="0.00137614678899082" calcext:value-type="float">
            <text:p>0,00137615</text:p>
          </table:table-cell>
          <table:table-cell table:formula="of:=no_ptitre/(Vt+[.A45])" office:value-type="float" office:value="0.0018348623853211" calcext:value-type="float">
            <text:p>0,00183486</text:p>
          </table:table-cell>
          <table:table-cell table:formula="of:=IF([.E45]&gt;0;ctitrant*[.A45];no_titrant*1)/(Vt+[.A45])" office:value-type="float" office:value="0.000458715596330275" calcext:value-type="float">
            <text:p>0,00045872</text:p>
          </table:table-cell>
          <table:table-cell/>
          <table:table-cell table:formula="of:=MIN(c_reac*v_reac;no_preactif + ctitrant*[.A45]*5)/(Vt+[.A45])" office:value-type="float" office:value="0.00779816513761468" calcext:value-type="float">
            <text:p>0,00779817</text:p>
          </table:table-cell>
          <table:table-cell table:formula="of:=no_stitre/(Vt+[.A45])" office:value-type="float" office:value="0.00091743119266055" calcext:value-type="float">
            <text:p>0,00091743</text:p>
          </table:table-cell>
          <table:table-cell table:formula="of:=ctitrant*[.A45]*1/(Vt+[.A45])" office:value-type="float" office:value="0.000458715596330275" calcext:value-type="float">
            <text:p>0,00045872</text:p>
          </table:table-cell>
          <table:table-cell table:formula="of:=no_sexc/(Vt+[.A45])" office:value-type="float" office:value="0.091743119266055" calcext:value-type="float">
            <text:p>0,09174312</text:p>
          </table:table-cell>
          <table:table-cell table:formula="of:=no_sreactif/(Vt+[.A45])" office:value-type="float" office:value="0.018348623853211" calcext:value-type="float">
            <text:p>0,01834862</text:p>
          </table:table-cell>
          <table:table-cell table:formula="of:=[.D45]" office:value-type="float" office:value="0.0807339449542523" calcext:value-type="float">
            <text:p>8,073E-02</text:p>
          </table:table-cell>
          <table:table-cell table:formula="of:=0.00000000000001/[.D45]" office:value-type="float" office:value="0.000000000000123863636363446" calcext:value-type="float">
            <text:p>1,24E-13</text:p>
          </table:table-cell>
          <table:table-cell table:formula="of:=-LOG([.D45])" office:value-type="float" office:value="1.09294382578979" calcext:value-type="float">
            <text:p>1,09294383</text:p>
          </table:table-cell>
          <table:table-cell table:formula="of:=-[.B45] - [.C45] + 2*[.E45] + 2*[.G45] + 3*[.I45] + 2*[.J45] + [.K45] - [.L45] - [.M45]" office:value-type="float" office:value="-0.0807339449541284" calcext:value-type="float">
            <text:p>-0,08073394</text:p>
          </table:table-cell>
          <table:table-cell table:formula="of:=[.B45]*[.B$13]+[.C45]*[.C$13]+[.E45]*[.E$13]+[.F45]*[.F$13]+[.G45]*[.G$13]+[.I45]*[.I$13]+[.J45]*[.J$13]+[.K45]*[.K$13]+[.L45]*[.L$13]+[.D45]*[.D$13]+[.O45]*[.O$13] + [.M45]*[.M$13]" office:value-type="float" office:value="3.85614678899762" calcext:value-type="float">
            <text:p>3,85614678899762</text:p>
          </table:table-cell>
          <table:table-cell table:formula="of:=ctitrant*[.A45] * 5" office:value-type="float" office:value="0.125" calcext:value-type="float">
            <text:p>0,125</text:p>
          </table:table-cell>
        </table:table-row>
        <table:table-row table:style-name="ro1">
          <table:table-cell table:formula="of:=[.A45]+dV" office:value-type="float" office:value="2.6" calcext:value-type="float">
            <text:p>2,60000000</text:p>
          </table:table-cell>
          <table:table-cell office:value-type="float" office:value="0" calcext:value-type="float">
            <text:p>0,00000000</text:p>
          </table:table-cell>
          <table:table-cell table:formula="of:=IF([.E46]&gt;0;0;ctitrant*[.A46]-no_reactif/5)/(Vt+[.A46])" office:value-type="float" office:value="0" calcext:value-type="float">
            <text:p>0,00000000</text:p>
          </table:table-cell>
          <table:table-cell table:formula="of:=(-[.Q46]+SQRT([.Q46]*[.Q46]+0.00000000000004))/2" office:value-type="float" office:value="0.0804395604396847" calcext:value-type="float">
            <text:p>8,044E-02</text:p>
          </table:table-cell>
          <table:table-cell table:formula="of:=MAX(0;no_reactif-ctitrant*[.A46]*5)/(Vt+[.A46])" office:value-type="float" office:value="0.00128205128205128" calcext:value-type="float">
            <text:p>0,00128205</text:p>
          </table:table-cell>
          <table:table-cell table:formula="of:=no_ptitre/(Vt+[.A46])" office:value-type="float" office:value="0.00183150183150183" calcext:value-type="float">
            <text:p>0,00183150</text:p>
          </table:table-cell>
          <table:table-cell table:formula="of:=IF([.E46]&gt;0;ctitrant*[.A46];no_titrant*1)/(Vt+[.A46])" office:value-type="float" office:value="0.000476190476190476" calcext:value-type="float">
            <text:p>0,00047619</text:p>
          </table:table-cell>
          <table:table-cell/>
          <table:table-cell table:formula="of:=MIN(c_reac*v_reac;no_preactif + ctitrant*[.A46]*5)/(Vt+[.A46])" office:value-type="float" office:value="0.00787545787545788" calcext:value-type="float">
            <text:p>0,00787546</text:p>
          </table:table-cell>
          <table:table-cell table:formula="of:=no_stitre/(Vt+[.A46])" office:value-type="float" office:value="0.000915750915750916" calcext:value-type="float">
            <text:p>0,00091575</text:p>
          </table:table-cell>
          <table:table-cell table:formula="of:=ctitrant*[.A46]*1/(Vt+[.A46])" office:value-type="float" office:value="0.000476190476190476" calcext:value-type="float">
            <text:p>0,00047619</text:p>
          </table:table-cell>
          <table:table-cell table:formula="of:=no_sexc/(Vt+[.A46])" office:value-type="float" office:value="0.0915750915750916" calcext:value-type="float">
            <text:p>0,09157509</text:p>
          </table:table-cell>
          <table:table-cell table:formula="of:=no_sreactif/(Vt+[.A46])" office:value-type="float" office:value="0.0183150183150183" calcext:value-type="float">
            <text:p>0,01831502</text:p>
          </table:table-cell>
          <table:table-cell table:formula="of:=[.D46]" office:value-type="float" office:value="0.0804395604396847" calcext:value-type="float">
            <text:p>8,044E-02</text:p>
          </table:table-cell>
          <table:table-cell table:formula="of:=0.00000000000001/[.D46]" office:value-type="float" office:value="0.000000000000124316939890518" calcext:value-type="float">
            <text:p>1,24E-13</text:p>
          </table:table-cell>
          <table:table-cell table:formula="of:=-LOG([.D46])" office:value-type="float" office:value="1.09453031126203" calcext:value-type="float">
            <text:p>1,09453031</text:p>
          </table:table-cell>
          <table:table-cell table:formula="of:=-[.B46] - [.C46] + 2*[.E46] + 2*[.G46] + 3*[.I46] + 2*[.J46] + [.K46] - [.L46] - [.M46]" office:value-type="float" office:value="-0.0804395604395604" calcext:value-type="float">
            <text:p>-0,08043956</text:p>
          </table:table-cell>
          <table:table-cell table:formula="of:=[.B46]*[.B$13]+[.C46]*[.C$13]+[.E46]*[.E$13]+[.F46]*[.F$13]+[.G46]*[.G$13]+[.I46]*[.I$13]+[.J46]*[.J$13]+[.K46]*[.K$13]+[.L46]*[.L$13]+[.D46]*[.D$13]+[.O46]*[.O$13] + [.M46]*[.M$13]" office:value-type="float" office:value="3.84517582418265" calcext:value-type="float">
            <text:p>3,84517582418265</text:p>
          </table:table-cell>
          <table:table-cell table:formula="of:=ctitrant*[.A46] * 5" office:value-type="float" office:value="0.13" calcext:value-type="float">
            <text:p>0,13</text:p>
          </table:table-cell>
        </table:table-row>
        <table:table-row table:style-name="ro1">
          <table:table-cell table:formula="of:=[.A46]+dV" office:value-type="float" office:value="2.7" calcext:value-type="float">
            <text:p>2,70000000</text:p>
          </table:table-cell>
          <table:table-cell office:value-type="float" office:value="0" calcext:value-type="float">
            <text:p>0,00000000</text:p>
          </table:table-cell>
          <table:table-cell table:formula="of:=IF([.E47]&gt;0;0;ctitrant*[.A47]-no_reactif/5)/(Vt+[.A47])" office:value-type="float" office:value="0" calcext:value-type="float">
            <text:p>0,00000000</text:p>
          </table:table-cell>
          <table:table-cell table:formula="of:=(-[.Q47]+SQRT([.Q47]*[.Q47]+0.00000000000004))/2" office:value-type="float" office:value="0.0801462522853167" calcext:value-type="float">
            <text:p>8,015E-02</text:p>
          </table:table-cell>
          <table:table-cell table:formula="of:=MAX(0;no_reactif-ctitrant*[.A47]*5)/(Vt+[.A47])" office:value-type="float" office:value="0.00118829981718464" calcext:value-type="float">
            <text:p>0,00118830</text:p>
          </table:table-cell>
          <table:table-cell table:formula="of:=no_ptitre/(Vt+[.A47])" office:value-type="float" office:value="0.00182815356489945" calcext:value-type="float">
            <text:p>0,00182815</text:p>
          </table:table-cell>
          <table:table-cell table:formula="of:=IF([.E47]&gt;0;ctitrant*[.A47];no_titrant*1)/(Vt+[.A47])" office:value-type="float" office:value="0.000493601462522852" calcext:value-type="float">
            <text:p>0,00049360</text:p>
          </table:table-cell>
          <table:table-cell/>
          <table:table-cell table:formula="of:=MIN(c_reac*v_reac;no_preactif + ctitrant*[.A47]*5)/(Vt+[.A47])" office:value-type="float" office:value="0.00795246800731262" calcext:value-type="float">
            <text:p>0,00795247</text:p>
          </table:table-cell>
          <table:table-cell table:formula="of:=no_stitre/(Vt+[.A47])" office:value-type="float" office:value="0.000914076782449726" calcext:value-type="float">
            <text:p>0,00091408</text:p>
          </table:table-cell>
          <table:table-cell table:formula="of:=ctitrant*[.A47]*1/(Vt+[.A47])" office:value-type="float" office:value="0.000493601462522852" calcext:value-type="float">
            <text:p>0,00049360</text:p>
          </table:table-cell>
          <table:table-cell table:formula="of:=no_sexc/(Vt+[.A47])" office:value-type="float" office:value="0.0914076782449726" calcext:value-type="float">
            <text:p>0,09140768</text:p>
          </table:table-cell>
          <table:table-cell table:formula="of:=no_sreactif/(Vt+[.A47])" office:value-type="float" office:value="0.0182815356489945" calcext:value-type="float">
            <text:p>0,01828154</text:p>
          </table:table-cell>
          <table:table-cell table:formula="of:=[.D47]" office:value-type="float" office:value="0.0801462522853167" calcext:value-type="float">
            <text:p>8,015E-02</text:p>
          </table:table-cell>
          <table:table-cell table:formula="of:=0.00000000000001/[.D47]" office:value-type="float" office:value="0.000000000000124771897810025" calcext:value-type="float">
            <text:p>1,25E-13</text:p>
          </table:table-cell>
          <table:table-cell table:formula="of:=-LOG([.D47])" office:value-type="float" office:value="1.09611678085644" calcext:value-type="float">
            <text:p>1,09611678</text:p>
          </table:table-cell>
          <table:table-cell table:formula="of:=-[.B47] - [.C47] + 2*[.E47] + 2*[.G47] + 3*[.I47] + 2*[.J47] + [.K47] - [.L47] - [.M47]" office:value-type="float" office:value="-0.080146252285192" calcext:value-type="float">
            <text:p>-0,08014625</text:p>
          </table:table-cell>
          <table:table-cell table:formula="of:=[.B47]*[.B$13]+[.C47]*[.C$13]+[.E47]*[.E$13]+[.F47]*[.F$13]+[.G47]*[.G$13]+[.I47]*[.I$13]+[.J47]*[.J$13]+[.K47]*[.K$13]+[.L47]*[.L$13]+[.D47]*[.D$13]+[.O47]*[.O$13] + [.M47]*[.M$13]" office:value-type="float" office:value="3.83424497258455" calcext:value-type="float">
            <text:p>3,83424497258455</text:p>
          </table:table-cell>
          <table:table-cell table:formula="of:=ctitrant*[.A47] * 5" office:value-type="float" office:value="0.135" calcext:value-type="float">
            <text:p>0,135</text:p>
          </table:table-cell>
        </table:table-row>
        <table:table-row table:style-name="ro1">
          <table:table-cell table:formula="of:=[.A47]+dV" office:value-type="float" office:value="2.8" calcext:value-type="float">
            <text:p>2,80000000</text:p>
          </table:table-cell>
          <table:table-cell office:value-type="float" office:value="0" calcext:value-type="float">
            <text:p>0,00000000</text:p>
          </table:table-cell>
          <table:table-cell table:formula="of:=IF([.E48]&gt;0;0;ctitrant*[.A48]-no_reactif/5)/(Vt+[.A48])" office:value-type="float" office:value="0" calcext:value-type="float">
            <text:p>0,00000000</text:p>
          </table:table-cell>
          <table:table-cell table:formula="of:=(-[.Q48]+SQRT([.Q48]*[.Q48]+0.00000000000004))/2" office:value-type="float" office:value="0.0798540145986654" calcext:value-type="float">
            <text:p>7,985E-02</text:p>
          </table:table-cell>
          <table:table-cell table:formula="of:=MAX(0;no_reactif-ctitrant*[.A48]*5)/(Vt+[.A48])" office:value-type="float" office:value="0.0010948905109489" calcext:value-type="float">
            <text:p>0,00109489</text:p>
          </table:table-cell>
          <table:table-cell table:formula="of:=no_ptitre/(Vt+[.A48])" office:value-type="float" office:value="0.00182481751824818" calcext:value-type="float">
            <text:p>0,00182482</text:p>
          </table:table-cell>
          <table:table-cell table:formula="of:=IF([.E48]&gt;0;ctitrant*[.A48];no_titrant*1)/(Vt+[.A48])" office:value-type="float" office:value="0.000510948905109489" calcext:value-type="float">
            <text:p>0,00051095</text:p>
          </table:table-cell>
          <table:table-cell/>
          <table:table-cell table:formula="of:=MIN(c_reac*v_reac;no_preactif + ctitrant*[.A48]*5)/(Vt+[.A48])" office:value-type="float" office:value="0.00802919708029197" calcext:value-type="float">
            <text:p>0,00802920</text:p>
          </table:table-cell>
          <table:table-cell table:formula="of:=no_stitre/(Vt+[.A48])" office:value-type="float" office:value="0.000912408759124088" calcext:value-type="float">
            <text:p>0,00091241</text:p>
          </table:table-cell>
          <table:table-cell table:formula="of:=ctitrant*[.A48]*1/(Vt+[.A48])" office:value-type="float" office:value="0.000510948905109489" calcext:value-type="float">
            <text:p>0,00051095</text:p>
          </table:table-cell>
          <table:table-cell table:formula="of:=no_sexc/(Vt+[.A48])" office:value-type="float" office:value="0.0912408759124088" calcext:value-type="float">
            <text:p>0,09124088</text:p>
          </table:table-cell>
          <table:table-cell table:formula="of:=no_sreactif/(Vt+[.A48])" office:value-type="float" office:value="0.0182481751824818" calcext:value-type="float">
            <text:p>0,01824818</text:p>
          </table:table-cell>
          <table:table-cell table:formula="of:=[.D48]" office:value-type="float" office:value="0.0798540145986654" calcext:value-type="float">
            <text:p>7,985E-02</text:p>
          </table:table-cell>
          <table:table-cell table:formula="of:=0.00000000000001/[.D48]" office:value-type="float" office:value="0.000000000000125228519195416" calcext:value-type="float">
            <text:p>1,25E-13</text:p>
          </table:table-cell>
          <table:table-cell table:formula="of:=-LOG([.D48])" office:value-type="float" office:value="1.09770324515831" calcext:value-type="float">
            <text:p>1,09770325</text:p>
          </table:table-cell>
          <table:table-cell table:formula="of:=-[.B48] - [.C48] + 2*[.E48] + 2*[.G48] + 3*[.I48] + 2*[.J48] + [.K48] - [.L48] - [.M48]" office:value-type="float" office:value="-0.0798540145985402" calcext:value-type="float">
            <text:p>-0,07985401</text:p>
          </table:table-cell>
          <table:table-cell table:formula="of:=[.B48]*[.B$13]+[.C48]*[.C$13]+[.E48]*[.E$13]+[.F48]*[.F$13]+[.G48]*[.G$13]+[.I48]*[.I$13]+[.J48]*[.J$13]+[.K48]*[.K$13]+[.L48]*[.L$13]+[.D48]*[.D$13]+[.O48]*[.O$13] + [.M48]*[.M$13]" office:value-type="float" office:value="3.82335401460542" calcext:value-type="float">
            <text:p>3,82335401460542</text:p>
          </table:table-cell>
          <table:table-cell table:formula="of:=ctitrant*[.A48] * 5" office:value-type="float" office:value="0.14" calcext:value-type="float">
            <text:p>0,14</text:p>
          </table:table-cell>
        </table:table-row>
        <table:table-row table:style-name="ro1">
          <table:table-cell table:formula="of:=[.A48]+dV" office:value-type="float" office:value="2.9" calcext:value-type="float">
            <text:p>2,90000000</text:p>
          </table:table-cell>
          <table:table-cell office:value-type="float" office:value="0" calcext:value-type="float">
            <text:p>0,00000000</text:p>
          </table:table-cell>
          <table:table-cell table:formula="of:=IF([.E49]&gt;0;0;ctitrant*[.A49]-no_reactif/5)/(Vt+[.A49])" office:value-type="float" office:value="0" calcext:value-type="float">
            <text:p>0,00000000</text:p>
          </table:table-cell>
          <table:table-cell table:formula="of:=(-[.Q49]+SQRT([.Q49]*[.Q49]+0.00000000000004))/2" office:value-type="float" office:value="0.0795628415301803" calcext:value-type="float">
            <text:p>7,956E-02</text:p>
          </table:table-cell>
          <table:table-cell table:formula="of:=MAX(0;no_reactif-ctitrant*[.A49]*5)/(Vt+[.A49])" office:value-type="float" office:value="0.00100182149362477" calcext:value-type="float">
            <text:p>0,00100182</text:p>
          </table:table-cell>
          <table:table-cell table:formula="of:=no_ptitre/(Vt+[.A49])" office:value-type="float" office:value="0.00182149362477231" calcext:value-type="float">
            <text:p>0,00182149</text:p>
          </table:table-cell>
          <table:table-cell table:formula="of:=IF([.E49]&gt;0;ctitrant*[.A49];no_titrant*1)/(Vt+[.A49])" office:value-type="float" office:value="0.000528233151183971" calcext:value-type="float">
            <text:p>0,00052823</text:p>
          </table:table-cell>
          <table:table-cell/>
          <table:table-cell table:formula="of:=MIN(c_reac*v_reac;no_preactif + ctitrant*[.A49]*5)/(Vt+[.A49])" office:value-type="float" office:value="0.0081056466302368" calcext:value-type="float">
            <text:p>0,00810565</text:p>
          </table:table-cell>
          <table:table-cell table:formula="of:=no_stitre/(Vt+[.A49])" office:value-type="float" office:value="0.000910746812386157" calcext:value-type="float">
            <text:p>0,00091075</text:p>
          </table:table-cell>
          <table:table-cell table:formula="of:=ctitrant*[.A49]*1/(Vt+[.A49])" office:value-type="float" office:value="0.000528233151183971" calcext:value-type="float">
            <text:p>0,00052823</text:p>
          </table:table-cell>
          <table:table-cell table:formula="of:=no_sexc/(Vt+[.A49])" office:value-type="float" office:value="0.0910746812386157" calcext:value-type="float">
            <text:p>0,09107468</text:p>
          </table:table-cell>
          <table:table-cell table:formula="of:=no_sreactif/(Vt+[.A49])" office:value-type="float" office:value="0.0182149362477231" calcext:value-type="float">
            <text:p>0,01821494</text:p>
          </table:table-cell>
          <table:table-cell table:formula="of:=[.D49]" office:value-type="float" office:value="0.0795628415301803" calcext:value-type="float">
            <text:p>7,956E-02</text:p>
          </table:table-cell>
          <table:table-cell table:formula="of:=0.00000000000001/[.D49]" office:value-type="float" office:value="0.000000000000125686813186615" calcext:value-type="float">
            <text:p>1,26E-13</text:p>
          </table:table-cell>
          <table:table-cell table:formula="of:=-LOG([.D49])" office:value-type="float" office:value="1.09928971475273" calcext:value-type="float">
            <text:p>1,09928971</text:p>
          </table:table-cell>
          <table:table-cell table:formula="of:=-[.B49] - [.C49] + 2*[.E49] + 2*[.G49] + 3*[.I49] + 2*[.J49] + [.K49] - [.L49] - [.M49]" office:value-type="float" office:value="-0.0795628415300546" calcext:value-type="float">
            <text:p>-0,07956284</text:p>
          </table:table-cell>
          <table:table-cell table:formula="of:=[.B49]*[.B$13]+[.C49]*[.C$13]+[.E49]*[.E$13]+[.F49]*[.F$13]+[.G49]*[.G$13]+[.I49]*[.I$13]+[.J49]*[.J$13]+[.K49]*[.K$13]+[.L49]*[.L$13]+[.D49]*[.D$13]+[.O49]*[.O$13]" office:value-type="float" office:value="3.67406921676464" calcext:value-type="float">
            <text:p>3,67406921676464</text:p>
          </table:table-cell>
          <table:table-cell table:formula="of:=ctitrant*[.A49] * 5" office:value-type="float" office:value="0.145" calcext:value-type="float">
            <text:p>0,145</text:p>
          </table:table-cell>
        </table:table-row>
        <table:table-row table:style-name="ro1">
          <table:table-cell table:formula="of:=[.A49]+dV" office:value-type="float" office:value="3" calcext:value-type="float">
            <text:p>3,00000000</text:p>
          </table:table-cell>
          <table:table-cell office:value-type="float" office:value="0" calcext:value-type="float">
            <text:p>0,00000000</text:p>
          </table:table-cell>
          <table:table-cell table:formula="of:=IF([.E50]&gt;0;0;ctitrant*[.A50]-no_reactif/5)/(Vt+[.A50])" office:value-type="float" office:value="0" calcext:value-type="float">
            <text:p>0,00000000</text:p>
          </table:table-cell>
          <table:table-cell table:formula="of:=(-[.Q50]+SQRT([.Q50]*[.Q50]+0.00000000000004))/2" office:value-type="float" office:value="0.0792727272728534" calcext:value-type="float">
            <text:p>7,927E-02</text:p>
          </table:table-cell>
          <table:table-cell table:formula="of:=MAX(0;no_reactif-ctitrant*[.A50]*5)/(Vt+[.A50])" office:value-type="float" office:value="0.000909090909090908" calcext:value-type="float">
            <text:p>0,00090909</text:p>
          </table:table-cell>
          <table:table-cell table:formula="of:=no_ptitre/(Vt+[.A50])" office:value-type="float" office:value="0.00181818181818182" calcext:value-type="float">
            <text:p>0,00181818</text:p>
          </table:table-cell>
          <table:table-cell table:formula="of:=IF([.E50]&gt;0;ctitrant*[.A50];no_titrant*1)/(Vt+[.A50])" office:value-type="float" office:value="0.000545454545454545" calcext:value-type="float">
            <text:p>0,00054545</text:p>
          </table:table-cell>
          <table:table-cell/>
          <table:table-cell table:formula="of:=MIN(c_reac*v_reac;no_preactif + ctitrant*[.A50]*5)/(Vt+[.A50])" office:value-type="float" office:value="0.00818181818181818" calcext:value-type="float">
            <text:p>0,00818182</text:p>
          </table:table-cell>
          <table:table-cell table:formula="of:=no_stitre/(Vt+[.A50])" office:value-type="float" office:value="0.000909090909090909" calcext:value-type="float">
            <text:p>0,00090909</text:p>
          </table:table-cell>
          <table:table-cell table:formula="of:=ctitrant*[.A50]*1/(Vt+[.A50])" office:value-type="float" office:value="0.000545454545454545" calcext:value-type="float">
            <text:p>0,00054545</text:p>
          </table:table-cell>
          <table:table-cell table:formula="of:=no_sexc/(Vt+[.A50])" office:value-type="float" office:value="0.0909090909090909" calcext:value-type="float">
            <text:p>0,09090909</text:p>
          </table:table-cell>
          <table:table-cell table:formula="of:=no_sreactif/(Vt+[.A50])" office:value-type="float" office:value="0.0181818181818182" calcext:value-type="float">
            <text:p>0,01818182</text:p>
          </table:table-cell>
          <table:table-cell table:formula="of:=[.D50]" office:value-type="float" office:value="0.0792727272728534" calcext:value-type="float">
            <text:p>7,927E-02</text:p>
          </table:table-cell>
          <table:table-cell table:formula="of:=0.00000000000001/[.D50]" office:value-type="float" office:value="0.000000000000126146788990625" calcext:value-type="float">
            <text:p>1,26E-13</text:p>
          </table:table-cell>
          <table:table-cell table:formula="of:=-LOG([.D50])" office:value-type="float" office:value="1.10087620022497" calcext:value-type="float">
            <text:p>1,10087620</text:p>
          </table:table-cell>
          <table:table-cell table:formula="of:=-[.B50] - [.C50] + 2*[.E50] + 2*[.G50] + 3*[.I50] + 2*[.J50] + [.K50] - [.L50] - [.M50]" office:value-type="float" office:value="-0.0792727272727273" calcext:value-type="float">
            <text:p>-0,07927273</text:p>
          </table:table-cell>
          <table:table-cell table:formula="of:=[.B50]*[.B$13]+[.C50]*[.C$13]+[.E50]*[.E$13]+[.F50]*[.F$13]+[.G50]*[.G$13]+[.I50]*[.I$13]+[.J50]*[.J$13]+[.K50]*[.K$13]+[.L50]*[.L$13]+[.D50]*[.D$13]+[.O50]*[.O$13]" office:value-type="float" office:value="3.66350909091601" calcext:value-type="float">
            <text:p>3,66350909091601</text:p>
          </table:table-cell>
          <table:table-cell table:formula="of:=ctitrant*[.A50] * 5" office:value-type="float" office:value="0.15" calcext:value-type="float">
            <text:p>0,15</text:p>
          </table:table-cell>
        </table:table-row>
        <table:table-row table:style-name="ro1">
          <table:table-cell table:formula="of:=[.A50]+dV" office:value-type="float" office:value="3.1" calcext:value-type="float">
            <text:p>3,10000000</text:p>
          </table:table-cell>
          <table:table-cell office:value-type="float" office:value="0" calcext:value-type="float">
            <text:p>0,00000000</text:p>
          </table:table-cell>
          <table:table-cell table:formula="of:=IF([.E51]&gt;0;0;ctitrant*[.A51]-no_reactif/5)/(Vt+[.A51])" office:value-type="float" office:value="0" calcext:value-type="float">
            <text:p>0,00000000</text:p>
          </table:table-cell>
          <table:table-cell table:formula="of:=(-[.Q51]+SQRT([.Q51]*[.Q51]+0.00000000000004))/2" office:value-type="float" office:value="0.0789836660618326" calcext:value-type="float">
            <text:p>7,898E-02</text:p>
          </table:table-cell>
          <table:table-cell table:formula="of:=MAX(0;no_reactif-ctitrant*[.A51]*5)/(Vt+[.A51])" office:value-type="float" office:value="0.000816696914700543" calcext:value-type="float">
            <text:p>0,00081670</text:p>
          </table:table-cell>
          <table:table-cell table:formula="of:=no_ptitre/(Vt+[.A51])" office:value-type="float" office:value="0.00181488203266788" calcext:value-type="float">
            <text:p>0,00181488</text:p>
          </table:table-cell>
          <table:table-cell table:formula="of:=IF([.E51]&gt;0;ctitrant*[.A51];no_titrant*1)/(Vt+[.A51])" office:value-type="float" office:value="0.000562613430127042" calcext:value-type="float">
            <text:p>0,00056261</text:p>
          </table:table-cell>
          <table:table-cell/>
          <table:table-cell table:formula="of:=MIN(c_reac*v_reac;no_preactif + ctitrant*[.A51]*5)/(Vt+[.A51])" office:value-type="float" office:value="0.00825771324863884" calcext:value-type="float">
            <text:p>0,00825771</text:p>
          </table:table-cell>
          <table:table-cell table:formula="of:=no_stitre/(Vt+[.A51])" office:value-type="float" office:value="0.000907441016333938" calcext:value-type="float">
            <text:p>0,00090744</text:p>
          </table:table-cell>
          <table:table-cell table:formula="of:=ctitrant*[.A51]*1/(Vt+[.A51])" office:value-type="float" office:value="0.000562613430127042" calcext:value-type="float">
            <text:p>0,00056261</text:p>
          </table:table-cell>
          <table:table-cell table:formula="of:=no_sexc/(Vt+[.A51])" office:value-type="float" office:value="0.0907441016333938" calcext:value-type="float">
            <text:p>0,09074410</text:p>
          </table:table-cell>
          <table:table-cell table:formula="of:=no_sreactif/(Vt+[.A51])" office:value-type="float" office:value="0.0181488203266788" calcext:value-type="float">
            <text:p>0,01814882</text:p>
          </table:table-cell>
          <table:table-cell table:formula="of:=[.D51]" office:value-type="float" office:value="0.0789836660618326" calcext:value-type="float">
            <text:p>7,898E-02</text:p>
          </table:table-cell>
          <table:table-cell table:formula="of:=0.00000000000001/[.D51]" office:value-type="float" office:value="0.00000000000012660845588215" calcext:value-type="float">
            <text:p>1,27E-13</text:p>
          </table:table-cell>
          <table:table-cell table:formula="of:=-LOG([.D51])" office:value-type="float" office:value="1.10246271216097" calcext:value-type="float">
            <text:p>1,10246271</text:p>
          </table:table-cell>
          <table:table-cell table:formula="of:=-[.B51] - [.C51] + 2*[.E51] + 2*[.G51] + 3*[.I51] + 2*[.J51] + [.K51] - [.L51] - [.M51]" office:value-type="float" office:value="-0.078983666061706" calcext:value-type="float">
            <text:p>-0,07898367</text:p>
          </table:table-cell>
          <table:table-cell table:formula="of:=[.B51]*[.B$13]+[.C51]*[.C$13]+[.E51]*[.E$13]+[.F51]*[.F$13]+[.G51]*[.G$13]+[.I51]*[.I$13]+[.J51]*[.J$13]+[.K51]*[.K$13]+[.L51]*[.L$13]+[.D51]*[.D$13]+[.O51]*[.O$13]" office:value-type="float" office:value="3.65298729583272" calcext:value-type="float">
            <text:p>3,65298729583272</text:p>
          </table:table-cell>
          <table:table-cell table:formula="of:=ctitrant*[.A51] * 5" office:value-type="float" office:value="0.155" calcext:value-type="float">
            <text:p>0,155</text:p>
          </table:table-cell>
        </table:table-row>
        <table:table-row table:style-name="ro1">
          <table:table-cell table:formula="of:=[.A51]+dV" office:value-type="float" office:value="3.2" calcext:value-type="float">
            <text:p>3,20000000</text:p>
          </table:table-cell>
          <table:table-cell office:value-type="float" office:value="0" calcext:value-type="float">
            <text:p>0,00000000</text:p>
          </table:table-cell>
          <table:table-cell table:formula="of:=IF([.E52]&gt;0;0;ctitrant*[.A52]-no_reactif/5)/(Vt+[.A52])" office:value-type="float" office:value="0" calcext:value-type="float">
            <text:p>0,00000000</text:p>
          </table:table-cell>
          <table:table-cell table:formula="of:=(-[.Q52]+SQRT([.Q52]*[.Q52]+0.00000000000004))/2" office:value-type="float" office:value="0.0786956521740401" calcext:value-type="float">
            <text:p>7,870E-02</text:p>
          </table:table-cell>
          <table:table-cell table:formula="of:=MAX(0;no_reactif-ctitrant*[.A52]*5)/(Vt+[.A52])" office:value-type="float" office:value="0.000724637681159419" calcext:value-type="float">
            <text:p>0,00072464</text:p>
          </table:table-cell>
          <table:table-cell table:formula="of:=no_ptitre/(Vt+[.A52])" office:value-type="float" office:value="0.00181159420289855" calcext:value-type="float">
            <text:p>0,00181159</text:p>
          </table:table-cell>
          <table:table-cell table:formula="of:=IF([.E52]&gt;0;ctitrant*[.A52];no_titrant*1)/(Vt+[.A52])" office:value-type="float" office:value="0.000579710144927536" calcext:value-type="float">
            <text:p>0,00057971</text:p>
          </table:table-cell>
          <table:table-cell/>
          <table:table-cell table:formula="of:=MIN(c_reac*v_reac;no_preactif + ctitrant*[.A52]*5)/(Vt+[.A52])" office:value-type="float" office:value="0.00833333333333333" calcext:value-type="float">
            <text:p>0,00833333</text:p>
          </table:table-cell>
          <table:table-cell table:formula="of:=no_stitre/(Vt+[.A52])" office:value-type="float" office:value="0.000905797101449275" calcext:value-type="float">
            <text:p>0,00090580</text:p>
          </table:table-cell>
          <table:table-cell table:formula="of:=ctitrant*[.A52]*1/(Vt+[.A52])" office:value-type="float" office:value="0.000579710144927536" calcext:value-type="float">
            <text:p>0,00057971</text:p>
          </table:table-cell>
          <table:table-cell table:formula="of:=no_sexc/(Vt+[.A52])" office:value-type="float" office:value="0.0905797101449275" calcext:value-type="float">
            <text:p>0,09057971</text:p>
          </table:table-cell>
          <table:table-cell table:formula="of:=no_sreactif/(Vt+[.A52])" office:value-type="float" office:value="0.0181159420289855" calcext:value-type="float">
            <text:p>0,01811594</text:p>
          </table:table-cell>
          <table:table-cell table:formula="of:=[.D52]" office:value-type="float" office:value="0.0786956521740401" calcext:value-type="float">
            <text:p>7,870E-02</text:p>
          </table:table-cell>
          <table:table-cell table:formula="of:=0.00000000000001/[.D52]" office:value-type="float" office:value="0.000000000000127071823204215" calcext:value-type="float">
            <text:p>1,27E-13</text:p>
          </table:table-cell>
          <table:table-cell table:formula="of:=-LOG([.D52])" office:value-type="float" office:value="1.10404926114771" calcext:value-type="float">
            <text:p>1,10404926</text:p>
          </table:table-cell>
          <table:table-cell table:formula="of:=-[.B52] - [.C52] + 2*[.E52] + 2*[.G52] + 3*[.I52] + 2*[.J52] + [.K52] - [.L52] - [.M52]" office:value-type="float" office:value="-0.078695652173913" calcext:value-type="float">
            <text:p>-0,07869565</text:p>
          </table:table-cell>
          <table:table-cell table:formula="of:=[.B52]*[.B$13]+[.C52]*[.C$13]+[.E52]*[.E$13]+[.F52]*[.F$13]+[.G52]*[.G$13]+[.I52]*[.I$13]+[.J52]*[.J$13]+[.K52]*[.K$13]+[.L52]*[.L$13]+[.D52]*[.D$13]+[.O52]*[.O$13]" office:value-type="float" office:value="3.64250362319538" calcext:value-type="float">
            <text:p>3,64250362319538</text:p>
          </table:table-cell>
          <table:table-cell table:formula="of:=ctitrant*[.A52] * 5" office:value-type="float" office:value="0.16" calcext:value-type="float">
            <text:p>0,16</text:p>
          </table:table-cell>
        </table:table-row>
        <table:table-row table:style-name="ro1">
          <table:table-cell table:formula="of:=[.A52]+dV" office:value-type="float" office:value="3.3" calcext:value-type="float">
            <text:p>3,30000000</text:p>
          </table:table-cell>
          <table:table-cell office:value-type="float" office:value="0" calcext:value-type="float">
            <text:p>0,00000000</text:p>
          </table:table-cell>
          <table:table-cell table:formula="of:=IF([.E53]&gt;0;0;ctitrant*[.A53]-no_reactif/5)/(Vt+[.A53])" office:value-type="float" office:value="0" calcext:value-type="float">
            <text:p>0,00000000</text:p>
          </table:table-cell>
          <table:table-cell table:formula="of:=(-[.Q53]+SQRT([.Q53]*[.Q53]+0.00000000000004))/2" office:value-type="float" office:value="0.0784086799277948" calcext:value-type="float">
            <text:p>7,841E-02</text:p>
          </table:table-cell>
          <table:table-cell table:formula="of:=MAX(0;no_reactif-ctitrant*[.A53]*5)/(Vt+[.A53])" office:value-type="float" office:value="0.000632911392405062" calcext:value-type="float">
            <text:p>0,00063291</text:p>
          </table:table-cell>
          <table:table-cell table:formula="of:=no_ptitre/(Vt+[.A53])" office:value-type="float" office:value="0.00180831826401447" calcext:value-type="float">
            <text:p>0,00180832</text:p>
          </table:table-cell>
          <table:table-cell table:formula="of:=IF([.E53]&gt;0;ctitrant*[.A53];no_titrant*1)/(Vt+[.A53])" office:value-type="float" office:value="0.000596745027124774" calcext:value-type="float">
            <text:p>0,00059675</text:p>
          </table:table-cell>
          <table:table-cell/>
          <table:table-cell table:formula="of:=MIN(c_reac*v_reac;no_preactif + ctitrant*[.A53]*5)/(Vt+[.A53])" office:value-type="float" office:value="0.00840867992766727" calcext:value-type="float">
            <text:p>0,00840868</text:p>
          </table:table-cell>
          <table:table-cell table:formula="of:=no_stitre/(Vt+[.A53])" office:value-type="float" office:value="0.000904159132007233" calcext:value-type="float">
            <text:p>0,00090416</text:p>
          </table:table-cell>
          <table:table-cell table:formula="of:=ctitrant*[.A53]*1/(Vt+[.A53])" office:value-type="float" office:value="0.000596745027124774" calcext:value-type="float">
            <text:p>0,00059675</text:p>
          </table:table-cell>
          <table:table-cell table:formula="of:=no_sexc/(Vt+[.A53])" office:value-type="float" office:value="0.0904159132007233" calcext:value-type="float">
            <text:p>0,09041591</text:p>
          </table:table-cell>
          <table:table-cell table:formula="of:=no_sreactif/(Vt+[.A53])" office:value-type="float" office:value="0.0180831826401447" calcext:value-type="float">
            <text:p>0,01808318</text:p>
          </table:table-cell>
          <table:table-cell table:formula="of:=[.D53]" office:value-type="float" office:value="0.0784086799277948" calcext:value-type="float">
            <text:p>7,841E-02</text:p>
          </table:table-cell>
          <table:table-cell table:formula="of:=0.00000000000001/[.D53]" office:value-type="float" office:value="0.000000000000127536900368796" calcext:value-type="float">
            <text:p>1,28E-13</text:p>
          </table:table-cell>
          <table:table-cell table:formula="of:=-LOG([.D53])" office:value-type="float" office:value="1.10563585777366" calcext:value-type="float">
            <text:p>1,10563586</text:p>
          </table:table-cell>
          <table:table-cell table:formula="of:=-[.B53] - [.C53] + 2*[.E53] + 2*[.G53] + 3*[.I53] + 2*[.J53] + [.K53] - [.L53] - [.M53]" office:value-type="float" office:value="-0.0784086799276673" calcext:value-type="float">
            <text:p>-0,07840868</text:p>
          </table:table-cell>
          <table:table-cell table:formula="of:=[.B53]*[.B$13]+[.C53]*[.C$13]+[.E53]*[.E$13]+[.F53]*[.F$13]+[.G53]*[.G$13]+[.I53]*[.I$13]+[.J53]*[.J$13]+[.K53]*[.K$13]+[.L53]*[.L$13]+[.D53]*[.D$13]+[.O53]*[.O$13]" office:value-type="float" office:value="3.63205786619145" calcext:value-type="float">
            <text:p>3,63205786619145</text:p>
          </table:table-cell>
          <table:table-cell table:formula="of:=ctitrant*[.A53] * 5" office:value-type="float" office:value="0.165" calcext:value-type="float">
            <text:p>0,165</text:p>
          </table:table-cell>
        </table:table-row>
        <table:table-row table:style-name="ro1">
          <table:table-cell table:formula="of:=[.A53]+dV" office:value-type="float" office:value="3.4" calcext:value-type="float">
            <text:p>3,40000000</text:p>
          </table:table-cell>
          <table:table-cell office:value-type="float" office:value="0" calcext:value-type="float">
            <text:p>0,00000000</text:p>
          </table:table-cell>
          <table:table-cell table:formula="of:=IF([.E54]&gt;0;0;ctitrant*[.A54]-no_reactif/5)/(Vt+[.A54])" office:value-type="float" office:value="0" calcext:value-type="float">
            <text:p>0,00000000</text:p>
          </table:table-cell>
          <table:table-cell table:formula="of:=(-[.Q54]+SQRT([.Q54]*[.Q54]+0.00000000000004))/2" office:value-type="float" office:value="0.0781227436824385" calcext:value-type="float">
            <text:p>7,812E-02</text:p>
          </table:table-cell>
          <table:table-cell table:formula="of:=MAX(0;no_reactif-ctitrant*[.A54]*5)/(Vt+[.A54])" office:value-type="float" office:value="0.000541516245487364" calcext:value-type="float">
            <text:p>0,00054152</text:p>
          </table:table-cell>
          <table:table-cell table:formula="of:=no_ptitre/(Vt+[.A54])" office:value-type="float" office:value="0.00180505415162455" calcext:value-type="float">
            <text:p>0,00180505</text:p>
          </table:table-cell>
          <table:table-cell table:formula="of:=IF([.E54]&gt;0;ctitrant*[.A54];no_titrant*1)/(Vt+[.A54])" office:value-type="float" office:value="0.000613718411552347" calcext:value-type="float">
            <text:p>0,00061372</text:p>
          </table:table-cell>
          <table:table-cell/>
          <table:table-cell table:formula="of:=MIN(c_reac*v_reac;no_preactif + ctitrant*[.A54]*5)/(Vt+[.A54])" office:value-type="float" office:value="0.00848375451263538" calcext:value-type="float">
            <text:p>0,00848375</text:p>
          </table:table-cell>
          <table:table-cell table:formula="of:=no_stitre/(Vt+[.A54])" office:value-type="float" office:value="0.000902527075812274" calcext:value-type="float">
            <text:p>0,00090253</text:p>
          </table:table-cell>
          <table:table-cell table:formula="of:=ctitrant*[.A54]*1/(Vt+[.A54])" office:value-type="float" office:value="0.000613718411552347" calcext:value-type="float">
            <text:p>0,00061372</text:p>
          </table:table-cell>
          <table:table-cell table:formula="of:=no_sexc/(Vt+[.A54])" office:value-type="float" office:value="0.0902527075812274" calcext:value-type="float">
            <text:p>0,09025271</text:p>
          </table:table-cell>
          <table:table-cell table:formula="of:=no_sreactif/(Vt+[.A54])" office:value-type="float" office:value="0.0180505415162455" calcext:value-type="float">
            <text:p>0,01805054</text:p>
          </table:table-cell>
          <table:table-cell table:formula="of:=[.D54]" office:value-type="float" office:value="0.0781227436824385" calcext:value-type="float">
            <text:p>7,812E-02</text:p>
          </table:table-cell>
          <table:table-cell table:formula="of:=0.00000000000001/[.D54]" office:value-type="float" office:value="0.000000000000128003696857461" calcext:value-type="float">
            <text:p>1,28E-13</text:p>
          </table:table-cell>
          <table:table-cell table:formula="of:=-LOG([.D54])" office:value-type="float" office:value="1.10722251262921" calcext:value-type="float">
            <text:p>1,10722251</text:p>
          </table:table-cell>
          <table:table-cell table:formula="of:=-[.B54] - [.C54] + 2*[.E54] + 2*[.G54] + 3*[.I54] + 2*[.J54] + [.K54] - [.L54] - [.M54]" office:value-type="float" office:value="-0.0781227436823105" calcext:value-type="float">
            <text:p>-0,07812274</text:p>
          </table:table-cell>
          <table:table-cell table:formula="of:=[.B54]*[.B$13]+[.C54]*[.C$13]+[.E54]*[.E$13]+[.F54]*[.F$13]+[.G54]*[.G$13]+[.I54]*[.I$13]+[.J54]*[.J$13]+[.K54]*[.K$13]+[.L54]*[.L$13]+[.D54]*[.D$13]+[.O54]*[.O$13]" office:value-type="float" office:value="3.62164981950161" calcext:value-type="float">
            <text:p>3,62164981950161</text:p>
          </table:table-cell>
          <table:table-cell table:formula="of:=ctitrant*[.A54] * 5" office:value-type="float" office:value="0.17" calcext:value-type="float">
            <text:p>0,17</text:p>
          </table:table-cell>
        </table:table-row>
        <table:table-row table:style-name="ro1">
          <table:table-cell table:formula="of:=[.A54]+dV" office:value-type="float" office:value="3.5" calcext:value-type="float">
            <text:p>3,50000000</text:p>
          </table:table-cell>
          <table:table-cell office:value-type="float" office:value="0" calcext:value-type="float">
            <text:p>0,00000000</text:p>
          </table:table-cell>
          <table:table-cell table:formula="of:=IF([.E55]&gt;0;0;ctitrant*[.A55]-no_reactif/5)/(Vt+[.A55])" office:value-type="float" office:value="0" calcext:value-type="float">
            <text:p>0,00000000</text:p>
          </table:table-cell>
          <table:table-cell table:formula="of:=(-[.Q55]+SQRT([.Q55]*[.Q55]+0.00000000000004))/2" office:value-type="float" office:value="0.0778378378379663" calcext:value-type="float">
            <text:p>7,784E-02</text:p>
          </table:table-cell>
          <table:table-cell table:formula="of:=MAX(0;no_reactif-ctitrant*[.A55]*5)/(Vt+[.A55])" office:value-type="float" office:value="0.000450450450450449" calcext:value-type="float">
            <text:p>0,00045045</text:p>
          </table:table-cell>
          <table:table-cell table:formula="of:=no_ptitre/(Vt+[.A55])" office:value-type="float" office:value="0.0018018018018018" calcext:value-type="float">
            <text:p>0,00180180</text:p>
          </table:table-cell>
          <table:table-cell table:formula="of:=IF([.E55]&gt;0;ctitrant*[.A55];no_titrant*1)/(Vt+[.A55])" office:value-type="float" office:value="0.000630630630630631" calcext:value-type="float">
            <text:p>0,00063063</text:p>
          </table:table-cell>
          <table:table-cell/>
          <table:table-cell table:formula="of:=MIN(c_reac*v_reac;no_preactif + ctitrant*[.A55]*5)/(Vt+[.A55])" office:value-type="float" office:value="0.00855855855855856" calcext:value-type="float">
            <text:p>0,00855856</text:p>
          </table:table-cell>
          <table:table-cell table:formula="of:=no_stitre/(Vt+[.A55])" office:value-type="float" office:value="0.000900900900900901" calcext:value-type="float">
            <text:p>0,00090090</text:p>
          </table:table-cell>
          <table:table-cell table:formula="of:=ctitrant*[.A55]*1/(Vt+[.A55])" office:value-type="float" office:value="0.000630630630630631" calcext:value-type="float">
            <text:p>0,00063063</text:p>
          </table:table-cell>
          <table:table-cell table:formula="of:=no_sexc/(Vt+[.A55])" office:value-type="float" office:value="0.0900900900900901" calcext:value-type="float">
            <text:p>0,09009009</text:p>
          </table:table-cell>
          <table:table-cell table:formula="of:=no_sreactif/(Vt+[.A55])" office:value-type="float" office:value="0.018018018018018" calcext:value-type="float">
            <text:p>0,01801802</text:p>
          </table:table-cell>
          <table:table-cell table:formula="of:=[.D55]" office:value-type="float" office:value="0.0778378378379663" calcext:value-type="float">
            <text:p>7,784E-02</text:p>
          </table:table-cell>
          <table:table-cell table:formula="of:=0.00000000000001/[.D55]" office:value-type="float" office:value="0.00000000000012847222222201" calcext:value-type="float">
            <text:p>1,28E-13</text:p>
          </table:table-cell>
          <table:table-cell table:formula="of:=-LOG([.D55])" office:value-type="float" office:value="1.10880923630705" calcext:value-type="float">
            <text:p>1,10880924</text:p>
          </table:table-cell>
          <table:table-cell table:formula="of:=-[.B55] - [.C55] + 2*[.E55] + 2*[.G55] + 3*[.I55] + 2*[.J55] + [.K55] - [.L55] - [.M55]" office:value-type="float" office:value="-0.0778378378378378" calcext:value-type="float">
            <text:p>-0,07783784</text:p>
          </table:table-cell>
          <table:table-cell table:formula="of:=[.B55]*[.B$13]+[.C55]*[.C$13]+[.E55]*[.E$13]+[.F55]*[.F$13]+[.G55]*[.G$13]+[.I55]*[.I$13]+[.J55]*[.J$13]+[.K55]*[.K$13]+[.L55]*[.L$13]+[.D55]*[.D$13]+[.O55]*[.O$13]" office:value-type="float" office:value="3.61127927928633" calcext:value-type="float">
            <text:p>3,61127927928633</text:p>
          </table:table-cell>
          <table:table-cell table:formula="of:=ctitrant*[.A55] * 5" office:value-type="float" office:value="0.175" calcext:value-type="float">
            <text:p>0,175</text:p>
          </table:table-cell>
        </table:table-row>
        <table:table-row table:style-name="ro1">
          <table:table-cell table:formula="of:=[.A55]+dV" office:value-type="float" office:value="3.6" calcext:value-type="float">
            <text:p>3,60000000</text:p>
          </table:table-cell>
          <table:table-cell office:value-type="float" office:value="0" calcext:value-type="float">
            <text:p>0,00000000</text:p>
          </table:table-cell>
          <table:table-cell table:formula="of:=IF([.E56]&gt;0;0;ctitrant*[.A56]-no_reactif/5)/(Vt+[.A56])" office:value-type="float" office:value="0" calcext:value-type="float">
            <text:p>0,00000000</text:p>
          </table:table-cell>
          <table:table-cell table:formula="of:=(-[.Q56]+SQRT([.Q56]*[.Q56]+0.00000000000004))/2" office:value-type="float" office:value="0.0775539568346613" calcext:value-type="float">
            <text:p>7,755E-02</text:p>
          </table:table-cell>
          <table:table-cell table:formula="of:=MAX(0;no_reactif-ctitrant*[.A56]*5)/(Vt+[.A56])" office:value-type="float" office:value="0.000359712230215826" calcext:value-type="float">
            <text:p>0,00035971</text:p>
          </table:table-cell>
          <table:table-cell table:formula="of:=no_ptitre/(Vt+[.A56])" office:value-type="float" office:value="0.00179856115107914" calcext:value-type="float">
            <text:p>0,00179856</text:p>
          </table:table-cell>
          <table:table-cell table:formula="of:=IF([.E56]&gt;0;ctitrant*[.A56];no_titrant*1)/(Vt+[.A56])" office:value-type="float" office:value="0.000647482014388489" calcext:value-type="float">
            <text:p>0,00064748</text:p>
          </table:table-cell>
          <table:table-cell/>
          <table:table-cell table:formula="of:=MIN(c_reac*v_reac;no_preactif + ctitrant*[.A56]*5)/(Vt+[.A56])" office:value-type="float" office:value="0.00863309352517986" calcext:value-type="float">
            <text:p>0,00863309</text:p>
          </table:table-cell>
          <table:table-cell table:formula="of:=no_stitre/(Vt+[.A56])" office:value-type="float" office:value="0.000899280575539568" calcext:value-type="float">
            <text:p>0,00089928</text:p>
          </table:table-cell>
          <table:table-cell table:formula="of:=ctitrant*[.A56]*1/(Vt+[.A56])" office:value-type="float" office:value="0.000647482014388489" calcext:value-type="float">
            <text:p>0,00064748</text:p>
          </table:table-cell>
          <table:table-cell table:formula="of:=no_sexc/(Vt+[.A56])" office:value-type="float" office:value="0.0899280575539568" calcext:value-type="float">
            <text:p>0,08992806</text:p>
          </table:table-cell>
          <table:table-cell table:formula="of:=no_sreactif/(Vt+[.A56])" office:value-type="float" office:value="0.0179856115107914" calcext:value-type="float">
            <text:p>0,01798561</text:p>
          </table:table-cell>
          <table:table-cell table:formula="of:=[.D56]" office:value-type="float" office:value="0.0775539568346613" calcext:value-type="float">
            <text:p>7,755E-02</text:p>
          </table:table-cell>
          <table:table-cell table:formula="of:=0.00000000000001/[.D56]" office:value-type="float" office:value="0.000000000000128942486085129" calcext:value-type="float">
            <text:p>1,29E-13</text:p>
          </table:table-cell>
          <table:table-cell table:formula="of:=-LOG([.D56])" office:value-type="float" office:value="1.11039603940265" calcext:value-type="float">
            <text:p>1,11039604</text:p>
          </table:table-cell>
          <table:table-cell table:formula="of:=-[.B56] - [.C56] + 2*[.E56] + 2*[.G56] + 3*[.I56] + 2*[.J56] + [.K56] - [.L56] - [.M56]" office:value-type="float" office:value="-0.0775539568345324" calcext:value-type="float">
            <text:p>-0,07755396</text:p>
          </table:table-cell>
          <table:table-cell table:formula="of:=[.B56]*[.B$13]+[.C56]*[.C$13]+[.E56]*[.E$13]+[.F56]*[.F$13]+[.G56]*[.G$13]+[.I56]*[.I$13]+[.J56]*[.J$13]+[.K56]*[.K$13]+[.L56]*[.L$13]+[.D56]*[.D$13]+[.O56]*[.O$13]" office:value-type="float" office:value="3.60094604317255" calcext:value-type="float">
            <text:p>3,60094604317255</text:p>
          </table:table-cell>
          <table:table-cell table:formula="of:=ctitrant*[.A56] * 5" office:value-type="float" office:value="0.18" calcext:value-type="float">
            <text:p>0,18</text:p>
          </table:table-cell>
        </table:table-row>
        <table:table-row table:style-name="ro1">
          <table:table-cell table:formula="of:=[.A56]+dV" office:value-type="float" office:value="3.7" calcext:value-type="float">
            <text:p>3,70000000</text:p>
          </table:table-cell>
          <table:table-cell office:value-type="float" office:value="0" calcext:value-type="float">
            <text:p>0,00000000</text:p>
          </table:table-cell>
          <table:table-cell table:formula="of:=IF([.E57]&gt;0;0;ctitrant*[.A57]-no_reactif/5)/(Vt+[.A57])" office:value-type="float" office:value="0" calcext:value-type="float">
            <text:p>0,00000000</text:p>
          </table:table-cell>
          <table:table-cell table:formula="of:=(-[.Q57]+SQRT([.Q57]*[.Q57]+0.00000000000004))/2" office:value-type="float" office:value="0.0772710951527326" calcext:value-type="float">
            <text:p>7,727E-02</text:p>
          </table:table-cell>
          <table:table-cell table:formula="of:=MAX(0;no_reactif-ctitrant*[.A57]*5)/(Vt+[.A57])" office:value-type="float" office:value="0.000269299820466785" calcext:value-type="float">
            <text:p>0,00026930</text:p>
          </table:table-cell>
          <table:table-cell table:formula="of:=no_ptitre/(Vt+[.A57])" office:value-type="float" office:value="0.00179533213644524" calcext:value-type="float">
            <text:p>0,00179533</text:p>
          </table:table-cell>
          <table:table-cell table:formula="of:=IF([.E57]&gt;0;ctitrant*[.A57];no_titrant*1)/(Vt+[.A57])" office:value-type="float" office:value="0.00066427289048474" calcext:value-type="float">
            <text:p>0,00066427</text:p>
          </table:table-cell>
          <table:table-cell/>
          <table:table-cell table:formula="of:=MIN(c_reac*v_reac;no_preactif + ctitrant*[.A57]*5)/(Vt+[.A57])" office:value-type="float" office:value="0.00870736086175943" calcext:value-type="float">
            <text:p>0,00870736</text:p>
          </table:table-cell>
          <table:table-cell table:formula="of:=no_stitre/(Vt+[.A57])" office:value-type="float" office:value="0.000897666068222621" calcext:value-type="float">
            <text:p>0,00089767</text:p>
          </table:table-cell>
          <table:table-cell table:formula="of:=ctitrant*[.A57]*1/(Vt+[.A57])" office:value-type="float" office:value="0.00066427289048474" calcext:value-type="float">
            <text:p>0,00066427</text:p>
          </table:table-cell>
          <table:table-cell table:formula="of:=no_sexc/(Vt+[.A57])" office:value-type="float" office:value="0.0897666068222621" calcext:value-type="float">
            <text:p>0,08976661</text:p>
          </table:table-cell>
          <table:table-cell table:formula="of:=no_sreactif/(Vt+[.A57])" office:value-type="float" office:value="0.0179533213644524" calcext:value-type="float">
            <text:p>0,01795332</text:p>
          </table:table-cell>
          <table:table-cell table:formula="of:=[.D57]" office:value-type="float" office:value="0.0772710951527326" calcext:value-type="float">
            <text:p>7,727E-02</text:p>
          </table:table-cell>
          <table:table-cell table:formula="of:=0.00000000000001/[.D57]" office:value-type="float" office:value="0.000000000000129414498141047" calcext:value-type="float">
            <text:p>1,29E-13</text:p>
          </table:table-cell>
          <table:table-cell table:formula="of:=-LOG([.D57])" office:value-type="float" office:value="1.11198293251467" calcext:value-type="float">
            <text:p>1,11198293</text:p>
          </table:table-cell>
          <table:table-cell table:formula="of:=-[.B57] - [.C57] + 2*[.E57] + 2*[.G57] + 3*[.I57] + 2*[.J57] + [.K57] - [.L57] - [.M57]" office:value-type="float" office:value="-0.0772710951526032" calcext:value-type="float">
            <text:p>-0,07727110</text:p>
          </table:table-cell>
          <table:table-cell table:formula="of:=[.B57]*[.B$13]+[.C57]*[.C$13]+[.E57]*[.E$13]+[.F57]*[.F$13]+[.G57]*[.G$13]+[.I57]*[.I$13]+[.J57]*[.J$13]+[.K57]*[.K$13]+[.L57]*[.L$13]+[.D57]*[.D$13]+[.O57]*[.O$13]" office:value-type="float" office:value="3.5906499102405" calcext:value-type="float">
            <text:p>3,5906499102405</text:p>
          </table:table-cell>
          <table:table-cell table:formula="of:=ctitrant*[.A57] * 5" office:value-type="float" office:value="0.185" calcext:value-type="float">
            <text:p>0,185</text:p>
          </table:table-cell>
        </table:table-row>
        <table:table-row table:style-name="ro1">
          <table:table-cell table:formula="of:=[.A57]+dV" office:value-type="float" office:value="3.8" calcext:value-type="float">
            <text:p>3,80000000</text:p>
          </table:table-cell>
          <table:table-cell office:value-type="float" office:value="0" calcext:value-type="float">
            <text:p>0,00000000</text:p>
          </table:table-cell>
          <table:table-cell table:formula="of:=IF([.E58]&gt;0;0;ctitrant*[.A58]-no_reactif/5)/(Vt+[.A58])" office:value-type="float" office:value="0" calcext:value-type="float">
            <text:p>0,00000000</text:p>
          </table:table-cell>
          <table:table-cell table:formula="of:=(-[.Q58]+SQRT([.Q58]*[.Q58]+0.00000000000004))/2" office:value-type="float" office:value="0.0769892473119579" calcext:value-type="float">
            <text:p>7,699E-02</text:p>
          </table:table-cell>
          <table:table-cell table:formula="of:=MAX(0;no_reactif-ctitrant*[.A58]*5)/(Vt+[.A58])" office:value-type="float" office:value="0.000179211469534049" calcext:value-type="float">
            <text:p>0,00017921</text:p>
          </table:table-cell>
          <table:table-cell table:formula="of:=no_ptitre/(Vt+[.A58])" office:value-type="float" office:value="0.0017921146953405" calcext:value-type="float">
            <text:p>0,00179211</text:p>
          </table:table-cell>
          <table:table-cell table:formula="of:=IF([.E58]&gt;0;ctitrant*[.A58];no_titrant*1)/(Vt+[.A58])" office:value-type="float" office:value="0.000681003584229391" calcext:value-type="float">
            <text:p>0,00068100</text:p>
          </table:table-cell>
          <table:table-cell/>
          <table:table-cell table:formula="of:=MIN(c_reac*v_reac;no_preactif + ctitrant*[.A58]*5)/(Vt+[.A58])" office:value-type="float" office:value="0.00878136200716846" calcext:value-type="float">
            <text:p>0,00878136</text:p>
          </table:table-cell>
          <table:table-cell table:formula="of:=no_stitre/(Vt+[.A58])" office:value-type="float" office:value="0.000896057347670251" calcext:value-type="float">
            <text:p>0,00089606</text:p>
          </table:table-cell>
          <table:table-cell table:formula="of:=ctitrant*[.A58]*1/(Vt+[.A58])" office:value-type="float" office:value="0.000681003584229391" calcext:value-type="float">
            <text:p>0,00068100</text:p>
          </table:table-cell>
          <table:table-cell table:formula="of:=no_sexc/(Vt+[.A58])" office:value-type="float" office:value="0.0896057347670251" calcext:value-type="float">
            <text:p>0,08960573</text:p>
          </table:table-cell>
          <table:table-cell table:formula="of:=no_sreactif/(Vt+[.A58])" office:value-type="float" office:value="0.017921146953405" calcext:value-type="float">
            <text:p>0,01792115</text:p>
          </table:table-cell>
          <table:table-cell table:formula="of:=[.D58]" office:value-type="float" office:value="0.0769892473119579" calcext:value-type="float">
            <text:p>7,699E-02</text:p>
          </table:table-cell>
          <table:table-cell table:formula="of:=0.00000000000001/[.D58]" office:value-type="float" office:value="0.000000000000129888268156205" calcext:value-type="float">
            <text:p>1,30E-13</text:p>
          </table:table-cell>
          <table:table-cell table:formula="of:=-LOG([.D58])" office:value-type="float" office:value="1.11356992624535" calcext:value-type="float">
            <text:p>1,11356993</text:p>
          </table:table-cell>
          <table:table-cell table:formula="of:=-[.B58] - [.C58] + 2*[.E58] + 2*[.G58] + 3*[.I58] + 2*[.J58] + [.K58] - [.L58] - [.M58]" office:value-type="float" office:value="-0.076989247311828" calcext:value-type="float">
            <text:p>-0,07698925</text:p>
          </table:table-cell>
          <table:table-cell table:formula="of:=[.B58]*[.B$13]+[.C58]*[.C$13]+[.E58]*[.E$13]+[.F58]*[.F$13]+[.G58]*[.G$13]+[.I58]*[.I$13]+[.J58]*[.J$13]+[.K58]*[.K$13]+[.L58]*[.L$13]+[.D58]*[.D$13]+[.O58]*[.O$13]" office:value-type="float" office:value="3.58039068101072" calcext:value-type="float">
            <text:p>3,58039068101072</text:p>
          </table:table-cell>
          <table:table-cell table:formula="of:=ctitrant*[.A58] * 5" office:value-type="float" office:value="0.19" calcext:value-type="float">
            <text:p>0,19</text:p>
          </table:table-cell>
        </table:table-row>
        <table:table-row table:style-name="ro1">
          <table:table-cell table:formula="of:=[.A58]+dV" office:value-type="float" office:value="3.9" calcext:value-type="float">
            <text:p>3,90000000</text:p>
          </table:table-cell>
          <table:table-cell office:value-type="float" office:value="0" calcext:value-type="float">
            <text:p>0,00000000</text:p>
          </table:table-cell>
          <table:table-cell table:formula="of:=IF([.E59]&gt;0;0;ctitrant*[.A59]-no_reactif/5)/(Vt+[.A59])" office:value-type="float" office:value="0" calcext:value-type="float">
            <text:p>0,00000000</text:p>
          </table:table-cell>
          <table:table-cell table:formula="of:=(-[.Q59]+SQRT([.Q59]*[.Q59]+0.00000000000004))/2" office:value-type="float" office:value="0.0767084078713289" calcext:value-type="float">
            <text:p>7,671E-02</text:p>
          </table:table-cell>
          <table:table-cell table:formula="of:=MAX(0;no_reactif-ctitrant*[.A59]*5)/(Vt+[.A59])" office:value-type="float" office:value="0.0000894454382826467" calcext:value-type="float">
            <text:p>0,00008945</text:p>
          </table:table-cell>
          <table:table-cell table:formula="of:=no_ptitre/(Vt+[.A59])" office:value-type="float" office:value="0.00178890876565295" calcext:value-type="float">
            <text:p>0,00178891</text:p>
          </table:table-cell>
          <table:table-cell table:formula="of:=IF([.E59]&gt;0;ctitrant*[.A59];no_titrant*1)/(Vt+[.A59])" office:value-type="float" office:value="0.000697674418604651" calcext:value-type="float">
            <text:p>0,00069767</text:p>
          </table:table-cell>
          <table:table-cell/>
          <table:table-cell table:formula="of:=MIN(c_reac*v_reac;no_preactif + ctitrant*[.A59]*5)/(Vt+[.A59])" office:value-type="float" office:value="0.00885509838998211" calcext:value-type="float">
            <text:p>0,00885510</text:p>
          </table:table-cell>
          <table:table-cell table:formula="of:=no_stitre/(Vt+[.A59])" office:value-type="float" office:value="0.000894454382826476" calcext:value-type="float">
            <text:p>0,00089445</text:p>
          </table:table-cell>
          <table:table-cell table:formula="of:=ctitrant*[.A59]*1/(Vt+[.A59])" office:value-type="float" office:value="0.000697674418604651" calcext:value-type="float">
            <text:p>0,00069767</text:p>
          </table:table-cell>
          <table:table-cell table:formula="of:=no_sexc/(Vt+[.A59])" office:value-type="float" office:value="0.0894454382826476" calcext:value-type="float">
            <text:p>0,08944544</text:p>
          </table:table-cell>
          <table:table-cell table:formula="of:=no_sreactif/(Vt+[.A59])" office:value-type="float" office:value="0.0178890876565295" calcext:value-type="float">
            <text:p>0,01788909</text:p>
          </table:table-cell>
          <table:table-cell table:formula="of:=[.D59]" office:value-type="float" office:value="0.0767084078713289" calcext:value-type="float">
            <text:p>7,671E-02</text:p>
          </table:table-cell>
          <table:table-cell table:formula="of:=0.00000000000001/[.D59]" office:value-type="float" office:value="0.000000000000130363805969928" calcext:value-type="float">
            <text:p>1,30E-13</text:p>
          </table:table-cell>
          <table:table-cell table:formula="of:=-LOG([.D59])" office:value-type="float" office:value="1.11515703120097" calcext:value-type="float">
            <text:p>1,11515703</text:p>
          </table:table-cell>
          <table:table-cell table:formula="of:=-[.B59] - [.C59] + 2*[.E59] + 2*[.G59] + 3*[.I59] + 2*[.J59] + [.K59] - [.L59] - [.M59]" office:value-type="float" office:value="-0.0767084078711986" calcext:value-type="float">
            <text:p>-0,07670841</text:p>
          </table:table-cell>
          <table:table-cell table:formula="of:=[.B59]*[.B$13]+[.C59]*[.C$13]+[.E59]*[.E$13]+[.F59]*[.F$13]+[.G59]*[.G$13]+[.I59]*[.I$13]+[.J59]*[.J$13]+[.K59]*[.K$13]+[.L59]*[.L$13]+[.D59]*[.D$13]+[.O59]*[.O$13]" office:value-type="float" office:value="3.57016815743113" calcext:value-type="float">
            <text:p>3,57016815743113</text:p>
          </table:table-cell>
          <table:table-cell table:formula="of:=ctitrant*[.A59] * 5" office:value-type="float" office:value="0.195" calcext:value-type="float">
            <text:p>0,195</text:p>
          </table:table-cell>
        </table:table-row>
        <table:table-row table:style-name="ro1">
          <table:table-cell table:formula="of:=[.A59]+dV" office:value-type="float" office:value="4" calcext:value-type="float">
            <text:p>4,00000000</text:p>
          </table:table-cell>
          <table:table-cell office:value-type="float" office:value="0" calcext:value-type="float">
            <text:p>0,00000000</text:p>
          </table:table-cell>
          <table:table-cell table:formula="of:=IF([.E60]&gt;0;0;ctitrant*[.A60]-no_reactif/5)/(Vt+[.A60])" office:value-type="float" office:value="0" calcext:value-type="float">
            <text:p>0,00000000</text:p>
          </table:table-cell>
          <table:table-cell table:formula="of:=(-[.Q60]+SQRT([.Q60]*[.Q60]+0.00000000000004))/2" office:value-type="float" office:value="0.0778571428572713" calcext:value-type="float">
            <text:p>7,786E-02</text:p>
          </table:table-cell>
          <table:table-cell table:formula="of:=MAX(0;no_reactif-ctitrant*[.A60]*5)/(Vt+[.A60])" office:value-type="float" office:value="0" calcext:value-type="float">
            <text:p>0,00000000</text:p>
          </table:table-cell>
          <table:table-cell table:formula="of:=no_ptitre/(Vt+[.A60])" office:value-type="float" office:value="0.00178571428571429" calcext:value-type="float">
            <text:p>0,00178571</text:p>
          </table:table-cell>
          <table:table-cell table:formula="of:=IF([.E60]&gt;0;ctitrant*[.A60];no_titrant*1)/(Vt+[.A60])" office:value-type="float" office:value="0" calcext:value-type="float">
            <text:p>0,00000000</text:p>
          </table:table-cell>
          <table:table-cell/>
          <table:table-cell table:formula="of:=MIN(c_reac*v_reac;no_preactif + ctitrant*[.A60]*5)/(Vt+[.A60])" office:value-type="float" office:value="0.00892857142857143" calcext:value-type="float">
            <text:p>0,00892857</text:p>
          </table:table-cell>
          <table:table-cell table:formula="of:=no_stitre/(Vt+[.A60])" office:value-type="float" office:value="0.000892857142857143" calcext:value-type="float">
            <text:p>0,00089286</text:p>
          </table:table-cell>
          <table:table-cell table:formula="of:=ctitrant*[.A60]*1/(Vt+[.A60])" office:value-type="float" office:value="0.000714285714285714" calcext:value-type="float">
            <text:p>0,00071429</text:p>
          </table:table-cell>
          <table:table-cell table:formula="of:=no_sexc/(Vt+[.A60])" office:value-type="float" office:value="0.0892857142857143" calcext:value-type="float">
            <text:p>0,08928571</text:p>
          </table:table-cell>
          <table:table-cell table:formula="of:=no_sreactif/(Vt+[.A60])" office:value-type="float" office:value="0.0178571428571429" calcext:value-type="float">
            <text:p>0,01785714</text:p>
          </table:table-cell>
          <table:table-cell table:formula="of:=[.D60]" office:value-type="float" office:value="0.0778571428572713" calcext:value-type="float">
            <text:p>7,786E-02</text:p>
          </table:table-cell>
          <table:table-cell table:formula="of:=0.00000000000001/[.D60]" office:value-type="float" office:value="0.000000000000128440366972265" calcext:value-type="float">
            <text:p>1,28E-13</text:p>
          </table:table-cell>
          <table:table-cell table:formula="of:=-LOG([.D60])" office:value-type="float" office:value="1.1087015377369" calcext:value-type="float">
            <text:p>1,10870154</text:p>
          </table:table-cell>
          <table:table-cell table:formula="of:=-[.B60] - [.C60] + 2*[.E60] + 2*[.G60] + 3*[.I60] + 2*[.J60] + [.K60] - [.L60] - [.M60]" office:value-type="float" office:value="-0.0778571428571429" calcext:value-type="float">
            <text:p>-0,07785714</text:p>
          </table:table-cell>
          <table:table-cell table:formula="of:=[.B60]*[.B$13]+[.C60]*[.C$13]+[.E60]*[.E$13]+[.F60]*[.F$13]+[.G60]*[.G$13]+[.I60]*[.I$13]+[.J60]*[.J$13]+[.K60]*[.K$13]+[.L60]*[.L$13]+[.D60]*[.D$13]+[.O60]*[.O$13]" office:value-type="float" office:value="3.60233928572134" calcext:value-type="float">
            <text:p>3,60233928572134</text:p>
          </table:table-cell>
          <table:table-cell table:formula="of:=ctitrant*[.A60] * 5" office:value-type="float" office:value="0.2" calcext:value-type="float">
            <text:p>0,2</text:p>
          </table:table-cell>
        </table:table-row>
        <table:table-row table:style-name="ro1">
          <table:table-cell table:formula="of:=[.A60]+dV" office:value-type="float" office:value="4.1" calcext:value-type="float">
            <text:p>4,10000000</text:p>
          </table:table-cell>
          <table:table-cell office:value-type="float" office:value="0" calcext:value-type="float">
            <text:p>0,00000000</text:p>
          </table:table-cell>
          <table:table-cell table:formula="of:=IF([.E61]&gt;0;0;ctitrant*[.A61]-no_reactif/5)/(Vt+[.A61])" office:value-type="float" office:value="0.000017825311942959" calcext:value-type="float">
            <text:p>0,00001783</text:p>
          </table:table-cell>
          <table:table-cell table:formula="of:=(-[.Q61]+SQRT([.Q61]*[.Q61]+0.00000000000004))/2" office:value-type="float" office:value="0.0777183600714299" calcext:value-type="float">
            <text:p>7,772E-02</text:p>
          </table:table-cell>
          <table:table-cell table:formula="of:=MAX(0;no_reactif-ctitrant*[.A61]*5)/(Vt+[.A61])" office:value-type="float" office:value="0" calcext:value-type="float">
            <text:p>0,00000000</text:p>
          </table:table-cell>
          <table:table-cell table:formula="of:=no_ptitre/(Vt+[.A61])" office:value-type="float" office:value="0.0017825311942959" calcext:value-type="float">
            <text:p>0,00178253</text:p>
          </table:table-cell>
          <table:table-cell table:formula="of:=IF([.E61]&gt;0;ctitrant*[.A61];no_titrant*1)/(Vt+[.A61])" office:value-type="float" office:value="0" calcext:value-type="float">
            <text:p>0,00000000</text:p>
          </table:table-cell>
          <table:table-cell/>
          <table:table-cell table:formula="of:=MIN(c_reac*v_reac;no_preactif + ctitrant*[.A61]*5)/(Vt+[.A61])" office:value-type="float" office:value="0.0089126559714795" calcext:value-type="float">
            <text:p>0,00891266</text:p>
          </table:table-cell>
          <table:table-cell table:formula="of:=no_stitre/(Vt+[.A61])" office:value-type="float" office:value="0.00089126559714795" calcext:value-type="float">
            <text:p>0,00089127</text:p>
          </table:table-cell>
          <table:table-cell table:formula="of:=ctitrant*[.A61]*1/(Vt+[.A61])" office:value-type="float" office:value="0.000730837789661319" calcext:value-type="float">
            <text:p>0,00073084</text:p>
          </table:table-cell>
          <table:table-cell table:formula="of:=no_sexc/(Vt+[.A61])" office:value-type="float" office:value="0.089126559714795" calcext:value-type="float">
            <text:p>0,08912656</text:p>
          </table:table-cell>
          <table:table-cell table:formula="of:=no_sreactif/(Vt+[.A61])" office:value-type="float" office:value="0.017825311942959" calcext:value-type="float">
            <text:p>0,01782531</text:p>
          </table:table-cell>
          <table:table-cell table:formula="of:=[.D61]" office:value-type="float" office:value="0.0777183600714299" calcext:value-type="float">
            <text:p>7,772E-02</text:p>
          </table:table-cell>
          <table:table-cell table:formula="of:=0.00000000000001/[.D61]" office:value-type="float" office:value="0.000000000000128669724770429" calcext:value-type="float">
            <text:p>1,29E-13</text:p>
          </table:table-cell>
          <table:table-cell table:formula="of:=-LOG([.D61])" office:value-type="float" office:value="1.10947637198686" calcext:value-type="float">
            <text:p>1,10947637</text:p>
          </table:table-cell>
          <table:table-cell table:formula="of:=-[.B61] - [.C61] + 2*[.E61] + 2*[.G61] + 3*[.I61] + 2*[.J61] + [.K61] - [.L61] - [.M61]" office:value-type="float" office:value="-0.0777183600713012" calcext:value-type="float">
            <text:p>-0,07771836</text:p>
          </table:table-cell>
          <table:table-cell table:formula="of:=[.B61]*[.B$13]+[.C61]*[.C$13]+[.E61]*[.E$13]+[.F61]*[.F$13]+[.G61]*[.G$13]+[.I61]*[.I$13]+[.J61]*[.J$13]+[.K61]*[.K$13]+[.L61]*[.L$13]+[.D61]*[.D$13]+[.O61]*[.O$13]" office:value-type="float" office:value="3.59615864528336" calcext:value-type="float">
            <text:p>3,59615864528336</text:p>
          </table:table-cell>
          <table:table-cell table:formula="of:=ctitrant*[.A61] * 5" office:value-type="float" office:value="0.205" calcext:value-type="float">
            <text:p>0,205</text:p>
          </table:table-cell>
        </table:table-row>
        <table:table-row table:style-name="ro1">
          <table:table-cell table:formula="of:=[.A61]+dV" office:value-type="float" office:value="4.2" calcext:value-type="float">
            <text:p>4,20000000</text:p>
          </table:table-cell>
          <table:table-cell office:value-type="float" office:value="0" calcext:value-type="float">
            <text:p>0,00000000</text:p>
          </table:table-cell>
          <table:table-cell table:formula="of:=IF([.E62]&gt;0;0;ctitrant*[.A62]-no_reactif/5)/(Vt+[.A62])" office:value-type="float" office:value="0.0000355871886120998" calcext:value-type="float">
            <text:p>0,00003559</text:p>
          </table:table-cell>
          <table:table-cell table:formula="of:=(-[.Q62]+SQRT([.Q62]*[.Q62]+0.00000000000004))/2" office:value-type="float" office:value="0.0775800711745061" calcext:value-type="float">
            <text:p>7,758E-02</text:p>
          </table:table-cell>
          <table:table-cell table:formula="of:=MAX(0;no_reactif-ctitrant*[.A62]*5)/(Vt+[.A62])" office:value-type="float" office:value="0" calcext:value-type="float">
            <text:p>0,00000000</text:p>
          </table:table-cell>
          <table:table-cell table:formula="of:=no_ptitre/(Vt+[.A62])" office:value-type="float" office:value="0.00177935943060498" calcext:value-type="float">
            <text:p>0,00177936</text:p>
          </table:table-cell>
          <table:table-cell table:formula="of:=IF([.E62]&gt;0;ctitrant*[.A62];no_titrant*1)/(Vt+[.A62])" office:value-type="float" office:value="0" calcext:value-type="float">
            <text:p>0,00000000</text:p>
          </table:table-cell>
          <table:table-cell/>
          <table:table-cell table:formula="of:=MIN(c_reac*v_reac;no_preactif + ctitrant*[.A62]*5)/(Vt+[.A62])" office:value-type="float" office:value="0.00889679715302491" calcext:value-type="float">
            <text:p>0,00889680</text:p>
          </table:table-cell>
          <table:table-cell table:formula="of:=no_stitre/(Vt+[.A62])" office:value-type="float" office:value="0.000889679715302491" calcext:value-type="float">
            <text:p>0,00088968</text:p>
          </table:table-cell>
          <table:table-cell table:formula="of:=ctitrant*[.A62]*1/(Vt+[.A62])" office:value-type="float" office:value="0.000747330960854093" calcext:value-type="float">
            <text:p>0,00074733</text:p>
          </table:table-cell>
          <table:table-cell table:formula="of:=no_sexc/(Vt+[.A62])" office:value-type="float" office:value="0.0889679715302491" calcext:value-type="float">
            <text:p>0,08896797</text:p>
          </table:table-cell>
          <table:table-cell table:formula="of:=no_sreactif/(Vt+[.A62])" office:value-type="float" office:value="0.0177935943060498" calcext:value-type="float">
            <text:p>0,01779359</text:p>
          </table:table-cell>
          <table:table-cell table:formula="of:=[.D62]" office:value-type="float" office:value="0.0775800711745061" calcext:value-type="float">
            <text:p>7,758E-02</text:p>
          </table:table-cell>
          <table:table-cell table:formula="of:=0.00000000000001/[.D62]" office:value-type="float" office:value="0.000000000000128899082568593" calcext:value-type="float">
            <text:p>1,29E-13</text:p>
          </table:table-cell>
          <table:table-cell table:formula="of:=-LOG([.D62])" office:value-type="float" office:value="1.11024982629975" calcext:value-type="float">
            <text:p>1,11024983</text:p>
          </table:table-cell>
          <table:table-cell table:formula="of:=-[.B62] - [.C62] + 2*[.E62] + 2*[.G62] + 3*[.I62] + 2*[.J62] + [.K62] - [.L62] - [.M62]" office:value-type="float" office:value="-0.0775800711743772" calcext:value-type="float">
            <text:p>-0,07758007</text:p>
          </table:table-cell>
          <table:table-cell table:formula="of:=[.B62]*[.B$13]+[.C62]*[.C$13]+[.E62]*[.E$13]+[.F62]*[.F$13]+[.G62]*[.G$13]+[.I62]*[.I$13]+[.J62]*[.J$13]+[.K62]*[.K$13]+[.L62]*[.L$13]+[.D62]*[.D$13]+[.O62]*[.O$13]" office:value-type="float" office:value="3.59000000000708" calcext:value-type="float">
            <text:p>3,59000000000708</text:p>
          </table:table-cell>
          <table:table-cell table:formula="of:=ctitrant*[.A62] * 5" office:value-type="float" office:value="0.21" calcext:value-type="float">
            <text:p>0,21</text:p>
          </table:table-cell>
        </table:table-row>
        <table:table-row table:style-name="ro1">
          <table:table-cell table:formula="of:=[.A62]+dV" office:value-type="float" office:value="4.3" calcext:value-type="float">
            <text:p>4,30000000</text:p>
          </table:table-cell>
          <table:table-cell office:value-type="float" office:value="0" calcext:value-type="float">
            <text:p>0,00000000</text:p>
          </table:table-cell>
          <table:table-cell table:formula="of:=IF([.E63]&gt;0;0;ctitrant*[.A63]-no_reactif/5)/(Vt+[.A63])" office:value-type="float" office:value="0.0000532859680284192" calcext:value-type="float">
            <text:p>0,00005329</text:p>
          </table:table-cell>
          <table:table-cell table:formula="of:=(-[.Q63]+SQRT([.Q63]*[.Q63]+0.00000000000004))/2" office:value-type="float" office:value="0.077442273534765" calcext:value-type="float">
            <text:p>7,744E-02</text:p>
          </table:table-cell>
          <table:table-cell table:formula="of:=MAX(0;no_reactif-ctitrant*[.A63]*5)/(Vt+[.A63])" office:value-type="float" office:value="0" calcext:value-type="float">
            <text:p>0,00000000</text:p>
          </table:table-cell>
          <table:table-cell table:formula="of:=no_ptitre/(Vt+[.A63])" office:value-type="float" office:value="0.00177619893428064" calcext:value-type="float">
            <text:p>0,00177620</text:p>
          </table:table-cell>
          <table:table-cell table:formula="of:=IF([.E63]&gt;0;ctitrant*[.A63];no_titrant*1)/(Vt+[.A63])" office:value-type="float" office:value="0" calcext:value-type="float">
            <text:p>0,00000000</text:p>
          </table:table-cell>
          <table:table-cell/>
          <table:table-cell table:formula="of:=MIN(c_reac*v_reac;no_preactif + ctitrant*[.A63]*5)/(Vt+[.A63])" office:value-type="float" office:value="0.0088809946714032" calcext:value-type="float">
            <text:p>0,00888099</text:p>
          </table:table-cell>
          <table:table-cell table:formula="of:=no_stitre/(Vt+[.A63])" office:value-type="float" office:value="0.00088809946714032" calcext:value-type="float">
            <text:p>0,00088810</text:p>
          </table:table-cell>
          <table:table-cell table:formula="of:=ctitrant*[.A63]*1/(Vt+[.A63])" office:value-type="float" office:value="0.000763765541740675" calcext:value-type="float">
            <text:p>0,00076377</text:p>
          </table:table-cell>
          <table:table-cell table:formula="of:=no_sexc/(Vt+[.A63])" office:value-type="float" office:value="0.088809946714032" calcext:value-type="float">
            <text:p>0,08880995</text:p>
          </table:table-cell>
          <table:table-cell table:formula="of:=no_sreactif/(Vt+[.A63])" office:value-type="float" office:value="0.0177619893428064" calcext:value-type="float">
            <text:p>0,01776199</text:p>
          </table:table-cell>
          <table:table-cell table:formula="of:=[.D63]" office:value-type="float" office:value="0.077442273534765" calcext:value-type="float">
            <text:p>7,744E-02</text:p>
          </table:table-cell>
          <table:table-cell table:formula="of:=0.00000000000001/[.D63]" office:value-type="float" office:value="0.000000000000129128440366757" calcext:value-type="float">
            <text:p>1,29E-13</text:p>
          </table:table-cell>
          <table:table-cell table:formula="of:=-LOG([.D63])" office:value-type="float" office:value="1.11102190558204" calcext:value-type="float">
            <text:p>1,11102191</text:p>
          </table:table-cell>
          <table:table-cell table:formula="of:=-[.B63] - [.C63] + 2*[.E63] + 2*[.G63] + 3*[.I63] + 2*[.J63] + [.K63] - [.L63] - [.M63]" office:value-type="float" office:value="-0.0774422735346359" calcext:value-type="float">
            <text:p>-0,07744227</text:p>
          </table:table-cell>
          <table:table-cell table:formula="of:=[.B63]*[.B$13]+[.C63]*[.C$13]+[.E63]*[.E$13]+[.F63]*[.F$13]+[.G63]*[.G$13]+[.I63]*[.I$13]+[.J63]*[.J$13]+[.K63]*[.K$13]+[.L63]*[.L$13]+[.D63]*[.D$13]+[.O63]*[.O$13]" office:value-type="float" office:value="3.58386323268915" calcext:value-type="float">
            <text:p>3,58386323268915</text:p>
          </table:table-cell>
          <table:table-cell table:formula="of:=ctitrant*[.A63] * 5" office:value-type="float" office:value="0.215" calcext:value-type="float">
            <text:p>0,215</text:p>
          </table:table-cell>
        </table:table-row>
        <table:table-row table:style-name="ro1">
          <table:table-cell table:formula="of:=[.A63]+dV" office:value-type="float" office:value="4.4" calcext:value-type="float">
            <text:p>4,40000000</text:p>
          </table:table-cell>
          <table:table-cell office:value-type="float" office:value="0" calcext:value-type="float">
            <text:p>0,00000000</text:p>
          </table:table-cell>
          <table:table-cell table:formula="of:=IF([.E64]&gt;0;0;ctitrant*[.A64]-no_reactif/5)/(Vt+[.A64])" office:value-type="float" office:value="0.000070921985815603" calcext:value-type="float">
            <text:p>0,00007092</text:p>
          </table:table-cell>
          <table:table-cell table:formula="of:=(-[.Q64]+SQRT([.Q64]*[.Q64]+0.00000000000004))/2" office:value-type="float" office:value="0.0773049645391365" calcext:value-type="float">
            <text:p>7,730E-02</text:p>
          </table:table-cell>
          <table:table-cell table:formula="of:=MAX(0;no_reactif-ctitrant*[.A64]*5)/(Vt+[.A64])" office:value-type="float" office:value="0" calcext:value-type="float">
            <text:p>0,00000000</text:p>
          </table:table-cell>
          <table:table-cell table:formula="of:=no_ptitre/(Vt+[.A64])" office:value-type="float" office:value="0.00177304964539007" calcext:value-type="float">
            <text:p>0,00177305</text:p>
          </table:table-cell>
          <table:table-cell table:formula="of:=IF([.E64]&gt;0;ctitrant*[.A64];no_titrant*1)/(Vt+[.A64])" office:value-type="float" office:value="0" calcext:value-type="float">
            <text:p>0,00000000</text:p>
          </table:table-cell>
          <table:table-cell/>
          <table:table-cell table:formula="of:=MIN(c_reac*v_reac;no_preactif + ctitrant*[.A64]*5)/(Vt+[.A64])" office:value-type="float" office:value="0.00886524822695036" calcext:value-type="float">
            <text:p>0,00886525</text:p>
          </table:table-cell>
          <table:table-cell table:formula="of:=no_stitre/(Vt+[.A64])" office:value-type="float" office:value="0.000886524822695036" calcext:value-type="float">
            <text:p>0,00088652</text:p>
          </table:table-cell>
          <table:table-cell table:formula="of:=ctitrant*[.A64]*1/(Vt+[.A64])" office:value-type="float" office:value="0.000780141843971631" calcext:value-type="float">
            <text:p>0,00078014</text:p>
          </table:table-cell>
          <table:table-cell table:formula="of:=no_sexc/(Vt+[.A64])" office:value-type="float" office:value="0.0886524822695036" calcext:value-type="float">
            <text:p>0,08865248</text:p>
          </table:table-cell>
          <table:table-cell table:formula="of:=no_sreactif/(Vt+[.A64])" office:value-type="float" office:value="0.0177304964539007" calcext:value-type="float">
            <text:p>0,01773050</text:p>
          </table:table-cell>
          <table:table-cell table:formula="of:=[.D64]" office:value-type="float" office:value="0.0773049645391365" calcext:value-type="float">
            <text:p>7,730E-02</text:p>
          </table:table-cell>
          <table:table-cell table:formula="of:=0.00000000000001/[.D64]" office:value-type="float" office:value="0.000000000000129357798164921" calcext:value-type="float">
            <text:p>1,29E-13</text:p>
          </table:table-cell>
          <table:table-cell table:formula="of:=-LOG([.D64])" office:value-type="float" office:value="1.11179261471403" calcext:value-type="float">
            <text:p>1,11179261</text:p>
          </table:table-cell>
          <table:table-cell table:formula="of:=-[.B64] - [.C64] + 2*[.E64] + 2*[.G64] + 3*[.I64] + 2*[.J64] + [.K64] - [.L64] - [.M64]" office:value-type="float" office:value="-0.0773049645390071" calcext:value-type="float">
            <text:p>-0,07730496</text:p>
          </table:table-cell>
          <table:table-cell table:formula="of:=[.B64]*[.B$13]+[.C64]*[.C$13]+[.E64]*[.E$13]+[.F64]*[.F$13]+[.G64]*[.G$13]+[.I64]*[.I$13]+[.J64]*[.J$13]+[.K64]*[.K$13]+[.L64]*[.L$13]+[.D64]*[.D$13]+[.O64]*[.O$13]" office:value-type="float" office:value="3.57774822695746" calcext:value-type="float">
            <text:p>3,57774822695746</text:p>
          </table:table-cell>
          <table:table-cell table:formula="of:=ctitrant*[.A64] * 5" office:value-type="float" office:value="0.22" calcext:value-type="float">
            <text:p>0,22</text:p>
          </table:table-cell>
        </table:table-row>
        <table:table-row table:style-name="ro1">
          <table:table-cell table:formula="of:=[.A64]+dV" office:value-type="float" office:value="4.5" calcext:value-type="float">
            <text:p>4,50000000</text:p>
          </table:table-cell>
          <table:table-cell office:value-type="float" office:value="0" calcext:value-type="float">
            <text:p>0,00000000</text:p>
          </table:table-cell>
          <table:table-cell table:formula="of:=IF([.E65]&gt;0;0;ctitrant*[.A65]-no_reactif/5)/(Vt+[.A65])" office:value-type="float" office:value="0.000088495575221239" calcext:value-type="float">
            <text:p>0,00008850</text:p>
          </table:table-cell>
          <table:table-cell table:formula="of:=(-[.Q65]+SQRT([.Q65]*[.Q65]+0.00000000000004))/2" office:value-type="float" office:value="0.0771681415930499" calcext:value-type="float">
            <text:p>7,717E-02</text:p>
          </table:table-cell>
          <table:table-cell table:formula="of:=MAX(0;no_reactif-ctitrant*[.A65]*5)/(Vt+[.A65])" office:value-type="float" office:value="0" calcext:value-type="float">
            <text:p>0,00000000</text:p>
          </table:table-cell>
          <table:table-cell table:formula="of:=no_ptitre/(Vt+[.A65])" office:value-type="float" office:value="0.00176991150442478" calcext:value-type="float">
            <text:p>0,00176991</text:p>
          </table:table-cell>
          <table:table-cell table:formula="of:=IF([.E65]&gt;0;ctitrant*[.A65];no_titrant*1)/(Vt+[.A65])" office:value-type="float" office:value="0" calcext:value-type="float">
            <text:p>0,00000000</text:p>
          </table:table-cell>
          <table:table-cell/>
          <table:table-cell table:formula="of:=MIN(c_reac*v_reac;no_preactif + ctitrant*[.A65]*5)/(Vt+[.A65])" office:value-type="float" office:value="0.00884955752212389" calcext:value-type="float">
            <text:p>0,00884956</text:p>
          </table:table-cell>
          <table:table-cell table:formula="of:=no_stitre/(Vt+[.A65])" office:value-type="float" office:value="0.00088495575221239" calcext:value-type="float">
            <text:p>0,00088496</text:p>
          </table:table-cell>
          <table:table-cell table:formula="of:=ctitrant*[.A65]*1/(Vt+[.A65])" office:value-type="float" office:value="0.00079646017699115" calcext:value-type="float">
            <text:p>0,00079646</text:p>
          </table:table-cell>
          <table:table-cell table:formula="of:=no_sexc/(Vt+[.A65])" office:value-type="float" office:value="0.0884955752212389" calcext:value-type="float">
            <text:p>0,08849558</text:p>
          </table:table-cell>
          <table:table-cell table:formula="of:=no_sreactif/(Vt+[.A65])" office:value-type="float" office:value="0.0176991150442478" calcext:value-type="float">
            <text:p>0,01769912</text:p>
          </table:table-cell>
          <table:table-cell table:formula="of:=[.D65]" office:value-type="float" office:value="0.0771681415930499" calcext:value-type="float">
            <text:p>7,717E-02</text:p>
          </table:table-cell>
          <table:table-cell table:formula="of:=0.00000000000001/[.D65]" office:value-type="float" office:value="0.000000000000129587155963085" calcext:value-type="float">
            <text:p>1,30E-13</text:p>
          </table:table-cell>
          <table:table-cell table:formula="of:=-LOG([.D65])" office:value-type="float" office:value="1.11256195855012" calcext:value-type="float">
            <text:p>1,11256196</text:p>
          </table:table-cell>
          <table:table-cell table:formula="of:=-[.B65] - [.C65] + 2*[.E65] + 2*[.G65] + 3*[.I65] + 2*[.J65] + [.K65] - [.L65] - [.M65]" office:value-type="float" office:value="-0.0771681415929204" calcext:value-type="float">
            <text:p>-0,07716814</text:p>
          </table:table-cell>
          <table:table-cell table:formula="of:=[.B65]*[.B$13]+[.C65]*[.C$13]+[.E65]*[.E$13]+[.F65]*[.F$13]+[.G65]*[.G$13]+[.I65]*[.I$13]+[.J65]*[.J$13]+[.K65]*[.K$13]+[.L65]*[.L$13]+[.D65]*[.D$13]+[.O65]*[.O$13]" office:value-type="float" office:value="3.57165486726375" calcext:value-type="float">
            <text:p>3,57165486726375</text:p>
          </table:table-cell>
          <table:table-cell table:formula="of:=ctitrant*[.A65] * 5" office:value-type="float" office:value="0.225" calcext:value-type="float">
            <text:p>0,225</text:p>
          </table:table-cell>
        </table:table-row>
        <table:table-row table:style-name="ro1">
          <table:table-cell table:formula="of:=[.A65]+dV" office:value-type="float" office:value="4.6" calcext:value-type="float">
            <text:p>4,60000000</text:p>
          </table:table-cell>
          <table:table-cell office:value-type="float" office:value="0" calcext:value-type="float">
            <text:p>0,00000000</text:p>
          </table:table-cell>
          <table:table-cell table:formula="of:=IF([.E66]&gt;0;0;ctitrant*[.A66]-no_reactif/5)/(Vt+[.A66])" office:value-type="float" office:value="0.000106007067137809" calcext:value-type="float">
            <text:p>0,00010601</text:p>
          </table:table-cell>
          <table:table-cell table:formula="of:=(-[.Q66]+SQRT([.Q66]*[.Q66]+0.00000000000004))/2" office:value-type="float" office:value="0.0770318021202712" calcext:value-type="float">
            <text:p>7,703E-02</text:p>
          </table:table-cell>
          <table:table-cell table:formula="of:=MAX(0;no_reactif-ctitrant*[.A66]*5)/(Vt+[.A66])" office:value-type="float" office:value="0" calcext:value-type="float">
            <text:p>0,00000000</text:p>
          </table:table-cell>
          <table:table-cell table:formula="of:=no_ptitre/(Vt+[.A66])" office:value-type="float" office:value="0.00176678445229682" calcext:value-type="float">
            <text:p>0,00176678</text:p>
          </table:table-cell>
          <table:table-cell table:formula="of:=IF([.E66]&gt;0;ctitrant*[.A66];no_titrant*1)/(Vt+[.A66])" office:value-type="float" office:value="0" calcext:value-type="float">
            <text:p>0,00000000</text:p>
          </table:table-cell>
          <table:table-cell/>
          <table:table-cell table:formula="of:=MIN(c_reac*v_reac;no_preactif + ctitrant*[.A66]*5)/(Vt+[.A66])" office:value-type="float" office:value="0.0088339222614841" calcext:value-type="float">
            <text:p>0,00883392</text:p>
          </table:table-cell>
          <table:table-cell table:formula="of:=no_stitre/(Vt+[.A66])" office:value-type="float" office:value="0.00088339222614841" calcext:value-type="float">
            <text:p>0,00088339</text:p>
          </table:table-cell>
          <table:table-cell table:formula="of:=ctitrant*[.A66]*1/(Vt+[.A66])" office:value-type="float" office:value="0.000812720848056537" calcext:value-type="float">
            <text:p>0,00081272</text:p>
          </table:table-cell>
          <table:table-cell table:formula="of:=no_sexc/(Vt+[.A66])" office:value-type="float" office:value="0.088339222614841" calcext:value-type="float">
            <text:p>0,08833922</text:p>
          </table:table-cell>
          <table:table-cell table:formula="of:=no_sreactif/(Vt+[.A66])" office:value-type="float" office:value="0.0176678445229682" calcext:value-type="float">
            <text:p>0,01766784</text:p>
          </table:table-cell>
          <table:table-cell table:formula="of:=[.D66]" office:value-type="float" office:value="0.0770318021202712" calcext:value-type="float">
            <text:p>7,703E-02</text:p>
          </table:table-cell>
          <table:table-cell table:formula="of:=0.00000000000001/[.D66]" office:value-type="float" office:value="0.000000000000129816513761249" calcext:value-type="float">
            <text:p>1,30E-13</text:p>
          </table:table-cell>
          <table:table-cell table:formula="of:=-LOG([.D66])" office:value-type="float" office:value="1.11332994191895" calcext:value-type="float">
            <text:p>1,11332994</text:p>
          </table:table-cell>
          <table:table-cell table:formula="of:=-[.B66] - [.C66] + 2*[.E66] + 2*[.G66] + 3*[.I66] + 2*[.J66] + [.K66] - [.L66] - [.M66]" office:value-type="float" office:value="-0.0770318021201414" calcext:value-type="float">
            <text:p>-0,07703180</text:p>
          </table:table-cell>
          <table:table-cell table:formula="of:=[.B66]*[.B$13]+[.C66]*[.C$13]+[.E66]*[.E$13]+[.F66]*[.F$13]+[.G66]*[.G$13]+[.I66]*[.I$13]+[.J66]*[.J$13]+[.K66]*[.K$13]+[.L66]*[.L$13]+[.D66]*[.D$13]+[.O66]*[.O$13]" office:value-type="float" office:value="3.56558303887639" calcext:value-type="float">
            <text:p>3,56558303887639</text:p>
          </table:table-cell>
          <table:table-cell table:formula="of:=ctitrant*[.A66] * 5" office:value-type="float" office:value="0.23" calcext:value-type="float">
            <text:p>0,23</text:p>
          </table:table-cell>
        </table:table-row>
        <table:table-row table:style-name="ro1">
          <table:table-cell table:formula="of:=[.A66]+dV" office:value-type="float" office:value="4.7" calcext:value-type="float">
            <text:p>4,70000000</text:p>
          </table:table-cell>
          <table:table-cell office:value-type="float" office:value="0" calcext:value-type="float">
            <text:p>0,00000000</text:p>
          </table:table-cell>
          <table:table-cell table:formula="of:=IF([.E67]&gt;0;0;ctitrant*[.A67]-no_reactif/5)/(Vt+[.A67])" office:value-type="float" office:value="0.000123456790123457" calcext:value-type="float">
            <text:p>0,00012346</text:p>
          </table:table-cell>
          <table:table-cell table:formula="of:=(-[.Q67]+SQRT([.Q67]*[.Q67]+0.00000000000004))/2" office:value-type="float" office:value="0.0768959435627403" calcext:value-type="float">
            <text:p>7,690E-02</text:p>
          </table:table-cell>
          <table:table-cell table:formula="of:=MAX(0;no_reactif-ctitrant*[.A67]*5)/(Vt+[.A67])" office:value-type="float" office:value="0" calcext:value-type="float">
            <text:p>0,00000000</text:p>
          </table:table-cell>
          <table:table-cell table:formula="of:=no_ptitre/(Vt+[.A67])" office:value-type="float" office:value="0.0017636684303351" calcext:value-type="float">
            <text:p>0,00176367</text:p>
          </table:table-cell>
          <table:table-cell table:formula="of:=IF([.E67]&gt;0;ctitrant*[.A67];no_titrant*1)/(Vt+[.A67])" office:value-type="float" office:value="0" calcext:value-type="float">
            <text:p>0,00000000</text:p>
          </table:table-cell>
          <table:table-cell/>
          <table:table-cell table:formula="of:=MIN(c_reac*v_reac;no_preactif + ctitrant*[.A67]*5)/(Vt+[.A67])" office:value-type="float" office:value="0.00881834215167548" calcext:value-type="float">
            <text:p>0,00881834</text:p>
          </table:table-cell>
          <table:table-cell table:formula="of:=no_stitre/(Vt+[.A67])" office:value-type="float" office:value="0.000881834215167548" calcext:value-type="float">
            <text:p>0,00088183</text:p>
          </table:table-cell>
          <table:table-cell table:formula="of:=ctitrant*[.A67]*1/(Vt+[.A67])" office:value-type="float" office:value="0.000828924162257495" calcext:value-type="float">
            <text:p>0,00082892</text:p>
          </table:table-cell>
          <table:table-cell table:formula="of:=no_sexc/(Vt+[.A67])" office:value-type="float" office:value="0.0881834215167548" calcext:value-type="float">
            <text:p>0,08818342</text:p>
          </table:table-cell>
          <table:table-cell table:formula="of:=no_sreactif/(Vt+[.A67])" office:value-type="float" office:value="0.017636684303351" calcext:value-type="float">
            <text:p>0,01763668</text:p>
          </table:table-cell>
          <table:table-cell table:formula="of:=[.D67]" office:value-type="float" office:value="0.0768959435627403" calcext:value-type="float">
            <text:p>7,690E-02</text:p>
          </table:table-cell>
          <table:table-cell table:formula="of:=0.00000000000001/[.D67]" office:value-type="float" office:value="0.000000000000130045871559413" calcext:value-type="float">
            <text:p>1,30E-13</text:p>
          </table:table-cell>
          <table:table-cell table:formula="of:=-LOG([.D67])" office:value-type="float" office:value="1.11409656962359" calcext:value-type="float">
            <text:p>1,11409657</text:p>
          </table:table-cell>
          <table:table-cell table:formula="of:=-[.B67] - [.C67] + 2*[.E67] + 2*[.G67] + 3*[.I67] + 2*[.J67] + [.K67] - [.L67] - [.M67]" office:value-type="float" office:value="-0.0768959435626102" calcext:value-type="float">
            <text:p>-0,07689594</text:p>
          </table:table-cell>
          <table:table-cell table:formula="of:=[.B67]*[.B$13]+[.C67]*[.C$13]+[.E67]*[.E$13]+[.F67]*[.F$13]+[.G67]*[.G$13]+[.I67]*[.I$13]+[.J67]*[.J$13]+[.K67]*[.K$13]+[.L67]*[.L$13]+[.D67]*[.D$13]+[.O67]*[.O$13]" office:value-type="float" office:value="3.5595326278731" calcext:value-type="float">
            <text:p>3,5595326278731</text:p>
          </table:table-cell>
          <table:table-cell table:formula="of:=ctitrant*[.A67] * 5" office:value-type="float" office:value="0.235" calcext:value-type="float">
            <text:p>0,235</text:p>
          </table:table-cell>
        </table:table-row>
        <table:table-row table:style-name="ro1">
          <table:table-cell table:formula="of:=[.A67]+dV" office:value-type="float" office:value="4.8" calcext:value-type="float">
            <text:p>4,80000000</text:p>
          </table:table-cell>
          <table:table-cell office:value-type="float" office:value="0" calcext:value-type="float">
            <text:p>0,00000000</text:p>
          </table:table-cell>
          <table:table-cell table:formula="of:=IF([.E68]&gt;0;0;ctitrant*[.A68]-no_reactif/5)/(Vt+[.A68])" office:value-type="float" office:value="0.000140845070422535" calcext:value-type="float">
            <text:p>0,00014085</text:p>
          </table:table-cell>
          <table:table-cell table:formula="of:=(-[.Q68]+SQRT([.Q68]*[.Q68]+0.00000000000004))/2" office:value-type="float" office:value="0.076760563380412" calcext:value-type="float">
            <text:p>7,676E-02</text:p>
          </table:table-cell>
          <table:table-cell table:formula="of:=MAX(0;no_reactif-ctitrant*[.A68]*5)/(Vt+[.A68])" office:value-type="float" office:value="0" calcext:value-type="float">
            <text:p>0,00000000</text:p>
          </table:table-cell>
          <table:table-cell table:formula="of:=no_ptitre/(Vt+[.A68])" office:value-type="float" office:value="0.00176056338028169" calcext:value-type="float">
            <text:p>0,00176056</text:p>
          </table:table-cell>
          <table:table-cell table:formula="of:=IF([.E68]&gt;0;ctitrant*[.A68];no_titrant*1)/(Vt+[.A68])" office:value-type="float" office:value="0" calcext:value-type="float">
            <text:p>0,00000000</text:p>
          </table:table-cell>
          <table:table-cell/>
          <table:table-cell table:formula="of:=MIN(c_reac*v_reac;no_preactif + ctitrant*[.A68]*5)/(Vt+[.A68])" office:value-type="float" office:value="0.00880281690140845" calcext:value-type="float">
            <text:p>0,00880282</text:p>
          </table:table-cell>
          <table:table-cell table:formula="of:=no_stitre/(Vt+[.A68])" office:value-type="float" office:value="0.000880281690140845" calcext:value-type="float">
            <text:p>0,00088028</text:p>
          </table:table-cell>
          <table:table-cell table:formula="of:=ctitrant*[.A68]*1/(Vt+[.A68])" office:value-type="float" office:value="0.000845070422535211" calcext:value-type="float">
            <text:p>0,00084507</text:p>
          </table:table-cell>
          <table:table-cell table:formula="of:=no_sexc/(Vt+[.A68])" office:value-type="float" office:value="0.0880281690140845" calcext:value-type="float">
            <text:p>0,08802817</text:p>
          </table:table-cell>
          <table:table-cell table:formula="of:=no_sreactif/(Vt+[.A68])" office:value-type="float" office:value="0.0176056338028169" calcext:value-type="float">
            <text:p>0,01760563</text:p>
          </table:table-cell>
          <table:table-cell table:formula="of:=[.D68]" office:value-type="float" office:value="0.076760563380412" calcext:value-type="float">
            <text:p>7,676E-02</text:p>
          </table:table-cell>
          <table:table-cell table:formula="of:=0.00000000000001/[.D68]" office:value-type="float" office:value="0.000000000000130275229357577" calcext:value-type="float">
            <text:p>1,30E-13</text:p>
          </table:table-cell>
          <table:table-cell table:formula="of:=-LOG([.D68])" office:value-type="float" office:value="1.1148618464417" calcext:value-type="float">
            <text:p>1,11486185</text:p>
          </table:table-cell>
          <table:table-cell table:formula="of:=-[.B68] - [.C68] + 2*[.E68] + 2*[.G68] + 3*[.I68] + 2*[.J68] + [.K68] - [.L68] - [.M68]" office:value-type="float" office:value="-0.0767605633802817" calcext:value-type="float">
            <text:p>-0,07676056</text:p>
          </table:table-cell>
          <table:table-cell table:formula="of:=[.B68]*[.B$13]+[.C68]*[.C$13]+[.E68]*[.E$13]+[.F68]*[.F$13]+[.G68]*[.G$13]+[.I68]*[.I$13]+[.J68]*[.J$13]+[.K68]*[.K$13]+[.L68]*[.L$13]+[.D68]*[.D$13]+[.O68]*[.O$13]" office:value-type="float" office:value="3.55350352113391" calcext:value-type="float">
            <text:p>3,55350352113391</text:p>
          </table:table-cell>
          <table:table-cell table:formula="of:=ctitrant*[.A68] * 5" office:value-type="float" office:value="0.24" calcext:value-type="float">
            <text:p>0,24</text:p>
          </table:table-cell>
        </table:table-row>
        <table:table-row table:style-name="ro1">
          <table:table-cell table:formula="of:=[.A68]+dV" office:value-type="float" office:value="4.9" calcext:value-type="float">
            <text:p>4,90000000</text:p>
          </table:table-cell>
          <table:table-cell office:value-type="float" office:value="0" calcext:value-type="float">
            <text:p>0,00000000</text:p>
          </table:table-cell>
          <table:table-cell table:formula="of:=IF([.E69]&gt;0;0;ctitrant*[.A69]-no_reactif/5)/(Vt+[.A69])" office:value-type="float" office:value="0.00015817223198594" calcext:value-type="float">
            <text:p>0,00015817</text:p>
          </table:table-cell>
          <table:table-cell table:formula="of:=(-[.Q69]+SQRT([.Q69]*[.Q69]+0.00000000000004))/2" office:value-type="float" office:value="0.0766256590510971" calcext:value-type="float">
            <text:p>7,663E-02</text:p>
          </table:table-cell>
          <table:table-cell table:formula="of:=MAX(0;no_reactif-ctitrant*[.A69]*5)/(Vt+[.A69])" office:value-type="float" office:value="0" calcext:value-type="float">
            <text:p>0,00000000</text:p>
          </table:table-cell>
          <table:table-cell table:formula="of:=no_ptitre/(Vt+[.A69])" office:value-type="float" office:value="0.00175746924428823" calcext:value-type="float">
            <text:p>0,00175747</text:p>
          </table:table-cell>
          <table:table-cell table:formula="of:=IF([.E69]&gt;0;ctitrant*[.A69];no_titrant*1)/(Vt+[.A69])" office:value-type="float" office:value="0" calcext:value-type="float">
            <text:p>0,00000000</text:p>
          </table:table-cell>
          <table:table-cell/>
          <table:table-cell table:formula="of:=MIN(c_reac*v_reac;no_preactif + ctitrant*[.A69]*5)/(Vt+[.A69])" office:value-type="float" office:value="0.00878734622144113" calcext:value-type="float">
            <text:p>0,00878735</text:p>
          </table:table-cell>
          <table:table-cell table:formula="of:=no_stitre/(Vt+[.A69])" office:value-type="float" office:value="0.000878734622144112" calcext:value-type="float">
            <text:p>0,00087873</text:p>
          </table:table-cell>
          <table:table-cell table:formula="of:=ctitrant*[.A69]*1/(Vt+[.A69])" office:value-type="float" office:value="0.00086115992970123" calcext:value-type="float">
            <text:p>0,00086116</text:p>
          </table:table-cell>
          <table:table-cell table:formula="of:=no_sexc/(Vt+[.A69])" office:value-type="float" office:value="0.0878734622144112" calcext:value-type="float">
            <text:p>0,08787346</text:p>
          </table:table-cell>
          <table:table-cell table:formula="of:=no_sreactif/(Vt+[.A69])" office:value-type="float" office:value="0.0175746924428823" calcext:value-type="float">
            <text:p>0,01757469</text:p>
          </table:table-cell>
          <table:table-cell table:formula="of:=[.D69]" office:value-type="float" office:value="0.0766256590510971" calcext:value-type="float">
            <text:p>7,663E-02</text:p>
          </table:table-cell>
          <table:table-cell table:formula="of:=0.00000000000001/[.D69]" office:value-type="float" office:value="0.000000000000130504587155741" calcext:value-type="float">
            <text:p>1,31E-13</text:p>
          </table:table-cell>
          <table:table-cell table:formula="of:=-LOG([.D69])" office:value-type="float" office:value="1.11562577712575" calcext:value-type="float">
            <text:p>1,11562578</text:p>
          </table:table-cell>
          <table:table-cell table:formula="of:=-[.B69] - [.C69] + 2*[.E69] + 2*[.G69] + 3*[.I69] + 2*[.J69] + [.K69] - [.L69] - [.M69]" office:value-type="float" office:value="-0.0766256590509666" calcext:value-type="float">
            <text:p>-0,07662566</text:p>
          </table:table-cell>
          <table:table-cell table:formula="of:=[.B69]*[.B$13]+[.C69]*[.C$13]+[.E69]*[.E$13]+[.F69]*[.F$13]+[.G69]*[.G$13]+[.I69]*[.I$13]+[.J69]*[.J$13]+[.K69]*[.K$13]+[.L69]*[.L$13]+[.D69]*[.D$13]+[.O69]*[.O$13]" office:value-type="float" office:value="3.54749560633405" calcext:value-type="float">
            <text:p>3,54749560633405</text:p>
          </table:table-cell>
          <table:table-cell table:formula="of:=ctitrant*[.A69] * 5" office:value-type="float" office:value="0.245" calcext:value-type="float">
            <text:p>0,245</text:p>
          </table:table-cell>
        </table:table-row>
        <table:table-row table:style-name="ro1">
          <table:table-cell table:formula="of:=[.A69]+dV" office:value-type="float" office:value="5" calcext:value-type="float">
            <text:p>5,00000000</text:p>
          </table:table-cell>
          <table:table-cell office:value-type="float" office:value="0" calcext:value-type="float">
            <text:p>0,00000000</text:p>
          </table:table-cell>
          <table:table-cell table:formula="of:=IF([.E70]&gt;0;0;ctitrant*[.A70]-no_reactif/5)/(Vt+[.A70])" office:value-type="float" office:value="0.000175438596491228" calcext:value-type="float">
            <text:p>0,00017544</text:p>
          </table:table-cell>
          <table:table-cell table:formula="of:=(-[.Q70]+SQRT([.Q70]*[.Q70]+0.00000000000004))/2" office:value-type="float" office:value="0.0764912280703062" calcext:value-type="float">
            <text:p>7,649E-02</text:p>
          </table:table-cell>
          <table:table-cell table:formula="of:=MAX(0;no_reactif-ctitrant*[.A70]*5)/(Vt+[.A70])" office:value-type="float" office:value="0" calcext:value-type="float">
            <text:p>0,00000000</text:p>
          </table:table-cell>
          <table:table-cell table:formula="of:=no_ptitre/(Vt+[.A70])" office:value-type="float" office:value="0.00175438596491228" calcext:value-type="float">
            <text:p>0,00175439</text:p>
          </table:table-cell>
          <table:table-cell table:formula="of:=IF([.E70]&gt;0;ctitrant*[.A70];no_titrant*1)/(Vt+[.A70])" office:value-type="float" office:value="0" calcext:value-type="float">
            <text:p>0,00000000</text:p>
          </table:table-cell>
          <table:table-cell/>
          <table:table-cell table:formula="of:=MIN(c_reac*v_reac;no_preactif + ctitrant*[.A70]*5)/(Vt+[.A70])" office:value-type="float" office:value="0.0087719298245614" calcext:value-type="float">
            <text:p>0,00877193</text:p>
          </table:table-cell>
          <table:table-cell table:formula="of:=no_stitre/(Vt+[.A70])" office:value-type="float" office:value="0.00087719298245614" calcext:value-type="float">
            <text:p>0,00087719</text:p>
          </table:table-cell>
          <table:table-cell table:formula="of:=ctitrant*[.A70]*1/(Vt+[.A70])" office:value-type="float" office:value="0.00087719298245614" calcext:value-type="float">
            <text:p>0,00087719</text:p>
          </table:table-cell>
          <table:table-cell table:formula="of:=no_sexc/(Vt+[.A70])" office:value-type="float" office:value="0.087719298245614" calcext:value-type="float">
            <text:p>0,08771930</text:p>
          </table:table-cell>
          <table:table-cell table:formula="of:=no_sreactif/(Vt+[.A70])" office:value-type="float" office:value="0.0175438596491228" calcext:value-type="float">
            <text:p>0,01754386</text:p>
          </table:table-cell>
          <table:table-cell table:formula="of:=[.D70]" office:value-type="float" office:value="0.0764912280703062" calcext:value-type="float">
            <text:p>7,649E-02</text:p>
          </table:table-cell>
          <table:table-cell table:formula="of:=0.00000000000001/[.D70]" office:value-type="float" office:value="0.000000000000130733944953905" calcext:value-type="float">
            <text:p>1,31E-13</text:p>
          </table:table-cell>
          <table:table-cell table:formula="of:=-LOG([.D70])" office:value-type="float" office:value="1.11638836640316" calcext:value-type="float">
            <text:p>1,11638837</text:p>
          </table:table-cell>
          <table:table-cell table:formula="of:=-[.B70] - [.C70] + 2*[.E70] + 2*[.G70] + 3*[.I70] + 2*[.J70] + [.K70] - [.L70] - [.M70]" office:value-type="float" office:value="-0.0764912280701754" calcext:value-type="float">
            <text:p>-0,07649123</text:p>
          </table:table-cell>
          <table:table-cell table:formula="of:=[.B70]*[.B$13]+[.C70]*[.C$13]+[.E70]*[.E$13]+[.F70]*[.F$13]+[.G70]*[.G$13]+[.I70]*[.I$13]+[.J70]*[.J$13]+[.K70]*[.K$13]+[.L70]*[.L$13]+[.D70]*[.D$13]+[.O70]*[.O$13]" office:value-type="float" office:value="3.541508771937" calcext:value-type="float">
            <text:p>3,541508771937</text:p>
          </table:table-cell>
          <table:table-cell table:formula="of:=ctitrant*[.A70] * 5" office:value-type="float" office:value="0.25" calcext:value-type="float">
            <text:p>0,25</text:p>
          </table:table-cell>
        </table:table-row>
        <table:table-row table:style-name="ro1">
          <table:table-cell table:formula="of:=[.A70]+dV" office:value-type="float" office:value="5.1" calcext:value-type="float">
            <text:p>5,10000000</text:p>
          </table:table-cell>
          <table:table-cell office:value-type="float" office:value="0" calcext:value-type="float">
            <text:p>0,00000000</text:p>
          </table:table-cell>
          <table:table-cell table:formula="of:=IF([.E71]&gt;0;0;ctitrant*[.A71]-no_reactif/5)/(Vt+[.A71])" office:value-type="float" office:value="0.000192644483362522" calcext:value-type="float">
            <text:p>0,00019264</text:p>
          </table:table-cell>
          <table:table-cell table:formula="of:=(-[.Q71]+SQRT([.Q71]*[.Q71]+0.00000000000004))/2" office:value-type="float" office:value="0.0763572679510942" calcext:value-type="float">
            <text:p>7,636E-02</text:p>
          </table:table-cell>
          <table:table-cell table:formula="of:=MAX(0;no_reactif-ctitrant*[.A71]*5)/(Vt+[.A71])" office:value-type="float" office:value="0" calcext:value-type="float">
            <text:p>0,00000000</text:p>
          </table:table-cell>
          <table:table-cell table:formula="of:=no_ptitre/(Vt+[.A71])" office:value-type="float" office:value="0.00175131348511384" calcext:value-type="float">
            <text:p>0,00175131</text:p>
          </table:table-cell>
          <table:table-cell table:formula="of:=IF([.E71]&gt;0;ctitrant*[.A71];no_titrant*1)/(Vt+[.A71])" office:value-type="float" office:value="0" calcext:value-type="float">
            <text:p>0,00000000</text:p>
          </table:table-cell>
          <table:table-cell/>
          <table:table-cell table:formula="of:=MIN(c_reac*v_reac;no_preactif + ctitrant*[.A71]*5)/(Vt+[.A71])" office:value-type="float" office:value="0.00875656742556918" calcext:value-type="float">
            <text:p>0,00875657</text:p>
          </table:table-cell>
          <table:table-cell table:formula="of:=no_stitre/(Vt+[.A71])" office:value-type="float" office:value="0.000875656742556918" calcext:value-type="float">
            <text:p>0,00087566</text:p>
          </table:table-cell>
          <table:table-cell table:formula="of:=ctitrant*[.A71]*1/(Vt+[.A71])" office:value-type="float" office:value="0.000893169877408056" calcext:value-type="float">
            <text:p>0,00089317</text:p>
          </table:table-cell>
          <table:table-cell table:formula="of:=no_sexc/(Vt+[.A71])" office:value-type="float" office:value="0.0875656742556918" calcext:value-type="float">
            <text:p>0,08756567</text:p>
          </table:table-cell>
          <table:table-cell table:formula="of:=no_sreactif/(Vt+[.A71])" office:value-type="float" office:value="0.0175131348511384" calcext:value-type="float">
            <text:p>0,01751313</text:p>
          </table:table-cell>
          <table:table-cell table:formula="of:=[.D71]" office:value-type="float" office:value="0.0763572679510942" calcext:value-type="float">
            <text:p>7,636E-02</text:p>
          </table:table-cell>
          <table:table-cell table:formula="of:=0.00000000000001/[.D71]" office:value-type="float" office:value="0.000000000000130963302752069" calcext:value-type="float">
            <text:p>1,31E-13</text:p>
          </table:table-cell>
          <table:table-cell table:formula="of:=-LOG([.D71])" office:value-type="float" office:value="1.11714961897652" calcext:value-type="float">
            <text:p>1,11714962</text:p>
          </table:table-cell>
          <table:table-cell table:formula="of:=-[.B71] - [.C71] + 2*[.E71] + 2*[.G71] + 3*[.I71] + 2*[.J71] + [.K71] - [.L71] - [.M71]" office:value-type="float" office:value="-0.0763572679509632" calcext:value-type="float">
            <text:p>-0,07635727</text:p>
          </table:table-cell>
          <table:table-cell table:formula="of:=[.B71]*[.B$13]+[.C71]*[.C$13]+[.E71]*[.E$13]+[.F71]*[.F$13]+[.G71]*[.G$13]+[.I71]*[.I$13]+[.J71]*[.J$13]+[.K71]*[.K$13]+[.L71]*[.L$13]+[.D71]*[.D$13]+[.O71]*[.O$13]" office:value-type="float" office:value="3.53554290718758" calcext:value-type="float">
            <text:p>3,53554290718758</text:p>
          </table:table-cell>
          <table:table-cell table:formula="of:=ctitrant*[.A71] * 5" office:value-type="float" office:value="0.255" calcext:value-type="float">
            <text:p>0,255</text:p>
          </table:table-cell>
        </table:table-row>
        <table:table-row table:style-name="ro1">
          <table:table-cell table:formula="of:=[.A71]+dV" office:value-type="float" office:value="5.2" calcext:value-type="float">
            <text:p>5,20000000</text:p>
          </table:table-cell>
          <table:table-cell office:value-type="float" office:value="0" calcext:value-type="float">
            <text:p>0,00000000</text:p>
          </table:table-cell>
          <table:table-cell table:formula="of:=IF([.E72]&gt;0;0;ctitrant*[.A72]-no_reactif/5)/(Vt+[.A72])" office:value-type="float" office:value="0.00020979020979021" calcext:value-type="float">
            <text:p>0,00020979</text:p>
          </table:table-cell>
          <table:table-cell table:formula="of:=(-[.Q72]+SQRT([.Q72]*[.Q72]+0.00000000000004))/2" office:value-type="float" office:value="0.0762237762239074" calcext:value-type="float">
            <text:p>7,622E-02</text:p>
          </table:table-cell>
          <table:table-cell table:formula="of:=MAX(0;no_reactif-ctitrant*[.A72]*5)/(Vt+[.A72])" office:value-type="float" office:value="0" calcext:value-type="float">
            <text:p>0,00000000</text:p>
          </table:table-cell>
          <table:table-cell table:formula="of:=no_ptitre/(Vt+[.A72])" office:value-type="float" office:value="0.00174825174825175" calcext:value-type="float">
            <text:p>0,00174825</text:p>
          </table:table-cell>
          <table:table-cell table:formula="of:=IF([.E72]&gt;0;ctitrant*[.A72];no_titrant*1)/(Vt+[.A72])" office:value-type="float" office:value="0" calcext:value-type="float">
            <text:p>0,00000000</text:p>
          </table:table-cell>
          <table:table-cell/>
          <table:table-cell table:formula="of:=MIN(c_reac*v_reac;no_preactif + ctitrant*[.A72]*5)/(Vt+[.A72])" office:value-type="float" office:value="0.00874125874125874" calcext:value-type="float">
            <text:p>0,00874126</text:p>
          </table:table-cell>
          <table:table-cell table:formula="of:=no_stitre/(Vt+[.A72])" office:value-type="float" office:value="0.000874125874125874" calcext:value-type="float">
            <text:p>0,00087413</text:p>
          </table:table-cell>
          <table:table-cell table:formula="of:=ctitrant*[.A72]*1/(Vt+[.A72])" office:value-type="float" office:value="0.000909090909090909" calcext:value-type="float">
            <text:p>0,00090909</text:p>
          </table:table-cell>
          <table:table-cell table:formula="of:=no_sexc/(Vt+[.A72])" office:value-type="float" office:value="0.0874125874125874" calcext:value-type="float">
            <text:p>0,08741259</text:p>
          </table:table-cell>
          <table:table-cell table:formula="of:=no_sreactif/(Vt+[.A72])" office:value-type="float" office:value="0.0174825174825175" calcext:value-type="float">
            <text:p>0,01748252</text:p>
          </table:table-cell>
          <table:table-cell table:formula="of:=[.D72]" office:value-type="float" office:value="0.0762237762239074" calcext:value-type="float">
            <text:p>7,622E-02</text:p>
          </table:table-cell>
          <table:table-cell table:formula="of:=0.00000000000001/[.D72]" office:value-type="float" office:value="0.000000000000131192660550233" calcext:value-type="float">
            <text:p>1,31E-13</text:p>
          </table:table-cell>
          <table:table-cell table:formula="of:=-LOG([.D72])" office:value-type="float" office:value="1.11790953952369" calcext:value-type="float">
            <text:p>1,11790954</text:p>
          </table:table-cell>
          <table:table-cell table:formula="of:=-[.B72] - [.C72] + 2*[.E72] + 2*[.G72] + 3*[.I72] + 2*[.J72] + [.K72] - [.L72] - [.M72]" office:value-type="float" office:value="-0.0762237762237762" calcext:value-type="float">
            <text:p>-0,07622378</text:p>
          </table:table-cell>
          <table:table-cell table:formula="of:=[.B72]*[.B$13]+[.C72]*[.C$13]+[.E72]*[.E$13]+[.F72]*[.F$13]+[.G72]*[.G$13]+[.I72]*[.I$13]+[.J72]*[.J$13]+[.K72]*[.K$13]+[.L72]*[.L$13]+[.D72]*[.D$13]+[.O72]*[.O$13]" office:value-type="float" office:value="3.5295979021051" calcext:value-type="float">
            <text:p>3,5295979021051</text:p>
          </table:table-cell>
          <table:table-cell table:formula="of:=ctitrant*[.A72] * 5" office:value-type="float" office:value="0.26" calcext:value-type="float">
            <text:p>0,26</text:p>
          </table:table-cell>
        </table:table-row>
        <table:table-row table:style-name="ro1">
          <table:table-cell table:formula="of:=[.A72]+dV" office:value-type="float" office:value="5.3" calcext:value-type="float">
            <text:p>5,30000000</text:p>
          </table:table-cell>
          <table:table-cell office:value-type="float" office:value="0" calcext:value-type="float">
            <text:p>0,00000000</text:p>
          </table:table-cell>
          <table:table-cell table:formula="of:=IF([.E73]&gt;0;0;ctitrant*[.A73]-no_reactif/5)/(Vt+[.A73])" office:value-type="float" office:value="0.000226876090750436" calcext:value-type="float">
            <text:p>0,00022688</text:p>
          </table:table-cell>
          <table:table-cell table:formula="of:=(-[.Q73]+SQRT([.Q73]*[.Q73]+0.00000000000004))/2" office:value-type="float" office:value="0.0760907504364316" calcext:value-type="float">
            <text:p>7,609E-02</text:p>
          </table:table-cell>
          <table:table-cell table:formula="of:=MAX(0;no_reactif-ctitrant*[.A73]*5)/(Vt+[.A73])" office:value-type="float" office:value="0" calcext:value-type="float">
            <text:p>0,00000000</text:p>
          </table:table-cell>
          <table:table-cell table:formula="of:=no_ptitre/(Vt+[.A73])" office:value-type="float" office:value="0.00174520069808028" calcext:value-type="float">
            <text:p>0,00174520</text:p>
          </table:table-cell>
          <table:table-cell table:formula="of:=IF([.E73]&gt;0;ctitrant*[.A73];no_titrant*1)/(Vt+[.A73])" office:value-type="float" office:value="0" calcext:value-type="float">
            <text:p>0,00000000</text:p>
          </table:table-cell>
          <table:table-cell/>
          <table:table-cell table:formula="of:=MIN(c_reac*v_reac;no_preactif + ctitrant*[.A73]*5)/(Vt+[.A73])" office:value-type="float" office:value="0.0087260034904014" calcext:value-type="float">
            <text:p>0,00872600</text:p>
          </table:table-cell>
          <table:table-cell table:formula="of:=no_stitre/(Vt+[.A73])" office:value-type="float" office:value="0.00087260034904014" calcext:value-type="float">
            <text:p>0,00087260</text:p>
          </table:table-cell>
          <table:table-cell table:formula="of:=ctitrant*[.A73]*1/(Vt+[.A73])" office:value-type="float" office:value="0.000924956369982548" calcext:value-type="float">
            <text:p>0,00092496</text:p>
          </table:table-cell>
          <table:table-cell table:formula="of:=no_sexc/(Vt+[.A73])" office:value-type="float" office:value="0.087260034904014" calcext:value-type="float">
            <text:p>0,08726003</text:p>
          </table:table-cell>
          <table:table-cell table:formula="of:=no_sreactif/(Vt+[.A73])" office:value-type="float" office:value="0.0174520069808028" calcext:value-type="float">
            <text:p>0,01745201</text:p>
          </table:table-cell>
          <table:table-cell table:formula="of:=[.D73]" office:value-type="float" office:value="0.0760907504364316" calcext:value-type="float">
            <text:p>7,609E-02</text:p>
          </table:table-cell>
          <table:table-cell table:formula="of:=0.00000000000001/[.D73]" office:value-type="float" office:value="0.000000000000131422018348397" calcext:value-type="float">
            <text:p>1,31E-13</text:p>
          </table:table-cell>
          <table:table-cell table:formula="of:=-LOG([.D73])" office:value-type="float" office:value="1.11866813269805" calcext:value-type="float">
            <text:p>1,11866813</text:p>
          </table:table-cell>
          <table:table-cell table:formula="of:=-[.B73] - [.C73] + 2*[.E73] + 2*[.G73] + 3*[.I73] + 2*[.J73] + [.K73] - [.L73] - [.M73]" office:value-type="float" office:value="-0.0760907504363002" calcext:value-type="float">
            <text:p>-0,07609075</text:p>
          </table:table-cell>
          <table:table-cell table:formula="of:=[.B73]*[.B$13]+[.C73]*[.C$13]+[.E73]*[.E$13]+[.F73]*[.F$13]+[.G73]*[.G$13]+[.I73]*[.I$13]+[.J73]*[.J$13]+[.K73]*[.K$13]+[.L73]*[.L$13]+[.D73]*[.D$13]+[.O73]*[.O$13]" office:value-type="float" office:value="3.52367364747667" calcext:value-type="float">
            <text:p>3,52367364747667</text:p>
          </table:table-cell>
          <table:table-cell table:formula="of:=ctitrant*[.A73] * 5" office:value-type="float" office:value="0.265" calcext:value-type="float">
            <text:p>0,265</text:p>
          </table:table-cell>
        </table:table-row>
        <table:table-row table:style-name="ro1">
          <table:table-cell table:formula="of:=[.A73]+dV" office:value-type="float" office:value="5.4" calcext:value-type="float">
            <text:p>5,40000000</text:p>
          </table:table-cell>
          <table:table-cell office:value-type="float" office:value="0" calcext:value-type="float">
            <text:p>0,00000000</text:p>
          </table:table-cell>
          <table:table-cell table:formula="of:=IF([.E74]&gt;0;0;ctitrant*[.A74]-no_reactif/5)/(Vt+[.A74])" office:value-type="float" office:value="0.00024390243902439" calcext:value-type="float">
            <text:p>0,00024390</text:p>
          </table:table-cell>
          <table:table-cell table:formula="of:=(-[.Q74]+SQRT([.Q74]*[.Q74]+0.00000000000004))/2" office:value-type="float" office:value="0.0759581881534418" calcext:value-type="float">
            <text:p>7,596E-02</text:p>
          </table:table-cell>
          <table:table-cell table:formula="of:=MAX(0;no_reactif-ctitrant*[.A74]*5)/(Vt+[.A74])" office:value-type="float" office:value="0" calcext:value-type="float">
            <text:p>0,00000000</text:p>
          </table:table-cell>
          <table:table-cell table:formula="of:=no_ptitre/(Vt+[.A74])" office:value-type="float" office:value="0.00174216027874564" calcext:value-type="float">
            <text:p>0,00174216</text:p>
          </table:table-cell>
          <table:table-cell table:formula="of:=IF([.E74]&gt;0;ctitrant*[.A74];no_titrant*1)/(Vt+[.A74])" office:value-type="float" office:value="0" calcext:value-type="float">
            <text:p>0,00000000</text:p>
          </table:table-cell>
          <table:table-cell/>
          <table:table-cell table:formula="of:=MIN(c_reac*v_reac;no_preactif + ctitrant*[.A74]*5)/(Vt+[.A74])" office:value-type="float" office:value="0.00871080139372822" calcext:value-type="float">
            <text:p>0,00871080</text:p>
          </table:table-cell>
          <table:table-cell table:formula="of:=no_stitre/(Vt+[.A74])" office:value-type="float" office:value="0.000871080139372822" calcext:value-type="float">
            <text:p>0,00087108</text:p>
          </table:table-cell>
          <table:table-cell table:formula="of:=ctitrant*[.A74]*1/(Vt+[.A74])" office:value-type="float" office:value="0.000940766550522648" calcext:value-type="float">
            <text:p>0,00094077</text:p>
          </table:table-cell>
          <table:table-cell table:formula="of:=no_sexc/(Vt+[.A74])" office:value-type="float" office:value="0.0871080139372822" calcext:value-type="float">
            <text:p>0,08710801</text:p>
          </table:table-cell>
          <table:table-cell table:formula="of:=no_sreactif/(Vt+[.A74])" office:value-type="float" office:value="0.0174216027874564" calcext:value-type="float">
            <text:p>0,01742160</text:p>
          </table:table-cell>
          <table:table-cell table:formula="of:=[.D74]" office:value-type="float" office:value="0.0759581881534418" calcext:value-type="float">
            <text:p>7,596E-02</text:p>
          </table:table-cell>
          <table:table-cell table:formula="of:=0.00000000000001/[.D74]" office:value-type="float" office:value="0.000000000000131651376146561" calcext:value-type="float">
            <text:p>1,32E-13</text:p>
          </table:table-cell>
          <table:table-cell table:formula="of:=-LOG([.D74])" office:value-type="float" office:value="1.11942540312863" calcext:value-type="float">
            <text:p>1,11942540</text:p>
          </table:table-cell>
          <table:table-cell table:formula="of:=-[.B74] - [.C74] + 2*[.E74] + 2*[.G74] + 3*[.I74] + 2*[.J74] + [.K74] - [.L74] - [.M74]" office:value-type="float" office:value="-0.0759581881533101" calcext:value-type="float">
            <text:p>-0,07595819</text:p>
          </table:table-cell>
          <table:table-cell table:formula="of:=[.B74]*[.B$13]+[.C74]*[.C$13]+[.E74]*[.E$13]+[.F74]*[.F$13]+[.G74]*[.G$13]+[.I74]*[.I$13]+[.J74]*[.J$13]+[.K74]*[.K$13]+[.L74]*[.L$13]+[.D74]*[.D$13]+[.O74]*[.O$13]" office:value-type="float" office:value="3.51777003485043" calcext:value-type="float">
            <text:p>3,51777003485043</text:p>
          </table:table-cell>
          <table:table-cell table:formula="of:=ctitrant*[.A74] * 5" office:value-type="float" office:value="0.27" calcext:value-type="float">
            <text:p>0,27</text:p>
          </table:table-cell>
        </table:table-row>
        <table:table-row table:style-name="ro1">
          <table:table-cell table:formula="of:=[.A74]+dV" office:value-type="float" office:value="5.5" calcext:value-type="float">
            <text:p>5,50000000</text:p>
          </table:table-cell>
          <table:table-cell office:value-type="float" office:value="0" calcext:value-type="float">
            <text:p>0,00000000</text:p>
          </table:table-cell>
          <table:table-cell table:formula="of:=IF([.E75]&gt;0;0;ctitrant*[.A75]-no_reactif/5)/(Vt+[.A75])" office:value-type="float" office:value="0.000260869565217391" calcext:value-type="float">
            <text:p>0,00026087</text:p>
          </table:table-cell>
          <table:table-cell table:formula="of:=(-[.Q75]+SQRT([.Q75]*[.Q75]+0.00000000000004))/2" office:value-type="float" office:value="0.0758260869566536" calcext:value-type="float">
            <text:p>7,583E-02</text:p>
          </table:table-cell>
          <table:table-cell table:formula="of:=MAX(0;no_reactif-ctitrant*[.A75]*5)/(Vt+[.A75])" office:value-type="float" office:value="0" calcext:value-type="float">
            <text:p>0,00000000</text:p>
          </table:table-cell>
          <table:table-cell table:formula="of:=no_ptitre/(Vt+[.A75])" office:value-type="float" office:value="0.00173913043478261" calcext:value-type="float">
            <text:p>0,00173913</text:p>
          </table:table-cell>
          <table:table-cell table:formula="of:=IF([.E75]&gt;0;ctitrant*[.A75];no_titrant*1)/(Vt+[.A75])" office:value-type="float" office:value="0" calcext:value-type="float">
            <text:p>0,00000000</text:p>
          </table:table-cell>
          <table:table-cell/>
          <table:table-cell table:formula="of:=MIN(c_reac*v_reac;no_preactif + ctitrant*[.A75]*5)/(Vt+[.A75])" office:value-type="float" office:value="0.00869565217391304" calcext:value-type="float">
            <text:p>0,00869565</text:p>
          </table:table-cell>
          <table:table-cell table:formula="of:=no_stitre/(Vt+[.A75])" office:value-type="float" office:value="0.000869565217391304" calcext:value-type="float">
            <text:p>0,00086957</text:p>
          </table:table-cell>
          <table:table-cell table:formula="of:=ctitrant*[.A75]*1/(Vt+[.A75])" office:value-type="float" office:value="0.000956521739130435" calcext:value-type="float">
            <text:p>0,00095652</text:p>
          </table:table-cell>
          <table:table-cell table:formula="of:=no_sexc/(Vt+[.A75])" office:value-type="float" office:value="0.0869565217391304" calcext:value-type="float">
            <text:p>0,08695652</text:p>
          </table:table-cell>
          <table:table-cell table:formula="of:=no_sreactif/(Vt+[.A75])" office:value-type="float" office:value="0.0173913043478261" calcext:value-type="float">
            <text:p>0,01739130</text:p>
          </table:table-cell>
          <table:table-cell table:formula="of:=[.D75]" office:value-type="float" office:value="0.0758260869566536" calcext:value-type="float">
            <text:p>7,583E-02</text:p>
          </table:table-cell>
          <table:table-cell table:formula="of:=0.00000000000001/[.D75]" office:value-type="float" office:value="0.000000000000131880733944725" calcext:value-type="float">
            <text:p>1,32E-13</text:p>
          </table:table-cell>
          <table:table-cell table:formula="of:=-LOG([.D75])" office:value-type="float" office:value="1.12018135542029" calcext:value-type="float">
            <text:p>1,12018136</text:p>
          </table:table-cell>
          <table:table-cell table:formula="of:=-[.B75] - [.C75] + 2*[.E75] + 2*[.G75] + 3*[.I75] + 2*[.J75] + [.K75] - [.L75] - [.M75]" office:value-type="float" office:value="-0.0758260869565217" calcext:value-type="float">
            <text:p>-0,07582609</text:p>
          </table:table-cell>
          <table:table-cell table:formula="of:=[.B75]*[.B$13]+[.C75]*[.C$13]+[.E75]*[.E$13]+[.F75]*[.F$13]+[.G75]*[.G$13]+[.I75]*[.I$13]+[.J75]*[.J$13]+[.K75]*[.K$13]+[.L75]*[.L$13]+[.D75]*[.D$13]+[.O75]*[.O$13]" office:value-type="float" office:value="3.51188695652898" calcext:value-type="float">
            <text:p>3,51188695652898</text:p>
          </table:table-cell>
          <table:table-cell table:formula="of:=ctitrant*[.A75] * 5" office:value-type="float" office:value="0.275" calcext:value-type="float">
            <text:p>0,275</text:p>
          </table:table-cell>
        </table:table-row>
        <table:table-row table:style-name="ro1">
          <table:table-cell table:formula="of:=[.A75]+dV" office:value-type="float" office:value="5.6" calcext:value-type="float">
            <text:p>5,60000000</text:p>
          </table:table-cell>
          <table:table-cell office:value-type="float" office:value="0" calcext:value-type="float">
            <text:p>0,00000000</text:p>
          </table:table-cell>
          <table:table-cell table:formula="of:=IF([.E76]&gt;0;0;ctitrant*[.A76]-no_reactif/5)/(Vt+[.A76])" office:value-type="float" office:value="0.000277777777777778" calcext:value-type="float">
            <text:p>0,00027778</text:p>
          </table:table-cell>
          <table:table-cell table:formula="of:=(-[.Q76]+SQRT([.Q76]*[.Q76]+0.00000000000004))/2" office:value-type="float" office:value="0.0756944444445765" calcext:value-type="float">
            <text:p>7,569E-02</text:p>
          </table:table-cell>
          <table:table-cell table:formula="of:=MAX(0;no_reactif-ctitrant*[.A76]*5)/(Vt+[.A76])" office:value-type="float" office:value="0" calcext:value-type="float">
            <text:p>0,00000000</text:p>
          </table:table-cell>
          <table:table-cell table:formula="of:=no_ptitre/(Vt+[.A76])" office:value-type="float" office:value="0.00173611111111111" calcext:value-type="float">
            <text:p>0,00173611</text:p>
          </table:table-cell>
          <table:table-cell table:formula="of:=IF([.E76]&gt;0;ctitrant*[.A76];no_titrant*1)/(Vt+[.A76])" office:value-type="float" office:value="0" calcext:value-type="float">
            <text:p>0,00000000</text:p>
          </table:table-cell>
          <table:table-cell/>
          <table:table-cell table:formula="of:=MIN(c_reac*v_reac;no_preactif + ctitrant*[.A76]*5)/(Vt+[.A76])" office:value-type="float" office:value="0.00868055555555556" calcext:value-type="float">
            <text:p>0,00868056</text:p>
          </table:table-cell>
          <table:table-cell table:formula="of:=no_stitre/(Vt+[.A76])" office:value-type="float" office:value="0.000868055555555556" calcext:value-type="float">
            <text:p>0,00086806</text:p>
          </table:table-cell>
          <table:table-cell table:formula="of:=ctitrant*[.A76]*1/(Vt+[.A76])" office:value-type="float" office:value="0.000972222222222222" calcext:value-type="float">
            <text:p>0,00097222</text:p>
          </table:table-cell>
          <table:table-cell table:formula="of:=no_sexc/(Vt+[.A76])" office:value-type="float" office:value="0.0868055555555556" calcext:value-type="float">
            <text:p>0,08680556</text:p>
          </table:table-cell>
          <table:table-cell table:formula="of:=no_sreactif/(Vt+[.A76])" office:value-type="float" office:value="0.0173611111111111" calcext:value-type="float">
            <text:p>0,01736111</text:p>
          </table:table-cell>
          <table:table-cell table:formula="of:=[.D76]" office:value-type="float" office:value="0.0756944444445765" calcext:value-type="float">
            <text:p>7,569E-02</text:p>
          </table:table-cell>
          <table:table-cell table:formula="of:=0.00000000000001/[.D76]" office:value-type="float" office:value="0.000000000000132110091742889" calcext:value-type="float">
            <text:p>1,32E-13</text:p>
          </table:table-cell>
          <table:table-cell table:formula="of:=-LOG([.D76])" office:value-type="float" office:value="1.12093599415387" calcext:value-type="float">
            <text:p>1,12093599</text:p>
          </table:table-cell>
          <table:table-cell table:formula="of:=-[.B76] - [.C76] + 2*[.E76] + 2*[.G76] + 3*[.I76] + 2*[.J76] + [.K76] - [.L76] - [.M76]" office:value-type="float" office:value="-0.0756944444444444" calcext:value-type="float">
            <text:p>-0,07569444</text:p>
          </table:table-cell>
          <table:table-cell table:formula="of:=[.B76]*[.B$13]+[.C76]*[.C$13]+[.E76]*[.E$13]+[.F76]*[.F$13]+[.G76]*[.G$13]+[.I76]*[.I$13]+[.J76]*[.J$13]+[.K76]*[.K$13]+[.L76]*[.L$13]+[.D76]*[.D$13]+[.O76]*[.O$13]" office:value-type="float" office:value="3.50602430556281" calcext:value-type="float">
            <text:p>3,50602430556281</text:p>
          </table:table-cell>
          <table:table-cell table:formula="of:=ctitrant*[.A76] * 5" office:value-type="float" office:value="0.28" calcext:value-type="float">
            <text:p>0,28</text:p>
          </table:table-cell>
        </table:table-row>
        <table:table-row table:style-name="ro1">
          <table:table-cell table:formula="of:=[.A76]+dV" office:value-type="float" office:value="5.7" calcext:value-type="float">
            <text:p>5,70000000</text:p>
          </table:table-cell>
          <table:table-cell office:value-type="float" office:value="0" calcext:value-type="float">
            <text:p>0,00000000</text:p>
          </table:table-cell>
          <table:table-cell table:formula="of:=IF([.E77]&gt;0;0;ctitrant*[.A77]-no_reactif/5)/(Vt+[.A77])" office:value-type="float" office:value="0.000294627383015598" calcext:value-type="float">
            <text:p>0,00029463</text:p>
          </table:table-cell>
          <table:table-cell table:formula="of:=(-[.Q77]+SQRT([.Q77]*[.Q77]+0.00000000000004))/2" office:value-type="float" office:value="0.075563258232368" calcext:value-type="float">
            <text:p>7,556E-02</text:p>
          </table:table-cell>
          <table:table-cell table:formula="of:=MAX(0;no_reactif-ctitrant*[.A77]*5)/(Vt+[.A77])" office:value-type="float" office:value="0" calcext:value-type="float">
            <text:p>0,00000000</text:p>
          </table:table-cell>
          <table:table-cell table:formula="of:=no_ptitre/(Vt+[.A77])" office:value-type="float" office:value="0.00173310225303293" calcext:value-type="float">
            <text:p>0,00173310</text:p>
          </table:table-cell>
          <table:table-cell table:formula="of:=IF([.E77]&gt;0;ctitrant*[.A77];no_titrant*1)/(Vt+[.A77])" office:value-type="float" office:value="0" calcext:value-type="float">
            <text:p>0,00000000</text:p>
          </table:table-cell>
          <table:table-cell/>
          <table:table-cell table:formula="of:=MIN(c_reac*v_reac;no_preactif + ctitrant*[.A77]*5)/(Vt+[.A77])" office:value-type="float" office:value="0.00866551126516464" calcext:value-type="float">
            <text:p>0,00866551</text:p>
          </table:table-cell>
          <table:table-cell table:formula="of:=no_stitre/(Vt+[.A77])" office:value-type="float" office:value="0.000866551126516464" calcext:value-type="float">
            <text:p>0,00086655</text:p>
          </table:table-cell>
          <table:table-cell table:formula="of:=ctitrant*[.A77]*1/(Vt+[.A77])" office:value-type="float" office:value="0.000987868284228769" calcext:value-type="float">
            <text:p>0,00098787</text:p>
          </table:table-cell>
          <table:table-cell table:formula="of:=no_sexc/(Vt+[.A77])" office:value-type="float" office:value="0.0866551126516464" calcext:value-type="float">
            <text:p>0,08665511</text:p>
          </table:table-cell>
          <table:table-cell table:formula="of:=no_sreactif/(Vt+[.A77])" office:value-type="float" office:value="0.0173310225303293" calcext:value-type="float">
            <text:p>0,01733102</text:p>
          </table:table-cell>
          <table:table-cell table:formula="of:=[.D77]" office:value-type="float" office:value="0.075563258232368" calcext:value-type="float">
            <text:p>7,556E-02</text:p>
          </table:table-cell>
          <table:table-cell table:formula="of:=0.00000000000001/[.D77]" office:value-type="float" office:value="0.000000000000132339449541053" calcext:value-type="float">
            <text:p>1,32E-13</text:p>
          </table:table-cell>
          <table:table-cell table:formula="of:=-LOG([.D77])" office:value-type="float" office:value="1.12168932388638" calcext:value-type="float">
            <text:p>1,12168932</text:p>
          </table:table-cell>
          <table:table-cell table:formula="of:=-[.B77] - [.C77] + 2*[.E77] + 2*[.G77] + 3*[.I77] + 2*[.J77] + [.K77] - [.L77] - [.M77]" office:value-type="float" office:value="-0.0755632582322357" calcext:value-type="float">
            <text:p>-0,07556326</text:p>
          </table:table-cell>
          <table:table-cell table:formula="of:=[.B77]*[.B$13]+[.C77]*[.C$13]+[.E77]*[.E$13]+[.F77]*[.F$13]+[.G77]*[.G$13]+[.I77]*[.I$13]+[.J77]*[.J$13]+[.K77]*[.K$13]+[.L77]*[.L$13]+[.D77]*[.D$13]+[.O77]*[.O$13]" office:value-type="float" office:value="3.50018197574383" calcext:value-type="float">
            <text:p>3,50018197574383</text:p>
          </table:table-cell>
          <table:table-cell table:formula="of:=ctitrant*[.A77] * 5" office:value-type="float" office:value="0.285" calcext:value-type="float">
            <text:p>0,285</text:p>
          </table:table-cell>
        </table:table-row>
        <table:table-row table:style-name="ro1">
          <table:table-cell table:formula="of:=[.A77]+dV" office:value-type="float" office:value="5.8" calcext:value-type="float">
            <text:p>5,80000000</text:p>
          </table:table-cell>
          <table:table-cell office:value-type="float" office:value="0" calcext:value-type="float">
            <text:p>0,00000000</text:p>
          </table:table-cell>
          <table:table-cell table:formula="of:=IF([.E78]&gt;0;0;ctitrant*[.A78]-no_reactif/5)/(Vt+[.A78])" office:value-type="float" office:value="0.000311418685121107" calcext:value-type="float">
            <text:p>0,00031142</text:p>
          </table:table-cell>
          <table:table-cell table:formula="of:=(-[.Q78]+SQRT([.Q78]*[.Q78]+0.00000000000004))/2" office:value-type="float" office:value="0.0754325259516897" calcext:value-type="float">
            <text:p>7,543E-02</text:p>
          </table:table-cell>
          <table:table-cell table:formula="of:=MAX(0;no_reactif-ctitrant*[.A78]*5)/(Vt+[.A78])" office:value-type="float" office:value="0" calcext:value-type="float">
            <text:p>0,00000000</text:p>
          </table:table-cell>
          <table:table-cell table:formula="of:=no_ptitre/(Vt+[.A78])" office:value-type="float" office:value="0.00173010380622837" calcext:value-type="float">
            <text:p>0,00173010</text:p>
          </table:table-cell>
          <table:table-cell table:formula="of:=IF([.E78]&gt;0;ctitrant*[.A78];no_titrant*1)/(Vt+[.A78])" office:value-type="float" office:value="0" calcext:value-type="float">
            <text:p>0,00000000</text:p>
          </table:table-cell>
          <table:table-cell/>
          <table:table-cell table:formula="of:=MIN(c_reac*v_reac;no_preactif + ctitrant*[.A78]*5)/(Vt+[.A78])" office:value-type="float" office:value="0.00865051903114187" calcext:value-type="float">
            <text:p>0,00865052</text:p>
          </table:table-cell>
          <table:table-cell table:formula="of:=no_stitre/(Vt+[.A78])" office:value-type="float" office:value="0.000865051903114187" calcext:value-type="float">
            <text:p>0,00086505</text:p>
          </table:table-cell>
          <table:table-cell table:formula="of:=ctitrant*[.A78]*1/(Vt+[.A78])" office:value-type="float" office:value="0.00100346020761246" calcext:value-type="float">
            <text:p>0,00100346</text:p>
          </table:table-cell>
          <table:table-cell table:formula="of:=no_sexc/(Vt+[.A78])" office:value-type="float" office:value="0.0865051903114187" calcext:value-type="float">
            <text:p>0,08650519</text:p>
          </table:table-cell>
          <table:table-cell table:formula="of:=no_sreactif/(Vt+[.A78])" office:value-type="float" office:value="0.0173010380622837" calcext:value-type="float">
            <text:p>0,01730104</text:p>
          </table:table-cell>
          <table:table-cell table:formula="of:=[.D78]" office:value-type="float" office:value="0.0754325259516897" calcext:value-type="float">
            <text:p>7,543E-02</text:p>
          </table:table-cell>
          <table:table-cell table:formula="of:=0.00000000000001/[.D78]" office:value-type="float" office:value="0.000000000000132568807339217" calcext:value-type="float">
            <text:p>1,33E-13</text:p>
          </table:table-cell>
          <table:table-cell table:formula="of:=-LOG([.D78])" office:value-type="float" office:value="1.12244134915118" calcext:value-type="float">
            <text:p>1,12244135</text:p>
          </table:table-cell>
          <table:table-cell table:formula="of:=-[.B78] - [.C78] + 2*[.E78] + 2*[.G78] + 3*[.I78] + 2*[.J78] + [.K78] - [.L78] - [.M78]" office:value-type="float" office:value="-0.0754325259515571" calcext:value-type="float">
            <text:p>-0,07543253</text:p>
          </table:table-cell>
          <table:table-cell table:formula="of:=[.B78]*[.B$13]+[.C78]*[.C$13]+[.E78]*[.E$13]+[.F78]*[.F$13]+[.G78]*[.G$13]+[.I78]*[.I$13]+[.J78]*[.J$13]+[.K78]*[.K$13]+[.L78]*[.L$13]+[.D78]*[.D$13]+[.O78]*[.O$13]" office:value-type="float" office:value="3.49435986159897" calcext:value-type="float">
            <text:p>3,49435986159897</text:p>
          </table:table-cell>
          <table:table-cell table:formula="of:=ctitrant*[.A78] * 5" office:value-type="float" office:value="0.29" calcext:value-type="float">
            <text:p>0,29</text:p>
          </table:table-cell>
        </table:table-row>
        <table:table-row table:style-name="ro1">
          <table:table-cell table:formula="of:=[.A78]+dV" office:value-type="float" office:value="5.9" calcext:value-type="float">
            <text:p>5,90000000</text:p>
          </table:table-cell>
          <table:table-cell office:value-type="float" office:value="0" calcext:value-type="float">
            <text:p>0,00000000</text:p>
          </table:table-cell>
          <table:table-cell table:formula="of:=IF([.E79]&gt;0;0;ctitrant*[.A79]-no_reactif/5)/(Vt+[.A79])" office:value-type="float" office:value="0.000328151986183074" calcext:value-type="float">
            <text:p>0,00032815</text:p>
          </table:table-cell>
          <table:table-cell table:formula="of:=(-[.Q79]+SQRT([.Q79]*[.Q79]+0.00000000000004))/2" office:value-type="float" office:value="0.0753022452505646" calcext:value-type="float">
            <text:p>7,530E-02</text:p>
          </table:table-cell>
          <table:table-cell table:formula="of:=MAX(0;no_reactif-ctitrant*[.A79]*5)/(Vt+[.A79])" office:value-type="float" office:value="0" calcext:value-type="float">
            <text:p>0,00000000</text:p>
          </table:table-cell>
          <table:table-cell table:formula="of:=no_ptitre/(Vt+[.A79])" office:value-type="float" office:value="0.00172711571675302" calcext:value-type="float">
            <text:p>0,00172712</text:p>
          </table:table-cell>
          <table:table-cell table:formula="of:=IF([.E79]&gt;0;ctitrant*[.A79];no_titrant*1)/(Vt+[.A79])" office:value-type="float" office:value="0" calcext:value-type="float">
            <text:p>0,00000000</text:p>
          </table:table-cell>
          <table:table-cell/>
          <table:table-cell table:formula="of:=MIN(c_reac*v_reac;no_preactif + ctitrant*[.A79]*5)/(Vt+[.A79])" office:value-type="float" office:value="0.00863557858376511" calcext:value-type="float">
            <text:p>0,00863558</text:p>
          </table:table-cell>
          <table:table-cell table:formula="of:=no_stitre/(Vt+[.A79])" office:value-type="float" office:value="0.000863557858376511" calcext:value-type="float">
            <text:p>0,00086356</text:p>
          </table:table-cell>
          <table:table-cell table:formula="of:=ctitrant*[.A79]*1/(Vt+[.A79])" office:value-type="float" office:value="0.00101899827288428" calcext:value-type="float">
            <text:p>0,00101900</text:p>
          </table:table-cell>
          <table:table-cell table:formula="of:=no_sexc/(Vt+[.A79])" office:value-type="float" office:value="0.0863557858376511" calcext:value-type="float">
            <text:p>0,08635579</text:p>
          </table:table-cell>
          <table:table-cell table:formula="of:=no_sreactif/(Vt+[.A79])" office:value-type="float" office:value="0.0172711571675302" calcext:value-type="float">
            <text:p>0,01727116</text:p>
          </table:table-cell>
          <table:table-cell table:formula="of:=[.D79]" office:value-type="float" office:value="0.0753022452505646" calcext:value-type="float">
            <text:p>7,530E-02</text:p>
          </table:table-cell>
          <table:table-cell table:formula="of:=0.00000000000001/[.D79]" office:value-type="float" office:value="0.00000000000013279816513738" calcext:value-type="float">
            <text:p>1,33E-13</text:p>
          </table:table-cell>
          <table:table-cell table:formula="of:=-LOG([.D79])" office:value-type="float" office:value="1.12319207445808" calcext:value-type="float">
            <text:p>1,12319207</text:p>
          </table:table-cell>
          <table:table-cell table:formula="of:=-[.B79] - [.C79] + 2*[.E79] + 2*[.G79] + 3*[.I79] + 2*[.J79] + [.K79] - [.L79] - [.M79]" office:value-type="float" office:value="-0.0753022452504318" calcext:value-type="float">
            <text:p>-0,07530225</text:p>
          </table:table-cell>
          <table:table-cell table:formula="of:=[.B79]*[.B$13]+[.C79]*[.C$13]+[.E79]*[.E$13]+[.F79]*[.F$13]+[.G79]*[.G$13]+[.I79]*[.I$13]+[.J79]*[.J$13]+[.K79]*[.K$13]+[.L79]*[.L$13]+[.D79]*[.D$13]+[.O79]*[.O$13]" office:value-type="float" office:value="3.4885578583838" calcext:value-type="float">
            <text:p>3,4885578583838</text:p>
          </table:table-cell>
          <table:table-cell table:formula="of:=ctitrant*[.A79] * 5" office:value-type="float" office:value="0.295" calcext:value-type="float">
            <text:p>0,295</text:p>
          </table:table-cell>
        </table:table-row>
        <table:table-row table:style-name="ro1">
          <table:table-cell table:formula="of:=[.A79]+dV" office:value-type="float" office:value="6" calcext:value-type="float">
            <text:p>6,00000000</text:p>
          </table:table-cell>
          <table:table-cell office:value-type="float" office:value="0" calcext:value-type="float">
            <text:p>0,00000000</text:p>
          </table:table-cell>
          <table:table-cell table:formula="of:=IF([.E80]&gt;0;0;ctitrant*[.A80]-no_reactif/5)/(Vt+[.A80])" office:value-type="float" office:value="0.000344827586206897" calcext:value-type="float">
            <text:p>0,00034483</text:p>
          </table:table-cell>
          <table:table-cell table:formula="of:=(-[.Q80]+SQRT([.Q80]*[.Q80]+0.00000000000004))/2" office:value-type="float" office:value="0.0751724137932365" calcext:value-type="float">
            <text:p>7,517E-02</text:p>
          </table:table-cell>
          <table:table-cell table:formula="of:=MAX(0;no_reactif-ctitrant*[.A80]*5)/(Vt+[.A80])" office:value-type="float" office:value="0" calcext:value-type="float">
            <text:p>0,00000000</text:p>
          </table:table-cell>
          <table:table-cell table:formula="of:=no_ptitre/(Vt+[.A80])" office:value-type="float" office:value="0.00172413793103448" calcext:value-type="float">
            <text:p>0,00172414</text:p>
          </table:table-cell>
          <table:table-cell table:formula="of:=IF([.E80]&gt;0;ctitrant*[.A80];no_titrant*1)/(Vt+[.A80])" office:value-type="float" office:value="0" calcext:value-type="float">
            <text:p>0,00000000</text:p>
          </table:table-cell>
          <table:table-cell/>
          <table:table-cell table:formula="of:=MIN(c_reac*v_reac;no_preactif + ctitrant*[.A80]*5)/(Vt+[.A80])" office:value-type="float" office:value="0.00862068965517241" calcext:value-type="float">
            <text:p>0,00862069</text:p>
          </table:table-cell>
          <table:table-cell table:formula="of:=no_stitre/(Vt+[.A80])" office:value-type="float" office:value="0.000862068965517241" calcext:value-type="float">
            <text:p>0,00086207</text:p>
          </table:table-cell>
          <table:table-cell table:formula="of:=ctitrant*[.A80]*1/(Vt+[.A80])" office:value-type="float" office:value="0.00103448275862069" calcext:value-type="float">
            <text:p>0,00103448</text:p>
          </table:table-cell>
          <table:table-cell table:formula="of:=no_sexc/(Vt+[.A80])" office:value-type="float" office:value="0.0862068965517241" calcext:value-type="float">
            <text:p>0,08620690</text:p>
          </table:table-cell>
          <table:table-cell table:formula="of:=no_sreactif/(Vt+[.A80])" office:value-type="float" office:value="0.0172413793103448" calcext:value-type="float">
            <text:p>0,01724138</text:p>
          </table:table-cell>
          <table:table-cell table:formula="of:=[.D80]" office:value-type="float" office:value="0.0751724137932365" calcext:value-type="float">
            <text:p>7,517E-02</text:p>
          </table:table-cell>
          <table:table-cell table:formula="of:=0.00000000000001/[.D80]" office:value-type="float" office:value="0.000000000000133027522935544" calcext:value-type="float">
            <text:p>1,33E-13</text:p>
          </table:table-cell>
          <table:table-cell table:formula="of:=-LOG([.D80])" office:value-type="float" office:value="1.12394150429358" calcext:value-type="float">
            <text:p>1,12394150</text:p>
          </table:table-cell>
          <table:table-cell table:formula="of:=-[.B80] - [.C80] + 2*[.E80] + 2*[.G80] + 3*[.I80] + 2*[.J80] + [.K80] - [.L80] - [.M80]" office:value-type="float" office:value="-0.0751724137931035" calcext:value-type="float">
            <text:p>-0,07517241</text:p>
          </table:table-cell>
          <table:table-cell table:formula="of:=[.B80]*[.B$13]+[.C80]*[.C$13]+[.E80]*[.E$13]+[.F80]*[.F$13]+[.G80]*[.G$13]+[.I80]*[.I$13]+[.J80]*[.J$13]+[.K80]*[.K$13]+[.L80]*[.L$13]+[.D80]*[.D$13]+[.O80]*[.O$13]" office:value-type="float" office:value="3.48277586207627" calcext:value-type="float">
            <text:p>3,48277586207627</text:p>
          </table:table-cell>
          <table:table-cell table:formula="of:=ctitrant*[.A80] * 5" office:value-type="float" office:value="0.3" calcext:value-type="float">
            <text:p>0,3</text:p>
          </table:table-cell>
        </table:table-row>
        <table:table-row table:style-name="ro1">
          <table:table-cell table:formula="of:=[.A80]+dV" office:value-type="float" office:value="6.09999999999999" calcext:value-type="float">
            <text:p>6,10000000</text:p>
          </table:table-cell>
          <table:table-cell office:value-type="float" office:value="0" calcext:value-type="float">
            <text:p>0,00000000</text:p>
          </table:table-cell>
          <table:table-cell table:formula="of:=IF([.E81]&gt;0;0;ctitrant*[.A81]-no_reactif/5)/(Vt+[.A81])" office:value-type="float" office:value="0.000361445783132529" calcext:value-type="float">
            <text:p>0,00036145</text:p>
          </table:table-cell>
          <table:table-cell table:formula="of:=(-[.Q81]+SQRT([.Q81]*[.Q81]+0.00000000000004))/2" office:value-type="float" office:value="0.07504302926003" calcext:value-type="float">
            <text:p>7,504E-02</text:p>
          </table:table-cell>
          <table:table-cell table:formula="of:=MAX(0;no_reactif-ctitrant*[.A81]*5)/(Vt+[.A81])" office:value-type="float" office:value="0" calcext:value-type="float">
            <text:p>0,00000000</text:p>
          </table:table-cell>
          <table:table-cell table:formula="of:=no_ptitre/(Vt+[.A81])" office:value-type="float" office:value="0.00172117039586919" calcext:value-type="float">
            <text:p>0,00172117</text:p>
          </table:table-cell>
          <table:table-cell table:formula="of:=IF([.E81]&gt;0;ctitrant*[.A81];no_titrant*1)/(Vt+[.A81])" office:value-type="float" office:value="0" calcext:value-type="float">
            <text:p>0,00000000</text:p>
          </table:table-cell>
          <table:table-cell/>
          <table:table-cell table:formula="of:=MIN(c_reac*v_reac;no_preactif + ctitrant*[.A81]*5)/(Vt+[.A81])" office:value-type="float" office:value="0.00860585197934596" calcext:value-type="float">
            <text:p>0,00860585</text:p>
          </table:table-cell>
          <table:table-cell table:formula="of:=no_stitre/(Vt+[.A81])" office:value-type="float" office:value="0.000860585197934596" calcext:value-type="float">
            <text:p>0,00086059</text:p>
          </table:table-cell>
          <table:table-cell table:formula="of:=ctitrant*[.A81]*1/(Vt+[.A81])" office:value-type="float" office:value="0.00104991394148021" calcext:value-type="float">
            <text:p>0,00104991</text:p>
          </table:table-cell>
          <table:table-cell table:formula="of:=no_sexc/(Vt+[.A81])" office:value-type="float" office:value="0.0860585197934596" calcext:value-type="float">
            <text:p>0,08605852</text:p>
          </table:table-cell>
          <table:table-cell table:formula="of:=no_sreactif/(Vt+[.A81])" office:value-type="float" office:value="0.0172117039586919" calcext:value-type="float">
            <text:p>0,01721170</text:p>
          </table:table-cell>
          <table:table-cell table:formula="of:=[.D81]" office:value-type="float" office:value="0.07504302926003" calcext:value-type="float">
            <text:p>7,504E-02</text:p>
          </table:table-cell>
          <table:table-cell table:formula="of:=0.00000000000001/[.D81]" office:value-type="float" office:value="0.000000000000133256880733708" calcext:value-type="float">
            <text:p>1,33E-13</text:p>
          </table:table-cell>
          <table:table-cell table:formula="of:=-LOG([.D81])" office:value-type="float" office:value="1.12468964312097" calcext:value-type="float">
            <text:p>1,12468964</text:p>
          </table:table-cell>
          <table:table-cell table:formula="of:=-[.B81] - [.C81] + 2*[.E81] + 2*[.G81] + 3*[.I81] + 2*[.J81] + [.K81] - [.L81] - [.M81]" office:value-type="float" office:value="-0.0750430292598967" calcext:value-type="float">
            <text:p>-0,07504303</text:p>
          </table:table-cell>
          <table:table-cell table:formula="of:=[.B81]*[.B$13]+[.C81]*[.C$13]+[.E81]*[.E$13]+[.F81]*[.F$13]+[.G81]*[.G$13]+[.I81]*[.I$13]+[.J81]*[.J$13]+[.K81]*[.K$13]+[.L81]*[.L$13]+[.D81]*[.D$13]+[.O81]*[.O$13]" office:value-type="float" office:value="3.47701376937048" calcext:value-type="float">
            <text:p>3,47701376937048</text:p>
          </table:table-cell>
          <table:table-cell table:formula="of:=ctitrant*[.A81] * 5" office:value-type="float" office:value="0.304999999999999" calcext:value-type="float">
            <text:p>0,304999999999999</text:p>
          </table:table-cell>
        </table:table-row>
        <table:table-row table:style-name="ro1">
          <table:table-cell table:formula="of:=[.A81]+dV" office:value-type="float" office:value="6.19999999999999" calcext:value-type="float">
            <text:p>6,20000000</text:p>
          </table:table-cell>
          <table:table-cell office:value-type="float" office:value="0" calcext:value-type="float">
            <text:p>0,00000000</text:p>
          </table:table-cell>
          <table:table-cell table:formula="of:=IF([.E82]&gt;0;0;ctitrant*[.A82]-no_reactif/5)/(Vt+[.A82])" office:value-type="float" office:value="0.000378006872852232" calcext:value-type="float">
            <text:p>0,00037801</text:p>
          </table:table-cell>
          <table:table-cell table:formula="of:=(-[.Q82]+SQRT([.Q82]*[.Q82]+0.00000000000004))/2" office:value-type="float" office:value="0.0749140893472125" calcext:value-type="float">
            <text:p>7,491E-02</text:p>
          </table:table-cell>
          <table:table-cell table:formula="of:=MAX(0;no_reactif-ctitrant*[.A82]*5)/(Vt+[.A82])" office:value-type="float" office:value="0" calcext:value-type="float">
            <text:p>0,00000000</text:p>
          </table:table-cell>
          <table:table-cell table:formula="of:=no_ptitre/(Vt+[.A82])" office:value-type="float" office:value="0.00171821305841924" calcext:value-type="float">
            <text:p>0,00171821</text:p>
          </table:table-cell>
          <table:table-cell table:formula="of:=IF([.E82]&gt;0;ctitrant*[.A82];no_titrant*1)/(Vt+[.A82])" office:value-type="float" office:value="0" calcext:value-type="float">
            <text:p>0,00000000</text:p>
          </table:table-cell>
          <table:table-cell/>
          <table:table-cell table:formula="of:=MIN(c_reac*v_reac;no_preactif + ctitrant*[.A82]*5)/(Vt+[.A82])" office:value-type="float" office:value="0.00859106529209622" calcext:value-type="float">
            <text:p>0,00859107</text:p>
          </table:table-cell>
          <table:table-cell table:formula="of:=no_stitre/(Vt+[.A82])" office:value-type="float" office:value="0.000859106529209622" calcext:value-type="float">
            <text:p>0,00085911</text:p>
          </table:table-cell>
          <table:table-cell table:formula="of:=ctitrant*[.A82]*1/(Vt+[.A82])" office:value-type="float" office:value="0.00106529209621993" calcext:value-type="float">
            <text:p>0,00106529</text:p>
          </table:table-cell>
          <table:table-cell table:formula="of:=no_sexc/(Vt+[.A82])" office:value-type="float" office:value="0.0859106529209622" calcext:value-type="float">
            <text:p>0,08591065</text:p>
          </table:table-cell>
          <table:table-cell table:formula="of:=no_sreactif/(Vt+[.A82])" office:value-type="float" office:value="0.0171821305841924" calcext:value-type="float">
            <text:p>0,01718213</text:p>
          </table:table-cell>
          <table:table-cell table:formula="of:=[.D82]" office:value-type="float" office:value="0.0749140893472125" calcext:value-type="float">
            <text:p>7,491E-02</text:p>
          </table:table-cell>
          <table:table-cell table:formula="of:=0.00000000000001/[.D82]" office:value-type="float" office:value="0.000000000000133486238531872" calcext:value-type="float">
            <text:p>1,33E-13</text:p>
          </table:table-cell>
          <table:table-cell table:formula="of:=-LOG([.D82])" office:value-type="float" office:value="1.12543649538053" calcext:value-type="float">
            <text:p>1,12543650</text:p>
          </table:table-cell>
          <table:table-cell table:formula="of:=-[.B82] - [.C82] + 2*[.E82] + 2*[.G82] + 3*[.I82] + 2*[.J82] + [.K82] - [.L82] - [.M82]" office:value-type="float" office:value="-0.0749140893470791" calcext:value-type="float">
            <text:p>-0,07491409</text:p>
          </table:table-cell>
          <table:table-cell table:formula="of:=[.B82]*[.B$13]+[.C82]*[.C$13]+[.E82]*[.E$13]+[.F82]*[.F$13]+[.G82]*[.G$13]+[.I82]*[.I$13]+[.J82]*[.J$13]+[.K82]*[.K$13]+[.L82]*[.L$13]+[.D82]*[.D$13]+[.O82]*[.O$13]" office:value-type="float" office:value="3.47127147767056" calcext:value-type="float">
            <text:p>3,47127147767056</text:p>
          </table:table-cell>
          <table:table-cell table:formula="of:=ctitrant*[.A82] * 5" office:value-type="float" office:value="0.309999999999999" calcext:value-type="float">
            <text:p>0,309999999999999</text:p>
          </table:table-cell>
        </table:table-row>
        <table:table-row table:style-name="ro1">
          <table:table-cell table:formula="of:=[.A82]+dV" office:value-type="float" office:value="6.29999999999999" calcext:value-type="float">
            <text:p>6,30000000</text:p>
          </table:table-cell>
          <table:table-cell office:value-type="float" office:value="0" calcext:value-type="float">
            <text:p>0,00000000</text:p>
          </table:table-cell>
          <table:table-cell table:formula="of:=IF([.E83]&gt;0;0;ctitrant*[.A83]-no_reactif/5)/(Vt+[.A83])" office:value-type="float" office:value="0.000394511149228129" calcext:value-type="float">
            <text:p>0,00039451</text:p>
          </table:table-cell>
          <table:table-cell table:formula="of:=(-[.Q83]+SQRT([.Q83]*[.Q83]+0.00000000000004))/2" office:value-type="float" office:value="0.0747855917668576" calcext:value-type="float">
            <text:p>7,479E-02</text:p>
          </table:table-cell>
          <table:table-cell table:formula="of:=MAX(0;no_reactif-ctitrant*[.A83]*5)/(Vt+[.A83])" office:value-type="float" office:value="0" calcext:value-type="float">
            <text:p>0,00000000</text:p>
          </table:table-cell>
          <table:table-cell table:formula="of:=no_ptitre/(Vt+[.A83])" office:value-type="float" office:value="0.00171526586620926" calcext:value-type="float">
            <text:p>0,00171527</text:p>
          </table:table-cell>
          <table:table-cell table:formula="of:=IF([.E83]&gt;0;ctitrant*[.A83];no_titrant*1)/(Vt+[.A83])" office:value-type="float" office:value="0" calcext:value-type="float">
            <text:p>0,00000000</text:p>
          </table:table-cell>
          <table:table-cell/>
          <table:table-cell table:formula="of:=MIN(c_reac*v_reac;no_preactif + ctitrant*[.A83]*5)/(Vt+[.A83])" office:value-type="float" office:value="0.00857632933104631" calcext:value-type="float">
            <text:p>0,00857633</text:p>
          </table:table-cell>
          <table:table-cell table:formula="of:=no_stitre/(Vt+[.A83])" office:value-type="float" office:value="0.000857632933104631" calcext:value-type="float">
            <text:p>0,00085763</text:p>
          </table:table-cell>
          <table:table-cell table:formula="of:=ctitrant*[.A83]*1/(Vt+[.A83])" office:value-type="float" office:value="0.00108061749571183" calcext:value-type="float">
            <text:p>0,00108062</text:p>
          </table:table-cell>
          <table:table-cell table:formula="of:=no_sexc/(Vt+[.A83])" office:value-type="float" office:value="0.0857632933104631" calcext:value-type="float">
            <text:p>0,08576329</text:p>
          </table:table-cell>
          <table:table-cell table:formula="of:=no_sreactif/(Vt+[.A83])" office:value-type="float" office:value="0.0171526586620926" calcext:value-type="float">
            <text:p>0,01715266</text:p>
          </table:table-cell>
          <table:table-cell table:formula="of:=[.D83]" office:value-type="float" office:value="0.0747855917668576" calcext:value-type="float">
            <text:p>7,479E-02</text:p>
          </table:table-cell>
          <table:table-cell table:formula="of:=0.00000000000001/[.D83]" office:value-type="float" office:value="0.000000000000133715596330036" calcext:value-type="float">
            <text:p>1,34E-13</text:p>
          </table:table-cell>
          <table:table-cell table:formula="of:=-LOG([.D83])" office:value-type="float" office:value="1.12618206548965" calcext:value-type="float">
            <text:p>1,12618207</text:p>
          </table:table-cell>
          <table:table-cell table:formula="of:=-[.B83] - [.C83] + 2*[.E83] + 2*[.G83] + 3*[.I83] + 2*[.J83] + [.K83] - [.L83] - [.M83]" office:value-type="float" office:value="-0.0747855917667239" calcext:value-type="float">
            <text:p>-0,07478559</text:p>
          </table:table-cell>
          <table:table-cell table:formula="of:=[.B83]*[.B$13]+[.C83]*[.C$13]+[.E83]*[.E$13]+[.F83]*[.F$13]+[.G83]*[.G$13]+[.I83]*[.I$13]+[.J83]*[.J$13]+[.K83]*[.K$13]+[.L83]*[.L$13]+[.D83]*[.D$13]+[.O83]*[.O$13]" office:value-type="float" office:value="3.46554888508453" calcext:value-type="float">
            <text:p>3,46554888508453</text:p>
          </table:table-cell>
          <table:table-cell table:formula="of:=ctitrant*[.A83] * 5" office:value-type="float" office:value="0.314999999999999" calcext:value-type="float">
            <text:p>0,314999999999999</text:p>
          </table:table-cell>
        </table:table-row>
        <table:table-row table:style-name="ro1">
          <table:table-cell table:formula="of:=[.A83]+dV" office:value-type="float" office:value="6.39999999999999" calcext:value-type="float">
            <text:p>6,40000000</text:p>
          </table:table-cell>
          <table:table-cell office:value-type="float" office:value="0" calcext:value-type="float">
            <text:p>0,00000000</text:p>
          </table:table-cell>
          <table:table-cell table:formula="of:=IF([.E84]&gt;0;0;ctitrant*[.A84]-no_reactif/5)/(Vt+[.A84])" office:value-type="float" office:value="0.000410958904109588" calcext:value-type="float">
            <text:p>0,00041096</text:p>
          </table:table-cell>
          <table:table-cell table:formula="of:=(-[.Q84]+SQRT([.Q84]*[.Q84]+0.00000000000004))/2" office:value-type="float" office:value="0.0746575342467093" calcext:value-type="float">
            <text:p>7,466E-02</text:p>
          </table:table-cell>
          <table:table-cell table:formula="of:=MAX(0;no_reactif-ctitrant*[.A84]*5)/(Vt+[.A84])" office:value-type="float" office:value="0" calcext:value-type="float">
            <text:p>0,00000000</text:p>
          </table:table-cell>
          <table:table-cell table:formula="of:=no_ptitre/(Vt+[.A84])" office:value-type="float" office:value="0.00171232876712329" calcext:value-type="float">
            <text:p>0,00171233</text:p>
          </table:table-cell>
          <table:table-cell table:formula="of:=IF([.E84]&gt;0;ctitrant*[.A84];no_titrant*1)/(Vt+[.A84])" office:value-type="float" office:value="0" calcext:value-type="float">
            <text:p>0,00000000</text:p>
          </table:table-cell>
          <table:table-cell/>
          <table:table-cell table:formula="of:=MIN(c_reac*v_reac;no_preactif + ctitrant*[.A84]*5)/(Vt+[.A84])" office:value-type="float" office:value="0.00856164383561644" calcext:value-type="float">
            <text:p>0,00856164</text:p>
          </table:table-cell>
          <table:table-cell table:formula="of:=no_stitre/(Vt+[.A84])" office:value-type="float" office:value="0.000856164383561644" calcext:value-type="float">
            <text:p>0,00085616</text:p>
          </table:table-cell>
          <table:table-cell table:formula="of:=ctitrant*[.A84]*1/(Vt+[.A84])" office:value-type="float" office:value="0.0010958904109589" calcext:value-type="float">
            <text:p>0,00109589</text:p>
          </table:table-cell>
          <table:table-cell table:formula="of:=no_sexc/(Vt+[.A84])" office:value-type="float" office:value="0.0856164383561644" calcext:value-type="float">
            <text:p>0,08561644</text:p>
          </table:table-cell>
          <table:table-cell table:formula="of:=no_sreactif/(Vt+[.A84])" office:value-type="float" office:value="0.0171232876712329" calcext:value-type="float">
            <text:p>0,01712329</text:p>
          </table:table-cell>
          <table:table-cell table:formula="of:=[.D84]" office:value-type="float" office:value="0.0746575342467093" calcext:value-type="float">
            <text:p>7,466E-02</text:p>
          </table:table-cell>
          <table:table-cell table:formula="of:=0.00000000000001/[.D84]" office:value-type="float" office:value="0.0000000000001339449541282" calcext:value-type="float">
            <text:p>1,34E-13</text:p>
          </table:table-cell>
          <table:table-cell table:formula="of:=-LOG([.D84])" office:value-type="float" office:value="1.12692635784303" calcext:value-type="float">
            <text:p>1,12692636</text:p>
          </table:table-cell>
          <table:table-cell table:formula="of:=-[.B84] - [.C84] + 2*[.E84] + 2*[.G84] + 3*[.I84] + 2*[.J84] + [.K84] - [.L84] - [.M84]" office:value-type="float" office:value="-0.0746575342465754" calcext:value-type="float">
            <text:p>-0,07465753</text:p>
          </table:table-cell>
          <table:table-cell table:formula="of:=[.B84]*[.B$13]+[.C84]*[.C$13]+[.E84]*[.E$13]+[.F84]*[.F$13]+[.G84]*[.G$13]+[.I84]*[.I$13]+[.J84]*[.J$13]+[.K84]*[.K$13]+[.L84]*[.L$13]+[.D84]*[.D$13]+[.O84]*[.O$13]" office:value-type="float" office:value="3.45984589041831" calcext:value-type="float">
            <text:p>3,45984589041831</text:p>
          </table:table-cell>
          <table:table-cell table:formula="of:=ctitrant*[.A84] * 5" office:value-type="float" office:value="0.319999999999999" calcext:value-type="float">
            <text:p>0,319999999999999</text:p>
          </table:table-cell>
        </table:table-row>
        <table:table-row table:style-name="ro1">
          <table:table-cell table:formula="of:=[.A84]+dV" office:value-type="float" office:value="6.49999999999999" calcext:value-type="float">
            <text:p>6,50000000</text:p>
          </table:table-cell>
          <table:table-cell office:value-type="float" office:value="0" calcext:value-type="float">
            <text:p>0,00000000</text:p>
          </table:table-cell>
          <table:table-cell table:formula="of:=IF([.E85]&gt;0;0;ctitrant*[.A85]-no_reactif/5)/(Vt+[.A85])" office:value-type="float" office:value="0.000427350427350426" calcext:value-type="float">
            <text:p>0,00042735</text:p>
          </table:table-cell>
          <table:table-cell table:formula="of:=(-[.Q85]+SQRT([.Q85]*[.Q85]+0.00000000000004))/2" office:value-type="float" office:value="0.0745299145300487" calcext:value-type="float">
            <text:p>7,453E-02</text:p>
          </table:table-cell>
          <table:table-cell table:formula="of:=MAX(0;no_reactif-ctitrant*[.A85]*5)/(Vt+[.A85])" office:value-type="float" office:value="0" calcext:value-type="float">
            <text:p>0,00000000</text:p>
          </table:table-cell>
          <table:table-cell table:formula="of:=no_ptitre/(Vt+[.A85])" office:value-type="float" office:value="0.00170940170940171" calcext:value-type="float">
            <text:p>0,00170940</text:p>
          </table:table-cell>
          <table:table-cell table:formula="of:=IF([.E85]&gt;0;ctitrant*[.A85];no_titrant*1)/(Vt+[.A85])" office:value-type="float" office:value="0" calcext:value-type="float">
            <text:p>0,00000000</text:p>
          </table:table-cell>
          <table:table-cell/>
          <table:table-cell table:formula="of:=MIN(c_reac*v_reac;no_preactif + ctitrant*[.A85]*5)/(Vt+[.A85])" office:value-type="float" office:value="0.00854700854700855" calcext:value-type="float">
            <text:p>0,00854701</text:p>
          </table:table-cell>
          <table:table-cell table:formula="of:=no_stitre/(Vt+[.A85])" office:value-type="float" office:value="0.000854700854700855" calcext:value-type="float">
            <text:p>0,00085470</text:p>
          </table:table-cell>
          <table:table-cell table:formula="of:=ctitrant*[.A85]*1/(Vt+[.A85])" office:value-type="float" office:value="0.00111111111111111" calcext:value-type="float">
            <text:p>0,00111111</text:p>
          </table:table-cell>
          <table:table-cell table:formula="of:=no_sexc/(Vt+[.A85])" office:value-type="float" office:value="0.0854700854700855" calcext:value-type="float">
            <text:p>0,08547009</text:p>
          </table:table-cell>
          <table:table-cell table:formula="of:=no_sreactif/(Vt+[.A85])" office:value-type="float" office:value="0.0170940170940171" calcext:value-type="float">
            <text:p>0,01709402</text:p>
          </table:table-cell>
          <table:table-cell table:formula="of:=[.D85]" office:value-type="float" office:value="0.0745299145300487" calcext:value-type="float">
            <text:p>7,453E-02</text:p>
          </table:table-cell>
          <table:table-cell table:formula="of:=0.00000000000001/[.D85]" office:value-type="float" office:value="0.000000000000134174311926364" calcext:value-type="float">
            <text:p>1,34E-13</text:p>
          </table:table-cell>
          <table:table-cell table:formula="of:=-LOG([.D85])" office:value-type="float" office:value="1.12766937681281" calcext:value-type="float">
            <text:p>1,12766938</text:p>
          </table:table-cell>
          <table:table-cell table:formula="of:=-[.B85] - [.C85] + 2*[.E85] + 2*[.G85] + 3*[.I85] + 2*[.J85] + [.K85] - [.L85] - [.M85]" office:value-type="float" office:value="-0.0745299145299145" calcext:value-type="float">
            <text:p>-0,07452991</text:p>
          </table:table-cell>
          <table:table-cell table:formula="of:=[.B85]*[.B$13]+[.C85]*[.C$13]+[.E85]*[.E$13]+[.F85]*[.F$13]+[.G85]*[.G$13]+[.I85]*[.I$13]+[.J85]*[.J$13]+[.K85]*[.K$13]+[.L85]*[.L$13]+[.D85]*[.D$13]+[.O85]*[.O$13]" office:value-type="float" office:value="3.45416239316976" calcext:value-type="float">
            <text:p>3,45416239316976</text:p>
          </table:table-cell>
          <table:table-cell table:formula="of:=ctitrant*[.A85] * 5" office:value-type="float" office:value="0.325" calcext:value-type="float">
            <text:p>0,325</text:p>
          </table:table-cell>
        </table:table-row>
        <table:table-row table:style-name="ro1">
          <table:table-cell table:formula="of:=[.A85]+dV" office:value-type="float" office:value="6.59999999999999" calcext:value-type="float">
            <text:p>6,60000000</text:p>
          </table:table-cell>
          <table:table-cell office:value-type="float" office:value="0" calcext:value-type="float">
            <text:p>0,00000000</text:p>
          </table:table-cell>
          <table:table-cell table:formula="of:=IF([.E86]&gt;0;0;ctitrant*[.A86]-no_reactif/5)/(Vt+[.A86])" office:value-type="float" office:value="0.000443686006825937" calcext:value-type="float">
            <text:p>0,00044369</text:p>
          </table:table-cell>
          <table:table-cell table:formula="of:=(-[.Q86]+SQRT([.Q86]*[.Q86]+0.00000000000004))/2" office:value-type="float" office:value="0.074402730375561" calcext:value-type="float">
            <text:p>7,440E-02</text:p>
          </table:table-cell>
          <table:table-cell table:formula="of:=MAX(0;no_reactif-ctitrant*[.A86]*5)/(Vt+[.A86])" office:value-type="float" office:value="0" calcext:value-type="float">
            <text:p>0,00000000</text:p>
          </table:table-cell>
          <table:table-cell table:formula="of:=no_ptitre/(Vt+[.A86])" office:value-type="float" office:value="0.00170648464163823" calcext:value-type="float">
            <text:p>0,00170648</text:p>
          </table:table-cell>
          <table:table-cell table:formula="of:=IF([.E86]&gt;0;ctitrant*[.A86];no_titrant*1)/(Vt+[.A86])" office:value-type="float" office:value="0" calcext:value-type="float">
            <text:p>0,00000000</text:p>
          </table:table-cell>
          <table:table-cell/>
          <table:table-cell table:formula="of:=MIN(c_reac*v_reac;no_preactif + ctitrant*[.A86]*5)/(Vt+[.A86])" office:value-type="float" office:value="0.00853242320819113" calcext:value-type="float">
            <text:p>0,00853242</text:p>
          </table:table-cell>
          <table:table-cell table:formula="of:=no_stitre/(Vt+[.A86])" office:value-type="float" office:value="0.000853242320819113" calcext:value-type="float">
            <text:p>0,00085324</text:p>
          </table:table-cell>
          <table:table-cell table:formula="of:=ctitrant*[.A86]*1/(Vt+[.A86])" office:value-type="float" office:value="0.00112627986348123" calcext:value-type="float">
            <text:p>0,00112628</text:p>
          </table:table-cell>
          <table:table-cell table:formula="of:=no_sexc/(Vt+[.A86])" office:value-type="float" office:value="0.0853242320819113" calcext:value-type="float">
            <text:p>0,08532423</text:p>
          </table:table-cell>
          <table:table-cell table:formula="of:=no_sreactif/(Vt+[.A86])" office:value-type="float" office:value="0.0170648464163823" calcext:value-type="float">
            <text:p>0,01706485</text:p>
          </table:table-cell>
          <table:table-cell table:formula="of:=[.D86]" office:value-type="float" office:value="0.074402730375561" calcext:value-type="float">
            <text:p>7,440E-02</text:p>
          </table:table-cell>
          <table:table-cell table:formula="of:=0.00000000000001/[.D86]" office:value-type="float" office:value="0.000000000000134403669724528" calcext:value-type="float">
            <text:p>1,34E-13</text:p>
          </table:table-cell>
          <table:table-cell table:formula="of:=-LOG([.D86])" office:value-type="float" office:value="1.12841112674872" calcext:value-type="float">
            <text:p>1,12841113</text:p>
          </table:table-cell>
          <table:table-cell table:formula="of:=-[.B86] - [.C86] + 2*[.E86] + 2*[.G86] + 3*[.I86] + 2*[.J86] + [.K86] - [.L86] - [.M86]" office:value-type="float" office:value="-0.0744027303754266" calcext:value-type="float">
            <text:p>-0,07440273</text:p>
          </table:table-cell>
          <table:table-cell table:formula="of:=[.B86]*[.B$13]+[.C86]*[.C$13]+[.E86]*[.E$13]+[.F86]*[.F$13]+[.G86]*[.G$13]+[.I86]*[.I$13]+[.J86]*[.J$13]+[.K86]*[.K$13]+[.L86]*[.L$13]+[.D86]*[.D$13]+[.O86]*[.O$13]" office:value-type="float" office:value="3.44849829352274" calcext:value-type="float">
            <text:p>3,44849829352274</text:p>
          </table:table-cell>
          <table:table-cell table:formula="of:=ctitrant*[.A86] * 5" office:value-type="float" office:value="0.329999999999999" calcext:value-type="float">
            <text:p>0,329999999999999</text:p>
          </table:table-cell>
        </table:table-row>
        <table:table-row table:style-name="ro1">
          <table:table-cell table:formula="of:=[.A86]+dV" office:value-type="float" office:value="6.69999999999999" calcext:value-type="float">
            <text:p>6,70000000</text:p>
          </table:table-cell>
          <table:table-cell office:value-type="float" office:value="0" calcext:value-type="float">
            <text:p>0,00000000</text:p>
          </table:table-cell>
          <table:table-cell table:formula="of:=IF([.E87]&gt;0;0;ctitrant*[.A87]-no_reactif/5)/(Vt+[.A87])" office:value-type="float" office:value="0.000459965928449743" calcext:value-type="float">
            <text:p>0,00045997</text:p>
          </table:table-cell>
          <table:table-cell table:formula="of:=(-[.Q87]+SQRT([.Q87]*[.Q87]+0.00000000000004))/2" office:value-type="float" office:value="0.0742759795572045" calcext:value-type="float">
            <text:p>7,428E-02</text:p>
          </table:table-cell>
          <table:table-cell table:formula="of:=MAX(0;no_reactif-ctitrant*[.A87]*5)/(Vt+[.A87])" office:value-type="float" office:value="0" calcext:value-type="float">
            <text:p>0,00000000</text:p>
          </table:table-cell>
          <table:table-cell table:formula="of:=no_ptitre/(Vt+[.A87])" office:value-type="float" office:value="0.00170357751277683" calcext:value-type="float">
            <text:p>0,00170358</text:p>
          </table:table-cell>
          <table:table-cell table:formula="of:=IF([.E87]&gt;0;ctitrant*[.A87];no_titrant*1)/(Vt+[.A87])" office:value-type="float" office:value="0" calcext:value-type="float">
            <text:p>0,00000000</text:p>
          </table:table-cell>
          <table:table-cell/>
          <table:table-cell table:formula="of:=MIN(c_reac*v_reac;no_preactif + ctitrant*[.A87]*5)/(Vt+[.A87])" office:value-type="float" office:value="0.00851788756388416" calcext:value-type="float">
            <text:p>0,00851789</text:p>
          </table:table-cell>
          <table:table-cell table:formula="of:=no_stitre/(Vt+[.A87])" office:value-type="float" office:value="0.000851788756388416" calcext:value-type="float">
            <text:p>0,00085179</text:p>
          </table:table-cell>
          <table:table-cell table:formula="of:=ctitrant*[.A87]*1/(Vt+[.A87])" office:value-type="float" office:value="0.00114139693356048" calcext:value-type="float">
            <text:p>0,00114140</text:p>
          </table:table-cell>
          <table:table-cell table:formula="of:=no_sexc/(Vt+[.A87])" office:value-type="float" office:value="0.0851788756388416" calcext:value-type="float">
            <text:p>0,08517888</text:p>
          </table:table-cell>
          <table:table-cell table:formula="of:=no_sreactif/(Vt+[.A87])" office:value-type="float" office:value="0.0170357751277683" calcext:value-type="float">
            <text:p>0,01703578</text:p>
          </table:table-cell>
          <table:table-cell table:formula="of:=[.D87]" office:value-type="float" office:value="0.0742759795572045" calcext:value-type="float">
            <text:p>7,428E-02</text:p>
          </table:table-cell>
          <table:table-cell table:formula="of:=0.00000000000001/[.D87]" office:value-type="float" office:value="0.000000000000134633027522692" calcext:value-type="float">
            <text:p>1,35E-13</text:p>
          </table:table-cell>
          <table:table-cell table:formula="of:=-LOG([.D87])" office:value-type="float" office:value="1.12915161197824" calcext:value-type="float">
            <text:p>1,12915161</text:p>
          </table:table-cell>
          <table:table-cell table:formula="of:=-[.B87] - [.C87] + 2*[.E87] + 2*[.G87] + 3*[.I87] + 2*[.J87] + [.K87] - [.L87] - [.M87]" office:value-type="float" office:value="-0.0742759795570699" calcext:value-type="float">
            <text:p>-0,07427598</text:p>
          </table:table-cell>
          <table:table-cell table:formula="of:=[.B87]*[.B$13]+[.C87]*[.C$13]+[.E87]*[.E$13]+[.F87]*[.F$13]+[.G87]*[.G$13]+[.I87]*[.I$13]+[.J87]*[.J$13]+[.K87]*[.K$13]+[.L87]*[.L$13]+[.D87]*[.D$13]+[.O87]*[.O$13]" office:value-type="float" office:value="3.44285349234129" calcext:value-type="float">
            <text:p>3,44285349234129</text:p>
          </table:table-cell>
          <table:table-cell table:formula="of:=ctitrant*[.A87] * 5" office:value-type="float" office:value="0.335" calcext:value-type="float">
            <text:p>0,335</text:p>
          </table:table-cell>
        </table:table-row>
        <table:table-row table:style-name="ro1">
          <table:table-cell table:formula="of:=[.A87]+dV" office:value-type="float" office:value="6.79999999999999" calcext:value-type="float">
            <text:p>6,80000000</text:p>
          </table:table-cell>
          <table:table-cell office:value-type="float" office:value="0" calcext:value-type="float">
            <text:p>0,00000000</text:p>
          </table:table-cell>
          <table:table-cell table:formula="of:=IF([.E88]&gt;0;0;ctitrant*[.A88]-no_reactif/5)/(Vt+[.A88])" office:value-type="float" office:value="0.000476190476190475" calcext:value-type="float">
            <text:p>0,00047619</text:p>
          </table:table-cell>
          <table:table-cell table:formula="of:=(-[.Q88]+SQRT([.Q88]*[.Q88]+0.00000000000004))/2" office:value-type="float" office:value="0.0741496598640805" calcext:value-type="float">
            <text:p>7,415E-02</text:p>
          </table:table-cell>
          <table:table-cell table:formula="of:=MAX(0;no_reactif-ctitrant*[.A88]*5)/(Vt+[.A88])" office:value-type="float" office:value="0" calcext:value-type="float">
            <text:p>0,00000000</text:p>
          </table:table-cell>
          <table:table-cell table:formula="of:=no_ptitre/(Vt+[.A88])" office:value-type="float" office:value="0.00170068027210884" calcext:value-type="float">
            <text:p>0,00170068</text:p>
          </table:table-cell>
          <table:table-cell table:formula="of:=IF([.E88]&gt;0;ctitrant*[.A88];no_titrant*1)/(Vt+[.A88])" office:value-type="float" office:value="0" calcext:value-type="float">
            <text:p>0,00000000</text:p>
          </table:table-cell>
          <table:table-cell/>
          <table:table-cell table:formula="of:=MIN(c_reac*v_reac;no_preactif + ctitrant*[.A88]*5)/(Vt+[.A88])" office:value-type="float" office:value="0.00850340136054422" calcext:value-type="float">
            <text:p>0,00850340</text:p>
          </table:table-cell>
          <table:table-cell table:formula="of:=no_stitre/(Vt+[.A88])" office:value-type="float" office:value="0.000850340136054422" calcext:value-type="float">
            <text:p>0,00085034</text:p>
          </table:table-cell>
          <table:table-cell table:formula="of:=ctitrant*[.A88]*1/(Vt+[.A88])" office:value-type="float" office:value="0.00115646258503401" calcext:value-type="float">
            <text:p>0,00115646</text:p>
          </table:table-cell>
          <table:table-cell table:formula="of:=no_sexc/(Vt+[.A88])" office:value-type="float" office:value="0.0850340136054422" calcext:value-type="float">
            <text:p>0,08503401</text:p>
          </table:table-cell>
          <table:table-cell table:formula="of:=no_sreactif/(Vt+[.A88])" office:value-type="float" office:value="0.0170068027210884" calcext:value-type="float">
            <text:p>0,01700680</text:p>
          </table:table-cell>
          <table:table-cell table:formula="of:=[.D88]" office:value-type="float" office:value="0.0741496598640805" calcext:value-type="float">
            <text:p>7,415E-02</text:p>
          </table:table-cell>
          <table:table-cell table:formula="of:=0.00000000000001/[.D88]" office:value-type="float" office:value="0.000000000000134862385320856" calcext:value-type="float">
            <text:p>1,35E-13</text:p>
          </table:table-cell>
          <table:table-cell table:formula="of:=-LOG([.D88])" office:value-type="float" office:value="1.12989083680676" calcext:value-type="float">
            <text:p>1,12989084</text:p>
          </table:table-cell>
          <table:table-cell table:formula="of:=-[.B88] - [.C88] + 2*[.E88] + 2*[.G88] + 3*[.I88] + 2*[.J88] + [.K88] - [.L88] - [.M88]" office:value-type="float" office:value="-0.0741496598639456" calcext:value-type="float">
            <text:p>-0,07414966</text:p>
          </table:table-cell>
          <table:table-cell table:formula="of:=[.B88]*[.B$13]+[.C88]*[.C$13]+[.E88]*[.E$13]+[.F88]*[.F$13]+[.G88]*[.G$13]+[.I88]*[.I$13]+[.J88]*[.J$13]+[.K88]*[.K$13]+[.L88]*[.L$13]+[.D88]*[.D$13]+[.O88]*[.O$13]" office:value-type="float" office:value="3.43722789116387" calcext:value-type="float">
            <text:p>3,43722789116387</text:p>
          </table:table-cell>
          <table:table-cell table:formula="of:=ctitrant*[.A88] * 5" office:value-type="float" office:value="0.34" calcext:value-type="float">
            <text:p>0,34</text:p>
          </table:table-cell>
        </table:table-row>
        <table:table-row table:style-name="ro1">
          <table:table-cell table:formula="of:=[.A88]+dV" office:value-type="float" office:value="6.89999999999999" calcext:value-type="float">
            <text:p>6,90000000</text:p>
          </table:table-cell>
          <table:table-cell office:value-type="float" office:value="0" calcext:value-type="float">
            <text:p>0,00000000</text:p>
          </table:table-cell>
          <table:table-cell table:formula="of:=IF([.E89]&gt;0;0;ctitrant*[.A89]-no_reactif/5)/(Vt+[.A89])" office:value-type="float" office:value="0.000492359932088284" calcext:value-type="float">
            <text:p>0,00049236</text:p>
          </table:table-cell>
          <table:table-cell table:formula="of:=(-[.Q89]+SQRT([.Q89]*[.Q89]+0.00000000000004))/2" office:value-type="float" office:value="0.0740237691003049" calcext:value-type="float">
            <text:p>7,402E-02</text:p>
          </table:table-cell>
          <table:table-cell table:formula="of:=MAX(0;no_reactif-ctitrant*[.A89]*5)/(Vt+[.A89])" office:value-type="float" office:value="0" calcext:value-type="float">
            <text:p>0,00000000</text:p>
          </table:table-cell>
          <table:table-cell table:formula="of:=no_ptitre/(Vt+[.A89])" office:value-type="float" office:value="0.00169779286926995" calcext:value-type="float">
            <text:p>0,00169779</text:p>
          </table:table-cell>
          <table:table-cell table:formula="of:=IF([.E89]&gt;0;ctitrant*[.A89];no_titrant*1)/(Vt+[.A89])" office:value-type="float" office:value="0" calcext:value-type="float">
            <text:p>0,00000000</text:p>
          </table:table-cell>
          <table:table-cell/>
          <table:table-cell table:formula="of:=MIN(c_reac*v_reac;no_preactif + ctitrant*[.A89]*5)/(Vt+[.A89])" office:value-type="float" office:value="0.00848896434634975" calcext:value-type="float">
            <text:p>0,00848896</text:p>
          </table:table-cell>
          <table:table-cell table:formula="of:=no_stitre/(Vt+[.A89])" office:value-type="float" office:value="0.000848896434634975" calcext:value-type="float">
            <text:p>0,00084890</text:p>
          </table:table-cell>
          <table:table-cell table:formula="of:=ctitrant*[.A89]*1/(Vt+[.A89])" office:value-type="float" office:value="0.00117147707979626" calcext:value-type="float">
            <text:p>0,00117148</text:p>
          </table:table-cell>
          <table:table-cell table:formula="of:=no_sexc/(Vt+[.A89])" office:value-type="float" office:value="0.0848896434634975" calcext:value-type="float">
            <text:p>0,08488964</text:p>
          </table:table-cell>
          <table:table-cell table:formula="of:=no_sreactif/(Vt+[.A89])" office:value-type="float" office:value="0.0169779286926995" calcext:value-type="float">
            <text:p>0,01697793</text:p>
          </table:table-cell>
          <table:table-cell table:formula="of:=[.D89]" office:value-type="float" office:value="0.0740237691003049" calcext:value-type="float">
            <text:p>7,402E-02</text:p>
          </table:table-cell>
          <table:table-cell table:formula="of:=0.00000000000001/[.D89]" office:value-type="float" office:value="0.000000000000135091743119019" calcext:value-type="float">
            <text:p>1,35E-13</text:p>
          </table:table-cell>
          <table:table-cell table:formula="of:=-LOG([.D89])" office:value-type="float" office:value="1.13062880551772" calcext:value-type="float">
            <text:p>1,13062881</text:p>
          </table:table-cell>
          <table:table-cell table:formula="of:=-[.B89] - [.C89] + 2*[.E89] + 2*[.G89] + 3*[.I89] + 2*[.J89] + [.K89] - [.L89] - [.M89]" office:value-type="float" office:value="-0.0740237691001698" calcext:value-type="float">
            <text:p>-0,07402377</text:p>
          </table:table-cell>
          <table:table-cell table:formula="of:=[.B89]*[.B$13]+[.C89]*[.C$13]+[.E89]*[.E$13]+[.F89]*[.F$13]+[.G89]*[.G$13]+[.I89]*[.I$13]+[.J89]*[.J$13]+[.K89]*[.K$13]+[.L89]*[.L$13]+[.D89]*[.D$13]+[.O89]*[.O$13]" office:value-type="float" office:value="3.43162139219757" calcext:value-type="float">
            <text:p>3,43162139219757</text:p>
          </table:table-cell>
          <table:table-cell table:formula="of:=ctitrant*[.A89] * 5" office:value-type="float" office:value="0.344999999999999" calcext:value-type="float">
            <text:p>0,344999999999999</text:p>
          </table:table-cell>
        </table:table-row>
        <table:table-row table:style-name="ro1">
          <table:table-cell table:formula="of:=[.A89]+dV" office:value-type="float" office:value="6.99999999999999" calcext:value-type="float">
            <text:p>7,00000000</text:p>
          </table:table-cell>
          <table:table-cell office:value-type="float" office:value="0" calcext:value-type="float">
            <text:p>0,00000000</text:p>
          </table:table-cell>
          <table:table-cell table:formula="of:=IF([.E90]&gt;0;0;ctitrant*[.A90]-no_reactif/5)/(Vt+[.A90])" office:value-type="float" office:value="0.000508474576271185" calcext:value-type="float">
            <text:p>0,00050847</text:p>
          </table:table-cell>
          <table:table-cell table:formula="of:=(-[.Q90]+SQRT([.Q90]*[.Q90]+0.00000000000004))/2" office:value-type="float" office:value="0.0738983050848811" calcext:value-type="float">
            <text:p>7,390E-02</text:p>
          </table:table-cell>
          <table:table-cell table:formula="of:=MAX(0;no_reactif-ctitrant*[.A90]*5)/(Vt+[.A90])" office:value-type="float" office:value="0" calcext:value-type="float">
            <text:p>0,00000000</text:p>
          </table:table-cell>
          <table:table-cell table:formula="of:=no_ptitre/(Vt+[.A90])" office:value-type="float" office:value="0.00169491525423729" calcext:value-type="float">
            <text:p>0,00169492</text:p>
          </table:table-cell>
          <table:table-cell table:formula="of:=IF([.E90]&gt;0;ctitrant*[.A90];no_titrant*1)/(Vt+[.A90])" office:value-type="float" office:value="0" calcext:value-type="float">
            <text:p>0,00000000</text:p>
          </table:table-cell>
          <table:table-cell/>
          <table:table-cell table:formula="of:=MIN(c_reac*v_reac;no_preactif + ctitrant*[.A90]*5)/(Vt+[.A90])" office:value-type="float" office:value="0.00847457627118644" calcext:value-type="float">
            <text:p>0,00847458</text:p>
          </table:table-cell>
          <table:table-cell table:formula="of:=no_stitre/(Vt+[.A90])" office:value-type="float" office:value="0.000847457627118644" calcext:value-type="float">
            <text:p>0,00084746</text:p>
          </table:table-cell>
          <table:table-cell table:formula="of:=ctitrant*[.A90]*1/(Vt+[.A90])" office:value-type="float" office:value="0.0011864406779661" calcext:value-type="float">
            <text:p>0,00118644</text:p>
          </table:table-cell>
          <table:table-cell table:formula="of:=no_sexc/(Vt+[.A90])" office:value-type="float" office:value="0.0847457627118644" calcext:value-type="float">
            <text:p>0,08474576</text:p>
          </table:table-cell>
          <table:table-cell table:formula="of:=no_sreactif/(Vt+[.A90])" office:value-type="float" office:value="0.0169491525423729" calcext:value-type="float">
            <text:p>0,01694915</text:p>
          </table:table-cell>
          <table:table-cell table:formula="of:=[.D90]" office:value-type="float" office:value="0.0738983050848811" calcext:value-type="float">
            <text:p>7,390E-02</text:p>
          </table:table-cell>
          <table:table-cell table:formula="of:=0.00000000000001/[.D90]" office:value-type="float" office:value="0.000000000000135321100917183" calcext:value-type="float">
            <text:p>1,35E-13</text:p>
          </table:table-cell>
          <table:table-cell table:formula="of:=-LOG([.D90])" office:value-type="float" office:value="1.13136552237276" calcext:value-type="float">
            <text:p>1,13136552</text:p>
          </table:table-cell>
          <table:table-cell table:formula="of:=-[.B90] - [.C90] + 2*[.E90] + 2*[.G90] + 3*[.I90] + 2*[.J90] + [.K90] - [.L90] - [.M90]" office:value-type="float" office:value="-0.0738983050847458" calcext:value-type="float">
            <text:p>-0,07389831</text:p>
          </table:table-cell>
          <table:table-cell table:formula="of:=[.B90]*[.B$13]+[.C90]*[.C$13]+[.E90]*[.E$13]+[.F90]*[.F$13]+[.G90]*[.G$13]+[.I90]*[.I$13]+[.J90]*[.J$13]+[.K90]*[.K$13]+[.L90]*[.L$13]+[.D90]*[.D$13]+[.O90]*[.O$13]" office:value-type="float" office:value="3.42603389831251" calcext:value-type="float">
            <text:p>3,42603389831251</text:p>
          </table:table-cell>
          <table:table-cell table:formula="of:=ctitrant*[.A90] * 5" office:value-type="float" office:value="0.35" calcext:value-type="float">
            <text:p>0,35</text:p>
          </table:table-cell>
        </table:table-row>
        <table:table-row table:style-name="ro1">
          <table:table-cell table:formula="of:=[.A90]+dV" office:value-type="float" office:value="7.09999999999999" calcext:value-type="float">
            <text:p>7,10000000</text:p>
          </table:table-cell>
          <table:table-cell office:value-type="float" office:value="0" calcext:value-type="float">
            <text:p>0,00000000</text:p>
          </table:table-cell>
          <table:table-cell table:formula="of:=IF([.E91]&gt;0;0;ctitrant*[.A91]-no_reactif/5)/(Vt+[.A91])" office:value-type="float" office:value="0.000524534686971234" calcext:value-type="float">
            <text:p>0,00052453</text:p>
          </table:table-cell>
          <table:table-cell table:formula="of:=(-[.Q91]+SQRT([.Q91]*[.Q91]+0.00000000000004))/2" office:value-type="float" office:value="0.0737732656515738" calcext:value-type="float">
            <text:p>7,377E-02</text:p>
          </table:table-cell>
          <table:table-cell table:formula="of:=MAX(0;no_reactif-ctitrant*[.A91]*5)/(Vt+[.A91])" office:value-type="float" office:value="0" calcext:value-type="float">
            <text:p>0,00000000</text:p>
          </table:table-cell>
          <table:table-cell table:formula="of:=no_ptitre/(Vt+[.A91])" office:value-type="float" office:value="0.00169204737732657" calcext:value-type="float">
            <text:p>0,00169205</text:p>
          </table:table-cell>
          <table:table-cell table:formula="of:=IF([.E91]&gt;0;ctitrant*[.A91];no_titrant*1)/(Vt+[.A91])" office:value-type="float" office:value="0" calcext:value-type="float">
            <text:p>0,00000000</text:p>
          </table:table-cell>
          <table:table-cell/>
          <table:table-cell table:formula="of:=MIN(c_reac*v_reac;no_preactif + ctitrant*[.A91]*5)/(Vt+[.A91])" office:value-type="float" office:value="0.00846023688663283" calcext:value-type="float">
            <text:p>0,00846024</text:p>
          </table:table-cell>
          <table:table-cell table:formula="of:=no_stitre/(Vt+[.A91])" office:value-type="float" office:value="0.000846023688663283" calcext:value-type="float">
            <text:p>0,00084602</text:p>
          </table:table-cell>
          <table:table-cell table:formula="of:=ctitrant*[.A91]*1/(Vt+[.A91])" office:value-type="float" office:value="0.00120135363790186" calcext:value-type="float">
            <text:p>0,00120135</text:p>
          </table:table-cell>
          <table:table-cell table:formula="of:=no_sexc/(Vt+[.A91])" office:value-type="float" office:value="0.0846023688663283" calcext:value-type="float">
            <text:p>0,08460237</text:p>
          </table:table-cell>
          <table:table-cell table:formula="of:=no_sreactif/(Vt+[.A91])" office:value-type="float" office:value="0.0169204737732657" calcext:value-type="float">
            <text:p>0,01692047</text:p>
          </table:table-cell>
          <table:table-cell table:formula="of:=[.D91]" office:value-type="float" office:value="0.0737732656515738" calcext:value-type="float">
            <text:p>7,377E-02</text:p>
          </table:table-cell>
          <table:table-cell table:formula="of:=0.00000000000001/[.D91]" office:value-type="float" office:value="0.000000000000135550458715347" calcext:value-type="float">
            <text:p>1,36E-13</text:p>
          </table:table-cell>
          <table:table-cell table:formula="of:=-LOG([.D91])" office:value-type="float" office:value="1.13210099161187" calcext:value-type="float">
            <text:p>1,13210099</text:p>
          </table:table-cell>
          <table:table-cell table:formula="of:=-[.B91] - [.C91] + 2*[.E91] + 2*[.G91] + 3*[.I91] + 2*[.J91] + [.K91] - [.L91] - [.M91]" office:value-type="float" office:value="-0.0737732656514383" calcext:value-type="float">
            <text:p>-0,07377327</text:p>
          </table:table-cell>
          <table:table-cell table:formula="of:=[.B91]*[.B$13]+[.C91]*[.C$13]+[.E91]*[.E$13]+[.F91]*[.F$13]+[.G91]*[.G$13]+[.I91]*[.I$13]+[.J91]*[.J$13]+[.K91]*[.K$13]+[.L91]*[.L$13]+[.D91]*[.D$13]+[.O91]*[.O$13]" office:value-type="float" office:value="3.42046531303621" calcext:value-type="float">
            <text:p>3,42046531303621</text:p>
          </table:table-cell>
          <table:table-cell/>
        </table:table-row>
        <table:table-row table:style-name="ro1">
          <table:table-cell table:formula="of:=[.A91]+dV" office:value-type="float" office:value="7.19999999999999" calcext:value-type="float">
            <text:p>7,20000000</text:p>
          </table:table-cell>
          <table:table-cell office:value-type="float" office:value="0" calcext:value-type="float">
            <text:p>0,00000000</text:p>
          </table:table-cell>
          <table:table-cell table:formula="of:=IF([.E92]&gt;0;0;ctitrant*[.A92]-no_reactif/5)/(Vt+[.A92])" office:value-type="float" office:value="0.000540540540540539" calcext:value-type="float">
            <text:p>0,00054054</text:p>
          </table:table-cell>
          <table:table-cell table:formula="of:=(-[.Q92]+SQRT([.Q92]*[.Q92]+0.00000000000004))/2" office:value-type="float" office:value="0.0736486486487844" calcext:value-type="float">
            <text:p>7,365E-02</text:p>
          </table:table-cell>
          <table:table-cell table:formula="of:=MAX(0;no_reactif-ctitrant*[.A92]*5)/(Vt+[.A92])" office:value-type="float" office:value="0" calcext:value-type="float">
            <text:p>0,00000000</text:p>
          </table:table-cell>
          <table:table-cell table:formula="of:=no_ptitre/(Vt+[.A92])" office:value-type="float" office:value="0.00168918918918919" calcext:value-type="float">
            <text:p>0,00168919</text:p>
          </table:table-cell>
          <table:table-cell table:formula="of:=IF([.E92]&gt;0;ctitrant*[.A92];no_titrant*1)/(Vt+[.A92])" office:value-type="float" office:value="0" calcext:value-type="float">
            <text:p>0,00000000</text:p>
          </table:table-cell>
          <table:table-cell/>
          <table:table-cell table:formula="of:=MIN(c_reac*v_reac;no_preactif + ctitrant*[.A92]*5)/(Vt+[.A92])" office:value-type="float" office:value="0.00844594594594595" calcext:value-type="float">
            <text:p>0,00844595</text:p>
          </table:table-cell>
          <table:table-cell table:formula="of:=no_stitre/(Vt+[.A92])" office:value-type="float" office:value="0.000844594594594595" calcext:value-type="float">
            <text:p>0,00084459</text:p>
          </table:table-cell>
          <table:table-cell table:formula="of:=ctitrant*[.A92]*1/(Vt+[.A92])" office:value-type="float" office:value="0.00121621621621622" calcext:value-type="float">
            <text:p>0,00121622</text:p>
          </table:table-cell>
          <table:table-cell table:formula="of:=no_sexc/(Vt+[.A92])" office:value-type="float" office:value="0.0844594594594595" calcext:value-type="float">
            <text:p>0,08445946</text:p>
          </table:table-cell>
          <table:table-cell table:formula="of:=no_sreactif/(Vt+[.A92])" office:value-type="float" office:value="0.0168918918918919" calcext:value-type="float">
            <text:p>0,01689189</text:p>
          </table:table-cell>
          <table:table-cell table:formula="of:=[.D92]" office:value-type="float" office:value="0.0736486486487844" calcext:value-type="float">
            <text:p>7,365E-02</text:p>
          </table:table-cell>
          <table:table-cell table:formula="of:=0.00000000000001/[.D92]" office:value-type="float" office:value="0.000000000000135779816513511" calcext:value-type="float">
            <text:p>1,36E-13</text:p>
          </table:table-cell>
          <table:table-cell table:formula="of:=-LOG([.D92])" office:value-type="float" office:value="1.13283521745353" calcext:value-type="float">
            <text:p>1,13283522</text:p>
          </table:table-cell>
          <table:table-cell table:formula="of:=-[.B92] - [.C92] + 2*[.E92] + 2*[.G92] + 3*[.I92] + 2*[.J92] + [.K92] - [.L92] - [.M92]" office:value-type="float" office:value="-0.0736486486486487" calcext:value-type="float">
            <text:p>-0,07364865</text:p>
          </table:table-cell>
          <table:table-cell table:formula="of:=[.B92]*[.B$13]+[.C92]*[.C$13]+[.E92]*[.E$13]+[.F92]*[.F$13]+[.G92]*[.G$13]+[.I92]*[.I$13]+[.J92]*[.J$13]+[.K92]*[.K$13]+[.L92]*[.L$13]+[.D92]*[.D$13]+[.O92]*[.O$13]" office:value-type="float" office:value="3.41491554054799" calcext:value-type="float">
            <text:p>3,41491554054799</text:p>
          </table:table-cell>
          <table:table-cell/>
        </table:table-row>
        <table:table-row table:style-name="ro1">
          <table:table-cell table:formula="of:=[.A92]+dV" office:value-type="float" office:value="7.29999999999999" calcext:value-type="float">
            <text:p>7,30000000</text:p>
          </table:table-cell>
          <table:table-cell office:value-type="float" office:value="0" calcext:value-type="float">
            <text:p>0,00000000</text:p>
          </table:table-cell>
          <table:table-cell table:formula="of:=IF([.E93]&gt;0;0;ctitrant*[.A93]-no_reactif/5)/(Vt+[.A93])" office:value-type="float" office:value="0.000556492411467115" calcext:value-type="float">
            <text:p>0,00055649</text:p>
          </table:table-cell>
          <table:table-cell table:formula="of:=(-[.Q93]+SQRT([.Q93]*[.Q93]+0.00000000000004))/2" office:value-type="float" office:value="0.0735244519394278" calcext:value-type="float">
            <text:p>7,352E-02</text:p>
          </table:table-cell>
          <table:table-cell table:formula="of:=MAX(0;no_reactif-ctitrant*[.A93]*5)/(Vt+[.A93])" office:value-type="float" office:value="0" calcext:value-type="float">
            <text:p>0,00000000</text:p>
          </table:table-cell>
          <table:table-cell table:formula="of:=no_ptitre/(Vt+[.A93])" office:value-type="float" office:value="0.00168634064080944" calcext:value-type="float">
            <text:p>0,00168634</text:p>
          </table:table-cell>
          <table:table-cell table:formula="of:=IF([.E93]&gt;0;ctitrant*[.A93];no_titrant*1)/(Vt+[.A93])" office:value-type="float" office:value="0" calcext:value-type="float">
            <text:p>0,00000000</text:p>
          </table:table-cell>
          <table:table-cell/>
          <table:table-cell table:formula="of:=MIN(c_reac*v_reac;no_preactif + ctitrant*[.A93]*5)/(Vt+[.A93])" office:value-type="float" office:value="0.00843170320404722" calcext:value-type="float">
            <text:p>0,00843170</text:p>
          </table:table-cell>
          <table:table-cell table:formula="of:=no_stitre/(Vt+[.A93])" office:value-type="float" office:value="0.000843170320404722" calcext:value-type="float">
            <text:p>0,00084317</text:p>
          </table:table-cell>
          <table:table-cell table:formula="of:=ctitrant*[.A93]*1/(Vt+[.A93])" office:value-type="float" office:value="0.00123102866779089" calcext:value-type="float">
            <text:p>0,00123103</text:p>
          </table:table-cell>
          <table:table-cell table:formula="of:=no_sexc/(Vt+[.A93])" office:value-type="float" office:value="0.0843170320404722" calcext:value-type="float">
            <text:p>0,08431703</text:p>
          </table:table-cell>
          <table:table-cell table:formula="of:=no_sreactif/(Vt+[.A93])" office:value-type="float" office:value="0.0168634064080944" calcext:value-type="float">
            <text:p>0,01686341</text:p>
          </table:table-cell>
          <table:table-cell table:formula="of:=[.D93]" office:value-type="float" office:value="0.0735244519394278" calcext:value-type="float">
            <text:p>7,352E-02</text:p>
          </table:table-cell>
          <table:table-cell table:formula="of:=0.00000000000001/[.D93]" office:value-type="float" office:value="0.000000000000136009174311675" calcext:value-type="float">
            <text:p>1,36E-13</text:p>
          </table:table-cell>
          <table:table-cell table:formula="of:=-LOG([.D93])" office:value-type="float" office:value="1.13356820409487" calcext:value-type="float">
            <text:p>1,13356820</text:p>
          </table:table-cell>
          <table:table-cell table:formula="of:=-[.B93] - [.C93] + 2*[.E93] + 2*[.G93] + 3*[.I93] + 2*[.J93] + [.K93] - [.L93] - [.M93]" office:value-type="float" office:value="-0.0735244519392917" calcext:value-type="float">
            <text:p>-0,07352445</text:p>
          </table:table-cell>
          <table:table-cell table:formula="of:=[.B93]*[.B$13]+[.C93]*[.C$13]+[.E93]*[.E$13]+[.F93]*[.F$13]+[.G93]*[.G$13]+[.I93]*[.I$13]+[.J93]*[.J$13]+[.K93]*[.K$13]+[.L93]*[.L$13]+[.D93]*[.D$13]+[.O93]*[.O$13]" office:value-type="float" office:value="3.40938448567357" calcext:value-type="float">
            <text:p>3,40938448567357</text:p>
          </table:table-cell>
          <table:table-cell/>
        </table:table-row>
        <table:table-row table:style-name="ro1">
          <table:table-cell table:formula="of:=[.A93]+dV" office:value-type="float" office:value="7.39999999999999" calcext:value-type="float">
            <text:p>7,40000000</text:p>
          </table:table-cell>
          <table:table-cell office:value-type="float" office:value="0" calcext:value-type="float">
            <text:p>0,00000000</text:p>
          </table:table-cell>
          <table:table-cell table:formula="of:=IF([.E94]&gt;0;0;ctitrant*[.A94]-no_reactif/5)/(Vt+[.A94])" office:value-type="float" office:value="0.000572390572390571" calcext:value-type="float">
            <text:p>0,00057239</text:p>
          </table:table-cell>
          <table:table-cell table:formula="of:=(-[.Q94]+SQRT([.Q94]*[.Q94]+0.00000000000004))/2" office:value-type="float" office:value="0.0734006734008096" calcext:value-type="float">
            <text:p>7,340E-02</text:p>
          </table:table-cell>
          <table:table-cell table:formula="of:=MAX(0;no_reactif-ctitrant*[.A94]*5)/(Vt+[.A94])" office:value-type="float" office:value="0" calcext:value-type="float">
            <text:p>0,00000000</text:p>
          </table:table-cell>
          <table:table-cell table:formula="of:=no_ptitre/(Vt+[.A94])" office:value-type="float" office:value="0.00168350168350168" calcext:value-type="float">
            <text:p>0,00168350</text:p>
          </table:table-cell>
          <table:table-cell table:formula="of:=IF([.E94]&gt;0;ctitrant*[.A94];no_titrant*1)/(Vt+[.A94])" office:value-type="float" office:value="0" calcext:value-type="float">
            <text:p>0,00000000</text:p>
          </table:table-cell>
          <table:table-cell/>
          <table:table-cell table:formula="of:=MIN(c_reac*v_reac;no_preactif + ctitrant*[.A94]*5)/(Vt+[.A94])" office:value-type="float" office:value="0.00841750841750842" calcext:value-type="float">
            <text:p>0,00841751</text:p>
          </table:table-cell>
          <table:table-cell table:formula="of:=no_stitre/(Vt+[.A94])" office:value-type="float" office:value="0.000841750841750842" calcext:value-type="float">
            <text:p>0,00084175</text:p>
          </table:table-cell>
          <table:table-cell table:formula="of:=ctitrant*[.A94]*1/(Vt+[.A94])" office:value-type="float" office:value="0.00124579124579124" calcext:value-type="float">
            <text:p>0,00124579</text:p>
          </table:table-cell>
          <table:table-cell table:formula="of:=no_sexc/(Vt+[.A94])" office:value-type="float" office:value="0.0841750841750842" calcext:value-type="float">
            <text:p>0,08417508</text:p>
          </table:table-cell>
          <table:table-cell table:formula="of:=no_sreactif/(Vt+[.A94])" office:value-type="float" office:value="0.0168350168350168" calcext:value-type="float">
            <text:p>0,01683502</text:p>
          </table:table-cell>
          <table:table-cell table:formula="of:=[.D94]" office:value-type="float" office:value="0.0734006734008096" calcext:value-type="float">
            <text:p>7,340E-02</text:p>
          </table:table-cell>
          <table:table-cell table:formula="of:=0.00000000000001/[.D94]" office:value-type="float" office:value="0.000000000000136238532109839" calcext:value-type="float">
            <text:p>1,36E-13</text:p>
          </table:table-cell>
          <table:table-cell table:formula="of:=-LOG([.D94])" office:value-type="float" office:value="1.1342999557118" calcext:value-type="float">
            <text:p>1,13429996</text:p>
          </table:table-cell>
          <table:table-cell table:formula="of:=-[.B94] - [.C94] + 2*[.E94] + 2*[.G94] + 3*[.I94] + 2*[.J94] + [.K94] - [.L94] - [.M94]" office:value-type="float" office:value="-0.0734006734006734" calcext:value-type="float">
            <text:p>-0,07340067</text:p>
          </table:table-cell>
          <table:table-cell table:formula="of:=[.B94]*[.B$13]+[.C94]*[.C$13]+[.E94]*[.E$13]+[.F94]*[.F$13]+[.G94]*[.G$13]+[.I94]*[.I$13]+[.J94]*[.J$13]+[.K94]*[.K$13]+[.L94]*[.L$13]+[.D94]*[.D$13]+[.O94]*[.O$13]" office:value-type="float" office:value="3.40387205387953" calcext:value-type="float">
            <text:p>3,40387205387953</text:p>
          </table:table-cell>
          <table:table-cell/>
        </table:table-row>
        <table:table-row table:style-name="ro1">
          <table:table-cell table:formula="of:=[.A94]+dV" office:value-type="float" office:value="7.49999999999999" calcext:value-type="float">
            <text:p>7,50000000</text:p>
          </table:table-cell>
          <table:table-cell office:value-type="float" office:value="0" calcext:value-type="float">
            <text:p>0,00000000</text:p>
          </table:table-cell>
          <table:table-cell table:formula="of:=IF([.E95]&gt;0;0;ctitrant*[.A95]-no_reactif/5)/(Vt+[.A95])" office:value-type="float" office:value="0.000588235294117646" calcext:value-type="float">
            <text:p>0,00058824</text:p>
          </table:table-cell>
          <table:table-cell table:formula="of:=(-[.Q95]+SQRT([.Q95]*[.Q95]+0.00000000000004))/2" office:value-type="float" office:value="0.0732773109245062" calcext:value-type="float">
            <text:p>7,328E-02</text:p>
          </table:table-cell>
          <table:table-cell table:formula="of:=MAX(0;no_reactif-ctitrant*[.A95]*5)/(Vt+[.A95])" office:value-type="float" office:value="0" calcext:value-type="float">
            <text:p>0,00000000</text:p>
          </table:table-cell>
          <table:table-cell table:formula="of:=no_ptitre/(Vt+[.A95])" office:value-type="float" office:value="0.00168067226890756" calcext:value-type="float">
            <text:p>0,00168067</text:p>
          </table:table-cell>
          <table:table-cell table:formula="of:=IF([.E95]&gt;0;ctitrant*[.A95];no_titrant*1)/(Vt+[.A95])" office:value-type="float" office:value="0" calcext:value-type="float">
            <text:p>0,00000000</text:p>
          </table:table-cell>
          <table:table-cell/>
          <table:table-cell table:formula="of:=MIN(c_reac*v_reac;no_preactif + ctitrant*[.A95]*5)/(Vt+[.A95])" office:value-type="float" office:value="0.00840336134453782" calcext:value-type="float">
            <text:p>0,00840336</text:p>
          </table:table-cell>
          <table:table-cell table:formula="of:=no_stitre/(Vt+[.A95])" office:value-type="float" office:value="0.000840336134453782" calcext:value-type="float">
            <text:p>0,00084034</text:p>
          </table:table-cell>
          <table:table-cell table:formula="of:=ctitrant*[.A95]*1/(Vt+[.A95])" office:value-type="float" office:value="0.00126050420168067" calcext:value-type="float">
            <text:p>0,00126050</text:p>
          </table:table-cell>
          <table:table-cell table:formula="of:=no_sexc/(Vt+[.A95])" office:value-type="float" office:value="0.0840336134453782" calcext:value-type="float">
            <text:p>0,08403361</text:p>
          </table:table-cell>
          <table:table-cell table:formula="of:=no_sreactif/(Vt+[.A95])" office:value-type="float" office:value="0.0168067226890756" calcext:value-type="float">
            <text:p>0,01680672</text:p>
          </table:table-cell>
          <table:table-cell table:formula="of:=[.D95]" office:value-type="float" office:value="0.0732773109245062" calcext:value-type="float">
            <text:p>7,328E-02</text:p>
          </table:table-cell>
          <table:table-cell table:formula="of:=0.00000000000001/[.D95]" office:value-type="float" office:value="0.000000000000136467889908003" calcext:value-type="float">
            <text:p>1,36E-13</text:p>
          </table:table-cell>
          <table:table-cell table:formula="of:=-LOG([.D95])" office:value-type="float" office:value="1.13503047645915" calcext:value-type="float">
            <text:p>1,13503048</text:p>
          </table:table-cell>
          <table:table-cell table:formula="of:=-[.B95] - [.C95] + 2*[.E95] + 2*[.G95] + 3*[.I95] + 2*[.J95] + [.K95] - [.L95] - [.M95]" office:value-type="float" office:value="-0.0732773109243698" calcext:value-type="float">
            <text:p>-0,07327731</text:p>
          </table:table-cell>
          <table:table-cell table:formula="of:=[.B95]*[.B$13]+[.C95]*[.C$13]+[.E95]*[.E$13]+[.F95]*[.F$13]+[.G95]*[.G$13]+[.I95]*[.I$13]+[.J95]*[.J$13]+[.K95]*[.K$13]+[.L95]*[.L$13]+[.D95]*[.D$13]+[.O95]*[.O$13]" office:value-type="float" office:value="3.398378151268" calcext:value-type="float">
            <text:p>3,398378151268</text:p>
          </table:table-cell>
          <table:table-cell/>
        </table:table-row>
        <table:table-row table:style-name="ro1">
          <table:table-cell table:formula="of:=[.A95]+dV" office:value-type="float" office:value="7.59999999999999" calcext:value-type="float">
            <text:p>7,60000000</text:p>
          </table:table-cell>
          <table:table-cell office:value-type="float" office:value="0" calcext:value-type="float">
            <text:p>0,00000000</text:p>
          </table:table-cell>
          <table:table-cell table:formula="of:=IF([.E96]&gt;0;0;ctitrant*[.A96]-no_reactif/5)/(Vt+[.A96])" office:value-type="float" office:value="0.000604026845637582" calcext:value-type="float">
            <text:p>0,00060403</text:p>
          </table:table-cell>
          <table:table-cell table:formula="of:=(-[.Q96]+SQRT([.Q96]*[.Q96]+0.00000000000004))/2" office:value-type="float" office:value="0.0731543624162441" calcext:value-type="float">
            <text:p>7,315E-02</text:p>
          </table:table-cell>
          <table:table-cell table:formula="of:=MAX(0;no_reactif-ctitrant*[.A96]*5)/(Vt+[.A96])" office:value-type="float" office:value="0" calcext:value-type="float">
            <text:p>0,00000000</text:p>
          </table:table-cell>
          <table:table-cell table:formula="of:=no_ptitre/(Vt+[.A96])" office:value-type="float" office:value="0.00167785234899329" calcext:value-type="float">
            <text:p>0,00167785</text:p>
          </table:table-cell>
          <table:table-cell table:formula="of:=IF([.E96]&gt;0;ctitrant*[.A96];no_titrant*1)/(Vt+[.A96])" office:value-type="float" office:value="0" calcext:value-type="float">
            <text:p>0,00000000</text:p>
          </table:table-cell>
          <table:table-cell/>
          <table:table-cell table:formula="of:=MIN(c_reac*v_reac;no_preactif + ctitrant*[.A96]*5)/(Vt+[.A96])" office:value-type="float" office:value="0.00838926174496645" calcext:value-type="float">
            <text:p>0,00838926</text:p>
          </table:table-cell>
          <table:table-cell table:formula="of:=no_stitre/(Vt+[.A96])" office:value-type="float" office:value="0.000838926174496645" calcext:value-type="float">
            <text:p>0,00083893</text:p>
          </table:table-cell>
          <table:table-cell table:formula="of:=ctitrant*[.A96]*1/(Vt+[.A96])" office:value-type="float" office:value="0.0012751677852349" calcext:value-type="float">
            <text:p>0,00127517</text:p>
          </table:table-cell>
          <table:table-cell table:formula="of:=no_sexc/(Vt+[.A96])" office:value-type="float" office:value="0.0838926174496645" calcext:value-type="float">
            <text:p>0,08389262</text:p>
          </table:table-cell>
          <table:table-cell table:formula="of:=no_sreactif/(Vt+[.A96])" office:value-type="float" office:value="0.0167785234899329" calcext:value-type="float">
            <text:p>0,01677852</text:p>
          </table:table-cell>
          <table:table-cell table:formula="of:=[.D96]" office:value-type="float" office:value="0.0731543624162441" calcext:value-type="float">
            <text:p>7,315E-02</text:p>
          </table:table-cell>
          <table:table-cell table:formula="of:=0.00000000000001/[.D96]" office:value-type="float" office:value="0.000000000000136697247706167" calcext:value-type="float">
            <text:p>1,37E-13</text:p>
          </table:table-cell>
          <table:table-cell table:formula="of:=-LOG([.D96])" office:value-type="float" office:value="1.13575977047084" calcext:value-type="float">
            <text:p>1,13575977</text:p>
          </table:table-cell>
          <table:table-cell table:formula="of:=-[.B96] - [.C96] + 2*[.E96] + 2*[.G96] + 3*[.I96] + 2*[.J96] + [.K96] - [.L96] - [.M96]" office:value-type="float" office:value="-0.0731543624161074" calcext:value-type="float">
            <text:p>-0,07315436</text:p>
          </table:table-cell>
          <table:table-cell table:formula="of:=[.B96]*[.B$13]+[.C96]*[.C$13]+[.E96]*[.E$13]+[.F96]*[.F$13]+[.G96]*[.G$13]+[.I96]*[.I$13]+[.J96]*[.J$13]+[.K96]*[.K$13]+[.L96]*[.L$13]+[.D96]*[.D$13]+[.O96]*[.O$13]" office:value-type="float" office:value="3.39290268457126" calcext:value-type="float">
            <text:p>3,39290268457126</text:p>
          </table:table-cell>
          <table:table-cell/>
        </table:table-row>
        <table:table-row table:style-name="ro1">
          <table:table-cell table:formula="of:=[.A96]+dV" office:value-type="float" office:value="7.69999999999999" calcext:value-type="float">
            <text:p>7,70000000</text:p>
          </table:table-cell>
          <table:table-cell office:value-type="float" office:value="0" calcext:value-type="float">
            <text:p>0,00000000</text:p>
          </table:table-cell>
          <table:table-cell table:formula="of:=IF([.E97]&gt;0;0;ctitrant*[.A97]-no_reactif/5)/(Vt+[.A97])" office:value-type="float" office:value="0.000619765494137352" calcext:value-type="float">
            <text:p>0,00061977</text:p>
          </table:table-cell>
          <table:table-cell table:formula="of:=(-[.Q97]+SQRT([.Q97]*[.Q97]+0.00000000000004))/2" office:value-type="float" office:value="0.0730318257957818" calcext:value-type="float">
            <text:p>7,303E-02</text:p>
          </table:table-cell>
          <table:table-cell table:formula="of:=MAX(0;no_reactif-ctitrant*[.A97]*5)/(Vt+[.A97])" office:value-type="float" office:value="0" calcext:value-type="float">
            <text:p>0,00000000</text:p>
          </table:table-cell>
          <table:table-cell table:formula="of:=no_ptitre/(Vt+[.A97])" office:value-type="float" office:value="0.0016750418760469" calcext:value-type="float">
            <text:p>0,00167504</text:p>
          </table:table-cell>
          <table:table-cell table:formula="of:=IF([.E97]&gt;0;ctitrant*[.A97];no_titrant*1)/(Vt+[.A97])" office:value-type="float" office:value="0" calcext:value-type="float">
            <text:p>0,00000000</text:p>
          </table:table-cell>
          <table:table-cell/>
          <table:table-cell table:formula="of:=MIN(c_reac*v_reac;no_preactif + ctitrant*[.A97]*5)/(Vt+[.A97])" office:value-type="float" office:value="0.00837520938023451" calcext:value-type="float">
            <text:p>0,00837521</text:p>
          </table:table-cell>
          <table:table-cell table:formula="of:=no_stitre/(Vt+[.A97])" office:value-type="float" office:value="0.000837520938023451" calcext:value-type="float">
            <text:p>0,00083752</text:p>
          </table:table-cell>
          <table:table-cell table:formula="of:=ctitrant*[.A97]*1/(Vt+[.A97])" office:value-type="float" office:value="0.00128978224455611" calcext:value-type="float">
            <text:p>0,00128978</text:p>
          </table:table-cell>
          <table:table-cell table:formula="of:=no_sexc/(Vt+[.A97])" office:value-type="float" office:value="0.0837520938023451" calcext:value-type="float">
            <text:p>0,08375209</text:p>
          </table:table-cell>
          <table:table-cell table:formula="of:=no_sreactif/(Vt+[.A97])" office:value-type="float" office:value="0.016750418760469" calcext:value-type="float">
            <text:p>0,01675042</text:p>
          </table:table-cell>
          <table:table-cell table:formula="of:=[.D97]" office:value-type="float" office:value="0.0730318257957818" calcext:value-type="float">
            <text:p>7,303E-02</text:p>
          </table:table-cell>
          <table:table-cell table:formula="of:=0.00000000000001/[.D97]" office:value-type="float" office:value="0.00000000000013692660550433" calcext:value-type="float">
            <text:p>1,37E-13</text:p>
          </table:table-cell>
          <table:table-cell table:formula="of:=-LOG([.D97])" office:value-type="float" office:value="1.13648784185997" calcext:value-type="float">
            <text:p>1,13648784</text:p>
          </table:table-cell>
          <table:table-cell table:formula="of:=-[.B97] - [.C97] + 2*[.E97] + 2*[.G97] + 3*[.I97] + 2*[.J97] + [.K97] - [.L97] - [.M97]" office:value-type="float" office:value="-0.0730318257956449" calcext:value-type="float">
            <text:p>-0,07303183</text:p>
          </table:table-cell>
          <table:table-cell table:formula="of:=[.B97]*[.B$13]+[.C97]*[.C$13]+[.E97]*[.E$13]+[.F97]*[.F$13]+[.G97]*[.G$13]+[.I97]*[.I$13]+[.J97]*[.J$13]+[.K97]*[.K$13]+[.L97]*[.L$13]+[.D97]*[.D$13]+[.O97]*[.O$13]" office:value-type="float" office:value="3.38744556114655" calcext:value-type="float">
            <text:p>3,38744556114655</text:p>
          </table:table-cell>
          <table:table-cell/>
        </table:table-row>
        <table:table-row table:style-name="ro1">
          <table:table-cell table:formula="of:=[.A97]+dV" office:value-type="float" office:value="7.79999999999999" calcext:value-type="float">
            <text:p>7,80000000</text:p>
          </table:table-cell>
          <table:table-cell office:value-type="float" office:value="0" calcext:value-type="float">
            <text:p>0,00000000</text:p>
          </table:table-cell>
          <table:table-cell table:formula="of:=IF([.E98]&gt;0;0;ctitrant*[.A98]-no_reactif/5)/(Vt+[.A98])" office:value-type="float" office:value="0.000635451505016721" calcext:value-type="float">
            <text:p>0,00063545</text:p>
          </table:table-cell>
          <table:table-cell table:formula="of:=(-[.Q98]+SQRT([.Q98]*[.Q98]+0.00000000000004))/2" office:value-type="float" office:value="0.0729096989967927" calcext:value-type="float">
            <text:p>7,291E-02</text:p>
          </table:table-cell>
          <table:table-cell table:formula="of:=MAX(0;no_reactif-ctitrant*[.A98]*5)/(Vt+[.A98])" office:value-type="float" office:value="0" calcext:value-type="float">
            <text:p>0,00000000</text:p>
          </table:table-cell>
          <table:table-cell table:formula="of:=no_ptitre/(Vt+[.A98])" office:value-type="float" office:value="0.00167224080267559" calcext:value-type="float">
            <text:p>0,00167224</text:p>
          </table:table-cell>
          <table:table-cell table:formula="of:=IF([.E98]&gt;0;ctitrant*[.A98];no_titrant*1)/(Vt+[.A98])" office:value-type="float" office:value="0" calcext:value-type="float">
            <text:p>0,00000000</text:p>
          </table:table-cell>
          <table:table-cell/>
          <table:table-cell table:formula="of:=MIN(c_reac*v_reac;no_preactif + ctitrant*[.A98]*5)/(Vt+[.A98])" office:value-type="float" office:value="0.00836120401337793" calcext:value-type="float">
            <text:p>0,00836120</text:p>
          </table:table-cell>
          <table:table-cell table:formula="of:=no_stitre/(Vt+[.A98])" office:value-type="float" office:value="0.000836120401337793" calcext:value-type="float">
            <text:p>0,00083612</text:p>
          </table:table-cell>
          <table:table-cell table:formula="of:=ctitrant*[.A98]*1/(Vt+[.A98])" office:value-type="float" office:value="0.00130434782608696" calcext:value-type="float">
            <text:p>0,00130435</text:p>
          </table:table-cell>
          <table:table-cell table:formula="of:=no_sexc/(Vt+[.A98])" office:value-type="float" office:value="0.0836120401337793" calcext:value-type="float">
            <text:p>0,08361204</text:p>
          </table:table-cell>
          <table:table-cell table:formula="of:=no_sreactif/(Vt+[.A98])" office:value-type="float" office:value="0.0167224080267559" calcext:value-type="float">
            <text:p>0,01672241</text:p>
          </table:table-cell>
          <table:table-cell table:formula="of:=[.D98]" office:value-type="float" office:value="0.0729096989967927" calcext:value-type="float">
            <text:p>7,291E-02</text:p>
          </table:table-cell>
          <table:table-cell table:formula="of:=0.00000000000001/[.D98]" office:value-type="float" office:value="0.000000000000137155963302494" calcext:value-type="float">
            <text:p>1,37E-13</text:p>
          </table:table-cell>
          <table:table-cell table:formula="of:=-LOG([.D98])" office:value-type="float" office:value="1.13721469471901" calcext:value-type="float">
            <text:p>1,13721469</text:p>
          </table:table-cell>
          <table:table-cell table:formula="of:=-[.B98] - [.C98] + 2*[.E98] + 2*[.G98] + 3*[.I98] + 2*[.J98] + [.K98] - [.L98] - [.M98]" office:value-type="float" office:value="-0.0729096989966555" calcext:value-type="float">
            <text:p>-0,07290970</text:p>
          </table:table-cell>
          <table:table-cell table:formula="of:=[.B98]*[.B$13]+[.C98]*[.C$13]+[.E98]*[.E$13]+[.F98]*[.F$13]+[.G98]*[.G$13]+[.I98]*[.I$13]+[.J98]*[.J$13]+[.K98]*[.K$13]+[.L98]*[.L$13]+[.D98]*[.D$13]+[.O98]*[.O$13]" office:value-type="float" office:value="3.38200668897074" calcext:value-type="float">
            <text:p>3,38200668897074</text:p>
          </table:table-cell>
          <table:table-cell/>
        </table:table-row>
        <table:table-row table:style-name="ro1">
          <table:table-cell table:formula="of:=[.A98]+dV" office:value-type="float" office:value="7.89999999999999" calcext:value-type="float">
            <text:p>7,90000000</text:p>
          </table:table-cell>
          <table:table-cell office:value-type="float" office:value="0" calcext:value-type="float">
            <text:p>0,00000000</text:p>
          </table:table-cell>
          <table:table-cell table:formula="of:=IF([.E99]&gt;0;0;ctitrant*[.A99]-no_reactif/5)/(Vt+[.A99])" office:value-type="float" office:value="0.000651085141903171" calcext:value-type="float">
            <text:p>0,00065109</text:p>
          </table:table-cell>
          <table:table-cell table:formula="of:=(-[.Q99]+SQRT([.Q99]*[.Q99]+0.00000000000004))/2" office:value-type="float" office:value="0.0727879799667484" calcext:value-type="float">
            <text:p>7,279E-02</text:p>
          </table:table-cell>
          <table:table-cell table:formula="of:=MAX(0;no_reactif-ctitrant*[.A99]*5)/(Vt+[.A99])" office:value-type="float" office:value="0" calcext:value-type="float">
            <text:p>0,00000000</text:p>
          </table:table-cell>
          <table:table-cell table:formula="of:=no_ptitre/(Vt+[.A99])" office:value-type="float" office:value="0.00166944908180301" calcext:value-type="float">
            <text:p>0,00166945</text:p>
          </table:table-cell>
          <table:table-cell table:formula="of:=IF([.E99]&gt;0;ctitrant*[.A99];no_titrant*1)/(Vt+[.A99])" office:value-type="float" office:value="0" calcext:value-type="float">
            <text:p>0,00000000</text:p>
          </table:table-cell>
          <table:table-cell/>
          <table:table-cell table:formula="of:=MIN(c_reac*v_reac;no_preactif + ctitrant*[.A99]*5)/(Vt+[.A99])" office:value-type="float" office:value="0.00834724540901503" calcext:value-type="float">
            <text:p>0,00834725</text:p>
          </table:table-cell>
          <table:table-cell table:formula="of:=no_stitre/(Vt+[.A99])" office:value-type="float" office:value="0.000834724540901503" calcext:value-type="float">
            <text:p>0,00083472</text:p>
          </table:table-cell>
          <table:table-cell table:formula="of:=ctitrant*[.A99]*1/(Vt+[.A99])" office:value-type="float" office:value="0.00131886477462437" calcext:value-type="float">
            <text:p>0,00131886</text:p>
          </table:table-cell>
          <table:table-cell table:formula="of:=no_sexc/(Vt+[.A99])" office:value-type="float" office:value="0.0834724540901503" calcext:value-type="float">
            <text:p>0,08347245</text:p>
          </table:table-cell>
          <table:table-cell table:formula="of:=no_sreactif/(Vt+[.A99])" office:value-type="float" office:value="0.0166944908180301" calcext:value-type="float">
            <text:p>0,01669449</text:p>
          </table:table-cell>
          <table:table-cell table:formula="of:=[.D99]" office:value-type="float" office:value="0.0727879799667484" calcext:value-type="float">
            <text:p>7,279E-02</text:p>
          </table:table-cell>
          <table:table-cell table:formula="of:=0.00000000000001/[.D99]" office:value-type="float" office:value="0.000000000000137385321100658" calcext:value-type="float">
            <text:p>1,37E-13</text:p>
          </table:table-cell>
          <table:table-cell table:formula="of:=-LOG([.D99])" office:value-type="float" office:value="1.13794033311991" calcext:value-type="float">
            <text:p>1,13794033</text:p>
          </table:table-cell>
          <table:table-cell table:formula="of:=-[.B99] - [.C99] + 2*[.E99] + 2*[.G99] + 3*[.I99] + 2*[.J99] + [.K99] - [.L99] - [.M99]" office:value-type="float" office:value="-0.072787979966611" calcext:value-type="float">
            <text:p>-0,07278798</text:p>
          </table:table-cell>
          <table:table-cell table:formula="of:=[.B99]*[.B$13]+[.C99]*[.C$13]+[.E99]*[.E$13]+[.F99]*[.F$13]+[.G99]*[.G$13]+[.I99]*[.I$13]+[.J99]*[.J$13]+[.K99]*[.K$13]+[.L99]*[.L$13]+[.D99]*[.D$13]+[.O99]*[.O$13]" office:value-type="float" office:value="3.37658597663526" calcext:value-type="float">
            <text:p>3,37658597663526</text:p>
          </table:table-cell>
          <table:table-cell/>
        </table:table-row>
        <table:table-row table:style-name="ro1">
          <table:table-cell table:formula="of:=[.A99]+dV" office:value-type="float" office:value="7.99999999999999" calcext:value-type="float">
            <text:p>8,00000000</text:p>
          </table:table-cell>
          <table:table-cell office:value-type="float" office:value="0" calcext:value-type="float">
            <text:p>0,00000000</text:p>
          </table:table-cell>
          <table:table-cell table:formula="of:=IF([.E100]&gt;0;0;ctitrant*[.A100]-no_reactif/5)/(Vt+[.A100])" office:value-type="float" office:value="0.000666666666666665" calcext:value-type="float">
            <text:p>0,00066667</text:p>
          </table:table-cell>
          <table:table-cell table:formula="of:=(-[.Q100]+SQRT([.Q100]*[.Q100]+0.00000000000004))/2" office:value-type="float" office:value="0.0726666666668043" calcext:value-type="float">
            <text:p>7,267E-02</text:p>
          </table:table-cell>
          <table:table-cell table:formula="of:=MAX(0;no_reactif-ctitrant*[.A100]*5)/(Vt+[.A100])" office:value-type="float" office:value="0" calcext:value-type="float">
            <text:p>0,00000000</text:p>
          </table:table-cell>
          <table:table-cell table:formula="of:=no_ptitre/(Vt+[.A100])" office:value-type="float" office:value="0.00166666666666667" calcext:value-type="float">
            <text:p>0,00166667</text:p>
          </table:table-cell>
          <table:table-cell table:formula="of:=IF([.E100]&gt;0;ctitrant*[.A100];no_titrant*1)/(Vt+[.A100])" office:value-type="float" office:value="0" calcext:value-type="float">
            <text:p>0,00000000</text:p>
          </table:table-cell>
          <table:table-cell/>
          <table:table-cell table:formula="of:=MIN(c_reac*v_reac;no_preactif + ctitrant*[.A100]*5)/(Vt+[.A100])" office:value-type="float" office:value="0.00833333333333333" calcext:value-type="float">
            <text:p>0,00833333</text:p>
          </table:table-cell>
          <table:table-cell table:formula="of:=no_stitre/(Vt+[.A100])" office:value-type="float" office:value="0.000833333333333333" calcext:value-type="float">
            <text:p>0,00083333</text:p>
          </table:table-cell>
          <table:table-cell table:formula="of:=ctitrant*[.A100]*1/(Vt+[.A100])" office:value-type="float" office:value="0.00133333333333333" calcext:value-type="float">
            <text:p>0,00133333</text:p>
          </table:table-cell>
          <table:table-cell table:formula="of:=no_sexc/(Vt+[.A100])" office:value-type="float" office:value="0.0833333333333333" calcext:value-type="float">
            <text:p>0,08333333</text:p>
          </table:table-cell>
          <table:table-cell table:formula="of:=no_sreactif/(Vt+[.A100])" office:value-type="float" office:value="0.0166666666666667" calcext:value-type="float">
            <text:p>0,01666667</text:p>
          </table:table-cell>
          <table:table-cell table:formula="of:=[.D100]" office:value-type="float" office:value="0.0726666666668043" calcext:value-type="float">
            <text:p>7,267E-02</text:p>
          </table:table-cell>
          <table:table-cell table:formula="of:=0.00000000000001/[.D100]" office:value-type="float" office:value="0.000000000000137614678898822" calcext:value-type="float">
            <text:p>1,38E-13</text:p>
          </table:table-cell>
          <table:table-cell table:formula="of:=-LOG([.D100])" office:value-type="float" office:value="1.13866476111424" calcext:value-type="float">
            <text:p>1,13866476</text:p>
          </table:table-cell>
          <table:table-cell table:formula="of:=-[.B100] - [.C100] + 2*[.E100] + 2*[.G100] + 3*[.I100] + 2*[.J100] + [.K100] - [.L100] - [.M100]" office:value-type="float" office:value="-0.0726666666666667" calcext:value-type="float">
            <text:p>-0,07266667</text:p>
          </table:table-cell>
          <table:table-cell table:formula="of:=[.B100]*[.B$13]+[.C100]*[.C$13]+[.E100]*[.E$13]+[.F100]*[.F$13]+[.G100]*[.G$13]+[.I100]*[.I$13]+[.J100]*[.J$13]+[.K100]*[.K$13]+[.L100]*[.L$13]+[.D100]*[.D$13]+[.O100]*[.O$13]" office:value-type="float" office:value="3.37118333334089" calcext:value-type="float">
            <text:p>3,37118333334089</text:p>
          </table:table-cell>
          <table:table-cell/>
        </table:table-row>
        <table:table-row table:style-name="ro1">
          <table:table-cell table:formula="of:=[.A100]+dV" office:value-type="float" office:value="8.09999999999999" calcext:value-type="float">
            <text:p>8,10000000</text:p>
          </table:table-cell>
          <table:table-cell office:value-type="float" office:value="0" calcext:value-type="float">
            <text:p>0,00000000</text:p>
          </table:table-cell>
          <table:table-cell table:formula="of:=IF([.E101]&gt;0;0;ctitrant*[.A101]-no_reactif/5)/(Vt+[.A101])" office:value-type="float" office:value="0.000682196339434275" calcext:value-type="float">
            <text:p>0,00068220</text:p>
          </table:table-cell>
          <table:table-cell table:formula="of:=(-[.Q101]+SQRT([.Q101]*[.Q101]+0.00000000000004))/2" office:value-type="float" office:value="0.0725457570716853" calcext:value-type="float">
            <text:p>7,255E-02</text:p>
          </table:table-cell>
          <table:table-cell table:formula="of:=MAX(0;no_reactif-ctitrant*[.A101]*5)/(Vt+[.A101])" office:value-type="float" office:value="0" calcext:value-type="float">
            <text:p>0,00000000</text:p>
          </table:table-cell>
          <table:table-cell table:formula="of:=no_ptitre/(Vt+[.A101])" office:value-type="float" office:value="0.00166389351081531" calcext:value-type="float">
            <text:p>0,00166389</text:p>
          </table:table-cell>
          <table:table-cell table:formula="of:=IF([.E101]&gt;0;ctitrant*[.A101];no_titrant*1)/(Vt+[.A101])" office:value-type="float" office:value="0" calcext:value-type="float">
            <text:p>0,00000000</text:p>
          </table:table-cell>
          <table:table-cell/>
          <table:table-cell table:formula="of:=MIN(c_reac*v_reac;no_preactif + ctitrant*[.A101]*5)/(Vt+[.A101])" office:value-type="float" office:value="0.00831946755407654" calcext:value-type="float">
            <text:p>0,00831947</text:p>
          </table:table-cell>
          <table:table-cell table:formula="of:=no_stitre/(Vt+[.A101])" office:value-type="float" office:value="0.000831946755407654" calcext:value-type="float">
            <text:p>0,00083195</text:p>
          </table:table-cell>
          <table:table-cell table:formula="of:=ctitrant*[.A101]*1/(Vt+[.A101])" office:value-type="float" office:value="0.0013477537437604" calcext:value-type="float">
            <text:p>0,00134775</text:p>
          </table:table-cell>
          <table:table-cell table:formula="of:=no_sexc/(Vt+[.A101])" office:value-type="float" office:value="0.0831946755407654" calcext:value-type="float">
            <text:p>0,08319468</text:p>
          </table:table-cell>
          <table:table-cell table:formula="of:=no_sreactif/(Vt+[.A101])" office:value-type="float" office:value="0.0166389351081531" calcext:value-type="float">
            <text:p>0,01663894</text:p>
          </table:table-cell>
          <table:table-cell table:formula="of:=[.D101]" office:value-type="float" office:value="0.0725457570716853" calcext:value-type="float">
            <text:p>7,255E-02</text:p>
          </table:table-cell>
          <table:table-cell table:formula="of:=0.00000000000001/[.D101]" office:value-type="float" office:value="0.000000000000137844036696986" calcext:value-type="float">
            <text:p>1,38E-13</text:p>
          </table:table-cell>
          <table:table-cell table:formula="of:=-LOG([.D101])" office:value-type="float" office:value="1.13938798273333" calcext:value-type="float">
            <text:p>1,13938798</text:p>
          </table:table-cell>
          <table:table-cell table:formula="of:=-[.B101] - [.C101] + 2*[.E101] + 2*[.G101] + 3*[.I101] + 2*[.J101] + [.K101] - [.L101] - [.M101]" office:value-type="float" office:value="-0.0725457570715474" calcext:value-type="float">
            <text:p>-0,07254576</text:p>
          </table:table-cell>
          <table:table-cell table:formula="of:=[.B101]*[.B$13]+[.C101]*[.C$13]+[.E101]*[.E$13]+[.F101]*[.F$13]+[.G101]*[.G$13]+[.I101]*[.I$13]+[.J101]*[.J$13]+[.K101]*[.K$13]+[.L101]*[.L$13]+[.D101]*[.D$13]+[.O101]*[.O$13]" office:value-type="float" office:value="3.36579866889276" calcext:value-type="float">
            <text:p>3,36579866889276</text:p>
          </table:table-cell>
          <table:table-cell/>
        </table:table-row>
        <table:table-row table:style-name="ro1">
          <table:table-cell table:formula="of:=[.A101]+dV" office:value-type="float" office:value="8.19999999999999" calcext:value-type="float">
            <text:p>8,20000000</text:p>
          </table:table-cell>
          <table:table-cell office:value-type="float" office:value="0" calcext:value-type="float">
            <text:p>0,00000000</text:p>
          </table:table-cell>
          <table:table-cell table:formula="of:=IF([.E102]&gt;0;0;ctitrant*[.A102]-no_reactif/5)/(Vt+[.A102])" office:value-type="float" office:value="0.00069767441860465" calcext:value-type="float">
            <text:p>0,00069767</text:p>
          </table:table-cell>
          <table:table-cell table:formula="of:=(-[.Q102]+SQRT([.Q102]*[.Q102]+0.00000000000004))/2" office:value-type="float" office:value="0.0724252491695733" calcext:value-type="float">
            <text:p>7,243E-02</text:p>
          </table:table-cell>
          <table:table-cell table:formula="of:=MAX(0;no_reactif-ctitrant*[.A102]*5)/(Vt+[.A102])" office:value-type="float" office:value="0" calcext:value-type="float">
            <text:p>0,00000000</text:p>
          </table:table-cell>
          <table:table-cell table:formula="of:=no_ptitre/(Vt+[.A102])" office:value-type="float" office:value="0.00166112956810631" calcext:value-type="float">
            <text:p>0,00166113</text:p>
          </table:table-cell>
          <table:table-cell table:formula="of:=IF([.E102]&gt;0;ctitrant*[.A102];no_titrant*1)/(Vt+[.A102])" office:value-type="float" office:value="0" calcext:value-type="float">
            <text:p>0,00000000</text:p>
          </table:table-cell>
          <table:table-cell/>
          <table:table-cell table:formula="of:=MIN(c_reac*v_reac;no_preactif + ctitrant*[.A102]*5)/(Vt+[.A102])" office:value-type="float" office:value="0.00830564784053156" calcext:value-type="float">
            <text:p>0,00830565</text:p>
          </table:table-cell>
          <table:table-cell table:formula="of:=no_stitre/(Vt+[.A102])" office:value-type="float" office:value="0.000830564784053156" calcext:value-type="float">
            <text:p>0,00083056</text:p>
          </table:table-cell>
          <table:table-cell table:formula="of:=ctitrant*[.A102]*1/(Vt+[.A102])" office:value-type="float" office:value="0.00136212624584717" calcext:value-type="float">
            <text:p>0,00136213</text:p>
          </table:table-cell>
          <table:table-cell table:formula="of:=no_sexc/(Vt+[.A102])" office:value-type="float" office:value="0.0830564784053156" calcext:value-type="float">
            <text:p>0,08305648</text:p>
          </table:table-cell>
          <table:table-cell table:formula="of:=no_sreactif/(Vt+[.A102])" office:value-type="float" office:value="0.0166112956810631" calcext:value-type="float">
            <text:p>0,01661130</text:p>
          </table:table-cell>
          <table:table-cell table:formula="of:=[.D102]" office:value-type="float" office:value="0.0724252491695733" calcext:value-type="float">
            <text:p>7,243E-02</text:p>
          </table:table-cell>
          <table:table-cell table:formula="of:=0.00000000000001/[.D102]" office:value-type="float" office:value="0.00000000000013807339449515" calcext:value-type="float">
            <text:p>1,38E-13</text:p>
          </table:table-cell>
          <table:table-cell table:formula="of:=-LOG([.D102])" office:value-type="float" office:value="1.14011000198841" calcext:value-type="float">
            <text:p>1,14011000</text:p>
          </table:table-cell>
          <table:table-cell table:formula="of:=-[.B102] - [.C102] + 2*[.E102] + 2*[.G102] + 3*[.I102] + 2*[.J102] + [.K102] - [.L102] - [.M102]" office:value-type="float" office:value="-0.0724252491694352" calcext:value-type="float">
            <text:p>-0,07242525</text:p>
          </table:table-cell>
          <table:table-cell table:formula="of:=[.B102]*[.B$13]+[.C102]*[.C$13]+[.E102]*[.E$13]+[.F102]*[.F$13]+[.G102]*[.G$13]+[.I102]*[.I$13]+[.J102]*[.J$13]+[.K102]*[.K$13]+[.L102]*[.L$13]+[.D102]*[.D$13]+[.O102]*[.O$13]" office:value-type="float" office:value="3.36043189369529" calcext:value-type="float">
            <text:p>3,36043189369529</text:p>
          </table:table-cell>
          <table:table-cell/>
        </table:table-row>
        <table:table-row table:style-name="ro1">
          <table:table-cell table:formula="of:=[.A102]+dV" office:value-type="float" office:value="8.29999999999999" calcext:value-type="float">
            <text:p>8,30000000</text:p>
          </table:table-cell>
          <table:table-cell office:value-type="float" office:value="0" calcext:value-type="float">
            <text:p>0,00000000</text:p>
          </table:table-cell>
          <table:table-cell table:formula="of:=IF([.E103]&gt;0;0;ctitrant*[.A103]-no_reactif/5)/(Vt+[.A103])" office:value-type="float" office:value="0.000713101160862354" calcext:value-type="float">
            <text:p>0,00071310</text:p>
          </table:table-cell>
          <table:table-cell table:formula="of:=(-[.Q103]+SQRT([.Q103]*[.Q103]+0.00000000000004))/2" office:value-type="float" office:value="0.0723051409619957" calcext:value-type="float">
            <text:p>7,231E-02</text:p>
          </table:table-cell>
          <table:table-cell table:formula="of:=MAX(0;no_reactif-ctitrant*[.A103]*5)/(Vt+[.A103])" office:value-type="float" office:value="0" calcext:value-type="float">
            <text:p>0,00000000</text:p>
          </table:table-cell>
          <table:table-cell table:formula="of:=no_ptitre/(Vt+[.A103])" office:value-type="float" office:value="0.00165837479270315" calcext:value-type="float">
            <text:p>0,00165837</text:p>
          </table:table-cell>
          <table:table-cell table:formula="of:=IF([.E103]&gt;0;ctitrant*[.A103];no_titrant*1)/(Vt+[.A103])" office:value-type="float" office:value="0" calcext:value-type="float">
            <text:p>0,00000000</text:p>
          </table:table-cell>
          <table:table-cell/>
          <table:table-cell table:formula="of:=MIN(c_reac*v_reac;no_preactif + ctitrant*[.A103]*5)/(Vt+[.A103])" office:value-type="float" office:value="0.00829187396351576" calcext:value-type="float">
            <text:p>0,00829187</text:p>
          </table:table-cell>
          <table:table-cell table:formula="of:=no_stitre/(Vt+[.A103])" office:value-type="float" office:value="0.000829187396351576" calcext:value-type="float">
            <text:p>0,00082919</text:p>
          </table:table-cell>
          <table:table-cell table:formula="of:=ctitrant*[.A103]*1/(Vt+[.A103])" office:value-type="float" office:value="0.00137645107794361" calcext:value-type="float">
            <text:p>0,00137645</text:p>
          </table:table-cell>
          <table:table-cell table:formula="of:=no_sexc/(Vt+[.A103])" office:value-type="float" office:value="0.0829187396351576" calcext:value-type="float">
            <text:p>0,08291874</text:p>
          </table:table-cell>
          <table:table-cell table:formula="of:=no_sreactif/(Vt+[.A103])" office:value-type="float" office:value="0.0165837479270315" calcext:value-type="float">
            <text:p>0,01658375</text:p>
          </table:table-cell>
          <table:table-cell table:formula="of:=[.D103]" office:value-type="float" office:value="0.0723051409619957" calcext:value-type="float">
            <text:p>7,231E-02</text:p>
          </table:table-cell>
          <table:table-cell table:formula="of:=0.00000000000001/[.D103]" office:value-type="float" office:value="0.000000000000138302752293313" calcext:value-type="float">
            <text:p>1,38E-13</text:p>
          </table:table-cell>
          <table:table-cell table:formula="of:=-LOG([.D103])" office:value-type="float" office:value="1.14083082287073" calcext:value-type="float">
            <text:p>1,14083082</text:p>
          </table:table-cell>
          <table:table-cell table:formula="of:=-[.B103] - [.C103] + 2*[.E103] + 2*[.G103] + 3*[.I103] + 2*[.J103] + [.K103] - [.L103] - [.M103]" office:value-type="float" office:value="-0.0723051409618574" calcext:value-type="float">
            <text:p>-0,07230514</text:p>
          </table:table-cell>
          <table:table-cell table:formula="of:=[.B103]*[.B$13]+[.C103]*[.C$13]+[.E103]*[.E$13]+[.F103]*[.F$13]+[.G103]*[.G$13]+[.I103]*[.I$13]+[.J103]*[.J$13]+[.K103]*[.K$13]+[.L103]*[.L$13]+[.D103]*[.D$13]+[.O103]*[.O$13]" office:value-type="float" office:value="3.35508291874723" calcext:value-type="float">
            <text:p>3,35508291874723</text:p>
          </table:table-cell>
          <table:table-cell/>
        </table:table-row>
        <table:table-row table:style-name="ro1">
          <table:table-cell table:formula="of:=[.A103]+dV" office:value-type="float" office:value="8.39999999999999" calcext:value-type="float">
            <text:p>8,40000000</text:p>
          </table:table-cell>
          <table:table-cell office:value-type="float" office:value="0" calcext:value-type="float">
            <text:p>0,00000000</text:p>
          </table:table-cell>
          <table:table-cell table:formula="of:=IF([.E104]&gt;0;0;ctitrant*[.A104]-no_reactif/5)/(Vt+[.A104])" office:value-type="float" office:value="0.000728476821192051" calcext:value-type="float">
            <text:p>0,00072848</text:p>
          </table:table-cell>
          <table:table-cell table:formula="of:=(-[.Q104]+SQRT([.Q104]*[.Q104]+0.00000000000004))/2" office:value-type="float" office:value="0.0721854304637147" calcext:value-type="float">
            <text:p>7,219E-02</text:p>
          </table:table-cell>
          <table:table-cell table:formula="of:=MAX(0;no_reactif-ctitrant*[.A104]*5)/(Vt+[.A104])" office:value-type="float" office:value="0" calcext:value-type="float">
            <text:p>0,00000000</text:p>
          </table:table-cell>
          <table:table-cell table:formula="of:=no_ptitre/(Vt+[.A104])" office:value-type="float" office:value="0.00165562913907285" calcext:value-type="float">
            <text:p>0,00165563</text:p>
          </table:table-cell>
          <table:table-cell table:formula="of:=IF([.E104]&gt;0;ctitrant*[.A104];no_titrant*1)/(Vt+[.A104])" office:value-type="float" office:value="0" calcext:value-type="float">
            <text:p>0,00000000</text:p>
          </table:table-cell>
          <table:table-cell/>
          <table:table-cell table:formula="of:=MIN(c_reac*v_reac;no_preactif + ctitrant*[.A104]*5)/(Vt+[.A104])" office:value-type="float" office:value="0.00827814569536424" calcext:value-type="float">
            <text:p>0,00827815</text:p>
          </table:table-cell>
          <table:table-cell table:formula="of:=no_stitre/(Vt+[.A104])" office:value-type="float" office:value="0.000827814569536424" calcext:value-type="float">
            <text:p>0,00082781</text:p>
          </table:table-cell>
          <table:table-cell table:formula="of:=ctitrant*[.A104]*1/(Vt+[.A104])" office:value-type="float" office:value="0.00139072847682119" calcext:value-type="float">
            <text:p>0,00139073</text:p>
          </table:table-cell>
          <table:table-cell table:formula="of:=no_sexc/(Vt+[.A104])" office:value-type="float" office:value="0.0827814569536424" calcext:value-type="float">
            <text:p>0,08278146</text:p>
          </table:table-cell>
          <table:table-cell table:formula="of:=no_sreactif/(Vt+[.A104])" office:value-type="float" office:value="0.0165562913907285" calcext:value-type="float">
            <text:p>0,01655629</text:p>
          </table:table-cell>
          <table:table-cell table:formula="of:=[.D104]" office:value-type="float" office:value="0.0721854304637147" calcext:value-type="float">
            <text:p>7,219E-02</text:p>
          </table:table-cell>
          <table:table-cell table:formula="of:=0.00000000000001/[.D104]" office:value-type="float" office:value="0.000000000000138532110091477" calcext:value-type="float">
            <text:p>1,39E-13</text:p>
          </table:table-cell>
          <table:table-cell table:formula="of:=-LOG([.D104])" office:value-type="float" office:value="1.14155044935171" calcext:value-type="float">
            <text:p>1,14155045</text:p>
          </table:table-cell>
          <table:table-cell table:formula="of:=-[.B104] - [.C104] + 2*[.E104] + 2*[.G104] + 3*[.I104] + 2*[.J104] + [.K104] - [.L104] - [.M104]" office:value-type="float" office:value="-0.0721854304635762" calcext:value-type="float">
            <text:p>-0,07218543</text:p>
          </table:table-cell>
          <table:table-cell table:formula="of:=[.B104]*[.B$13]+[.C104]*[.C$13]+[.E104]*[.E$13]+[.F104]*[.F$13]+[.G104]*[.G$13]+[.I104]*[.I$13]+[.J104]*[.J$13]+[.K104]*[.K$13]+[.L104]*[.L$13]+[.D104]*[.D$13]+[.O104]*[.O$13]" office:value-type="float" office:value="3.34975165563675" calcext:value-type="float">
            <text:p>3,34975165563675</text:p>
          </table:table-cell>
          <table:table-cell/>
        </table:table-row>
        <table:table-row table:style-name="ro1">
          <table:table-cell table:formula="of:=[.A104]+dV" office:value-type="float" office:value="8.49999999999999" calcext:value-type="float">
            <text:p>8,50000000</text:p>
          </table:table-cell>
          <table:table-cell office:value-type="float" office:value="0" calcext:value-type="float">
            <text:p>0,00000000</text:p>
          </table:table-cell>
          <table:table-cell table:formula="of:=IF([.E105]&gt;0;0;ctitrant*[.A105]-no_reactif/5)/(Vt+[.A105])" office:value-type="float" office:value="0.000743801652892561" calcext:value-type="float">
            <text:p>0,00074380</text:p>
          </table:table-cell>
          <table:table-cell table:formula="of:=(-[.Q105]+SQRT([.Q105]*[.Q105]+0.00000000000004))/2" office:value-type="float" office:value="0.0720661157026181" calcext:value-type="float">
            <text:p>7,207E-02</text:p>
          </table:table-cell>
          <table:table-cell table:formula="of:=MAX(0;no_reactif-ctitrant*[.A105]*5)/(Vt+[.A105])" office:value-type="float" office:value="0" calcext:value-type="float">
            <text:p>0,00000000</text:p>
          </table:table-cell>
          <table:table-cell table:formula="of:=no_ptitre/(Vt+[.A105])" office:value-type="float" office:value="0.00165289256198347" calcext:value-type="float">
            <text:p>0,00165289</text:p>
          </table:table-cell>
          <table:table-cell table:formula="of:=IF([.E105]&gt;0;ctitrant*[.A105];no_titrant*1)/(Vt+[.A105])" office:value-type="float" office:value="0" calcext:value-type="float">
            <text:p>0,00000000</text:p>
          </table:table-cell>
          <table:table-cell/>
          <table:table-cell table:formula="of:=MIN(c_reac*v_reac;no_preactif + ctitrant*[.A105]*5)/(Vt+[.A105])" office:value-type="float" office:value="0.00826446280991736" calcext:value-type="float">
            <text:p>0,00826446</text:p>
          </table:table-cell>
          <table:table-cell table:formula="of:=no_stitre/(Vt+[.A105])" office:value-type="float" office:value="0.000826446280991736" calcext:value-type="float">
            <text:p>0,00082645</text:p>
          </table:table-cell>
          <table:table-cell table:formula="of:=ctitrant*[.A105]*1/(Vt+[.A105])" office:value-type="float" office:value="0.00140495867768595" calcext:value-type="float">
            <text:p>0,00140496</text:p>
          </table:table-cell>
          <table:table-cell table:formula="of:=no_sexc/(Vt+[.A105])" office:value-type="float" office:value="0.0826446280991736" calcext:value-type="float">
            <text:p>0,08264463</text:p>
          </table:table-cell>
          <table:table-cell table:formula="of:=no_sreactif/(Vt+[.A105])" office:value-type="float" office:value="0.0165289256198347" calcext:value-type="float">
            <text:p>0,01652893</text:p>
          </table:table-cell>
          <table:table-cell table:formula="of:=[.D105]" office:value-type="float" office:value="0.0720661157026181" calcext:value-type="float">
            <text:p>7,207E-02</text:p>
          </table:table-cell>
          <table:table-cell table:formula="of:=0.00000000000001/[.D105]" office:value-type="float" office:value="0.000000000000138761467889641" calcext:value-type="float">
            <text:p>1,39E-13</text:p>
          </table:table-cell>
          <table:table-cell table:formula="of:=-LOG([.D105])" office:value-type="float" office:value="1.14226888538305" calcext:value-type="float">
            <text:p>1,14226889</text:p>
          </table:table-cell>
          <table:table-cell table:formula="of:=-[.B105] - [.C105] + 2*[.E105] + 2*[.G105] + 3*[.I105] + 2*[.J105] + [.K105] - [.L105] - [.M105]" office:value-type="float" office:value="-0.0720661157024794" calcext:value-type="float">
            <text:p>-0,07206612</text:p>
          </table:table-cell>
          <table:table-cell table:formula="of:=[.B105]*[.B$13]+[.C105]*[.C$13]+[.E105]*[.E$13]+[.F105]*[.F$13]+[.G105]*[.G$13]+[.I105]*[.I$13]+[.J105]*[.J$13]+[.K105]*[.K$13]+[.L105]*[.L$13]+[.D105]*[.D$13]+[.O105]*[.O$13]" office:value-type="float" office:value="3.34443801653654" calcext:value-type="float">
            <text:p>3,34443801653654</text:p>
          </table:table-cell>
          <table:table-cell/>
        </table:table-row>
        <table:table-row table:style-name="ro1">
          <table:table-cell table:formula="of:=[.A105]+dV" office:value-type="float" office:value="8.59999999999999" calcext:value-type="float">
            <text:p>8,60000000</text:p>
          </table:table-cell>
          <table:table-cell office:value-type="float" office:value="0" calcext:value-type="float">
            <text:p>0,00000000</text:p>
          </table:table-cell>
          <table:table-cell table:formula="of:=IF([.E106]&gt;0;0;ctitrant*[.A106]-no_reactif/5)/(Vt+[.A106])" office:value-type="float" office:value="0.000759075907590758" calcext:value-type="float">
            <text:p>0,00075908</text:p>
          </table:table-cell>
          <table:table-cell table:formula="of:=(-[.Q106]+SQRT([.Q106]*[.Q106]+0.00000000000004))/2" office:value-type="float" office:value="0.0719471947196109" calcext:value-type="float">
            <text:p>7,195E-02</text:p>
          </table:table-cell>
          <table:table-cell table:formula="of:=MAX(0;no_reactif-ctitrant*[.A106]*5)/(Vt+[.A106])" office:value-type="float" office:value="0" calcext:value-type="float">
            <text:p>0,00000000</text:p>
          </table:table-cell>
          <table:table-cell table:formula="of:=no_ptitre/(Vt+[.A106])" office:value-type="float" office:value="0.00165016501650165" calcext:value-type="float">
            <text:p>0,00165017</text:p>
          </table:table-cell>
          <table:table-cell table:formula="of:=IF([.E106]&gt;0;ctitrant*[.A106];no_titrant*1)/(Vt+[.A106])" office:value-type="float" office:value="0" calcext:value-type="float">
            <text:p>0,00000000</text:p>
          </table:table-cell>
          <table:table-cell/>
          <table:table-cell table:formula="of:=MIN(c_reac*v_reac;no_preactif + ctitrant*[.A106]*5)/(Vt+[.A106])" office:value-type="float" office:value="0.00825082508250825" calcext:value-type="float">
            <text:p>0,00825083</text:p>
          </table:table-cell>
          <table:table-cell table:formula="of:=no_stitre/(Vt+[.A106])" office:value-type="float" office:value="0.000825082508250825" calcext:value-type="float">
            <text:p>0,00082508</text:p>
          </table:table-cell>
          <table:table-cell table:formula="of:=ctitrant*[.A106]*1/(Vt+[.A106])" office:value-type="float" office:value="0.00141914191419142" calcext:value-type="float">
            <text:p>0,00141914</text:p>
          </table:table-cell>
          <table:table-cell table:formula="of:=no_sexc/(Vt+[.A106])" office:value-type="float" office:value="0.0825082508250825" calcext:value-type="float">
            <text:p>0,08250825</text:p>
          </table:table-cell>
          <table:table-cell table:formula="of:=no_sreactif/(Vt+[.A106])" office:value-type="float" office:value="0.0165016501650165" calcext:value-type="float">
            <text:p>0,01650165</text:p>
          </table:table-cell>
          <table:table-cell table:formula="of:=[.D106]" office:value-type="float" office:value="0.0719471947196109" calcext:value-type="float">
            <text:p>7,195E-02</text:p>
          </table:table-cell>
          <table:table-cell table:formula="of:=0.00000000000001/[.D106]" office:value-type="float" office:value="0.000000000000138990825687805" calcext:value-type="float">
            <text:p>1,39E-13</text:p>
          </table:table-cell>
          <table:table-cell table:formula="of:=-LOG([.D106])" office:value-type="float" office:value="1.14298613489686" calcext:value-type="float">
            <text:p>1,14298613</text:p>
          </table:table-cell>
          <table:table-cell table:formula="of:=-[.B106] - [.C106] + 2*[.E106] + 2*[.G106] + 3*[.I106] + 2*[.J106] + [.K106] - [.L106] - [.M106]" office:value-type="float" office:value="-0.071947194719472" calcext:value-type="float">
            <text:p>-0,07194719</text:p>
          </table:table-cell>
          <table:table-cell table:formula="of:=[.B106]*[.B$13]+[.C106]*[.C$13]+[.E106]*[.E$13]+[.F106]*[.F$13]+[.G106]*[.G$13]+[.I106]*[.I$13]+[.J106]*[.J$13]+[.K106]*[.K$13]+[.L106]*[.L$13]+[.D106]*[.D$13]+[.O106]*[.O$13]" office:value-type="float" office:value="3.33914191419905" calcext:value-type="float">
            <text:p>3,33914191419905</text:p>
          </table:table-cell>
          <table:table-cell/>
        </table:table-row>
        <table:table-row table:style-name="ro1">
          <table:table-cell table:formula="of:=[.A106]+dV" office:value-type="float" office:value="8.69999999999999" calcext:value-type="float">
            <text:p>8,70000000</text:p>
          </table:table-cell>
          <table:table-cell office:value-type="float" office:value="0" calcext:value-type="float">
            <text:p>0,00000000</text:p>
          </table:table-cell>
          <table:table-cell table:formula="of:=IF([.E107]&gt;0;0;ctitrant*[.A107]-no_reactif/5)/(Vt+[.A107])" office:value-type="float" office:value="0.000774299835255353" calcext:value-type="float">
            <text:p>0,00077430</text:p>
          </table:table-cell>
          <table:table-cell table:formula="of:=(-[.Q107]+SQRT([.Q107]*[.Q107]+0.00000000000004))/2" office:value-type="float" office:value="0.0718286655685083" calcext:value-type="float">
            <text:p>7,183E-02</text:p>
          </table:table-cell>
          <table:table-cell table:formula="of:=MAX(0;no_reactif-ctitrant*[.A107]*5)/(Vt+[.A107])" office:value-type="float" office:value="0" calcext:value-type="float">
            <text:p>0,00000000</text:p>
          </table:table-cell>
          <table:table-cell table:formula="of:=no_ptitre/(Vt+[.A107])" office:value-type="float" office:value="0.00164744645799012" calcext:value-type="float">
            <text:p>0,00164745</text:p>
          </table:table-cell>
          <table:table-cell table:formula="of:=IF([.E107]&gt;0;ctitrant*[.A107];no_titrant*1)/(Vt+[.A107])" office:value-type="float" office:value="0" calcext:value-type="float">
            <text:p>0,00000000</text:p>
          </table:table-cell>
          <table:table-cell/>
          <table:table-cell table:formula="of:=MIN(c_reac*v_reac;no_preactif + ctitrant*[.A107]*5)/(Vt+[.A107])" office:value-type="float" office:value="0.00823723228995058" calcext:value-type="float">
            <text:p>0,00823723</text:p>
          </table:table-cell>
          <table:table-cell table:formula="of:=no_stitre/(Vt+[.A107])" office:value-type="float" office:value="0.000823723228995058" calcext:value-type="float">
            <text:p>0,00082372</text:p>
          </table:table-cell>
          <table:table-cell table:formula="of:=ctitrant*[.A107]*1/(Vt+[.A107])" office:value-type="float" office:value="0.0014332784184514" calcext:value-type="float">
            <text:p>0,00143328</text:p>
          </table:table-cell>
          <table:table-cell table:formula="of:=no_sexc/(Vt+[.A107])" office:value-type="float" office:value="0.0823723228995058" calcext:value-type="float">
            <text:p>0,08237232</text:p>
          </table:table-cell>
          <table:table-cell table:formula="of:=no_sreactif/(Vt+[.A107])" office:value-type="float" office:value="0.0164744645799012" calcext:value-type="float">
            <text:p>0,01647446</text:p>
          </table:table-cell>
          <table:table-cell table:formula="of:=[.D107]" office:value-type="float" office:value="0.0718286655685083" calcext:value-type="float">
            <text:p>7,183E-02</text:p>
          </table:table-cell>
          <table:table-cell table:formula="of:=0.00000000000001/[.D107]" office:value-type="float" office:value="0.000000000000139220183485969" calcext:value-type="float">
            <text:p>1,39E-13</text:p>
          </table:table-cell>
          <table:table-cell table:formula="of:=-LOG([.D107])" office:value-type="float" office:value="1.14370220180583" calcext:value-type="float">
            <text:p>1,14370220</text:p>
          </table:table-cell>
          <table:table-cell table:formula="of:=-[.B107] - [.C107] + 2*[.E107] + 2*[.G107] + 3*[.I107] + 2*[.J107] + [.K107] - [.L107] - [.M107]" office:value-type="float" office:value="-0.0718286655683691" calcext:value-type="float">
            <text:p>-0,07182867</text:p>
          </table:table-cell>
          <table:table-cell table:formula="of:=[.B107]*[.B$13]+[.C107]*[.C$13]+[.E107]*[.E$13]+[.F107]*[.F$13]+[.G107]*[.G$13]+[.I107]*[.I$13]+[.J107]*[.J$13]+[.K107]*[.K$13]+[.L107]*[.L$13]+[.D107]*[.D$13]+[.O107]*[.O$13]" office:value-type="float" office:value="3.33386326195163" calcext:value-type="float">
            <text:p>3,33386326195163</text:p>
          </table:table-cell>
          <table:table-cell/>
        </table:table-row>
        <table:table-row table:style-name="ro1">
          <table:table-cell table:formula="of:=[.A107]+dV" office:value-type="float" office:value="8.79999999999999" calcext:value-type="float">
            <text:p>8,80000000</text:p>
          </table:table-cell>
          <table:table-cell office:value-type="float" office:value="0" calcext:value-type="float">
            <text:p>0,00000000</text:p>
          </table:table-cell>
          <table:table-cell table:formula="of:=IF([.E108]&gt;0;0;ctitrant*[.A108]-no_reactif/5)/(Vt+[.A108])" office:value-type="float" office:value="0.000789473684210525" calcext:value-type="float">
            <text:p>0,00078947</text:p>
          </table:table-cell>
          <table:table-cell table:formula="of:=(-[.Q108]+SQRT([.Q108]*[.Q108]+0.00000000000004))/2" office:value-type="float" office:value="0.071710526315929" calcext:value-type="float">
            <text:p>7,171E-02</text:p>
          </table:table-cell>
          <table:table-cell table:formula="of:=MAX(0;no_reactif-ctitrant*[.A108]*5)/(Vt+[.A108])" office:value-type="float" office:value="0" calcext:value-type="float">
            <text:p>0,00000000</text:p>
          </table:table-cell>
          <table:table-cell table:formula="of:=no_ptitre/(Vt+[.A108])" office:value-type="float" office:value="0.00164473684210526" calcext:value-type="float">
            <text:p>0,00164474</text:p>
          </table:table-cell>
          <table:table-cell table:formula="of:=IF([.E108]&gt;0;ctitrant*[.A108];no_titrant*1)/(Vt+[.A108])" office:value-type="float" office:value="0" calcext:value-type="float">
            <text:p>0,00000000</text:p>
          </table:table-cell>
          <table:table-cell/>
          <table:table-cell table:formula="of:=MIN(c_reac*v_reac;no_preactif + ctitrant*[.A108]*5)/(Vt+[.A108])" office:value-type="float" office:value="0.00822368421052632" calcext:value-type="float">
            <text:p>0,00822368</text:p>
          </table:table-cell>
          <table:table-cell table:formula="of:=no_stitre/(Vt+[.A108])" office:value-type="float" office:value="0.000822368421052632" calcext:value-type="float">
            <text:p>0,00082237</text:p>
          </table:table-cell>
          <table:table-cell table:formula="of:=ctitrant*[.A108]*1/(Vt+[.A108])" office:value-type="float" office:value="0.00144736842105263" calcext:value-type="float">
            <text:p>0,00144737</text:p>
          </table:table-cell>
          <table:table-cell table:formula="of:=no_sexc/(Vt+[.A108])" office:value-type="float" office:value="0.0822368421052632" calcext:value-type="float">
            <text:p>0,08223684</text:p>
          </table:table-cell>
          <table:table-cell table:formula="of:=no_sreactif/(Vt+[.A108])" office:value-type="float" office:value="0.0164473684210526" calcext:value-type="float">
            <text:p>0,01644737</text:p>
          </table:table-cell>
          <table:table-cell table:formula="of:=[.D108]" office:value-type="float" office:value="0.071710526315929" calcext:value-type="float">
            <text:p>7,171E-02</text:p>
          </table:table-cell>
          <table:table-cell table:formula="of:=0.00000000000001/[.D108]" office:value-type="float" office:value="0.000000000000139449541284132" calcext:value-type="float">
            <text:p>1,39E-13</text:p>
          </table:table-cell>
          <table:table-cell table:formula="of:=-LOG([.D108])" office:value-type="float" office:value="1.1444170900033" calcext:value-type="float">
            <text:p>1,14441709</text:p>
          </table:table-cell>
          <table:table-cell table:formula="of:=-[.B108] - [.C108] + 2*[.E108] + 2*[.G108] + 3*[.I108] + 2*[.J108] + [.K108] - [.L108] - [.M108]" office:value-type="float" office:value="-0.0717105263157895" calcext:value-type="float">
            <text:p>-0,07171053</text:p>
          </table:table-cell>
          <table:table-cell table:formula="of:=[.B108]*[.B$13]+[.C108]*[.C$13]+[.E108]*[.E$13]+[.F108]*[.F$13]+[.G108]*[.G$13]+[.I108]*[.I$13]+[.J108]*[.J$13]+[.K108]*[.K$13]+[.L108]*[.L$13]+[.D108]*[.D$13]+[.O108]*[.O$13]" office:value-type="float" office:value="3.32860197369187" calcext:value-type="float">
            <text:p>3,32860197369187</text:p>
          </table:table-cell>
          <table:table-cell/>
        </table:table-row>
        <table:table-row table:style-name="ro1">
          <table:table-cell table:formula="of:=[.A108]+dV" office:value-type="float" office:value="8.89999999999998" calcext:value-type="float">
            <text:p>8,90000000</text:p>
          </table:table-cell>
          <table:table-cell office:value-type="float" office:value="0" calcext:value-type="float">
            <text:p>0,00000000</text:p>
          </table:table-cell>
          <table:table-cell table:formula="of:=IF([.E109]&gt;0;0;ctitrant*[.A109]-no_reactif/5)/(Vt+[.A109])" office:value-type="float" office:value="0.000804597701149423" calcext:value-type="float">
            <text:p>0,00080460</text:p>
          </table:table-cell>
          <table:table-cell table:formula="of:=(-[.Q109]+SQRT([.Q109]*[.Q109]+0.00000000000004))/2" office:value-type="float" office:value="0.0715927750411906" calcext:value-type="float">
            <text:p>7,159E-02</text:p>
          </table:table-cell>
          <table:table-cell table:formula="of:=MAX(0;no_reactif-ctitrant*[.A109]*5)/(Vt+[.A109])" office:value-type="float" office:value="0" calcext:value-type="float">
            <text:p>0,00000000</text:p>
          </table:table-cell>
          <table:table-cell table:formula="of:=no_ptitre/(Vt+[.A109])" office:value-type="float" office:value="0.00164203612479475" calcext:value-type="float">
            <text:p>0,00164204</text:p>
          </table:table-cell>
          <table:table-cell table:formula="of:=IF([.E109]&gt;0;ctitrant*[.A109];no_titrant*1)/(Vt+[.A109])" office:value-type="float" office:value="0" calcext:value-type="float">
            <text:p>0,00000000</text:p>
          </table:table-cell>
          <table:table-cell/>
          <table:table-cell table:formula="of:=MIN(c_reac*v_reac;no_preactif + ctitrant*[.A109]*5)/(Vt+[.A109])" office:value-type="float" office:value="0.00821018062397373" calcext:value-type="float">
            <text:p>0,00821018</text:p>
          </table:table-cell>
          <table:table-cell table:formula="of:=no_stitre/(Vt+[.A109])" office:value-type="float" office:value="0.000821018062397373" calcext:value-type="float">
            <text:p>0,00082102</text:p>
          </table:table-cell>
          <table:table-cell table:formula="of:=ctitrant*[.A109]*1/(Vt+[.A109])" office:value-type="float" office:value="0.00146141215106732" calcext:value-type="float">
            <text:p>0,00146141</text:p>
          </table:table-cell>
          <table:table-cell table:formula="of:=no_sexc/(Vt+[.A109])" office:value-type="float" office:value="0.0821018062397373" calcext:value-type="float">
            <text:p>0,08210181</text:p>
          </table:table-cell>
          <table:table-cell table:formula="of:=no_sreactif/(Vt+[.A109])" office:value-type="float" office:value="0.0164203612479475" calcext:value-type="float">
            <text:p>0,01642036</text:p>
          </table:table-cell>
          <table:table-cell table:formula="of:=[.D109]" office:value-type="float" office:value="0.0715927750411906" calcext:value-type="float">
            <text:p>7,159E-02</text:p>
          </table:table-cell>
          <table:table-cell table:formula="of:=0.00000000000001/[.D109]" office:value-type="float" office:value="0.000000000000139678899082296" calcext:value-type="float">
            <text:p>1,40E-13</text:p>
          </table:table-cell>
          <table:table-cell table:formula="of:=-LOG([.D109])" office:value-type="float" office:value="1.14513080336344" calcext:value-type="float">
            <text:p>1,14513080</text:p>
          </table:table-cell>
          <table:table-cell table:formula="of:=-[.B109] - [.C109] + 2*[.E109] + 2*[.G109] + 3*[.I109] + 2*[.J109] + [.K109] - [.L109] - [.M109]" office:value-type="float" office:value="-0.0715927750410509" calcext:value-type="float">
            <text:p>-0,07159278</text:p>
          </table:table-cell>
          <table:table-cell table:formula="of:=[.B109]*[.B$13]+[.C109]*[.C$13]+[.E109]*[.E$13]+[.F109]*[.F$13]+[.G109]*[.G$13]+[.I109]*[.I$13]+[.J109]*[.J$13]+[.K109]*[.K$13]+[.L109]*[.L$13]+[.D109]*[.D$13]+[.O109]*[.O$13]" office:value-type="float" office:value="3.32335796388287" calcext:value-type="float">
            <text:p>3,32335796388287</text:p>
          </table:table-cell>
          <table:table-cell/>
        </table:table-row>
        <table:table-row table:style-name="ro1">
          <table:table-cell table:formula="of:=[.A109]+dV" office:value-type="float" office:value="8.99999999999998" calcext:value-type="float">
            <text:p>9,00000000</text:p>
          </table:table-cell>
          <table:table-cell office:value-type="float" office:value="0" calcext:value-type="float">
            <text:p>0,00000000</text:p>
          </table:table-cell>
          <table:table-cell table:formula="of:=IF([.E110]&gt;0;0;ctitrant*[.A110]-no_reactif/5)/(Vt+[.A110])" office:value-type="float" office:value="0.000819672131147538" calcext:value-type="float">
            <text:p>0,00081967</text:p>
          </table:table-cell>
          <table:table-cell table:formula="of:=(-[.Q110]+SQRT([.Q110]*[.Q110]+0.00000000000004))/2" office:value-type="float" office:value="0.0714754098362055" calcext:value-type="float">
            <text:p>7,148E-02</text:p>
          </table:table-cell>
          <table:table-cell table:formula="of:=MAX(0;no_reactif-ctitrant*[.A110]*5)/(Vt+[.A110])" office:value-type="float" office:value="0" calcext:value-type="float">
            <text:p>0,00000000</text:p>
          </table:table-cell>
          <table:table-cell table:formula="of:=no_ptitre/(Vt+[.A110])" office:value-type="float" office:value="0.00163934426229508" calcext:value-type="float">
            <text:p>0,00163934</text:p>
          </table:table-cell>
          <table:table-cell table:formula="of:=IF([.E110]&gt;0;ctitrant*[.A110];no_titrant*1)/(Vt+[.A110])" office:value-type="float" office:value="0" calcext:value-type="float">
            <text:p>0,00000000</text:p>
          </table:table-cell>
          <table:table-cell/>
          <table:table-cell table:formula="of:=MIN(c_reac*v_reac;no_preactif + ctitrant*[.A110]*5)/(Vt+[.A110])" office:value-type="float" office:value="0.00819672131147541" calcext:value-type="float">
            <text:p>0,00819672</text:p>
          </table:table-cell>
          <table:table-cell table:formula="of:=no_stitre/(Vt+[.A110])" office:value-type="float" office:value="0.000819672131147541" calcext:value-type="float">
            <text:p>0,00081967</text:p>
          </table:table-cell>
          <table:table-cell table:formula="of:=ctitrant*[.A110]*1/(Vt+[.A110])" office:value-type="float" office:value="0.00147540983606557" calcext:value-type="float">
            <text:p>0,00147541</text:p>
          </table:table-cell>
          <table:table-cell table:formula="of:=no_sexc/(Vt+[.A110])" office:value-type="float" office:value="0.0819672131147541" calcext:value-type="float">
            <text:p>0,08196721</text:p>
          </table:table-cell>
          <table:table-cell table:formula="of:=no_sreactif/(Vt+[.A110])" office:value-type="float" office:value="0.0163934426229508" calcext:value-type="float">
            <text:p>0,01639344</text:p>
          </table:table-cell>
          <table:table-cell table:formula="of:=[.D110]" office:value-type="float" office:value="0.0714754098362055" calcext:value-type="float">
            <text:p>7,148E-02</text:p>
          </table:table-cell>
          <table:table-cell table:formula="of:=0.00000000000001/[.D110]" office:value-type="float" office:value="0.00000000000013990825688046" calcext:value-type="float">
            <text:p>1,40E-13</text:p>
          </table:table-cell>
          <table:table-cell table:formula="of:=-LOG([.D110])" office:value-type="float" office:value="1.14584334574133" calcext:value-type="float">
            <text:p>1,14584335</text:p>
          </table:table-cell>
          <table:table-cell table:formula="of:=-[.B110] - [.C110] + 2*[.E110] + 2*[.G110] + 3*[.I110] + 2*[.J110] + [.K110] - [.L110] - [.M110]" office:value-type="float" office:value="-0.0714754098360656" calcext:value-type="float">
            <text:p>-0,07147541</text:p>
          </table:table-cell>
          <table:table-cell table:formula="of:=[.B110]*[.B$13]+[.C110]*[.C$13]+[.E110]*[.E$13]+[.F110]*[.F$13]+[.G110]*[.G$13]+[.I110]*[.I$13]+[.J110]*[.J$13]+[.K110]*[.K$13]+[.L110]*[.L$13]+[.D110]*[.D$13]+[.O110]*[.O$13]" office:value-type="float" office:value="3.31813114754866" calcext:value-type="float">
            <text:p>3,31813114754866</text:p>
          </table:table-cell>
          <table:table-cell/>
        </table:table-row>
        <table:table-row table:style-name="ro1">
          <table:table-cell table:formula="of:=[.A110]+dV" office:value-type="float" office:value="9.09999999999998" calcext:value-type="float">
            <text:p>9,10000000</text:p>
          </table:table-cell>
          <table:table-cell office:value-type="float" office:value="0" calcext:value-type="float">
            <text:p>0,00000000</text:p>
          </table:table-cell>
          <table:table-cell table:formula="of:=IF([.E111]&gt;0;0;ctitrant*[.A111]-no_reactif/5)/(Vt+[.A111])" office:value-type="float" office:value="0.000834697217675938" calcext:value-type="float">
            <text:p>0,00083470</text:p>
          </table:table-cell>
          <table:table-cell table:formula="of:=(-[.Q111]+SQRT([.Q111]*[.Q111]+0.00000000000004))/2" office:value-type="float" office:value="0.0713584288053775" calcext:value-type="float">
            <text:p>7,136E-02</text:p>
          </table:table-cell>
          <table:table-cell table:formula="of:=MAX(0;no_reactif-ctitrant*[.A111]*5)/(Vt+[.A111])" office:value-type="float" office:value="0" calcext:value-type="float">
            <text:p>0,00000000</text:p>
          </table:table-cell>
          <table:table-cell table:formula="of:=no_ptitre/(Vt+[.A111])" office:value-type="float" office:value="0.0016366612111293" calcext:value-type="float">
            <text:p>0,00163666</text:p>
          </table:table-cell>
          <table:table-cell table:formula="of:=IF([.E111]&gt;0;ctitrant*[.A111];no_titrant*1)/(Vt+[.A111])" office:value-type="float" office:value="0" calcext:value-type="float">
            <text:p>0,00000000</text:p>
          </table:table-cell>
          <table:table-cell/>
          <table:table-cell table:formula="of:=MIN(c_reac*v_reac;no_preactif + ctitrant*[.A111]*5)/(Vt+[.A111])" office:value-type="float" office:value="0.00818330605564648" calcext:value-type="float">
            <text:p>0,00818331</text:p>
          </table:table-cell>
          <table:table-cell table:formula="of:=no_stitre/(Vt+[.A111])" office:value-type="float" office:value="0.000818330605564649" calcext:value-type="float">
            <text:p>0,00081833</text:p>
          </table:table-cell>
          <table:table-cell table:formula="of:=ctitrant*[.A111]*1/(Vt+[.A111])" office:value-type="float" office:value="0.00148936170212766" calcext:value-type="float">
            <text:p>0,00148936</text:p>
          </table:table-cell>
          <table:table-cell table:formula="of:=no_sexc/(Vt+[.A111])" office:value-type="float" office:value="0.0818330605564648" calcext:value-type="float">
            <text:p>0,08183306</text:p>
          </table:table-cell>
          <table:table-cell table:formula="of:=no_sreactif/(Vt+[.A111])" office:value-type="float" office:value="0.016366612111293" calcext:value-type="float">
            <text:p>0,01636661</text:p>
          </table:table-cell>
          <table:table-cell table:formula="of:=[.D111]" office:value-type="float" office:value="0.0713584288053775" calcext:value-type="float">
            <text:p>7,136E-02</text:p>
          </table:table-cell>
          <table:table-cell table:formula="of:=0.00000000000001/[.D111]" office:value-type="float" office:value="0.000000000000140137614678624" calcext:value-type="float">
            <text:p>1,40E-13</text:p>
          </table:table-cell>
          <table:table-cell table:formula="of:=-LOG([.D111])" office:value-type="float" office:value="1.14655472097312" calcext:value-type="float">
            <text:p>1,14655472</text:p>
          </table:table-cell>
          <table:table-cell table:formula="of:=-[.B111] - [.C111] + 2*[.E111] + 2*[.G111] + 3*[.I111] + 2*[.J111] + [.K111] - [.L111] - [.M111]" office:value-type="float" office:value="-0.0713584288052373" calcext:value-type="float">
            <text:p>-0,07135843</text:p>
          </table:table-cell>
          <table:table-cell table:formula="of:=[.B111]*[.B$13]+[.C111]*[.C$13]+[.E111]*[.E$13]+[.F111]*[.F$13]+[.G111]*[.G$13]+[.I111]*[.I$13]+[.J111]*[.J$13]+[.K111]*[.K$13]+[.L111]*[.L$13]+[.D111]*[.D$13]+[.O111]*[.O$13]" office:value-type="float" office:value="3.31292144026956" calcext:value-type="float">
            <text:p>3,31292144026956</text:p>
          </table:table-cell>
          <table:table-cell/>
        </table:table-row>
        <table:table-row table:style-name="ro1">
          <table:table-cell table:formula="of:=[.A111]+dV" office:value-type="float" office:value="9.19999999999998" calcext:value-type="float">
            <text:p>9,20000000</text:p>
          </table:table-cell>
          <table:table-cell office:value-type="float" office:value="0" calcext:value-type="float">
            <text:p>0,00000000</text:p>
          </table:table-cell>
          <table:table-cell table:formula="of:=IF([.E112]&gt;0;0;ctitrant*[.A112]-no_reactif/5)/(Vt+[.A112])" office:value-type="float" office:value="0.000849673202614376" calcext:value-type="float">
            <text:p>0,00084967</text:p>
          </table:table-cell>
          <table:table-cell table:formula="of:=(-[.Q112]+SQRT([.Q112]*[.Q112]+0.00000000000004))/2" office:value-type="float" office:value="0.0712418300654999" calcext:value-type="float">
            <text:p>7,124E-02</text:p>
          </table:table-cell>
          <table:table-cell table:formula="of:=MAX(0;no_reactif-ctitrant*[.A112]*5)/(Vt+[.A112])" office:value-type="float" office:value="0" calcext:value-type="float">
            <text:p>0,00000000</text:p>
          </table:table-cell>
          <table:table-cell table:formula="of:=no_ptitre/(Vt+[.A112])" office:value-type="float" office:value="0.00163398692810458" calcext:value-type="float">
            <text:p>0,00163399</text:p>
          </table:table-cell>
          <table:table-cell table:formula="of:=IF([.E112]&gt;0;ctitrant*[.A112];no_titrant*1)/(Vt+[.A112])" office:value-type="float" office:value="0" calcext:value-type="float">
            <text:p>0,00000000</text:p>
          </table:table-cell>
          <table:table-cell/>
          <table:table-cell table:formula="of:=MIN(c_reac*v_reac;no_preactif + ctitrant*[.A112]*5)/(Vt+[.A112])" office:value-type="float" office:value="0.00816993464052288" calcext:value-type="float">
            <text:p>0,00816993</text:p>
          </table:table-cell>
          <table:table-cell table:formula="of:=no_stitre/(Vt+[.A112])" office:value-type="float" office:value="0.000816993464052288" calcext:value-type="float">
            <text:p>0,00081699</text:p>
          </table:table-cell>
          <table:table-cell table:formula="of:=ctitrant*[.A112]*1/(Vt+[.A112])" office:value-type="float" office:value="0.00150326797385621" calcext:value-type="float">
            <text:p>0,00150327</text:p>
          </table:table-cell>
          <table:table-cell table:formula="of:=no_sexc/(Vt+[.A112])" office:value-type="float" office:value="0.0816993464052288" calcext:value-type="float">
            <text:p>0,08169935</text:p>
          </table:table-cell>
          <table:table-cell table:formula="of:=no_sreactif/(Vt+[.A112])" office:value-type="float" office:value="0.0163398692810458" calcext:value-type="float">
            <text:p>0,01633987</text:p>
          </table:table-cell>
          <table:table-cell table:formula="of:=[.D112]" office:value-type="float" office:value="0.0712418300654999" calcext:value-type="float">
            <text:p>7,124E-02</text:p>
          </table:table-cell>
          <table:table-cell table:formula="of:=0.00000000000001/[.D112]" office:value-type="float" office:value="0.000000000000140366972476788" calcext:value-type="float">
            <text:p>1,40E-13</text:p>
          </table:table-cell>
          <table:table-cell table:formula="of:=-LOG([.D112])" office:value-type="float" office:value="1.14726493287612" calcext:value-type="float">
            <text:p>1,14726493</text:p>
          </table:table-cell>
          <table:table-cell table:formula="of:=-[.B112] - [.C112] + 2*[.E112] + 2*[.G112] + 3*[.I112] + 2*[.J112] + [.K112] - [.L112] - [.M112]" office:value-type="float" office:value="-0.0712418300653595" calcext:value-type="float">
            <text:p>-0,07124183</text:p>
          </table:table-cell>
          <table:table-cell table:formula="of:=[.B112]*[.B$13]+[.C112]*[.C$13]+[.E112]*[.E$13]+[.F112]*[.F$13]+[.G112]*[.G$13]+[.I112]*[.I$13]+[.J112]*[.J$13]+[.K112]*[.K$13]+[.L112]*[.L$13]+[.D112]*[.D$13]+[.O112]*[.O$13]" office:value-type="float" office:value="3.30772875817764" calcext:value-type="float">
            <text:p>3,30772875817764</text:p>
          </table:table-cell>
          <table:table-cell/>
        </table:table-row>
        <table:table-row table:style-name="ro1">
          <table:table-cell table:formula="of:=[.A112]+dV" office:value-type="float" office:value="9.29999999999998" calcext:value-type="float">
            <text:p>9,30000000</text:p>
          </table:table-cell>
          <table:table-cell office:value-type="float" office:value="0" calcext:value-type="float">
            <text:p>0,00000000</text:p>
          </table:table-cell>
          <table:table-cell table:formula="of:=IF([.E113]&gt;0;0;ctitrant*[.A113]-no_reactif/5)/(Vt+[.A113])" office:value-type="float" office:value="0.000864600326264271" calcext:value-type="float">
            <text:p>0,00086460</text:p>
          </table:table-cell>
          <table:table-cell table:formula="of:=(-[.Q113]+SQRT([.Q113]*[.Q113]+0.00000000000004))/2" office:value-type="float" office:value="0.0711256117456545" calcext:value-type="float">
            <text:p>7,113E-02</text:p>
          </table:table-cell>
          <table:table-cell table:formula="of:=MAX(0;no_reactif-ctitrant*[.A113]*5)/(Vt+[.A113])" office:value-type="float" office:value="0" calcext:value-type="float">
            <text:p>0,00000000</text:p>
          </table:table-cell>
          <table:table-cell table:formula="of:=no_ptitre/(Vt+[.A113])" office:value-type="float" office:value="0.00163132137030995" calcext:value-type="float">
            <text:p>0,00163132</text:p>
          </table:table-cell>
          <table:table-cell table:formula="of:=IF([.E113]&gt;0;ctitrant*[.A113];no_titrant*1)/(Vt+[.A113])" office:value-type="float" office:value="0" calcext:value-type="float">
            <text:p>0,00000000</text:p>
          </table:table-cell>
          <table:table-cell/>
          <table:table-cell table:formula="of:=MIN(c_reac*v_reac;no_preactif + ctitrant*[.A113]*5)/(Vt+[.A113])" office:value-type="float" office:value="0.00815660685154976" calcext:value-type="float">
            <text:p>0,00815661</text:p>
          </table:table-cell>
          <table:table-cell table:formula="of:=no_stitre/(Vt+[.A113])" office:value-type="float" office:value="0.000815660685154976" calcext:value-type="float">
            <text:p>0,00081566</text:p>
          </table:table-cell>
          <table:table-cell table:formula="of:=ctitrant*[.A113]*1/(Vt+[.A113])" office:value-type="float" office:value="0.00151712887438825" calcext:value-type="float">
            <text:p>0,00151713</text:p>
          </table:table-cell>
          <table:table-cell table:formula="of:=no_sexc/(Vt+[.A113])" office:value-type="float" office:value="0.0815660685154976" calcext:value-type="float">
            <text:p>0,08156607</text:p>
          </table:table-cell>
          <table:table-cell table:formula="of:=no_sreactif/(Vt+[.A113])" office:value-type="float" office:value="0.0163132137030995" calcext:value-type="float">
            <text:p>0,01631321</text:p>
          </table:table-cell>
          <table:table-cell table:formula="of:=[.D113]" office:value-type="float" office:value="0.0711256117456545" calcext:value-type="float">
            <text:p>7,113E-02</text:p>
          </table:table-cell>
          <table:table-cell table:formula="of:=0.00000000000001/[.D113]" office:value-type="float" office:value="0.000000000000140596330274951" calcext:value-type="float">
            <text:p>1,41E-13</text:p>
          </table:table-cell>
          <table:table-cell table:formula="of:=-LOG([.D113])" office:value-type="float" office:value="1.14797398524897" calcext:value-type="float">
            <text:p>1,14797399</text:p>
          </table:table-cell>
          <table:table-cell table:formula="of:=-[.B113] - [.C113] + 2*[.E113] + 2*[.G113] + 3*[.I113] + 2*[.J113] + [.K113] - [.L113] - [.M113]" office:value-type="float" office:value="-0.0711256117455139" calcext:value-type="float">
            <text:p>-0,07112561</text:p>
          </table:table-cell>
          <table:table-cell table:formula="of:=[.B113]*[.B$13]+[.C113]*[.C$13]+[.E113]*[.E$13]+[.F113]*[.F$13]+[.G113]*[.G$13]+[.I113]*[.I$13]+[.J113]*[.J$13]+[.K113]*[.K$13]+[.L113]*[.L$13]+[.D113]*[.D$13]+[.O113]*[.O$13]" office:value-type="float" office:value="3.30255301795226" calcext:value-type="float">
            <text:p>3,30255301795226</text:p>
          </table:table-cell>
          <table:table-cell/>
        </table:table-row>
        <table:table-row table:style-name="ro1">
          <table:table-cell table:formula="of:=[.A113]+dV" office:value-type="float" office:value="9.39999999999998" calcext:value-type="float">
            <text:p>9,40000000</text:p>
          </table:table-cell>
          <table:table-cell office:value-type="float" office:value="0" calcext:value-type="float">
            <text:p>0,00000000</text:p>
          </table:table-cell>
          <table:table-cell table:formula="of:=IF([.E114]&gt;0;0;ctitrant*[.A114]-no_reactif/5)/(Vt+[.A114])" office:value-type="float" office:value="0.000879478827361561" calcext:value-type="float">
            <text:p>0,00087948</text:p>
          </table:table-cell>
          <table:table-cell table:formula="of:=(-[.Q114]+SQRT([.Q114]*[.Q114]+0.00000000000004))/2" office:value-type="float" office:value="0.0710097719871115" calcext:value-type="float">
            <text:p>7,101E-02</text:p>
          </table:table-cell>
          <table:table-cell table:formula="of:=MAX(0;no_reactif-ctitrant*[.A114]*5)/(Vt+[.A114])" office:value-type="float" office:value="0" calcext:value-type="float">
            <text:p>0,00000000</text:p>
          </table:table-cell>
          <table:table-cell table:formula="of:=no_ptitre/(Vt+[.A114])" office:value-type="float" office:value="0.00162866449511401" calcext:value-type="float">
            <text:p>0,00162866</text:p>
          </table:table-cell>
          <table:table-cell table:formula="of:=IF([.E114]&gt;0;ctitrant*[.A114];no_titrant*1)/(Vt+[.A114])" office:value-type="float" office:value="0" calcext:value-type="float">
            <text:p>0,00000000</text:p>
          </table:table-cell>
          <table:table-cell/>
          <table:table-cell table:formula="of:=MIN(c_reac*v_reac;no_preactif + ctitrant*[.A114]*5)/(Vt+[.A114])" office:value-type="float" office:value="0.00814332247557004" calcext:value-type="float">
            <text:p>0,00814332</text:p>
          </table:table-cell>
          <table:table-cell table:formula="of:=no_stitre/(Vt+[.A114])" office:value-type="float" office:value="0.000814332247557004" calcext:value-type="float">
            <text:p>0,00081433</text:p>
          </table:table-cell>
          <table:table-cell table:formula="of:=ctitrant*[.A114]*1/(Vt+[.A114])" office:value-type="float" office:value="0.00153094462540716" calcext:value-type="float">
            <text:p>0,00153094</text:p>
          </table:table-cell>
          <table:table-cell table:formula="of:=no_sexc/(Vt+[.A114])" office:value-type="float" office:value="0.0814332247557004" calcext:value-type="float">
            <text:p>0,08143322</text:p>
          </table:table-cell>
          <table:table-cell table:formula="of:=no_sreactif/(Vt+[.A114])" office:value-type="float" office:value="0.0162866449511401" calcext:value-type="float">
            <text:p>0,01628664</text:p>
          </table:table-cell>
          <table:table-cell table:formula="of:=[.D114]" office:value-type="float" office:value="0.0710097719871115" calcext:value-type="float">
            <text:p>7,101E-02</text:p>
          </table:table-cell>
          <table:table-cell table:formula="of:=0.00000000000001/[.D114]" office:value-type="float" office:value="0.000000000000140825688073115" calcext:value-type="float">
            <text:p>1,41E-13</text:p>
          </table:table-cell>
          <table:table-cell table:formula="of:=-LOG([.D114])" office:value-type="float" office:value="1.14868188187172" calcext:value-type="float">
            <text:p>1,14868188</text:p>
          </table:table-cell>
          <table:table-cell table:formula="of:=-[.B114] - [.C114] + 2*[.E114] + 2*[.G114] + 3*[.I114] + 2*[.J114] + [.K114] - [.L114] - [.M114]" office:value-type="float" office:value="-0.0710097719869707" calcext:value-type="float">
            <text:p>-0,07100977</text:p>
          </table:table-cell>
          <table:table-cell table:formula="of:=[.B114]*[.B$13]+[.C114]*[.C$13]+[.E114]*[.E$13]+[.F114]*[.F$13]+[.G114]*[.G$13]+[.I114]*[.I$13]+[.J114]*[.J$13]+[.K114]*[.K$13]+[.L114]*[.L$13]+[.D114]*[.D$13]+[.O114]*[.O$13]" office:value-type="float" office:value="3.29739413681555" calcext:value-type="float">
            <text:p>3,29739413681555</text:p>
          </table:table-cell>
          <table:table-cell/>
        </table:table-row>
        <table:table-row table:style-name="ro1">
          <table:table-cell table:formula="of:=[.A114]+dV" office:value-type="float" office:value="9.49999999999998" calcext:value-type="float">
            <text:p>9,50000000</text:p>
          </table:table-cell>
          <table:table-cell office:value-type="float" office:value="0" calcext:value-type="float">
            <text:p>0,00000000</text:p>
          </table:table-cell>
          <table:table-cell table:formula="of:=IF([.E115]&gt;0;0;ctitrant*[.A115]-no_reactif/5)/(Vt+[.A115])" office:value-type="float" office:value="0.000894308943089428" calcext:value-type="float">
            <text:p>0,00089431</text:p>
          </table:table-cell>
          <table:table-cell table:formula="of:=(-[.Q115]+SQRT([.Q115]*[.Q115]+0.00000000000004))/2" office:value-type="float" office:value="0.0708943089432305" calcext:value-type="float">
            <text:p>7,089E-02</text:p>
          </table:table-cell>
          <table:table-cell table:formula="of:=MAX(0;no_reactif-ctitrant*[.A115]*5)/(Vt+[.A115])" office:value-type="float" office:value="0" calcext:value-type="float">
            <text:p>0,00000000</text:p>
          </table:table-cell>
          <table:table-cell table:formula="of:=no_ptitre/(Vt+[.A115])" office:value-type="float" office:value="0.0016260162601626" calcext:value-type="float">
            <text:p>0,00162602</text:p>
          </table:table-cell>
          <table:table-cell table:formula="of:=IF([.E115]&gt;0;ctitrant*[.A115];no_titrant*1)/(Vt+[.A115])" office:value-type="float" office:value="0" calcext:value-type="float">
            <text:p>0,00000000</text:p>
          </table:table-cell>
          <table:table-cell/>
          <table:table-cell table:formula="of:=MIN(c_reac*v_reac;no_preactif + ctitrant*[.A115]*5)/(Vt+[.A115])" office:value-type="float" office:value="0.00813008130081301" calcext:value-type="float">
            <text:p>0,00813008</text:p>
          </table:table-cell>
          <table:table-cell table:formula="of:=no_stitre/(Vt+[.A115])" office:value-type="float" office:value="0.000813008130081301" calcext:value-type="float">
            <text:p>0,00081301</text:p>
          </table:table-cell>
          <table:table-cell table:formula="of:=ctitrant*[.A115]*1/(Vt+[.A115])" office:value-type="float" office:value="0.00154471544715447" calcext:value-type="float">
            <text:p>0,00154472</text:p>
          </table:table-cell>
          <table:table-cell table:formula="of:=no_sexc/(Vt+[.A115])" office:value-type="float" office:value="0.0813008130081301" calcext:value-type="float">
            <text:p>0,08130081</text:p>
          </table:table-cell>
          <table:table-cell table:formula="of:=no_sreactif/(Vt+[.A115])" office:value-type="float" office:value="0.016260162601626" calcext:value-type="float">
            <text:p>0,01626016</text:p>
          </table:table-cell>
          <table:table-cell table:formula="of:=[.D115]" office:value-type="float" office:value="0.0708943089432305" calcext:value-type="float">
            <text:p>7,089E-02</text:p>
          </table:table-cell>
          <table:table-cell table:formula="of:=0.00000000000001/[.D115]" office:value-type="float" office:value="0.000000000000141055045871279" calcext:value-type="float">
            <text:p>1,41E-13</text:p>
          </table:table-cell>
          <table:table-cell table:formula="of:=-LOG([.D115])" office:value-type="float" office:value="1.14938862650597" calcext:value-type="float">
            <text:p>1,14938863</text:p>
          </table:table-cell>
          <table:table-cell table:formula="of:=-[.B115] - [.C115] + 2*[.E115] + 2*[.G115] + 3*[.I115] + 2*[.J115] + [.K115] - [.L115] - [.M115]" office:value-type="float" office:value="-0.0708943089430895" calcext:value-type="float">
            <text:p>-0,07089431</text:p>
          </table:table-cell>
          <table:table-cell table:formula="of:=[.B115]*[.B$13]+[.C115]*[.C$13]+[.E115]*[.E$13]+[.F115]*[.F$13]+[.G115]*[.G$13]+[.I115]*[.I$13]+[.J115]*[.J$13]+[.K115]*[.K$13]+[.L115]*[.L$13]+[.D115]*[.D$13]+[.O115]*[.O$13]" office:value-type="float" office:value="3.29225203252807" calcext:value-type="float">
            <text:p>3,29225203252807</text:p>
          </table:table-cell>
          <table:table-cell/>
        </table:table-row>
        <table:table-row table:style-name="ro1">
          <table:table-cell table:formula="of:=[.A115]+dV" office:value-type="float" office:value="9.59999999999998" calcext:value-type="float">
            <text:p>9,60000000</text:p>
          </table:table-cell>
          <table:table-cell office:value-type="float" office:value="0" calcext:value-type="float">
            <text:p>0,00000000</text:p>
          </table:table-cell>
          <table:table-cell table:formula="of:=IF([.E116]&gt;0;0;ctitrant*[.A116]-no_reactif/5)/(Vt+[.A116])" office:value-type="float" office:value="0.000909090909090906" calcext:value-type="float">
            <text:p>0,00090909</text:p>
          </table:table-cell>
          <table:table-cell table:formula="of:=(-[.Q116]+SQRT([.Q116]*[.Q116]+0.00000000000004))/2" office:value-type="float" office:value="0.0707792207793621" calcext:value-type="float">
            <text:p>7,078E-02</text:p>
          </table:table-cell>
          <table:table-cell table:formula="of:=MAX(0;no_reactif-ctitrant*[.A116]*5)/(Vt+[.A116])" office:value-type="float" office:value="0" calcext:value-type="float">
            <text:p>0,00000000</text:p>
          </table:table-cell>
          <table:table-cell table:formula="of:=no_ptitre/(Vt+[.A116])" office:value-type="float" office:value="0.00162337662337662" calcext:value-type="float">
            <text:p>0,00162338</text:p>
          </table:table-cell>
          <table:table-cell table:formula="of:=IF([.E116]&gt;0;ctitrant*[.A116];no_titrant*1)/(Vt+[.A116])" office:value-type="float" office:value="0" calcext:value-type="float">
            <text:p>0,00000000</text:p>
          </table:table-cell>
          <table:table-cell/>
          <table:table-cell table:formula="of:=MIN(c_reac*v_reac;no_preactif + ctitrant*[.A116]*5)/(Vt+[.A116])" office:value-type="float" office:value="0.00811688311688312" calcext:value-type="float">
            <text:p>0,00811688</text:p>
          </table:table-cell>
          <table:table-cell table:formula="of:=no_stitre/(Vt+[.A116])" office:value-type="float" office:value="0.000811688311688312" calcext:value-type="float">
            <text:p>0,00081169</text:p>
          </table:table-cell>
          <table:table-cell table:formula="of:=ctitrant*[.A116]*1/(Vt+[.A116])" office:value-type="float" office:value="0.00155844155844156" calcext:value-type="float">
            <text:p>0,00155844</text:p>
          </table:table-cell>
          <table:table-cell table:formula="of:=no_sexc/(Vt+[.A116])" office:value-type="float" office:value="0.0811688311688312" calcext:value-type="float">
            <text:p>0,08116883</text:p>
          </table:table-cell>
          <table:table-cell table:formula="of:=no_sreactif/(Vt+[.A116])" office:value-type="float" office:value="0.0162337662337662" calcext:value-type="float">
            <text:p>0,01623377</text:p>
          </table:table-cell>
          <table:table-cell table:formula="of:=[.D116]" office:value-type="float" office:value="0.0707792207793621" calcext:value-type="float">
            <text:p>7,078E-02</text:p>
          </table:table-cell>
          <table:table-cell table:formula="of:=0.00000000000001/[.D116]" office:value-type="float" office:value="0.000000000000141284403669443" calcext:value-type="float">
            <text:p>1,41E-13</text:p>
          </table:table-cell>
          <table:table-cell table:formula="of:=-LOG([.D116])" office:value-type="float" office:value="1.15009422289497" calcext:value-type="float">
            <text:p>1,15009422</text:p>
          </table:table-cell>
          <table:table-cell table:formula="of:=-[.B116] - [.C116] + 2*[.E116] + 2*[.G116] + 3*[.I116] + 2*[.J116] + [.K116] - [.L116] - [.M116]" office:value-type="float" office:value="-0.0707792207792208" calcext:value-type="float">
            <text:p>-0,07077922</text:p>
          </table:table-cell>
          <table:table-cell table:formula="of:=[.B116]*[.B$13]+[.C116]*[.C$13]+[.E116]*[.E$13]+[.F116]*[.F$13]+[.G116]*[.G$13]+[.I116]*[.I$13]+[.J116]*[.J$13]+[.K116]*[.K$13]+[.L116]*[.L$13]+[.D116]*[.D$13]+[.O116]*[.O$13]" office:value-type="float" office:value="3.28712662338438" calcext:value-type="float">
            <text:p>3,28712662338438</text:p>
          </table:table-cell>
          <table:table-cell/>
        </table:table-row>
        <table:table-row table:style-name="ro1">
          <table:table-cell table:formula="of:=[.A116]+dV" office:value-type="float" office:value="9.69999999999998" calcext:value-type="float">
            <text:p>9,70000000</text:p>
          </table:table-cell>
          <table:table-cell office:value-type="float" office:value="0" calcext:value-type="float">
            <text:p>0,00000000</text:p>
          </table:table-cell>
          <table:table-cell table:formula="of:=IF([.E117]&gt;0;0;ctitrant*[.A117]-no_reactif/5)/(Vt+[.A117])" office:value-type="float" office:value="0.000923824959481359" calcext:value-type="float">
            <text:p>0,00092382</text:p>
          </table:table-cell>
          <table:table-cell table:formula="of:=(-[.Q117]+SQRT([.Q117]*[.Q117]+0.00000000000004))/2" office:value-type="float" office:value="0.0706645056727509" calcext:value-type="float">
            <text:p>7,066E-02</text:p>
          </table:table-cell>
          <table:table-cell table:formula="of:=MAX(0;no_reactif-ctitrant*[.A117]*5)/(Vt+[.A117])" office:value-type="float" office:value="0" calcext:value-type="float">
            <text:p>0,00000000</text:p>
          </table:table-cell>
          <table:table-cell table:formula="of:=no_ptitre/(Vt+[.A117])" office:value-type="float" office:value="0.00162074554294976" calcext:value-type="float">
            <text:p>0,00162075</text:p>
          </table:table-cell>
          <table:table-cell table:formula="of:=IF([.E117]&gt;0;ctitrant*[.A117];no_titrant*1)/(Vt+[.A117])" office:value-type="float" office:value="0" calcext:value-type="float">
            <text:p>0,00000000</text:p>
          </table:table-cell>
          <table:table-cell/>
          <table:table-cell table:formula="of:=MIN(c_reac*v_reac;no_preactif + ctitrant*[.A117]*5)/(Vt+[.A117])" office:value-type="float" office:value="0.00810372771474879" calcext:value-type="float">
            <text:p>0,00810373</text:p>
          </table:table-cell>
          <table:table-cell table:formula="of:=no_stitre/(Vt+[.A117])" office:value-type="float" office:value="0.000810372771474879" calcext:value-type="float">
            <text:p>0,00081037</text:p>
          </table:table-cell>
          <table:table-cell table:formula="of:=ctitrant*[.A117]*1/(Vt+[.A117])" office:value-type="float" office:value="0.00157212317666126" calcext:value-type="float">
            <text:p>0,00157212</text:p>
          </table:table-cell>
          <table:table-cell table:formula="of:=no_sexc/(Vt+[.A117])" office:value-type="float" office:value="0.0810372771474879" calcext:value-type="float">
            <text:p>0,08103728</text:p>
          </table:table-cell>
          <table:table-cell table:formula="of:=no_sreactif/(Vt+[.A117])" office:value-type="float" office:value="0.0162074554294976" calcext:value-type="float">
            <text:p>0,01620746</text:p>
          </table:table-cell>
          <table:table-cell table:formula="of:=[.D117]" office:value-type="float" office:value="0.0706645056727509" calcext:value-type="float">
            <text:p>7,066E-02</text:p>
          </table:table-cell>
          <table:table-cell table:formula="of:=0.00000000000001/[.D117]" office:value-type="float" office:value="0.000000000000141513761467606" calcext:value-type="float">
            <text:p>1,42E-13</text:p>
          </table:table-cell>
          <table:table-cell table:formula="of:=-LOG([.D117])" office:value-type="float" office:value="1.15079867476379" calcext:value-type="float">
            <text:p>1,15079867</text:p>
          </table:table-cell>
          <table:table-cell table:formula="of:=-[.B117] - [.C117] + 2*[.E117] + 2*[.G117] + 3*[.I117] + 2*[.J117] + [.K117] - [.L117] - [.M117]" office:value-type="float" office:value="-0.0706645056726094" calcext:value-type="float">
            <text:p>-0,07066451</text:p>
          </table:table-cell>
          <table:table-cell table:formula="of:=[.B117]*[.B$13]+[.C117]*[.C$13]+[.E117]*[.E$13]+[.F117]*[.F$13]+[.G117]*[.G$13]+[.I117]*[.I$13]+[.J117]*[.J$13]+[.K117]*[.K$13]+[.L117]*[.L$13]+[.D117]*[.D$13]+[.O117]*[.O$13]" office:value-type="float" office:value="3.28201782820874" calcext:value-type="float">
            <text:p>3,28201782820874</text:p>
          </table:table-cell>
          <table:table-cell/>
        </table:table-row>
        <table:table-row table:style-name="ro1">
          <table:table-cell table:formula="of:=[.A117]+dV" office:value-type="float" office:value="9.79999999999998" calcext:value-type="float">
            <text:p>9,80000000</text:p>
          </table:table-cell>
          <table:table-cell office:value-type="float" office:value="0" calcext:value-type="float">
            <text:p>0,00000000</text:p>
          </table:table-cell>
          <table:table-cell table:formula="of:=IF([.E118]&gt;0;0;ctitrant*[.A118]-no_reactif/5)/(Vt+[.A118])" office:value-type="float" office:value="0.000938511326860838" calcext:value-type="float">
            <text:p>0,00093851</text:p>
          </table:table-cell>
          <table:table-cell table:formula="of:=(-[.Q118]+SQRT([.Q118]*[.Q118]+0.00000000000004))/2" office:value-type="float" office:value="0.0705501618124395" calcext:value-type="float">
            <text:p>7,055E-02</text:p>
          </table:table-cell>
          <table:table-cell table:formula="of:=MAX(0;no_reactif-ctitrant*[.A118]*5)/(Vt+[.A118])" office:value-type="float" office:value="0" calcext:value-type="float">
            <text:p>0,00000000</text:p>
          </table:table-cell>
          <table:table-cell table:formula="of:=no_ptitre/(Vt+[.A118])" office:value-type="float" office:value="0.00161812297734628" calcext:value-type="float">
            <text:p>0,00161812</text:p>
          </table:table-cell>
          <table:table-cell table:formula="of:=IF([.E118]&gt;0;ctitrant*[.A118];no_titrant*1)/(Vt+[.A118])" office:value-type="float" office:value="0" calcext:value-type="float">
            <text:p>0,00000000</text:p>
          </table:table-cell>
          <table:table-cell/>
          <table:table-cell table:formula="of:=MIN(c_reac*v_reac;no_preactif + ctitrant*[.A118]*5)/(Vt+[.A118])" office:value-type="float" office:value="0.00809061488673139" calcext:value-type="float">
            <text:p>0,00809061</text:p>
          </table:table-cell>
          <table:table-cell table:formula="of:=no_stitre/(Vt+[.A118])" office:value-type="float" office:value="0.000809061488673139" calcext:value-type="float">
            <text:p>0,00080906</text:p>
          </table:table-cell>
          <table:table-cell table:formula="of:=ctitrant*[.A118]*1/(Vt+[.A118])" office:value-type="float" office:value="0.00158576051779935" calcext:value-type="float">
            <text:p>0,00158576</text:p>
          </table:table-cell>
          <table:table-cell table:formula="of:=no_sexc/(Vt+[.A118])" office:value-type="float" office:value="0.0809061488673139" calcext:value-type="float">
            <text:p>0,08090615</text:p>
          </table:table-cell>
          <table:table-cell table:formula="of:=no_sreactif/(Vt+[.A118])" office:value-type="float" office:value="0.0161812297734628" calcext:value-type="float">
            <text:p>0,01618123</text:p>
          </table:table-cell>
          <table:table-cell table:formula="of:=[.D118]" office:value-type="float" office:value="0.0705501618124395" calcext:value-type="float">
            <text:p>7,055E-02</text:p>
          </table:table-cell>
          <table:table-cell table:formula="of:=0.00000000000001/[.D118]" office:value-type="float" office:value="0.00000000000014174311926577" calcext:value-type="float">
            <text:p>1,42E-13</text:p>
          </table:table-cell>
          <table:table-cell table:formula="of:=-LOG([.D118])" office:value-type="float" office:value="1.15150198581936" calcext:value-type="float">
            <text:p>1,15150199</text:p>
          </table:table-cell>
          <table:table-cell table:formula="of:=-[.B118] - [.C118] + 2*[.E118] + 2*[.G118] + 3*[.I118] + 2*[.J118] + [.K118] - [.L118] - [.M118]" office:value-type="float" office:value="-0.0705501618122978" calcext:value-type="float">
            <text:p>-0,07055016</text:p>
          </table:table-cell>
          <table:table-cell table:formula="of:=[.B118]*[.B$13]+[.C118]*[.C$13]+[.E118]*[.E$13]+[.F118]*[.F$13]+[.G118]*[.G$13]+[.I118]*[.I$13]+[.J118]*[.J$13]+[.K118]*[.K$13]+[.L118]*[.L$13]+[.D118]*[.D$13]+[.O118]*[.O$13]" office:value-type="float" office:value="3.27692556635082" calcext:value-type="float">
            <text:p>3,27692556635082</text:p>
          </table:table-cell>
          <table:table-cell/>
        </table:table-row>
        <table:table-row table:style-name="ro1">
          <table:table-cell table:formula="of:=[.A118]+dV" office:value-type="float" office:value="9.89999999999998" calcext:value-type="float">
            <text:p>9,90000000</text:p>
          </table:table-cell>
          <table:table-cell office:value-type="float" office:value="0" calcext:value-type="float">
            <text:p>0,00000000</text:p>
          </table:table-cell>
          <table:table-cell table:formula="of:=IF([.E119]&gt;0;0;ctitrant*[.A119]-no_reactif/5)/(Vt+[.A119])" office:value-type="float" office:value="0.00095315024232633" calcext:value-type="float">
            <text:p>0,00095315</text:p>
          </table:table-cell>
          <table:table-cell table:formula="of:=(-[.Q119]+SQRT([.Q119]*[.Q119]+0.00000000000004))/2" office:value-type="float" office:value="0.0704361873991727" calcext:value-type="float">
            <text:p>7,044E-02</text:p>
          </table:table-cell>
          <table:table-cell table:formula="of:=MAX(0;no_reactif-ctitrant*[.A119]*5)/(Vt+[.A119])" office:value-type="float" office:value="0" calcext:value-type="float">
            <text:p>0,00000000</text:p>
          </table:table-cell>
          <table:table-cell table:formula="of:=no_ptitre/(Vt+[.A119])" office:value-type="float" office:value="0.00161550888529887" calcext:value-type="float">
            <text:p>0,00161551</text:p>
          </table:table-cell>
          <table:table-cell table:formula="of:=IF([.E119]&gt;0;ctitrant*[.A119];no_titrant*1)/(Vt+[.A119])" office:value-type="float" office:value="0" calcext:value-type="float">
            <text:p>0,00000000</text:p>
          </table:table-cell>
          <table:table-cell/>
          <table:table-cell table:formula="of:=MIN(c_reac*v_reac;no_preactif + ctitrant*[.A119]*5)/(Vt+[.A119])" office:value-type="float" office:value="0.00807754442649435" calcext:value-type="float">
            <text:p>0,00807754</text:p>
          </table:table-cell>
          <table:table-cell table:formula="of:=no_stitre/(Vt+[.A119])" office:value-type="float" office:value="0.000807754442649435" calcext:value-type="float">
            <text:p>0,00080775</text:p>
          </table:table-cell>
          <table:table-cell table:formula="of:=ctitrant*[.A119]*1/(Vt+[.A119])" office:value-type="float" office:value="0.00159935379644588" calcext:value-type="float">
            <text:p>0,00159935</text:p>
          </table:table-cell>
          <table:table-cell table:formula="of:=no_sexc/(Vt+[.A119])" office:value-type="float" office:value="0.0807754442649435" calcext:value-type="float">
            <text:p>0,08077544</text:p>
          </table:table-cell>
          <table:table-cell table:formula="of:=no_sreactif/(Vt+[.A119])" office:value-type="float" office:value="0.0161550888529887" calcext:value-type="float">
            <text:p>0,01615509</text:p>
          </table:table-cell>
          <table:table-cell table:formula="of:=[.D119]" office:value-type="float" office:value="0.0704361873991727" calcext:value-type="float">
            <text:p>7,044E-02</text:p>
          </table:table-cell>
          <table:table-cell table:formula="of:=0.00000000000001/[.D119]" office:value-type="float" office:value="0.000000000000141972477063934" calcext:value-type="float">
            <text:p>1,42E-13</text:p>
          </table:table-cell>
          <table:table-cell table:formula="of:=-LOG([.D119])" office:value-type="float" office:value="1.15220415975066" calcext:value-type="float">
            <text:p>1,15220416</text:p>
          </table:table-cell>
          <table:table-cell table:formula="of:=-[.B119] - [.C119] + 2*[.E119] + 2*[.G119] + 3*[.I119] + 2*[.J119] + [.K119] - [.L119] - [.M119]" office:value-type="float" office:value="-0.0704361873990307" calcext:value-type="float">
            <text:p>-0,07043619</text:p>
          </table:table-cell>
          <table:table-cell table:formula="of:=[.B119]*[.B$13]+[.C119]*[.C$13]+[.E119]*[.E$13]+[.F119]*[.F$13]+[.G119]*[.G$13]+[.I119]*[.I$13]+[.J119]*[.J$13]+[.K119]*[.K$13]+[.L119]*[.L$13]+[.D119]*[.D$13]+[.O119]*[.O$13]" office:value-type="float" office:value="3.27184975768146" calcext:value-type="float">
            <text:p>3,27184975768146</text:p>
          </table:table-cell>
          <table:table-cell/>
        </table:table-row>
        <table:table-row table:style-name="ro1">
          <table:table-cell table:formula="of:=[.A119]+dV" office:value-type="float" office:value="9.99999999999998" calcext:value-type="float">
            <text:p>10,00000000</text:p>
          </table:table-cell>
          <table:table-cell office:value-type="float" office:value="0" calcext:value-type="float">
            <text:p>0,00000000</text:p>
          </table:table-cell>
          <table:table-cell table:formula="of:=IF([.E120]&gt;0;0;ctitrant*[.A120]-no_reactif/5)/(Vt+[.A120])" office:value-type="float" office:value="0.000967741935483868" calcext:value-type="float">
            <text:p>0,00096774</text:p>
          </table:table-cell>
          <table:table-cell table:formula="of:=(-[.Q120]+SQRT([.Q120]*[.Q120]+0.00000000000004))/2" office:value-type="float" office:value="0.0703225806453035" calcext:value-type="float">
            <text:p>7,032E-02</text:p>
          </table:table-cell>
          <table:table-cell table:formula="of:=MAX(0;no_reactif-ctitrant*[.A120]*5)/(Vt+[.A120])" office:value-type="float" office:value="0" calcext:value-type="float">
            <text:p>0,00000000</text:p>
          </table:table-cell>
          <table:table-cell table:formula="of:=no_ptitre/(Vt+[.A120])" office:value-type="float" office:value="0.00161290322580645" calcext:value-type="float">
            <text:p>0,00161290</text:p>
          </table:table-cell>
          <table:table-cell table:formula="of:=IF([.E120]&gt;0;ctitrant*[.A120];no_titrant*1)/(Vt+[.A120])" office:value-type="float" office:value="0" calcext:value-type="float">
            <text:p>0,00000000</text:p>
          </table:table-cell>
          <table:table-cell/>
          <table:table-cell table:formula="of:=MIN(c_reac*v_reac;no_preactif + ctitrant*[.A120]*5)/(Vt+[.A120])" office:value-type="float" office:value="0.00806451612903226" calcext:value-type="float">
            <text:p>0,00806452</text:p>
          </table:table-cell>
          <table:table-cell table:formula="of:=no_stitre/(Vt+[.A120])" office:value-type="float" office:value="0.000806451612903226" calcext:value-type="float">
            <text:p>0,00080645</text:p>
          </table:table-cell>
          <table:table-cell table:formula="of:=ctitrant*[.A120]*1/(Vt+[.A120])" office:value-type="float" office:value="0.00161290322580645" calcext:value-type="float">
            <text:p>0,00161290</text:p>
          </table:table-cell>
          <table:table-cell table:formula="of:=no_sexc/(Vt+[.A120])" office:value-type="float" office:value="0.0806451612903226" calcext:value-type="float">
            <text:p>0,08064516</text:p>
          </table:table-cell>
          <table:table-cell table:formula="of:=no_sreactif/(Vt+[.A120])" office:value-type="float" office:value="0.0161290322580645" calcext:value-type="float">
            <text:p>0,01612903</text:p>
          </table:table-cell>
          <table:table-cell table:formula="of:=[.D120]" office:value-type="float" office:value="0.0703225806453035" calcext:value-type="float">
            <text:p>7,032E-02</text:p>
          </table:table-cell>
          <table:table-cell table:formula="of:=0.00000000000001/[.D120]" office:value-type="float" office:value="0.000000000000142201834862098" calcext:value-type="float">
            <text:p>1,42E-13</text:p>
          </table:table-cell>
          <table:table-cell table:formula="of:=-LOG([.D120])" office:value-type="float" office:value="1.15290520022879" calcext:value-type="float">
            <text:p>1,15290520</text:p>
          </table:table-cell>
          <table:table-cell table:formula="of:=-[.B120] - [.C120] + 2*[.E120] + 2*[.G120] + 3*[.I120] + 2*[.J120] + [.K120] - [.L120] - [.M120]" office:value-type="float" office:value="-0.0703225806451613" calcext:value-type="float">
            <text:p>-0,07032258</text:p>
          </table:table-cell>
          <table:table-cell table:formula="of:=[.B120]*[.B$13]+[.C120]*[.C$13]+[.E120]*[.E$13]+[.F120]*[.F$13]+[.G120]*[.G$13]+[.I120]*[.I$13]+[.J120]*[.J$13]+[.K120]*[.K$13]+[.L120]*[.L$13]+[.D120]*[.D$13]+[.O120]*[.O$13]" office:value-type="float" office:value="3.26679032258845" calcext:value-type="float">
            <text:p>3,26679032258845</text:p>
          </table:table-cell>
          <table:table-cell/>
        </table:table-row>
        <table:table-row table:style-name="ro1">
          <table:table-cell table:formula="of:=[.A120]+dV" office:value-type="float" office:value="10.1" calcext:value-type="float">
            <text:p>10,10000000</text:p>
          </table:table-cell>
          <table:table-cell office:value-type="float" office:value="0" calcext:value-type="float">
            <text:p>0,00000000</text:p>
          </table:table-cell>
          <table:table-cell table:formula="of:=IF([.E121]&gt;0;0;ctitrant*[.A121]-no_reactif/5)/(Vt+[.A121])" office:value-type="float" office:value="0.000982286634460547" calcext:value-type="float">
            <text:p>0,00098229</text:p>
          </table:table-cell>
          <table:table-cell table:formula="of:=(-[.Q121]+SQRT([.Q121]*[.Q121]+0.00000000000004))/2" office:value-type="float" office:value="0.0702093397746996" calcext:value-type="float">
            <text:p>7,021E-02</text:p>
          </table:table-cell>
          <table:table-cell table:formula="of:=MAX(0;no_reactif-ctitrant*[.A121]*5)/(Vt+[.A121])" office:value-type="float" office:value="0" calcext:value-type="float">
            <text:p>0,00000000</text:p>
          </table:table-cell>
          <table:table-cell table:formula="of:=no_ptitre/(Vt+[.A121])" office:value-type="float" office:value="0.00161030595813205" calcext:value-type="float">
            <text:p>0,00161031</text:p>
          </table:table-cell>
          <table:table-cell table:formula="of:=IF([.E121]&gt;0;ctitrant*[.A121];no_titrant*1)/(Vt+[.A121])" office:value-type="float" office:value="0" calcext:value-type="float">
            <text:p>0,00000000</text:p>
          </table:table-cell>
          <table:table-cell/>
          <table:table-cell table:formula="of:=MIN(c_reac*v_reac;no_preactif + ctitrant*[.A121]*5)/(Vt+[.A121])" office:value-type="float" office:value="0.00805152979066022" calcext:value-type="float">
            <text:p>0,00805153</text:p>
          </table:table-cell>
          <table:table-cell table:formula="of:=no_stitre/(Vt+[.A121])" office:value-type="float" office:value="0.000805152979066023" calcext:value-type="float">
            <text:p>0,00080515</text:p>
          </table:table-cell>
          <table:table-cell table:formula="of:=ctitrant*[.A121]*1/(Vt+[.A121])" office:value-type="float" office:value="0.00162640901771337" calcext:value-type="float">
            <text:p>0,00162641</text:p>
          </table:table-cell>
          <table:table-cell table:formula="of:=no_sexc/(Vt+[.A121])" office:value-type="float" office:value="0.0805152979066023" calcext:value-type="float">
            <text:p>0,08051530</text:p>
          </table:table-cell>
          <table:table-cell table:formula="of:=no_sreactif/(Vt+[.A121])" office:value-type="float" office:value="0.0161030595813205" calcext:value-type="float">
            <text:p>0,01610306</text:p>
          </table:table-cell>
          <table:table-cell table:formula="of:=[.D121]" office:value-type="float" office:value="0.0702093397746996" calcext:value-type="float">
            <text:p>7,021E-02</text:p>
          </table:table-cell>
          <table:table-cell table:formula="of:=0.00000000000001/[.D121]" office:value-type="float" office:value="0.000000000000142431192660262" calcext:value-type="float">
            <text:p>1,42E-13</text:p>
          </table:table-cell>
          <table:table-cell table:formula="of:=-LOG([.D121])" office:value-type="float" office:value="1.15360511090711" calcext:value-type="float">
            <text:p>1,15360511</text:p>
          </table:table-cell>
          <table:table-cell table:formula="of:=-[.B121] - [.C121] + 2*[.E121] + 2*[.G121] + 3*[.I121] + 2*[.J121] + [.K121] - [.L121] - [.M121]" office:value-type="float" office:value="-0.0702093397745572" calcext:value-type="float">
            <text:p>-0,07020934</text:p>
          </table:table-cell>
          <table:table-cell table:formula="of:=[.B121]*[.B$13]+[.C121]*[.C$13]+[.E121]*[.E$13]+[.F121]*[.F$13]+[.G121]*[.G$13]+[.I121]*[.I$13]+[.J121]*[.J$13]+[.K121]*[.K$13]+[.L121]*[.L$13]+[.D121]*[.D$13]+[.O121]*[.O$13]" office:value-type="float" office:value="3.26174718197239" calcext:value-type="float">
            <text:p>3,26174718197239</text:p>
          </table:table-cell>
          <table:table-cell/>
        </table:table-row>
        <table:table-row table:style-name="ro1">
          <table:table-cell table:formula="of:=[.A121]+dV" office:value-type="float" office:value="10.2" calcext:value-type="float">
            <text:p>10,20000000</text:p>
          </table:table-cell>
          <table:table-cell office:value-type="float" office:value="0" calcext:value-type="float">
            <text:p>0,00000000</text:p>
          </table:table-cell>
          <table:table-cell table:formula="of:=IF([.E122]&gt;0;0;ctitrant*[.A122]-no_reactif/5)/(Vt+[.A122])" office:value-type="float" office:value="0.000996784565916399" calcext:value-type="float">
            <text:p>0,00099678</text:p>
          </table:table-cell>
          <table:table-cell table:formula="of:=(-[.Q122]+SQRT([.Q122]*[.Q122]+0.00000000000004))/2" office:value-type="float" office:value="0.0700964630226507" calcext:value-type="float">
            <text:p>7,010E-02</text:p>
          </table:table-cell>
          <table:table-cell table:formula="of:=MAX(0;no_reactif-ctitrant*[.A122]*5)/(Vt+[.A122])" office:value-type="float" office:value="0" calcext:value-type="float">
            <text:p>0,00000000</text:p>
          </table:table-cell>
          <table:table-cell table:formula="of:=no_ptitre/(Vt+[.A122])" office:value-type="float" office:value="0.00160771704180064" calcext:value-type="float">
            <text:p>0,00160772</text:p>
          </table:table-cell>
          <table:table-cell table:formula="of:=IF([.E122]&gt;0;ctitrant*[.A122];no_titrant*1)/(Vt+[.A122])" office:value-type="float" office:value="0" calcext:value-type="float">
            <text:p>0,00000000</text:p>
          </table:table-cell>
          <table:table-cell/>
          <table:table-cell table:formula="of:=MIN(c_reac*v_reac;no_preactif + ctitrant*[.A122]*5)/(Vt+[.A122])" office:value-type="float" office:value="0.00803858520900321" calcext:value-type="float">
            <text:p>0,00803859</text:p>
          </table:table-cell>
          <table:table-cell table:formula="of:=no_stitre/(Vt+[.A122])" office:value-type="float" office:value="0.000803858520900321" calcext:value-type="float">
            <text:p>0,00080386</text:p>
          </table:table-cell>
          <table:table-cell table:formula="of:=ctitrant*[.A122]*1/(Vt+[.A122])" office:value-type="float" office:value="0.00163987138263666" calcext:value-type="float">
            <text:p>0,00163987</text:p>
          </table:table-cell>
          <table:table-cell table:formula="of:=no_sexc/(Vt+[.A122])" office:value-type="float" office:value="0.0803858520900322" calcext:value-type="float">
            <text:p>0,08038585</text:p>
          </table:table-cell>
          <table:table-cell table:formula="of:=no_sreactif/(Vt+[.A122])" office:value-type="float" office:value="0.0160771704180064" calcext:value-type="float">
            <text:p>0,01607717</text:p>
          </table:table-cell>
          <table:table-cell table:formula="of:=[.D122]" office:value-type="float" office:value="0.0700964630226507" calcext:value-type="float">
            <text:p>7,010E-02</text:p>
          </table:table-cell>
          <table:table-cell table:formula="of:=0.00000000000001/[.D122]" office:value-type="float" office:value="0.000000000000142660550458425" calcext:value-type="float">
            <text:p>1,43E-13</text:p>
          </table:table-cell>
          <table:table-cell table:formula="of:=-LOG([.D122])" office:value-type="float" office:value="1.15430389542135" calcext:value-type="float">
            <text:p>1,15430390</text:p>
          </table:table-cell>
          <table:table-cell table:formula="of:=-[.B122] - [.C122] + 2*[.E122] + 2*[.G122] + 3*[.I122] + 2*[.J122] + [.K122] - [.L122] - [.M122]" office:value-type="float" office:value="-0.0700964630225081" calcext:value-type="float">
            <text:p>-0,07009646</text:p>
          </table:table-cell>
          <table:table-cell table:formula="of:=[.B122]*[.B$13]+[.C122]*[.C$13]+[.E122]*[.E$13]+[.F122]*[.F$13]+[.G122]*[.G$13]+[.I122]*[.I$13]+[.J122]*[.J$13]+[.K122]*[.K$13]+[.L122]*[.L$13]+[.D122]*[.D$13]+[.O122]*[.O$13]" office:value-type="float" office:value="3.25672025724256" calcext:value-type="float">
            <text:p>3,25672025724256</text:p>
          </table:table-cell>
          <table:table-cell/>
        </table:table-row>
        <table:table-row table:style-name="ro1">
          <table:table-cell table:formula="of:=[.A122]+dV" office:value-type="float" office:value="10.3" calcext:value-type="float">
            <text:p>10,30000000</text:p>
          </table:table-cell>
          <table:table-cell office:value-type="float" office:value="0" calcext:value-type="float">
            <text:p>0,00000000</text:p>
          </table:table-cell>
          <table:table-cell table:formula="of:=IF([.E123]&gt;0;0;ctitrant*[.A123]-no_reactif/5)/(Vt+[.A123])" office:value-type="float" office:value="0.00101123595505618" calcext:value-type="float">
            <text:p>0,00101124</text:p>
          </table:table-cell>
          <table:table-cell table:formula="of:=(-[.Q123]+SQRT([.Q123]*[.Q123]+0.00000000000004))/2" office:value-type="float" office:value="0.0699839486357769" calcext:value-type="float">
            <text:p>6,998E-02</text:p>
          </table:table-cell>
          <table:table-cell table:formula="of:=MAX(0;no_reactif-ctitrant*[.A123]*5)/(Vt+[.A123])" office:value-type="float" office:value="0" calcext:value-type="float">
            <text:p>0,00000000</text:p>
          </table:table-cell>
          <table:table-cell table:formula="of:=no_ptitre/(Vt+[.A123])" office:value-type="float" office:value="0.00160513643659711" calcext:value-type="float">
            <text:p>0,00160514</text:p>
          </table:table-cell>
          <table:table-cell table:formula="of:=IF([.E123]&gt;0;ctitrant*[.A123];no_titrant*1)/(Vt+[.A123])" office:value-type="float" office:value="0" calcext:value-type="float">
            <text:p>0,00000000</text:p>
          </table:table-cell>
          <table:table-cell/>
          <table:table-cell table:formula="of:=MIN(c_reac*v_reac;no_preactif + ctitrant*[.A123]*5)/(Vt+[.A123])" office:value-type="float" office:value="0.00802568218298556" calcext:value-type="float">
            <text:p>0,00802568</text:p>
          </table:table-cell>
          <table:table-cell table:formula="of:=no_stitre/(Vt+[.A123])" office:value-type="float" office:value="0.000802568218298555" calcext:value-type="float">
            <text:p>0,00080257</text:p>
          </table:table-cell>
          <table:table-cell table:formula="of:=ctitrant*[.A123]*1/(Vt+[.A123])" office:value-type="float" office:value="0.00165329052969502" calcext:value-type="float">
            <text:p>0,00165329</text:p>
          </table:table-cell>
          <table:table-cell table:formula="of:=no_sexc/(Vt+[.A123])" office:value-type="float" office:value="0.0802568218298555" calcext:value-type="float">
            <text:p>0,08025682</text:p>
          </table:table-cell>
          <table:table-cell table:formula="of:=no_sreactif/(Vt+[.A123])" office:value-type="float" office:value="0.0160513643659711" calcext:value-type="float">
            <text:p>0,01605136</text:p>
          </table:table-cell>
          <table:table-cell table:formula="of:=[.D123]" office:value-type="float" office:value="0.0699839486357769" calcext:value-type="float">
            <text:p>6,998E-02</text:p>
          </table:table-cell>
          <table:table-cell table:formula="of:=0.00000000000001/[.D123]" office:value-type="float" office:value="0.000000000000142889908256589" calcext:value-type="float">
            <text:p>1,43E-13</text:p>
          </table:table-cell>
          <table:table-cell table:formula="of:=-LOG([.D123])" office:value-type="float" office:value="1.1550015573897" calcext:value-type="float">
            <text:p>1,15500156</text:p>
          </table:table-cell>
          <table:table-cell table:formula="of:=-[.B123] - [.C123] + 2*[.E123] + 2*[.G123] + 3*[.I123] + 2*[.J123] + [.K123] - [.L123] - [.M123]" office:value-type="float" office:value="-0.069983948635634" calcext:value-type="float">
            <text:p>-0,06998395</text:p>
          </table:table-cell>
          <table:table-cell table:formula="of:=[.B123]*[.B$13]+[.C123]*[.C$13]+[.E123]*[.E$13]+[.F123]*[.F$13]+[.G123]*[.G$13]+[.I123]*[.I$13]+[.J123]*[.J$13]+[.K123]*[.K$13]+[.L123]*[.L$13]+[.D123]*[.D$13]+[.O123]*[.O$13]" office:value-type="float" office:value="3.25170947031282" calcext:value-type="float">
            <text:p>3,25170947031282</text:p>
          </table:table-cell>
          <table:table-cell/>
        </table:table-row>
        <table:table-row table:style-name="ro1">
          <table:table-cell table:formula="of:=[.A123]+dV" office:value-type="float" office:value="10.4" calcext:value-type="float">
            <text:p>10,40000000</text:p>
          </table:table-cell>
          <table:table-cell office:value-type="float" office:value="0" calcext:value-type="float">
            <text:p>0,00000000</text:p>
          </table:table-cell>
          <table:table-cell table:formula="of:=IF([.E124]&gt;0;0;ctitrant*[.A124]-no_reactif/5)/(Vt+[.A124])" office:value-type="float" office:value="0.00102564102564103" calcext:value-type="float">
            <text:p>0,00102564</text:p>
          </table:table-cell>
          <table:table-cell table:formula="of:=(-[.Q124]+SQRT([.Q124]*[.Q124]+0.00000000000004))/2" office:value-type="float" office:value="0.069871794871938" calcext:value-type="float">
            <text:p>6,987E-02</text:p>
          </table:table-cell>
          <table:table-cell table:formula="of:=MAX(0;no_reactif-ctitrant*[.A124]*5)/(Vt+[.A124])" office:value-type="float" office:value="0" calcext:value-type="float">
            <text:p>0,00000000</text:p>
          </table:table-cell>
          <table:table-cell table:formula="of:=no_ptitre/(Vt+[.A124])" office:value-type="float" office:value="0.0016025641025641" calcext:value-type="float">
            <text:p>0,00160256</text:p>
          </table:table-cell>
          <table:table-cell table:formula="of:=IF([.E124]&gt;0;ctitrant*[.A124];no_titrant*1)/(Vt+[.A124])" office:value-type="float" office:value="0" calcext:value-type="float">
            <text:p>0,00000000</text:p>
          </table:table-cell>
          <table:table-cell/>
          <table:table-cell table:formula="of:=MIN(c_reac*v_reac;no_preactif + ctitrant*[.A124]*5)/(Vt+[.A124])" office:value-type="float" office:value="0.00801282051282051" calcext:value-type="float">
            <text:p>0,00801282</text:p>
          </table:table-cell>
          <table:table-cell table:formula="of:=no_stitre/(Vt+[.A124])" office:value-type="float" office:value="0.000801282051282051" calcext:value-type="float">
            <text:p>0,00080128</text:p>
          </table:table-cell>
          <table:table-cell table:formula="of:=ctitrant*[.A124]*1/(Vt+[.A124])" office:value-type="float" office:value="0.00166666666666667" calcext:value-type="float">
            <text:p>0,00166667</text:p>
          </table:table-cell>
          <table:table-cell table:formula="of:=no_sexc/(Vt+[.A124])" office:value-type="float" office:value="0.0801282051282051" calcext:value-type="float">
            <text:p>0,08012821</text:p>
          </table:table-cell>
          <table:table-cell table:formula="of:=no_sreactif/(Vt+[.A124])" office:value-type="float" office:value="0.016025641025641" calcext:value-type="float">
            <text:p>0,01602564</text:p>
          </table:table-cell>
          <table:table-cell table:formula="of:=[.D124]" office:value-type="float" office:value="0.069871794871938" calcext:value-type="float">
            <text:p>6,987E-02</text:p>
          </table:table-cell>
          <table:table-cell table:formula="of:=0.00000000000001/[.D124]" office:value-type="float" office:value="0.000000000000143119266054753" calcext:value-type="float">
            <text:p>1,43E-13</text:p>
          </table:table-cell>
          <table:table-cell table:formula="of:=-LOG([.D124])" office:value-type="float" office:value="1.15569810041295" calcext:value-type="float">
            <text:p>1,15569810</text:p>
          </table:table-cell>
          <table:table-cell table:formula="of:=-[.B124] - [.C124] + 2*[.E124] + 2*[.G124] + 3*[.I124] + 2*[.J124] + [.K124] - [.L124] - [.M124]" office:value-type="float" office:value="-0.0698717948717949" calcext:value-type="float">
            <text:p>-0,06987179</text:p>
          </table:table-cell>
          <table:table-cell table:formula="of:=[.B124]*[.B$13]+[.C124]*[.C$13]+[.E124]*[.E$13]+[.F124]*[.F$13]+[.G124]*[.G$13]+[.I124]*[.I$13]+[.J124]*[.J$13]+[.K124]*[.K$13]+[.L124]*[.L$13]+[.D124]*[.D$13]+[.O124]*[.O$13]" office:value-type="float" office:value="3.2467147435976" calcext:value-type="float">
            <text:p>3,2467147435976</text:p>
          </table:table-cell>
          <table:table-cell/>
        </table:table-row>
        <table:table-row table:style-name="ro1">
          <table:table-cell table:formula="of:=[.A124]+dV" office:value-type="float" office:value="10.5" calcext:value-type="float">
            <text:p>10,50000000</text:p>
          </table:table-cell>
          <table:table-cell office:value-type="float" office:value="0" calcext:value-type="float">
            <text:p>0,00000000</text:p>
          </table:table-cell>
          <table:table-cell table:formula="of:=IF([.E125]&gt;0;0;ctitrant*[.A125]-no_reactif/5)/(Vt+[.A125])" office:value-type="float" office:value="0.00104" calcext:value-type="float">
            <text:p>0,00104000</text:p>
          </table:table-cell>
          <table:table-cell table:formula="of:=(-[.Q125]+SQRT([.Q125]*[.Q125]+0.00000000000004))/2" office:value-type="float" office:value="0.0697600000001433" calcext:value-type="float">
            <text:p>6,976E-02</text:p>
          </table:table-cell>
          <table:table-cell table:formula="of:=MAX(0;no_reactif-ctitrant*[.A125]*5)/(Vt+[.A125])" office:value-type="float" office:value="0" calcext:value-type="float">
            <text:p>0,00000000</text:p>
          </table:table-cell>
          <table:table-cell table:formula="of:=no_ptitre/(Vt+[.A125])" office:value-type="float" office:value="0.0016" calcext:value-type="float">
            <text:p>0,00160000</text:p>
          </table:table-cell>
          <table:table-cell table:formula="of:=IF([.E125]&gt;0;ctitrant*[.A125];no_titrant*1)/(Vt+[.A125])" office:value-type="float" office:value="0" calcext:value-type="float">
            <text:p>0,00000000</text:p>
          </table:table-cell>
          <table:table-cell/>
          <table:table-cell table:formula="of:=MIN(c_reac*v_reac;no_preactif + ctitrant*[.A125]*5)/(Vt+[.A125])" office:value-type="float" office:value="0.008" calcext:value-type="float">
            <text:p>0,00800000</text:p>
          </table:table-cell>
          <table:table-cell table:formula="of:=no_stitre/(Vt+[.A125])" office:value-type="float" office:value="0.0008" calcext:value-type="float">
            <text:p>0,00080000</text:p>
          </table:table-cell>
          <table:table-cell table:formula="of:=ctitrant*[.A125]*1/(Vt+[.A125])" office:value-type="float" office:value="0.00168" calcext:value-type="float">
            <text:p>0,00168000</text:p>
          </table:table-cell>
          <table:table-cell table:formula="of:=no_sexc/(Vt+[.A125])" office:value-type="float" office:value="0.08" calcext:value-type="float">
            <text:p>0,08000000</text:p>
          </table:table-cell>
          <table:table-cell table:formula="of:=no_sreactif/(Vt+[.A125])" office:value-type="float" office:value="0.016" calcext:value-type="float">
            <text:p>0,01600000</text:p>
          </table:table-cell>
          <table:table-cell table:formula="of:=[.D125]" office:value-type="float" office:value="0.0697600000001433" calcext:value-type="float">
            <text:p>6,976E-02</text:p>
          </table:table-cell>
          <table:table-cell table:formula="of:=0.00000000000001/[.D125]" office:value-type="float" office:value="0.000000000000143348623852916" calcext:value-type="float">
            <text:p>1,43E-13</text:p>
          </table:table-cell>
          <table:table-cell table:formula="of:=-LOG([.D125])" office:value-type="float" office:value="1.1563935280746" calcext:value-type="float">
            <text:p>1,15639353</text:p>
          </table:table-cell>
          <table:table-cell table:formula="of:=-[.B125] - [.C125] + 2*[.E125] + 2*[.G125] + 3*[.I125] + 2*[.J125] + [.K125] - [.L125] - [.M125]" office:value-type="float" office:value="-0.06976" calcext:value-type="float">
            <text:p>-0,06976000</text:p>
          </table:table-cell>
          <table:table-cell table:formula="of:=[.B125]*[.B$13]+[.C125]*[.C$13]+[.E125]*[.E$13]+[.F125]*[.F$13]+[.G125]*[.G$13]+[.I125]*[.I$13]+[.J125]*[.J$13]+[.K125]*[.K$13]+[.L125]*[.L$13]+[.D125]*[.D$13]+[.O125]*[.O$13]" office:value-type="float" office:value="3.24173600000787" calcext:value-type="float">
            <text:p>3,24173600000787</text:p>
          </table:table-cell>
          <table:table-cell/>
        </table:table-row>
        <table:table-row table:style-name="ro1">
          <table:table-cell table:formula="of:=[.A125]+dV" office:value-type="float" office:value="10.6" calcext:value-type="float">
            <text:p>10,60000000</text:p>
          </table:table-cell>
          <table:table-cell office:value-type="float" office:value="0" calcext:value-type="float">
            <text:p>0,00000000</text:p>
          </table:table-cell>
          <table:table-cell table:formula="of:=IF([.E126]&gt;0;0;ctitrant*[.A126]-no_reactif/5)/(Vt+[.A126])" office:value-type="float" office:value="0.00105431309904153" calcext:value-type="float">
            <text:p>0,00105431</text:p>
          </table:table-cell>
          <table:table-cell table:formula="of:=(-[.Q126]+SQRT([.Q126]*[.Q126]+0.00000000000004))/2" office:value-type="float" office:value="0.0696485623004631" calcext:value-type="float">
            <text:p>6,965E-02</text:p>
          </table:table-cell>
          <table:table-cell table:formula="of:=MAX(0;no_reactif-ctitrant*[.A126]*5)/(Vt+[.A126])" office:value-type="float" office:value="0" calcext:value-type="float">
            <text:p>0,00000000</text:p>
          </table:table-cell>
          <table:table-cell table:formula="of:=no_ptitre/(Vt+[.A126])" office:value-type="float" office:value="0.00159744408945687" calcext:value-type="float">
            <text:p>0,00159744</text:p>
          </table:table-cell>
          <table:table-cell table:formula="of:=IF([.E126]&gt;0;ctitrant*[.A126];no_titrant*1)/(Vt+[.A126])" office:value-type="float" office:value="0" calcext:value-type="float">
            <text:p>0,00000000</text:p>
          </table:table-cell>
          <table:table-cell/>
          <table:table-cell table:formula="of:=MIN(c_reac*v_reac;no_preactif + ctitrant*[.A126]*5)/(Vt+[.A126])" office:value-type="float" office:value="0.00798722044728434" calcext:value-type="float">
            <text:p>0,00798722</text:p>
          </table:table-cell>
          <table:table-cell table:formula="of:=no_stitre/(Vt+[.A126])" office:value-type="float" office:value="0.000798722044728435" calcext:value-type="float">
            <text:p>0,00079872</text:p>
          </table:table-cell>
          <table:table-cell table:formula="of:=ctitrant*[.A126]*1/(Vt+[.A126])" office:value-type="float" office:value="0.00169329073482428" calcext:value-type="float">
            <text:p>0,00169329</text:p>
          </table:table-cell>
          <table:table-cell table:formula="of:=no_sexc/(Vt+[.A126])" office:value-type="float" office:value="0.0798722044728434" calcext:value-type="float">
            <text:p>0,07987220</text:p>
          </table:table-cell>
          <table:table-cell table:formula="of:=no_sreactif/(Vt+[.A126])" office:value-type="float" office:value="0.0159744408945687" calcext:value-type="float">
            <text:p>0,01597444</text:p>
          </table:table-cell>
          <table:table-cell table:formula="of:=[.D126]" office:value-type="float" office:value="0.0696485623004631" calcext:value-type="float">
            <text:p>6,965E-02</text:p>
          </table:table-cell>
          <table:table-cell table:formula="of:=0.00000000000001/[.D126]" office:value-type="float" office:value="0.00000000000014357798165108" calcext:value-type="float">
            <text:p>1,44E-13</text:p>
          </table:table-cell>
          <table:table-cell table:formula="of:=-LOG([.D126])" office:value-type="float" office:value="1.15708784394095" calcext:value-type="float">
            <text:p>1,15708784</text:p>
          </table:table-cell>
          <table:table-cell table:formula="of:=-[.B126] - [.C126] + 2*[.E126] + 2*[.G126] + 3*[.I126] + 2*[.J126] + [.K126] - [.L126] - [.M126]" office:value-type="float" office:value="-0.0696485623003195" calcext:value-type="float">
            <text:p>-0,06964856</text:p>
          </table:table-cell>
          <table:table-cell table:formula="of:=[.B126]*[.B$13]+[.C126]*[.C$13]+[.E126]*[.E$13]+[.F126]*[.F$13]+[.G126]*[.G$13]+[.I126]*[.I$13]+[.J126]*[.J$13]+[.K126]*[.K$13]+[.L126]*[.L$13]+[.D126]*[.D$13]+[.O126]*[.O$13]" office:value-type="float" office:value="3.23677316294718" calcext:value-type="float">
            <text:p>3,23677316294718</text:p>
          </table:table-cell>
          <table:table-cell/>
        </table:table-row>
        <table:table-row table:style-name="ro1">
          <table:table-cell table:formula="of:=[.A126]+dV" office:value-type="float" office:value="10.7" calcext:value-type="float">
            <text:p>10,70000000</text:p>
          </table:table-cell>
          <table:table-cell office:value-type="float" office:value="0" calcext:value-type="float">
            <text:p>0,00000000</text:p>
          </table:table-cell>
          <table:table-cell table:formula="of:=IF([.E127]&gt;0;0;ctitrant*[.A127]-no_reactif/5)/(Vt+[.A127])" office:value-type="float" office:value="0.00106858054226475" calcext:value-type="float">
            <text:p>0,00106858</text:p>
          </table:table-cell>
          <table:table-cell table:formula="of:=(-[.Q127]+SQRT([.Q127]*[.Q127]+0.00000000000004))/2" office:value-type="float" office:value="0.0695374800639396" calcext:value-type="float">
            <text:p>6,954E-02</text:p>
          </table:table-cell>
          <table:table-cell table:formula="of:=MAX(0;no_reactif-ctitrant*[.A127]*5)/(Vt+[.A127])" office:value-type="float" office:value="0" calcext:value-type="float">
            <text:p>0,00000000</text:p>
          </table:table-cell>
          <table:table-cell table:formula="of:=no_ptitre/(Vt+[.A127])" office:value-type="float" office:value="0.00159489633173844" calcext:value-type="float">
            <text:p>0,00159490</text:p>
          </table:table-cell>
          <table:table-cell table:formula="of:=IF([.E127]&gt;0;ctitrant*[.A127];no_titrant*1)/(Vt+[.A127])" office:value-type="float" office:value="0" calcext:value-type="float">
            <text:p>0,00000000</text:p>
          </table:table-cell>
          <table:table-cell/>
          <table:table-cell table:formula="of:=MIN(c_reac*v_reac;no_preactif + ctitrant*[.A127]*5)/(Vt+[.A127])" office:value-type="float" office:value="0.00797448165869218" calcext:value-type="float">
            <text:p>0,00797448</text:p>
          </table:table-cell>
          <table:table-cell table:formula="of:=no_stitre/(Vt+[.A127])" office:value-type="float" office:value="0.000797448165869218" calcext:value-type="float">
            <text:p>0,00079745</text:p>
          </table:table-cell>
          <table:table-cell table:formula="of:=ctitrant*[.A127]*1/(Vt+[.A127])" office:value-type="float" office:value="0.00170653907496013" calcext:value-type="float">
            <text:p>0,00170654</text:p>
          </table:table-cell>
          <table:table-cell table:formula="of:=no_sexc/(Vt+[.A127])" office:value-type="float" office:value="0.0797448165869218" calcext:value-type="float">
            <text:p>0,07974482</text:p>
          </table:table-cell>
          <table:table-cell table:formula="of:=no_sreactif/(Vt+[.A127])" office:value-type="float" office:value="0.0159489633173844" calcext:value-type="float">
            <text:p>0,01594896</text:p>
          </table:table-cell>
          <table:table-cell table:formula="of:=[.D127]" office:value-type="float" office:value="0.0695374800639396" calcext:value-type="float">
            <text:p>6,954E-02</text:p>
          </table:table-cell>
          <table:table-cell table:formula="of:=0.00000000000001/[.D127]" office:value-type="float" office:value="0.000000000000143807339449244" calcext:value-type="float">
            <text:p>1,44E-13</text:p>
          </table:table-cell>
          <table:table-cell table:formula="of:=-LOG([.D127])" office:value-type="float" office:value="1.15778105156123" calcext:value-type="float">
            <text:p>1,15778105</text:p>
          </table:table-cell>
          <table:table-cell table:formula="of:=-[.B127] - [.C127] + 2*[.E127] + 2*[.G127] + 3*[.I127] + 2*[.J127] + [.K127] - [.L127] - [.M127]" office:value-type="float" office:value="-0.0695374800637958" calcext:value-type="float">
            <text:p>-0,06953748</text:p>
          </table:table-cell>
          <table:table-cell table:formula="of:=[.B127]*[.B$13]+[.C127]*[.C$13]+[.E127]*[.E$13]+[.F127]*[.F$13]+[.G127]*[.G$13]+[.I127]*[.I$13]+[.J127]*[.J$13]+[.K127]*[.K$13]+[.L127]*[.L$13]+[.D127]*[.D$13]+[.O127]*[.O$13]" office:value-type="float" office:value="3.23182615630773" calcext:value-type="float">
            <text:p>3,23182615630773</text:p>
          </table:table-cell>
          <table:table-cell/>
        </table:table-row>
        <table:table-row table:style-name="ro1">
          <table:table-cell table:formula="of:=[.A127]+dV" office:value-type="float" office:value="10.8" calcext:value-type="float">
            <text:p>10,80000000</text:p>
          </table:table-cell>
          <table:table-cell office:value-type="float" office:value="0" calcext:value-type="float">
            <text:p>0,00000000</text:p>
          </table:table-cell>
          <table:table-cell table:formula="of:=IF([.E128]&gt;0;0;ctitrant*[.A128]-no_reactif/5)/(Vt+[.A128])" office:value-type="float" office:value="0.0010828025477707" calcext:value-type="float">
            <text:p>0,00108280</text:p>
          </table:table-cell>
          <table:table-cell table:formula="of:=(-[.Q128]+SQRT([.Q128]*[.Q128]+0.00000000000004))/2" office:value-type="float" office:value="0.0694267515925007" calcext:value-type="float">
            <text:p>6,943E-02</text:p>
          </table:table-cell>
          <table:table-cell table:formula="of:=MAX(0;no_reactif-ctitrant*[.A128]*5)/(Vt+[.A128])" office:value-type="float" office:value="0" calcext:value-type="float">
            <text:p>0,00000000</text:p>
          </table:table-cell>
          <table:table-cell table:formula="of:=no_ptitre/(Vt+[.A128])" office:value-type="float" office:value="0.00159235668789809" calcext:value-type="float">
            <text:p>0,00159236</text:p>
          </table:table-cell>
          <table:table-cell table:formula="of:=IF([.E128]&gt;0;ctitrant*[.A128];no_titrant*1)/(Vt+[.A128])" office:value-type="float" office:value="0" calcext:value-type="float">
            <text:p>0,00000000</text:p>
          </table:table-cell>
          <table:table-cell/>
          <table:table-cell table:formula="of:=MIN(c_reac*v_reac;no_preactif + ctitrant*[.A128]*5)/(Vt+[.A128])" office:value-type="float" office:value="0.00796178343949045" calcext:value-type="float">
            <text:p>0,00796178</text:p>
          </table:table-cell>
          <table:table-cell table:formula="of:=no_stitre/(Vt+[.A128])" office:value-type="float" office:value="0.000796178343949045" calcext:value-type="float">
            <text:p>0,00079618</text:p>
          </table:table-cell>
          <table:table-cell table:formula="of:=ctitrant*[.A128]*1/(Vt+[.A128])" office:value-type="float" office:value="0.00171974522292994" calcext:value-type="float">
            <text:p>0,00171975</text:p>
          </table:table-cell>
          <table:table-cell table:formula="of:=no_sexc/(Vt+[.A128])" office:value-type="float" office:value="0.0796178343949045" calcext:value-type="float">
            <text:p>0,07961783</text:p>
          </table:table-cell>
          <table:table-cell table:formula="of:=no_sreactif/(Vt+[.A128])" office:value-type="float" office:value="0.0159235668789809" calcext:value-type="float">
            <text:p>0,01592357</text:p>
          </table:table-cell>
          <table:table-cell table:formula="of:=[.D128]" office:value-type="float" office:value="0.0694267515925007" calcext:value-type="float">
            <text:p>6,943E-02</text:p>
          </table:table-cell>
          <table:table-cell table:formula="of:=0.00000000000001/[.D128]" office:value-type="float" office:value="0.000000000000144036697247408" calcext:value-type="float">
            <text:p>1,44E-13</text:p>
          </table:table-cell>
          <table:table-cell table:formula="of:=-LOG([.D128])" office:value-type="float" office:value="1.15847315446771" calcext:value-type="float">
            <text:p>1,15847315</text:p>
          </table:table-cell>
          <table:table-cell table:formula="of:=-[.B128] - [.C128] + 2*[.E128] + 2*[.G128] + 3*[.I128] + 2*[.J128] + [.K128] - [.L128] - [.M128]" office:value-type="float" office:value="-0.0694267515923567" calcext:value-type="float">
            <text:p>-0,06942675</text:p>
          </table:table-cell>
          <table:table-cell table:formula="of:=[.B128]*[.B$13]+[.C128]*[.C$13]+[.E128]*[.E$13]+[.F128]*[.F$13]+[.G128]*[.G$13]+[.I128]*[.I$13]+[.J128]*[.J$13]+[.K128]*[.K$13]+[.L128]*[.L$13]+[.D128]*[.D$13]+[.O128]*[.O$13]" office:value-type="float" office:value="3.22689490446651" calcext:value-type="float">
            <text:p>3,22689490446651</text:p>
          </table:table-cell>
          <table:table-cell/>
        </table:table-row>
        <table:table-row table:style-name="ro1">
          <table:table-cell table:formula="of:=[.A128]+dV" office:value-type="float" office:value="10.9" calcext:value-type="float">
            <text:p>10,90000000</text:p>
          </table:table-cell>
          <table:table-cell office:value-type="float" office:value="0" calcext:value-type="float">
            <text:p>0,00000000</text:p>
          </table:table-cell>
          <table:table-cell table:formula="of:=IF([.E129]&gt;0;0;ctitrant*[.A129]-no_reactif/5)/(Vt+[.A129])" office:value-type="float" office:value="0.00109697933227345" calcext:value-type="float">
            <text:p>0,00109698</text:p>
          </table:table-cell>
          <table:table-cell table:formula="of:=(-[.Q129]+SQRT([.Q129]*[.Q129]+0.00000000000004))/2" office:value-type="float" office:value="0.0693163751988724" calcext:value-type="float">
            <text:p>6,932E-02</text:p>
          </table:table-cell>
          <table:table-cell table:formula="of:=MAX(0;no_reactif-ctitrant*[.A129]*5)/(Vt+[.A129])" office:value-type="float" office:value="0" calcext:value-type="float">
            <text:p>0,00000000</text:p>
          </table:table-cell>
          <table:table-cell table:formula="of:=no_ptitre/(Vt+[.A129])" office:value-type="float" office:value="0.00158982511923688" calcext:value-type="float">
            <text:p>0,00158983</text:p>
          </table:table-cell>
          <table:table-cell table:formula="of:=IF([.E129]&gt;0;ctitrant*[.A129];no_titrant*1)/(Vt+[.A129])" office:value-type="float" office:value="0" calcext:value-type="float">
            <text:p>0,00000000</text:p>
          </table:table-cell>
          <table:table-cell/>
          <table:table-cell table:formula="of:=MIN(c_reac*v_reac;no_preactif + ctitrant*[.A129]*5)/(Vt+[.A129])" office:value-type="float" office:value="0.00794912559618442" calcext:value-type="float">
            <text:p>0,00794913</text:p>
          </table:table-cell>
          <table:table-cell table:formula="of:=no_stitre/(Vt+[.A129])" office:value-type="float" office:value="0.000794912559618442" calcext:value-type="float">
            <text:p>0,00079491</text:p>
          </table:table-cell>
          <table:table-cell table:formula="of:=ctitrant*[.A129]*1/(Vt+[.A129])" office:value-type="float" office:value="0.0017329093799682" calcext:value-type="float">
            <text:p>0,00173291</text:p>
          </table:table-cell>
          <table:table-cell table:formula="of:=no_sexc/(Vt+[.A129])" office:value-type="float" office:value="0.0794912559618442" calcext:value-type="float">
            <text:p>0,07949126</text:p>
          </table:table-cell>
          <table:table-cell table:formula="of:=no_sreactif/(Vt+[.A129])" office:value-type="float" office:value="0.0158982511923688" calcext:value-type="float">
            <text:p>0,01589825</text:p>
          </table:table-cell>
          <table:table-cell table:formula="of:=[.D129]" office:value-type="float" office:value="0.0693163751988724" calcext:value-type="float">
            <text:p>6,932E-02</text:p>
          </table:table-cell>
          <table:table-cell table:formula="of:=0.00000000000001/[.D129]" office:value-type="float" office:value="0.000000000000144266055045571" calcext:value-type="float">
            <text:p>1,44E-13</text:p>
          </table:table-cell>
          <table:table-cell table:formula="of:=-LOG([.D129])" office:value-type="float" office:value="1.15916415617578" calcext:value-type="float">
            <text:p>1,15916416</text:p>
          </table:table-cell>
          <table:table-cell table:formula="of:=-[.B129] - [.C129] + 2*[.E129] + 2*[.G129] + 3*[.I129] + 2*[.J129] + [.K129] - [.L129] - [.M129]" office:value-type="float" office:value="-0.0693163751987281" calcext:value-type="float">
            <text:p>-0,06931638</text:p>
          </table:table-cell>
          <table:table-cell table:formula="of:=[.B129]*[.B$13]+[.C129]*[.C$13]+[.E129]*[.E$13]+[.F129]*[.F$13]+[.G129]*[.G$13]+[.I129]*[.I$13]+[.J129]*[.J$13]+[.K129]*[.K$13]+[.L129]*[.L$13]+[.D129]*[.D$13]+[.O129]*[.O$13]" office:value-type="float" office:value="3.22197933228137" calcext:value-type="float">
            <text:p>3,22197933228137</text:p>
          </table:table-cell>
          <table:table-cell/>
        </table:table-row>
        <table:table-row table:style-name="ro1">
          <table:table-cell table:formula="of:=[.A129]+dV" office:value-type="float" office:value="11" calcext:value-type="float">
            <text:p>11,00000000</text:p>
          </table:table-cell>
          <table:table-cell office:value-type="float" office:value="0" calcext:value-type="float">
            <text:p>0,00000000</text:p>
          </table:table-cell>
          <table:table-cell table:formula="of:=IF([.E130]&gt;0;0;ctitrant*[.A130]-no_reactif/5)/(Vt+[.A130])" office:value-type="float" office:value="0.00111111111111111" calcext:value-type="float">
            <text:p>0,00111111</text:p>
          </table:table-cell>
          <table:table-cell table:formula="of:=(-[.Q130]+SQRT([.Q130]*[.Q130]+0.00000000000004))/2" office:value-type="float" office:value="0.0692063492064937" calcext:value-type="float">
            <text:p>6,921E-02</text:p>
          </table:table-cell>
          <table:table-cell table:formula="of:=MAX(0;no_reactif-ctitrant*[.A130]*5)/(Vt+[.A130])" office:value-type="float" office:value="0" calcext:value-type="float">
            <text:p>0,00000000</text:p>
          </table:table-cell>
          <table:table-cell table:formula="of:=no_ptitre/(Vt+[.A130])" office:value-type="float" office:value="0.00158730158730159" calcext:value-type="float">
            <text:p>0,00158730</text:p>
          </table:table-cell>
          <table:table-cell table:formula="of:=IF([.E130]&gt;0;ctitrant*[.A130];no_titrant*1)/(Vt+[.A130])" office:value-type="float" office:value="0" calcext:value-type="float">
            <text:p>0,00000000</text:p>
          </table:table-cell>
          <table:table-cell/>
          <table:table-cell table:formula="of:=MIN(c_reac*v_reac;no_preactif + ctitrant*[.A130]*5)/(Vt+[.A130])" office:value-type="float" office:value="0.00793650793650794" calcext:value-type="float">
            <text:p>0,00793651</text:p>
          </table:table-cell>
          <table:table-cell table:formula="of:=no_stitre/(Vt+[.A130])" office:value-type="float" office:value="0.000793650793650794" calcext:value-type="float">
            <text:p>0,00079365</text:p>
          </table:table-cell>
          <table:table-cell table:formula="of:=ctitrant*[.A130]*1/(Vt+[.A130])" office:value-type="float" office:value="0.00174603174603175" calcext:value-type="float">
            <text:p>0,00174603</text:p>
          </table:table-cell>
          <table:table-cell table:formula="of:=no_sexc/(Vt+[.A130])" office:value-type="float" office:value="0.0793650793650794" calcext:value-type="float">
            <text:p>0,07936508</text:p>
          </table:table-cell>
          <table:table-cell table:formula="of:=no_sreactif/(Vt+[.A130])" office:value-type="float" office:value="0.0158730158730159" calcext:value-type="float">
            <text:p>0,01587302</text:p>
          </table:table-cell>
          <table:table-cell table:formula="of:=[.D130]" office:value-type="float" office:value="0.0692063492064937" calcext:value-type="float">
            <text:p>6,921E-02</text:p>
          </table:table-cell>
          <table:table-cell table:formula="of:=0.00000000000001/[.D130]" office:value-type="float" office:value="0.000000000000144495412843735" calcext:value-type="float">
            <text:p>1,44E-13</text:p>
          </table:table-cell>
          <table:table-cell table:formula="of:=-LOG([.D130])" office:value-type="float" office:value="1.15985406018409" calcext:value-type="float">
            <text:p>1,15985406</text:p>
          </table:table-cell>
          <table:table-cell table:formula="of:=-[.B130] - [.C130] + 2*[.E130] + 2*[.G130] + 3*[.I130] + 2*[.J130] + [.K130] - [.L130] - [.M130]" office:value-type="float" office:value="-0.0692063492063492" calcext:value-type="float">
            <text:p>-0,06920635</text:p>
          </table:table-cell>
          <table:table-cell table:formula="of:=[.B130]*[.B$13]+[.C130]*[.C$13]+[.E130]*[.E$13]+[.F130]*[.F$13]+[.G130]*[.G$13]+[.I130]*[.I$13]+[.J130]*[.J$13]+[.K130]*[.K$13]+[.L130]*[.L$13]+[.D130]*[.D$13]+[.O130]*[.O$13]" office:value-type="float" office:value="3.2170793650873" calcext:value-type="float">
            <text:p>3,2170793650873</text:p>
          </table:table-cell>
          <table:table-cell/>
        </table:table-row>
        <table:table-row table:style-name="ro1">
          <table:table-cell table:formula="of:=[.A130]+dV" office:value-type="float" office:value="11.1" calcext:value-type="float">
            <text:p>11,10000000</text:p>
          </table:table-cell>
          <table:table-cell office:value-type="float" office:value="0" calcext:value-type="float">
            <text:p>0,00000000</text:p>
          </table:table-cell>
          <table:table-cell table:formula="of:=IF([.E131]&gt;0;0;ctitrant*[.A131]-no_reactif/5)/(Vt+[.A131])" office:value-type="float" office:value="0.00112519809825674" calcext:value-type="float">
            <text:p>0,00112520</text:p>
          </table:table-cell>
          <table:table-cell table:formula="of:=(-[.Q131]+SQRT([.Q131]*[.Q131]+0.00000000000004))/2" office:value-type="float" office:value="0.0690966719494316" calcext:value-type="float">
            <text:p>6,910E-02</text:p>
          </table:table-cell>
          <table:table-cell table:formula="of:=MAX(0;no_reactif-ctitrant*[.A131]*5)/(Vt+[.A131])" office:value-type="float" office:value="0" calcext:value-type="float">
            <text:p>0,00000000</text:p>
          </table:table-cell>
          <table:table-cell table:formula="of:=no_ptitre/(Vt+[.A131])" office:value-type="float" office:value="0.00158478605388273" calcext:value-type="float">
            <text:p>0,00158479</text:p>
          </table:table-cell>
          <table:table-cell table:formula="of:=IF([.E131]&gt;0;ctitrant*[.A131];no_titrant*1)/(Vt+[.A131])" office:value-type="float" office:value="0" calcext:value-type="float">
            <text:p>0,00000000</text:p>
          </table:table-cell>
          <table:table-cell/>
          <table:table-cell table:formula="of:=MIN(c_reac*v_reac;no_preactif + ctitrant*[.A131]*5)/(Vt+[.A131])" office:value-type="float" office:value="0.00792393026941363" calcext:value-type="float">
            <text:p>0,00792393</text:p>
          </table:table-cell>
          <table:table-cell table:formula="of:=no_stitre/(Vt+[.A131])" office:value-type="float" office:value="0.000792393026941363" calcext:value-type="float">
            <text:p>0,00079239</text:p>
          </table:table-cell>
          <table:table-cell table:formula="of:=ctitrant*[.A131]*1/(Vt+[.A131])" office:value-type="float" office:value="0.00175911251980983" calcext:value-type="float">
            <text:p>0,00175911</text:p>
          </table:table-cell>
          <table:table-cell table:formula="of:=no_sexc/(Vt+[.A131])" office:value-type="float" office:value="0.0792393026941363" calcext:value-type="float">
            <text:p>0,07923930</text:p>
          </table:table-cell>
          <table:table-cell table:formula="of:=no_sreactif/(Vt+[.A131])" office:value-type="float" office:value="0.0158478605388273" calcext:value-type="float">
            <text:p>0,01584786</text:p>
          </table:table-cell>
          <table:table-cell table:formula="of:=[.D131]" office:value-type="float" office:value="0.0690966719494316" calcext:value-type="float">
            <text:p>6,910E-02</text:p>
          </table:table-cell>
          <table:table-cell table:formula="of:=0.00000000000001/[.D131]" office:value-type="float" office:value="0.000000000000144724770641899" calcext:value-type="float">
            <text:p>1,45E-13</text:p>
          </table:table-cell>
          <table:table-cell table:formula="of:=-LOG([.D131])" office:value-type="float" office:value="1.16054286997464" calcext:value-type="float">
            <text:p>1,16054287</text:p>
          </table:table-cell>
          <table:table-cell table:formula="of:=-[.B131] - [.C131] + 2*[.E131] + 2*[.G131] + 3*[.I131] + 2*[.J131] + [.K131] - [.L131] - [.M131]" office:value-type="float" office:value="-0.0690966719492868" calcext:value-type="float">
            <text:p>-0,06909667</text:p>
          </table:table-cell>
          <table:table-cell table:formula="of:=[.B131]*[.B$13]+[.C131]*[.C$13]+[.E131]*[.E$13]+[.F131]*[.F$13]+[.G131]*[.G$13]+[.I131]*[.I$13]+[.J131]*[.J$13]+[.K131]*[.K$13]+[.L131]*[.L$13]+[.D131]*[.D$13]+[.O131]*[.O$13]" office:value-type="float" office:value="3.21219492869257" calcext:value-type="float">
            <text:p>3,21219492869257</text:p>
          </table:table-cell>
          <table:table-cell/>
        </table:table-row>
        <table:table-row table:style-name="ro1">
          <table:table-cell table:formula="of:=[.A131]+dV" office:value-type="float" office:value="11.2" calcext:value-type="float">
            <text:p>11,20000000</text:p>
          </table:table-cell>
          <table:table-cell office:value-type="float" office:value="0" calcext:value-type="float">
            <text:p>0,00000000</text:p>
          </table:table-cell>
          <table:table-cell table:formula="of:=IF([.E132]&gt;0;0;ctitrant*[.A132]-no_reactif/5)/(Vt+[.A132])" office:value-type="float" office:value="0.00113924050632911" calcext:value-type="float">
            <text:p>0,00113924</text:p>
          </table:table-cell>
          <table:table-cell table:formula="of:=(-[.Q132]+SQRT([.Q132]*[.Q132]+0.00000000000004))/2" office:value-type="float" office:value="0.0689873417722968" calcext:value-type="float">
            <text:p>6,899E-02</text:p>
          </table:table-cell>
          <table:table-cell table:formula="of:=MAX(0;no_reactif-ctitrant*[.A132]*5)/(Vt+[.A132])" office:value-type="float" office:value="0" calcext:value-type="float">
            <text:p>0,00000000</text:p>
          </table:table-cell>
          <table:table-cell table:formula="of:=no_ptitre/(Vt+[.A132])" office:value-type="float" office:value="0.00158227848101266" calcext:value-type="float">
            <text:p>0,00158228</text:p>
          </table:table-cell>
          <table:table-cell table:formula="of:=IF([.E132]&gt;0;ctitrant*[.A132];no_titrant*1)/(Vt+[.A132])" office:value-type="float" office:value="0" calcext:value-type="float">
            <text:p>0,00000000</text:p>
          </table:table-cell>
          <table:table-cell/>
          <table:table-cell table:formula="of:=MIN(c_reac*v_reac;no_preactif + ctitrant*[.A132]*5)/(Vt+[.A132])" office:value-type="float" office:value="0.00791139240506329" calcext:value-type="float">
            <text:p>0,00791139</text:p>
          </table:table-cell>
          <table:table-cell table:formula="of:=no_stitre/(Vt+[.A132])" office:value-type="float" office:value="0.000791139240506329" calcext:value-type="float">
            <text:p>0,00079114</text:p>
          </table:table-cell>
          <table:table-cell table:formula="of:=ctitrant*[.A132]*1/(Vt+[.A132])" office:value-type="float" office:value="0.00177215189873418" calcext:value-type="float">
            <text:p>0,00177215</text:p>
          </table:table-cell>
          <table:table-cell table:formula="of:=no_sexc/(Vt+[.A132])" office:value-type="float" office:value="0.0791139240506329" calcext:value-type="float">
            <text:p>0,07911392</text:p>
          </table:table-cell>
          <table:table-cell table:formula="of:=no_sreactif/(Vt+[.A132])" office:value-type="float" office:value="0.0158227848101266" calcext:value-type="float">
            <text:p>0,01582278</text:p>
          </table:table-cell>
          <table:table-cell table:formula="of:=[.D132]" office:value-type="float" office:value="0.0689873417722968" calcext:value-type="float">
            <text:p>6,899E-02</text:p>
          </table:table-cell>
          <table:table-cell table:formula="of:=0.00000000000001/[.D132]" office:value-type="float" office:value="0.000000000000144954128440062" calcext:value-type="float">
            <text:p>1,45E-13</text:p>
          </table:table-cell>
          <table:table-cell table:formula="of:=-LOG([.D132])" office:value-type="float" office:value="1.16123058901289" calcext:value-type="float">
            <text:p>1,16123059</text:p>
          </table:table-cell>
          <table:table-cell table:formula="of:=-[.B132] - [.C132] + 2*[.E132] + 2*[.G132] + 3*[.I132] + 2*[.J132] + [.K132] - [.L132] - [.M132]" office:value-type="float" office:value="-0.0689873417721519" calcext:value-type="float">
            <text:p>-0,06898734</text:p>
          </table:table-cell>
          <table:table-cell table:formula="of:=[.B132]*[.B$13]+[.C132]*[.C$13]+[.E132]*[.E$13]+[.F132]*[.F$13]+[.G132]*[.G$13]+[.I132]*[.I$13]+[.J132]*[.J$13]+[.K132]*[.K$13]+[.L132]*[.L$13]+[.D132]*[.D$13]+[.O132]*[.O$13]" office:value-type="float" office:value="3.20732594937504" calcext:value-type="float">
            <text:p>3,20732594937504</text:p>
          </table:table-cell>
          <table:table-cell/>
        </table:table-row>
        <table:table-row table:style-name="ro1">
          <table:table-cell table:formula="of:=[.A132]+dV" office:value-type="float" office:value="11.3" calcext:value-type="float">
            <text:p>11,30000000</text:p>
          </table:table-cell>
          <table:table-cell office:value-type="float" office:value="0" calcext:value-type="float">
            <text:p>0,00000000</text:p>
          </table:table-cell>
          <table:table-cell table:formula="of:=IF([.E133]&gt;0;0;ctitrant*[.A133]-no_reactif/5)/(Vt+[.A133])" office:value-type="float" office:value="0.00115323854660348" calcext:value-type="float">
            <text:p>0,00115324</text:p>
          </table:table-cell>
          <table:table-cell table:formula="of:=(-[.Q133]+SQRT([.Q133]*[.Q133]+0.00000000000004))/2" office:value-type="float" office:value="0.068878357030161" calcext:value-type="float">
            <text:p>6,888E-02</text:p>
          </table:table-cell>
          <table:table-cell table:formula="of:=MAX(0;no_reactif-ctitrant*[.A133]*5)/(Vt+[.A133])" office:value-type="float" office:value="0" calcext:value-type="float">
            <text:p>0,00000000</text:p>
          </table:table-cell>
          <table:table-cell table:formula="of:=no_ptitre/(Vt+[.A133])" office:value-type="float" office:value="0.00157977883096367" calcext:value-type="float">
            <text:p>0,00157978</text:p>
          </table:table-cell>
          <table:table-cell table:formula="of:=IF([.E133]&gt;0;ctitrant*[.A133];no_titrant*1)/(Vt+[.A133])" office:value-type="float" office:value="0" calcext:value-type="float">
            <text:p>0,00000000</text:p>
          </table:table-cell>
          <table:table-cell/>
          <table:table-cell table:formula="of:=MIN(c_reac*v_reac;no_preactif + ctitrant*[.A133]*5)/(Vt+[.A133])" office:value-type="float" office:value="0.00789889415481833" calcext:value-type="float">
            <text:p>0,00789889</text:p>
          </table:table-cell>
          <table:table-cell table:formula="of:=no_stitre/(Vt+[.A133])" office:value-type="float" office:value="0.000789889415481833" calcext:value-type="float">
            <text:p>0,00078989</text:p>
          </table:table-cell>
          <table:table-cell table:formula="of:=ctitrant*[.A133]*1/(Vt+[.A133])" office:value-type="float" office:value="0.00178515007898894" calcext:value-type="float">
            <text:p>0,00178515</text:p>
          </table:table-cell>
          <table:table-cell table:formula="of:=no_sexc/(Vt+[.A133])" office:value-type="float" office:value="0.0789889415481833" calcext:value-type="float">
            <text:p>0,07898894</text:p>
          </table:table-cell>
          <table:table-cell table:formula="of:=no_sreactif/(Vt+[.A133])" office:value-type="float" office:value="0.0157977883096367" calcext:value-type="float">
            <text:p>0,01579779</text:p>
          </table:table-cell>
          <table:table-cell table:formula="of:=[.D133]" office:value-type="float" office:value="0.068878357030161" calcext:value-type="float">
            <text:p>6,888E-02</text:p>
          </table:table-cell>
          <table:table-cell table:formula="of:=0.00000000000001/[.D133]" office:value-type="float" office:value="0.000000000000145183486238226" calcext:value-type="float">
            <text:p>1,45E-13</text:p>
          </table:table-cell>
          <table:table-cell table:formula="of:=-LOG([.D133])" office:value-type="float" office:value="1.16191722074785" calcext:value-type="float">
            <text:p>1,16191722</text:p>
          </table:table-cell>
          <table:table-cell table:formula="of:=-[.B133] - [.C133] + 2*[.E133] + 2*[.G133] + 3*[.I133] + 2*[.J133] + [.K133] - [.L133] - [.M133]" office:value-type="float" office:value="-0.0688783570300158" calcext:value-type="float">
            <text:p>-0,06887836</text:p>
          </table:table-cell>
          <table:table-cell table:formula="of:=[.B133]*[.B$13]+[.C133]*[.C$13]+[.E133]*[.E$13]+[.F133]*[.F$13]+[.G133]*[.G$13]+[.I133]*[.I$13]+[.J133]*[.J$13]+[.K133]*[.K$13]+[.L133]*[.L$13]+[.D133]*[.D$13]+[.O133]*[.O$13]" office:value-type="float" office:value="3.20247235387843" calcext:value-type="float">
            <text:p>3,20247235387843</text:p>
          </table:table-cell>
          <table:table-cell/>
        </table:table-row>
        <table:table-row table:style-name="ro1">
          <table:table-cell table:formula="of:=[.A133]+dV" office:value-type="float" office:value="11.4" calcext:value-type="float">
            <text:p>11,40000000</text:p>
          </table:table-cell>
          <table:table-cell office:value-type="float" office:value="0" calcext:value-type="float">
            <text:p>0,00000000</text:p>
          </table:table-cell>
          <table:table-cell table:formula="of:=IF([.E134]&gt;0;0;ctitrant*[.A134]-no_reactif/5)/(Vt+[.A134])" office:value-type="float" office:value="0.00116719242902208" calcext:value-type="float">
            <text:p>0,00116719</text:p>
          </table:table-cell>
          <table:table-cell table:formula="of:=(-[.Q134]+SQRT([.Q134]*[.Q134]+0.00000000000004))/2" office:value-type="float" office:value="0.0687697160884735" calcext:value-type="float">
            <text:p>6,877E-02</text:p>
          </table:table-cell>
          <table:table-cell table:formula="of:=MAX(0;no_reactif-ctitrant*[.A134]*5)/(Vt+[.A134])" office:value-type="float" office:value="0" calcext:value-type="float">
            <text:p>0,00000000</text:p>
          </table:table-cell>
          <table:table-cell table:formula="of:=no_ptitre/(Vt+[.A134])" office:value-type="float" office:value="0.00157728706624606" calcext:value-type="float">
            <text:p>0,00157729</text:p>
          </table:table-cell>
          <table:table-cell table:formula="of:=IF([.E134]&gt;0;ctitrant*[.A134];no_titrant*1)/(Vt+[.A134])" office:value-type="float" office:value="0" calcext:value-type="float">
            <text:p>0,00000000</text:p>
          </table:table-cell>
          <table:table-cell/>
          <table:table-cell table:formula="of:=MIN(c_reac*v_reac;no_preactif + ctitrant*[.A134]*5)/(Vt+[.A134])" office:value-type="float" office:value="0.00788643533123028" calcext:value-type="float">
            <text:p>0,00788644</text:p>
          </table:table-cell>
          <table:table-cell table:formula="of:=no_stitre/(Vt+[.A134])" office:value-type="float" office:value="0.000788643533123028" calcext:value-type="float">
            <text:p>0,00078864</text:p>
          </table:table-cell>
          <table:table-cell table:formula="of:=ctitrant*[.A134]*1/(Vt+[.A134])" office:value-type="float" office:value="0.0017981072555205" calcext:value-type="float">
            <text:p>0,00179811</text:p>
          </table:table-cell>
          <table:table-cell table:formula="of:=no_sexc/(Vt+[.A134])" office:value-type="float" office:value="0.0788643533123028" calcext:value-type="float">
            <text:p>0,07886435</text:p>
          </table:table-cell>
          <table:table-cell table:formula="of:=no_sreactif/(Vt+[.A134])" office:value-type="float" office:value="0.0157728706624606" calcext:value-type="float">
            <text:p>0,01577287</text:p>
          </table:table-cell>
          <table:table-cell table:formula="of:=[.D134]" office:value-type="float" office:value="0.0687697160884735" calcext:value-type="float">
            <text:p>6,877E-02</text:p>
          </table:table-cell>
          <table:table-cell table:formula="of:=0.00000000000001/[.D134]" office:value-type="float" office:value="0.00000000000014541284403639" calcext:value-type="float">
            <text:p>1,45E-13</text:p>
          </table:table-cell>
          <table:table-cell table:formula="of:=-LOG([.D134])" office:value-type="float" office:value="1.16260276861223" calcext:value-type="float">
            <text:p>1,16260277</text:p>
          </table:table-cell>
          <table:table-cell table:formula="of:=-[.B134] - [.C134] + 2*[.E134] + 2*[.G134] + 3*[.I134] + 2*[.J134] + [.K134] - [.L134] - [.M134]" office:value-type="float" office:value="-0.0687697160883281" calcext:value-type="float">
            <text:p>-0,06876972</text:p>
          </table:table-cell>
          <table:table-cell table:formula="of:=[.B134]*[.B$13]+[.C134]*[.C$13]+[.E134]*[.E$13]+[.F134]*[.F$13]+[.G134]*[.G$13]+[.I134]*[.I$13]+[.J134]*[.J$13]+[.K134]*[.K$13]+[.L134]*[.L$13]+[.D134]*[.D$13]+[.O134]*[.O$13]" office:value-type="float" office:value="3.19763406940861" calcext:value-type="float">
            <text:p>3,19763406940861</text:p>
          </table:table-cell>
          <table:table-cell/>
        </table:table-row>
        <table:table-row table:style-name="ro1">
          <table:table-cell table:formula="of:=[.A134]+dV" office:value-type="float" office:value="11.5" calcext:value-type="float">
            <text:p>11,50000000</text:p>
          </table:table-cell>
          <table:table-cell office:value-type="float" office:value="0" calcext:value-type="float">
            <text:p>0,00000000</text:p>
          </table:table-cell>
          <table:table-cell table:formula="of:=IF([.E135]&gt;0;0;ctitrant*[.A135]-no_reactif/5)/(Vt+[.A135])" office:value-type="float" office:value="0.00118110236220472" calcext:value-type="float">
            <text:p>0,00118110</text:p>
          </table:table-cell>
          <table:table-cell table:formula="of:=(-[.Q135]+SQRT([.Q135]*[.Q135]+0.00000000000004))/2" office:value-type="float" office:value="0.0686614173229803" calcext:value-type="float">
            <text:p>6,866E-02</text:p>
          </table:table-cell>
          <table:table-cell table:formula="of:=MAX(0;no_reactif-ctitrant*[.A135]*5)/(Vt+[.A135])" office:value-type="float" office:value="0" calcext:value-type="float">
            <text:p>0,00000000</text:p>
          </table:table-cell>
          <table:table-cell table:formula="of:=no_ptitre/(Vt+[.A135])" office:value-type="float" office:value="0.0015748031496063" calcext:value-type="float">
            <text:p>0,00157480</text:p>
          </table:table-cell>
          <table:table-cell table:formula="of:=IF([.E135]&gt;0;ctitrant*[.A135];no_titrant*1)/(Vt+[.A135])" office:value-type="float" office:value="0" calcext:value-type="float">
            <text:p>0,00000000</text:p>
          </table:table-cell>
          <table:table-cell/>
          <table:table-cell table:formula="of:=MIN(c_reac*v_reac;no_preactif + ctitrant*[.A135]*5)/(Vt+[.A135])" office:value-type="float" office:value="0.0078740157480315" calcext:value-type="float">
            <text:p>0,00787402</text:p>
          </table:table-cell>
          <table:table-cell table:formula="of:=no_stitre/(Vt+[.A135])" office:value-type="float" office:value="0.00078740157480315" calcext:value-type="float">
            <text:p>0,00078740</text:p>
          </table:table-cell>
          <table:table-cell table:formula="of:=ctitrant*[.A135]*1/(Vt+[.A135])" office:value-type="float" office:value="0.00181102362204724" calcext:value-type="float">
            <text:p>0,00181102</text:p>
          </table:table-cell>
          <table:table-cell table:formula="of:=no_sexc/(Vt+[.A135])" office:value-type="float" office:value="0.078740157480315" calcext:value-type="float">
            <text:p>0,07874016</text:p>
          </table:table-cell>
          <table:table-cell table:formula="of:=no_sreactif/(Vt+[.A135])" office:value-type="float" office:value="0.015748031496063" calcext:value-type="float">
            <text:p>0,01574803</text:p>
          </table:table-cell>
          <table:table-cell table:formula="of:=[.D135]" office:value-type="float" office:value="0.0686614173229803" calcext:value-type="float">
            <text:p>6,866E-02</text:p>
          </table:table-cell>
          <table:table-cell table:formula="of:=0.00000000000001/[.D135]" office:value-type="float" office:value="0.000000000000145642201834553" calcext:value-type="float">
            <text:p>1,46E-13</text:p>
          </table:table-cell>
          <table:table-cell table:formula="of:=-LOG([.D135])" office:value-type="float" office:value="1.16328723602247" calcext:value-type="float">
            <text:p>1,16328724</text:p>
          </table:table-cell>
          <table:table-cell table:formula="of:=-[.B135] - [.C135] + 2*[.E135] + 2*[.G135] + 3*[.I135] + 2*[.J135] + [.K135] - [.L135] - [.M135]" office:value-type="float" office:value="-0.0686614173228347" calcext:value-type="float">
            <text:p>-0,06866142</text:p>
          </table:table-cell>
          <table:table-cell table:formula="of:=[.B135]*[.B$13]+[.C135]*[.C$13]+[.E135]*[.E$13]+[.F135]*[.F$13]+[.G135]*[.G$13]+[.I135]*[.I$13]+[.J135]*[.J$13]+[.K135]*[.K$13]+[.L135]*[.L$13]+[.D135]*[.D$13]+[.O135]*[.O$13]" office:value-type="float" office:value="3.19281102363004" calcext:value-type="float">
            <text:p>3,19281102363004</text:p>
          </table:table-cell>
          <table:table-cell/>
        </table:table-row>
        <table:table-row table:style-name="ro1">
          <table:table-cell table:formula="of:=[.A135]+dV" office:value-type="float" office:value="11.6" calcext:value-type="float">
            <text:p>11,60000000</text:p>
          </table:table-cell>
          <table:table-cell office:value-type="float" office:value="0" calcext:value-type="float">
            <text:p>0,00000000</text:p>
          </table:table-cell>
          <table:table-cell table:formula="of:=IF([.E136]&gt;0;0;ctitrant*[.A136]-no_reactif/5)/(Vt+[.A136])" office:value-type="float" office:value="0.00119496855345912" calcext:value-type="float">
            <text:p>0,00119497</text:p>
          </table:table-cell>
          <table:table-cell table:formula="of:=(-[.Q136]+SQRT([.Q136]*[.Q136]+0.00000000000004))/2" office:value-type="float" office:value="0.0685534591196427" calcext:value-type="float">
            <text:p>6,855E-02</text:p>
          </table:table-cell>
          <table:table-cell table:formula="of:=MAX(0;no_reactif-ctitrant*[.A136]*5)/(Vt+[.A136])" office:value-type="float" office:value="0" calcext:value-type="float">
            <text:p>0,00000000</text:p>
          </table:table-cell>
          <table:table-cell table:formula="of:=no_ptitre/(Vt+[.A136])" office:value-type="float" office:value="0.00157232704402516" calcext:value-type="float">
            <text:p>0,00157233</text:p>
          </table:table-cell>
          <table:table-cell table:formula="of:=IF([.E136]&gt;0;ctitrant*[.A136];no_titrant*1)/(Vt+[.A136])" office:value-type="float" office:value="0" calcext:value-type="float">
            <text:p>0,00000000</text:p>
          </table:table-cell>
          <table:table-cell/>
          <table:table-cell table:formula="of:=MIN(c_reac*v_reac;no_preactif + ctitrant*[.A136]*5)/(Vt+[.A136])" office:value-type="float" office:value="0.00786163522012579" calcext:value-type="float">
            <text:p>0,00786164</text:p>
          </table:table-cell>
          <table:table-cell table:formula="of:=no_stitre/(Vt+[.A136])" office:value-type="float" office:value="0.000786163522012579" calcext:value-type="float">
            <text:p>0,00078616</text:p>
          </table:table-cell>
          <table:table-cell table:formula="of:=ctitrant*[.A136]*1/(Vt+[.A136])" office:value-type="float" office:value="0.00182389937106918" calcext:value-type="float">
            <text:p>0,00182390</text:p>
          </table:table-cell>
          <table:table-cell table:formula="of:=no_sexc/(Vt+[.A136])" office:value-type="float" office:value="0.0786163522012579" calcext:value-type="float">
            <text:p>0,07861635</text:p>
          </table:table-cell>
          <table:table-cell table:formula="of:=no_sreactif/(Vt+[.A136])" office:value-type="float" office:value="0.0157232704402516" calcext:value-type="float">
            <text:p>0,01572327</text:p>
          </table:table-cell>
          <table:table-cell table:formula="of:=[.D136]" office:value-type="float" office:value="0.0685534591196427" calcext:value-type="float">
            <text:p>6,855E-02</text:p>
          </table:table-cell>
          <table:table-cell table:formula="of:=0.00000000000001/[.D136]" office:value-type="float" office:value="0.000000000000145871559632717" calcext:value-type="float">
            <text:p>1,46E-13</text:p>
          </table:table-cell>
          <table:table-cell table:formula="of:=-LOG([.D136])" office:value-type="float" office:value="1.1639706263789" calcext:value-type="float">
            <text:p>1,16397063</text:p>
          </table:table-cell>
          <table:table-cell table:formula="of:=-[.B136] - [.C136] + 2*[.E136] + 2*[.G136] + 3*[.I136] + 2*[.J136] + [.K136] - [.L136] - [.M136]" office:value-type="float" office:value="-0.0685534591194969" calcext:value-type="float">
            <text:p>-0,06855346</text:p>
          </table:table-cell>
          <table:table-cell table:formula="of:=[.B136]*[.B$13]+[.C136]*[.C$13]+[.E136]*[.E$13]+[.F136]*[.F$13]+[.G136]*[.G$13]+[.I136]*[.I$13]+[.J136]*[.J$13]+[.K136]*[.K$13]+[.L136]*[.L$13]+[.D136]*[.D$13]+[.O136]*[.O$13]" office:value-type="float" office:value="3.1880031446621" calcext:value-type="float">
            <text:p>3,1880031446621</text:p>
          </table:table-cell>
          <table:table-cell/>
        </table:table-row>
        <table:table-row table:style-name="ro1">
          <table:table-cell table:formula="of:=[.A136]+dV" office:value-type="float" office:value="11.7" calcext:value-type="float">
            <text:p>11,70000000</text:p>
          </table:table-cell>
          <table:table-cell office:value-type="float" office:value="0" calcext:value-type="float">
            <text:p>0,00000000</text:p>
          </table:table-cell>
          <table:table-cell table:formula="of:=IF([.E137]&gt;0;0;ctitrant*[.A137]-no_reactif/5)/(Vt+[.A137])" office:value-type="float" office:value="0.00120879120879121" calcext:value-type="float">
            <text:p>0,00120879</text:p>
          </table:table-cell>
          <table:table-cell table:formula="of:=(-[.Q137]+SQRT([.Q137]*[.Q137]+0.00000000000004))/2" office:value-type="float" office:value="0.0684458398745574" calcext:value-type="float">
            <text:p>6,845E-02</text:p>
          </table:table-cell>
          <table:table-cell table:formula="of:=MAX(0;no_reactif-ctitrant*[.A137]*5)/(Vt+[.A137])" office:value-type="float" office:value="0" calcext:value-type="float">
            <text:p>0,00000000</text:p>
          </table:table-cell>
          <table:table-cell table:formula="of:=no_ptitre/(Vt+[.A137])" office:value-type="float" office:value="0.00156985871271586" calcext:value-type="float">
            <text:p>0,00156986</text:p>
          </table:table-cell>
          <table:table-cell table:formula="of:=IF([.E137]&gt;0;ctitrant*[.A137];no_titrant*1)/(Vt+[.A137])" office:value-type="float" office:value="0" calcext:value-type="float">
            <text:p>0,00000000</text:p>
          </table:table-cell>
          <table:table-cell/>
          <table:table-cell table:formula="of:=MIN(c_reac*v_reac;no_preactif + ctitrant*[.A137]*5)/(Vt+[.A137])" office:value-type="float" office:value="0.00784929356357928" calcext:value-type="float">
            <text:p>0,00784929</text:p>
          </table:table-cell>
          <table:table-cell table:formula="of:=no_stitre/(Vt+[.A137])" office:value-type="float" office:value="0.000784929356357928" calcext:value-type="float">
            <text:p>0,00078493</text:p>
          </table:table-cell>
          <table:table-cell table:formula="of:=ctitrant*[.A137]*1/(Vt+[.A137])" office:value-type="float" office:value="0.00183673469387755" calcext:value-type="float">
            <text:p>0,00183673</text:p>
          </table:table-cell>
          <table:table-cell table:formula="of:=no_sexc/(Vt+[.A137])" office:value-type="float" office:value="0.0784929356357928" calcext:value-type="float">
            <text:p>0,07849294</text:p>
          </table:table-cell>
          <table:table-cell table:formula="of:=no_sreactif/(Vt+[.A137])" office:value-type="float" office:value="0.0156985871271586" calcext:value-type="float">
            <text:p>0,01569859</text:p>
          </table:table-cell>
          <table:table-cell table:formula="of:=[.D137]" office:value-type="float" office:value="0.0684458398745574" calcext:value-type="float">
            <text:p>6,845E-02</text:p>
          </table:table-cell>
          <table:table-cell table:formula="of:=0.00000000000001/[.D137]" office:value-type="float" office:value="0.000000000000146100917430881" calcext:value-type="float">
            <text:p>1,46E-13</text:p>
          </table:table-cell>
          <table:table-cell table:formula="of:=-LOG([.D137])" office:value-type="float" office:value="1.16465294306584" calcext:value-type="float">
            <text:p>1,16465294</text:p>
          </table:table-cell>
          <table:table-cell table:formula="of:=-[.B137] - [.C137] + 2*[.E137] + 2*[.G137] + 3*[.I137] + 2*[.J137] + [.K137] - [.L137] - [.M137]" office:value-type="float" office:value="-0.0684458398744113" calcext:value-type="float">
            <text:p>-0,06844584</text:p>
          </table:table-cell>
          <table:table-cell table:formula="of:=[.B137]*[.B$13]+[.C137]*[.C$13]+[.E137]*[.E$13]+[.F137]*[.F$13]+[.G137]*[.G$13]+[.I137]*[.I$13]+[.J137]*[.J$13]+[.K137]*[.K$13]+[.L137]*[.L$13]+[.D137]*[.D$13]+[.O137]*[.O$13]" office:value-type="float" office:value="3.18321036107552" calcext:value-type="float">
            <text:p>3,18321036107552</text:p>
          </table:table-cell>
          <table:table-cell/>
        </table:table-row>
        <table:table-row table:style-name="ro1">
          <table:table-cell table:formula="of:=[.A137]+dV" office:value-type="float" office:value="11.8" calcext:value-type="float">
            <text:p>11,80000000</text:p>
          </table:table-cell>
          <table:table-cell office:value-type="float" office:value="0" calcext:value-type="float">
            <text:p>0,00000000</text:p>
          </table:table-cell>
          <table:table-cell table:formula="of:=IF([.E138]&gt;0;0;ctitrant*[.A138]-no_reactif/5)/(Vt+[.A138])" office:value-type="float" office:value="0.00122257053291536" calcext:value-type="float">
            <text:p>0,00122257</text:p>
          </table:table-cell>
          <table:table-cell table:formula="of:=(-[.Q138]+SQRT([.Q138]*[.Q138]+0.00000000000004))/2" office:value-type="float" office:value="0.0683385579938768" calcext:value-type="float">
            <text:p>6,834E-02</text:p>
          </table:table-cell>
          <table:table-cell table:formula="of:=MAX(0;no_reactif-ctitrant*[.A138]*5)/(Vt+[.A138])" office:value-type="float" office:value="0" calcext:value-type="float">
            <text:p>0,00000000</text:p>
          </table:table-cell>
          <table:table-cell table:formula="of:=no_ptitre/(Vt+[.A138])" office:value-type="float" office:value="0.00156739811912226" calcext:value-type="float">
            <text:p>0,00156740</text:p>
          </table:table-cell>
          <table:table-cell table:formula="of:=IF([.E138]&gt;0;ctitrant*[.A138];no_titrant*1)/(Vt+[.A138])" office:value-type="float" office:value="0" calcext:value-type="float">
            <text:p>0,00000000</text:p>
          </table:table-cell>
          <table:table-cell/>
          <table:table-cell table:formula="of:=MIN(c_reac*v_reac;no_preactif + ctitrant*[.A138]*5)/(Vt+[.A138])" office:value-type="float" office:value="0.00783699059561129" calcext:value-type="float">
            <text:p>0,00783699</text:p>
          </table:table-cell>
          <table:table-cell table:formula="of:=no_stitre/(Vt+[.A138])" office:value-type="float" office:value="0.000783699059561129" calcext:value-type="float">
            <text:p>0,00078370</text:p>
          </table:table-cell>
          <table:table-cell table:formula="of:=ctitrant*[.A138]*1/(Vt+[.A138])" office:value-type="float" office:value="0.00184952978056426" calcext:value-type="float">
            <text:p>0,00184953</text:p>
          </table:table-cell>
          <table:table-cell table:formula="of:=no_sexc/(Vt+[.A138])" office:value-type="float" office:value="0.0783699059561129" calcext:value-type="float">
            <text:p>0,07836991</text:p>
          </table:table-cell>
          <table:table-cell table:formula="of:=no_sreactif/(Vt+[.A138])" office:value-type="float" office:value="0.0156739811912226" calcext:value-type="float">
            <text:p>0,01567398</text:p>
          </table:table-cell>
          <table:table-cell table:formula="of:=[.D138]" office:value-type="float" office:value="0.0683385579938768" calcext:value-type="float">
            <text:p>6,834E-02</text:p>
          </table:table-cell>
          <table:table-cell table:formula="of:=0.00000000000001/[.D138]" office:value-type="float" office:value="0.000000000000146330275229044" calcext:value-type="float">
            <text:p>1,46E-13</text:p>
          </table:table-cell>
          <table:table-cell table:formula="of:=-LOG([.D138])" office:value-type="float" office:value="1.16533418945165" calcext:value-type="float">
            <text:p>1,16533419</text:p>
          </table:table-cell>
          <table:table-cell table:formula="of:=-[.B138] - [.C138] + 2*[.E138] + 2*[.G138] + 3*[.I138] + 2*[.J138] + [.K138] - [.L138] - [.M138]" office:value-type="float" office:value="-0.0683385579937304" calcext:value-type="float">
            <text:p>-0,06833856</text:p>
          </table:table-cell>
          <table:table-cell table:formula="of:=[.B138]*[.B$13]+[.C138]*[.C$13]+[.E138]*[.E$13]+[.F138]*[.F$13]+[.G138]*[.G$13]+[.I138]*[.I$13]+[.J138]*[.J$13]+[.K138]*[.K$13]+[.L138]*[.L$13]+[.D138]*[.D$13]+[.O138]*[.O$13]" office:value-type="float" office:value="3.17843260188891" calcext:value-type="float">
            <text:p>3,17843260188891</text:p>
          </table:table-cell>
          <table:table-cell/>
        </table:table-row>
        <table:table-row table:style-name="ro1">
          <table:table-cell table:formula="of:=[.A138]+dV" office:value-type="float" office:value="11.9" calcext:value-type="float">
            <text:p>11,90000000</text:p>
          </table:table-cell>
          <table:table-cell office:value-type="float" office:value="0" calcext:value-type="float">
            <text:p>0,00000000</text:p>
          </table:table-cell>
          <table:table-cell table:formula="of:=IF([.E139]&gt;0;0;ctitrant*[.A139]-no_reactif/5)/(Vt+[.A139])" office:value-type="float" office:value="0.00123630672926448" calcext:value-type="float">
            <text:p>0,00123631</text:p>
          </table:table-cell>
          <table:table-cell table:formula="of:=(-[.Q139]+SQRT([.Q139]*[.Q139]+0.00000000000004))/2" office:value-type="float" office:value="0.0682316118937303" calcext:value-type="float">
            <text:p>6,823E-02</text:p>
          </table:table-cell>
          <table:table-cell table:formula="of:=MAX(0;no_reactif-ctitrant*[.A139]*5)/(Vt+[.A139])" office:value-type="float" office:value="0" calcext:value-type="float">
            <text:p>0,00000000</text:p>
          </table:table-cell>
          <table:table-cell table:formula="of:=no_ptitre/(Vt+[.A139])" office:value-type="float" office:value="0.00156494522691706" calcext:value-type="float">
            <text:p>0,00156495</text:p>
          </table:table-cell>
          <table:table-cell table:formula="of:=IF([.E139]&gt;0;ctitrant*[.A139];no_titrant*1)/(Vt+[.A139])" office:value-type="float" office:value="0" calcext:value-type="float">
            <text:p>0,00000000</text:p>
          </table:table-cell>
          <table:table-cell/>
          <table:table-cell table:formula="of:=MIN(c_reac*v_reac;no_preactif + ctitrant*[.A139]*5)/(Vt+[.A139])" office:value-type="float" office:value="0.00782472613458529" calcext:value-type="float">
            <text:p>0,00782473</text:p>
          </table:table-cell>
          <table:table-cell table:formula="of:=no_stitre/(Vt+[.A139])" office:value-type="float" office:value="0.000782472613458529" calcext:value-type="float">
            <text:p>0,00078247</text:p>
          </table:table-cell>
          <table:table-cell table:formula="of:=ctitrant*[.A139]*1/(Vt+[.A139])" office:value-type="float" office:value="0.0018622848200313" calcext:value-type="float">
            <text:p>0,00186228</text:p>
          </table:table-cell>
          <table:table-cell table:formula="of:=no_sexc/(Vt+[.A139])" office:value-type="float" office:value="0.0782472613458529" calcext:value-type="float">
            <text:p>0,07824726</text:p>
          </table:table-cell>
          <table:table-cell table:formula="of:=no_sreactif/(Vt+[.A139])" office:value-type="float" office:value="0.0156494522691706" calcext:value-type="float">
            <text:p>0,01564945</text:p>
          </table:table-cell>
          <table:table-cell table:formula="of:=[.D139]" office:value-type="float" office:value="0.0682316118937303" calcext:value-type="float">
            <text:p>6,823E-02</text:p>
          </table:table-cell>
          <table:table-cell table:formula="of:=0.00000000000001/[.D139]" office:value-type="float" office:value="0.000000000000146559633027208" calcext:value-type="float">
            <text:p>1,47E-13</text:p>
          </table:table-cell>
          <table:table-cell table:formula="of:=-LOG([.D139])" office:value-type="float" office:value="1.16601436888888" calcext:value-type="float">
            <text:p>1,16601437</text:p>
          </table:table-cell>
          <table:table-cell table:formula="of:=-[.B139] - [.C139] + 2*[.E139] + 2*[.G139] + 3*[.I139] + 2*[.J139] + [.K139] - [.L139] - [.M139]" office:value-type="float" office:value="-0.0682316118935837" calcext:value-type="float">
            <text:p>-0,06823161</text:p>
          </table:table-cell>
          <table:table-cell table:formula="of:=[.B139]*[.B$13]+[.C139]*[.C$13]+[.E139]*[.E$13]+[.F139]*[.F$13]+[.G139]*[.G$13]+[.I139]*[.I$13]+[.J139]*[.J$13]+[.K139]*[.K$13]+[.L139]*[.L$13]+[.D139]*[.D$13]+[.O139]*[.O$13]" office:value-type="float" office:value="3.17366979656517" calcext:value-type="float">
            <text:p>3,17366979656517</text:p>
          </table:table-cell>
          <table:table-cell/>
        </table:table-row>
        <table:table-row table:style-name="ro1">
          <table:table-cell table:formula="of:=[.A139]+dV" office:value-type="float" office:value="12" calcext:value-type="float">
            <text:p>12,00000000</text:p>
          </table:table-cell>
          <table:table-cell office:value-type="float" office:value="0" calcext:value-type="float">
            <text:p>0,00000000</text:p>
          </table:table-cell>
          <table:table-cell table:formula="of:=IF([.E140]&gt;0;0;ctitrant*[.A140]-no_reactif/5)/(Vt+[.A140])" office:value-type="float" office:value="0.00125" calcext:value-type="float">
            <text:p>0,00125000</text:p>
          </table:table-cell>
          <table:table-cell table:formula="of:=(-[.Q140]+SQRT([.Q140]*[.Q140]+0.00000000000004))/2" office:value-type="float" office:value="0.0681250000001468" calcext:value-type="float">
            <text:p>6,813E-02</text:p>
          </table:table-cell>
          <table:table-cell table:formula="of:=MAX(0;no_reactif-ctitrant*[.A140]*5)/(Vt+[.A140])" office:value-type="float" office:value="0" calcext:value-type="float">
            <text:p>0,00000000</text:p>
          </table:table-cell>
          <table:table-cell table:formula="of:=no_ptitre/(Vt+[.A140])" office:value-type="float" office:value="0.0015625" calcext:value-type="float">
            <text:p>0,00156250</text:p>
          </table:table-cell>
          <table:table-cell table:formula="of:=IF([.E140]&gt;0;ctitrant*[.A140];no_titrant*1)/(Vt+[.A140])" office:value-type="float" office:value="0" calcext:value-type="float">
            <text:p>0,00000000</text:p>
          </table:table-cell>
          <table:table-cell/>
          <table:table-cell table:formula="of:=MIN(c_reac*v_reac;no_preactif + ctitrant*[.A140]*5)/(Vt+[.A140])" office:value-type="float" office:value="0.0078125" calcext:value-type="float">
            <text:p>0,00781250</text:p>
          </table:table-cell>
          <table:table-cell table:formula="of:=no_stitre/(Vt+[.A140])" office:value-type="float" office:value="0.00078125" calcext:value-type="float">
            <text:p>0,00078125</text:p>
          </table:table-cell>
          <table:table-cell table:formula="of:=ctitrant*[.A140]*1/(Vt+[.A140])" office:value-type="float" office:value="0.001875" calcext:value-type="float">
            <text:p>0,00187500</text:p>
          </table:table-cell>
          <table:table-cell table:formula="of:=no_sexc/(Vt+[.A140])" office:value-type="float" office:value="0.078125" calcext:value-type="float">
            <text:p>0,07812500</text:p>
          </table:table-cell>
          <table:table-cell table:formula="of:=no_sreactif/(Vt+[.A140])" office:value-type="float" office:value="0.015625" calcext:value-type="float">
            <text:p>0,01562500</text:p>
          </table:table-cell>
          <table:table-cell table:formula="of:=[.D140]" office:value-type="float" office:value="0.0681250000001468" calcext:value-type="float">
            <text:p>6,813E-02</text:p>
          </table:table-cell>
          <table:table-cell table:formula="of:=0.00000000000001/[.D140]" office:value-type="float" office:value="0.000000000000146788990825372" calcext:value-type="float">
            <text:p>1,47E-13</text:p>
          </table:table-cell>
          <table:table-cell table:formula="of:=-LOG([.D140])" office:value-type="float" office:value="1.16669348471437" calcext:value-type="float">
            <text:p>1,16669348</text:p>
          </table:table-cell>
          <table:table-cell table:formula="of:=-[.B140] - [.C140] + 2*[.E140] + 2*[.G140] + 3*[.I140] + 2*[.J140] + [.K140] - [.L140] - [.M140]" office:value-type="float" office:value="-0.068125" calcext:value-type="float">
            <text:p>-0,06812500</text:p>
          </table:table-cell>
          <table:table-cell table:formula="of:=[.B140]*[.B$13]+[.C140]*[.C$13]+[.E140]*[.E$13]+[.F140]*[.F$13]+[.G140]*[.G$13]+[.I140]*[.I$13]+[.J140]*[.J$13]+[.K140]*[.K$13]+[.L140]*[.L$13]+[.D140]*[.D$13]+[.O140]*[.O$13]" office:value-type="float" office:value="3.16892187500806" calcext:value-type="float">
            <text:p>3,16892187500806</text:p>
          </table:table-cell>
          <table:table-cell/>
        </table:table-row>
        <table:table-row table:style-name="ro1">
          <table:table-cell table:formula="of:=[.A140]+dV" office:value-type="float" office:value="12.1" calcext:value-type="float">
            <text:p>12,10000000</text:p>
          </table:table-cell>
          <table:table-cell office:value-type="float" office:value="0" calcext:value-type="float">
            <text:p>0,00000000</text:p>
          </table:table-cell>
          <table:table-cell table:formula="of:=IF([.E141]&gt;0;0;ctitrant*[.A141]-no_reactif/5)/(Vt+[.A141])" office:value-type="float" office:value="0.00126365054602184" calcext:value-type="float">
            <text:p>0,00126365</text:p>
          </table:table-cell>
          <table:table-cell table:formula="of:=(-[.Q141]+SQRT([.Q141]*[.Q141]+0.00000000000004))/2" office:value-type="float" office:value="0.068018720748977" calcext:value-type="float">
            <text:p>6,802E-02</text:p>
          </table:table-cell>
          <table:table-cell table:formula="of:=MAX(0;no_reactif-ctitrant*[.A141]*5)/(Vt+[.A141])" office:value-type="float" office:value="0" calcext:value-type="float">
            <text:p>0,00000000</text:p>
          </table:table-cell>
          <table:table-cell table:formula="of:=no_ptitre/(Vt+[.A141])" office:value-type="float" office:value="0.0015600624024961" calcext:value-type="float">
            <text:p>0,00156006</text:p>
          </table:table-cell>
          <table:table-cell table:formula="of:=IF([.E141]&gt;0;ctitrant*[.A141];no_titrant*1)/(Vt+[.A141])" office:value-type="float" office:value="0" calcext:value-type="float">
            <text:p>0,00000000</text:p>
          </table:table-cell>
          <table:table-cell/>
          <table:table-cell table:formula="of:=MIN(c_reac*v_reac;no_preactif + ctitrant*[.A141]*5)/(Vt+[.A141])" office:value-type="float" office:value="0.0078003120124805" calcext:value-type="float">
            <text:p>0,00780031</text:p>
          </table:table-cell>
          <table:table-cell table:formula="of:=no_stitre/(Vt+[.A141])" office:value-type="float" office:value="0.00078003120124805" calcext:value-type="float">
            <text:p>0,00078003</text:p>
          </table:table-cell>
          <table:table-cell table:formula="of:=ctitrant*[.A141]*1/(Vt+[.A141])" office:value-type="float" office:value="0.00188767550702028" calcext:value-type="float">
            <text:p>0,00188768</text:p>
          </table:table-cell>
          <table:table-cell table:formula="of:=no_sexc/(Vt+[.A141])" office:value-type="float" office:value="0.078003120124805" calcext:value-type="float">
            <text:p>0,07800312</text:p>
          </table:table-cell>
          <table:table-cell table:formula="of:=no_sreactif/(Vt+[.A141])" office:value-type="float" office:value="0.015600624024961" calcext:value-type="float">
            <text:p>0,01560062</text:p>
          </table:table-cell>
          <table:table-cell table:formula="of:=[.D141]" office:value-type="float" office:value="0.068018720748977" calcext:value-type="float">
            <text:p>6,802E-02</text:p>
          </table:table-cell>
          <table:table-cell table:formula="of:=0.00000000000001/[.D141]" office:value-type="float" office:value="0.000000000000147018348623535" calcext:value-type="float">
            <text:p>1,47E-13</text:p>
          </table:table-cell>
          <table:table-cell table:formula="of:=-LOG([.D141])" office:value-type="float" office:value="1.16737154024929" calcext:value-type="float">
            <text:p>1,16737154</text:p>
          </table:table-cell>
          <table:table-cell table:formula="of:=-[.B141] - [.C141] + 2*[.E141] + 2*[.G141] + 3*[.I141] + 2*[.J141] + [.K141] - [.L141] - [.M141]" office:value-type="float" office:value="-0.0680187207488299" calcext:value-type="float">
            <text:p>-0,06801872</text:p>
          </table:table-cell>
          <table:table-cell table:formula="of:=[.B141]*[.B$13]+[.C141]*[.C$13]+[.E141]*[.E$13]+[.F141]*[.F$13]+[.G141]*[.G$13]+[.I141]*[.I$13]+[.J141]*[.J$13]+[.K141]*[.K$13]+[.L141]*[.L$13]+[.D141]*[.D$13]+[.O141]*[.O$13]" office:value-type="float" office:value="3.16418876755877" calcext:value-type="float">
            <text:p>3,16418876755877</text:p>
          </table:table-cell>
          <table:table-cell/>
        </table:table-row>
        <table:table-row table:style-name="ro1">
          <table:table-cell table:formula="of:=[.A141]+dV" office:value-type="float" office:value="12.2" calcext:value-type="float">
            <text:p>12,20000000</text:p>
          </table:table-cell>
          <table:table-cell office:value-type="float" office:value="0" calcext:value-type="float">
            <text:p>0,00000000</text:p>
          </table:table-cell>
          <table:table-cell table:formula="of:=IF([.E142]&gt;0;0;ctitrant*[.A142]-no_reactif/5)/(Vt+[.A142])" office:value-type="float" office:value="0.00127725856697819" calcext:value-type="float">
            <text:p>0,00127726</text:p>
          </table:table-cell>
          <table:table-cell table:formula="of:=(-[.Q142]+SQRT([.Q142]*[.Q142]+0.00000000000004))/2" office:value-type="float" office:value="0.067912772585817" calcext:value-type="float">
            <text:p>6,791E-02</text:p>
          </table:table-cell>
          <table:table-cell table:formula="of:=MAX(0;no_reactif-ctitrant*[.A142]*5)/(Vt+[.A142])" office:value-type="float" office:value="0" calcext:value-type="float">
            <text:p>0,00000000</text:p>
          </table:table-cell>
          <table:table-cell table:formula="of:=no_ptitre/(Vt+[.A142])" office:value-type="float" office:value="0.00155763239875389" calcext:value-type="float">
            <text:p>0,00155763</text:p>
          </table:table-cell>
          <table:table-cell table:formula="of:=IF([.E142]&gt;0;ctitrant*[.A142];no_titrant*1)/(Vt+[.A142])" office:value-type="float" office:value="0" calcext:value-type="float">
            <text:p>0,00000000</text:p>
          </table:table-cell>
          <table:table-cell/>
          <table:table-cell table:formula="of:=MIN(c_reac*v_reac;no_preactif + ctitrant*[.A142]*5)/(Vt+[.A142])" office:value-type="float" office:value="0.00778816199376947" calcext:value-type="float">
            <text:p>0,00778816</text:p>
          </table:table-cell>
          <table:table-cell table:formula="of:=no_stitre/(Vt+[.A142])" office:value-type="float" office:value="0.000778816199376947" calcext:value-type="float">
            <text:p>0,00077882</text:p>
          </table:table-cell>
          <table:table-cell table:formula="of:=ctitrant*[.A142]*1/(Vt+[.A142])" office:value-type="float" office:value="0.00190031152647975" calcext:value-type="float">
            <text:p>0,00190031</text:p>
          </table:table-cell>
          <table:table-cell table:formula="of:=no_sexc/(Vt+[.A142])" office:value-type="float" office:value="0.0778816199376947" calcext:value-type="float">
            <text:p>0,07788162</text:p>
          </table:table-cell>
          <table:table-cell table:formula="of:=no_sreactif/(Vt+[.A142])" office:value-type="float" office:value="0.0155763239875389" calcext:value-type="float">
            <text:p>0,01557632</text:p>
          </table:table-cell>
          <table:table-cell table:formula="of:=[.D142]" office:value-type="float" office:value="0.067912772585817" calcext:value-type="float">
            <text:p>6,791E-02</text:p>
          </table:table-cell>
          <table:table-cell table:formula="of:=0.00000000000001/[.D142]" office:value-type="float" office:value="0.000000000000147247706421699" calcext:value-type="float">
            <text:p>1,47E-13</text:p>
          </table:table-cell>
          <table:table-cell table:formula="of:=-LOG([.D142])" office:value-type="float" office:value="1.16804853879933" calcext:value-type="float">
            <text:p>1,16804854</text:p>
          </table:table-cell>
          <table:table-cell table:formula="of:=-[.B142] - [.C142] + 2*[.E142] + 2*[.G142] + 3*[.I142] + 2*[.J142] + [.K142] - [.L142] - [.M142]" office:value-type="float" office:value="-0.0679127725856698" calcext:value-type="float">
            <text:p>-0,06791277</text:p>
          </table:table-cell>
          <table:table-cell table:formula="of:=[.B142]*[.B$13]+[.C142]*[.C$13]+[.E142]*[.E$13]+[.F142]*[.F$13]+[.G142]*[.G$13]+[.I142]*[.I$13]+[.J142]*[.J$13]+[.K142]*[.K$13]+[.L142]*[.L$13]+[.D142]*[.D$13]+[.O142]*[.O$13]" office:value-type="float" office:value="3.15947040499251" calcext:value-type="float">
            <text:p>3,15947040499251</text:p>
          </table:table-cell>
          <table:table-cell/>
        </table:table-row>
        <table:table-row table:style-name="ro1">
          <table:table-cell table:formula="of:=[.A142]+dV" office:value-type="float" office:value="12.3" calcext:value-type="float">
            <text:p>12,30000000</text:p>
          </table:table-cell>
          <table:table-cell office:value-type="float" office:value="0" calcext:value-type="float">
            <text:p>0,00000000</text:p>
          </table:table-cell>
          <table:table-cell table:formula="of:=IF([.E143]&gt;0;0;ctitrant*[.A143]-no_reactif/5)/(Vt+[.A143])" office:value-type="float" office:value="0.00129082426127527" calcext:value-type="float">
            <text:p>0,00129082</text:p>
          </table:table-cell>
          <table:table-cell table:formula="of:=(-[.Q143]+SQRT([.Q143]*[.Q143]+0.00000000000004))/2" office:value-type="float" office:value="0.0678071539659329" calcext:value-type="float">
            <text:p>6,781E-02</text:p>
          </table:table-cell>
          <table:table-cell table:formula="of:=MAX(0;no_reactif-ctitrant*[.A143]*5)/(Vt+[.A143])" office:value-type="float" office:value="0" calcext:value-type="float">
            <text:p>0,00000000</text:p>
          </table:table-cell>
          <table:table-cell table:formula="of:=no_ptitre/(Vt+[.A143])" office:value-type="float" office:value="0.0015552099533437" calcext:value-type="float">
            <text:p>0,00155521</text:p>
          </table:table-cell>
          <table:table-cell table:formula="of:=IF([.E143]&gt;0;ctitrant*[.A143];no_titrant*1)/(Vt+[.A143])" office:value-type="float" office:value="0" calcext:value-type="float">
            <text:p>0,00000000</text:p>
          </table:table-cell>
          <table:table-cell/>
          <table:table-cell table:formula="of:=MIN(c_reac*v_reac;no_preactif + ctitrant*[.A143]*5)/(Vt+[.A143])" office:value-type="float" office:value="0.00777604976671851" calcext:value-type="float">
            <text:p>0,00777605</text:p>
          </table:table-cell>
          <table:table-cell table:formula="of:=no_stitre/(Vt+[.A143])" office:value-type="float" office:value="0.000777604976671851" calcext:value-type="float">
            <text:p>0,00077760</text:p>
          </table:table-cell>
          <table:table-cell table:formula="of:=ctitrant*[.A143]*1/(Vt+[.A143])" office:value-type="float" office:value="0.00191290824261275" calcext:value-type="float">
            <text:p>0,00191291</text:p>
          </table:table-cell>
          <table:table-cell table:formula="of:=no_sexc/(Vt+[.A143])" office:value-type="float" office:value="0.0777604976671851" calcext:value-type="float">
            <text:p>0,07776050</text:p>
          </table:table-cell>
          <table:table-cell table:formula="of:=no_sreactif/(Vt+[.A143])" office:value-type="float" office:value="0.015552099533437" calcext:value-type="float">
            <text:p>0,01555210</text:p>
          </table:table-cell>
          <table:table-cell table:formula="of:=[.D143]" office:value-type="float" office:value="0.0678071539659329" calcext:value-type="float">
            <text:p>6,781E-02</text:p>
          </table:table-cell>
          <table:table-cell table:formula="of:=0.00000000000001/[.D143]" office:value-type="float" office:value="0.000000000000147477064219863" calcext:value-type="float">
            <text:p>1,47E-13</text:p>
          </table:table-cell>
          <table:table-cell table:formula="of:=-LOG([.D143])" office:value-type="float" office:value="1.16872448365469" calcext:value-type="float">
            <text:p>1,16872448</text:p>
          </table:table-cell>
          <table:table-cell table:formula="of:=-[.B143] - [.C143] + 2*[.E143] + 2*[.G143] + 3*[.I143] + 2*[.J143] + [.K143] - [.L143] - [.M143]" office:value-type="float" office:value="-0.0678071539657854" calcext:value-type="float">
            <text:p>-0,06780715</text:p>
          </table:table-cell>
          <table:table-cell table:formula="of:=[.B143]*[.B$13]+[.C143]*[.C$13]+[.E143]*[.E$13]+[.F143]*[.F$13]+[.G143]*[.G$13]+[.I143]*[.I$13]+[.J143]*[.J$13]+[.K143]*[.K$13]+[.L143]*[.L$13]+[.D143]*[.D$13]+[.O143]*[.O$13]" office:value-type="float" office:value="3.1547667185151" calcext:value-type="float">
            <text:p>3,1547667185151</text:p>
          </table:table-cell>
          <table:table-cell/>
        </table:table-row>
        <table:table-row table:style-name="ro1">
          <table:table-cell table:formula="of:=[.A143]+dV" office:value-type="float" office:value="12.4" calcext:value-type="float">
            <text:p>12,40000000</text:p>
          </table:table-cell>
          <table:table-cell office:value-type="float" office:value="0" calcext:value-type="float">
            <text:p>0,00000000</text:p>
          </table:table-cell>
          <table:table-cell table:formula="of:=IF([.E144]&gt;0;0;ctitrant*[.A144]-no_reactif/5)/(Vt+[.A144])" office:value-type="float" office:value="0.00130434782608696" calcext:value-type="float">
            <text:p>0,00130435</text:p>
          </table:table-cell>
          <table:table-cell table:formula="of:=(-[.Q144]+SQRT([.Q144]*[.Q144]+0.00000000000004))/2" office:value-type="float" office:value="0.067701863354185" calcext:value-type="float">
            <text:p>6,770E-02</text:p>
          </table:table-cell>
          <table:table-cell table:formula="of:=MAX(0;no_reactif-ctitrant*[.A144]*5)/(Vt+[.A144])" office:value-type="float" office:value="0" calcext:value-type="float">
            <text:p>0,00000000</text:p>
          </table:table-cell>
          <table:table-cell table:formula="of:=no_ptitre/(Vt+[.A144])" office:value-type="float" office:value="0.0015527950310559" calcext:value-type="float">
            <text:p>0,00155280</text:p>
          </table:table-cell>
          <table:table-cell table:formula="of:=IF([.E144]&gt;0;ctitrant*[.A144];no_titrant*1)/(Vt+[.A144])" office:value-type="float" office:value="0" calcext:value-type="float">
            <text:p>0,00000000</text:p>
          </table:table-cell>
          <table:table-cell/>
          <table:table-cell table:formula="of:=MIN(c_reac*v_reac;no_preactif + ctitrant*[.A144]*5)/(Vt+[.A144])" office:value-type="float" office:value="0.0077639751552795" calcext:value-type="float">
            <text:p>0,00776398</text:p>
          </table:table-cell>
          <table:table-cell table:formula="of:=no_stitre/(Vt+[.A144])" office:value-type="float" office:value="0.00077639751552795" calcext:value-type="float">
            <text:p>0,00077640</text:p>
          </table:table-cell>
          <table:table-cell table:formula="of:=ctitrant*[.A144]*1/(Vt+[.A144])" office:value-type="float" office:value="0.00192546583850932" calcext:value-type="float">
            <text:p>0,00192547</text:p>
          </table:table-cell>
          <table:table-cell table:formula="of:=no_sexc/(Vt+[.A144])" office:value-type="float" office:value="0.077639751552795" calcext:value-type="float">
            <text:p>0,07763975</text:p>
          </table:table-cell>
          <table:table-cell table:formula="of:=no_sreactif/(Vt+[.A144])" office:value-type="float" office:value="0.015527950310559" calcext:value-type="float">
            <text:p>0,01552795</text:p>
          </table:table-cell>
          <table:table-cell table:formula="of:=[.D144]" office:value-type="float" office:value="0.067701863354185" calcext:value-type="float">
            <text:p>6,770E-02</text:p>
          </table:table-cell>
          <table:table-cell table:formula="of:=0.00000000000001/[.D144]" office:value-type="float" office:value="0.000000000000147706422018026" calcext:value-type="float">
            <text:p>1,48E-13</text:p>
          </table:table-cell>
          <table:table-cell table:formula="of:=-LOG([.D144])" office:value-type="float" office:value="1.16939937809028" calcext:value-type="float">
            <text:p>1,16939938</text:p>
          </table:table-cell>
          <table:table-cell table:formula="of:=-[.B144] - [.C144] + 2*[.E144] + 2*[.G144] + 3*[.I144] + 2*[.J144] + [.K144] - [.L144] - [.M144]" office:value-type="float" office:value="-0.0677018633540373" calcext:value-type="float">
            <text:p>-0,06770186</text:p>
          </table:table-cell>
          <table:table-cell table:formula="of:=[.B144]*[.B$13]+[.C144]*[.C$13]+[.E144]*[.E$13]+[.F144]*[.F$13]+[.G144]*[.G$13]+[.I144]*[.I$13]+[.J144]*[.J$13]+[.K144]*[.K$13]+[.L144]*[.L$13]+[.D144]*[.D$13]+[.O144]*[.O$13]" office:value-type="float" office:value="3.15007763975966" calcext:value-type="float">
            <text:p>3,15007763975966</text:p>
          </table:table-cell>
          <table:table-cell/>
        </table:table-row>
        <table:table-row table:style-name="ro1">
          <table:table-cell table:formula="of:=[.A144]+dV" office:value-type="float" office:value="12.5" calcext:value-type="float">
            <text:p>12,50000000</text:p>
          </table:table-cell>
          <table:table-cell office:value-type="float" office:value="0" calcext:value-type="float">
            <text:p>0,00000000</text:p>
          </table:table-cell>
          <table:table-cell table:formula="of:=IF([.E145]&gt;0;0;ctitrant*[.A145]-no_reactif/5)/(Vt+[.A145])" office:value-type="float" office:value="0.00131782945736434" calcext:value-type="float">
            <text:p>0,00131783</text:p>
          </table:table-cell>
          <table:table-cell table:formula="of:=(-[.Q145]+SQRT([.Q145]*[.Q145]+0.00000000000004))/2" office:value-type="float" office:value="0.0675968992249541" calcext:value-type="float">
            <text:p>6,760E-02</text:p>
          </table:table-cell>
          <table:table-cell table:formula="of:=MAX(0;no_reactif-ctitrant*[.A145]*5)/(Vt+[.A145])" office:value-type="float" office:value="0" calcext:value-type="float">
            <text:p>0,00000000</text:p>
          </table:table-cell>
          <table:table-cell table:formula="of:=no_ptitre/(Vt+[.A145])" office:value-type="float" office:value="0.00155038759689922" calcext:value-type="float">
            <text:p>0,00155039</text:p>
          </table:table-cell>
          <table:table-cell table:formula="of:=IF([.E145]&gt;0;ctitrant*[.A145];no_titrant*1)/(Vt+[.A145])" office:value-type="float" office:value="0" calcext:value-type="float">
            <text:p>0,00000000</text:p>
          </table:table-cell>
          <table:table-cell/>
          <table:table-cell table:formula="of:=MIN(c_reac*v_reac;no_preactif + ctitrant*[.A145]*5)/(Vt+[.A145])" office:value-type="float" office:value="0.00775193798449612" calcext:value-type="float">
            <text:p>0,00775194</text:p>
          </table:table-cell>
          <table:table-cell table:formula="of:=no_stitre/(Vt+[.A145])" office:value-type="float" office:value="0.000775193798449612" calcext:value-type="float">
            <text:p>0,00077519</text:p>
          </table:table-cell>
          <table:table-cell table:formula="of:=ctitrant*[.A145]*1/(Vt+[.A145])" office:value-type="float" office:value="0.00193798449612403" calcext:value-type="float">
            <text:p>0,00193798</text:p>
          </table:table-cell>
          <table:table-cell table:formula="of:=no_sexc/(Vt+[.A145])" office:value-type="float" office:value="0.0775193798449612" calcext:value-type="float">
            <text:p>0,07751938</text:p>
          </table:table-cell>
          <table:table-cell table:formula="of:=no_sreactif/(Vt+[.A145])" office:value-type="float" office:value="0.0155038759689922" calcext:value-type="float">
            <text:p>0,01550388</text:p>
          </table:table-cell>
          <table:table-cell table:formula="of:=[.D145]" office:value-type="float" office:value="0.0675968992249541" calcext:value-type="float">
            <text:p>6,760E-02</text:p>
          </table:table-cell>
          <table:table-cell table:formula="of:=0.00000000000001/[.D145]" office:value-type="float" office:value="0.00000000000014793577981619" calcext:value-type="float">
            <text:p>1,48E-13</text:p>
          </table:table-cell>
          <table:table-cell table:formula="of:=-LOG([.D145])" office:value-type="float" office:value="1.17007322536573" calcext:value-type="float">
            <text:p>1,17007323</text:p>
          </table:table-cell>
          <table:table-cell table:formula="of:=-[.B145] - [.C145] + 2*[.E145] + 2*[.G145] + 3*[.I145] + 2*[.J145] + [.K145] - [.L145] - [.M145]" office:value-type="float" office:value="-0.0675968992248062" calcext:value-type="float">
            <text:p>-0,06759690</text:p>
          </table:table-cell>
          <table:table-cell table:formula="of:=[.B145]*[.B$13]+[.C145]*[.C$13]+[.E145]*[.E$13]+[.F145]*[.F$13]+[.G145]*[.G$13]+[.I145]*[.I$13]+[.J145]*[.J$13]+[.K145]*[.K$13]+[.L145]*[.L$13]+[.D145]*[.D$13]+[.O145]*[.O$13]" office:value-type="float" office:value="3.14540310078331" calcext:value-type="float">
            <text:p>3,14540310078331</text:p>
          </table:table-cell>
          <table:table-cell/>
        </table:table-row>
        <table:table-row table:style-name="ro1">
          <table:table-cell table:formula="of:=[.A145]+dV" office:value-type="float" office:value="12.6" calcext:value-type="float">
            <text:p>12,60000000</text:p>
          </table:table-cell>
          <table:table-cell office:value-type="float" office:value="0" calcext:value-type="float">
            <text:p>0,00000000</text:p>
          </table:table-cell>
          <table:table-cell table:formula="of:=IF([.E146]&gt;0;0;ctitrant*[.A146]-no_reactif/5)/(Vt+[.A146])" office:value-type="float" office:value="0.0013312693498452" calcext:value-type="float">
            <text:p>0,00133127</text:p>
          </table:table-cell>
          <table:table-cell table:formula="of:=(-[.Q146]+SQRT([.Q146]*[.Q146]+0.00000000000004))/2" office:value-type="float" office:value="0.0674922600620677" calcext:value-type="float">
            <text:p>6,749E-02</text:p>
          </table:table-cell>
          <table:table-cell table:formula="of:=MAX(0;no_reactif-ctitrant*[.A146]*5)/(Vt+[.A146])" office:value-type="float" office:value="0" calcext:value-type="float">
            <text:p>0,00000000</text:p>
          </table:table-cell>
          <table:table-cell table:formula="of:=no_ptitre/(Vt+[.A146])" office:value-type="float" office:value="0.00154798761609907" calcext:value-type="float">
            <text:p>0,00154799</text:p>
          </table:table-cell>
          <table:table-cell table:formula="of:=IF([.E146]&gt;0;ctitrant*[.A146];no_titrant*1)/(Vt+[.A146])" office:value-type="float" office:value="0" calcext:value-type="float">
            <text:p>0,00000000</text:p>
          </table:table-cell>
          <table:table-cell/>
          <table:table-cell table:formula="of:=MIN(c_reac*v_reac;no_preactif + ctitrant*[.A146]*5)/(Vt+[.A146])" office:value-type="float" office:value="0.00773993808049536" calcext:value-type="float">
            <text:p>0,00773994</text:p>
          </table:table-cell>
          <table:table-cell table:formula="of:=no_stitre/(Vt+[.A146])" office:value-type="float" office:value="0.000773993808049536" calcext:value-type="float">
            <text:p>0,00077399</text:p>
          </table:table-cell>
          <table:table-cell table:formula="of:=ctitrant*[.A146]*1/(Vt+[.A146])" office:value-type="float" office:value="0.00195046439628483" calcext:value-type="float">
            <text:p>0,00195046</text:p>
          </table:table-cell>
          <table:table-cell table:formula="of:=no_sexc/(Vt+[.A146])" office:value-type="float" office:value="0.0773993808049536" calcext:value-type="float">
            <text:p>0,07739938</text:p>
          </table:table-cell>
          <table:table-cell table:formula="of:=no_sreactif/(Vt+[.A146])" office:value-type="float" office:value="0.0154798761609907" calcext:value-type="float">
            <text:p>0,01547988</text:p>
          </table:table-cell>
          <table:table-cell table:formula="of:=[.D146]" office:value-type="float" office:value="0.0674922600620677" calcext:value-type="float">
            <text:p>6,749E-02</text:p>
          </table:table-cell>
          <table:table-cell table:formula="of:=0.00000000000001/[.D146]" office:value-type="float" office:value="0.000000000000148165137614354" calcext:value-type="float">
            <text:p>1,48E-13</text:p>
          </table:table-cell>
          <table:table-cell table:formula="of:=-LOG([.D146])" office:value-type="float" office:value="1.17074602872554" calcext:value-type="float">
            <text:p>1,17074603</text:p>
          </table:table-cell>
          <table:table-cell table:formula="of:=-[.B146] - [.C146] + 2*[.E146] + 2*[.G146] + 3*[.I146] + 2*[.J146] + [.K146] - [.L146] - [.M146]" office:value-type="float" office:value="-0.0674922600619195" calcext:value-type="float">
            <text:p>-0,06749226</text:p>
          </table:table-cell>
          <table:table-cell table:formula="of:=[.B146]*[.B$13]+[.C146]*[.C$13]+[.E146]*[.E$13]+[.F146]*[.F$13]+[.G146]*[.G$13]+[.I146]*[.I$13]+[.J146]*[.J$13]+[.K146]*[.K$13]+[.L146]*[.L$13]+[.D146]*[.D$13]+[.O146]*[.O$13]" office:value-type="float" office:value="3.14074303406386" calcext:value-type="float">
            <text:p>3,14074303406386</text:p>
          </table:table-cell>
          <table:table-cell/>
        </table:table-row>
        <table:table-row table:style-name="ro1">
          <table:table-cell table:formula="of:=[.A146]+dV" office:value-type="float" office:value="12.7" calcext:value-type="float">
            <text:p>12,70000000</text:p>
          </table:table-cell>
          <table:table-cell office:value-type="float" office:value="0" calcext:value-type="float">
            <text:p>0,00000000</text:p>
          </table:table-cell>
          <table:table-cell table:formula="of:=IF([.E147]&gt;0;0;ctitrant*[.A147]-no_reactif/5)/(Vt+[.A147])" office:value-type="float" office:value="0.00134466769706337" calcext:value-type="float">
            <text:p>0,00134467</text:p>
          </table:table-cell>
          <table:table-cell table:formula="of:=(-[.Q147]+SQRT([.Q147]*[.Q147]+0.00000000000004))/2" office:value-type="float" office:value="0.0673879443587265" calcext:value-type="float">
            <text:p>6,739E-02</text:p>
          </table:table-cell>
          <table:table-cell table:formula="of:=MAX(0;no_reactif-ctitrant*[.A147]*5)/(Vt+[.A147])" office:value-type="float" office:value="0" calcext:value-type="float">
            <text:p>0,00000000</text:p>
          </table:table-cell>
          <table:table-cell table:formula="of:=no_ptitre/(Vt+[.A147])" office:value-type="float" office:value="0.00154559505409583" calcext:value-type="float">
            <text:p>0,00154560</text:p>
          </table:table-cell>
          <table:table-cell table:formula="of:=IF([.E147]&gt;0;ctitrant*[.A147];no_titrant*1)/(Vt+[.A147])" office:value-type="float" office:value="0" calcext:value-type="float">
            <text:p>0,00000000</text:p>
          </table:table-cell>
          <table:table-cell/>
          <table:table-cell table:formula="of:=MIN(c_reac*v_reac;no_preactif + ctitrant*[.A147]*5)/(Vt+[.A147])" office:value-type="float" office:value="0.00772797527047913" calcext:value-type="float">
            <text:p>0,00772798</text:p>
          </table:table-cell>
          <table:table-cell table:formula="of:=no_stitre/(Vt+[.A147])" office:value-type="float" office:value="0.000772797527047913" calcext:value-type="float">
            <text:p>0,00077280</text:p>
          </table:table-cell>
          <table:table-cell table:formula="of:=ctitrant*[.A147]*1/(Vt+[.A147])" office:value-type="float" office:value="0.0019629057187017" calcext:value-type="float">
            <text:p>0,00196291</text:p>
          </table:table-cell>
          <table:table-cell table:formula="of:=no_sexc/(Vt+[.A147])" office:value-type="float" office:value="0.0772797527047913" calcext:value-type="float">
            <text:p>0,07727975</text:p>
          </table:table-cell>
          <table:table-cell table:formula="of:=no_sreactif/(Vt+[.A147])" office:value-type="float" office:value="0.0154559505409583" calcext:value-type="float">
            <text:p>0,01545595</text:p>
          </table:table-cell>
          <table:table-cell table:formula="of:=[.D147]" office:value-type="float" office:value="0.0673879443587265" calcext:value-type="float">
            <text:p>6,739E-02</text:p>
          </table:table-cell>
          <table:table-cell table:formula="of:=0.00000000000001/[.D147]" office:value-type="float" office:value="0.000000000000148394495412517" calcext:value-type="float">
            <text:p>1,48E-13</text:p>
          </table:table-cell>
          <table:table-cell table:formula="of:=-LOG([.D147])" office:value-type="float" office:value="1.17141779139916" calcext:value-type="float">
            <text:p>1,17141779</text:p>
          </table:table-cell>
          <table:table-cell table:formula="of:=-[.B147] - [.C147] + 2*[.E147] + 2*[.G147] + 3*[.I147] + 2*[.J147] + [.K147] - [.L147] - [.M147]" office:value-type="float" office:value="-0.0673879443585781" calcext:value-type="float">
            <text:p>-0,06738794</text:p>
          </table:table-cell>
          <table:table-cell table:formula="of:=[.B147]*[.B$13]+[.C147]*[.C$13]+[.E147]*[.E$13]+[.F147]*[.F$13]+[.G147]*[.G$13]+[.I147]*[.I$13]+[.J147]*[.J$13]+[.K147]*[.K$13]+[.L147]*[.L$13]+[.D147]*[.D$13]+[.O147]*[.O$13]" office:value-type="float" office:value="3.13609737249656" calcext:value-type="float">
            <text:p>3,13609737249656</text:p>
          </table:table-cell>
          <table:table-cell/>
        </table:table-row>
        <table:table-row table:style-name="ro1">
          <table:table-cell table:formula="of:=[.A147]+dV" office:value-type="float" office:value="12.8" calcext:value-type="float">
            <text:p>12,80000000</text:p>
          </table:table-cell>
          <table:table-cell office:value-type="float" office:value="0" calcext:value-type="float">
            <text:p>0,00000000</text:p>
          </table:table-cell>
          <table:table-cell table:formula="of:=IF([.E148]&gt;0;0;ctitrant*[.A148]-no_reactif/5)/(Vt+[.A148])" office:value-type="float" office:value="0.00135802469135802" calcext:value-type="float">
            <text:p>0,00135802</text:p>
          </table:table-cell>
          <table:table-cell table:formula="of:=(-[.Q148]+SQRT([.Q148]*[.Q148]+0.00000000000004))/2" office:value-type="float" office:value="0.0672839506174326" calcext:value-type="float">
            <text:p>6,728E-02</text:p>
          </table:table-cell>
          <table:table-cell table:formula="of:=MAX(0;no_reactif-ctitrant*[.A148]*5)/(Vt+[.A148])" office:value-type="float" office:value="0" calcext:value-type="float">
            <text:p>0,00000000</text:p>
          </table:table-cell>
          <table:table-cell table:formula="of:=no_ptitre/(Vt+[.A148])" office:value-type="float" office:value="0.00154320987654321" calcext:value-type="float">
            <text:p>0,00154321</text:p>
          </table:table-cell>
          <table:table-cell table:formula="of:=IF([.E148]&gt;0;ctitrant*[.A148];no_titrant*1)/(Vt+[.A148])" office:value-type="float" office:value="0" calcext:value-type="float">
            <text:p>0,00000000</text:p>
          </table:table-cell>
          <table:table-cell/>
          <table:table-cell table:formula="of:=MIN(c_reac*v_reac;no_preactif + ctitrant*[.A148]*5)/(Vt+[.A148])" office:value-type="float" office:value="0.00771604938271605" calcext:value-type="float">
            <text:p>0,00771605</text:p>
          </table:table-cell>
          <table:table-cell table:formula="of:=no_stitre/(Vt+[.A148])" office:value-type="float" office:value="0.000771604938271605" calcext:value-type="float">
            <text:p>0,00077160</text:p>
          </table:table-cell>
          <table:table-cell table:formula="of:=ctitrant*[.A148]*1/(Vt+[.A148])" office:value-type="float" office:value="0.00197530864197531" calcext:value-type="float">
            <text:p>0,00197531</text:p>
          </table:table-cell>
          <table:table-cell table:formula="of:=no_sexc/(Vt+[.A148])" office:value-type="float" office:value="0.0771604938271605" calcext:value-type="float">
            <text:p>0,07716049</text:p>
          </table:table-cell>
          <table:table-cell table:formula="of:=no_sreactif/(Vt+[.A148])" office:value-type="float" office:value="0.0154320987654321" calcext:value-type="float">
            <text:p>0,01543210</text:p>
          </table:table-cell>
          <table:table-cell table:formula="of:=[.D148]" office:value-type="float" office:value="0.0672839506174326" calcext:value-type="float">
            <text:p>6,728E-02</text:p>
          </table:table-cell>
          <table:table-cell table:formula="of:=0.00000000000001/[.D148]" office:value-type="float" office:value="0.000000000000148623853210681" calcext:value-type="float">
            <text:p>1,49E-13</text:p>
          </table:table-cell>
          <table:table-cell table:formula="of:=-LOG([.D148])" office:value-type="float" office:value="1.17208851660105" calcext:value-type="float">
            <text:p>1,17208852</text:p>
          </table:table-cell>
          <table:table-cell table:formula="of:=-[.B148] - [.C148] + 2*[.E148] + 2*[.G148] + 3*[.I148] + 2*[.J148] + [.K148] - [.L148] - [.M148]" office:value-type="float" office:value="-0.067283950617284" calcext:value-type="float">
            <text:p>-0,06728395</text:p>
          </table:table-cell>
          <table:table-cell table:formula="of:=[.B148]*[.B$13]+[.C148]*[.C$13]+[.E148]*[.E$13]+[.F148]*[.F$13]+[.G148]*[.G$13]+[.I148]*[.I$13]+[.J148]*[.J$13]+[.K148]*[.K$13]+[.L148]*[.L$13]+[.D148]*[.D$13]+[.O148]*[.O$13]" office:value-type="float" office:value="3.13146604939088" calcext:value-type="float">
            <text:p>3,13146604939088</text:p>
          </table:table-cell>
          <table:table-cell/>
        </table:table-row>
        <table:table-row table:style-name="ro1">
          <table:table-cell table:formula="of:=[.A148]+dV" office:value-type="float" office:value="12.9" calcext:value-type="float">
            <text:p>12,90000000</text:p>
          </table:table-cell>
          <table:table-cell office:value-type="float" office:value="0" calcext:value-type="float">
            <text:p>0,00000000</text:p>
          </table:table-cell>
          <table:table-cell table:formula="of:=IF([.E149]&gt;0;0;ctitrant*[.A149]-no_reactif/5)/(Vt+[.A149])" office:value-type="float" office:value="0.0013713405238829" calcext:value-type="float">
            <text:p>0,00137134</text:p>
          </table:table-cell>
          <table:table-cell table:formula="of:=(-[.Q149]+SQRT([.Q149]*[.Q149]+0.00000000000004))/2" office:value-type="float" office:value="0.0671802773499177" calcext:value-type="float">
            <text:p>6,718E-02</text:p>
          </table:table-cell>
          <table:table-cell table:formula="of:=MAX(0;no_reactif-ctitrant*[.A149]*5)/(Vt+[.A149])" office:value-type="float" office:value="0" calcext:value-type="float">
            <text:p>0,00000000</text:p>
          </table:table-cell>
          <table:table-cell table:formula="of:=no_ptitre/(Vt+[.A149])" office:value-type="float" office:value="0.00154083204930663" calcext:value-type="float">
            <text:p>0,00154083</text:p>
          </table:table-cell>
          <table:table-cell table:formula="of:=IF([.E149]&gt;0;ctitrant*[.A149];no_titrant*1)/(Vt+[.A149])" office:value-type="float" office:value="0" calcext:value-type="float">
            <text:p>0,00000000</text:p>
          </table:table-cell>
          <table:table-cell/>
          <table:table-cell table:formula="of:=MIN(c_reac*v_reac;no_preactif + ctitrant*[.A149]*5)/(Vt+[.A149])" office:value-type="float" office:value="0.00770416024653313" calcext:value-type="float">
            <text:p>0,00770416</text:p>
          </table:table-cell>
          <table:table-cell table:formula="of:=no_stitre/(Vt+[.A149])" office:value-type="float" office:value="0.000770416024653313" calcext:value-type="float">
            <text:p>0,00077042</text:p>
          </table:table-cell>
          <table:table-cell table:formula="of:=ctitrant*[.A149]*1/(Vt+[.A149])" office:value-type="float" office:value="0.00198767334360555" calcext:value-type="float">
            <text:p>0,00198767</text:p>
          </table:table-cell>
          <table:table-cell table:formula="of:=no_sexc/(Vt+[.A149])" office:value-type="float" office:value="0.0770416024653313" calcext:value-type="float">
            <text:p>0,07704160</text:p>
          </table:table-cell>
          <table:table-cell table:formula="of:=no_sreactif/(Vt+[.A149])" office:value-type="float" office:value="0.0154083204930663" calcext:value-type="float">
            <text:p>0,01540832</text:p>
          </table:table-cell>
          <table:table-cell table:formula="of:=[.D149]" office:value-type="float" office:value="0.0671802773499177" calcext:value-type="float">
            <text:p>6,718E-02</text:p>
          </table:table-cell>
          <table:table-cell table:formula="of:=0.00000000000001/[.D149]" office:value-type="float" office:value="0.000000000000148853211008844" calcext:value-type="float">
            <text:p>1,49E-13</text:p>
          </table:table-cell>
          <table:table-cell table:formula="of:=-LOG([.D149])" office:value-type="float" office:value="1.17275820753082" calcext:value-type="float">
            <text:p>1,17275821</text:p>
          </table:table-cell>
          <table:table-cell table:formula="of:=-[.B149] - [.C149] + 2*[.E149] + 2*[.G149] + 3*[.I149] + 2*[.J149] + [.K149] - [.L149] - [.M149]" office:value-type="float" office:value="-0.0671802773497689" calcext:value-type="float">
            <text:p>-0,06718028</text:p>
          </table:table-cell>
          <table:table-cell table:formula="of:=[.B149]*[.B$13]+[.C149]*[.C$13]+[.E149]*[.E$13]+[.F149]*[.F$13]+[.G149]*[.G$13]+[.I149]*[.I$13]+[.J149]*[.J$13]+[.K149]*[.K$13]+[.L149]*[.L$13]+[.D149]*[.D$13]+[.O149]*[.O$13]" office:value-type="float" office:value="3.12684899846734" calcext:value-type="float">
            <text:p>3,12684899846734</text:p>
          </table:table-cell>
          <table:table-cell/>
        </table:table-row>
        <table:table-row table:style-name="ro1">
          <table:table-cell table:formula="of:=[.A149]+dV" office:value-type="float" office:value="13" calcext:value-type="float">
            <text:p>13,00000000</text:p>
          </table:table-cell>
          <table:table-cell office:value-type="float" office:value="0" calcext:value-type="float">
            <text:p>0,00000000</text:p>
          </table:table-cell>
          <table:table-cell table:formula="of:=IF([.E150]&gt;0;0;ctitrant*[.A150]-no_reactif/5)/(Vt+[.A150])" office:value-type="float" office:value="0.00138461538461538" calcext:value-type="float">
            <text:p>0,00138462</text:p>
          </table:table-cell>
          <table:table-cell table:formula="of:=(-[.Q150]+SQRT([.Q150]*[.Q150]+0.00000000000004))/2" office:value-type="float" office:value="0.0670769230770722" calcext:value-type="float">
            <text:p>6,708E-02</text:p>
          </table:table-cell>
          <table:table-cell table:formula="of:=MAX(0;no_reactif-ctitrant*[.A150]*5)/(Vt+[.A150])" office:value-type="float" office:value="0" calcext:value-type="float">
            <text:p>0,00000000</text:p>
          </table:table-cell>
          <table:table-cell table:formula="of:=no_ptitre/(Vt+[.A150])" office:value-type="float" office:value="0.00153846153846154" calcext:value-type="float">
            <text:p>0,00153846</text:p>
          </table:table-cell>
          <table:table-cell table:formula="of:=IF([.E150]&gt;0;ctitrant*[.A150];no_titrant*1)/(Vt+[.A150])" office:value-type="float" office:value="0" calcext:value-type="float">
            <text:p>0,00000000</text:p>
          </table:table-cell>
          <table:table-cell/>
          <table:table-cell table:formula="of:=MIN(c_reac*v_reac;no_preactif + ctitrant*[.A150]*5)/(Vt+[.A150])" office:value-type="float" office:value="0.00769230769230769" calcext:value-type="float">
            <text:p>0,00769231</text:p>
          </table:table-cell>
          <table:table-cell table:formula="of:=no_stitre/(Vt+[.A150])" office:value-type="float" office:value="0.000769230769230769" calcext:value-type="float">
            <text:p>0,00076923</text:p>
          </table:table-cell>
          <table:table-cell table:formula="of:=ctitrant*[.A150]*1/(Vt+[.A150])" office:value-type="float" office:value="0.002" calcext:value-type="float">
            <text:p>0,00200000</text:p>
          </table:table-cell>
          <table:table-cell table:formula="of:=no_sexc/(Vt+[.A150])" office:value-type="float" office:value="0.0769230769230769" calcext:value-type="float">
            <text:p>0,07692308</text:p>
          </table:table-cell>
          <table:table-cell table:formula="of:=no_sreactif/(Vt+[.A150])" office:value-type="float" office:value="0.0153846153846154" calcext:value-type="float">
            <text:p>0,01538462</text:p>
          </table:table-cell>
          <table:table-cell table:formula="of:=[.D150]" office:value-type="float" office:value="0.0670769230770722" calcext:value-type="float">
            <text:p>6,708E-02</text:p>
          </table:table-cell>
          <table:table-cell table:formula="of:=0.00000000000001/[.D150]" office:value-type="float" office:value="0.000000000000149082568807008" calcext:value-type="float">
            <text:p>1,49E-13</text:p>
          </table:table-cell>
          <table:table-cell table:formula="of:=-LOG([.D150])" office:value-type="float" office:value="1.1734268673733" calcext:value-type="float">
            <text:p>1,17342687</text:p>
          </table:table-cell>
          <table:table-cell table:formula="of:=-[.B150] - [.C150] + 2*[.E150] + 2*[.G150] + 3*[.I150] + 2*[.J150] + [.K150] - [.L150] - [.M150]" office:value-type="float" office:value="-0.0670769230769231" calcext:value-type="float">
            <text:p>-0,06707692</text:p>
          </table:table-cell>
          <table:table-cell table:formula="of:=[.B150]*[.B$13]+[.C150]*[.C$13]+[.E150]*[.E$13]+[.F150]*[.F$13]+[.G150]*[.G$13]+[.I150]*[.I$13]+[.J150]*[.J$13]+[.K150]*[.K$13]+[.L150]*[.L$13]+[.D150]*[.D$13]+[.O150]*[.O$13]" office:value-type="float" office:value="3.12224615385434" calcext:value-type="float">
            <text:p>3,12224615385434</text:p>
          </table:table-cell>
          <table:table-cell/>
        </table:table-row>
        <table:table-row table:style-name="ro1">
          <table:table-cell table:formula="of:=[.A150]+dV" office:value-type="float" office:value="13.1" calcext:value-type="float">
            <text:p>13,10000000</text:p>
          </table:table-cell>
          <table:table-cell office:value-type="float" office:value="0" calcext:value-type="float">
            <text:p>0,00000000</text:p>
          </table:table-cell>
          <table:table-cell table:formula="of:=IF([.E151]&gt;0;0;ctitrant*[.A151]-no_reactif/5)/(Vt+[.A151])" office:value-type="float" office:value="0.00139784946236559" calcext:value-type="float">
            <text:p>0,00139785</text:p>
          </table:table-cell>
          <table:table-cell table:formula="of:=(-[.Q151]+SQRT([.Q151]*[.Q151]+0.00000000000004))/2" office:value-type="float" office:value="0.0669738863288744" calcext:value-type="float">
            <text:p>6,697E-02</text:p>
          </table:table-cell>
          <table:table-cell table:formula="of:=MAX(0;no_reactif-ctitrant*[.A151]*5)/(Vt+[.A151])" office:value-type="float" office:value="0" calcext:value-type="float">
            <text:p>0,00000000</text:p>
          </table:table-cell>
          <table:table-cell table:formula="of:=no_ptitre/(Vt+[.A151])" office:value-type="float" office:value="0.00153609831029186" calcext:value-type="float">
            <text:p>0,00153610</text:p>
          </table:table-cell>
          <table:table-cell table:formula="of:=IF([.E151]&gt;0;ctitrant*[.A151];no_titrant*1)/(Vt+[.A151])" office:value-type="float" office:value="0" calcext:value-type="float">
            <text:p>0,00000000</text:p>
          </table:table-cell>
          <table:table-cell/>
          <table:table-cell table:formula="of:=MIN(c_reac*v_reac;no_preactif + ctitrant*[.A151]*5)/(Vt+[.A151])" office:value-type="float" office:value="0.00768049155145929" calcext:value-type="float">
            <text:p>0,00768049</text:p>
          </table:table-cell>
          <table:table-cell table:formula="of:=no_stitre/(Vt+[.A151])" office:value-type="float" office:value="0.000768049155145929" calcext:value-type="float">
            <text:p>0,00076805</text:p>
          </table:table-cell>
          <table:table-cell table:formula="of:=ctitrant*[.A151]*1/(Vt+[.A151])" office:value-type="float" office:value="0.00201228878648233" calcext:value-type="float">
            <text:p>0,00201229</text:p>
          </table:table-cell>
          <table:table-cell table:formula="of:=no_sexc/(Vt+[.A151])" office:value-type="float" office:value="0.0768049155145929" calcext:value-type="float">
            <text:p>0,07680492</text:p>
          </table:table-cell>
          <table:table-cell table:formula="of:=no_sreactif/(Vt+[.A151])" office:value-type="float" office:value="0.0153609831029186" calcext:value-type="float">
            <text:p>0,01536098</text:p>
          </table:table-cell>
          <table:table-cell table:formula="of:=[.D151]" office:value-type="float" office:value="0.0669738863288744" calcext:value-type="float">
            <text:p>6,697E-02</text:p>
          </table:table-cell>
          <table:table-cell table:formula="of:=0.00000000000001/[.D151]" office:value-type="float" office:value="0.000000000000149311926605172" calcext:value-type="float">
            <text:p>1,49E-13</text:p>
          </table:table-cell>
          <table:table-cell table:formula="of:=-LOG([.D151])" office:value-type="float" office:value="1.17409449929864" calcext:value-type="float">
            <text:p>1,17409450</text:p>
          </table:table-cell>
          <table:table-cell table:formula="of:=-[.B151] - [.C151] + 2*[.E151] + 2*[.G151] + 3*[.I151] + 2*[.J151] + [.K151] - [.L151] - [.M151]" office:value-type="float" office:value="-0.066973886328725" calcext:value-type="float">
            <text:p>-0,06697389</text:p>
          </table:table-cell>
          <table:table-cell table:formula="of:=[.B151]*[.B$13]+[.C151]*[.C$13]+[.E151]*[.E$13]+[.F151]*[.F$13]+[.G151]*[.G$13]+[.I151]*[.I$13]+[.J151]*[.J$13]+[.K151]*[.K$13]+[.L151]*[.L$13]+[.D151]*[.D$13]+[.O151]*[.O$13]" office:value-type="float" office:value="3.117657450085" calcext:value-type="float">
            <text:p>3,117657450085</text:p>
          </table:table-cell>
          <table:table-cell/>
        </table:table-row>
        <table:table-row table:style-name="ro1">
          <table:table-cell table:formula="of:=[.A151]+dV" office:value-type="float" office:value="13.2" calcext:value-type="float">
            <text:p>13,20000000</text:p>
          </table:table-cell>
          <table:table-cell office:value-type="float" office:value="0" calcext:value-type="float">
            <text:p>0,00000000</text:p>
          </table:table-cell>
          <table:table-cell table:formula="of:=IF([.E152]&gt;0;0;ctitrant*[.A152]-no_reactif/5)/(Vt+[.A152])" office:value-type="float" office:value="0.00141104294478528" calcext:value-type="float">
            <text:p>0,00141104</text:p>
          </table:table-cell>
          <table:table-cell table:formula="of:=(-[.Q152]+SQRT([.Q152]*[.Q152]+0.00000000000004))/2" office:value-type="float" office:value="0.0668711656443213" calcext:value-type="float">
            <text:p>6,687E-02</text:p>
          </table:table-cell>
          <table:table-cell table:formula="of:=MAX(0;no_reactif-ctitrant*[.A152]*5)/(Vt+[.A152])" office:value-type="float" office:value="0" calcext:value-type="float">
            <text:p>0,00000000</text:p>
          </table:table-cell>
          <table:table-cell table:formula="of:=no_ptitre/(Vt+[.A152])" office:value-type="float" office:value="0.00153374233128834" calcext:value-type="float">
            <text:p>0,00153374</text:p>
          </table:table-cell>
          <table:table-cell table:formula="of:=IF([.E152]&gt;0;ctitrant*[.A152];no_titrant*1)/(Vt+[.A152])" office:value-type="float" office:value="0" calcext:value-type="float">
            <text:p>0,00000000</text:p>
          </table:table-cell>
          <table:table-cell/>
          <table:table-cell table:formula="of:=MIN(c_reac*v_reac;no_preactif + ctitrant*[.A152]*5)/(Vt+[.A152])" office:value-type="float" office:value="0.00766871165644172" calcext:value-type="float">
            <text:p>0,00766871</text:p>
          </table:table-cell>
          <table:table-cell table:formula="of:=no_stitre/(Vt+[.A152])" office:value-type="float" office:value="0.000766871165644172" calcext:value-type="float">
            <text:p>0,00076687</text:p>
          </table:table-cell>
          <table:table-cell table:formula="of:=ctitrant*[.A152]*1/(Vt+[.A152])" office:value-type="float" office:value="0.00202453987730061" calcext:value-type="float">
            <text:p>0,00202454</text:p>
          </table:table-cell>
          <table:table-cell table:formula="of:=no_sexc/(Vt+[.A152])" office:value-type="float" office:value="0.0766871165644172" calcext:value-type="float">
            <text:p>0,07668712</text:p>
          </table:table-cell>
          <table:table-cell table:formula="of:=no_sreactif/(Vt+[.A152])" office:value-type="float" office:value="0.0153374233128834" calcext:value-type="float">
            <text:p>0,01533742</text:p>
          </table:table-cell>
          <table:table-cell table:formula="of:=[.D152]" office:value-type="float" office:value="0.0668711656443213" calcext:value-type="float">
            <text:p>6,687E-02</text:p>
          </table:table-cell>
          <table:table-cell table:formula="of:=0.00000000000001/[.D152]" office:value-type="float" office:value="0.000000000000149541284403335" calcext:value-type="float">
            <text:p>1,50E-13</text:p>
          </table:table-cell>
          <table:table-cell table:formula="of:=-LOG([.D152])" office:value-type="float" office:value="1.17476110646236" calcext:value-type="float">
            <text:p>1,17476111</text:p>
          </table:table-cell>
          <table:table-cell table:formula="of:=-[.B152] - [.C152] + 2*[.E152] + 2*[.G152] + 3*[.I152] + 2*[.J152] + [.K152] - [.L152] - [.M152]" office:value-type="float" office:value="-0.0668711656441718" calcext:value-type="float">
            <text:p>-0,06687117</text:p>
          </table:table-cell>
          <table:table-cell table:formula="of:=[.B152]*[.B$13]+[.C152]*[.C$13]+[.E152]*[.E$13]+[.F152]*[.F$13]+[.G152]*[.G$13]+[.I152]*[.I$13]+[.J152]*[.J$13]+[.K152]*[.K$13]+[.L152]*[.L$13]+[.D152]*[.D$13]+[.O152]*[.O$13]" office:value-type="float" office:value="3.1130828220941" calcext:value-type="float">
            <text:p>3,1130828220941</text:p>
          </table:table-cell>
          <table:table-cell/>
        </table:table-row>
        <table:table-row table:style-name="ro1">
          <table:table-cell table:formula="of:=[.A152]+dV" office:value-type="float" office:value="13.3" calcext:value-type="float">
            <text:p>13,30000000</text:p>
          </table:table-cell>
          <table:table-cell office:value-type="float" office:value="0" calcext:value-type="float">
            <text:p>0,00000000</text:p>
          </table:table-cell>
          <table:table-cell table:formula="of:=IF([.E153]&gt;0;0;ctitrant*[.A153]-no_reactif/5)/(Vt+[.A153])" office:value-type="float" office:value="0.00142419601837672" calcext:value-type="float">
            <text:p>0,00142420</text:p>
          </table:table-cell>
          <table:table-cell table:formula="of:=(-[.Q153]+SQRT([.Q153]*[.Q153]+0.00000000000004))/2" office:value-type="float" office:value="0.0667687595713596" calcext:value-type="float">
            <text:p>6,677E-02</text:p>
          </table:table-cell>
          <table:table-cell table:formula="of:=MAX(0;no_reactif-ctitrant*[.A153]*5)/(Vt+[.A153])" office:value-type="float" office:value="0" calcext:value-type="float">
            <text:p>0,00000000</text:p>
          </table:table-cell>
          <table:table-cell table:formula="of:=no_ptitre/(Vt+[.A153])" office:value-type="float" office:value="0.00153139356814701" calcext:value-type="float">
            <text:p>0,00153139</text:p>
          </table:table-cell>
          <table:table-cell table:formula="of:=IF([.E153]&gt;0;ctitrant*[.A153];no_titrant*1)/(Vt+[.A153])" office:value-type="float" office:value="0" calcext:value-type="float">
            <text:p>0,00000000</text:p>
          </table:table-cell>
          <table:table-cell/>
          <table:table-cell table:formula="of:=MIN(c_reac*v_reac;no_preactif + ctitrant*[.A153]*5)/(Vt+[.A153])" office:value-type="float" office:value="0.00765696784073507" calcext:value-type="float">
            <text:p>0,00765697</text:p>
          </table:table-cell>
          <table:table-cell table:formula="of:=no_stitre/(Vt+[.A153])" office:value-type="float" office:value="0.000765696784073507" calcext:value-type="float">
            <text:p>0,00076570</text:p>
          </table:table-cell>
          <table:table-cell table:formula="of:=ctitrant*[.A153]*1/(Vt+[.A153])" office:value-type="float" office:value="0.00203675344563553" calcext:value-type="float">
            <text:p>0,00203675</text:p>
          </table:table-cell>
          <table:table-cell table:formula="of:=no_sexc/(Vt+[.A153])" office:value-type="float" office:value="0.0765696784073507" calcext:value-type="float">
            <text:p>0,07656968</text:p>
          </table:table-cell>
          <table:table-cell table:formula="of:=no_sreactif/(Vt+[.A153])" office:value-type="float" office:value="0.0153139356814701" calcext:value-type="float">
            <text:p>0,01531394</text:p>
          </table:table-cell>
          <table:table-cell table:formula="of:=[.D153]" office:value-type="float" office:value="0.0667687595713596" calcext:value-type="float">
            <text:p>6,677E-02</text:p>
          </table:table-cell>
          <table:table-cell table:formula="of:=0.00000000000001/[.D153]" office:value-type="float" office:value="0.000000000000149770642201499" calcext:value-type="float">
            <text:p>1,50E-13</text:p>
          </table:table-cell>
          <table:table-cell table:formula="of:=-LOG([.D153])" office:value-type="float" office:value="1.17542669200551" calcext:value-type="float">
            <text:p>1,17542669</text:p>
          </table:table-cell>
          <table:table-cell table:formula="of:=-[.B153] - [.C153] + 2*[.E153] + 2*[.G153] + 3*[.I153] + 2*[.J153] + [.K153] - [.L153] - [.M153]" office:value-type="float" office:value="-0.0667687595712098" calcext:value-type="float">
            <text:p>-0,06676876</text:p>
          </table:table-cell>
          <table:table-cell table:formula="of:=[.B153]*[.B$13]+[.C153]*[.C$13]+[.E153]*[.E$13]+[.F153]*[.F$13]+[.G153]*[.G$13]+[.I153]*[.I$13]+[.J153]*[.J$13]+[.K153]*[.K$13]+[.L153]*[.L$13]+[.D153]*[.D$13]+[.O153]*[.O$13]" office:value-type="float" office:value="3.10852220521496" calcext:value-type="float">
            <text:p>3,10852220521496</text:p>
          </table:table-cell>
          <table:table-cell/>
        </table:table-row>
        <table:table-row table:style-name="ro1">
          <table:table-cell table:formula="of:=[.A153]+dV" office:value-type="float" office:value="13.4" calcext:value-type="float">
            <text:p>13,40000000</text:p>
          </table:table-cell>
          <table:table-cell office:value-type="float" office:value="0" calcext:value-type="float">
            <text:p>0,00000000</text:p>
          </table:table-cell>
          <table:table-cell table:formula="of:=IF([.E154]&gt;0;0;ctitrant*[.A154]-no_reactif/5)/(Vt+[.A154])" office:value-type="float" office:value="0.00143730886850153" calcext:value-type="float">
            <text:p>0,00143731</text:p>
          </table:table-cell>
          <table:table-cell table:formula="of:=(-[.Q154]+SQRT([.Q154]*[.Q154]+0.00000000000004))/2" office:value-type="float" office:value="0.0666666666668167" calcext:value-type="float">
            <text:p>6,667E-02</text:p>
          </table:table-cell>
          <table:table-cell table:formula="of:=MAX(0;no_reactif-ctitrant*[.A154]*5)/(Vt+[.A154])" office:value-type="float" office:value="0" calcext:value-type="float">
            <text:p>0,00000000</text:p>
          </table:table-cell>
          <table:table-cell table:formula="of:=no_ptitre/(Vt+[.A154])" office:value-type="float" office:value="0.00152905198776758" calcext:value-type="float">
            <text:p>0,00152905</text:p>
          </table:table-cell>
          <table:table-cell table:formula="of:=IF([.E154]&gt;0;ctitrant*[.A154];no_titrant*1)/(Vt+[.A154])" office:value-type="float" office:value="0" calcext:value-type="float">
            <text:p>0,00000000</text:p>
          </table:table-cell>
          <table:table-cell/>
          <table:table-cell table:formula="of:=MIN(c_reac*v_reac;no_preactif + ctitrant*[.A154]*5)/(Vt+[.A154])" office:value-type="float" office:value="0.00764525993883792" calcext:value-type="float">
            <text:p>0,00764526</text:p>
          </table:table-cell>
          <table:table-cell table:formula="of:=no_stitre/(Vt+[.A154])" office:value-type="float" office:value="0.000764525993883792" calcext:value-type="float">
            <text:p>0,00076453</text:p>
          </table:table-cell>
          <table:table-cell table:formula="of:=ctitrant*[.A154]*1/(Vt+[.A154])" office:value-type="float" office:value="0.00204892966360856" calcext:value-type="float">
            <text:p>0,00204893</text:p>
          </table:table-cell>
          <table:table-cell table:formula="of:=no_sexc/(Vt+[.A154])" office:value-type="float" office:value="0.0764525993883792" calcext:value-type="float">
            <text:p>0,07645260</text:p>
          </table:table-cell>
          <table:table-cell table:formula="of:=no_sreactif/(Vt+[.A154])" office:value-type="float" office:value="0.0152905198776758" calcext:value-type="float">
            <text:p>0,01529052</text:p>
          </table:table-cell>
          <table:table-cell table:formula="of:=[.D154]" office:value-type="float" office:value="0.0666666666668167" calcext:value-type="float">
            <text:p>6,667E-02</text:p>
          </table:table-cell>
          <table:table-cell table:formula="of:=0.00000000000001/[.D154]" office:value-type="float" office:value="0.000000000000149999999999663" calcext:value-type="float">
            <text:p>1,50E-13</text:p>
          </table:table-cell>
          <table:table-cell table:formula="of:=-LOG([.D154])" office:value-type="float" office:value="1.1760912590547" calcext:value-type="float">
            <text:p>1,17609126</text:p>
          </table:table-cell>
          <table:table-cell table:formula="of:=-[.B154] - [.C154] + 2*[.E154] + 2*[.G154] + 3*[.I154] + 2*[.J154] + [.K154] - [.L154] - [.M154]" office:value-type="float" office:value="-0.0666666666666667" calcext:value-type="float">
            <text:p>-0,06666667</text:p>
          </table:table-cell>
          <table:table-cell table:formula="of:=[.B154]*[.B$13]+[.C154]*[.C$13]+[.E154]*[.E$13]+[.F154]*[.F$13]+[.G154]*[.G$13]+[.I154]*[.I$13]+[.J154]*[.J$13]+[.K154]*[.K$13]+[.L154]*[.L$13]+[.D154]*[.D$13]+[.O154]*[.O$13]" office:value-type="float" office:value="3.10397553517643" calcext:value-type="float">
            <text:p>3,10397553517643</text:p>
          </table:table-cell>
          <table:table-cell/>
        </table:table-row>
        <table:table-row table:style-name="ro1">
          <table:table-cell table:formula="of:=[.A154]+dV" office:value-type="float" office:value="13.5" calcext:value-type="float">
            <text:p>13,50000000</text:p>
          </table:table-cell>
          <table:table-cell office:value-type="float" office:value="0" calcext:value-type="float">
            <text:p>0,00000000</text:p>
          </table:table-cell>
          <table:table-cell table:formula="of:=IF([.E155]&gt;0;0;ctitrant*[.A155]-no_reactif/5)/(Vt+[.A155])" office:value-type="float" office:value="0.00145038167938931" calcext:value-type="float">
            <text:p>0,00145038</text:p>
          </table:table-cell>
          <table:table-cell table:formula="of:=(-[.Q155]+SQRT([.Q155]*[.Q155]+0.00000000000004))/2" office:value-type="float" office:value="0.0665648854963334" calcext:value-type="float">
            <text:p>6,656E-02</text:p>
          </table:table-cell>
          <table:table-cell table:formula="of:=MAX(0;no_reactif-ctitrant*[.A155]*5)/(Vt+[.A155])" office:value-type="float" office:value="0" calcext:value-type="float">
            <text:p>0,00000000</text:p>
          </table:table-cell>
          <table:table-cell table:formula="of:=no_ptitre/(Vt+[.A155])" office:value-type="float" office:value="0.00152671755725191" calcext:value-type="float">
            <text:p>0,00152672</text:p>
          </table:table-cell>
          <table:table-cell table:formula="of:=IF([.E155]&gt;0;ctitrant*[.A155];no_titrant*1)/(Vt+[.A155])" office:value-type="float" office:value="0" calcext:value-type="float">
            <text:p>0,00000000</text:p>
          </table:table-cell>
          <table:table-cell/>
          <table:table-cell table:formula="of:=MIN(c_reac*v_reac;no_preactif + ctitrant*[.A155]*5)/(Vt+[.A155])" office:value-type="float" office:value="0.00763358778625954" calcext:value-type="float">
            <text:p>0,00763359</text:p>
          </table:table-cell>
          <table:table-cell table:formula="of:=no_stitre/(Vt+[.A155])" office:value-type="float" office:value="0.000763358778625954" calcext:value-type="float">
            <text:p>0,00076336</text:p>
          </table:table-cell>
          <table:table-cell table:formula="of:=ctitrant*[.A155]*1/(Vt+[.A155])" office:value-type="float" office:value="0.00206106870229008" calcext:value-type="float">
            <text:p>0,00206107</text:p>
          </table:table-cell>
          <table:table-cell table:formula="of:=no_sexc/(Vt+[.A155])" office:value-type="float" office:value="0.0763358778625954" calcext:value-type="float">
            <text:p>0,07633588</text:p>
          </table:table-cell>
          <table:table-cell table:formula="of:=no_sreactif/(Vt+[.A155])" office:value-type="float" office:value="0.0152671755725191" calcext:value-type="float">
            <text:p>0,01526718</text:p>
          </table:table-cell>
          <table:table-cell table:formula="of:=[.D155]" office:value-type="float" office:value="0.0665648854963334" calcext:value-type="float">
            <text:p>6,656E-02</text:p>
          </table:table-cell>
          <table:table-cell table:formula="of:=0.00000000000001/[.D155]" office:value-type="float" office:value="0.000000000000150229357797826" calcext:value-type="float">
            <text:p>1,50E-13</text:p>
          </table:table-cell>
          <table:table-cell table:formula="of:=-LOG([.D155])" office:value-type="float" office:value="1.17675481072222" calcext:value-type="float">
            <text:p>1,17675481</text:p>
          </table:table-cell>
          <table:table-cell table:formula="of:=-[.B155] - [.C155] + 2*[.E155] + 2*[.G155] + 3*[.I155] + 2*[.J155] + [.K155] - [.L155] - [.M155]" office:value-type="float" office:value="-0.0665648854961832" calcext:value-type="float">
            <text:p>-0,06656489</text:p>
          </table:table-cell>
          <table:table-cell table:formula="of:=[.B155]*[.B$13]+[.C155]*[.C$13]+[.E155]*[.E$13]+[.F155]*[.F$13]+[.G155]*[.G$13]+[.I155]*[.I$13]+[.J155]*[.J$13]+[.K155]*[.K$13]+[.L155]*[.L$13]+[.D155]*[.D$13]+[.O155]*[.O$13]" office:value-type="float" office:value="3.09944274809985" calcext:value-type="float">
            <text:p>3,09944274809985</text:p>
          </table:table-cell>
          <table:table-cell/>
        </table:table-row>
        <table:table-row table:style-name="ro1">
          <table:table-cell table:formula="of:=[.A155]+dV" office:value-type="float" office:value="13.6" calcext:value-type="float">
            <text:p>13,60000000</text:p>
          </table:table-cell>
          <table:table-cell office:value-type="float" office:value="0" calcext:value-type="float">
            <text:p>0,00000000</text:p>
          </table:table-cell>
          <table:table-cell table:formula="of:=IF([.E156]&gt;0;0;ctitrant*[.A156]-no_reactif/5)/(Vt+[.A156])" office:value-type="float" office:value="0.00146341463414634" calcext:value-type="float">
            <text:p>0,00146341</text:p>
          </table:table-cell>
          <table:table-cell table:formula="of:=(-[.Q156]+SQRT([.Q156]*[.Q156]+0.00000000000004))/2" office:value-type="float" office:value="0.0664634146342968" calcext:value-type="float">
            <text:p>6,646E-02</text:p>
          </table:table-cell>
          <table:table-cell table:formula="of:=MAX(0;no_reactif-ctitrant*[.A156]*5)/(Vt+[.A156])" office:value-type="float" office:value="0" calcext:value-type="float">
            <text:p>0,00000000</text:p>
          </table:table-cell>
          <table:table-cell table:formula="of:=no_ptitre/(Vt+[.A156])" office:value-type="float" office:value="0.00152439024390244" calcext:value-type="float">
            <text:p>0,00152439</text:p>
          </table:table-cell>
          <table:table-cell table:formula="of:=IF([.E156]&gt;0;ctitrant*[.A156];no_titrant*1)/(Vt+[.A156])" office:value-type="float" office:value="0" calcext:value-type="float">
            <text:p>0,00000000</text:p>
          </table:table-cell>
          <table:table-cell/>
          <table:table-cell table:formula="of:=MIN(c_reac*v_reac;no_preactif + ctitrant*[.A156]*5)/(Vt+[.A156])" office:value-type="float" office:value="0.0076219512195122" calcext:value-type="float">
            <text:p>0,00762195</text:p>
          </table:table-cell>
          <table:table-cell table:formula="of:=no_stitre/(Vt+[.A156])" office:value-type="float" office:value="0.00076219512195122" calcext:value-type="float">
            <text:p>0,00076220</text:p>
          </table:table-cell>
          <table:table-cell table:formula="of:=ctitrant*[.A156]*1/(Vt+[.A156])" office:value-type="float" office:value="0.00207317073170732" calcext:value-type="float">
            <text:p>0,00207317</text:p>
          </table:table-cell>
          <table:table-cell table:formula="of:=no_sexc/(Vt+[.A156])" office:value-type="float" office:value="0.076219512195122" calcext:value-type="float">
            <text:p>0,07621951</text:p>
          </table:table-cell>
          <table:table-cell table:formula="of:=no_sreactif/(Vt+[.A156])" office:value-type="float" office:value="0.0152439024390244" calcext:value-type="float">
            <text:p>0,01524390</text:p>
          </table:table-cell>
          <table:table-cell table:formula="of:=[.D156]" office:value-type="float" office:value="0.0664634146342968" calcext:value-type="float">
            <text:p>6,646E-02</text:p>
          </table:table-cell>
          <table:table-cell table:formula="of:=0.00000000000001/[.D156]" office:value-type="float" office:value="0.00000000000015045871559599" calcext:value-type="float">
            <text:p>1,50E-13</text:p>
          </table:table-cell>
          <table:table-cell table:formula="of:=-LOG([.D156])" office:value-type="float" office:value="1.17741735010609" calcext:value-type="float">
            <text:p>1,17741735</text:p>
          </table:table-cell>
          <table:table-cell table:formula="of:=-[.B156] - [.C156] + 2*[.E156] + 2*[.G156] + 3*[.I156] + 2*[.J156] + [.K156] - [.L156] - [.M156]" office:value-type="float" office:value="-0.0664634146341463" calcext:value-type="float">
            <text:p>-0,06646341</text:p>
          </table:table-cell>
          <table:table-cell table:formula="of:=[.B156]*[.B$13]+[.C156]*[.C$13]+[.E156]*[.E$13]+[.F156]*[.F$13]+[.G156]*[.G$13]+[.I156]*[.I$13]+[.J156]*[.J$13]+[.K156]*[.K$13]+[.L156]*[.L$13]+[.D156]*[.D$13]+[.O156]*[.O$13]" office:value-type="float" office:value="3.09492378049607" calcext:value-type="float">
            <text:p>3,09492378049607</text:p>
          </table:table-cell>
          <table:table-cell/>
        </table:table-row>
        <table:table-row table:style-name="ro1">
          <table:table-cell table:formula="of:=[.A156]+dV" office:value-type="float" office:value="13.7" calcext:value-type="float">
            <text:p>13,70000000</text:p>
          </table:table-cell>
          <table:table-cell office:value-type="float" office:value="0" calcext:value-type="float">
            <text:p>0,00000000</text:p>
          </table:table-cell>
          <table:table-cell table:formula="of:=IF([.E157]&gt;0;0;ctitrant*[.A157]-no_reactif/5)/(Vt+[.A157])" office:value-type="float" office:value="0.00147640791476408" calcext:value-type="float">
            <text:p>0,00147641</text:p>
          </table:table-cell>
          <table:table-cell table:formula="of:=(-[.Q157]+SQRT([.Q157]*[.Q157]+0.00000000000004))/2" office:value-type="float" office:value="0.0663622526637732" calcext:value-type="float">
            <text:p>6,636E-02</text:p>
          </table:table-cell>
          <table:table-cell table:formula="of:=MAX(0;no_reactif-ctitrant*[.A157]*5)/(Vt+[.A157])" office:value-type="float" office:value="0" calcext:value-type="float">
            <text:p>0,00000000</text:p>
          </table:table-cell>
          <table:table-cell table:formula="of:=no_ptitre/(Vt+[.A157])" office:value-type="float" office:value="0.0015220700152207" calcext:value-type="float">
            <text:p>0,00152207</text:p>
          </table:table-cell>
          <table:table-cell table:formula="of:=IF([.E157]&gt;0;ctitrant*[.A157];no_titrant*1)/(Vt+[.A157])" office:value-type="float" office:value="0" calcext:value-type="float">
            <text:p>0,00000000</text:p>
          </table:table-cell>
          <table:table-cell/>
          <table:table-cell table:formula="of:=MIN(c_reac*v_reac;no_preactif + ctitrant*[.A157]*5)/(Vt+[.A157])" office:value-type="float" office:value="0.0076103500761035" calcext:value-type="float">
            <text:p>0,00761035</text:p>
          </table:table-cell>
          <table:table-cell table:formula="of:=no_stitre/(Vt+[.A157])" office:value-type="float" office:value="0.00076103500761035" calcext:value-type="float">
            <text:p>0,00076104</text:p>
          </table:table-cell>
          <table:table-cell table:formula="of:=ctitrant*[.A157]*1/(Vt+[.A157])" office:value-type="float" office:value="0.00208523592085236" calcext:value-type="float">
            <text:p>0,00208524</text:p>
          </table:table-cell>
          <table:table-cell table:formula="of:=no_sexc/(Vt+[.A157])" office:value-type="float" office:value="0.076103500761035" calcext:value-type="float">
            <text:p>0,07610350</text:p>
          </table:table-cell>
          <table:table-cell table:formula="of:=no_sreactif/(Vt+[.A157])" office:value-type="float" office:value="0.015220700152207" calcext:value-type="float">
            <text:p>0,01522070</text:p>
          </table:table-cell>
          <table:table-cell table:formula="of:=[.D157]" office:value-type="float" office:value="0.0663622526637732" calcext:value-type="float">
            <text:p>6,636E-02</text:p>
          </table:table-cell>
          <table:table-cell table:formula="of:=0.00000000000001/[.D157]" office:value-type="float" office:value="0.000000000000150688073394153" calcext:value-type="float">
            <text:p>1,51E-13</text:p>
          </table:table-cell>
          <table:table-cell table:formula="of:=-LOG([.D157])" office:value-type="float" office:value="1.17807888029021" calcext:value-type="float">
            <text:p>1,17807888</text:p>
          </table:table-cell>
          <table:table-cell table:formula="of:=-[.B157] - [.C157] + 2*[.E157] + 2*[.G157] + 3*[.I157] + 2*[.J157] + [.K157] - [.L157] - [.M157]" office:value-type="float" office:value="-0.0663622526636225" calcext:value-type="float">
            <text:p>-0,06636225</text:p>
          </table:table-cell>
          <table:table-cell table:formula="of:=[.B157]*[.B$13]+[.C157]*[.C$13]+[.E157]*[.E$13]+[.F157]*[.F$13]+[.G157]*[.G$13]+[.I157]*[.I$13]+[.J157]*[.J$13]+[.K157]*[.K$13]+[.L157]*[.L$13]+[.D157]*[.D$13]+[.O157]*[.O$13]" office:value-type="float" office:value="3.09041856926246" calcext:value-type="float">
            <text:p>3,09041856926246</text:p>
          </table:table-cell>
          <table:table-cell/>
        </table:table-row>
        <table:table-row table:style-name="ro1">
          <table:table-cell table:formula="of:=[.A157]+dV" office:value-type="float" office:value="13.8" calcext:value-type="float">
            <text:p>13,80000000</text:p>
          </table:table-cell>
          <table:table-cell office:value-type="float" office:value="0" calcext:value-type="float">
            <text:p>0,00000000</text:p>
          </table:table-cell>
          <table:table-cell table:formula="of:=IF([.E158]&gt;0;0;ctitrant*[.A158]-no_reactif/5)/(Vt+[.A158])" office:value-type="float" office:value="0.00148936170212766" calcext:value-type="float">
            <text:p>0,00148936</text:p>
          </table:table-cell>
          <table:table-cell table:formula="of:=(-[.Q158]+SQRT([.Q158]*[.Q158]+0.00000000000004))/2" office:value-type="float" office:value="0.0662613981764427" calcext:value-type="float">
            <text:p>6,626E-02</text:p>
          </table:table-cell>
          <table:table-cell table:formula="of:=MAX(0;no_reactif-ctitrant*[.A158]*5)/(Vt+[.A158])" office:value-type="float" office:value="0" calcext:value-type="float">
            <text:p>0,00000000</text:p>
          </table:table-cell>
          <table:table-cell table:formula="of:=no_ptitre/(Vt+[.A158])" office:value-type="float" office:value="0.00151975683890578" calcext:value-type="float">
            <text:p>0,00151976</text:p>
          </table:table-cell>
          <table:table-cell table:formula="of:=IF([.E158]&gt;0;ctitrant*[.A158];no_titrant*1)/(Vt+[.A158])" office:value-type="float" office:value="0" calcext:value-type="float">
            <text:p>0,00000000</text:p>
          </table:table-cell>
          <table:table-cell/>
          <table:table-cell table:formula="of:=MIN(c_reac*v_reac;no_preactif + ctitrant*[.A158]*5)/(Vt+[.A158])" office:value-type="float" office:value="0.00759878419452888" calcext:value-type="float">
            <text:p>0,00759878</text:p>
          </table:table-cell>
          <table:table-cell table:formula="of:=no_stitre/(Vt+[.A158])" office:value-type="float" office:value="0.000759878419452888" calcext:value-type="float">
            <text:p>0,00075988</text:p>
          </table:table-cell>
          <table:table-cell table:formula="of:=ctitrant*[.A158]*1/(Vt+[.A158])" office:value-type="float" office:value="0.00209726443768997" calcext:value-type="float">
            <text:p>0,00209726</text:p>
          </table:table-cell>
          <table:table-cell table:formula="of:=no_sexc/(Vt+[.A158])" office:value-type="float" office:value="0.0759878419452888" calcext:value-type="float">
            <text:p>0,07598784</text:p>
          </table:table-cell>
          <table:table-cell table:formula="of:=no_sreactif/(Vt+[.A158])" office:value-type="float" office:value="0.0151975683890578" calcext:value-type="float">
            <text:p>0,01519757</text:p>
          </table:table-cell>
          <table:table-cell table:formula="of:=[.D158]" office:value-type="float" office:value="0.0662613981764427" calcext:value-type="float">
            <text:p>6,626E-02</text:p>
          </table:table-cell>
          <table:table-cell table:formula="of:=0.00000000000001/[.D158]" office:value-type="float" office:value="0.000000000000150917431192317" calcext:value-type="float">
            <text:p>1,51E-13</text:p>
          </table:table-cell>
          <table:table-cell table:formula="of:=-LOG([.D158])" office:value-type="float" office:value="1.17873940434438" calcext:value-type="float">
            <text:p>1,17873940</text:p>
          </table:table-cell>
          <table:table-cell table:formula="of:=-[.B158] - [.C158] + 2*[.E158] + 2*[.G158] + 3*[.I158] + 2*[.J158] + [.K158] - [.L158] - [.M158]" office:value-type="float" office:value="-0.0662613981762918" calcext:value-type="float">
            <text:p>-0,06626140</text:p>
          </table:table-cell>
          <table:table-cell table:formula="of:=[.B158]*[.B$13]+[.C158]*[.C$13]+[.E158]*[.E$13]+[.F158]*[.F$13]+[.G158]*[.G$13]+[.I158]*[.I$13]+[.J158]*[.J$13]+[.K158]*[.K$13]+[.L158]*[.L$13]+[.D158]*[.D$13]+[.O158]*[.O$13]" office:value-type="float" office:value="3.08592705168002" calcext:value-type="float">
            <text:p>3,08592705168002</text:p>
          </table:table-cell>
          <table:table-cell/>
        </table:table-row>
        <table:table-row table:style-name="ro1">
          <table:table-cell table:formula="of:=[.A158]+dV" office:value-type="float" office:value="13.9" calcext:value-type="float">
            <text:p>13,90000000</text:p>
          </table:table-cell>
          <table:table-cell office:value-type="float" office:value="0" calcext:value-type="float">
            <text:p>0,00000000</text:p>
          </table:table-cell>
          <table:table-cell table:formula="of:=IF([.E159]&gt;0;0;ctitrant*[.A159]-no_reactif/5)/(Vt+[.A159])" office:value-type="float" office:value="0.00150227617602428" calcext:value-type="float">
            <text:p>0,00150228</text:p>
          </table:table-cell>
          <table:table-cell table:formula="of:=(-[.Q159]+SQRT([.Q159]*[.Q159]+0.00000000000004))/2" office:value-type="float" office:value="0.0661608497725336" calcext:value-type="float">
            <text:p>6,616E-02</text:p>
          </table:table-cell>
          <table:table-cell table:formula="of:=MAX(0;no_reactif-ctitrant*[.A159]*5)/(Vt+[.A159])" office:value-type="float" office:value="0" calcext:value-type="float">
            <text:p>0,00000000</text:p>
          </table:table-cell>
          <table:table-cell table:formula="of:=no_ptitre/(Vt+[.A159])" office:value-type="float" office:value="0.00151745068285281" calcext:value-type="float">
            <text:p>0,00151745</text:p>
          </table:table-cell>
          <table:table-cell table:formula="of:=IF([.E159]&gt;0;ctitrant*[.A159];no_titrant*1)/(Vt+[.A159])" office:value-type="float" office:value="0" calcext:value-type="float">
            <text:p>0,00000000</text:p>
          </table:table-cell>
          <table:table-cell/>
          <table:table-cell table:formula="of:=MIN(c_reac*v_reac;no_preactif + ctitrant*[.A159]*5)/(Vt+[.A159])" office:value-type="float" office:value="0.00758725341426404" calcext:value-type="float">
            <text:p>0,00758725</text:p>
          </table:table-cell>
          <table:table-cell table:formula="of:=no_stitre/(Vt+[.A159])" office:value-type="float" office:value="0.000758725341426404" calcext:value-type="float">
            <text:p>0,00075873</text:p>
          </table:table-cell>
          <table:table-cell table:formula="of:=ctitrant*[.A159]*1/(Vt+[.A159])" office:value-type="float" office:value="0.0021092564491654" calcext:value-type="float">
            <text:p>0,00210926</text:p>
          </table:table-cell>
          <table:table-cell table:formula="of:=no_sexc/(Vt+[.A159])" office:value-type="float" office:value="0.0758725341426404" calcext:value-type="float">
            <text:p>0,07587253</text:p>
          </table:table-cell>
          <table:table-cell table:formula="of:=no_sreactif/(Vt+[.A159])" office:value-type="float" office:value="0.0151745068285281" calcext:value-type="float">
            <text:p>0,01517451</text:p>
          </table:table-cell>
          <table:table-cell table:formula="of:=[.D159]" office:value-type="float" office:value="0.0661608497725336" calcext:value-type="float">
            <text:p>6,616E-02</text:p>
          </table:table-cell>
          <table:table-cell table:formula="of:=0.00000000000001/[.D159]" office:value-type="float" office:value="0.00000000000015114678899048" calcext:value-type="float">
            <text:p>1,51E-13</text:p>
          </table:table-cell>
          <table:table-cell table:formula="of:=-LOG([.D159])" office:value-type="float" office:value="1.17939892532443" calcext:value-type="float">
            <text:p>1,17939893</text:p>
          </table:table-cell>
          <table:table-cell table:formula="of:=-[.B159] - [.C159] + 2*[.E159] + 2*[.G159] + 3*[.I159] + 2*[.J159] + [.K159] - [.L159] - [.M159]" office:value-type="float" office:value="-0.0661608497723824" calcext:value-type="float">
            <text:p>-0,06616085</text:p>
          </table:table-cell>
          <table:table-cell table:formula="of:=[.B159]*[.B$13]+[.C159]*[.C$13]+[.E159]*[.E$13]+[.F159]*[.F$13]+[.G159]*[.G$13]+[.I159]*[.I$13]+[.J159]*[.J$13]+[.K159]*[.K$13]+[.L159]*[.L$13]+[.D159]*[.D$13]+[.O159]*[.O$13]" office:value-type="float" office:value="3.08144916541042" calcext:value-type="float">
            <text:p>3,08144916541042</text:p>
          </table:table-cell>
          <table:table-cell/>
        </table:table-row>
        <table:table-row table:style-name="ro1">
          <table:table-cell table:formula="of:=[.A159]+dV" office:value-type="float" office:value="14" calcext:value-type="float">
            <text:p>14,00000000</text:p>
          </table:table-cell>
          <table:table-cell office:value-type="float" office:value="0" calcext:value-type="float">
            <text:p>0,00000000</text:p>
          </table:table-cell>
          <table:table-cell table:formula="of:=IF([.E160]&gt;0;0;ctitrant*[.A160]-no_reactif/5)/(Vt+[.A160])" office:value-type="float" office:value="0.00151515151515152" calcext:value-type="float">
            <text:p>0,00151515</text:p>
          </table:table-cell>
          <table:table-cell table:formula="of:=(-[.Q160]+SQRT([.Q160]*[.Q160]+0.00000000000004))/2" office:value-type="float" office:value="0.0660606060607574" calcext:value-type="float">
            <text:p>6,606E-02</text:p>
          </table:table-cell>
          <table:table-cell table:formula="of:=MAX(0;no_reactif-ctitrant*[.A160]*5)/(Vt+[.A160])" office:value-type="float" office:value="0" calcext:value-type="float">
            <text:p>0,00000000</text:p>
          </table:table-cell>
          <table:table-cell table:formula="of:=no_ptitre/(Vt+[.A160])" office:value-type="float" office:value="0.00151515151515152" calcext:value-type="float">
            <text:p>0,00151515</text:p>
          </table:table-cell>
          <table:table-cell table:formula="of:=IF([.E160]&gt;0;ctitrant*[.A160];no_titrant*1)/(Vt+[.A160])" office:value-type="float" office:value="0" calcext:value-type="float">
            <text:p>0,00000000</text:p>
          </table:table-cell>
          <table:table-cell/>
          <table:table-cell table:formula="of:=MIN(c_reac*v_reac;no_preactif + ctitrant*[.A160]*5)/(Vt+[.A160])" office:value-type="float" office:value="0.00757575757575758" calcext:value-type="float">
            <text:p>0,00757576</text:p>
          </table:table-cell>
          <table:table-cell table:formula="of:=no_stitre/(Vt+[.A160])" office:value-type="float" office:value="0.000757575757575758" calcext:value-type="float">
            <text:p>0,00075758</text:p>
          </table:table-cell>
          <table:table-cell table:formula="of:=ctitrant*[.A160]*1/(Vt+[.A160])" office:value-type="float" office:value="0.00212121212121212" calcext:value-type="float">
            <text:p>0,00212121</text:p>
          </table:table-cell>
          <table:table-cell table:formula="of:=no_sexc/(Vt+[.A160])" office:value-type="float" office:value="0.0757575757575758" calcext:value-type="float">
            <text:p>0,07575758</text:p>
          </table:table-cell>
          <table:table-cell table:formula="of:=no_sreactif/(Vt+[.A160])" office:value-type="float" office:value="0.0151515151515152" calcext:value-type="float">
            <text:p>0,01515152</text:p>
          </table:table-cell>
          <table:table-cell table:formula="of:=[.D160]" office:value-type="float" office:value="0.0660606060607574" calcext:value-type="float">
            <text:p>6,606E-02</text:p>
          </table:table-cell>
          <table:table-cell table:formula="of:=0.00000000000001/[.D160]" office:value-type="float" office:value="0.000000000000151376146788644" calcext:value-type="float">
            <text:p>1,51E-13</text:p>
          </table:table-cell>
          <table:table-cell table:formula="of:=-LOG([.D160])" office:value-type="float" office:value="1.18005744627229" calcext:value-type="float">
            <text:p>1,18005745</text:p>
          </table:table-cell>
          <table:table-cell table:formula="of:=-[.B160] - [.C160] + 2*[.E160] + 2*[.G160] + 3*[.I160] + 2*[.J160] + [.K160] - [.L160] - [.M160]" office:value-type="float" office:value="-0.0660606060606061" calcext:value-type="float">
            <text:p>-0,06606061</text:p>
          </table:table-cell>
          <table:table-cell table:formula="of:=[.B160]*[.B$13]+[.C160]*[.C$13]+[.E160]*[.E$13]+[.F160]*[.F$13]+[.G160]*[.G$13]+[.I160]*[.I$13]+[.J160]*[.J$13]+[.K160]*[.K$13]+[.L160]*[.L$13]+[.D160]*[.D$13]+[.O160]*[.O$13]" office:value-type="float" office:value="3.07698484849316" calcext:value-type="float">
            <text:p>3,07698484849316</text:p>
          </table:table-cell>
          <table:table-cell/>
        </table:table-row>
        <table:table-row table:style-name="ro1">
          <table:table-cell table:formula="of:=[.A160]+dV" office:value-type="float" office:value="14.1" calcext:value-type="float">
            <text:p>14,10000000</text:p>
          </table:table-cell>
          <table:table-cell office:value-type="float" office:value="0" calcext:value-type="float">
            <text:p>0,00000000</text:p>
          </table:table-cell>
          <table:table-cell table:formula="of:=IF([.E161]&gt;0;0;ctitrant*[.A161]-no_reactif/5)/(Vt+[.A161])" office:value-type="float" office:value="0.00152798789712557" calcext:value-type="float">
            <text:p>0,00152799</text:p>
          </table:table-cell>
          <table:table-cell table:formula="of:=(-[.Q161]+SQRT([.Q161]*[.Q161]+0.00000000000004))/2" office:value-type="float" office:value="0.0659606656582454" calcext:value-type="float">
            <text:p>6,596E-02</text:p>
          </table:table-cell>
          <table:table-cell table:formula="of:=MAX(0;no_reactif-ctitrant*[.A161]*5)/(Vt+[.A161])" office:value-type="float" office:value="0" calcext:value-type="float">
            <text:p>0,00000000</text:p>
          </table:table-cell>
          <table:table-cell table:formula="of:=no_ptitre/(Vt+[.A161])" office:value-type="float" office:value="0.00151285930408472" calcext:value-type="float">
            <text:p>0,00151286</text:p>
          </table:table-cell>
          <table:table-cell table:formula="of:=IF([.E161]&gt;0;ctitrant*[.A161];no_titrant*1)/(Vt+[.A161])" office:value-type="float" office:value="0" calcext:value-type="float">
            <text:p>0,00000000</text:p>
          </table:table-cell>
          <table:table-cell/>
          <table:table-cell table:formula="of:=MIN(c_reac*v_reac;no_preactif + ctitrant*[.A161]*5)/(Vt+[.A161])" office:value-type="float" office:value="0.0075642965204236" calcext:value-type="float">
            <text:p>0,00756430</text:p>
          </table:table-cell>
          <table:table-cell table:formula="of:=no_stitre/(Vt+[.A161])" office:value-type="float" office:value="0.00075642965204236" calcext:value-type="float">
            <text:p>0,00075643</text:p>
          </table:table-cell>
          <table:table-cell table:formula="of:=ctitrant*[.A161]*1/(Vt+[.A161])" office:value-type="float" office:value="0.00213313161875946" calcext:value-type="float">
            <text:p>0,00213313</text:p>
          </table:table-cell>
          <table:table-cell table:formula="of:=no_sexc/(Vt+[.A161])" office:value-type="float" office:value="0.075642965204236" calcext:value-type="float">
            <text:p>0,07564297</text:p>
          </table:table-cell>
          <table:table-cell table:formula="of:=no_sreactif/(Vt+[.A161])" office:value-type="float" office:value="0.0151285930408472" calcext:value-type="float">
            <text:p>0,01512859</text:p>
          </table:table-cell>
          <table:table-cell table:formula="of:=[.D161]" office:value-type="float" office:value="0.0659606656582454" calcext:value-type="float">
            <text:p>6,596E-02</text:p>
          </table:table-cell>
          <table:table-cell table:formula="of:=0.00000000000001/[.D161]" office:value-type="float" office:value="0.000000000000151605504586808" calcext:value-type="float">
            <text:p>1,52E-13</text:p>
          </table:table-cell>
          <table:table-cell table:formula="of:=-LOG([.D161])" office:value-type="float" office:value="1.18071497021606" calcext:value-type="float">
            <text:p>1,18071497</text:p>
          </table:table-cell>
          <table:table-cell table:formula="of:=-[.B161] - [.C161] + 2*[.E161] + 2*[.G161] + 3*[.I161] + 2*[.J161] + [.K161] - [.L161] - [.M161]" office:value-type="float" office:value="-0.0659606656580938" calcext:value-type="float">
            <text:p>-0,06596067</text:p>
          </table:table-cell>
          <table:table-cell table:formula="of:=[.B161]*[.B$13]+[.C161]*[.C$13]+[.E161]*[.E$13]+[.F161]*[.F$13]+[.G161]*[.G$13]+[.I161]*[.I$13]+[.J161]*[.J$13]+[.K161]*[.K$13]+[.L161]*[.L$13]+[.D161]*[.D$13]+[.O161]*[.O$13]" office:value-type="float" office:value="3.07253403934267" calcext:value-type="float">
            <text:p>3,07253403934267</text:p>
          </table:table-cell>
          <table:table-cell/>
        </table:table-row>
        <table:table-row table:style-name="ro1">
          <table:table-cell table:formula="of:=[.A161]+dV" office:value-type="float" office:value="14.2" calcext:value-type="float">
            <text:p>14,20000000</text:p>
          </table:table-cell>
          <table:table-cell office:value-type="float" office:value="0" calcext:value-type="float">
            <text:p>0,00000000</text:p>
          </table:table-cell>
          <table:table-cell table:formula="of:=IF([.E162]&gt;0;0;ctitrant*[.A162]-no_reactif/5)/(Vt+[.A162])" office:value-type="float" office:value="0.00154078549848943" calcext:value-type="float">
            <text:p>0,00154079</text:p>
          </table:table-cell>
          <table:table-cell table:formula="of:=(-[.Q162]+SQRT([.Q162]*[.Q162]+0.00000000000004))/2" office:value-type="float" office:value="0.0658610271904842" calcext:value-type="float">
            <text:p>6,586E-02</text:p>
          </table:table-cell>
          <table:table-cell table:formula="of:=MAX(0;no_reactif-ctitrant*[.A162]*5)/(Vt+[.A162])" office:value-type="float" office:value="0" calcext:value-type="float">
            <text:p>0,00000000</text:p>
          </table:table-cell>
          <table:table-cell table:formula="of:=no_ptitre/(Vt+[.A162])" office:value-type="float" office:value="0.00151057401812689" calcext:value-type="float">
            <text:p>0,00151057</text:p>
          </table:table-cell>
          <table:table-cell table:formula="of:=IF([.E162]&gt;0;ctitrant*[.A162];no_titrant*1)/(Vt+[.A162])" office:value-type="float" office:value="0" calcext:value-type="float">
            <text:p>0,00000000</text:p>
          </table:table-cell>
          <table:table-cell/>
          <table:table-cell table:formula="of:=MIN(c_reac*v_reac;no_preactif + ctitrant*[.A162]*5)/(Vt+[.A162])" office:value-type="float" office:value="0.00755287009063444" calcext:value-type="float">
            <text:p>0,00755287</text:p>
          </table:table-cell>
          <table:table-cell table:formula="of:=no_stitre/(Vt+[.A162])" office:value-type="float" office:value="0.000755287009063444" calcext:value-type="float">
            <text:p>0,00075529</text:p>
          </table:table-cell>
          <table:table-cell table:formula="of:=ctitrant*[.A162]*1/(Vt+[.A162])" office:value-type="float" office:value="0.00214501510574018" calcext:value-type="float">
            <text:p>0,00214502</text:p>
          </table:table-cell>
          <table:table-cell table:formula="of:=no_sexc/(Vt+[.A162])" office:value-type="float" office:value="0.0755287009063444" calcext:value-type="float">
            <text:p>0,07552870</text:p>
          </table:table-cell>
          <table:table-cell table:formula="of:=no_sreactif/(Vt+[.A162])" office:value-type="float" office:value="0.0151057401812689" calcext:value-type="float">
            <text:p>0,01510574</text:p>
          </table:table-cell>
          <table:table-cell table:formula="of:=[.D162]" office:value-type="float" office:value="0.0658610271904842" calcext:value-type="float">
            <text:p>6,586E-02</text:p>
          </table:table-cell>
          <table:table-cell table:formula="of:=0.00000000000001/[.D162]" office:value-type="float" office:value="0.000000000000151834862384971" calcext:value-type="float">
            <text:p>1,52E-13</text:p>
          </table:table-cell>
          <table:table-cell table:formula="of:=-LOG([.D162])" office:value-type="float" office:value="1.18137150017011" calcext:value-type="float">
            <text:p>1,18137150</text:p>
          </table:table-cell>
          <table:table-cell table:formula="of:=-[.B162] - [.C162] + 2*[.E162] + 2*[.G162] + 3*[.I162] + 2*[.J162] + [.K162] - [.L162] - [.M162]" office:value-type="float" office:value="-0.0658610271903323" calcext:value-type="float">
            <text:p>-0,06586103</text:p>
          </table:table-cell>
          <table:table-cell table:formula="of:=[.B162]*[.B$13]+[.C162]*[.C$13]+[.E162]*[.E$13]+[.F162]*[.F$13]+[.G162]*[.G$13]+[.I162]*[.I$13]+[.J162]*[.J$13]+[.K162]*[.K$13]+[.L162]*[.L$13]+[.D162]*[.D$13]+[.O162]*[.O$13]" office:value-type="float" office:value="3.0680966767455" calcext:value-type="float">
            <text:p>3,0680966767455</text:p>
          </table:table-cell>
          <table:table-cell/>
        </table:table-row>
        <table:table-row table:style-name="ro1">
          <table:table-cell table:formula="of:=[.A162]+dV" office:value-type="float" office:value="14.3" calcext:value-type="float">
            <text:p>14,30000000</text:p>
          </table:table-cell>
          <table:table-cell office:value-type="float" office:value="0" calcext:value-type="float">
            <text:p>0,00000000</text:p>
          </table:table-cell>
          <table:table-cell table:formula="of:=IF([.E163]&gt;0;0;ctitrant*[.A163]-no_reactif/5)/(Vt+[.A163])" office:value-type="float" office:value="0.00155354449472097" calcext:value-type="float">
            <text:p>0,00155354</text:p>
          </table:table-cell>
          <table:table-cell table:formula="of:=(-[.Q163]+SQRT([.Q163]*[.Q163]+0.00000000000004))/2" office:value-type="float" office:value="0.0657616892912531" calcext:value-type="float">
            <text:p>6,576E-02</text:p>
          </table:table-cell>
          <table:table-cell table:formula="of:=MAX(0;no_reactif-ctitrant*[.A163]*5)/(Vt+[.A163])" office:value-type="float" office:value="0" calcext:value-type="float">
            <text:p>0,00000000</text:p>
          </table:table-cell>
          <table:table-cell table:formula="of:=no_ptitre/(Vt+[.A163])" office:value-type="float" office:value="0.00150829562594268" calcext:value-type="float">
            <text:p>0,00150830</text:p>
          </table:table-cell>
          <table:table-cell table:formula="of:=IF([.E163]&gt;0;ctitrant*[.A163];no_titrant*1)/(Vt+[.A163])" office:value-type="float" office:value="0" calcext:value-type="float">
            <text:p>0,00000000</text:p>
          </table:table-cell>
          <table:table-cell/>
          <table:table-cell table:formula="of:=MIN(c_reac*v_reac;no_preactif + ctitrant*[.A163]*5)/(Vt+[.A163])" office:value-type="float" office:value="0.00754147812971342" calcext:value-type="float">
            <text:p>0,00754148</text:p>
          </table:table-cell>
          <table:table-cell table:formula="of:=no_stitre/(Vt+[.A163])" office:value-type="float" office:value="0.000754147812971342" calcext:value-type="float">
            <text:p>0,00075415</text:p>
          </table:table-cell>
          <table:table-cell table:formula="of:=ctitrant*[.A163]*1/(Vt+[.A163])" office:value-type="float" office:value="0.00215686274509804" calcext:value-type="float">
            <text:p>0,00215686</text:p>
          </table:table-cell>
          <table:table-cell table:formula="of:=no_sexc/(Vt+[.A163])" office:value-type="float" office:value="0.0754147812971342" calcext:value-type="float">
            <text:p>0,07541478</text:p>
          </table:table-cell>
          <table:table-cell table:formula="of:=no_sreactif/(Vt+[.A163])" office:value-type="float" office:value="0.0150829562594268" calcext:value-type="float">
            <text:p>0,01508296</text:p>
          </table:table-cell>
          <table:table-cell table:formula="of:=[.D163]" office:value-type="float" office:value="0.0657616892912531" calcext:value-type="float">
            <text:p>6,576E-02</text:p>
          </table:table-cell>
          <table:table-cell table:formula="of:=0.00000000000001/[.D163]" office:value-type="float" office:value="0.000000000000152064220183135" calcext:value-type="float">
            <text:p>1,52E-13</text:p>
          </table:table-cell>
          <table:table-cell table:formula="of:=-LOG([.D163])" office:value-type="float" office:value="1.18202703913518" calcext:value-type="float">
            <text:p>1,18202704</text:p>
          </table:table-cell>
          <table:table-cell table:formula="of:=-[.B163] - [.C163] + 2*[.E163] + 2*[.G163] + 3*[.I163] + 2*[.J163] + [.K163] - [.L163] - [.M163]" office:value-type="float" office:value="-0.0657616892911011" calcext:value-type="float">
            <text:p>-0,06576169</text:p>
          </table:table-cell>
          <table:table-cell table:formula="of:=[.B163]*[.B$13]+[.C163]*[.C$13]+[.E163]*[.E$13]+[.F163]*[.F$13]+[.G163]*[.G$13]+[.I163]*[.I$13]+[.J163]*[.J$13]+[.K163]*[.K$13]+[.L163]*[.L$13]+[.D163]*[.D$13]+[.O163]*[.O$13]" office:value-type="float" office:value="3.06367269985752" calcext:value-type="float">
            <text:p>3,06367269985752</text:p>
          </table:table-cell>
          <table:table-cell/>
        </table:table-row>
        <table:table-row table:style-name="ro1">
          <table:table-cell table:formula="of:=[.A163]+dV" office:value-type="float" office:value="14.4" calcext:value-type="float">
            <text:p>14,40000000</text:p>
          </table:table-cell>
          <table:table-cell office:value-type="float" office:value="0" calcext:value-type="float">
            <text:p>0,00000000</text:p>
          </table:table-cell>
          <table:table-cell table:formula="of:=IF([.E164]&gt;0;0;ctitrant*[.A164]-no_reactif/5)/(Vt+[.A164])" office:value-type="float" office:value="0.00156626506024096" calcext:value-type="float">
            <text:p>0,00156627</text:p>
          </table:table-cell>
          <table:table-cell table:formula="of:=(-[.Q164]+SQRT([.Q164]*[.Q164]+0.00000000000004))/2" office:value-type="float" office:value="0.0656626506025619" calcext:value-type="float">
            <text:p>6,566E-02</text:p>
          </table:table-cell>
          <table:table-cell table:formula="of:=MAX(0;no_reactif-ctitrant*[.A164]*5)/(Vt+[.A164])" office:value-type="float" office:value="0" calcext:value-type="float">
            <text:p>0,00000000</text:p>
          </table:table-cell>
          <table:table-cell table:formula="of:=no_ptitre/(Vt+[.A164])" office:value-type="float" office:value="0.00150602409638554" calcext:value-type="float">
            <text:p>0,00150602</text:p>
          </table:table-cell>
          <table:table-cell table:formula="of:=IF([.E164]&gt;0;ctitrant*[.A164];no_titrant*1)/(Vt+[.A164])" office:value-type="float" office:value="0" calcext:value-type="float">
            <text:p>0,00000000</text:p>
          </table:table-cell>
          <table:table-cell/>
          <table:table-cell table:formula="of:=MIN(c_reac*v_reac;no_preactif + ctitrant*[.A164]*5)/(Vt+[.A164])" office:value-type="float" office:value="0.00753012048192771" calcext:value-type="float">
            <text:p>0,00753012</text:p>
          </table:table-cell>
          <table:table-cell table:formula="of:=no_stitre/(Vt+[.A164])" office:value-type="float" office:value="0.000753012048192771" calcext:value-type="float">
            <text:p>0,00075301</text:p>
          </table:table-cell>
          <table:table-cell table:formula="of:=ctitrant*[.A164]*1/(Vt+[.A164])" office:value-type="float" office:value="0.00216867469879518" calcext:value-type="float">
            <text:p>0,00216867</text:p>
          </table:table-cell>
          <table:table-cell table:formula="of:=no_sexc/(Vt+[.A164])" office:value-type="float" office:value="0.0753012048192771" calcext:value-type="float">
            <text:p>0,07530120</text:p>
          </table:table-cell>
          <table:table-cell table:formula="of:=no_sreactif/(Vt+[.A164])" office:value-type="float" office:value="0.0150602409638554" calcext:value-type="float">
            <text:p>0,01506024</text:p>
          </table:table-cell>
          <table:table-cell table:formula="of:=[.D164]" office:value-type="float" office:value="0.0656626506025619" calcext:value-type="float">
            <text:p>6,566E-02</text:p>
          </table:table-cell>
          <table:table-cell table:formula="of:=0.00000000000001/[.D164]" office:value-type="float" office:value="0.000000000000152293577981298" calcext:value-type="float">
            <text:p>1,52E-13</text:p>
          </table:table-cell>
          <table:table-cell table:formula="of:=-LOG([.D164])" office:value-type="float" office:value="1.18268159009842" calcext:value-type="float">
            <text:p>1,18268159</text:p>
          </table:table-cell>
          <table:table-cell table:formula="of:=-[.B164] - [.C164] + 2*[.E164] + 2*[.G164] + 3*[.I164] + 2*[.J164] + [.K164] - [.L164] - [.M164]" office:value-type="float" office:value="-0.0656626506024096" calcext:value-type="float">
            <text:p>-0,06566265</text:p>
          </table:table-cell>
          <table:table-cell table:formula="of:=[.B164]*[.B$13]+[.C164]*[.C$13]+[.E164]*[.E$13]+[.F164]*[.F$13]+[.G164]*[.G$13]+[.I164]*[.I$13]+[.J164]*[.J$13]+[.K164]*[.K$13]+[.L164]*[.L$13]+[.D164]*[.D$13]+[.O164]*[.O$13]" office:value-type="float" office:value="3.05926204820113" calcext:value-type="float">
            <text:p>3,05926204820113</text:p>
          </table:table-cell>
          <table:table-cell/>
        </table:table-row>
        <table:table-row table:style-name="ro1">
          <table:table-cell table:formula="of:=[.A164]+dV" office:value-type="float" office:value="14.5" calcext:value-type="float">
            <text:p>14,50000000</text:p>
          </table:table-cell>
          <table:table-cell office:value-type="float" office:value="0" calcext:value-type="float">
            <text:p>0,00000000</text:p>
          </table:table-cell>
          <table:table-cell table:formula="of:=IF([.E165]&gt;0;0;ctitrant*[.A165]-no_reactif/5)/(Vt+[.A165])" office:value-type="float" office:value="0.00157894736842105" calcext:value-type="float">
            <text:p>0,00157895</text:p>
          </table:table-cell>
          <table:table-cell table:formula="of:=(-[.Q165]+SQRT([.Q165]*[.Q165]+0.00000000000004))/2" office:value-type="float" office:value="0.0655639097745886" calcext:value-type="float">
            <text:p>6,556E-02</text:p>
          </table:table-cell>
          <table:table-cell table:formula="of:=MAX(0;no_reactif-ctitrant*[.A165]*5)/(Vt+[.A165])" office:value-type="float" office:value="0" calcext:value-type="float">
            <text:p>0,00000000</text:p>
          </table:table-cell>
          <table:table-cell table:formula="of:=no_ptitre/(Vt+[.A165])" office:value-type="float" office:value="0.00150375939849624" calcext:value-type="float">
            <text:p>0,00150376</text:p>
          </table:table-cell>
          <table:table-cell table:formula="of:=IF([.E165]&gt;0;ctitrant*[.A165];no_titrant*1)/(Vt+[.A165])" office:value-type="float" office:value="0" calcext:value-type="float">
            <text:p>0,00000000</text:p>
          </table:table-cell>
          <table:table-cell/>
          <table:table-cell table:formula="of:=MIN(c_reac*v_reac;no_preactif + ctitrant*[.A165]*5)/(Vt+[.A165])" office:value-type="float" office:value="0.0075187969924812" calcext:value-type="float">
            <text:p>0,00751880</text:p>
          </table:table-cell>
          <table:table-cell table:formula="of:=no_stitre/(Vt+[.A165])" office:value-type="float" office:value="0.00075187969924812" calcext:value-type="float">
            <text:p>0,00075188</text:p>
          </table:table-cell>
          <table:table-cell table:formula="of:=ctitrant*[.A165]*1/(Vt+[.A165])" office:value-type="float" office:value="0.00218045112781955" calcext:value-type="float">
            <text:p>0,00218045</text:p>
          </table:table-cell>
          <table:table-cell table:formula="of:=no_sexc/(Vt+[.A165])" office:value-type="float" office:value="0.075187969924812" calcext:value-type="float">
            <text:p>0,07518797</text:p>
          </table:table-cell>
          <table:table-cell table:formula="of:=no_sreactif/(Vt+[.A165])" office:value-type="float" office:value="0.0150375939849624" calcext:value-type="float">
            <text:p>0,01503759</text:p>
          </table:table-cell>
          <table:table-cell table:formula="of:=[.D165]" office:value-type="float" office:value="0.0655639097745886" calcext:value-type="float">
            <text:p>6,556E-02</text:p>
          </table:table-cell>
          <table:table-cell table:formula="of:=0.00000000000001/[.D165]" office:value-type="float" office:value="0.000000000000152522935779462" calcext:value-type="float">
            <text:p>1,53E-13</text:p>
          </table:table-cell>
          <table:table-cell table:formula="of:=-LOG([.D165])" office:value-type="float" office:value="1.18333515603351" calcext:value-type="float">
            <text:p>1,18333516</text:p>
          </table:table-cell>
          <table:table-cell table:formula="of:=-[.B165] - [.C165] + 2*[.E165] + 2*[.G165] + 3*[.I165] + 2*[.J165] + [.K165] - [.L165] - [.M165]" office:value-type="float" office:value="-0.0655639097744361" calcext:value-type="float">
            <text:p>-0,06556391</text:p>
          </table:table-cell>
          <table:table-cell table:formula="of:=[.B165]*[.B$13]+[.C165]*[.C$13]+[.E165]*[.E$13]+[.F165]*[.F$13]+[.G165]*[.G$13]+[.I165]*[.I$13]+[.J165]*[.J$13]+[.K165]*[.K$13]+[.L165]*[.L$13]+[.D165]*[.D$13]+[.O165]*[.O$13]" office:value-type="float" office:value="3.05486466166251" calcext:value-type="float">
            <text:p>3,05486466166251</text:p>
          </table:table-cell>
          <table:table-cell/>
        </table:table-row>
        <table:table-row table:style-name="ro1">
          <table:table-cell table:formula="of:=[.A165]+dV" office:value-type="float" office:value="14.6" calcext:value-type="float">
            <text:p>14,60000000</text:p>
          </table:table-cell>
          <table:table-cell office:value-type="float" office:value="0" calcext:value-type="float">
            <text:p>0,00000000</text:p>
          </table:table-cell>
          <table:table-cell table:formula="of:=IF([.E166]&gt;0;0;ctitrant*[.A166]-no_reactif/5)/(Vt+[.A166])" office:value-type="float" office:value="0.00159159159159159" calcext:value-type="float">
            <text:p>0,00159159</text:p>
          </table:table-cell>
          <table:table-cell table:formula="of:=(-[.Q166]+SQRT([.Q166]*[.Q166]+0.00000000000004))/2" office:value-type="float" office:value="0.0654654654656182" calcext:value-type="float">
            <text:p>6,547E-02</text:p>
          </table:table-cell>
          <table:table-cell table:formula="of:=MAX(0;no_reactif-ctitrant*[.A166]*5)/(Vt+[.A166])" office:value-type="float" office:value="0" calcext:value-type="float">
            <text:p>0,00000000</text:p>
          </table:table-cell>
          <table:table-cell table:formula="of:=no_ptitre/(Vt+[.A166])" office:value-type="float" office:value="0.0015015015015015" calcext:value-type="float">
            <text:p>0,00150150</text:p>
          </table:table-cell>
          <table:table-cell table:formula="of:=IF([.E166]&gt;0;ctitrant*[.A166];no_titrant*1)/(Vt+[.A166])" office:value-type="float" office:value="0" calcext:value-type="float">
            <text:p>0,00000000</text:p>
          </table:table-cell>
          <table:table-cell/>
          <table:table-cell table:formula="of:=MIN(c_reac*v_reac;no_preactif + ctitrant*[.A166]*5)/(Vt+[.A166])" office:value-type="float" office:value="0.00750750750750751" calcext:value-type="float">
            <text:p>0,00750751</text:p>
          </table:table-cell>
          <table:table-cell table:formula="of:=no_stitre/(Vt+[.A166])" office:value-type="float" office:value="0.000750750750750751" calcext:value-type="float">
            <text:p>0,00075075</text:p>
          </table:table-cell>
          <table:table-cell table:formula="of:=ctitrant*[.A166]*1/(Vt+[.A166])" office:value-type="float" office:value="0.00219219219219219" calcext:value-type="float">
            <text:p>0,00219219</text:p>
          </table:table-cell>
          <table:table-cell table:formula="of:=no_sexc/(Vt+[.A166])" office:value-type="float" office:value="0.0750750750750751" calcext:value-type="float">
            <text:p>0,07507508</text:p>
          </table:table-cell>
          <table:table-cell table:formula="of:=no_sreactif/(Vt+[.A166])" office:value-type="float" office:value="0.015015015015015" calcext:value-type="float">
            <text:p>0,01501502</text:p>
          </table:table-cell>
          <table:table-cell table:formula="of:=[.D166]" office:value-type="float" office:value="0.0654654654656182" calcext:value-type="float">
            <text:p>6,547E-02</text:p>
          </table:table-cell>
          <table:table-cell table:formula="of:=0.00000000000001/[.D166]" office:value-type="float" office:value="0.000000000000152752293577625" calcext:value-type="float">
            <text:p>1,53E-13</text:p>
          </table:table-cell>
          <table:table-cell table:formula="of:=-LOG([.D166])" office:value-type="float" office:value="1.1839877399007" calcext:value-type="float">
            <text:p>1,18398774</text:p>
          </table:table-cell>
          <table:table-cell table:formula="of:=-[.B166] - [.C166] + 2*[.E166] + 2*[.G166] + 3*[.I166] + 2*[.J166] + [.K166] - [.L166] - [.M166]" office:value-type="float" office:value="-0.0654654654654655" calcext:value-type="float">
            <text:p>-0,06546547</text:p>
          </table:table-cell>
          <table:table-cell table:formula="of:=[.B166]*[.B$13]+[.C166]*[.C$13]+[.E166]*[.E$13]+[.F166]*[.F$13]+[.G166]*[.G$13]+[.I166]*[.I$13]+[.J166]*[.J$13]+[.K166]*[.K$13]+[.L166]*[.L$13]+[.D166]*[.D$13]+[.O166]*[.O$13]" office:value-type="float" office:value="3.05048048048887" calcext:value-type="float">
            <text:p>3,05048048048887</text:p>
          </table:table-cell>
          <table:table-cell/>
        </table:table-row>
        <table:table-row table:style-name="ro1">
          <table:table-cell table:formula="of:=[.A166]+dV" office:value-type="float" office:value="14.7" calcext:value-type="float">
            <text:p>14,70000000</text:p>
          </table:table-cell>
          <table:table-cell office:value-type="float" office:value="0" calcext:value-type="float">
            <text:p>0,00000000</text:p>
          </table:table-cell>
          <table:table-cell table:formula="of:=IF([.E167]&gt;0;0;ctitrant*[.A167]-no_reactif/5)/(Vt+[.A167])" office:value-type="float" office:value="0.00160419790104948" calcext:value-type="float">
            <text:p>0,00160420</text:p>
          </table:table-cell>
          <table:table-cell table:formula="of:=(-[.Q167]+SQRT([.Q167]*[.Q167]+0.00000000000004))/2" office:value-type="float" office:value="0.0653673163419821" calcext:value-type="float">
            <text:p>6,537E-02</text:p>
          </table:table-cell>
          <table:table-cell table:formula="of:=MAX(0;no_reactif-ctitrant*[.A167]*5)/(Vt+[.A167])" office:value-type="float" office:value="0" calcext:value-type="float">
            <text:p>0,00000000</text:p>
          </table:table-cell>
          <table:table-cell table:formula="of:=no_ptitre/(Vt+[.A167])" office:value-type="float" office:value="0.00149925037481259" calcext:value-type="float">
            <text:p>0,00149925</text:p>
          </table:table-cell>
          <table:table-cell table:formula="of:=IF([.E167]&gt;0;ctitrant*[.A167];no_titrant*1)/(Vt+[.A167])" office:value-type="float" office:value="0" calcext:value-type="float">
            <text:p>0,00000000</text:p>
          </table:table-cell>
          <table:table-cell/>
          <table:table-cell table:formula="of:=MIN(c_reac*v_reac;no_preactif + ctitrant*[.A167]*5)/(Vt+[.A167])" office:value-type="float" office:value="0.00749625187406297" calcext:value-type="float">
            <text:p>0,00749625</text:p>
          </table:table-cell>
          <table:table-cell table:formula="of:=no_stitre/(Vt+[.A167])" office:value-type="float" office:value="0.000749625187406297" calcext:value-type="float">
            <text:p>0,00074963</text:p>
          </table:table-cell>
          <table:table-cell table:formula="of:=ctitrant*[.A167]*1/(Vt+[.A167])" office:value-type="float" office:value="0.00220389805097451" calcext:value-type="float">
            <text:p>0,00220390</text:p>
          </table:table-cell>
          <table:table-cell table:formula="of:=no_sexc/(Vt+[.A167])" office:value-type="float" office:value="0.0749625187406297" calcext:value-type="float">
            <text:p>0,07496252</text:p>
          </table:table-cell>
          <table:table-cell table:formula="of:=no_sreactif/(Vt+[.A167])" office:value-type="float" office:value="0.0149925037481259" calcext:value-type="float">
            <text:p>0,01499250</text:p>
          </table:table-cell>
          <table:table-cell table:formula="of:=[.D167]" office:value-type="float" office:value="0.0653673163419821" calcext:value-type="float">
            <text:p>6,537E-02</text:p>
          </table:table-cell>
          <table:table-cell table:formula="of:=0.00000000000001/[.D167]" office:value-type="float" office:value="0.000000000000152981651375789" calcext:value-type="float">
            <text:p>1,53E-13</text:p>
          </table:table-cell>
          <table:table-cell table:formula="of:=-LOG([.D167])" office:value-type="float" office:value="1.18463934464695" calcext:value-type="float">
            <text:p>1,18463934</text:p>
          </table:table-cell>
          <table:table-cell table:formula="of:=-[.B167] - [.C167] + 2*[.E167] + 2*[.G167] + 3*[.I167] + 2*[.J167] + [.K167] - [.L167] - [.M167]" office:value-type="float" office:value="-0.0653673163418291" calcext:value-type="float">
            <text:p>-0,06536732</text:p>
          </table:table-cell>
          <table:table-cell table:formula="of:=[.B167]*[.B$13]+[.C167]*[.C$13]+[.E167]*[.E$13]+[.F167]*[.F$13]+[.G167]*[.G$13]+[.I167]*[.I$13]+[.J167]*[.J$13]+[.K167]*[.K$13]+[.L167]*[.L$13]+[.D167]*[.D$13]+[.O167]*[.O$13]" office:value-type="float" office:value="3.04610944528576" calcext:value-type="float">
            <text:p>3,04610944528576</text:p>
          </table:table-cell>
          <table:table-cell/>
        </table:table-row>
        <table:table-row table:style-name="ro1">
          <table:table-cell table:formula="of:=[.A167]+dV" office:value-type="float" office:value="14.8" calcext:value-type="float">
            <text:p>14,80000000</text:p>
          </table:table-cell>
          <table:table-cell office:value-type="float" office:value="0" calcext:value-type="float">
            <text:p>0,00000000</text:p>
          </table:table-cell>
          <table:table-cell table:formula="of:=IF([.E168]&gt;0;0;ctitrant*[.A168]-no_reactif/5)/(Vt+[.A168])" office:value-type="float" office:value="0.00161676646706587" calcext:value-type="float">
            <text:p>0,00161677</text:p>
          </table:table-cell>
          <table:table-cell table:formula="of:=(-[.Q168]+SQRT([.Q168]*[.Q168]+0.00000000000004))/2" office:value-type="float" office:value="0.0652694610779975" calcext:value-type="float">
            <text:p>6,527E-02</text:p>
          </table:table-cell>
          <table:table-cell table:formula="of:=MAX(0;no_reactif-ctitrant*[.A168]*5)/(Vt+[.A168])" office:value-type="float" office:value="0" calcext:value-type="float">
            <text:p>0,00000000</text:p>
          </table:table-cell>
          <table:table-cell table:formula="of:=no_ptitre/(Vt+[.A168])" office:value-type="float" office:value="0.00149700598802395" calcext:value-type="float">
            <text:p>0,00149701</text:p>
          </table:table-cell>
          <table:table-cell table:formula="of:=IF([.E168]&gt;0;ctitrant*[.A168];no_titrant*1)/(Vt+[.A168])" office:value-type="float" office:value="0" calcext:value-type="float">
            <text:p>0,00000000</text:p>
          </table:table-cell>
          <table:table-cell/>
          <table:table-cell table:formula="of:=MIN(c_reac*v_reac;no_preactif + ctitrant*[.A168]*5)/(Vt+[.A168])" office:value-type="float" office:value="0.00748502994011976" calcext:value-type="float">
            <text:p>0,00748503</text:p>
          </table:table-cell>
          <table:table-cell table:formula="of:=no_stitre/(Vt+[.A168])" office:value-type="float" office:value="0.000748502994011976" calcext:value-type="float">
            <text:p>0,00074850</text:p>
          </table:table-cell>
          <table:table-cell table:formula="of:=ctitrant*[.A168]*1/(Vt+[.A168])" office:value-type="float" office:value="0.00221556886227545" calcext:value-type="float">
            <text:p>0,00221557</text:p>
          </table:table-cell>
          <table:table-cell table:formula="of:=no_sexc/(Vt+[.A168])" office:value-type="float" office:value="0.0748502994011976" calcext:value-type="float">
            <text:p>0,07485030</text:p>
          </table:table-cell>
          <table:table-cell table:formula="of:=no_sreactif/(Vt+[.A168])" office:value-type="float" office:value="0.0149700598802395" calcext:value-type="float">
            <text:p>0,01497006</text:p>
          </table:table-cell>
          <table:table-cell table:formula="of:=[.D168]" office:value-type="float" office:value="0.0652694610779975" calcext:value-type="float">
            <text:p>6,527E-02</text:p>
          </table:table-cell>
          <table:table-cell table:formula="of:=0.00000000000001/[.D168]" office:value-type="float" office:value="0.000000000000153211009173952" calcext:value-type="float">
            <text:p>1,53E-13</text:p>
          </table:table-cell>
          <table:table-cell table:formula="of:=-LOG([.D168])" office:value-type="float" office:value="1.18528997320594" calcext:value-type="float">
            <text:p>1,18528997</text:p>
          </table:table-cell>
          <table:table-cell table:formula="of:=-[.B168] - [.C168] + 2*[.E168] + 2*[.G168] + 3*[.I168] + 2*[.J168] + [.K168] - [.L168] - [.M168]" office:value-type="float" office:value="-0.0652694610778443" calcext:value-type="float">
            <text:p>-0,06526946</text:p>
          </table:table-cell>
          <table:table-cell table:formula="of:=[.B168]*[.B$13]+[.C168]*[.C$13]+[.E168]*[.E$13]+[.F168]*[.F$13]+[.G168]*[.G$13]+[.I168]*[.I$13]+[.J168]*[.J$13]+[.K168]*[.K$13]+[.L168]*[.L$13]+[.D168]*[.D$13]+[.O168]*[.O$13]" office:value-type="float" office:value="3.0417514970144" calcext:value-type="float">
            <text:p>3,0417514970144</text:p>
          </table:table-cell>
          <table:table-cell/>
        </table:table-row>
        <table:table-row table:style-name="ro1">
          <table:table-cell table:formula="of:=[.A168]+dV" office:value-type="float" office:value="14.9" calcext:value-type="float">
            <text:p>14,90000000</text:p>
          </table:table-cell>
          <table:table-cell office:value-type="float" office:value="0" calcext:value-type="float">
            <text:p>0,00000000</text:p>
          </table:table-cell>
          <table:table-cell table:formula="of:=IF([.E169]&gt;0;0;ctitrant*[.A169]-no_reactif/5)/(Vt+[.A169])" office:value-type="float" office:value="0.00162929745889387" calcext:value-type="float">
            <text:p>0,00162930</text:p>
          </table:table-cell>
          <table:table-cell table:formula="of:=(-[.Q169]+SQRT([.Q169]*[.Q169]+0.00000000000004))/2" office:value-type="float" office:value="0.0651718983559083" calcext:value-type="float">
            <text:p>6,517E-02</text:p>
          </table:table-cell>
          <table:table-cell table:formula="of:=MAX(0;no_reactif-ctitrant*[.A169]*5)/(Vt+[.A169])" office:value-type="float" office:value="0" calcext:value-type="float">
            <text:p>0,00000000</text:p>
          </table:table-cell>
          <table:table-cell table:formula="of:=no_ptitre/(Vt+[.A169])" office:value-type="float" office:value="0.00149476831091181" calcext:value-type="float">
            <text:p>0,00149477</text:p>
          </table:table-cell>
          <table:table-cell table:formula="of:=IF([.E169]&gt;0;ctitrant*[.A169];no_titrant*1)/(Vt+[.A169])" office:value-type="float" office:value="0" calcext:value-type="float">
            <text:p>0,00000000</text:p>
          </table:table-cell>
          <table:table-cell/>
          <table:table-cell table:formula="of:=MIN(c_reac*v_reac;no_preactif + ctitrant*[.A169]*5)/(Vt+[.A169])" office:value-type="float" office:value="0.00747384155455904" calcext:value-type="float">
            <text:p>0,00747384</text:p>
          </table:table-cell>
          <table:table-cell table:formula="of:=no_stitre/(Vt+[.A169])" office:value-type="float" office:value="0.000747384155455904" calcext:value-type="float">
            <text:p>0,00074738</text:p>
          </table:table-cell>
          <table:table-cell table:formula="of:=ctitrant*[.A169]*1/(Vt+[.A169])" office:value-type="float" office:value="0.00222720478325859" calcext:value-type="float">
            <text:p>0,00222720</text:p>
          </table:table-cell>
          <table:table-cell table:formula="of:=no_sexc/(Vt+[.A169])" office:value-type="float" office:value="0.0747384155455904" calcext:value-type="float">
            <text:p>0,07473842</text:p>
          </table:table-cell>
          <table:table-cell table:formula="of:=no_sreactif/(Vt+[.A169])" office:value-type="float" office:value="0.0149476831091181" calcext:value-type="float">
            <text:p>0,01494768</text:p>
          </table:table-cell>
          <table:table-cell table:formula="of:=[.D169]" office:value-type="float" office:value="0.0651718983559083" calcext:value-type="float">
            <text:p>6,517E-02</text:p>
          </table:table-cell>
          <table:table-cell table:formula="of:=0.00000000000001/[.D169]" office:value-type="float" office:value="0.000000000000153440366972116" calcext:value-type="float">
            <text:p>1,53E-13</text:p>
          </table:table-cell>
          <table:table-cell table:formula="of:=-LOG([.D169])" office:value-type="float" office:value="1.18593962849821" calcext:value-type="float">
            <text:p>1,18593963</text:p>
          </table:table-cell>
          <table:table-cell table:formula="of:=-[.B169] - [.C169] + 2*[.E169] + 2*[.G169] + 3*[.I169] + 2*[.J169] + [.K169] - [.L169] - [.M169]" office:value-type="float" office:value="-0.0651718983557548" calcext:value-type="float">
            <text:p>-0,06517190</text:p>
          </table:table-cell>
          <table:table-cell table:formula="of:=[.B169]*[.B$13]+[.C169]*[.C$13]+[.E169]*[.E$13]+[.F169]*[.F$13]+[.G169]*[.G$13]+[.I169]*[.I$13]+[.J169]*[.J$13]+[.K169]*[.K$13]+[.L169]*[.L$13]+[.D169]*[.D$13]+[.O169]*[.O$13]" office:value-type="float" office:value="3.03740657698899" calcext:value-type="float">
            <text:p>3,03740657698899</text:p>
          </table:table-cell>
          <table:table-cell/>
        </table:table-row>
        <table:table-row table:style-name="ro1">
          <table:table-cell table:formula="of:=[.A169]+dV" office:value-type="float" office:value="15" calcext:value-type="float">
            <text:p>15,00000000</text:p>
          </table:table-cell>
          <table:table-cell office:value-type="float" office:value="0" calcext:value-type="float">
            <text:p>0,00000000</text:p>
          </table:table-cell>
          <table:table-cell table:formula="of:=IF([.E170]&gt;0;0;ctitrant*[.A170]-no_reactif/5)/(Vt+[.A170])" office:value-type="float" office:value="0.00164179104477612" calcext:value-type="float">
            <text:p>0,00164179</text:p>
          </table:table-cell>
          <table:table-cell table:formula="of:=(-[.Q170]+SQRT([.Q170]*[.Q170]+0.00000000000004))/2" office:value-type="float" office:value="0.0650746268658253" calcext:value-type="float">
            <text:p>6,507E-02</text:p>
          </table:table-cell>
          <table:table-cell table:formula="of:=MAX(0;no_reactif-ctitrant*[.A170]*5)/(Vt+[.A170])" office:value-type="float" office:value="0" calcext:value-type="float">
            <text:p>0,00000000</text:p>
          </table:table-cell>
          <table:table-cell table:formula="of:=no_ptitre/(Vt+[.A170])" office:value-type="float" office:value="0.00149253731343284" calcext:value-type="float">
            <text:p>0,00149254</text:p>
          </table:table-cell>
          <table:table-cell table:formula="of:=IF([.E170]&gt;0;ctitrant*[.A170];no_titrant*1)/(Vt+[.A170])" office:value-type="float" office:value="0" calcext:value-type="float">
            <text:p>0,00000000</text:p>
          </table:table-cell>
          <table:table-cell/>
          <table:table-cell table:formula="of:=MIN(c_reac*v_reac;no_preactif + ctitrant*[.A170]*5)/(Vt+[.A170])" office:value-type="float" office:value="0.00746268656716418" calcext:value-type="float">
            <text:p>0,00746269</text:p>
          </table:table-cell>
          <table:table-cell table:formula="of:=no_stitre/(Vt+[.A170])" office:value-type="float" office:value="0.000746268656716418" calcext:value-type="float">
            <text:p>0,00074627</text:p>
          </table:table-cell>
          <table:table-cell table:formula="of:=ctitrant*[.A170]*1/(Vt+[.A170])" office:value-type="float" office:value="0.00223880597014925" calcext:value-type="float">
            <text:p>0,00223881</text:p>
          </table:table-cell>
          <table:table-cell table:formula="of:=no_sexc/(Vt+[.A170])" office:value-type="float" office:value="0.0746268656716418" calcext:value-type="float">
            <text:p>0,07462687</text:p>
          </table:table-cell>
          <table:table-cell table:formula="of:=no_sreactif/(Vt+[.A170])" office:value-type="float" office:value="0.0149253731343284" calcext:value-type="float">
            <text:p>0,01492537</text:p>
          </table:table-cell>
          <table:table-cell table:formula="of:=[.D170]" office:value-type="float" office:value="0.0650746268658253" calcext:value-type="float">
            <text:p>6,507E-02</text:p>
          </table:table-cell>
          <table:table-cell table:formula="of:=0.00000000000001/[.D170]" office:value-type="float" office:value="0.000000000000153669724770279" calcext:value-type="float">
            <text:p>1,54E-13</text:p>
          </table:table-cell>
          <table:table-cell table:formula="of:=-LOG([.D170])" office:value-type="float" office:value="1.18658831343121" calcext:value-type="float">
            <text:p>1,18658831</text:p>
          </table:table-cell>
          <table:table-cell table:formula="of:=-[.B170] - [.C170] + 2*[.E170] + 2*[.G170] + 3*[.I170] + 2*[.J170] + [.K170] - [.L170] - [.M170]" office:value-type="float" office:value="-0.0650746268656716" calcext:value-type="float">
            <text:p>-0,06507463</text:p>
          </table:table-cell>
          <table:table-cell table:formula="of:=[.B170]*[.B$13]+[.C170]*[.C$13]+[.E170]*[.E$13]+[.F170]*[.F$13]+[.G170]*[.G$13]+[.I170]*[.I$13]+[.J170]*[.J$13]+[.K170]*[.K$13]+[.L170]*[.L$13]+[.D170]*[.D$13]+[.O170]*[.O$13]" office:value-type="float" office:value="3.03307462687411" calcext:value-type="float">
            <text:p>3,03307462687411</text:p>
          </table:table-cell>
          <table:table-cell/>
        </table:table-row>
        <table:table-row table:style-name="ro1">
          <table:table-cell table:formula="of:=[.A170]+dV" office:value-type="float" office:value="15.1" calcext:value-type="float">
            <text:p>15,10000000</text:p>
          </table:table-cell>
          <table:table-cell office:value-type="float" office:value="0" calcext:value-type="float">
            <text:p>0,00000000</text:p>
          </table:table-cell>
          <table:table-cell table:formula="of:=IF([.E171]&gt;0;0;ctitrant*[.A171]-no_reactif/5)/(Vt+[.A171])" office:value-type="float" office:value="0.00165424739195231" calcext:value-type="float">
            <text:p>0,00165425</text:p>
          </table:table-cell>
          <table:table-cell table:formula="of:=(-[.Q171]+SQRT([.Q171]*[.Q171]+0.00000000000004))/2" office:value-type="float" office:value="0.0649776453056681" calcext:value-type="float">
            <text:p>6,498E-02</text:p>
          </table:table-cell>
          <table:table-cell table:formula="of:=MAX(0;no_reactif-ctitrant*[.A171]*5)/(Vt+[.A171])" office:value-type="float" office:value="0" calcext:value-type="float">
            <text:p>0,00000000</text:p>
          </table:table-cell>
          <table:table-cell table:formula="of:=no_ptitre/(Vt+[.A171])" office:value-type="float" office:value="0.0014903129657228" calcext:value-type="float">
            <text:p>0,00149031</text:p>
          </table:table-cell>
          <table:table-cell table:formula="of:=IF([.E171]&gt;0;ctitrant*[.A171];no_titrant*1)/(Vt+[.A171])" office:value-type="float" office:value="0" calcext:value-type="float">
            <text:p>0,00000000</text:p>
          </table:table-cell>
          <table:table-cell/>
          <table:table-cell table:formula="of:=MIN(c_reac*v_reac;no_preactif + ctitrant*[.A171]*5)/(Vt+[.A171])" office:value-type="float" office:value="0.00745156482861401" calcext:value-type="float">
            <text:p>0,00745156</text:p>
          </table:table-cell>
          <table:table-cell table:formula="of:=no_stitre/(Vt+[.A171])" office:value-type="float" office:value="0.000745156482861401" calcext:value-type="float">
            <text:p>0,00074516</text:p>
          </table:table-cell>
          <table:table-cell table:formula="of:=ctitrant*[.A171]*1/(Vt+[.A171])" office:value-type="float" office:value="0.00225037257824143" calcext:value-type="float">
            <text:p>0,00225037</text:p>
          </table:table-cell>
          <table:table-cell table:formula="of:=no_sexc/(Vt+[.A171])" office:value-type="float" office:value="0.0745156482861401" calcext:value-type="float">
            <text:p>0,07451565</text:p>
          </table:table-cell>
          <table:table-cell table:formula="of:=no_sreactif/(Vt+[.A171])" office:value-type="float" office:value="0.014903129657228" calcext:value-type="float">
            <text:p>0,01490313</text:p>
          </table:table-cell>
          <table:table-cell table:formula="of:=[.D171]" office:value-type="float" office:value="0.0649776453056681" calcext:value-type="float">
            <text:p>6,498E-02</text:p>
          </table:table-cell>
          <table:table-cell table:formula="of:=0.00000000000001/[.D171]" office:value-type="float" office:value="0.000000000000153899082568443" calcext:value-type="float">
            <text:p>1,54E-13</text:p>
          </table:table-cell>
          <table:table-cell table:formula="of:=-LOG([.D171])" office:value-type="float" office:value="1.18723603089938" calcext:value-type="float">
            <text:p>1,18723603</text:p>
          </table:table-cell>
          <table:table-cell table:formula="of:=-[.B171] - [.C171] + 2*[.E171] + 2*[.G171] + 3*[.I171] + 2*[.J171] + [.K171] - [.L171] - [.M171]" office:value-type="float" office:value="-0.0649776453055142" calcext:value-type="float">
            <text:p>-0,06497765</text:p>
          </table:table-cell>
          <table:table-cell table:formula="of:=[.B171]*[.B$13]+[.C171]*[.C$13]+[.E171]*[.E$13]+[.F171]*[.F$13]+[.G171]*[.G$13]+[.I171]*[.I$13]+[.J171]*[.J$13]+[.K171]*[.K$13]+[.L171]*[.L$13]+[.D171]*[.D$13]+[.O171]*[.O$13]" office:value-type="float" office:value="3.02875558868207" calcext:value-type="float">
            <text:p>3,02875558868207</text:p>
          </table:table-cell>
          <table:table-cell/>
        </table:table-row>
        <table:table-row table:style-name="ro1">
          <table:table-cell table:formula="of:=[.A171]+dV" office:value-type="float" office:value="15.2" calcext:value-type="float">
            <text:p>15,20000000</text:p>
          </table:table-cell>
          <table:table-cell office:value-type="float" office:value="0" calcext:value-type="float">
            <text:p>0,00000000</text:p>
          </table:table-cell>
          <table:table-cell table:formula="of:=IF([.E172]&gt;0;0;ctitrant*[.A172]-no_reactif/5)/(Vt+[.A172])" office:value-type="float" office:value="0.00166666666666667" calcext:value-type="float">
            <text:p>0,00166667</text:p>
          </table:table-cell>
          <table:table-cell table:formula="of:=(-[.Q172]+SQRT([.Q172]*[.Q172]+0.00000000000004))/2" office:value-type="float" office:value="0.0648809523811065" calcext:value-type="float">
            <text:p>6,488E-02</text:p>
          </table:table-cell>
          <table:table-cell table:formula="of:=MAX(0;no_reactif-ctitrant*[.A172]*5)/(Vt+[.A172])" office:value-type="float" office:value="0" calcext:value-type="float">
            <text:p>0,00000000</text:p>
          </table:table-cell>
          <table:table-cell table:formula="of:=no_ptitre/(Vt+[.A172])" office:value-type="float" office:value="0.00148809523809524" calcext:value-type="float">
            <text:p>0,00148810</text:p>
          </table:table-cell>
          <table:table-cell table:formula="of:=IF([.E172]&gt;0;ctitrant*[.A172];no_titrant*1)/(Vt+[.A172])" office:value-type="float" office:value="0" calcext:value-type="float">
            <text:p>0,00000000</text:p>
          </table:table-cell>
          <table:table-cell/>
          <table:table-cell table:formula="of:=MIN(c_reac*v_reac;no_preactif + ctitrant*[.A172]*5)/(Vt+[.A172])" office:value-type="float" office:value="0.00744047619047619" calcext:value-type="float">
            <text:p>0,00744048</text:p>
          </table:table-cell>
          <table:table-cell table:formula="of:=no_stitre/(Vt+[.A172])" office:value-type="float" office:value="0.000744047619047619" calcext:value-type="float">
            <text:p>0,00074405</text:p>
          </table:table-cell>
          <table:table-cell table:formula="of:=ctitrant*[.A172]*1/(Vt+[.A172])" office:value-type="float" office:value="0.00226190476190476" calcext:value-type="float">
            <text:p>0,00226190</text:p>
          </table:table-cell>
          <table:table-cell table:formula="of:=no_sexc/(Vt+[.A172])" office:value-type="float" office:value="0.0744047619047619" calcext:value-type="float">
            <text:p>0,07440476</text:p>
          </table:table-cell>
          <table:table-cell table:formula="of:=no_sreactif/(Vt+[.A172])" office:value-type="float" office:value="0.0148809523809524" calcext:value-type="float">
            <text:p>0,01488095</text:p>
          </table:table-cell>
          <table:table-cell table:formula="of:=[.D172]" office:value-type="float" office:value="0.0648809523811065" calcext:value-type="float">
            <text:p>6,488E-02</text:p>
          </table:table-cell>
          <table:table-cell table:formula="of:=0.00000000000001/[.D172]" office:value-type="float" office:value="0.000000000000154128440366606" calcext:value-type="float">
            <text:p>1,54E-13</text:p>
          </table:table-cell>
          <table:table-cell table:formula="of:=-LOG([.D172])" office:value-type="float" office:value="1.18788278378421" calcext:value-type="float">
            <text:p>1,18788278</text:p>
          </table:table-cell>
          <table:table-cell table:formula="of:=-[.B172] - [.C172] + 2*[.E172] + 2*[.G172] + 3*[.I172] + 2*[.J172] + [.K172] - [.L172] - [.M172]" office:value-type="float" office:value="-0.0648809523809524" calcext:value-type="float">
            <text:p>-0,06488095</text:p>
          </table:table-cell>
          <table:table-cell table:formula="of:=[.B172]*[.B$13]+[.C172]*[.C$13]+[.E172]*[.E$13]+[.F172]*[.F$13]+[.G172]*[.G$13]+[.I172]*[.I$13]+[.J172]*[.J$13]+[.K172]*[.K$13]+[.L172]*[.L$13]+[.D172]*[.D$13]+[.O172]*[.O$13]" office:value-type="float" office:value="3.02444940477037" calcext:value-type="float">
            <text:p>3,02444940477037</text:p>
          </table:table-cell>
          <table:table-cell/>
        </table:table-row>
        <table:table-row table:style-name="ro1">
          <table:table-cell table:formula="of:=[.A172]+dV" office:value-type="float" office:value="15.3" calcext:value-type="float">
            <text:p>15,30000000</text:p>
          </table:table-cell>
          <table:table-cell office:value-type="float" office:value="0" calcext:value-type="float">
            <text:p>0,00000000</text:p>
          </table:table-cell>
          <table:table-cell table:formula="of:=IF([.E173]&gt;0;0;ctitrant*[.A173]-no_reactif/5)/(Vt+[.A173])" office:value-type="float" office:value="0.00167904903417533" calcext:value-type="float">
            <text:p>0,00167905</text:p>
          </table:table-cell>
          <table:table-cell table:formula="of:=(-[.Q173]+SQRT([.Q173]*[.Q173]+0.00000000000004))/2" office:value-type="float" office:value="0.0647845468055035" calcext:value-type="float">
            <text:p>6,478E-02</text:p>
          </table:table-cell>
          <table:table-cell table:formula="of:=MAX(0;no_reactif-ctitrant*[.A173]*5)/(Vt+[.A173])" office:value-type="float" office:value="0" calcext:value-type="float">
            <text:p>0,00000000</text:p>
          </table:table-cell>
          <table:table-cell table:formula="of:=no_ptitre/(Vt+[.A173])" office:value-type="float" office:value="0.00148588410104012" calcext:value-type="float">
            <text:p>0,00148588</text:p>
          </table:table-cell>
          <table:table-cell table:formula="of:=IF([.E173]&gt;0;ctitrant*[.A173];no_titrant*1)/(Vt+[.A173])" office:value-type="float" office:value="0" calcext:value-type="float">
            <text:p>0,00000000</text:p>
          </table:table-cell>
          <table:table-cell/>
          <table:table-cell table:formula="of:=MIN(c_reac*v_reac;no_preactif + ctitrant*[.A173]*5)/(Vt+[.A173])" office:value-type="float" office:value="0.00742942050520059" calcext:value-type="float">
            <text:p>0,00742942</text:p>
          </table:table-cell>
          <table:table-cell table:formula="of:=no_stitre/(Vt+[.A173])" office:value-type="float" office:value="0.000742942050520059" calcext:value-type="float">
            <text:p>0,00074294</text:p>
          </table:table-cell>
          <table:table-cell table:formula="of:=ctitrant*[.A173]*1/(Vt+[.A173])" office:value-type="float" office:value="0.00227340267459138" calcext:value-type="float">
            <text:p>0,00227340</text:p>
          </table:table-cell>
          <table:table-cell table:formula="of:=no_sexc/(Vt+[.A173])" office:value-type="float" office:value="0.0742942050520059" calcext:value-type="float">
            <text:p>0,07429421</text:p>
          </table:table-cell>
          <table:table-cell table:formula="of:=no_sreactif/(Vt+[.A173])" office:value-type="float" office:value="0.0148588410104012" calcext:value-type="float">
            <text:p>0,01485884</text:p>
          </table:table-cell>
          <table:table-cell table:formula="of:=[.D173]" office:value-type="float" office:value="0.0647845468055035" calcext:value-type="float">
            <text:p>6,478E-02</text:p>
          </table:table-cell>
          <table:table-cell table:formula="of:=0.00000000000001/[.D173]" office:value-type="float" office:value="0.00000000000015435779816477" calcext:value-type="float">
            <text:p>1,54E-13</text:p>
          </table:table-cell>
          <table:table-cell table:formula="of:=-LOG([.D173])" office:value-type="float" office:value="1.18852857495436" calcext:value-type="float">
            <text:p>1,18852857</text:p>
          </table:table-cell>
          <table:table-cell table:formula="of:=-[.B173] - [.C173] + 2*[.E173] + 2*[.G173] + 3*[.I173] + 2*[.J173] + [.K173] - [.L173] - [.M173]" office:value-type="float" office:value="-0.0647845468053492" calcext:value-type="float">
            <text:p>-0,06478455</text:p>
          </table:table-cell>
          <table:table-cell table:formula="of:=[.B173]*[.B$13]+[.C173]*[.C$13]+[.E173]*[.E$13]+[.F173]*[.F$13]+[.G173]*[.G$13]+[.I173]*[.I$13]+[.J173]*[.J$13]+[.K173]*[.K$13]+[.L173]*[.L$13]+[.D173]*[.D$13]+[.O173]*[.O$13]" office:value-type="float" office:value="3.02015601783908" calcext:value-type="float">
            <text:p>3,02015601783908</text:p>
          </table:table-cell>
          <table:table-cell/>
        </table:table-row>
        <table:table-row table:style-name="ro1">
          <table:table-cell table:formula="of:=[.A173]+dV" office:value-type="float" office:value="15.4" calcext:value-type="float">
            <text:p>15,40000000</text:p>
          </table:table-cell>
          <table:table-cell office:value-type="float" office:value="0" calcext:value-type="float">
            <text:p>0,00000000</text:p>
          </table:table-cell>
          <table:table-cell table:formula="of:=IF([.E174]&gt;0;0;ctitrant*[.A174]-no_reactif/5)/(Vt+[.A174])" office:value-type="float" office:value="0.00169139465875371" calcext:value-type="float">
            <text:p>0,00169139</text:p>
          </table:table-cell>
          <table:table-cell table:formula="of:=(-[.Q174]+SQRT([.Q174]*[.Q174]+0.00000000000004))/2" office:value-type="float" office:value="0.0646884272998578" calcext:value-type="float">
            <text:p>6,469E-02</text:p>
          </table:table-cell>
          <table:table-cell table:formula="of:=MAX(0;no_reactif-ctitrant*[.A174]*5)/(Vt+[.A174])" office:value-type="float" office:value="0" calcext:value-type="float">
            <text:p>0,00000000</text:p>
          </table:table-cell>
          <table:table-cell table:formula="of:=no_ptitre/(Vt+[.A174])" office:value-type="float" office:value="0.00148367952522255" calcext:value-type="float">
            <text:p>0,00148368</text:p>
          </table:table-cell>
          <table:table-cell table:formula="of:=IF([.E174]&gt;0;ctitrant*[.A174];no_titrant*1)/(Vt+[.A174])" office:value-type="float" office:value="0" calcext:value-type="float">
            <text:p>0,00000000</text:p>
          </table:table-cell>
          <table:table-cell/>
          <table:table-cell table:formula="of:=MIN(c_reac*v_reac;no_preactif + ctitrant*[.A174]*5)/(Vt+[.A174])" office:value-type="float" office:value="0.00741839762611276" calcext:value-type="float">
            <text:p>0,00741840</text:p>
          </table:table-cell>
          <table:table-cell table:formula="of:=no_stitre/(Vt+[.A174])" office:value-type="float" office:value="0.000741839762611276" calcext:value-type="float">
            <text:p>0,00074184</text:p>
          </table:table-cell>
          <table:table-cell table:formula="of:=ctitrant*[.A174]*1/(Vt+[.A174])" office:value-type="float" office:value="0.00228486646884273" calcext:value-type="float">
            <text:p>0,00228487</text:p>
          </table:table-cell>
          <table:table-cell table:formula="of:=no_sexc/(Vt+[.A174])" office:value-type="float" office:value="0.0741839762611276" calcext:value-type="float">
            <text:p>0,07418398</text:p>
          </table:table-cell>
          <table:table-cell table:formula="of:=no_sreactif/(Vt+[.A174])" office:value-type="float" office:value="0.0148367952522255" calcext:value-type="float">
            <text:p>0,01483680</text:p>
          </table:table-cell>
          <table:table-cell table:formula="of:=[.D174]" office:value-type="float" office:value="0.0646884272998578" calcext:value-type="float">
            <text:p>6,469E-02</text:p>
          </table:table-cell>
          <table:table-cell table:formula="of:=0.00000000000001/[.D174]" office:value-type="float" office:value="0.000000000000154587155962933" calcext:value-type="float">
            <text:p>1,55E-13</text:p>
          </table:table-cell>
          <table:table-cell table:formula="of:=-LOG([.D174])" office:value-type="float" office:value="1.1891734072657" calcext:value-type="float">
            <text:p>1,18917341</text:p>
          </table:table-cell>
          <table:table-cell table:formula="of:=-[.B174] - [.C174] + 2*[.E174] + 2*[.G174] + 3*[.I174] + 2*[.J174] + [.K174] - [.L174] - [.M174]" office:value-type="float" office:value="-0.0646884272997033" calcext:value-type="float">
            <text:p>-0,06468843</text:p>
          </table:table-cell>
          <table:table-cell table:formula="of:=[.B174]*[.B$13]+[.C174]*[.C$13]+[.E174]*[.E$13]+[.F174]*[.F$13]+[.G174]*[.G$13]+[.I174]*[.I$13]+[.J174]*[.J$13]+[.K174]*[.K$13]+[.L174]*[.L$13]+[.D174]*[.D$13]+[.O174]*[.O$13]" office:value-type="float" office:value="3.01587537092837" calcext:value-type="float">
            <text:p>3,01587537092837</text:p>
          </table:table-cell>
          <table:table-cell/>
        </table:table-row>
        <table:table-row table:style-name="ro1">
          <table:table-cell table:formula="of:=[.A174]+dV" office:value-type="float" office:value="15.5" calcext:value-type="float">
            <text:p>15,50000000</text:p>
          </table:table-cell>
          <table:table-cell office:value-type="float" office:value="0" calcext:value-type="float">
            <text:p>0,00000000</text:p>
          </table:table-cell>
          <table:table-cell table:formula="of:=IF([.E175]&gt;0;0;ctitrant*[.A175]-no_reactif/5)/(Vt+[.A175])" office:value-type="float" office:value="0.0017037037037037" calcext:value-type="float">
            <text:p>0,00170370</text:p>
          </table:table-cell>
          <table:table-cell table:formula="of:=(-[.Q175]+SQRT([.Q175]*[.Q175]+0.00000000000004))/2" office:value-type="float" office:value="0.0645925925927474" calcext:value-type="float">
            <text:p>6,459E-02</text:p>
          </table:table-cell>
          <table:table-cell table:formula="of:=MAX(0;no_reactif-ctitrant*[.A175]*5)/(Vt+[.A175])" office:value-type="float" office:value="0" calcext:value-type="float">
            <text:p>0,00000000</text:p>
          </table:table-cell>
          <table:table-cell table:formula="of:=no_ptitre/(Vt+[.A175])" office:value-type="float" office:value="0.00148148148148148" calcext:value-type="float">
            <text:p>0,00148148</text:p>
          </table:table-cell>
          <table:table-cell table:formula="of:=IF([.E175]&gt;0;ctitrant*[.A175];no_titrant*1)/(Vt+[.A175])" office:value-type="float" office:value="0" calcext:value-type="float">
            <text:p>0,00000000</text:p>
          </table:table-cell>
          <table:table-cell/>
          <table:table-cell table:formula="of:=MIN(c_reac*v_reac;no_preactif + ctitrant*[.A175]*5)/(Vt+[.A175])" office:value-type="float" office:value="0.00740740740740741" calcext:value-type="float">
            <text:p>0,00740741</text:p>
          </table:table-cell>
          <table:table-cell table:formula="of:=no_stitre/(Vt+[.A175])" office:value-type="float" office:value="0.000740740740740741" calcext:value-type="float">
            <text:p>0,00074074</text:p>
          </table:table-cell>
          <table:table-cell table:formula="of:=ctitrant*[.A175]*1/(Vt+[.A175])" office:value-type="float" office:value="0.0022962962962963" calcext:value-type="float">
            <text:p>0,00229630</text:p>
          </table:table-cell>
          <table:table-cell table:formula="of:=no_sexc/(Vt+[.A175])" office:value-type="float" office:value="0.0740740740740741" calcext:value-type="float">
            <text:p>0,07407407</text:p>
          </table:table-cell>
          <table:table-cell table:formula="of:=no_sreactif/(Vt+[.A175])" office:value-type="float" office:value="0.0148148148148148" calcext:value-type="float">
            <text:p>0,01481481</text:p>
          </table:table-cell>
          <table:table-cell table:formula="of:=[.D175]" office:value-type="float" office:value="0.0645925925927474" calcext:value-type="float">
            <text:p>6,459E-02</text:p>
          </table:table-cell>
          <table:table-cell table:formula="of:=0.00000000000001/[.D175]" office:value-type="float" office:value="0.000000000000154816513761097" calcext:value-type="float">
            <text:p>1,55E-13</text:p>
          </table:table-cell>
          <table:table-cell table:formula="of:=-LOG([.D175])" office:value-type="float" office:value="1.1898172835614" calcext:value-type="float">
            <text:p>1,18981728</text:p>
          </table:table-cell>
          <table:table-cell table:formula="of:=-[.B175] - [.C175] + 2*[.E175] + 2*[.G175] + 3*[.I175] + 2*[.J175] + [.K175] - [.L175] - [.M175]" office:value-type="float" office:value="-0.0645925925925926" calcext:value-type="float">
            <text:p>-0,06459259</text:p>
          </table:table-cell>
          <table:table-cell table:formula="of:=[.B175]*[.B$13]+[.C175]*[.C$13]+[.E175]*[.E$13]+[.F175]*[.F$13]+[.G175]*[.G$13]+[.I175]*[.I$13]+[.J175]*[.J$13]+[.K175]*[.K$13]+[.L175]*[.L$13]+[.D175]*[.D$13]+[.O175]*[.O$13]" office:value-type="float" office:value="3.01160740741591" calcext:value-type="float">
            <text:p>3,01160740741591</text:p>
          </table:table-cell>
          <table:table-cell/>
        </table:table-row>
        <table:table-row table:style-name="ro1">
          <table:table-cell table:formula="of:=[.A175]+dV" office:value-type="float" office:value="15.6" calcext:value-type="float">
            <text:p>15,60000000</text:p>
          </table:table-cell>
          <table:table-cell office:value-type="float" office:value="0" calcext:value-type="float">
            <text:p>0,00000000</text:p>
          </table:table-cell>
          <table:table-cell table:formula="of:=IF([.E176]&gt;0;0;ctitrant*[.A176]-no_reactif/5)/(Vt+[.A176])" office:value-type="float" office:value="0.00171597633136095" calcext:value-type="float">
            <text:p>0,00171598</text:p>
          </table:table-cell>
          <table:table-cell table:formula="of:=(-[.Q176]+SQRT([.Q176]*[.Q176]+0.00000000000004))/2" office:value-type="float" office:value="0.0644970414202734" calcext:value-type="float">
            <text:p>6,450E-02</text:p>
          </table:table-cell>
          <table:table-cell table:formula="of:=MAX(0;no_reactif-ctitrant*[.A176]*5)/(Vt+[.A176])" office:value-type="float" office:value="0" calcext:value-type="float">
            <text:p>0,00000000</text:p>
          </table:table-cell>
          <table:table-cell table:formula="of:=no_ptitre/(Vt+[.A176])" office:value-type="float" office:value="0.0014792899408284" calcext:value-type="float">
            <text:p>0,00147929</text:p>
          </table:table-cell>
          <table:table-cell table:formula="of:=IF([.E176]&gt;0;ctitrant*[.A176];no_titrant*1)/(Vt+[.A176])" office:value-type="float" office:value="0" calcext:value-type="float">
            <text:p>0,00000000</text:p>
          </table:table-cell>
          <table:table-cell/>
          <table:table-cell table:formula="of:=MIN(c_reac*v_reac;no_preactif + ctitrant*[.A176]*5)/(Vt+[.A176])" office:value-type="float" office:value="0.00739644970414201" calcext:value-type="float">
            <text:p>0,00739645</text:p>
          </table:table-cell>
          <table:table-cell table:formula="of:=no_stitre/(Vt+[.A176])" office:value-type="float" office:value="0.000739644970414201" calcext:value-type="float">
            <text:p>0,00073964</text:p>
          </table:table-cell>
          <table:table-cell table:formula="of:=ctitrant*[.A176]*1/(Vt+[.A176])" office:value-type="float" office:value="0.00230769230769231" calcext:value-type="float">
            <text:p>0,00230769</text:p>
          </table:table-cell>
          <table:table-cell table:formula="of:=no_sexc/(Vt+[.A176])" office:value-type="float" office:value="0.0739644970414201" calcext:value-type="float">
            <text:p>0,07396450</text:p>
          </table:table-cell>
          <table:table-cell table:formula="of:=no_sreactif/(Vt+[.A176])" office:value-type="float" office:value="0.014792899408284" calcext:value-type="float">
            <text:p>0,01479290</text:p>
          </table:table-cell>
          <table:table-cell table:formula="of:=[.D176]" office:value-type="float" office:value="0.0644970414202734" calcext:value-type="float">
            <text:p>6,450E-02</text:p>
          </table:table-cell>
          <table:table-cell table:formula="of:=0.00000000000001/[.D176]" office:value-type="float" office:value="0.00000000000015504587155926" calcext:value-type="float">
            <text:p>1,55E-13</text:p>
          </table:table-cell>
          <table:table-cell table:formula="of:=-LOG([.D176])" office:value-type="float" office:value="1.19046020667201" calcext:value-type="float">
            <text:p>1,19046021</text:p>
          </table:table-cell>
          <table:table-cell table:formula="of:=-[.B176] - [.C176] + 2*[.E176] + 2*[.G176] + 3*[.I176] + 2*[.J176] + [.K176] - [.L176] - [.M176]" office:value-type="float" office:value="-0.0644970414201184" calcext:value-type="float">
            <text:p>-0,06449704</text:p>
          </table:table-cell>
          <table:table-cell table:formula="of:=[.B176]*[.B$13]+[.C176]*[.C$13]+[.E176]*[.E$13]+[.F176]*[.F$13]+[.G176]*[.G$13]+[.I176]*[.I$13]+[.J176]*[.J$13]+[.K176]*[.K$13]+[.L176]*[.L$13]+[.D176]*[.D$13]+[.O176]*[.O$13]" office:value-type="float" office:value="3.00735207101443" calcext:value-type="float">
            <text:p>3,00735207101443</text:p>
          </table:table-cell>
          <table:table-cell/>
        </table:table-row>
        <table:table-row table:style-name="ro1">
          <table:table-cell table:formula="of:=[.A176]+dV" office:value-type="float" office:value="15.7" calcext:value-type="float">
            <text:p>15,70000000</text:p>
          </table:table-cell>
          <table:table-cell office:value-type="float" office:value="0" calcext:value-type="float">
            <text:p>0,00000000</text:p>
          </table:table-cell>
          <table:table-cell table:formula="of:=IF([.E177]&gt;0;0;ctitrant*[.A177]-no_reactif/5)/(Vt+[.A177])" office:value-type="float" office:value="0.00172821270310192" calcext:value-type="float">
            <text:p>0,00172821</text:p>
          </table:table-cell>
          <table:table-cell table:formula="of:=(-[.Q177]+SQRT([.Q177]*[.Q177]+0.00000000000004))/2" office:value-type="float" office:value="0.0644017725260046" calcext:value-type="float">
            <text:p>6,440E-02</text:p>
          </table:table-cell>
          <table:table-cell table:formula="of:=MAX(0;no_reactif-ctitrant*[.A177]*5)/(Vt+[.A177])" office:value-type="float" office:value="0" calcext:value-type="float">
            <text:p>0,00000000</text:p>
          </table:table-cell>
          <table:table-cell table:formula="of:=no_ptitre/(Vt+[.A177])" office:value-type="float" office:value="0.00147710487444609" calcext:value-type="float">
            <text:p>0,00147710</text:p>
          </table:table-cell>
          <table:table-cell table:formula="of:=IF([.E177]&gt;0;ctitrant*[.A177];no_titrant*1)/(Vt+[.A177])" office:value-type="float" office:value="0" calcext:value-type="float">
            <text:p>0,00000000</text:p>
          </table:table-cell>
          <table:table-cell/>
          <table:table-cell table:formula="of:=MIN(c_reac*v_reac;no_preactif + ctitrant*[.A177]*5)/(Vt+[.A177])" office:value-type="float" office:value="0.00738552437223043" calcext:value-type="float">
            <text:p>0,00738552</text:p>
          </table:table-cell>
          <table:table-cell table:formula="of:=no_stitre/(Vt+[.A177])" office:value-type="float" office:value="0.000738552437223043" calcext:value-type="float">
            <text:p>0,00073855</text:p>
          </table:table-cell>
          <table:table-cell table:formula="of:=ctitrant*[.A177]*1/(Vt+[.A177])" office:value-type="float" office:value="0.00231905465288035" calcext:value-type="float">
            <text:p>0,00231905</text:p>
          </table:table-cell>
          <table:table-cell table:formula="of:=no_sexc/(Vt+[.A177])" office:value-type="float" office:value="0.0738552437223043" calcext:value-type="float">
            <text:p>0,07385524</text:p>
          </table:table-cell>
          <table:table-cell table:formula="of:=no_sreactif/(Vt+[.A177])" office:value-type="float" office:value="0.0147710487444609" calcext:value-type="float">
            <text:p>0,01477105</text:p>
          </table:table-cell>
          <table:table-cell table:formula="of:=[.D177]" office:value-type="float" office:value="0.0644017725260046" calcext:value-type="float">
            <text:p>6,440E-02</text:p>
          </table:table-cell>
          <table:table-cell table:formula="of:=0.00000000000001/[.D177]" office:value-type="float" office:value="0.000000000000155275229357424" calcext:value-type="float">
            <text:p>1,55E-13</text:p>
          </table:table-cell>
          <table:table-cell table:formula="of:=-LOG([.D177])" office:value-type="float" office:value="1.19110217941551" calcext:value-type="float">
            <text:p>1,19110218</text:p>
          </table:table-cell>
          <table:table-cell table:formula="of:=-[.B177] - [.C177] + 2*[.E177] + 2*[.G177] + 3*[.I177] + 2*[.J177] + [.K177] - [.L177] - [.M177]" office:value-type="float" office:value="-0.0644017725258493" calcext:value-type="float">
            <text:p>-0,06440177</text:p>
          </table:table-cell>
          <table:table-cell table:formula="of:=[.B177]*[.B$13]+[.C177]*[.C$13]+[.E177]*[.E$13]+[.F177]*[.F$13]+[.G177]*[.G$13]+[.I177]*[.I$13]+[.J177]*[.J$13]+[.K177]*[.K$13]+[.L177]*[.L$13]+[.D177]*[.D$13]+[.O177]*[.O$13]" office:value-type="float" office:value="3.00310930576923" calcext:value-type="float">
            <text:p>3,00310930576923</text:p>
          </table:table-cell>
          <table:table-cell/>
        </table:table-row>
        <table:table-row table:style-name="ro1">
          <table:table-cell table:formula="of:=[.A177]+dV" office:value-type="float" office:value="15.8" calcext:value-type="float">
            <text:p>15,80000000</text:p>
          </table:table-cell>
          <table:table-cell office:value-type="float" office:value="0" calcext:value-type="float">
            <text:p>0,00000000</text:p>
          </table:table-cell>
          <table:table-cell table:formula="of:=IF([.E178]&gt;0;0;ctitrant*[.A178]-no_reactif/5)/(Vt+[.A178])" office:value-type="float" office:value="0.00174041297935103" calcext:value-type="float">
            <text:p>0,00174041</text:p>
          </table:table-cell>
          <table:table-cell table:formula="of:=(-[.Q178]+SQRT([.Q178]*[.Q178]+0.00000000000004))/2" office:value-type="float" office:value="0.0643067846609225" calcext:value-type="float">
            <text:p>6,431E-02</text:p>
          </table:table-cell>
          <table:table-cell table:formula="of:=MAX(0;no_reactif-ctitrant*[.A178]*5)/(Vt+[.A178])" office:value-type="float" office:value="0" calcext:value-type="float">
            <text:p>0,00000000</text:p>
          </table:table-cell>
          <table:table-cell table:formula="of:=no_ptitre/(Vt+[.A178])" office:value-type="float" office:value="0.00147492625368732" calcext:value-type="float">
            <text:p>0,00147493</text:p>
          </table:table-cell>
          <table:table-cell table:formula="of:=IF([.E178]&gt;0;ctitrant*[.A178];no_titrant*1)/(Vt+[.A178])" office:value-type="float" office:value="0" calcext:value-type="float">
            <text:p>0,00000000</text:p>
          </table:table-cell>
          <table:table-cell/>
          <table:table-cell table:formula="of:=MIN(c_reac*v_reac;no_preactif + ctitrant*[.A178]*5)/(Vt+[.A178])" office:value-type="float" office:value="0.00737463126843658" calcext:value-type="float">
            <text:p>0,00737463</text:p>
          </table:table-cell>
          <table:table-cell table:formula="of:=no_stitre/(Vt+[.A178])" office:value-type="float" office:value="0.000737463126843658" calcext:value-type="float">
            <text:p>0,00073746</text:p>
          </table:table-cell>
          <table:table-cell table:formula="of:=ctitrant*[.A178]*1/(Vt+[.A178])" office:value-type="float" office:value="0.00233038348082596" calcext:value-type="float">
            <text:p>0,00233038</text:p>
          </table:table-cell>
          <table:table-cell table:formula="of:=no_sexc/(Vt+[.A178])" office:value-type="float" office:value="0.0737463126843658" calcext:value-type="float">
            <text:p>0,07374631</text:p>
          </table:table-cell>
          <table:table-cell table:formula="of:=no_sreactif/(Vt+[.A178])" office:value-type="float" office:value="0.0147492625368732" calcext:value-type="float">
            <text:p>0,01474926</text:p>
          </table:table-cell>
          <table:table-cell table:formula="of:=[.D178]" office:value-type="float" office:value="0.0643067846609225" calcext:value-type="float">
            <text:p>6,431E-02</text:p>
          </table:table-cell>
          <table:table-cell table:formula="of:=0.00000000000001/[.D178]" office:value-type="float" office:value="0.000000000000155504587155587" calcext:value-type="float">
            <text:p>1,56E-13</text:p>
          </table:table-cell>
          <table:table-cell table:formula="of:=-LOG([.D178])" office:value-type="float" office:value="1.19174320459743" calcext:value-type="float">
            <text:p>1,19174320</text:p>
          </table:table-cell>
          <table:table-cell table:formula="of:=-[.B178] - [.C178] + 2*[.E178] + 2*[.G178] + 3*[.I178] + 2*[.J178] + [.K178] - [.L178] - [.M178]" office:value-type="float" office:value="-0.064306784660767" calcext:value-type="float">
            <text:p>-0,06430678</text:p>
          </table:table-cell>
          <table:table-cell table:formula="of:=[.B178]*[.B$13]+[.C178]*[.C$13]+[.E178]*[.E$13]+[.F178]*[.F$13]+[.G178]*[.G$13]+[.I178]*[.I$13]+[.J178]*[.J$13]+[.K178]*[.K$13]+[.L178]*[.L$13]+[.D178]*[.D$13]+[.O178]*[.O$13]" office:value-type="float" office:value="2.99887905605574" calcext:value-type="float">
            <text:p>2,99887905605574</text:p>
          </table:table-cell>
          <table:table-cell/>
        </table:table-row>
        <table:table-row table:style-name="ro1">
          <table:table-cell table:formula="of:=[.A178]+dV" office:value-type="float" office:value="15.9" calcext:value-type="float">
            <text:p>15,90000000</text:p>
          </table:table-cell>
          <table:table-cell office:value-type="float" office:value="0" calcext:value-type="float">
            <text:p>0,00000000</text:p>
          </table:table-cell>
          <table:table-cell table:formula="of:=IF([.E179]&gt;0;0;ctitrant*[.A179]-no_reactif/5)/(Vt+[.A179])" office:value-type="float" office:value="0.00175257731958763" calcext:value-type="float">
            <text:p>0,00175258</text:p>
          </table:table-cell>
          <table:table-cell table:formula="of:=(-[.Q179]+SQRT([.Q179]*[.Q179]+0.00000000000004))/2" office:value-type="float" office:value="0.0642120765833663" calcext:value-type="float">
            <text:p>6,421E-02</text:p>
          </table:table-cell>
          <table:table-cell table:formula="of:=MAX(0;no_reactif-ctitrant*[.A179]*5)/(Vt+[.A179])" office:value-type="float" office:value="0" calcext:value-type="float">
            <text:p>0,00000000</text:p>
          </table:table-cell>
          <table:table-cell table:formula="of:=no_ptitre/(Vt+[.A179])" office:value-type="float" office:value="0.00147275405007364" calcext:value-type="float">
            <text:p>0,00147275</text:p>
          </table:table-cell>
          <table:table-cell table:formula="of:=IF([.E179]&gt;0;ctitrant*[.A179];no_titrant*1)/(Vt+[.A179])" office:value-type="float" office:value="0" calcext:value-type="float">
            <text:p>0,00000000</text:p>
          </table:table-cell>
          <table:table-cell/>
          <table:table-cell table:formula="of:=MIN(c_reac*v_reac;no_preactif + ctitrant*[.A179]*5)/(Vt+[.A179])" office:value-type="float" office:value="0.00736377025036819" calcext:value-type="float">
            <text:p>0,00736377</text:p>
          </table:table-cell>
          <table:table-cell table:formula="of:=no_stitre/(Vt+[.A179])" office:value-type="float" office:value="0.000736377025036819" calcext:value-type="float">
            <text:p>0,00073638</text:p>
          </table:table-cell>
          <table:table-cell table:formula="of:=ctitrant*[.A179]*1/(Vt+[.A179])" office:value-type="float" office:value="0.00234167893961708" calcext:value-type="float">
            <text:p>0,00234168</text:p>
          </table:table-cell>
          <table:table-cell table:formula="of:=no_sexc/(Vt+[.A179])" office:value-type="float" office:value="0.0736377025036819" calcext:value-type="float">
            <text:p>0,07363770</text:p>
          </table:table-cell>
          <table:table-cell table:formula="of:=no_sreactif/(Vt+[.A179])" office:value-type="float" office:value="0.0147275405007364" calcext:value-type="float">
            <text:p>0,01472754</text:p>
          </table:table-cell>
          <table:table-cell table:formula="of:=[.D179]" office:value-type="float" office:value="0.0642120765833663" calcext:value-type="float">
            <text:p>6,421E-02</text:p>
          </table:table-cell>
          <table:table-cell table:formula="of:=0.00000000000001/[.D179]" office:value-type="float" office:value="0.000000000000155733944953751" calcext:value-type="float">
            <text:p>1,56E-13</text:p>
          </table:table-cell>
          <table:table-cell table:formula="of:=-LOG([.D179])" office:value-type="float" office:value="1.19238328501086" calcext:value-type="float">
            <text:p>1,19238329</text:p>
          </table:table-cell>
          <table:table-cell table:formula="of:=-[.B179] - [.C179] + 2*[.E179] + 2*[.G179] + 3*[.I179] + 2*[.J179] + [.K179] - [.L179] - [.M179]" office:value-type="float" office:value="-0.0642120765832106" calcext:value-type="float">
            <text:p>-0,06421208</text:p>
          </table:table-cell>
          <table:table-cell table:formula="of:=[.B179]*[.B$13]+[.C179]*[.C$13]+[.E179]*[.E$13]+[.F179]*[.F$13]+[.G179]*[.G$13]+[.I179]*[.I$13]+[.J179]*[.J$13]+[.K179]*[.K$13]+[.L179]*[.L$13]+[.D179]*[.D$13]+[.O179]*[.O$13]" office:value-type="float" office:value="2.99466126657703" calcext:value-type="float">
            <text:p>2,99466126657703</text:p>
          </table:table-cell>
          <table:table-cell/>
        </table:table-row>
        <table:table-row table:style-name="ro1">
          <table:table-cell table:formula="of:=[.A179]+dV" office:value-type="float" office:value="16" calcext:value-type="float">
            <text:p>16,00000000</text:p>
          </table:table-cell>
          <table:table-cell office:value-type="float" office:value="0" calcext:value-type="float">
            <text:p>0,00000000</text:p>
          </table:table-cell>
          <table:table-cell table:formula="of:=IF([.E180]&gt;0;0;ctitrant*[.A180]-no_reactif/5)/(Vt+[.A180])" office:value-type="float" office:value="0.00176470588235294" calcext:value-type="float">
            <text:p>0,00176471</text:p>
          </table:table-cell>
          <table:table-cell table:formula="of:=(-[.Q180]+SQRT([.Q180]*[.Q180]+0.00000000000004))/2" office:value-type="float" office:value="0.0641176470589795" calcext:value-type="float">
            <text:p>6,412E-02</text:p>
          </table:table-cell>
          <table:table-cell table:formula="of:=MAX(0;no_reactif-ctitrant*[.A180]*5)/(Vt+[.A180])" office:value-type="float" office:value="0" calcext:value-type="float">
            <text:p>0,00000000</text:p>
          </table:table-cell>
          <table:table-cell table:formula="of:=no_ptitre/(Vt+[.A180])" office:value-type="float" office:value="0.00147058823529412" calcext:value-type="float">
            <text:p>0,00147059</text:p>
          </table:table-cell>
          <table:table-cell table:formula="of:=IF([.E180]&gt;0;ctitrant*[.A180];no_titrant*1)/(Vt+[.A180])" office:value-type="float" office:value="0" calcext:value-type="float">
            <text:p>0,00000000</text:p>
          </table:table-cell>
          <table:table-cell/>
          <table:table-cell table:formula="of:=MIN(c_reac*v_reac;no_preactif + ctitrant*[.A180]*5)/(Vt+[.A180])" office:value-type="float" office:value="0.00735294117647059" calcext:value-type="float">
            <text:p>0,00735294</text:p>
          </table:table-cell>
          <table:table-cell table:formula="of:=no_stitre/(Vt+[.A180])" office:value-type="float" office:value="0.000735294117647059" calcext:value-type="float">
            <text:p>0,00073529</text:p>
          </table:table-cell>
          <table:table-cell table:formula="of:=ctitrant*[.A180]*1/(Vt+[.A180])" office:value-type="float" office:value="0.00235294117647059" calcext:value-type="float">
            <text:p>0,00235294</text:p>
          </table:table-cell>
          <table:table-cell table:formula="of:=no_sexc/(Vt+[.A180])" office:value-type="float" office:value="0.0735294117647059" calcext:value-type="float">
            <text:p>0,07352941</text:p>
          </table:table-cell>
          <table:table-cell table:formula="of:=no_sreactif/(Vt+[.A180])" office:value-type="float" office:value="0.0147058823529412" calcext:value-type="float">
            <text:p>0,01470588</text:p>
          </table:table-cell>
          <table:table-cell table:formula="of:=[.D180]" office:value-type="float" office:value="0.0641176470589795" calcext:value-type="float">
            <text:p>6,412E-02</text:p>
          </table:table-cell>
          <table:table-cell table:formula="of:=0.00000000000001/[.D180]" office:value-type="float" office:value="0.000000000000155963302751914" calcext:value-type="float">
            <text:p>1,56E-13</text:p>
          </table:table-cell>
          <table:table-cell table:formula="of:=-LOG([.D180])" office:value-type="float" office:value="1.19302242343659" calcext:value-type="float">
            <text:p>1,19302242</text:p>
          </table:table-cell>
          <table:table-cell table:formula="of:=-[.B180] - [.C180] + 2*[.E180] + 2*[.G180] + 3*[.I180] + 2*[.J180] + [.K180] - [.L180] - [.M180]" office:value-type="float" office:value="-0.0641176470588235" calcext:value-type="float">
            <text:p>-0,06411765</text:p>
          </table:table-cell>
          <table:table-cell table:formula="of:=[.B180]*[.B$13]+[.C180]*[.C$13]+[.E180]*[.E$13]+[.F180]*[.F$13]+[.G180]*[.G$13]+[.I180]*[.I$13]+[.J180]*[.J$13]+[.K180]*[.K$13]+[.L180]*[.L$13]+[.D180]*[.D$13]+[.O180]*[.O$13]" office:value-type="float" office:value="2.9904558823615" calcext:value-type="float">
            <text:p>2,9904558823615</text:p>
          </table:table-cell>
          <table:table-cell/>
        </table:table-row>
        <table:table-row table:style-name="ro1">
          <table:table-cell table:formula="of:=[.A180]+dV" office:value-type="float" office:value="16.1" calcext:value-type="float">
            <text:p>16,10000000</text:p>
          </table:table-cell>
          <table:table-cell office:value-type="float" office:value="0" calcext:value-type="float">
            <text:p>0,00000000</text:p>
          </table:table-cell>
          <table:table-cell table:formula="of:=IF([.E181]&gt;0;0;ctitrant*[.A181]-no_reactif/5)/(Vt+[.A181])" office:value-type="float" office:value="0.00177679882525698" calcext:value-type="float">
            <text:p>0,00177680</text:p>
          </table:table-cell>
          <table:table-cell table:formula="of:=(-[.Q181]+SQRT([.Q181]*[.Q181]+0.00000000000004))/2" office:value-type="float" office:value="0.0640234948606555" calcext:value-type="float">
            <text:p>6,402E-02</text:p>
          </table:table-cell>
          <table:table-cell table:formula="of:=MAX(0;no_reactif-ctitrant*[.A181]*5)/(Vt+[.A181])" office:value-type="float" office:value="0" calcext:value-type="float">
            <text:p>0,00000000</text:p>
          </table:table-cell>
          <table:table-cell table:formula="of:=no_ptitre/(Vt+[.A181])" office:value-type="float" office:value="0.00146842878120411" calcext:value-type="float">
            <text:p>0,00146843</text:p>
          </table:table-cell>
          <table:table-cell table:formula="of:=IF([.E181]&gt;0;ctitrant*[.A181];no_titrant*1)/(Vt+[.A181])" office:value-type="float" office:value="0" calcext:value-type="float">
            <text:p>0,00000000</text:p>
          </table:table-cell>
          <table:table-cell/>
          <table:table-cell table:formula="of:=MIN(c_reac*v_reac;no_preactif + ctitrant*[.A181]*5)/(Vt+[.A181])" office:value-type="float" office:value="0.00734214390602056" calcext:value-type="float">
            <text:p>0,00734214</text:p>
          </table:table-cell>
          <table:table-cell table:formula="of:=no_stitre/(Vt+[.A181])" office:value-type="float" office:value="0.000734214390602056" calcext:value-type="float">
            <text:p>0,00073421</text:p>
          </table:table-cell>
          <table:table-cell table:formula="of:=ctitrant*[.A181]*1/(Vt+[.A181])" office:value-type="float" office:value="0.00236417033773862" calcext:value-type="float">
            <text:p>0,00236417</text:p>
          </table:table-cell>
          <table:table-cell table:formula="of:=no_sexc/(Vt+[.A181])" office:value-type="float" office:value="0.0734214390602056" calcext:value-type="float">
            <text:p>0,07342144</text:p>
          </table:table-cell>
          <table:table-cell table:formula="of:=no_sreactif/(Vt+[.A181])" office:value-type="float" office:value="0.0146842878120411" calcext:value-type="float">
            <text:p>0,01468429</text:p>
          </table:table-cell>
          <table:table-cell table:formula="of:=[.D181]" office:value-type="float" office:value="0.0640234948606555" calcext:value-type="float">
            <text:p>6,402E-02</text:p>
          </table:table-cell>
          <table:table-cell table:formula="of:=0.00000000000001/[.D181]" office:value-type="float" office:value="0.000000000000156192660550078" calcext:value-type="float">
            <text:p>1,56E-13</text:p>
          </table:table-cell>
          <table:table-cell table:formula="of:=-LOG([.D181])" office:value-type="float" office:value="1.19366062264314" calcext:value-type="float">
            <text:p>1,19366062</text:p>
          </table:table-cell>
          <table:table-cell table:formula="of:=-[.B181] - [.C181] + 2*[.E181] + 2*[.G181] + 3*[.I181] + 2*[.J181] + [.K181] - [.L181] - [.M181]" office:value-type="float" office:value="-0.0640234948604993" calcext:value-type="float">
            <text:p>-0,06402349</text:p>
          </table:table-cell>
          <table:table-cell table:formula="of:=[.B181]*[.B$13]+[.C181]*[.C$13]+[.E181]*[.E$13]+[.F181]*[.F$13]+[.G181]*[.G$13]+[.I181]*[.I$13]+[.J181]*[.J$13]+[.K181]*[.K$13]+[.L181]*[.L$13]+[.D181]*[.D$13]+[.O181]*[.O$13]" office:value-type="float" office:value="2.98626284876041" calcext:value-type="float">
            <text:p>2,98626284876041</text:p>
          </table:table-cell>
          <table:table-cell/>
        </table:table-row>
        <table:table-row table:style-name="ro1">
          <table:table-cell table:formula="of:=[.A181]+dV" office:value-type="float" office:value="16.2" calcext:value-type="float">
            <text:p>16,20000000</text:p>
          </table:table-cell>
          <table:table-cell office:value-type="float" office:value="0" calcext:value-type="float">
            <text:p>0,00000000</text:p>
          </table:table-cell>
          <table:table-cell table:formula="of:=IF([.E182]&gt;0;0;ctitrant*[.A182]-no_reactif/5)/(Vt+[.A182])" office:value-type="float" office:value="0.00178885630498534" calcext:value-type="float">
            <text:p>0,00178886</text:p>
          </table:table-cell>
          <table:table-cell table:formula="of:=(-[.Q182]+SQRT([.Q182]*[.Q182]+0.00000000000004))/2" office:value-type="float" office:value="0.0639296187684849" calcext:value-type="float">
            <text:p>6,393E-02</text:p>
          </table:table-cell>
          <table:table-cell table:formula="of:=MAX(0;no_reactif-ctitrant*[.A182]*5)/(Vt+[.A182])" office:value-type="float" office:value="0" calcext:value-type="float">
            <text:p>0,00000000</text:p>
          </table:table-cell>
          <table:table-cell table:formula="of:=no_ptitre/(Vt+[.A182])" office:value-type="float" office:value="0.00146627565982405" calcext:value-type="float">
            <text:p>0,00146628</text:p>
          </table:table-cell>
          <table:table-cell table:formula="of:=IF([.E182]&gt;0;ctitrant*[.A182];no_titrant*1)/(Vt+[.A182])" office:value-type="float" office:value="0" calcext:value-type="float">
            <text:p>0,00000000</text:p>
          </table:table-cell>
          <table:table-cell/>
          <table:table-cell table:formula="of:=MIN(c_reac*v_reac;no_preactif + ctitrant*[.A182]*5)/(Vt+[.A182])" office:value-type="float" office:value="0.00733137829912023" calcext:value-type="float">
            <text:p>0,00733138</text:p>
          </table:table-cell>
          <table:table-cell table:formula="of:=no_stitre/(Vt+[.A182])" office:value-type="float" office:value="0.000733137829912023" calcext:value-type="float">
            <text:p>0,00073314</text:p>
          </table:table-cell>
          <table:table-cell table:formula="of:=ctitrant*[.A182]*1/(Vt+[.A182])" office:value-type="float" office:value="0.00237536656891496" calcext:value-type="float">
            <text:p>0,00237537</text:p>
          </table:table-cell>
          <table:table-cell table:formula="of:=no_sexc/(Vt+[.A182])" office:value-type="float" office:value="0.0733137829912023" calcext:value-type="float">
            <text:p>0,07331378</text:p>
          </table:table-cell>
          <table:table-cell table:formula="of:=no_sreactif/(Vt+[.A182])" office:value-type="float" office:value="0.0146627565982405" calcext:value-type="float">
            <text:p>0,01466276</text:p>
          </table:table-cell>
          <table:table-cell table:formula="of:=[.D182]" office:value-type="float" office:value="0.0639296187684849" calcext:value-type="float">
            <text:p>6,393E-02</text:p>
          </table:table-cell>
          <table:table-cell table:formula="of:=0.00000000000001/[.D182]" office:value-type="float" office:value="0.000000000000156422018348241" calcext:value-type="float">
            <text:p>1,56E-13</text:p>
          </table:table-cell>
          <table:table-cell table:formula="of:=-LOG([.D182])" office:value-type="float" office:value="1.19429788538683" calcext:value-type="float">
            <text:p>1,19429789</text:p>
          </table:table-cell>
          <table:table-cell table:formula="of:=-[.B182] - [.C182] + 2*[.E182] + 2*[.G182] + 3*[.I182] + 2*[.J182] + [.K182] - [.L182] - [.M182]" office:value-type="float" office:value="-0.0639296187683284" calcext:value-type="float">
            <text:p>-0,06392962</text:p>
          </table:table-cell>
          <table:table-cell table:formula="of:=[.B182]*[.B$13]+[.C182]*[.C$13]+[.E182]*[.E$13]+[.F182]*[.F$13]+[.G182]*[.G$13]+[.I182]*[.I$13]+[.J182]*[.J$13]+[.K182]*[.K$13]+[.L182]*[.L$13]+[.D182]*[.D$13]+[.O182]*[.O$13]" office:value-type="float" office:value="2.98208211144554" calcext:value-type="float">
            <text:p>2,98208211144554</text:p>
          </table:table-cell>
          <table:table-cell/>
        </table:table-row>
        <table:table-row table:style-name="ro1">
          <table:table-cell table:formula="of:=[.A182]+dV" office:value-type="float" office:value="16.3" calcext:value-type="float">
            <text:p>16,30000000</text:p>
          </table:table-cell>
          <table:table-cell office:value-type="float" office:value="0" calcext:value-type="float">
            <text:p>0,00000000</text:p>
          </table:table-cell>
          <table:table-cell table:formula="of:=IF([.E183]&gt;0;0;ctitrant*[.A183]-no_reactif/5)/(Vt+[.A183])" office:value-type="float" office:value="0.001800878477306" calcext:value-type="float">
            <text:p>0,00180088</text:p>
          </table:table-cell>
          <table:table-cell table:formula="of:=(-[.Q183]+SQRT([.Q183]*[.Q183]+0.00000000000004))/2" office:value-type="float" office:value="0.0638360175697028" calcext:value-type="float">
            <text:p>6,384E-02</text:p>
          </table:table-cell>
          <table:table-cell table:formula="of:=MAX(0;no_reactif-ctitrant*[.A183]*5)/(Vt+[.A183])" office:value-type="float" office:value="0" calcext:value-type="float">
            <text:p>0,00000000</text:p>
          </table:table-cell>
          <table:table-cell table:formula="of:=no_ptitre/(Vt+[.A183])" office:value-type="float" office:value="0.00146412884333821" calcext:value-type="float">
            <text:p>0,00146413</text:p>
          </table:table-cell>
          <table:table-cell table:formula="of:=IF([.E183]&gt;0;ctitrant*[.A183];no_titrant*1)/(Vt+[.A183])" office:value-type="float" office:value="0" calcext:value-type="float">
            <text:p>0,00000000</text:p>
          </table:table-cell>
          <table:table-cell/>
          <table:table-cell table:formula="of:=MIN(c_reac*v_reac;no_preactif + ctitrant*[.A183]*5)/(Vt+[.A183])" office:value-type="float" office:value="0.00732064421669107" calcext:value-type="float">
            <text:p>0,00732064</text:p>
          </table:table-cell>
          <table:table-cell table:formula="of:=no_stitre/(Vt+[.A183])" office:value-type="float" office:value="0.000732064421669107" calcext:value-type="float">
            <text:p>0,00073206</text:p>
          </table:table-cell>
          <table:table-cell table:formula="of:=ctitrant*[.A183]*1/(Vt+[.A183])" office:value-type="float" office:value="0.00238653001464129" calcext:value-type="float">
            <text:p>0,00238653</text:p>
          </table:table-cell>
          <table:table-cell table:formula="of:=no_sexc/(Vt+[.A183])" office:value-type="float" office:value="0.0732064421669107" calcext:value-type="float">
            <text:p>0,07320644</text:p>
          </table:table-cell>
          <table:table-cell table:formula="of:=no_sreactif/(Vt+[.A183])" office:value-type="float" office:value="0.0146412884333821" calcext:value-type="float">
            <text:p>0,01464129</text:p>
          </table:table-cell>
          <table:table-cell table:formula="of:=[.D183]" office:value-type="float" office:value="0.0638360175697028" calcext:value-type="float">
            <text:p>6,384E-02</text:p>
          </table:table-cell>
          <table:table-cell table:formula="of:=0.00000000000001/[.D183]" office:value-type="float" office:value="0.000000000000156651376146405" calcext:value-type="float">
            <text:p>1,57E-13</text:p>
          </table:table-cell>
          <table:table-cell table:formula="of:=-LOG([.D183])" office:value-type="float" office:value="1.19493421441188" calcext:value-type="float">
            <text:p>1,19493421</text:p>
          </table:table-cell>
          <table:table-cell table:formula="of:=-[.B183] - [.C183] + 2*[.E183] + 2*[.G183] + 3*[.I183] + 2*[.J183] + [.K183] - [.L183] - [.M183]" office:value-type="float" office:value="-0.0638360175695461" calcext:value-type="float">
            <text:p>-0,06383602</text:p>
          </table:table-cell>
          <table:table-cell table:formula="of:=[.B183]*[.B$13]+[.C183]*[.C$13]+[.E183]*[.E$13]+[.F183]*[.F$13]+[.G183]*[.G$13]+[.I183]*[.I$13]+[.J183]*[.J$13]+[.K183]*[.K$13]+[.L183]*[.L$13]+[.D183]*[.D$13]+[.O183]*[.O$13]" office:value-type="float" office:value="2.97791361640684" calcext:value-type="float">
            <text:p>2,97791361640684</text:p>
          </table:table-cell>
          <table:table-cell/>
        </table:table-row>
        <table:table-row table:style-name="ro1">
          <table:table-cell table:formula="of:=[.A183]+dV" office:value-type="float" office:value="16.4" calcext:value-type="float">
            <text:p>16,40000000</text:p>
          </table:table-cell>
          <table:table-cell office:value-type="float" office:value="0" calcext:value-type="float">
            <text:p>0,00000000</text:p>
          </table:table-cell>
          <table:table-cell table:formula="of:=IF([.E184]&gt;0;0;ctitrant*[.A184]-no_reactif/5)/(Vt+[.A184])" office:value-type="float" office:value="0.00181286549707602" calcext:value-type="float">
            <text:p>0,00181287</text:p>
          </table:table-cell>
          <table:table-cell table:formula="of:=(-[.Q184]+SQRT([.Q184]*[.Q184]+0.00000000000004))/2" office:value-type="float" office:value="0.0637426900586364" calcext:value-type="float">
            <text:p>6,374E-02</text:p>
          </table:table-cell>
          <table:table-cell table:formula="of:=MAX(0;no_reactif-ctitrant*[.A184]*5)/(Vt+[.A184])" office:value-type="float" office:value="0" calcext:value-type="float">
            <text:p>0,00000000</text:p>
          </table:table-cell>
          <table:table-cell table:formula="of:=no_ptitre/(Vt+[.A184])" office:value-type="float" office:value="0.00146198830409357" calcext:value-type="float">
            <text:p>0,00146199</text:p>
          </table:table-cell>
          <table:table-cell table:formula="of:=IF([.E184]&gt;0;ctitrant*[.A184];no_titrant*1)/(Vt+[.A184])" office:value-type="float" office:value="0" calcext:value-type="float">
            <text:p>0,00000000</text:p>
          </table:table-cell>
          <table:table-cell/>
          <table:table-cell table:formula="of:=MIN(c_reac*v_reac;no_preactif + ctitrant*[.A184]*5)/(Vt+[.A184])" office:value-type="float" office:value="0.00730994152046784" calcext:value-type="float">
            <text:p>0,00730994</text:p>
          </table:table-cell>
          <table:table-cell table:formula="of:=no_stitre/(Vt+[.A184])" office:value-type="float" office:value="0.000730994152046784" calcext:value-type="float">
            <text:p>0,00073099</text:p>
          </table:table-cell>
          <table:table-cell table:formula="of:=ctitrant*[.A184]*1/(Vt+[.A184])" office:value-type="float" office:value="0.00239766081871345" calcext:value-type="float">
            <text:p>0,00239766</text:p>
          </table:table-cell>
          <table:table-cell table:formula="of:=no_sexc/(Vt+[.A184])" office:value-type="float" office:value="0.0730994152046784" calcext:value-type="float">
            <text:p>0,07309942</text:p>
          </table:table-cell>
          <table:table-cell table:formula="of:=no_sreactif/(Vt+[.A184])" office:value-type="float" office:value="0.0146198830409357" calcext:value-type="float">
            <text:p>0,01461988</text:p>
          </table:table-cell>
          <table:table-cell table:formula="of:=[.D184]" office:value-type="float" office:value="0.0637426900586364" calcext:value-type="float">
            <text:p>6,374E-02</text:p>
          </table:table-cell>
          <table:table-cell table:formula="of:=0.00000000000001/[.D184]" office:value-type="float" office:value="0.000000000000156880733944568" calcext:value-type="float">
            <text:p>1,57E-13</text:p>
          </table:table-cell>
          <table:table-cell table:formula="of:=-LOG([.D184])" office:value-type="float" office:value="1.19556961245046" calcext:value-type="float">
            <text:p>1,19556961</text:p>
          </table:table-cell>
          <table:table-cell table:formula="of:=-[.B184] - [.C184] + 2*[.E184] + 2*[.G184] + 3*[.I184] + 2*[.J184] + [.K184] - [.L184] - [.M184]" office:value-type="float" office:value="-0.0637426900584795" calcext:value-type="float">
            <text:p>-0,06374269</text:p>
          </table:table-cell>
          <table:table-cell table:formula="of:=[.B184]*[.B$13]+[.C184]*[.C$13]+[.E184]*[.E$13]+[.F184]*[.F$13]+[.G184]*[.G$13]+[.I184]*[.I$13]+[.J184]*[.J$13]+[.K184]*[.K$13]+[.L184]*[.L$13]+[.D184]*[.D$13]+[.O184]*[.O$13]" office:value-type="float" office:value="2.97375730995013" calcext:value-type="float">
            <text:p>2,97375730995013</text:p>
          </table:table-cell>
          <table:table-cell/>
        </table:table-row>
        <table:table-row table:style-name="ro1">
          <table:table-cell table:formula="of:=[.A184]+dV" office:value-type="float" office:value="16.5" calcext:value-type="float">
            <text:p>16,50000000</text:p>
          </table:table-cell>
          <table:table-cell office:value-type="float" office:value="0" calcext:value-type="float">
            <text:p>0,00000000</text:p>
          </table:table-cell>
          <table:table-cell table:formula="of:=IF([.E185]&gt;0;0;ctitrant*[.A185]-no_reactif/5)/(Vt+[.A185])" office:value-type="float" office:value="0.00182481751824818" calcext:value-type="float">
            <text:p>0,00182482</text:p>
          </table:table-cell>
          <table:table-cell table:formula="of:=(-[.Q185]+SQRT([.Q185]*[.Q185]+0.00000000000004))/2" office:value-type="float" office:value="0.0636496350366535" calcext:value-type="float">
            <text:p>6,365E-02</text:p>
          </table:table-cell>
          <table:table-cell table:formula="of:=MAX(0;no_reactif-ctitrant*[.A185]*5)/(Vt+[.A185])" office:value-type="float" office:value="0" calcext:value-type="float">
            <text:p>0,00000000</text:p>
          </table:table-cell>
          <table:table-cell table:formula="of:=no_ptitre/(Vt+[.A185])" office:value-type="float" office:value="0.00145985401459854" calcext:value-type="float">
            <text:p>0,00145985</text:p>
          </table:table-cell>
          <table:table-cell table:formula="of:=IF([.E185]&gt;0;ctitrant*[.A185];no_titrant*1)/(Vt+[.A185])" office:value-type="float" office:value="0" calcext:value-type="float">
            <text:p>0,00000000</text:p>
          </table:table-cell>
          <table:table-cell/>
          <table:table-cell table:formula="of:=MIN(c_reac*v_reac;no_preactif + ctitrant*[.A185]*5)/(Vt+[.A185])" office:value-type="float" office:value="0.0072992700729927" calcext:value-type="float">
            <text:p>0,00729927</text:p>
          </table:table-cell>
          <table:table-cell table:formula="of:=no_stitre/(Vt+[.A185])" office:value-type="float" office:value="0.00072992700729927" calcext:value-type="float">
            <text:p>0,00072993</text:p>
          </table:table-cell>
          <table:table-cell table:formula="of:=ctitrant*[.A185]*1/(Vt+[.A185])" office:value-type="float" office:value="0.00240875912408759" calcext:value-type="float">
            <text:p>0,00240876</text:p>
          </table:table-cell>
          <table:table-cell table:formula="of:=no_sexc/(Vt+[.A185])" office:value-type="float" office:value="0.072992700729927" calcext:value-type="float">
            <text:p>0,07299270</text:p>
          </table:table-cell>
          <table:table-cell table:formula="of:=no_sreactif/(Vt+[.A185])" office:value-type="float" office:value="0.0145985401459854" calcext:value-type="float">
            <text:p>0,01459854</text:p>
          </table:table-cell>
          <table:table-cell table:formula="of:=[.D185]" office:value-type="float" office:value="0.0636496350366535" calcext:value-type="float">
            <text:p>6,365E-02</text:p>
          </table:table-cell>
          <table:table-cell table:formula="of:=0.00000000000001/[.D185]" office:value-type="float" office:value="0.000000000000157110091742732" calcext:value-type="float">
            <text:p>1,57E-13</text:p>
          </table:table-cell>
          <table:table-cell table:formula="of:=-LOG([.D185])" office:value-type="float" office:value="1.19620408222277" calcext:value-type="float">
            <text:p>1,19620408</text:p>
          </table:table-cell>
          <table:table-cell table:formula="of:=-[.B185] - [.C185] + 2*[.E185] + 2*[.G185] + 3*[.I185] + 2*[.J185] + [.K185] - [.L185] - [.M185]" office:value-type="float" office:value="-0.0636496350364963" calcext:value-type="float">
            <text:p>-0,06364964</text:p>
          </table:table-cell>
          <table:table-cell table:formula="of:=[.B185]*[.B$13]+[.C185]*[.C$13]+[.E185]*[.E$13]+[.F185]*[.F$13]+[.G185]*[.G$13]+[.I185]*[.I$13]+[.J185]*[.J$13]+[.K185]*[.K$13]+[.L185]*[.L$13]+[.D185]*[.D$13]+[.O185]*[.O$13]" office:value-type="float" office:value="2.96961313869476" calcext:value-type="float">
            <text:p>2,96961313869476</text:p>
          </table:table-cell>
          <table:table-cell/>
        </table:table-row>
        <table:table-row table:style-name="ro1">
          <table:table-cell table:formula="of:=[.A185]+dV" office:value-type="float" office:value="16.6" calcext:value-type="float">
            <text:p>16,60000000</text:p>
          </table:table-cell>
          <table:table-cell office:value-type="float" office:value="0" calcext:value-type="float">
            <text:p>0,00000000</text:p>
          </table:table-cell>
          <table:table-cell table:formula="of:=IF([.E186]&gt;0;0;ctitrant*[.A186]-no_reactif/5)/(Vt+[.A186])" office:value-type="float" office:value="0.00183673469387755" calcext:value-type="float">
            <text:p>0,00183673</text:p>
          </table:table-cell>
          <table:table-cell table:formula="of:=(-[.Q186]+SQRT([.Q186]*[.Q186]+0.00000000000004))/2" office:value-type="float" office:value="0.0635568513121107" calcext:value-type="float">
            <text:p>6,356E-02</text:p>
          </table:table-cell>
          <table:table-cell table:formula="of:=MAX(0;no_reactif-ctitrant*[.A186]*5)/(Vt+[.A186])" office:value-type="float" office:value="0" calcext:value-type="float">
            <text:p>0,00000000</text:p>
          </table:table-cell>
          <table:table-cell table:formula="of:=no_ptitre/(Vt+[.A186])" office:value-type="float" office:value="0.00145772594752187" calcext:value-type="float">
            <text:p>0,00145773</text:p>
          </table:table-cell>
          <table:table-cell table:formula="of:=IF([.E186]&gt;0;ctitrant*[.A186];no_titrant*1)/(Vt+[.A186])" office:value-type="float" office:value="0" calcext:value-type="float">
            <text:p>0,00000000</text:p>
          </table:table-cell>
          <table:table-cell/>
          <table:table-cell table:formula="of:=MIN(c_reac*v_reac;no_preactif + ctitrant*[.A186]*5)/(Vt+[.A186])" office:value-type="float" office:value="0.00728862973760933" calcext:value-type="float">
            <text:p>0,00728863</text:p>
          </table:table-cell>
          <table:table-cell table:formula="of:=no_stitre/(Vt+[.A186])" office:value-type="float" office:value="0.000728862973760933" calcext:value-type="float">
            <text:p>0,00072886</text:p>
          </table:table-cell>
          <table:table-cell table:formula="of:=ctitrant*[.A186]*1/(Vt+[.A186])" office:value-type="float" office:value="0.0024198250728863" calcext:value-type="float">
            <text:p>0,00241983</text:p>
          </table:table-cell>
          <table:table-cell table:formula="of:=no_sexc/(Vt+[.A186])" office:value-type="float" office:value="0.0728862973760933" calcext:value-type="float">
            <text:p>0,07288630</text:p>
          </table:table-cell>
          <table:table-cell table:formula="of:=no_sreactif/(Vt+[.A186])" office:value-type="float" office:value="0.0145772594752187" calcext:value-type="float">
            <text:p>0,01457726</text:p>
          </table:table-cell>
          <table:table-cell table:formula="of:=[.D186]" office:value-type="float" office:value="0.0635568513121107" calcext:value-type="float">
            <text:p>6,356E-02</text:p>
          </table:table-cell>
          <table:table-cell table:formula="of:=0.00000000000001/[.D186]" office:value-type="float" office:value="0.000000000000157339449540895" calcext:value-type="float">
            <text:p>1,57E-13</text:p>
          </table:table-cell>
          <table:table-cell table:formula="of:=-LOG([.D186])" office:value-type="float" office:value="1.19683762643709" calcext:value-type="float">
            <text:p>1,19683763</text:p>
          </table:table-cell>
          <table:table-cell table:formula="of:=-[.B186] - [.C186] + 2*[.E186] + 2*[.G186] + 3*[.I186] + 2*[.J186] + [.K186] - [.L186] - [.M186]" office:value-type="float" office:value="-0.0635568513119534" calcext:value-type="float">
            <text:p>-0,06355685</text:p>
          </table:table-cell>
          <table:table-cell table:formula="of:=[.B186]*[.B$13]+[.C186]*[.C$13]+[.E186]*[.E$13]+[.F186]*[.F$13]+[.G186]*[.G$13]+[.I186]*[.I$13]+[.J186]*[.J$13]+[.K186]*[.K$13]+[.L186]*[.L$13]+[.D186]*[.D$13]+[.O186]*[.O$13]" office:value-type="float" office:value="2.96548104957132" calcext:value-type="float">
            <text:p>2,96548104957132</text:p>
          </table:table-cell>
          <table:table-cell/>
        </table:table-row>
        <table:table-row table:style-name="ro1">
          <table:table-cell table:formula="of:=[.A186]+dV" office:value-type="float" office:value="16.7" calcext:value-type="float">
            <text:p>16,70000000</text:p>
          </table:table-cell>
          <table:table-cell office:value-type="float" office:value="0" calcext:value-type="float">
            <text:p>0,00000000</text:p>
          </table:table-cell>
          <table:table-cell table:formula="of:=IF([.E187]&gt;0;0;ctitrant*[.A187]-no_reactif/5)/(Vt+[.A187])" office:value-type="float" office:value="0.00184861717612809" calcext:value-type="float">
            <text:p>0,00184862</text:p>
          </table:table-cell>
          <table:table-cell table:formula="of:=(-[.Q187]+SQRT([.Q187]*[.Q187]+0.00000000000004))/2" office:value-type="float" office:value="0.0634643377003031" calcext:value-type="float">
            <text:p>6,346E-02</text:p>
          </table:table-cell>
          <table:table-cell table:formula="of:=MAX(0;no_reactif-ctitrant*[.A187]*5)/(Vt+[.A187])" office:value-type="float" office:value="0" calcext:value-type="float">
            <text:p>0,00000000</text:p>
          </table:table-cell>
          <table:table-cell table:formula="of:=no_ptitre/(Vt+[.A187])" office:value-type="float" office:value="0.00145560407569141" calcext:value-type="float">
            <text:p>0,00145560</text:p>
          </table:table-cell>
          <table:table-cell table:formula="of:=IF([.E187]&gt;0;ctitrant*[.A187];no_titrant*1)/(Vt+[.A187])" office:value-type="float" office:value="0" calcext:value-type="float">
            <text:p>0,00000000</text:p>
          </table:table-cell>
          <table:table-cell/>
          <table:table-cell table:formula="of:=MIN(c_reac*v_reac;no_preactif + ctitrant*[.A187]*5)/(Vt+[.A187])" office:value-type="float" office:value="0.00727802037845706" calcext:value-type="float">
            <text:p>0,00727802</text:p>
          </table:table-cell>
          <table:table-cell table:formula="of:=no_stitre/(Vt+[.A187])" office:value-type="float" office:value="0.000727802037845706" calcext:value-type="float">
            <text:p>0,00072780</text:p>
          </table:table-cell>
          <table:table-cell table:formula="of:=ctitrant*[.A187]*1/(Vt+[.A187])" office:value-type="float" office:value="0.00243085880640466" calcext:value-type="float">
            <text:p>0,00243086</text:p>
          </table:table-cell>
          <table:table-cell table:formula="of:=no_sexc/(Vt+[.A187])" office:value-type="float" office:value="0.0727802037845706" calcext:value-type="float">
            <text:p>0,07278020</text:p>
          </table:table-cell>
          <table:table-cell table:formula="of:=no_sreactif/(Vt+[.A187])" office:value-type="float" office:value="0.0145560407569141" calcext:value-type="float">
            <text:p>0,01455604</text:p>
          </table:table-cell>
          <table:table-cell table:formula="of:=[.D187]" office:value-type="float" office:value="0.0634643377003031" calcext:value-type="float">
            <text:p>6,346E-02</text:p>
          </table:table-cell>
          <table:table-cell table:formula="of:=0.00000000000001/[.D187]" office:value-type="float" office:value="0.000000000000157568807339058" calcext:value-type="float">
            <text:p>1,58E-13</text:p>
          </table:table-cell>
          <table:table-cell table:formula="of:=-LOG([.D187])" office:value-type="float" office:value="1.19747024778989" calcext:value-type="float">
            <text:p>1,19747025</text:p>
          </table:table-cell>
          <table:table-cell table:formula="of:=-[.B187] - [.C187] + 2*[.E187] + 2*[.G187] + 3*[.I187] + 2*[.J187] + [.K187] - [.L187] - [.M187]" office:value-type="float" office:value="-0.0634643377001455" calcext:value-type="float">
            <text:p>-0,06346434</text:p>
          </table:table-cell>
          <table:table-cell table:formula="of:=[.B187]*[.B$13]+[.C187]*[.C$13]+[.E187]*[.E$13]+[.F187]*[.F$13]+[.G187]*[.G$13]+[.I187]*[.I$13]+[.J187]*[.J$13]+[.K187]*[.K$13]+[.L187]*[.L$13]+[.D187]*[.D$13]+[.O187]*[.O$13]" office:value-type="float" office:value="2.96136098981942" calcext:value-type="float">
            <text:p>2,96136098981942</text:p>
          </table:table-cell>
          <table:table-cell/>
        </table:table-row>
        <table:table-row table:style-name="ro1">
          <table:table-cell table:formula="of:=[.A187]+dV" office:value-type="float" office:value="16.8" calcext:value-type="float">
            <text:p>16,80000000</text:p>
          </table:table-cell>
          <table:table-cell office:value-type="float" office:value="0" calcext:value-type="float">
            <text:p>0,00000000</text:p>
          </table:table-cell>
          <table:table-cell table:formula="of:=IF([.E188]&gt;0;0;ctitrant*[.A188]-no_reactif/5)/(Vt+[.A188])" office:value-type="float" office:value="0.00186046511627907" calcext:value-type="float">
            <text:p>0,00186047</text:p>
          </table:table-cell>
          <table:table-cell table:formula="of:=(-[.Q188]+SQRT([.Q188]*[.Q188]+0.00000000000004))/2" office:value-type="float" office:value="0.0633720930234136" calcext:value-type="float">
            <text:p>6,337E-02</text:p>
          </table:table-cell>
          <table:table-cell table:formula="of:=MAX(0;no_reactif-ctitrant*[.A188]*5)/(Vt+[.A188])" office:value-type="float" office:value="0" calcext:value-type="float">
            <text:p>0,00000000</text:p>
          </table:table-cell>
          <table:table-cell table:formula="of:=no_ptitre/(Vt+[.A188])" office:value-type="float" office:value="0.00145348837209302" calcext:value-type="float">
            <text:p>0,00145349</text:p>
          </table:table-cell>
          <table:table-cell table:formula="of:=IF([.E188]&gt;0;ctitrant*[.A188];no_titrant*1)/(Vt+[.A188])" office:value-type="float" office:value="0" calcext:value-type="float">
            <text:p>0,00000000</text:p>
          </table:table-cell>
          <table:table-cell/>
          <table:table-cell table:formula="of:=MIN(c_reac*v_reac;no_preactif + ctitrant*[.A188]*5)/(Vt+[.A188])" office:value-type="float" office:value="0.00726744186046512" calcext:value-type="float">
            <text:p>0,00726744</text:p>
          </table:table-cell>
          <table:table-cell table:formula="of:=no_stitre/(Vt+[.A188])" office:value-type="float" office:value="0.000726744186046512" calcext:value-type="float">
            <text:p>0,00072674</text:p>
          </table:table-cell>
          <table:table-cell table:formula="of:=ctitrant*[.A188]*1/(Vt+[.A188])" office:value-type="float" office:value="0.00244186046511628" calcext:value-type="float">
            <text:p>0,00244186</text:p>
          </table:table-cell>
          <table:table-cell table:formula="of:=no_sexc/(Vt+[.A188])" office:value-type="float" office:value="0.0726744186046512" calcext:value-type="float">
            <text:p>0,07267442</text:p>
          </table:table-cell>
          <table:table-cell table:formula="of:=no_sreactif/(Vt+[.A188])" office:value-type="float" office:value="0.0145348837209302" calcext:value-type="float">
            <text:p>0,01453488</text:p>
          </table:table-cell>
          <table:table-cell table:formula="of:=[.D188]" office:value-type="float" office:value="0.0633720930234136" calcext:value-type="float">
            <text:p>6,337E-02</text:p>
          </table:table-cell>
          <table:table-cell table:formula="of:=0.00000000000001/[.D188]" office:value-type="float" office:value="0.000000000000157798165137222" calcext:value-type="float">
            <text:p>1,58E-13</text:p>
          </table:table-cell>
          <table:table-cell table:formula="of:=-LOG([.D188])" office:value-type="float" office:value="1.19810194896584" calcext:value-type="float">
            <text:p>1,19810195</text:p>
          </table:table-cell>
          <table:table-cell table:formula="of:=-[.B188] - [.C188] + 2*[.E188] + 2*[.G188] + 3*[.I188] + 2*[.J188] + [.K188] - [.L188] - [.M188]" office:value-type="float" office:value="-0.0633720930232558" calcext:value-type="float">
            <text:p>-0,06337209</text:p>
          </table:table-cell>
          <table:table-cell table:formula="of:=[.B188]*[.B$13]+[.C188]*[.C$13]+[.E188]*[.E$13]+[.F188]*[.F$13]+[.G188]*[.G$13]+[.I188]*[.I$13]+[.J188]*[.J$13]+[.K188]*[.K$13]+[.L188]*[.L$13]+[.D188]*[.D$13]+[.O188]*[.O$13]" office:value-type="float" office:value="2.95725290698541" calcext:value-type="float">
            <text:p>2,95725290698541</text:p>
          </table:table-cell>
          <table:table-cell/>
        </table:table-row>
        <table:table-row table:style-name="ro1">
          <table:table-cell table:formula="of:=[.A188]+dV" office:value-type="float" office:value="16.9" calcext:value-type="float">
            <text:p>16,90000000</text:p>
          </table:table-cell>
          <table:table-cell office:value-type="float" office:value="0" calcext:value-type="float">
            <text:p>0,00000000</text:p>
          </table:table-cell>
          <table:table-cell table:formula="of:=IF([.E189]&gt;0;0;ctitrant*[.A189]-no_reactif/5)/(Vt+[.A189])" office:value-type="float" office:value="0.00187227866473149" calcext:value-type="float">
            <text:p>0,00187228</text:p>
          </table:table-cell>
          <table:table-cell table:formula="of:=(-[.Q189]+SQRT([.Q189]*[.Q189]+0.00000000000004))/2" office:value-type="float" office:value="0.0632801161104628" calcext:value-type="float">
            <text:p>6,328E-02</text:p>
          </table:table-cell>
          <table:table-cell table:formula="of:=MAX(0;no_reactif-ctitrant*[.A189]*5)/(Vt+[.A189])" office:value-type="float" office:value="0" calcext:value-type="float">
            <text:p>0,00000000</text:p>
          </table:table-cell>
          <table:table-cell table:formula="of:=no_ptitre/(Vt+[.A189])" office:value-type="float" office:value="0.00145137880986938" calcext:value-type="float">
            <text:p>0,00145138</text:p>
          </table:table-cell>
          <table:table-cell table:formula="of:=IF([.E189]&gt;0;ctitrant*[.A189];no_titrant*1)/(Vt+[.A189])" office:value-type="float" office:value="0" calcext:value-type="float">
            <text:p>0,00000000</text:p>
          </table:table-cell>
          <table:table-cell/>
          <table:table-cell table:formula="of:=MIN(c_reac*v_reac;no_preactif + ctitrant*[.A189]*5)/(Vt+[.A189])" office:value-type="float" office:value="0.00725689404934688" calcext:value-type="float">
            <text:p>0,00725689</text:p>
          </table:table-cell>
          <table:table-cell table:formula="of:=no_stitre/(Vt+[.A189])" office:value-type="float" office:value="0.000725689404934688" calcext:value-type="float">
            <text:p>0,00072569</text:p>
          </table:table-cell>
          <table:table-cell table:formula="of:=ctitrant*[.A189]*1/(Vt+[.A189])" office:value-type="float" office:value="0.00245283018867924" calcext:value-type="float">
            <text:p>0,00245283</text:p>
          </table:table-cell>
          <table:table-cell table:formula="of:=no_sexc/(Vt+[.A189])" office:value-type="float" office:value="0.0725689404934688" calcext:value-type="float">
            <text:p>0,07256894</text:p>
          </table:table-cell>
          <table:table-cell table:formula="of:=no_sreactif/(Vt+[.A189])" office:value-type="float" office:value="0.0145137880986938" calcext:value-type="float">
            <text:p>0,01451379</text:p>
          </table:table-cell>
          <table:table-cell table:formula="of:=[.D189]" office:value-type="float" office:value="0.0632801161104628" calcext:value-type="float">
            <text:p>6,328E-02</text:p>
          </table:table-cell>
          <table:table-cell table:formula="of:=0.00000000000001/[.D189]" office:value-type="float" office:value="0.000000000000158027522935385" calcext:value-type="float">
            <text:p>1,58E-13</text:p>
          </table:table-cell>
          <table:table-cell table:formula="of:=-LOG([.D189])" office:value-type="float" office:value="1.19873273263796" calcext:value-type="float">
            <text:p>1,19873273</text:p>
          </table:table-cell>
          <table:table-cell table:formula="of:=-[.B189] - [.C189] + 2*[.E189] + 2*[.G189] + 3*[.I189] + 2*[.J189] + [.K189] - [.L189] - [.M189]" office:value-type="float" office:value="-0.0632801161103048" calcext:value-type="float">
            <text:p>-0,06328012</text:p>
          </table:table-cell>
          <table:table-cell table:formula="of:=[.B189]*[.B$13]+[.C189]*[.C$13]+[.E189]*[.E$13]+[.F189]*[.F$13]+[.G189]*[.G$13]+[.I189]*[.I$13]+[.J189]*[.J$13]+[.K189]*[.K$13]+[.L189]*[.L$13]+[.D189]*[.D$13]+[.O189]*[.O$13]" office:value-type="float" office:value="2.95315674892014" calcext:value-type="float">
            <text:p>2,95315674892014</text:p>
          </table:table-cell>
          <table:table-cell/>
        </table:table-row>
        <table:table-row table:style-name="ro1">
          <table:table-cell table:formula="of:=[.A189]+dV" office:value-type="float" office:value="17" calcext:value-type="float">
            <text:p>17,00000000</text:p>
          </table:table-cell>
          <table:table-cell office:value-type="float" office:value="0" calcext:value-type="float">
            <text:p>0,00000000</text:p>
          </table:table-cell>
          <table:table-cell table:formula="of:=IF([.E190]&gt;0;0;ctitrant*[.A190]-no_reactif/5)/(Vt+[.A190])" office:value-type="float" office:value="0.00188405797101449" calcext:value-type="float">
            <text:p>0,00188406</text:p>
          </table:table-cell>
          <table:table-cell table:formula="of:=(-[.Q190]+SQRT([.Q190]*[.Q190]+0.00000000000004))/2" office:value-type="float" office:value="0.0631884057972597" calcext:value-type="float">
            <text:p>6,319E-02</text:p>
          </table:table-cell>
          <table:table-cell table:formula="of:=MAX(0;no_reactif-ctitrant*[.A190]*5)/(Vt+[.A190])" office:value-type="float" office:value="0" calcext:value-type="float">
            <text:p>0,00000000</text:p>
          </table:table-cell>
          <table:table-cell table:formula="of:=no_ptitre/(Vt+[.A190])" office:value-type="float" office:value="0.00144927536231884" calcext:value-type="float">
            <text:p>0,00144928</text:p>
          </table:table-cell>
          <table:table-cell table:formula="of:=IF([.E190]&gt;0;ctitrant*[.A190];no_titrant*1)/(Vt+[.A190])" office:value-type="float" office:value="0" calcext:value-type="float">
            <text:p>0,00000000</text:p>
          </table:table-cell>
          <table:table-cell/>
          <table:table-cell table:formula="of:=MIN(c_reac*v_reac;no_preactif + ctitrant*[.A190]*5)/(Vt+[.A190])" office:value-type="float" office:value="0.0072463768115942" calcext:value-type="float">
            <text:p>0,00724638</text:p>
          </table:table-cell>
          <table:table-cell table:formula="of:=no_stitre/(Vt+[.A190])" office:value-type="float" office:value="0.00072463768115942" calcext:value-type="float">
            <text:p>0,00072464</text:p>
          </table:table-cell>
          <table:table-cell table:formula="of:=ctitrant*[.A190]*1/(Vt+[.A190])" office:value-type="float" office:value="0.00246376811594203" calcext:value-type="float">
            <text:p>0,00246377</text:p>
          </table:table-cell>
          <table:table-cell table:formula="of:=no_sexc/(Vt+[.A190])" office:value-type="float" office:value="0.072463768115942" calcext:value-type="float">
            <text:p>0,07246377</text:p>
          </table:table-cell>
          <table:table-cell table:formula="of:=no_sreactif/(Vt+[.A190])" office:value-type="float" office:value="0.0144927536231884" calcext:value-type="float">
            <text:p>0,01449275</text:p>
          </table:table-cell>
          <table:table-cell table:formula="of:=[.D190]" office:value-type="float" office:value="0.0631884057972597" calcext:value-type="float">
            <text:p>6,319E-02</text:p>
          </table:table-cell>
          <table:table-cell table:formula="of:=0.00000000000001/[.D190]" office:value-type="float" office:value="0.000000000000158256880733549" calcext:value-type="float">
            <text:p>1,58E-13</text:p>
          </table:table-cell>
          <table:table-cell table:formula="of:=-LOG([.D190])" office:value-type="float" office:value="1.19936260146758" calcext:value-type="float">
            <text:p>1,19936260</text:p>
          </table:table-cell>
          <table:table-cell table:formula="of:=-[.B190] - [.C190] + 2*[.E190] + 2*[.G190] + 3*[.I190] + 2*[.J190] + [.K190] - [.L190] - [.M190]" office:value-type="float" office:value="-0.0631884057971014" calcext:value-type="float">
            <text:p>-0,06318841</text:p>
          </table:table-cell>
          <table:table-cell table:formula="of:=[.B190]*[.B$13]+[.C190]*[.C$13]+[.E190]*[.E$13]+[.F190]*[.F$13]+[.G190]*[.G$13]+[.I190]*[.I$13]+[.J190]*[.J$13]+[.K190]*[.K$13]+[.L190]*[.L$13]+[.D190]*[.D$13]+[.O190]*[.O$13]" office:value-type="float" office:value="2.9490724637768" calcext:value-type="float">
            <text:p>2,9490724637768</text:p>
          </table:table-cell>
          <table:table-cell/>
        </table:table-row>
        <table:table-row table:style-name="ro1">
          <table:table-cell table:formula="of:=[.A190]+dV" office:value-type="float" office:value="17.1" calcext:value-type="float">
            <text:p>17,10000000</text:p>
          </table:table-cell>
          <table:table-cell office:value-type="float" office:value="0" calcext:value-type="float">
            <text:p>0,00000000</text:p>
          </table:table-cell>
          <table:table-cell table:formula="of:=IF([.E191]&gt;0;0;ctitrant*[.A191]-no_reactif/5)/(Vt+[.A191])" office:value-type="float" office:value="0.00189580318379161" calcext:value-type="float">
            <text:p>0,00189580</text:p>
          </table:table-cell>
          <table:table-cell table:formula="of:=(-[.Q191]+SQRT([.Q191]*[.Q191]+0.00000000000004))/2" office:value-type="float" office:value="0.0630969609263524" calcext:value-type="float">
            <text:p>6,310E-02</text:p>
          </table:table-cell>
          <table:table-cell table:formula="of:=MAX(0;no_reactif-ctitrant*[.A191]*5)/(Vt+[.A191])" office:value-type="float" office:value="0" calcext:value-type="float">
            <text:p>0,00000000</text:p>
          </table:table-cell>
          <table:table-cell table:formula="of:=no_ptitre/(Vt+[.A191])" office:value-type="float" office:value="0.00144717800289436" calcext:value-type="float">
            <text:p>0,00144718</text:p>
          </table:table-cell>
          <table:table-cell table:formula="of:=IF([.E191]&gt;0;ctitrant*[.A191];no_titrant*1)/(Vt+[.A191])" office:value-type="float" office:value="0" calcext:value-type="float">
            <text:p>0,00000000</text:p>
          </table:table-cell>
          <table:table-cell/>
          <table:table-cell table:formula="of:=MIN(c_reac*v_reac;no_preactif + ctitrant*[.A191]*5)/(Vt+[.A191])" office:value-type="float" office:value="0.00723589001447178" calcext:value-type="float">
            <text:p>0,00723589</text:p>
          </table:table-cell>
          <table:table-cell table:formula="of:=no_stitre/(Vt+[.A191])" office:value-type="float" office:value="0.000723589001447178" calcext:value-type="float">
            <text:p>0,00072359</text:p>
          </table:table-cell>
          <table:table-cell table:formula="of:=ctitrant*[.A191]*1/(Vt+[.A191])" office:value-type="float" office:value="0.00247467438494935" calcext:value-type="float">
            <text:p>0,00247467</text:p>
          </table:table-cell>
          <table:table-cell table:formula="of:=no_sexc/(Vt+[.A191])" office:value-type="float" office:value="0.0723589001447178" calcext:value-type="float">
            <text:p>0,07235890</text:p>
          </table:table-cell>
          <table:table-cell table:formula="of:=no_sreactif/(Vt+[.A191])" office:value-type="float" office:value="0.0144717800289436" calcext:value-type="float">
            <text:p>0,01447178</text:p>
          </table:table-cell>
          <table:table-cell table:formula="of:=[.D191]" office:value-type="float" office:value="0.0630969609263524" calcext:value-type="float">
            <text:p>6,310E-02</text:p>
          </table:table-cell>
          <table:table-cell table:formula="of:=0.00000000000001/[.D191]" office:value-type="float" office:value="0.000000000000158486238531712" calcext:value-type="float">
            <text:p>1,58E-13</text:p>
          </table:table-cell>
          <table:table-cell table:formula="of:=-LOG([.D191])" office:value-type="float" office:value="1.19999155810452" calcext:value-type="float">
            <text:p>1,19999156</text:p>
          </table:table-cell>
          <table:table-cell table:formula="of:=-[.B191] - [.C191] + 2*[.E191] + 2*[.G191] + 3*[.I191] + 2*[.J191] + [.K191] - [.L191] - [.M191]" office:value-type="float" office:value="-0.0630969609261939" calcext:value-type="float">
            <text:p>-0,06309696</text:p>
          </table:table-cell>
          <table:table-cell table:formula="of:=[.B191]*[.B$13]+[.C191]*[.C$13]+[.E191]*[.E$13]+[.F191]*[.F$13]+[.G191]*[.G$13]+[.I191]*[.I$13]+[.J191]*[.J$13]+[.K191]*[.K$13]+[.L191]*[.L$13]+[.D191]*[.D$13]+[.O191]*[.O$13]" office:value-type="float" office:value="2.9450000000087" calcext:value-type="float">
            <text:p>2,9450000000087</text:p>
          </table:table-cell>
          <table:table-cell/>
        </table:table-row>
        <table:table-row table:style-name="ro1">
          <table:table-cell table:formula="of:=[.A191]+dV" office:value-type="float" office:value="17.2" calcext:value-type="float">
            <text:p>17,20000000</text:p>
          </table:table-cell>
          <table:table-cell office:value-type="float" office:value="0" calcext:value-type="float">
            <text:p>0,00000000</text:p>
          </table:table-cell>
          <table:table-cell table:formula="of:=IF([.E192]&gt;0;0;ctitrant*[.A192]-no_reactif/5)/(Vt+[.A192])" office:value-type="float" office:value="0.00190751445086705" calcext:value-type="float">
            <text:p>0,00190751</text:p>
          </table:table-cell>
          <table:table-cell table:formula="of:=(-[.Q192]+SQRT([.Q192]*[.Q192]+0.00000000000004))/2" office:value-type="float" office:value="0.0630057803469795" calcext:value-type="float">
            <text:p>6,301E-02</text:p>
          </table:table-cell>
          <table:table-cell table:formula="of:=MAX(0;no_reactif-ctitrant*[.A192]*5)/(Vt+[.A192])" office:value-type="float" office:value="0" calcext:value-type="float">
            <text:p>0,00000000</text:p>
          </table:table-cell>
          <table:table-cell table:formula="of:=no_ptitre/(Vt+[.A192])" office:value-type="float" office:value="0.00144508670520231" calcext:value-type="float">
            <text:p>0,00144509</text:p>
          </table:table-cell>
          <table:table-cell table:formula="of:=IF([.E192]&gt;0;ctitrant*[.A192];no_titrant*1)/(Vt+[.A192])" office:value-type="float" office:value="0" calcext:value-type="float">
            <text:p>0,00000000</text:p>
          </table:table-cell>
          <table:table-cell/>
          <table:table-cell table:formula="of:=MIN(c_reac*v_reac;no_preactif + ctitrant*[.A192]*5)/(Vt+[.A192])" office:value-type="float" office:value="0.00722543352601156" calcext:value-type="float">
            <text:p>0,00722543</text:p>
          </table:table-cell>
          <table:table-cell table:formula="of:=no_stitre/(Vt+[.A192])" office:value-type="float" office:value="0.000722543352601156" calcext:value-type="float">
            <text:p>0,00072254</text:p>
          </table:table-cell>
          <table:table-cell table:formula="of:=ctitrant*[.A192]*1/(Vt+[.A192])" office:value-type="float" office:value="0.00248554913294798" calcext:value-type="float">
            <text:p>0,00248555</text:p>
          </table:table-cell>
          <table:table-cell table:formula="of:=no_sexc/(Vt+[.A192])" office:value-type="float" office:value="0.0722543352601156" calcext:value-type="float">
            <text:p>0,07225434</text:p>
          </table:table-cell>
          <table:table-cell table:formula="of:=no_sreactif/(Vt+[.A192])" office:value-type="float" office:value="0.0144508670520231" calcext:value-type="float">
            <text:p>0,01445087</text:p>
          </table:table-cell>
          <table:table-cell table:formula="of:=[.D192]" office:value-type="float" office:value="0.0630057803469795" calcext:value-type="float">
            <text:p>6,301E-02</text:p>
          </table:table-cell>
          <table:table-cell table:formula="of:=0.00000000000001/[.D192]" office:value-type="float" office:value="0.000000000000158715596329875" calcext:value-type="float">
            <text:p>1,59E-13</text:p>
          </table:table-cell>
          <table:table-cell table:formula="of:=-LOG([.D192])" office:value-type="float" office:value="1.20061960518708" calcext:value-type="float">
            <text:p>1,20061961</text:p>
          </table:table-cell>
          <table:table-cell table:formula="of:=-[.B192] - [.C192] + 2*[.E192] + 2*[.G192] + 3*[.I192] + 2*[.J192] + [.K192] - [.L192] - [.M192]" office:value-type="float" office:value="-0.0630057803468208" calcext:value-type="float">
            <text:p>-0,06300578</text:p>
          </table:table-cell>
          <table:table-cell table:formula="of:=[.B192]*[.B$13]+[.C192]*[.C$13]+[.E192]*[.E$13]+[.F192]*[.F$13]+[.G192]*[.G$13]+[.I192]*[.I$13]+[.J192]*[.J$13]+[.K192]*[.K$13]+[.L192]*[.L$13]+[.D192]*[.D$13]+[.O192]*[.O$13]" office:value-type="float" office:value="2.94093930636709" calcext:value-type="float">
            <text:p>2,94093930636709</text:p>
          </table:table-cell>
          <table:table-cell/>
        </table:table-row>
        <table:table-row table:style-name="ro1">
          <table:table-cell table:formula="of:=[.A192]+dV" office:value-type="float" office:value="17.3" calcext:value-type="float">
            <text:p>17,30000000</text:p>
          </table:table-cell>
          <table:table-cell office:value-type="float" office:value="0" calcext:value-type="float">
            <text:p>0,00000000</text:p>
          </table:table-cell>
          <table:table-cell table:formula="of:=IF([.E193]&gt;0;0;ctitrant*[.A193]-no_reactif/5)/(Vt+[.A193])" office:value-type="float" office:value="0.00191919191919192" calcext:value-type="float">
            <text:p>0,00191919</text:p>
          </table:table-cell>
          <table:table-cell table:formula="of:=(-[.Q193]+SQRT([.Q193]*[.Q193]+0.00000000000004))/2" office:value-type="float" office:value="0.0629148629150219" calcext:value-type="float">
            <text:p>6,291E-02</text:p>
          </table:table-cell>
          <table:table-cell table:formula="of:=MAX(0;no_reactif-ctitrant*[.A193]*5)/(Vt+[.A193])" office:value-type="float" office:value="0" calcext:value-type="float">
            <text:p>0,00000000</text:p>
          </table:table-cell>
          <table:table-cell table:formula="of:=no_ptitre/(Vt+[.A193])" office:value-type="float" office:value="0.00144300144300144" calcext:value-type="float">
            <text:p>0,00144300</text:p>
          </table:table-cell>
          <table:table-cell table:formula="of:=IF([.E193]&gt;0;ctitrant*[.A193];no_titrant*1)/(Vt+[.A193])" office:value-type="float" office:value="0" calcext:value-type="float">
            <text:p>0,00000000</text:p>
          </table:table-cell>
          <table:table-cell/>
          <table:table-cell table:formula="of:=MIN(c_reac*v_reac;no_preactif + ctitrant*[.A193]*5)/(Vt+[.A193])" office:value-type="float" office:value="0.00721500721500721" calcext:value-type="float">
            <text:p>0,00721501</text:p>
          </table:table-cell>
          <table:table-cell table:formula="of:=no_stitre/(Vt+[.A193])" office:value-type="float" office:value="0.000721500721500722" calcext:value-type="float">
            <text:p>0,00072150</text:p>
          </table:table-cell>
          <table:table-cell table:formula="of:=ctitrant*[.A193]*1/(Vt+[.A193])" office:value-type="float" office:value="0.0024963924963925" calcext:value-type="float">
            <text:p>0,00249639</text:p>
          </table:table-cell>
          <table:table-cell table:formula="of:=no_sexc/(Vt+[.A193])" office:value-type="float" office:value="0.0721500721500722" calcext:value-type="float">
            <text:p>0,07215007</text:p>
          </table:table-cell>
          <table:table-cell table:formula="of:=no_sreactif/(Vt+[.A193])" office:value-type="float" office:value="0.0144300144300144" calcext:value-type="float">
            <text:p>0,01443001</text:p>
          </table:table-cell>
          <table:table-cell table:formula="of:=[.D193]" office:value-type="float" office:value="0.0629148629150219" calcext:value-type="float">
            <text:p>6,291E-02</text:p>
          </table:table-cell>
          <table:table-cell table:formula="of:=0.00000000000001/[.D193]" office:value-type="float" office:value="0.000000000000158944954128039" calcext:value-type="float">
            <text:p>1,59E-13</text:p>
          </table:table-cell>
          <table:table-cell table:formula="of:=-LOG([.D193])" office:value-type="float" office:value="1.20124674534212" calcext:value-type="float">
            <text:p>1,20124675</text:p>
          </table:table-cell>
          <table:table-cell table:formula="of:=-[.B193] - [.C193] + 2*[.E193] + 2*[.G193] + 3*[.I193] + 2*[.J193] + [.K193] - [.L193] - [.M193]" office:value-type="float" office:value="-0.0629148629148629" calcext:value-type="float">
            <text:p>-0,06291486</text:p>
          </table:table-cell>
          <table:table-cell table:formula="of:=[.B193]*[.B$13]+[.C193]*[.C$13]+[.E193]*[.E$13]+[.F193]*[.F$13]+[.G193]*[.G$13]+[.I193]*[.I$13]+[.J193]*[.J$13]+[.K193]*[.K$13]+[.L193]*[.L$13]+[.D193]*[.D$13]+[.O193]*[.O$13]" office:value-type="float" office:value="2.93689033189906" calcext:value-type="float">
            <text:p>2,93689033189906</text:p>
          </table:table-cell>
          <table:table-cell/>
        </table:table-row>
        <table:table-row table:style-name="ro1">
          <table:table-cell table:formula="of:=[.A193]+dV" office:value-type="float" office:value="17.4" calcext:value-type="float">
            <text:p>17,40000000</text:p>
          </table:table-cell>
          <table:table-cell office:value-type="float" office:value="0" calcext:value-type="float">
            <text:p>0,00000000</text:p>
          </table:table-cell>
          <table:table-cell table:formula="of:=IF([.E194]&gt;0;0;ctitrant*[.A194]-no_reactif/5)/(Vt+[.A194])" office:value-type="float" office:value="0.00193083573487032" calcext:value-type="float">
            <text:p>0,00193084</text:p>
          </table:table-cell>
          <table:table-cell table:formula="of:=(-[.Q194]+SQRT([.Q194]*[.Q194]+0.00000000000004))/2" office:value-type="float" office:value="0.0628242074929546" calcext:value-type="float">
            <text:p>6,282E-02</text:p>
          </table:table-cell>
          <table:table-cell table:formula="of:=MAX(0;no_reactif-ctitrant*[.A194]*5)/(Vt+[.A194])" office:value-type="float" office:value="0" calcext:value-type="float">
            <text:p>0,00000000</text:p>
          </table:table-cell>
          <table:table-cell table:formula="of:=no_ptitre/(Vt+[.A194])" office:value-type="float" office:value="0.00144092219020173" calcext:value-type="float">
            <text:p>0,00144092</text:p>
          </table:table-cell>
          <table:table-cell table:formula="of:=IF([.E194]&gt;0;ctitrant*[.A194];no_titrant*1)/(Vt+[.A194])" office:value-type="float" office:value="0" calcext:value-type="float">
            <text:p>0,00000000</text:p>
          </table:table-cell>
          <table:table-cell/>
          <table:table-cell table:formula="of:=MIN(c_reac*v_reac;no_preactif + ctitrant*[.A194]*5)/(Vt+[.A194])" office:value-type="float" office:value="0.00720461095100865" calcext:value-type="float">
            <text:p>0,00720461</text:p>
          </table:table-cell>
          <table:table-cell table:formula="of:=no_stitre/(Vt+[.A194])" office:value-type="float" office:value="0.000720461095100865" calcext:value-type="float">
            <text:p>0,00072046</text:p>
          </table:table-cell>
          <table:table-cell table:formula="of:=ctitrant*[.A194]*1/(Vt+[.A194])" office:value-type="float" office:value="0.00250720461095101" calcext:value-type="float">
            <text:p>0,00250720</text:p>
          </table:table-cell>
          <table:table-cell table:formula="of:=no_sexc/(Vt+[.A194])" office:value-type="float" office:value="0.0720461095100865" calcext:value-type="float">
            <text:p>0,07204611</text:p>
          </table:table-cell>
          <table:table-cell table:formula="of:=no_sreactif/(Vt+[.A194])" office:value-type="float" office:value="0.0144092219020173" calcext:value-type="float">
            <text:p>0,01440922</text:p>
          </table:table-cell>
          <table:table-cell table:formula="of:=[.D194]" office:value-type="float" office:value="0.0628242074929546" calcext:value-type="float">
            <text:p>6,282E-02</text:p>
          </table:table-cell>
          <table:table-cell table:formula="of:=0.00000000000001/[.D194]" office:value-type="float" office:value="0.000000000000159174311926202" calcext:value-type="float">
            <text:p>1,59E-13</text:p>
          </table:table-cell>
          <table:table-cell table:formula="of:=-LOG([.D194])" office:value-type="float" office:value="1.20187298118517" calcext:value-type="float">
            <text:p>1,20187298</text:p>
          </table:table-cell>
          <table:table-cell table:formula="of:=-[.B194] - [.C194] + 2*[.E194] + 2*[.G194] + 3*[.I194] + 2*[.J194] + [.K194] - [.L194] - [.M194]" office:value-type="float" office:value="-0.0628242074927954" calcext:value-type="float">
            <text:p>-0,06282421</text:p>
          </table:table-cell>
          <table:table-cell table:formula="of:=[.B194]*[.B$13]+[.C194]*[.C$13]+[.E194]*[.E$13]+[.F194]*[.F$13]+[.G194]*[.G$13]+[.I194]*[.I$13]+[.J194]*[.J$13]+[.K194]*[.K$13]+[.L194]*[.L$13]+[.D194]*[.D$13]+[.O194]*[.O$13]" office:value-type="float" office:value="2.93285302594534" calcext:value-type="float">
            <text:p>2,93285302594534</text:p>
          </table:table-cell>
          <table:table-cell/>
        </table:table-row>
        <table:table-row table:style-name="ro1">
          <table:table-cell table:formula="of:=[.A194]+dV" office:value-type="float" office:value="17.5" calcext:value-type="float">
            <text:p>17,50000000</text:p>
          </table:table-cell>
          <table:table-cell office:value-type="float" office:value="0" calcext:value-type="float">
            <text:p>0,00000000</text:p>
          </table:table-cell>
          <table:table-cell table:formula="of:=IF([.E195]&gt;0;0;ctitrant*[.A195]-no_reactif/5)/(Vt+[.A195])" office:value-type="float" office:value="0.00194244604316547" calcext:value-type="float">
            <text:p>0,00194245</text:p>
          </table:table-cell>
          <table:table-cell table:formula="of:=(-[.Q195]+SQRT([.Q195]*[.Q195]+0.00000000000004))/2" office:value-type="float" office:value="0.0627338129497997" calcext:value-type="float">
            <text:p>6,273E-02</text:p>
          </table:table-cell>
          <table:table-cell table:formula="of:=MAX(0;no_reactif-ctitrant*[.A195]*5)/(Vt+[.A195])" office:value-type="float" office:value="0" calcext:value-type="float">
            <text:p>0,00000000</text:p>
          </table:table-cell>
          <table:table-cell table:formula="of:=no_ptitre/(Vt+[.A195])" office:value-type="float" office:value="0.00143884892086331" calcext:value-type="float">
            <text:p>0,00143885</text:p>
          </table:table-cell>
          <table:table-cell table:formula="of:=IF([.E195]&gt;0;ctitrant*[.A195];no_titrant*1)/(Vt+[.A195])" office:value-type="float" office:value="0" calcext:value-type="float">
            <text:p>0,00000000</text:p>
          </table:table-cell>
          <table:table-cell/>
          <table:table-cell table:formula="of:=MIN(c_reac*v_reac;no_preactif + ctitrant*[.A195]*5)/(Vt+[.A195])" office:value-type="float" office:value="0.00719424460431655" calcext:value-type="float">
            <text:p>0,00719424</text:p>
          </table:table-cell>
          <table:table-cell table:formula="of:=no_stitre/(Vt+[.A195])" office:value-type="float" office:value="0.000719424460431655" calcext:value-type="float">
            <text:p>0,00071942</text:p>
          </table:table-cell>
          <table:table-cell table:formula="of:=ctitrant*[.A195]*1/(Vt+[.A195])" office:value-type="float" office:value="0.00251798561151079" calcext:value-type="float">
            <text:p>0,00251799</text:p>
          </table:table-cell>
          <table:table-cell table:formula="of:=no_sexc/(Vt+[.A195])" office:value-type="float" office:value="0.0719424460431655" calcext:value-type="float">
            <text:p>0,07194245</text:p>
          </table:table-cell>
          <table:table-cell table:formula="of:=no_sreactif/(Vt+[.A195])" office:value-type="float" office:value="0.0143884892086331" calcext:value-type="float">
            <text:p>0,01438849</text:p>
          </table:table-cell>
          <table:table-cell table:formula="of:=[.D195]" office:value-type="float" office:value="0.0627338129497997" calcext:value-type="float">
            <text:p>6,273E-02</text:p>
          </table:table-cell>
          <table:table-cell table:formula="of:=0.00000000000001/[.D195]" office:value-type="float" office:value="0.000000000000159403669724366" calcext:value-type="float">
            <text:p>1,59E-13</text:p>
          </table:table-cell>
          <table:table-cell table:formula="of:=-LOG([.D195])" office:value-type="float" office:value="1.20249831532042" calcext:value-type="float">
            <text:p>1,20249832</text:p>
          </table:table-cell>
          <table:table-cell table:formula="of:=-[.B195] - [.C195] + 2*[.E195] + 2*[.G195] + 3*[.I195] + 2*[.J195] + [.K195] - [.L195] - [.M195]" office:value-type="float" office:value="-0.0627338129496403" calcext:value-type="float">
            <text:p>-0,06273381</text:p>
          </table:table-cell>
          <table:table-cell table:formula="of:=[.B195]*[.B$13]+[.C195]*[.C$13]+[.E195]*[.E$13]+[.F195]*[.F$13]+[.G195]*[.G$13]+[.I195]*[.I$13]+[.J195]*[.J$13]+[.K195]*[.K$13]+[.L195]*[.L$13]+[.D195]*[.D$13]+[.O195]*[.O$13]" office:value-type="float" office:value="2.92882733813825" calcext:value-type="float">
            <text:p>2,92882733813825</text:p>
          </table:table-cell>
          <table:table-cell/>
        </table:table-row>
        <table:table-row table:style-name="ro1">
          <table:table-cell table:formula="of:=[.A195]+dV" office:value-type="float" office:value="17.6" calcext:value-type="float">
            <text:p>17,60000000</text:p>
          </table:table-cell>
          <table:table-cell office:value-type="float" office:value="0" calcext:value-type="float">
            <text:p>0,00000000</text:p>
          </table:table-cell>
          <table:table-cell table:formula="of:=IF([.E196]&gt;0;0;ctitrant*[.A196]-no_reactif/5)/(Vt+[.A196])" office:value-type="float" office:value="0.00195402298850575" calcext:value-type="float">
            <text:p>0,00195402</text:p>
          </table:table-cell>
          <table:table-cell table:formula="of:=(-[.Q196]+SQRT([.Q196]*[.Q196]+0.00000000000004))/2" office:value-type="float" office:value="0.0626436781610792" calcext:value-type="float">
            <text:p>6,264E-02</text:p>
          </table:table-cell>
          <table:table-cell table:formula="of:=MAX(0;no_reactif-ctitrant*[.A196]*5)/(Vt+[.A196])" office:value-type="float" office:value="0" calcext:value-type="float">
            <text:p>0,00000000</text:p>
          </table:table-cell>
          <table:table-cell table:formula="of:=no_ptitre/(Vt+[.A196])" office:value-type="float" office:value="0.0014367816091954" calcext:value-type="float">
            <text:p>0,00143678</text:p>
          </table:table-cell>
          <table:table-cell table:formula="of:=IF([.E196]&gt;0;ctitrant*[.A196];no_titrant*1)/(Vt+[.A196])" office:value-type="float" office:value="0" calcext:value-type="float">
            <text:p>0,00000000</text:p>
          </table:table-cell>
          <table:table-cell/>
          <table:table-cell table:formula="of:=MIN(c_reac*v_reac;no_preactif + ctitrant*[.A196]*5)/(Vt+[.A196])" office:value-type="float" office:value="0.00718390804597701" calcext:value-type="float">
            <text:p>0,00718391</text:p>
          </table:table-cell>
          <table:table-cell table:formula="of:=no_stitre/(Vt+[.A196])" office:value-type="float" office:value="0.000718390804597701" calcext:value-type="float">
            <text:p>0,00071839</text:p>
          </table:table-cell>
          <table:table-cell table:formula="of:=ctitrant*[.A196]*1/(Vt+[.A196])" office:value-type="float" office:value="0.00252873563218391" calcext:value-type="float">
            <text:p>0,00252874</text:p>
          </table:table-cell>
          <table:table-cell table:formula="of:=no_sexc/(Vt+[.A196])" office:value-type="float" office:value="0.0718390804597701" calcext:value-type="float">
            <text:p>0,07183908</text:p>
          </table:table-cell>
          <table:table-cell table:formula="of:=no_sreactif/(Vt+[.A196])" office:value-type="float" office:value="0.014367816091954" calcext:value-type="float">
            <text:p>0,01436782</text:p>
          </table:table-cell>
          <table:table-cell table:formula="of:=[.D196]" office:value-type="float" office:value="0.0626436781610792" calcext:value-type="float">
            <text:p>6,264E-02</text:p>
          </table:table-cell>
          <table:table-cell table:formula="of:=0.00000000000001/[.D196]" office:value-type="float" office:value="0.000000000000159633027522529" calcext:value-type="float">
            <text:p>1,60E-13</text:p>
          </table:table-cell>
          <table:table-cell table:formula="of:=-LOG([.D196])" office:value-type="float" office:value="1.20312275034087" calcext:value-type="float">
            <text:p>1,20312275</text:p>
          </table:table-cell>
          <table:table-cell table:formula="of:=-[.B196] - [.C196] + 2*[.E196] + 2*[.G196] + 3*[.I196] + 2*[.J196] + [.K196] - [.L196] - [.M196]" office:value-type="float" office:value="-0.0626436781609196" calcext:value-type="float">
            <text:p>-0,06264368</text:p>
          </table:table-cell>
          <table:table-cell table:formula="of:=[.B196]*[.B$13]+[.C196]*[.C$13]+[.E196]*[.E$13]+[.F196]*[.F$13]+[.G196]*[.G$13]+[.I196]*[.I$13]+[.J196]*[.J$13]+[.K196]*[.K$13]+[.L196]*[.L$13]+[.D196]*[.D$13]+[.O196]*[.O$13]" office:value-type="float" office:value="2.92481321839957" calcext:value-type="float">
            <text:p>2,92481321839957</text:p>
          </table:table-cell>
          <table:table-cell/>
        </table:table-row>
        <table:table-row table:style-name="ro1">
          <table:table-cell table:formula="of:=[.A196]+dV" office:value-type="float" office:value="17.7" calcext:value-type="float">
            <text:p>17,70000000</text:p>
          </table:table-cell>
          <table:table-cell office:value-type="float" office:value="0" calcext:value-type="float">
            <text:p>0,00000000</text:p>
          </table:table-cell>
          <table:table-cell table:formula="of:=IF([.E197]&gt;0;0;ctitrant*[.A197]-no_reactif/5)/(Vt+[.A197])" office:value-type="float" office:value="0.00196556671449067" calcext:value-type="float">
            <text:p>0,00196557</text:p>
          </table:table-cell>
          <table:table-cell table:formula="of:=(-[.Q197]+SQRT([.Q197]*[.Q197]+0.00000000000004))/2" office:value-type="float" office:value="0.0625538020087682" calcext:value-type="float">
            <text:p>6,255E-02</text:p>
          </table:table-cell>
          <table:table-cell table:formula="of:=MAX(0;no_reactif-ctitrant*[.A197]*5)/(Vt+[.A197])" office:value-type="float" office:value="0" calcext:value-type="float">
            <text:p>0,00000000</text:p>
          </table:table-cell>
          <table:table-cell table:formula="of:=no_ptitre/(Vt+[.A197])" office:value-type="float" office:value="0.00143472022955524" calcext:value-type="float">
            <text:p>0,00143472</text:p>
          </table:table-cell>
          <table:table-cell table:formula="of:=IF([.E197]&gt;0;ctitrant*[.A197];no_titrant*1)/(Vt+[.A197])" office:value-type="float" office:value="0" calcext:value-type="float">
            <text:p>0,00000000</text:p>
          </table:table-cell>
          <table:table-cell/>
          <table:table-cell table:formula="of:=MIN(c_reac*v_reac;no_preactif + ctitrant*[.A197]*5)/(Vt+[.A197])" office:value-type="float" office:value="0.00717360114777618" calcext:value-type="float">
            <text:p>0,00717360</text:p>
          </table:table-cell>
          <table:table-cell table:formula="of:=no_stitre/(Vt+[.A197])" office:value-type="float" office:value="0.000717360114777618" calcext:value-type="float">
            <text:p>0,00071736</text:p>
          </table:table-cell>
          <table:table-cell table:formula="of:=ctitrant*[.A197]*1/(Vt+[.A197])" office:value-type="float" office:value="0.00253945480631277" calcext:value-type="float">
            <text:p>0,00253945</text:p>
          </table:table-cell>
          <table:table-cell table:formula="of:=no_sexc/(Vt+[.A197])" office:value-type="float" office:value="0.0717360114777618" calcext:value-type="float">
            <text:p>0,07173601</text:p>
          </table:table-cell>
          <table:table-cell table:formula="of:=no_sreactif/(Vt+[.A197])" office:value-type="float" office:value="0.0143472022955524" calcext:value-type="float">
            <text:p>0,01434720</text:p>
          </table:table-cell>
          <table:table-cell table:formula="of:=[.D197]" office:value-type="float" office:value="0.0625538020087682" calcext:value-type="float">
            <text:p>6,255E-02</text:p>
          </table:table-cell>
          <table:table-cell table:formula="of:=0.00000000000001/[.D197]" office:value-type="float" office:value="0.000000000000159862385320692" calcext:value-type="float">
            <text:p>1,60E-13</text:p>
          </table:table-cell>
          <table:table-cell table:formula="of:=-LOG([.D197])" office:value-type="float" office:value="1.20374628882831" calcext:value-type="float">
            <text:p>1,20374629</text:p>
          </table:table-cell>
          <table:table-cell table:formula="of:=-[.B197] - [.C197] + 2*[.E197] + 2*[.G197] + 3*[.I197] + 2*[.J197] + [.K197] - [.L197] - [.M197]" office:value-type="float" office:value="-0.0625538020086083" calcext:value-type="float">
            <text:p>-0,06255380</text:p>
          </table:table-cell>
          <table:table-cell table:formula="of:=[.B197]*[.B$13]+[.C197]*[.C$13]+[.E197]*[.E$13]+[.F197]*[.F$13]+[.G197]*[.G$13]+[.I197]*[.I$13]+[.J197]*[.J$13]+[.K197]*[.K$13]+[.L197]*[.L$13]+[.D197]*[.D$13]+[.O197]*[.O$13]" office:value-type="float" office:value="2.92081061693848" calcext:value-type="float">
            <text:p>2,92081061693848</text:p>
          </table:table-cell>
          <table:table-cell/>
        </table:table-row>
        <table:table-row table:style-name="ro1">
          <table:table-cell table:formula="of:=[.A197]+dV" office:value-type="float" office:value="17.8" calcext:value-type="float">
            <text:p>17,80000000</text:p>
          </table:table-cell>
          <table:table-cell office:value-type="float" office:value="0" calcext:value-type="float">
            <text:p>0,00000000</text:p>
          </table:table-cell>
          <table:table-cell table:formula="of:=IF([.E198]&gt;0;0;ctitrant*[.A198]-no_reactif/5)/(Vt+[.A198])" office:value-type="float" office:value="0.00197707736389685" calcext:value-type="float">
            <text:p>0,00197708</text:p>
          </table:table-cell>
          <table:table-cell table:formula="of:=(-[.Q198]+SQRT([.Q198]*[.Q198]+0.00000000000004))/2" office:value-type="float" office:value="0.0624641833812489" calcext:value-type="float">
            <text:p>6,246E-02</text:p>
          </table:table-cell>
          <table:table-cell table:formula="of:=MAX(0;no_reactif-ctitrant*[.A198]*5)/(Vt+[.A198])" office:value-type="float" office:value="0" calcext:value-type="float">
            <text:p>0,00000000</text:p>
          </table:table-cell>
          <table:table-cell table:formula="of:=no_ptitre/(Vt+[.A198])" office:value-type="float" office:value="0.00143266475644699" calcext:value-type="float">
            <text:p>0,00143266</text:p>
          </table:table-cell>
          <table:table-cell table:formula="of:=IF([.E198]&gt;0;ctitrant*[.A198];no_titrant*1)/(Vt+[.A198])" office:value-type="float" office:value="0" calcext:value-type="float">
            <text:p>0,00000000</text:p>
          </table:table-cell>
          <table:table-cell/>
          <table:table-cell table:formula="of:=MIN(c_reac*v_reac;no_preactif + ctitrant*[.A198]*5)/(Vt+[.A198])" office:value-type="float" office:value="0.00716332378223496" calcext:value-type="float">
            <text:p>0,00716332</text:p>
          </table:table-cell>
          <table:table-cell table:formula="of:=no_stitre/(Vt+[.A198])" office:value-type="float" office:value="0.000716332378223496" calcext:value-type="float">
            <text:p>0,00071633</text:p>
          </table:table-cell>
          <table:table-cell table:formula="of:=ctitrant*[.A198]*1/(Vt+[.A198])" office:value-type="float" office:value="0.00255014326647564" calcext:value-type="float">
            <text:p>0,00255014</text:p>
          </table:table-cell>
          <table:table-cell table:formula="of:=no_sexc/(Vt+[.A198])" office:value-type="float" office:value="0.0716332378223496" calcext:value-type="float">
            <text:p>0,07163324</text:p>
          </table:table-cell>
          <table:table-cell table:formula="of:=no_sreactif/(Vt+[.A198])" office:value-type="float" office:value="0.0143266475644699" calcext:value-type="float">
            <text:p>0,01432665</text:p>
          </table:table-cell>
          <table:table-cell table:formula="of:=[.D198]" office:value-type="float" office:value="0.0624641833812489" calcext:value-type="float">
            <text:p>6,246E-02</text:p>
          </table:table-cell>
          <table:table-cell table:formula="of:=0.00000000000001/[.D198]" office:value-type="float" office:value="0.000000000000160091743118856" calcext:value-type="float">
            <text:p>1,60E-13</text:p>
          </table:table-cell>
          <table:table-cell table:formula="of:=-LOG([.D198])" office:value-type="float" office:value="1.20436893335346" calcext:value-type="float">
            <text:p>1,20436893</text:p>
          </table:table-cell>
          <table:table-cell table:formula="of:=-[.B198] - [.C198] + 2*[.E198] + 2*[.G198] + 3*[.I198] + 2*[.J198] + [.K198] - [.L198] - [.M198]" office:value-type="float" office:value="-0.0624641833810888" calcext:value-type="float">
            <text:p>-0,06246418</text:p>
          </table:table-cell>
          <table:table-cell table:formula="of:=[.B198]*[.B$13]+[.C198]*[.C$13]+[.E198]*[.E$13]+[.F198]*[.F$13]+[.G198]*[.G$13]+[.I198]*[.I$13]+[.J198]*[.J$13]+[.K198]*[.K$13]+[.L198]*[.L$13]+[.D198]*[.D$13]+[.O198]*[.O$13]" office:value-type="float" office:value="2.91681948424948" calcext:value-type="float">
            <text:p>2,91681948424948</text:p>
          </table:table-cell>
          <table:table-cell/>
        </table:table-row>
        <table:table-row table:style-name="ro1">
          <table:table-cell table:formula="of:=[.A198]+dV" office:value-type="float" office:value="17.9" calcext:value-type="float">
            <text:p>17,90000000</text:p>
          </table:table-cell>
          <table:table-cell office:value-type="float" office:value="0" calcext:value-type="float">
            <text:p>0,00000000</text:p>
          </table:table-cell>
          <table:table-cell table:formula="of:=IF([.E199]&gt;0;0;ctitrant*[.A199]-no_reactif/5)/(Vt+[.A199])" office:value-type="float" office:value="0.00198855507868383" calcext:value-type="float">
            <text:p>0,00198856</text:p>
          </table:table-cell>
          <table:table-cell table:formula="of:=(-[.Q199]+SQRT([.Q199]*[.Q199]+0.00000000000004))/2" office:value-type="float" office:value="0.0623748211732648" calcext:value-type="float">
            <text:p>6,237E-02</text:p>
          </table:table-cell>
          <table:table-cell table:formula="of:=MAX(0;no_reactif-ctitrant*[.A199]*5)/(Vt+[.A199])" office:value-type="float" office:value="0" calcext:value-type="float">
            <text:p>0,00000000</text:p>
          </table:table-cell>
          <table:table-cell table:formula="of:=no_ptitre/(Vt+[.A199])" office:value-type="float" office:value="0.00143061516452074" calcext:value-type="float">
            <text:p>0,00143062</text:p>
          </table:table-cell>
          <table:table-cell table:formula="of:=IF([.E199]&gt;0;ctitrant*[.A199];no_titrant*1)/(Vt+[.A199])" office:value-type="float" office:value="0" calcext:value-type="float">
            <text:p>0,00000000</text:p>
          </table:table-cell>
          <table:table-cell/>
          <table:table-cell table:formula="of:=MIN(c_reac*v_reac;no_preactif + ctitrant*[.A199]*5)/(Vt+[.A199])" office:value-type="float" office:value="0.00715307582260372" calcext:value-type="float">
            <text:p>0,00715308</text:p>
          </table:table-cell>
          <table:table-cell table:formula="of:=no_stitre/(Vt+[.A199])" office:value-type="float" office:value="0.000715307582260372" calcext:value-type="float">
            <text:p>0,00071531</text:p>
          </table:table-cell>
          <table:table-cell table:formula="of:=ctitrant*[.A199]*1/(Vt+[.A199])" office:value-type="float" office:value="0.00256080114449213" calcext:value-type="float">
            <text:p>0,00256080</text:p>
          </table:table-cell>
          <table:table-cell table:formula="of:=no_sexc/(Vt+[.A199])" office:value-type="float" office:value="0.0715307582260372" calcext:value-type="float">
            <text:p>0,07153076</text:p>
          </table:table-cell>
          <table:table-cell table:formula="of:=no_sreactif/(Vt+[.A199])" office:value-type="float" office:value="0.0143061516452074" calcext:value-type="float">
            <text:p>0,01430615</text:p>
          </table:table-cell>
          <table:table-cell table:formula="of:=[.D199]" office:value-type="float" office:value="0.0623748211732648" calcext:value-type="float">
            <text:p>6,237E-02</text:p>
          </table:table-cell>
          <table:table-cell table:formula="of:=0.00000000000001/[.D199]" office:value-type="float" office:value="0.000000000000160321100917019" calcext:value-type="float">
            <text:p>1,60E-13</text:p>
          </table:table-cell>
          <table:table-cell table:formula="of:=-LOG([.D199])" office:value-type="float" office:value="1.20499068647598" calcext:value-type="float">
            <text:p>1,20499069</text:p>
          </table:table-cell>
          <table:table-cell table:formula="of:=-[.B199] - [.C199] + 2*[.E199] + 2*[.G199] + 3*[.I199] + 2*[.J199] + [.K199] - [.L199] - [.M199]" office:value-type="float" office:value="-0.0623748211731044" calcext:value-type="float">
            <text:p>-0,06237482</text:p>
          </table:table-cell>
          <table:table-cell table:formula="of:=[.B199]*[.B$13]+[.C199]*[.C$13]+[.E199]*[.E$13]+[.F199]*[.F$13]+[.G199]*[.G$13]+[.I199]*[.I$13]+[.J199]*[.J$13]+[.K199]*[.K$13]+[.L199]*[.L$13]+[.D199]*[.D$13]+[.O199]*[.O$13]" office:value-type="float" office:value="2.91283977111038" calcext:value-type="float">
            <text:p>2,91283977111038</text:p>
          </table:table-cell>
          <table:table-cell/>
        </table:table-row>
        <table:table-row table:style-name="ro1">
          <table:table-cell table:formula="of:=[.A199]+dV" office:value-type="float" office:value="18" calcext:value-type="float">
            <text:p>18,00000000</text:p>
          </table:table-cell>
          <table:table-cell office:value-type="float" office:value="0" calcext:value-type="float">
            <text:p>0,00000000</text:p>
          </table:table-cell>
          <table:table-cell table:formula="of:=IF([.E200]&gt;0;0;ctitrant*[.A200]-no_reactif/5)/(Vt+[.A200])" office:value-type="float" office:value="0.002" calcext:value-type="float">
            <text:p>0,00200000</text:p>
          </table:table-cell>
          <table:table-cell table:formula="of:=(-[.Q200]+SQRT([.Q200]*[.Q200]+0.00000000000004))/2" office:value-type="float" office:value="0.0622857142858748" calcext:value-type="float">
            <text:p>6,229E-02</text:p>
          </table:table-cell>
          <table:table-cell table:formula="of:=MAX(0;no_reactif-ctitrant*[.A200]*5)/(Vt+[.A200])" office:value-type="float" office:value="0" calcext:value-type="float">
            <text:p>0,00000000</text:p>
          </table:table-cell>
          <table:table-cell table:formula="of:=no_ptitre/(Vt+[.A200])" office:value-type="float" office:value="0.00142857142857143" calcext:value-type="float">
            <text:p>0,00142857</text:p>
          </table:table-cell>
          <table:table-cell table:formula="of:=IF([.E200]&gt;0;ctitrant*[.A200];no_titrant*1)/(Vt+[.A200])" office:value-type="float" office:value="0" calcext:value-type="float">
            <text:p>0,00000000</text:p>
          </table:table-cell>
          <table:table-cell/>
          <table:table-cell table:formula="of:=MIN(c_reac*v_reac;no_preactif + ctitrant*[.A200]*5)/(Vt+[.A200])" office:value-type="float" office:value="0.00714285714285714" calcext:value-type="float">
            <text:p>0,00714286</text:p>
          </table:table-cell>
          <table:table-cell table:formula="of:=no_stitre/(Vt+[.A200])" office:value-type="float" office:value="0.000714285714285714" calcext:value-type="float">
            <text:p>0,00071429</text:p>
          </table:table-cell>
          <table:table-cell table:formula="of:=ctitrant*[.A200]*1/(Vt+[.A200])" office:value-type="float" office:value="0.00257142857142857" calcext:value-type="float">
            <text:p>0,00257143</text:p>
          </table:table-cell>
          <table:table-cell table:formula="of:=no_sexc/(Vt+[.A200])" office:value-type="float" office:value="0.0714285714285714" calcext:value-type="float">
            <text:p>0,07142857</text:p>
          </table:table-cell>
          <table:table-cell table:formula="of:=no_sreactif/(Vt+[.A200])" office:value-type="float" office:value="0.0142857142857143" calcext:value-type="float">
            <text:p>0,01428571</text:p>
          </table:table-cell>
          <table:table-cell table:formula="of:=[.D200]" office:value-type="float" office:value="0.0622857142858748" calcext:value-type="float">
            <text:p>6,229E-02</text:p>
          </table:table-cell>
          <table:table-cell table:formula="of:=0.00000000000001/[.D200]" office:value-type="float" office:value="0.000000000000160550458715183" calcext:value-type="float">
            <text:p>1,61E-13</text:p>
          </table:table-cell>
          <table:table-cell table:formula="of:=-LOG([.D200])" office:value-type="float" office:value="1.20561155074455" calcext:value-type="float">
            <text:p>1,20561155</text:p>
          </table:table-cell>
          <table:table-cell table:formula="of:=-[.B200] - [.C200] + 2*[.E200] + 2*[.G200] + 3*[.I200] + 2*[.J200] + [.K200] - [.L200] - [.M200]" office:value-type="float" office:value="-0.0622857142857143" calcext:value-type="float">
            <text:p>-0,06228571</text:p>
          </table:table-cell>
          <table:table-cell table:formula="of:=[.B200]*[.B$13]+[.C200]*[.C$13]+[.E200]*[.E$13]+[.F200]*[.F$13]+[.G200]*[.G$13]+[.I200]*[.I$13]+[.J200]*[.J$13]+[.K200]*[.K$13]+[.L200]*[.L$13]+[.D200]*[.D$13]+[.O200]*[.O$13]" office:value-type="float" office:value="2.90887142858024" calcext:value-type="float">
            <text:p>2,90887142858024</text:p>
          </table:table-cell>
          <table:table-cell/>
        </table:table-row>
        <table:table-row table:style-name="ro1">
          <table:table-cell table:formula="of:=[.A200]+dV" office:value-type="float" office:value="18.1" calcext:value-type="float">
            <text:p>18,10000000</text:p>
          </table:table-cell>
          <table:table-cell office:value-type="float" office:value="0" calcext:value-type="float">
            <text:p>0,00000000</text:p>
          </table:table-cell>
          <table:table-cell table:formula="of:=IF([.E201]&gt;0;0;ctitrant*[.A201]-no_reactif/5)/(Vt+[.A201])" office:value-type="float" office:value="0.0020114122681883" calcext:value-type="float">
            <text:p>0,00201141</text:p>
          </table:table-cell>
          <table:table-cell table:formula="of:=(-[.Q201]+SQRT([.Q201]*[.Q201]+0.00000000000004))/2" office:value-type="float" office:value="0.062196861626409" calcext:value-type="float">
            <text:p>6,220E-02</text:p>
          </table:table-cell>
          <table:table-cell table:formula="of:=MAX(0;no_reactif-ctitrant*[.A201]*5)/(Vt+[.A201])" office:value-type="float" office:value="0" calcext:value-type="float">
            <text:p>0,00000000</text:p>
          </table:table-cell>
          <table:table-cell table:formula="of:=no_ptitre/(Vt+[.A201])" office:value-type="float" office:value="0.0014265335235378" calcext:value-type="float">
            <text:p>0,00142653</text:p>
          </table:table-cell>
          <table:table-cell table:formula="of:=IF([.E201]&gt;0;ctitrant*[.A201];no_titrant*1)/(Vt+[.A201])" office:value-type="float" office:value="0" calcext:value-type="float">
            <text:p>0,00000000</text:p>
          </table:table-cell>
          <table:table-cell/>
          <table:table-cell table:formula="of:=MIN(c_reac*v_reac;no_preactif + ctitrant*[.A201]*5)/(Vt+[.A201])" office:value-type="float" office:value="0.00713266761768902" calcext:value-type="float">
            <text:p>0,00713267</text:p>
          </table:table-cell>
          <table:table-cell table:formula="of:=no_stitre/(Vt+[.A201])" office:value-type="float" office:value="0.000713266761768902" calcext:value-type="float">
            <text:p>0,00071327</text:p>
          </table:table-cell>
          <table:table-cell table:formula="of:=ctitrant*[.A201]*1/(Vt+[.A201])" office:value-type="float" office:value="0.00258202567760342" calcext:value-type="float">
            <text:p>0,00258203</text:p>
          </table:table-cell>
          <table:table-cell table:formula="of:=no_sexc/(Vt+[.A201])" office:value-type="float" office:value="0.0713266761768902" calcext:value-type="float">
            <text:p>0,07132668</text:p>
          </table:table-cell>
          <table:table-cell table:formula="of:=no_sreactif/(Vt+[.A201])" office:value-type="float" office:value="0.014265335235378" calcext:value-type="float">
            <text:p>0,01426534</text:p>
          </table:table-cell>
          <table:table-cell table:formula="of:=[.D201]" office:value-type="float" office:value="0.062196861626409" calcext:value-type="float">
            <text:p>6,220E-02</text:p>
          </table:table-cell>
          <table:table-cell table:formula="of:=0.00000000000001/[.D201]" office:value-type="float" office:value="0.000000000000160779816513346" calcext:value-type="float">
            <text:p>1,61E-13</text:p>
          </table:table-cell>
          <table:table-cell table:formula="of:=-LOG([.D201])" office:value-type="float" office:value="1.20623152869695" calcext:value-type="float">
            <text:p>1,20623153</text:p>
          </table:table-cell>
          <table:table-cell table:formula="of:=-[.B201] - [.C201] + 2*[.E201] + 2*[.G201] + 3*[.I201] + 2*[.J201] + [.K201] - [.L201] - [.M201]" office:value-type="float" office:value="-0.0621968616262482" calcext:value-type="float">
            <text:p>-0,06219686</text:p>
          </table:table-cell>
          <table:table-cell table:formula="of:=[.B201]*[.B$13]+[.C201]*[.C$13]+[.E201]*[.E$13]+[.F201]*[.F$13]+[.G201]*[.G$13]+[.I201]*[.I$13]+[.J201]*[.J$13]+[.K201]*[.K$13]+[.L201]*[.L$13]+[.D201]*[.D$13]+[.O201]*[.O$13]" office:value-type="float" office:value="2.90491440799742" calcext:value-type="float">
            <text:p>2,90491440799742</text:p>
          </table:table-cell>
          <table:table-cell/>
        </table:table-row>
        <table:table-row table:style-name="ro1">
          <table:table-cell table:formula="of:=[.A201]+dV" office:value-type="float" office:value="18.2" calcext:value-type="float">
            <text:p>18,20000000</text:p>
          </table:table-cell>
          <table:table-cell office:value-type="float" office:value="0" calcext:value-type="float">
            <text:p>0,00000000</text:p>
          </table:table-cell>
          <table:table-cell table:formula="of:=IF([.E202]&gt;0;0;ctitrant*[.A202]-no_reactif/5)/(Vt+[.A202])" office:value-type="float" office:value="0.00202279202279202" calcext:value-type="float">
            <text:p>0,00202279</text:p>
          </table:table-cell>
          <table:table-cell table:formula="of:=(-[.Q202]+SQRT([.Q202]*[.Q202]+0.00000000000004))/2" office:value-type="float" office:value="0.0621082621084231" calcext:value-type="float">
            <text:p>6,211E-02</text:p>
          </table:table-cell>
          <table:table-cell table:formula="of:=MAX(0;no_reactif-ctitrant*[.A202]*5)/(Vt+[.A202])" office:value-type="float" office:value="0" calcext:value-type="float">
            <text:p>0,00000000</text:p>
          </table:table-cell>
          <table:table-cell table:formula="of:=no_ptitre/(Vt+[.A202])" office:value-type="float" office:value="0.00142450142450142" calcext:value-type="float">
            <text:p>0,00142450</text:p>
          </table:table-cell>
          <table:table-cell table:formula="of:=IF([.E202]&gt;0;ctitrant*[.A202];no_titrant*1)/(Vt+[.A202])" office:value-type="float" office:value="0" calcext:value-type="float">
            <text:p>0,00000000</text:p>
          </table:table-cell>
          <table:table-cell/>
          <table:table-cell table:formula="of:=MIN(c_reac*v_reac;no_preactif + ctitrant*[.A202]*5)/(Vt+[.A202])" office:value-type="float" office:value="0.00712250712250712" calcext:value-type="float">
            <text:p>0,00712251</text:p>
          </table:table-cell>
          <table:table-cell table:formula="of:=no_stitre/(Vt+[.A202])" office:value-type="float" office:value="0.000712250712250712" calcext:value-type="float">
            <text:p>0,00071225</text:p>
          </table:table-cell>
          <table:table-cell table:formula="of:=ctitrant*[.A202]*1/(Vt+[.A202])" office:value-type="float" office:value="0.00259259259259259" calcext:value-type="float">
            <text:p>0,00259259</text:p>
          </table:table-cell>
          <table:table-cell table:formula="of:=no_sexc/(Vt+[.A202])" office:value-type="float" office:value="0.0712250712250712" calcext:value-type="float">
            <text:p>0,07122507</text:p>
          </table:table-cell>
          <table:table-cell table:formula="of:=no_sreactif/(Vt+[.A202])" office:value-type="float" office:value="0.0142450142450142" calcext:value-type="float">
            <text:p>0,01424501</text:p>
          </table:table-cell>
          <table:table-cell table:formula="of:=[.D202]" office:value-type="float" office:value="0.0621082621084231" calcext:value-type="float">
            <text:p>6,211E-02</text:p>
          </table:table-cell>
          <table:table-cell table:formula="of:=0.00000000000001/[.D202]" office:value-type="float" office:value="0.000000000000161009174311509" calcext:value-type="float">
            <text:p>1,61E-13</text:p>
          </table:table-cell>
          <table:table-cell table:formula="of:=-LOG([.D202])" office:value-type="float" office:value="1.20685062286009" calcext:value-type="float">
            <text:p>1,20685062</text:p>
          </table:table-cell>
          <table:table-cell table:formula="of:=-[.B202] - [.C202] + 2*[.E202] + 2*[.G202] + 3*[.I202] + 2*[.J202] + [.K202] - [.L202] - [.M202]" office:value-type="float" office:value="-0.0621082621082621" calcext:value-type="float">
            <text:p>-0,06210826</text:p>
          </table:table-cell>
          <table:table-cell table:formula="of:=[.B202]*[.B$13]+[.C202]*[.C$13]+[.E202]*[.E$13]+[.F202]*[.F$13]+[.G202]*[.G$13]+[.I202]*[.I$13]+[.J202]*[.J$13]+[.K202]*[.K$13]+[.L202]*[.L$13]+[.D202]*[.D$13]+[.O202]*[.O$13]" office:value-type="float" office:value="2.9009686609775" calcext:value-type="float">
            <text:p>2,9009686609775</text:p>
          </table:table-cell>
          <table:table-cell/>
        </table:table-row>
        <table:table-row table:style-name="ro1">
          <table:table-cell table:formula="of:=[.A202]+dV" office:value-type="float" office:value="18.3" calcext:value-type="float">
            <text:p>18,30000000</text:p>
          </table:table-cell>
          <table:table-cell office:value-type="float" office:value="0" calcext:value-type="float">
            <text:p>0,00000000</text:p>
          </table:table-cell>
          <table:table-cell table:formula="of:=IF([.E203]&gt;0;0;ctitrant*[.A203]-no_reactif/5)/(Vt+[.A203])" office:value-type="float" office:value="0.00203413940256046" calcext:value-type="float">
            <text:p>0,00203414</text:p>
          </table:table-cell>
          <table:table-cell table:formula="of:=(-[.Q203]+SQRT([.Q203]*[.Q203]+0.00000000000004))/2" office:value-type="float" office:value="0.0620199146516548" calcext:value-type="float">
            <text:p>6,202E-02</text:p>
          </table:table-cell>
          <table:table-cell table:formula="of:=MAX(0;no_reactif-ctitrant*[.A203]*5)/(Vt+[.A203])" office:value-type="float" office:value="0" calcext:value-type="float">
            <text:p>0,00000000</text:p>
          </table:table-cell>
          <table:table-cell table:formula="of:=no_ptitre/(Vt+[.A203])" office:value-type="float" office:value="0.00142247510668563" calcext:value-type="float">
            <text:p>0,00142248</text:p>
          </table:table-cell>
          <table:table-cell table:formula="of:=IF([.E203]&gt;0;ctitrant*[.A203];no_titrant*1)/(Vt+[.A203])" office:value-type="float" office:value="0" calcext:value-type="float">
            <text:p>0,00000000</text:p>
          </table:table-cell>
          <table:table-cell/>
          <table:table-cell table:formula="of:=MIN(c_reac*v_reac;no_preactif + ctitrant*[.A203]*5)/(Vt+[.A203])" office:value-type="float" office:value="0.00711237553342817" calcext:value-type="float">
            <text:p>0,00711238</text:p>
          </table:table-cell>
          <table:table-cell table:formula="of:=no_stitre/(Vt+[.A203])" office:value-type="float" office:value="0.000711237553342817" calcext:value-type="float">
            <text:p>0,00071124</text:p>
          </table:table-cell>
          <table:table-cell table:formula="of:=ctitrant*[.A203]*1/(Vt+[.A203])" office:value-type="float" office:value="0.00260312944523471" calcext:value-type="float">
            <text:p>0,00260313</text:p>
          </table:table-cell>
          <table:table-cell table:formula="of:=no_sexc/(Vt+[.A203])" office:value-type="float" office:value="0.0711237553342817" calcext:value-type="float">
            <text:p>0,07112376</text:p>
          </table:table-cell>
          <table:table-cell table:formula="of:=no_sreactif/(Vt+[.A203])" office:value-type="float" office:value="0.0142247510668563" calcext:value-type="float">
            <text:p>0,01422475</text:p>
          </table:table-cell>
          <table:table-cell table:formula="of:=[.D203]" office:value-type="float" office:value="0.0620199146516548" calcext:value-type="float">
            <text:p>6,202E-02</text:p>
          </table:table-cell>
          <table:table-cell table:formula="of:=0.00000000000001/[.D203]" office:value-type="float" office:value="0.000000000000161238532109673" calcext:value-type="float">
            <text:p>1,61E-13</text:p>
          </table:table-cell>
          <table:table-cell table:formula="of:=-LOG([.D203])" office:value-type="float" office:value="1.20746883575011" calcext:value-type="float">
            <text:p>1,20746884</text:p>
          </table:table-cell>
          <table:table-cell table:formula="of:=-[.B203] - [.C203] + 2*[.E203] + 2*[.G203] + 3*[.I203] + 2*[.J203] + [.K203] - [.L203] - [.M203]" office:value-type="float" office:value="-0.0620199146514936" calcext:value-type="float">
            <text:p>-0,06201991</text:p>
          </table:table-cell>
          <table:table-cell table:formula="of:=[.B203]*[.B$13]+[.C203]*[.C$13]+[.E203]*[.E$13]+[.F203]*[.F$13]+[.G203]*[.G$13]+[.I203]*[.I$13]+[.J203]*[.J$13]+[.K203]*[.K$13]+[.L203]*[.L$13]+[.D203]*[.D$13]+[.O203]*[.O$13]" office:value-type="float" office:value="2.89703413941141" calcext:value-type="float">
            <text:p>2,89703413941141</text:p>
          </table:table-cell>
          <table:table-cell/>
        </table:table-row>
        <table:table-row table:style-name="ro1">
          <table:table-cell table:formula="of:=[.A203]+dV" office:value-type="float" office:value="18.4" calcext:value-type="float">
            <text:p>18,40000000</text:p>
          </table:table-cell>
          <table:table-cell office:value-type="float" office:value="0" calcext:value-type="float">
            <text:p>0,00000000</text:p>
          </table:table-cell>
          <table:table-cell table:formula="of:=IF([.E204]&gt;0;0;ctitrant*[.A204]-no_reactif/5)/(Vt+[.A204])" office:value-type="float" office:value="0.00204545454545455" calcext:value-type="float">
            <text:p>0,00204545</text:p>
          </table:table-cell>
          <table:table-cell table:formula="of:=(-[.Q204]+SQRT([.Q204]*[.Q204]+0.00000000000004))/2" office:value-type="float" office:value="0.0619318181819796" calcext:value-type="float">
            <text:p>6,193E-02</text:p>
          </table:table-cell>
          <table:table-cell table:formula="of:=MAX(0;no_reactif-ctitrant*[.A204]*5)/(Vt+[.A204])" office:value-type="float" office:value="0" calcext:value-type="float">
            <text:p>0,00000000</text:p>
          </table:table-cell>
          <table:table-cell table:formula="of:=no_ptitre/(Vt+[.A204])" office:value-type="float" office:value="0.00142045454545455" calcext:value-type="float">
            <text:p>0,00142045</text:p>
          </table:table-cell>
          <table:table-cell table:formula="of:=IF([.E204]&gt;0;ctitrant*[.A204];no_titrant*1)/(Vt+[.A204])" office:value-type="float" office:value="0" calcext:value-type="float">
            <text:p>0,00000000</text:p>
          </table:table-cell>
          <table:table-cell/>
          <table:table-cell table:formula="of:=MIN(c_reac*v_reac;no_preactif + ctitrant*[.A204]*5)/(Vt+[.A204])" office:value-type="float" office:value="0.00710227272727273" calcext:value-type="float">
            <text:p>0,00710227</text:p>
          </table:table-cell>
          <table:table-cell table:formula="of:=no_stitre/(Vt+[.A204])" office:value-type="float" office:value="0.000710227272727273" calcext:value-type="float">
            <text:p>0,00071023</text:p>
          </table:table-cell>
          <table:table-cell table:formula="of:=ctitrant*[.A204]*1/(Vt+[.A204])" office:value-type="float" office:value="0.00261363636363636" calcext:value-type="float">
            <text:p>0,00261364</text:p>
          </table:table-cell>
          <table:table-cell table:formula="of:=no_sexc/(Vt+[.A204])" office:value-type="float" office:value="0.0710227272727273" calcext:value-type="float">
            <text:p>0,07102273</text:p>
          </table:table-cell>
          <table:table-cell table:formula="of:=no_sreactif/(Vt+[.A204])" office:value-type="float" office:value="0.0142045454545455" calcext:value-type="float">
            <text:p>0,01420455</text:p>
          </table:table-cell>
          <table:table-cell table:formula="of:=[.D204]" office:value-type="float" office:value="0.0619318181819796" calcext:value-type="float">
            <text:p>6,193E-02</text:p>
          </table:table-cell>
          <table:table-cell table:formula="of:=0.00000000000001/[.D204]" office:value-type="float" office:value="0.000000000000161467889907836" calcext:value-type="float">
            <text:p>1,61E-13</text:p>
          </table:table-cell>
          <table:table-cell table:formula="of:=-LOG([.D204])" office:value-type="float" office:value="1.20808616987239" calcext:value-type="float">
            <text:p>1,20808617</text:p>
          </table:table-cell>
          <table:table-cell table:formula="of:=-[.B204] - [.C204] + 2*[.E204] + 2*[.G204] + 3*[.I204] + 2*[.J204] + [.K204] - [.L204] - [.M204]" office:value-type="float" office:value="-0.0619318181818182" calcext:value-type="float">
            <text:p>-0,06193182</text:p>
          </table:table-cell>
          <table:table-cell table:formula="of:=[.B204]*[.B$13]+[.C204]*[.C$13]+[.E204]*[.E$13]+[.F204]*[.F$13]+[.G204]*[.G$13]+[.I204]*[.I$13]+[.J204]*[.J$13]+[.K204]*[.K$13]+[.L204]*[.L$13]+[.D204]*[.D$13]+[.O204]*[.O$13]" office:value-type="float" office:value="2.89311079546341" calcext:value-type="float">
            <text:p>2,89311079546341</text:p>
          </table:table-cell>
          <table:table-cell/>
        </table:table-row>
        <table:table-row table:style-name="ro1">
          <table:table-cell table:formula="of:=[.A204]+dV" office:value-type="float" office:value="18.5" calcext:value-type="float">
            <text:p>18,50000000</text:p>
          </table:table-cell>
          <table:table-cell office:value-type="float" office:value="0" calcext:value-type="float">
            <text:p>0,00000000</text:p>
          </table:table-cell>
          <table:table-cell table:formula="of:=IF([.E205]&gt;0;0;ctitrant*[.A205]-no_reactif/5)/(Vt+[.A205])" office:value-type="float" office:value="0.00205673758865248" calcext:value-type="float">
            <text:p>0,00205674</text:p>
          </table:table-cell>
          <table:table-cell table:formula="of:=(-[.Q205]+SQRT([.Q205]*[.Q205]+0.00000000000004))/2" office:value-type="float" office:value="0.0618439716313674" calcext:value-type="float">
            <text:p>6,184E-02</text:p>
          </table:table-cell>
          <table:table-cell table:formula="of:=MAX(0;no_reactif-ctitrant*[.A205]*5)/(Vt+[.A205])" office:value-type="float" office:value="0" calcext:value-type="float">
            <text:p>0,00000000</text:p>
          </table:table-cell>
          <table:table-cell table:formula="of:=no_ptitre/(Vt+[.A205])" office:value-type="float" office:value="0.00141843971631206" calcext:value-type="float">
            <text:p>0,00141844</text:p>
          </table:table-cell>
          <table:table-cell table:formula="of:=IF([.E205]&gt;0;ctitrant*[.A205];no_titrant*1)/(Vt+[.A205])" office:value-type="float" office:value="0" calcext:value-type="float">
            <text:p>0,00000000</text:p>
          </table:table-cell>
          <table:table-cell/>
          <table:table-cell table:formula="of:=MIN(c_reac*v_reac;no_preactif + ctitrant*[.A205]*5)/(Vt+[.A205])" office:value-type="float" office:value="0.00709219858156028" calcext:value-type="float">
            <text:p>0,00709220</text:p>
          </table:table-cell>
          <table:table-cell table:formula="of:=no_stitre/(Vt+[.A205])" office:value-type="float" office:value="0.000709219858156028" calcext:value-type="float">
            <text:p>0,00070922</text:p>
          </table:table-cell>
          <table:table-cell table:formula="of:=ctitrant*[.A205]*1/(Vt+[.A205])" office:value-type="float" office:value="0.0026241134751773" calcext:value-type="float">
            <text:p>0,00262411</text:p>
          </table:table-cell>
          <table:table-cell table:formula="of:=no_sexc/(Vt+[.A205])" office:value-type="float" office:value="0.0709219858156028" calcext:value-type="float">
            <text:p>0,07092199</text:p>
          </table:table-cell>
          <table:table-cell table:formula="of:=no_sreactif/(Vt+[.A205])" office:value-type="float" office:value="0.0141843971631206" calcext:value-type="float">
            <text:p>0,01418440</text:p>
          </table:table-cell>
          <table:table-cell table:formula="of:=[.D205]" office:value-type="float" office:value="0.0618439716313674" calcext:value-type="float">
            <text:p>6,184E-02</text:p>
          </table:table-cell>
          <table:table-cell table:formula="of:=0.00000000000001/[.D205]" office:value-type="float" office:value="0.000000000000161697247705999" calcext:value-type="float">
            <text:p>1,62E-13</text:p>
          </table:table-cell>
          <table:table-cell table:formula="of:=-LOG([.D205])" office:value-type="float" office:value="1.20870262772168" calcext:value-type="float">
            <text:p>1,20870263</text:p>
          </table:table-cell>
          <table:table-cell table:formula="of:=-[.B205] - [.C205] + 2*[.E205] + 2*[.G205] + 3*[.I205] + 2*[.J205] + [.K205] - [.L205] - [.M205]" office:value-type="float" office:value="-0.0618439716312057" calcext:value-type="float">
            <text:p>-0,06184397</text:p>
          </table:table-cell>
          <table:table-cell table:formula="of:=[.B205]*[.B$13]+[.C205]*[.C$13]+[.E205]*[.E$13]+[.F205]*[.F$13]+[.G205]*[.G$13]+[.I205]*[.I$13]+[.J205]*[.J$13]+[.K205]*[.K$13]+[.L205]*[.L$13]+[.D205]*[.D$13]+[.O205]*[.O$13]" office:value-type="float" office:value="2.88919858156916" calcext:value-type="float">
            <text:p>2,88919858156916</text:p>
          </table:table-cell>
          <table:table-cell/>
        </table:table-row>
        <table:table-row table:style-name="ro1">
          <table:table-cell table:formula="of:=[.A205]+dV" office:value-type="float" office:value="18.6" calcext:value-type="float">
            <text:p>18,60000000</text:p>
          </table:table-cell>
          <table:table-cell office:value-type="float" office:value="0" calcext:value-type="float">
            <text:p>0,00000000</text:p>
          </table:table-cell>
          <table:table-cell table:formula="of:=IF([.E206]&gt;0;0;ctitrant*[.A206]-no_reactif/5)/(Vt+[.A206])" office:value-type="float" office:value="0.00206798866855524" calcext:value-type="float">
            <text:p>0,00206799</text:p>
          </table:table-cell>
          <table:table-cell table:formula="of:=(-[.Q206]+SQRT([.Q206]*[.Q206]+0.00000000000004))/2" office:value-type="float" office:value="0.061756373937839" calcext:value-type="float">
            <text:p>6,176E-02</text:p>
          </table:table-cell>
          <table:table-cell table:formula="of:=MAX(0;no_reactif-ctitrant*[.A206]*5)/(Vt+[.A206])" office:value-type="float" office:value="0" calcext:value-type="float">
            <text:p>0,00000000</text:p>
          </table:table-cell>
          <table:table-cell table:formula="of:=no_ptitre/(Vt+[.A206])" office:value-type="float" office:value="0.00141643059490085" calcext:value-type="float">
            <text:p>0,00141643</text:p>
          </table:table-cell>
          <table:table-cell table:formula="of:=IF([.E206]&gt;0;ctitrant*[.A206];no_titrant*1)/(Vt+[.A206])" office:value-type="float" office:value="0" calcext:value-type="float">
            <text:p>0,00000000</text:p>
          </table:table-cell>
          <table:table-cell/>
          <table:table-cell table:formula="of:=MIN(c_reac*v_reac;no_preactif + ctitrant*[.A206]*5)/(Vt+[.A206])" office:value-type="float" office:value="0.00708215297450425" calcext:value-type="float">
            <text:p>0,00708215</text:p>
          </table:table-cell>
          <table:table-cell table:formula="of:=no_stitre/(Vt+[.A206])" office:value-type="float" office:value="0.000708215297450425" calcext:value-type="float">
            <text:p>0,00070822</text:p>
          </table:table-cell>
          <table:table-cell table:formula="of:=ctitrant*[.A206]*1/(Vt+[.A206])" office:value-type="float" office:value="0.00263456090651558" calcext:value-type="float">
            <text:p>0,00263456</text:p>
          </table:table-cell>
          <table:table-cell table:formula="of:=no_sexc/(Vt+[.A206])" office:value-type="float" office:value="0.0708215297450425" calcext:value-type="float">
            <text:p>0,07082153</text:p>
          </table:table-cell>
          <table:table-cell table:formula="of:=no_sreactif/(Vt+[.A206])" office:value-type="float" office:value="0.0141643059490085" calcext:value-type="float">
            <text:p>0,01416431</text:p>
          </table:table-cell>
          <table:table-cell table:formula="of:=[.D206]" office:value-type="float" office:value="0.061756373937839" calcext:value-type="float">
            <text:p>6,176E-02</text:p>
          </table:table-cell>
          <table:table-cell table:formula="of:=0.00000000000001/[.D206]" office:value-type="float" office:value="0.000000000000161926605504163" calcext:value-type="float">
            <text:p>1,62E-13</text:p>
          </table:table-cell>
          <table:table-cell table:formula="of:=-LOG([.D206])" office:value-type="float" office:value="1.20931821178208" calcext:value-type="float">
            <text:p>1,20931821</text:p>
          </table:table-cell>
          <table:table-cell table:formula="of:=-[.B206] - [.C206] + 2*[.E206] + 2*[.G206] + 3*[.I206] + 2*[.J206] + [.K206] - [.L206] - [.M206]" office:value-type="float" office:value="-0.0617563739376771" calcext:value-type="float">
            <text:p>-0,06175637</text:p>
          </table:table-cell>
          <table:table-cell table:formula="of:=[.B206]*[.B$13]+[.C206]*[.C$13]+[.E206]*[.E$13]+[.F206]*[.F$13]+[.G206]*[.G$13]+[.I206]*[.I$13]+[.J206]*[.J$13]+[.K206]*[.K$13]+[.L206]*[.L$13]+[.D206]*[.D$13]+[.O206]*[.O$13]" office:value-type="float" office:value="2.88529745043382" calcext:value-type="float">
            <text:p>2,88529745043382</text:p>
          </table:table-cell>
          <table:table-cell/>
        </table:table-row>
        <table:table-row table:style-name="ro1">
          <table:table-cell table:formula="of:=[.A206]+dV" office:value-type="float" office:value="18.7" calcext:value-type="float">
            <text:p>18,70000000</text:p>
          </table:table-cell>
          <table:table-cell office:value-type="float" office:value="0" calcext:value-type="float">
            <text:p>0,00000000</text:p>
          </table:table-cell>
          <table:table-cell table:formula="of:=IF([.E207]&gt;0;0;ctitrant*[.A207]-no_reactif/5)/(Vt+[.A207])" office:value-type="float" office:value="0.00207920792079208" calcext:value-type="float">
            <text:p>0,00207921</text:p>
          </table:table-cell>
          <table:table-cell table:formula="of:=(-[.Q207]+SQRT([.Q207]*[.Q207]+0.00000000000004))/2" office:value-type="float" office:value="0.0616690240454238" calcext:value-type="float">
            <text:p>6,167E-02</text:p>
          </table:table-cell>
          <table:table-cell table:formula="of:=MAX(0;no_reactif-ctitrant*[.A207]*5)/(Vt+[.A207])" office:value-type="float" office:value="0" calcext:value-type="float">
            <text:p>0,00000000</text:p>
          </table:table-cell>
          <table:table-cell table:formula="of:=no_ptitre/(Vt+[.A207])" office:value-type="float" office:value="0.00141442715700141" calcext:value-type="float">
            <text:p>0,00141443</text:p>
          </table:table-cell>
          <table:table-cell table:formula="of:=IF([.E207]&gt;0;ctitrant*[.A207];no_titrant*1)/(Vt+[.A207])" office:value-type="float" office:value="0" calcext:value-type="float">
            <text:p>0,00000000</text:p>
          </table:table-cell>
          <table:table-cell/>
          <table:table-cell table:formula="of:=MIN(c_reac*v_reac;no_preactif + ctitrant*[.A207]*5)/(Vt+[.A207])" office:value-type="float" office:value="0.00707213578500707" calcext:value-type="float">
            <text:p>0,00707214</text:p>
          </table:table-cell>
          <table:table-cell table:formula="of:=no_stitre/(Vt+[.A207])" office:value-type="float" office:value="0.000707213578500707" calcext:value-type="float">
            <text:p>0,00070721</text:p>
          </table:table-cell>
          <table:table-cell table:formula="of:=ctitrant*[.A207]*1/(Vt+[.A207])" office:value-type="float" office:value="0.00264497878359264" calcext:value-type="float">
            <text:p>0,00264498</text:p>
          </table:table-cell>
          <table:table-cell table:formula="of:=no_sexc/(Vt+[.A207])" office:value-type="float" office:value="0.0707213578500707" calcext:value-type="float">
            <text:p>0,07072136</text:p>
          </table:table-cell>
          <table:table-cell table:formula="of:=no_sreactif/(Vt+[.A207])" office:value-type="float" office:value="0.0141442715700141" calcext:value-type="float">
            <text:p>0,01414427</text:p>
          </table:table-cell>
          <table:table-cell table:formula="of:=[.D207]" office:value-type="float" office:value="0.0616690240454238" calcext:value-type="float">
            <text:p>6,167E-02</text:p>
          </table:table-cell>
          <table:table-cell table:formula="of:=0.00000000000001/[.D207]" office:value-type="float" office:value="0.000000000000162155963302326" calcext:value-type="float">
            <text:p>1,62E-13</text:p>
          </table:table-cell>
          <table:table-cell table:formula="of:=-LOG([.D207])" office:value-type="float" office:value="1.20993292452717" calcext:value-type="float">
            <text:p>1,20993292</text:p>
          </table:table-cell>
          <table:table-cell table:formula="of:=-[.B207] - [.C207] + 2*[.E207] + 2*[.G207] + 3*[.I207] + 2*[.J207] + [.K207] - [.L207] - [.M207]" office:value-type="float" office:value="-0.0616690240452617" calcext:value-type="float">
            <text:p>-0,06166902</text:p>
          </table:table-cell>
          <table:table-cell table:formula="of:=[.B207]*[.B$13]+[.C207]*[.C$13]+[.E207]*[.E$13]+[.F207]*[.F$13]+[.G207]*[.G$13]+[.I207]*[.I$13]+[.J207]*[.J$13]+[.K207]*[.K$13]+[.L207]*[.L$13]+[.D207]*[.D$13]+[.O207]*[.O$13]" office:value-type="float" office:value="2.88140735503012" calcext:value-type="float">
            <text:p>2,88140735503012</text:p>
          </table:table-cell>
          <table:table-cell/>
        </table:table-row>
        <table:table-row table:style-name="ro1">
          <table:table-cell table:formula="of:=[.A207]+dV" office:value-type="float" office:value="18.8" calcext:value-type="float">
            <text:p>18,80000000</text:p>
          </table:table-cell>
          <table:table-cell office:value-type="float" office:value="0" calcext:value-type="float">
            <text:p>0,00000000</text:p>
          </table:table-cell>
          <table:table-cell table:formula="of:=IF([.E208]&gt;0;0;ctitrant*[.A208]-no_reactif/5)/(Vt+[.A208])" office:value-type="float" office:value="0.00209039548022599" calcext:value-type="float">
            <text:p>0,00209040</text:p>
          </table:table-cell>
          <table:table-cell table:formula="of:=(-[.Q208]+SQRT([.Q208]*[.Q208]+0.00000000000004))/2" office:value-type="float" office:value="0.0615819209041172" calcext:value-type="float">
            <text:p>6,158E-02</text:p>
          </table:table-cell>
          <table:table-cell table:formula="of:=MAX(0;no_reactif-ctitrant*[.A208]*5)/(Vt+[.A208])" office:value-type="float" office:value="0" calcext:value-type="float">
            <text:p>0,00000000</text:p>
          </table:table-cell>
          <table:table-cell table:formula="of:=no_ptitre/(Vt+[.A208])" office:value-type="float" office:value="0.00141242937853107" calcext:value-type="float">
            <text:p>0,00141243</text:p>
          </table:table-cell>
          <table:table-cell table:formula="of:=IF([.E208]&gt;0;ctitrant*[.A208];no_titrant*1)/(Vt+[.A208])" office:value-type="float" office:value="0" calcext:value-type="float">
            <text:p>0,00000000</text:p>
          </table:table-cell>
          <table:table-cell/>
          <table:table-cell table:formula="of:=MIN(c_reac*v_reac;no_preactif + ctitrant*[.A208]*5)/(Vt+[.A208])" office:value-type="float" office:value="0.00706214689265537" calcext:value-type="float">
            <text:p>0,00706215</text:p>
          </table:table-cell>
          <table:table-cell table:formula="of:=no_stitre/(Vt+[.A208])" office:value-type="float" office:value="0.000706214689265537" calcext:value-type="float">
            <text:p>0,00070621</text:p>
          </table:table-cell>
          <table:table-cell table:formula="of:=ctitrant*[.A208]*1/(Vt+[.A208])" office:value-type="float" office:value="0.00265536723163842" calcext:value-type="float">
            <text:p>0,00265537</text:p>
          </table:table-cell>
          <table:table-cell table:formula="of:=no_sexc/(Vt+[.A208])" office:value-type="float" office:value="0.0706214689265537" calcext:value-type="float">
            <text:p>0,07062147</text:p>
          </table:table-cell>
          <table:table-cell table:formula="of:=no_sreactif/(Vt+[.A208])" office:value-type="float" office:value="0.0141242937853107" calcext:value-type="float">
            <text:p>0,01412429</text:p>
          </table:table-cell>
          <table:table-cell table:formula="of:=[.D208]" office:value-type="float" office:value="0.0615819209041172" calcext:value-type="float">
            <text:p>6,158E-02</text:p>
          </table:table-cell>
          <table:table-cell table:formula="of:=0.00000000000001/[.D208]" office:value-type="float" office:value="0.000000000000162385321100489" calcext:value-type="float">
            <text:p>1,62E-13</text:p>
          </table:table-cell>
          <table:table-cell table:formula="of:=-LOG([.D208])" office:value-type="float" office:value="1.21054676842004" calcext:value-type="float">
            <text:p>1,21054677</text:p>
          </table:table-cell>
          <table:table-cell table:formula="of:=-[.B208] - [.C208] + 2*[.E208] + 2*[.G208] + 3*[.I208] + 2*[.J208] + [.K208] - [.L208] - [.M208]" office:value-type="float" office:value="-0.0615819209039548" calcext:value-type="float">
            <text:p>-0,06158192</text:p>
          </table:table-cell>
          <table:table-cell table:formula="of:=[.B208]*[.B$13]+[.C208]*[.C$13]+[.E208]*[.E$13]+[.F208]*[.F$13]+[.G208]*[.G$13]+[.I208]*[.I$13]+[.J208]*[.J$13]+[.K208]*[.K$13]+[.L208]*[.L$13]+[.D208]*[.D$13]+[.O208]*[.O$13]" office:value-type="float" office:value="2.87752824859649" calcext:value-type="float">
            <text:p>2,87752824859649</text:p>
          </table:table-cell>
          <table:table-cell/>
        </table:table-row>
        <table:table-row table:style-name="ro1">
          <table:table-cell table:formula="of:=[.A208]+dV" office:value-type="float" office:value="18.9" calcext:value-type="float">
            <text:p>18,90000000</text:p>
          </table:table-cell>
          <table:table-cell office:value-type="float" office:value="0" calcext:value-type="float">
            <text:p>0,00000000</text:p>
          </table:table-cell>
          <table:table-cell table:formula="of:=IF([.E209]&gt;0;0;ctitrant*[.A209]-no_reactif/5)/(Vt+[.A209])" office:value-type="float" office:value="0.0021015514809591" calcext:value-type="float">
            <text:p>0,00210155</text:p>
          </table:table-cell>
          <table:table-cell table:formula="of:=(-[.Q209]+SQRT([.Q209]*[.Q209]+0.00000000000004))/2" office:value-type="float" office:value="0.0614950634698382" calcext:value-type="float">
            <text:p>6,150E-02</text:p>
          </table:table-cell>
          <table:table-cell table:formula="of:=MAX(0;no_reactif-ctitrant*[.A209]*5)/(Vt+[.A209])" office:value-type="float" office:value="0" calcext:value-type="float">
            <text:p>0,00000000</text:p>
          </table:table-cell>
          <table:table-cell table:formula="of:=no_ptitre/(Vt+[.A209])" office:value-type="float" office:value="0.00141043723554302" calcext:value-type="float">
            <text:p>0,00141044</text:p>
          </table:table-cell>
          <table:table-cell table:formula="of:=IF([.E209]&gt;0;ctitrant*[.A209];no_titrant*1)/(Vt+[.A209])" office:value-type="float" office:value="0" calcext:value-type="float">
            <text:p>0,00000000</text:p>
          </table:table-cell>
          <table:table-cell/>
          <table:table-cell table:formula="of:=MIN(c_reac*v_reac;no_preactif + ctitrant*[.A209]*5)/(Vt+[.A209])" office:value-type="float" office:value="0.00705218617771509" calcext:value-type="float">
            <text:p>0,00705219</text:p>
          </table:table-cell>
          <table:table-cell table:formula="of:=no_stitre/(Vt+[.A209])" office:value-type="float" office:value="0.000705218617771509" calcext:value-type="float">
            <text:p>0,00070522</text:p>
          </table:table-cell>
          <table:table-cell table:formula="of:=ctitrant*[.A209]*1/(Vt+[.A209])" office:value-type="float" office:value="0.0026657263751763" calcext:value-type="float">
            <text:p>0,00266573</text:p>
          </table:table-cell>
          <table:table-cell table:formula="of:=no_sexc/(Vt+[.A209])" office:value-type="float" office:value="0.0705218617771509" calcext:value-type="float">
            <text:p>0,07052186</text:p>
          </table:table-cell>
          <table:table-cell table:formula="of:=no_sreactif/(Vt+[.A209])" office:value-type="float" office:value="0.0141043723554302" calcext:value-type="float">
            <text:p>0,01410437</text:p>
          </table:table-cell>
          <table:table-cell table:formula="of:=[.D209]" office:value-type="float" office:value="0.0614950634698382" calcext:value-type="float">
            <text:p>6,150E-02</text:p>
          </table:table-cell>
          <table:table-cell table:formula="of:=0.00000000000001/[.D209]" office:value-type="float" office:value="0.000000000000162614678898653" calcext:value-type="float">
            <text:p>1,63E-13</text:p>
          </table:table-cell>
          <table:table-cell table:formula="of:=-LOG([.D209])" office:value-type="float" office:value="1.21115974591333" calcext:value-type="float">
            <text:p>1,21115975</text:p>
          </table:table-cell>
          <table:table-cell table:formula="of:=-[.B209] - [.C209] + 2*[.E209] + 2*[.G209] + 3*[.I209] + 2*[.J209] + [.K209] - [.L209] - [.M209]" office:value-type="float" office:value="-0.0614950634696756" calcext:value-type="float">
            <text:p>-0,06149506</text:p>
          </table:table-cell>
          <table:table-cell table:formula="of:=[.B209]*[.B$13]+[.C209]*[.C$13]+[.E209]*[.E$13]+[.F209]*[.F$13]+[.G209]*[.G$13]+[.I209]*[.I$13]+[.J209]*[.J$13]+[.K209]*[.K$13]+[.L209]*[.L$13]+[.D209]*[.D$13]+[.O209]*[.O$13]" office:value-type="float" office:value="2.87366008463516" calcext:value-type="float">
            <text:p>2,87366008463516</text:p>
          </table:table-cell>
          <table:table-cell/>
        </table:table-row>
        <table:table-row table:style-name="ro1">
          <table:table-cell table:formula="of:=[.A209]+dV" office:value-type="float" office:value="19" calcext:value-type="float">
            <text:p>19,00000000</text:p>
          </table:table-cell>
          <table:table-cell office:value-type="float" office:value="0" calcext:value-type="float">
            <text:p>0,00000000</text:p>
          </table:table-cell>
          <table:table-cell table:formula="of:=IF([.E210]&gt;0;0;ctitrant*[.A210]-no_reactif/5)/(Vt+[.A210])" office:value-type="float" office:value="0.00211267605633803" calcext:value-type="float">
            <text:p>0,00211268</text:p>
          </table:table-cell>
          <table:table-cell table:formula="of:=(-[.Q210]+SQRT([.Q210]*[.Q210]+0.00000000000004))/2" office:value-type="float" office:value="0.0614084507043882" calcext:value-type="float">
            <text:p>6,141E-02</text:p>
          </table:table-cell>
          <table:table-cell table:formula="of:=MAX(0;no_reactif-ctitrant*[.A210]*5)/(Vt+[.A210])" office:value-type="float" office:value="0" calcext:value-type="float">
            <text:p>0,00000000</text:p>
          </table:table-cell>
          <table:table-cell table:formula="of:=no_ptitre/(Vt+[.A210])" office:value-type="float" office:value="0.00140845070422535" calcext:value-type="float">
            <text:p>0,00140845</text:p>
          </table:table-cell>
          <table:table-cell table:formula="of:=IF([.E210]&gt;0;ctitrant*[.A210];no_titrant*1)/(Vt+[.A210])" office:value-type="float" office:value="0" calcext:value-type="float">
            <text:p>0,00000000</text:p>
          </table:table-cell>
          <table:table-cell/>
          <table:table-cell table:formula="of:=MIN(c_reac*v_reac;no_preactif + ctitrant*[.A210]*5)/(Vt+[.A210])" office:value-type="float" office:value="0.00704225352112676" calcext:value-type="float">
            <text:p>0,00704225</text:p>
          </table:table-cell>
          <table:table-cell table:formula="of:=no_stitre/(Vt+[.A210])" office:value-type="float" office:value="0.000704225352112676" calcext:value-type="float">
            <text:p>0,00070423</text:p>
          </table:table-cell>
          <table:table-cell table:formula="of:=ctitrant*[.A210]*1/(Vt+[.A210])" office:value-type="float" office:value="0.00267605633802817" calcext:value-type="float">
            <text:p>0,00267606</text:p>
          </table:table-cell>
          <table:table-cell table:formula="of:=no_sexc/(Vt+[.A210])" office:value-type="float" office:value="0.0704225352112676" calcext:value-type="float">
            <text:p>0,07042254</text:p>
          </table:table-cell>
          <table:table-cell table:formula="of:=no_sreactif/(Vt+[.A210])" office:value-type="float" office:value="0.0140845070422535" calcext:value-type="float">
            <text:p>0,01408451</text:p>
          </table:table-cell>
          <table:table-cell table:formula="of:=[.D210]" office:value-type="float" office:value="0.0614084507043882" calcext:value-type="float">
            <text:p>6,141E-02</text:p>
          </table:table-cell>
          <table:table-cell table:formula="of:=0.00000000000001/[.D210]" office:value-type="float" office:value="0.000000000000162844036696816" calcext:value-type="float">
            <text:p>1,63E-13</text:p>
          </table:table-cell>
          <table:table-cell table:formula="of:=-LOG([.D210])" office:value-type="float" office:value="1.21177185944934" calcext:value-type="float">
            <text:p>1,21177186</text:p>
          </table:table-cell>
          <table:table-cell table:formula="of:=-[.B210] - [.C210] + 2*[.E210] + 2*[.G210] + 3*[.I210] + 2*[.J210] + [.K210] - [.L210] - [.M210]" office:value-type="float" office:value="-0.0614084507042254" calcext:value-type="float">
            <text:p>-0,06140845</text:p>
          </table:table-cell>
          <table:table-cell table:formula="of:=[.B210]*[.B$13]+[.C210]*[.C$13]+[.E210]*[.E$13]+[.F210]*[.F$13]+[.G210]*[.G$13]+[.I210]*[.I$13]+[.J210]*[.J$13]+[.K210]*[.K$13]+[.L210]*[.L$13]+[.D210]*[.D$13]+[.O210]*[.O$13]" office:value-type="float" office:value="2.86980281691035" calcext:value-type="float">
            <text:p>2,86980281691035</text:p>
          </table:table-cell>
          <table:table-cell/>
        </table:table-row>
        <table:table-row table:style-name="ro1">
          <table:table-cell table:formula="of:=[.A210]+dV" office:value-type="float" office:value="19.1" calcext:value-type="float">
            <text:p>19,10000000</text:p>
          </table:table-cell>
          <table:table-cell office:value-type="float" office:value="0" calcext:value-type="float">
            <text:p>0,00000000</text:p>
          </table:table-cell>
          <table:table-cell table:formula="of:=IF([.E211]&gt;0;0;ctitrant*[.A211]-no_reactif/5)/(Vt+[.A211])" office:value-type="float" office:value="0.00212376933895921" calcext:value-type="float">
            <text:p>0,00212377</text:p>
          </table:table-cell>
          <table:table-cell table:formula="of:=(-[.Q211]+SQRT([.Q211]*[.Q211]+0.00000000000004))/2" office:value-type="float" office:value="0.0613220815754092" calcext:value-type="float">
            <text:p>6,132E-02</text:p>
          </table:table-cell>
          <table:table-cell table:formula="of:=MAX(0;no_reactif-ctitrant*[.A211]*5)/(Vt+[.A211])" office:value-type="float" office:value="0" calcext:value-type="float">
            <text:p>0,00000000</text:p>
          </table:table-cell>
          <table:table-cell table:formula="of:=no_ptitre/(Vt+[.A211])" office:value-type="float" office:value="0.00140646976090014" calcext:value-type="float">
            <text:p>0,00140647</text:p>
          </table:table-cell>
          <table:table-cell table:formula="of:=IF([.E211]&gt;0;ctitrant*[.A211];no_titrant*1)/(Vt+[.A211])" office:value-type="float" office:value="0" calcext:value-type="float">
            <text:p>0,00000000</text:p>
          </table:table-cell>
          <table:table-cell/>
          <table:table-cell table:formula="of:=MIN(c_reac*v_reac;no_preactif + ctitrant*[.A211]*5)/(Vt+[.A211])" office:value-type="float" office:value="0.0070323488045007" calcext:value-type="float">
            <text:p>0,00703235</text:p>
          </table:table-cell>
          <table:table-cell table:formula="of:=no_stitre/(Vt+[.A211])" office:value-type="float" office:value="0.00070323488045007" calcext:value-type="float">
            <text:p>0,00070323</text:p>
          </table:table-cell>
          <table:table-cell table:formula="of:=ctitrant*[.A211]*1/(Vt+[.A211])" office:value-type="float" office:value="0.00268635724331927" calcext:value-type="float">
            <text:p>0,00268636</text:p>
          </table:table-cell>
          <table:table-cell table:formula="of:=no_sexc/(Vt+[.A211])" office:value-type="float" office:value="0.070323488045007" calcext:value-type="float">
            <text:p>0,07032349</text:p>
          </table:table-cell>
          <table:table-cell table:formula="of:=no_sreactif/(Vt+[.A211])" office:value-type="float" office:value="0.0140646976090014" calcext:value-type="float">
            <text:p>0,01406470</text:p>
          </table:table-cell>
          <table:table-cell table:formula="of:=[.D211]" office:value-type="float" office:value="0.0613220815754092" calcext:value-type="float">
            <text:p>6,132E-02</text:p>
          </table:table-cell>
          <table:table-cell table:formula="of:=0.00000000000001/[.D211]" office:value-type="float" office:value="0.000000000000163073394494979" calcext:value-type="float">
            <text:p>1,63E-13</text:p>
          </table:table-cell>
          <table:table-cell table:formula="of:=-LOG([.D211])" office:value-type="float" office:value="1.21238311146003" calcext:value-type="float">
            <text:p>1,21238311</text:p>
          </table:table-cell>
          <table:table-cell table:formula="of:=-[.B211] - [.C211] + 2*[.E211] + 2*[.G211] + 3*[.I211] + 2*[.J211] + [.K211] - [.L211] - [.M211]" office:value-type="float" office:value="-0.0613220815752461" calcext:value-type="float">
            <text:p>-0,06132208</text:p>
          </table:table-cell>
          <table:table-cell table:formula="of:=[.B211]*[.B$13]+[.C211]*[.C$13]+[.E211]*[.E$13]+[.F211]*[.F$13]+[.G211]*[.G$13]+[.I211]*[.I$13]+[.J211]*[.J$13]+[.K211]*[.K$13]+[.L211]*[.L$13]+[.D211]*[.D$13]+[.O211]*[.O$13]" office:value-type="float" office:value="2.86595639944636" calcext:value-type="float">
            <text:p>2,86595639944636</text:p>
          </table:table-cell>
          <table:table-cell/>
        </table:table-row>
        <table:table-row table:style-name="ro1">
          <table:table-cell table:formula="of:=[.A211]+dV" office:value-type="float" office:value="19.2" calcext:value-type="float">
            <text:p>19,20000000</text:p>
          </table:table-cell>
          <table:table-cell office:value-type="float" office:value="0" calcext:value-type="float">
            <text:p>0,00000000</text:p>
          </table:table-cell>
          <table:table-cell table:formula="of:=IF([.E212]&gt;0;0;ctitrant*[.A212]-no_reactif/5)/(Vt+[.A212])" office:value-type="float" office:value="0.00213483146067416" calcext:value-type="float">
            <text:p>0,00213483</text:p>
          </table:table-cell>
          <table:table-cell table:formula="of:=(-[.Q212]+SQRT([.Q212]*[.Q212]+0.00000000000004))/2" office:value-type="float" office:value="0.0612359550563431" calcext:value-type="float">
            <text:p>6,124E-02</text:p>
          </table:table-cell>
          <table:table-cell table:formula="of:=MAX(0;no_reactif-ctitrant*[.A212]*5)/(Vt+[.A212])" office:value-type="float" office:value="0" calcext:value-type="float">
            <text:p>0,00000000</text:p>
          </table:table-cell>
          <table:table-cell table:formula="of:=no_ptitre/(Vt+[.A212])" office:value-type="float" office:value="0.00140449438202247" calcext:value-type="float">
            <text:p>0,00140449</text:p>
          </table:table-cell>
          <table:table-cell table:formula="of:=IF([.E212]&gt;0;ctitrant*[.A212];no_titrant*1)/(Vt+[.A212])" office:value-type="float" office:value="0" calcext:value-type="float">
            <text:p>0,00000000</text:p>
          </table:table-cell>
          <table:table-cell/>
          <table:table-cell table:formula="of:=MIN(c_reac*v_reac;no_preactif + ctitrant*[.A212]*5)/(Vt+[.A212])" office:value-type="float" office:value="0.00702247191011236" calcext:value-type="float">
            <text:p>0,00702247</text:p>
          </table:table-cell>
          <table:table-cell table:formula="of:=no_stitre/(Vt+[.A212])" office:value-type="float" office:value="0.000702247191011236" calcext:value-type="float">
            <text:p>0,00070225</text:p>
          </table:table-cell>
          <table:table-cell table:formula="of:=ctitrant*[.A212]*1/(Vt+[.A212])" office:value-type="float" office:value="0.00269662921348315" calcext:value-type="float">
            <text:p>0,00269663</text:p>
          </table:table-cell>
          <table:table-cell table:formula="of:=no_sexc/(Vt+[.A212])" office:value-type="float" office:value="0.0702247191011236" calcext:value-type="float">
            <text:p>0,07022472</text:p>
          </table:table-cell>
          <table:table-cell table:formula="of:=no_sreactif/(Vt+[.A212])" office:value-type="float" office:value="0.0140449438202247" calcext:value-type="float">
            <text:p>0,01404494</text:p>
          </table:table-cell>
          <table:table-cell table:formula="of:=[.D212]" office:value-type="float" office:value="0.0612359550563431" calcext:value-type="float">
            <text:p>6,124E-02</text:p>
          </table:table-cell>
          <table:table-cell table:formula="of:=0.00000000000001/[.D212]" office:value-type="float" office:value="0.000000000000163302752293142" calcext:value-type="float">
            <text:p>1,63E-13</text:p>
          </table:table-cell>
          <table:table-cell table:formula="of:=-LOG([.D212])" office:value-type="float" office:value="1.21299350436711" calcext:value-type="float">
            <text:p>1,21299350</text:p>
          </table:table-cell>
          <table:table-cell table:formula="of:=-[.B212] - [.C212] + 2*[.E212] + 2*[.G212] + 3*[.I212] + 2*[.J212] + [.K212] - [.L212] - [.M212]" office:value-type="float" office:value="-0.0612359550561798" calcext:value-type="float">
            <text:p>-0,06123596</text:p>
          </table:table-cell>
          <table:table-cell table:formula="of:=[.B212]*[.B$13]+[.C212]*[.C$13]+[.E212]*[.E$13]+[.F212]*[.F$13]+[.G212]*[.G$13]+[.I212]*[.I$13]+[.J212]*[.J$13]+[.K212]*[.K$13]+[.L212]*[.L$13]+[.D212]*[.D$13]+[.O212]*[.O$13]" office:value-type="float" office:value="2.86212078652582" calcext:value-type="float">
            <text:p>2,86212078652582</text:p>
          </table:table-cell>
          <table:table-cell/>
        </table:table-row>
        <table:table-row table:style-name="ro1">
          <table:table-cell table:formula="of:=[.A212]+dV" office:value-type="float" office:value="19.3" calcext:value-type="float">
            <text:p>19,30000000</text:p>
          </table:table-cell>
          <table:table-cell office:value-type="float" office:value="0" calcext:value-type="float">
            <text:p>0,00000000</text:p>
          </table:table-cell>
          <table:table-cell table:formula="of:=IF([.E213]&gt;0;0;ctitrant*[.A213]-no_reactif/5)/(Vt+[.A213])" office:value-type="float" office:value="0.00214586255259467" calcext:value-type="float">
            <text:p>0,00214586</text:p>
          </table:table-cell>
          <table:table-cell table:formula="of:=(-[.Q213]+SQRT([.Q213]*[.Q213]+0.00000000000004))/2" office:value-type="float" office:value="0.0611500701263907" calcext:value-type="float">
            <text:p>6,115E-02</text:p>
          </table:table-cell>
          <table:table-cell table:formula="of:=MAX(0;no_reactif-ctitrant*[.A213]*5)/(Vt+[.A213])" office:value-type="float" office:value="0" calcext:value-type="float">
            <text:p>0,00000000</text:p>
          </table:table-cell>
          <table:table-cell table:formula="of:=no_ptitre/(Vt+[.A213])" office:value-type="float" office:value="0.00140252454417952" calcext:value-type="float">
            <text:p>0,00140252</text:p>
          </table:table-cell>
          <table:table-cell table:formula="of:=IF([.E213]&gt;0;ctitrant*[.A213];no_titrant*1)/(Vt+[.A213])" office:value-type="float" office:value="0" calcext:value-type="float">
            <text:p>0,00000000</text:p>
          </table:table-cell>
          <table:table-cell/>
          <table:table-cell table:formula="of:=MIN(c_reac*v_reac;no_preactif + ctitrant*[.A213]*5)/(Vt+[.A213])" office:value-type="float" office:value="0.00701262272089762" calcext:value-type="float">
            <text:p>0,00701262</text:p>
          </table:table-cell>
          <table:table-cell table:formula="of:=no_stitre/(Vt+[.A213])" office:value-type="float" office:value="0.000701262272089762" calcext:value-type="float">
            <text:p>0,00070126</text:p>
          </table:table-cell>
          <table:table-cell table:formula="of:=ctitrant*[.A213]*1/(Vt+[.A213])" office:value-type="float" office:value="0.00270687237026648" calcext:value-type="float">
            <text:p>0,00270687</text:p>
          </table:table-cell>
          <table:table-cell table:formula="of:=no_sexc/(Vt+[.A213])" office:value-type="float" office:value="0.0701262272089762" calcext:value-type="float">
            <text:p>0,07012623</text:p>
          </table:table-cell>
          <table:table-cell table:formula="of:=no_sreactif/(Vt+[.A213])" office:value-type="float" office:value="0.0140252454417952" calcext:value-type="float">
            <text:p>0,01402525</text:p>
          </table:table-cell>
          <table:table-cell table:formula="of:=[.D213]" office:value-type="float" office:value="0.0611500701263907" calcext:value-type="float">
            <text:p>6,115E-02</text:p>
          </table:table-cell>
          <table:table-cell table:formula="of:=0.00000000000001/[.D213]" office:value-type="float" office:value="0.000000000000163532110091306" calcext:value-type="float">
            <text:p>1,64E-13</text:p>
          </table:table-cell>
          <table:table-cell table:formula="of:=-LOG([.D213])" office:value-type="float" office:value="1.21360304058212" calcext:value-type="float">
            <text:p>1,21360304</text:p>
          </table:table-cell>
          <table:table-cell table:formula="of:=-[.B213] - [.C213] + 2*[.E213] + 2*[.G213] + 3*[.I213] + 2*[.J213] + [.K213] - [.L213] - [.M213]" office:value-type="float" office:value="-0.0611500701262272" calcext:value-type="float">
            <text:p>-0,06115007</text:p>
          </table:table-cell>
          <table:table-cell table:formula="of:=[.B213]*[.B$13]+[.C213]*[.C$13]+[.E213]*[.E$13]+[.F213]*[.F$13]+[.G213]*[.G$13]+[.I213]*[.I$13]+[.J213]*[.J$13]+[.K213]*[.K$13]+[.L213]*[.L$13]+[.D213]*[.D$13]+[.O213]*[.O$13]" office:value-type="float" office:value="2.8582959326878" calcext:value-type="float">
            <text:p>2,8582959326878</text:p>
          </table:table-cell>
          <table:table-cell/>
        </table:table-row>
        <table:table-row table:style-name="ro1">
          <table:table-cell table:formula="of:=[.A213]+dV" office:value-type="float" office:value="19.4" calcext:value-type="float">
            <text:p>19,40000000</text:p>
          </table:table-cell>
          <table:table-cell office:value-type="float" office:value="0" calcext:value-type="float">
            <text:p>0,00000000</text:p>
          </table:table-cell>
          <table:table-cell table:formula="of:=IF([.E214]&gt;0;0;ctitrant*[.A214]-no_reactif/5)/(Vt+[.A214])" office:value-type="float" office:value="0.00215686274509804" calcext:value-type="float">
            <text:p>0,00215686</text:p>
          </table:table-cell>
          <table:table-cell table:formula="of:=(-[.Q214]+SQRT([.Q214]*[.Q214]+0.00000000000004))/2" office:value-type="float" office:value="0.0610644257704719" calcext:value-type="float">
            <text:p>6,106E-02</text:p>
          </table:table-cell>
          <table:table-cell table:formula="of:=MAX(0;no_reactif-ctitrant*[.A214]*5)/(Vt+[.A214])" office:value-type="float" office:value="0" calcext:value-type="float">
            <text:p>0,00000000</text:p>
          </table:table-cell>
          <table:table-cell table:formula="of:=no_ptitre/(Vt+[.A214])" office:value-type="float" office:value="0.00140056022408964" calcext:value-type="float">
            <text:p>0,00140056</text:p>
          </table:table-cell>
          <table:table-cell table:formula="of:=IF([.E214]&gt;0;ctitrant*[.A214];no_titrant*1)/(Vt+[.A214])" office:value-type="float" office:value="0" calcext:value-type="float">
            <text:p>0,00000000</text:p>
          </table:table-cell>
          <table:table-cell/>
          <table:table-cell table:formula="of:=MIN(c_reac*v_reac;no_preactif + ctitrant*[.A214]*5)/(Vt+[.A214])" office:value-type="float" office:value="0.00700280112044818" calcext:value-type="float">
            <text:p>0,00700280</text:p>
          </table:table-cell>
          <table:table-cell table:formula="of:=no_stitre/(Vt+[.A214])" office:value-type="float" office:value="0.000700280112044818" calcext:value-type="float">
            <text:p>0,00070028</text:p>
          </table:table-cell>
          <table:table-cell table:formula="of:=ctitrant*[.A214]*1/(Vt+[.A214])" office:value-type="float" office:value="0.00271708683473389" calcext:value-type="float">
            <text:p>0,00271709</text:p>
          </table:table-cell>
          <table:table-cell table:formula="of:=no_sexc/(Vt+[.A214])" office:value-type="float" office:value="0.0700280112044818" calcext:value-type="float">
            <text:p>0,07002801</text:p>
          </table:table-cell>
          <table:table-cell table:formula="of:=no_sreactif/(Vt+[.A214])" office:value-type="float" office:value="0.0140056022408964" calcext:value-type="float">
            <text:p>0,01400560</text:p>
          </table:table-cell>
          <table:table-cell table:formula="of:=[.D214]" office:value-type="float" office:value="0.0610644257704719" calcext:value-type="float">
            <text:p>6,106E-02</text:p>
          </table:table-cell>
          <table:table-cell table:formula="of:=0.00000000000001/[.D214]" office:value-type="float" office:value="0.000000000000163761467889469" calcext:value-type="float">
            <text:p>1,64E-13</text:p>
          </table:table-cell>
          <table:table-cell table:formula="of:=-LOG([.D214])" office:value-type="float" office:value="1.21421172250642" calcext:value-type="float">
            <text:p>1,21421172</text:p>
          </table:table-cell>
          <table:table-cell table:formula="of:=-[.B214] - [.C214] + 2*[.E214] + 2*[.G214] + 3*[.I214] + 2*[.J214] + [.K214] - [.L214] - [.M214]" office:value-type="float" office:value="-0.0610644257703081" calcext:value-type="float">
            <text:p>-0,06106443</text:p>
          </table:table-cell>
          <table:table-cell table:formula="of:=[.B214]*[.B$13]+[.C214]*[.C$13]+[.E214]*[.E$13]+[.F214]*[.F$13]+[.G214]*[.G$13]+[.I214]*[.I$13]+[.J214]*[.J$13]+[.K214]*[.K$13]+[.L214]*[.L$13]+[.D214]*[.D$13]+[.O214]*[.O$13]" office:value-type="float" office:value="2.85448179272608" calcext:value-type="float">
            <text:p>2,85448179272608</text:p>
          </table:table-cell>
          <table:table-cell/>
        </table:table-row>
        <table:table-row table:style-name="ro1">
          <table:table-cell table:formula="of:=[.A214]+dV" office:value-type="float" office:value="19.5" calcext:value-type="float">
            <text:p>19,50000000</text:p>
          </table:table-cell>
          <table:table-cell office:value-type="float" office:value="0" calcext:value-type="float">
            <text:p>0,00000000</text:p>
          </table:table-cell>
          <table:table-cell table:formula="of:=IF([.E215]&gt;0;0;ctitrant*[.A215]-no_reactif/5)/(Vt+[.A215])" office:value-type="float" office:value="0.00216783216783217" calcext:value-type="float">
            <text:p>0,00216783</text:p>
          </table:table-cell>
          <table:table-cell table:formula="of:=(-[.Q215]+SQRT([.Q215]*[.Q215]+0.00000000000004))/2" office:value-type="float" office:value="0.060979020979185" calcext:value-type="float">
            <text:p>6,098E-02</text:p>
          </table:table-cell>
          <table:table-cell table:formula="of:=MAX(0;no_reactif-ctitrant*[.A215]*5)/(Vt+[.A215])" office:value-type="float" office:value="0" calcext:value-type="float">
            <text:p>0,00000000</text:p>
          </table:table-cell>
          <table:table-cell table:formula="of:=no_ptitre/(Vt+[.A215])" office:value-type="float" office:value="0.0013986013986014" calcext:value-type="float">
            <text:p>0,00139860</text:p>
          </table:table-cell>
          <table:table-cell table:formula="of:=IF([.E215]&gt;0;ctitrant*[.A215];no_titrant*1)/(Vt+[.A215])" office:value-type="float" office:value="0" calcext:value-type="float">
            <text:p>0,00000000</text:p>
          </table:table-cell>
          <table:table-cell/>
          <table:table-cell table:formula="of:=MIN(c_reac*v_reac;no_preactif + ctitrant*[.A215]*5)/(Vt+[.A215])" office:value-type="float" office:value="0.00699300699300699" calcext:value-type="float">
            <text:p>0,00699301</text:p>
          </table:table-cell>
          <table:table-cell table:formula="of:=no_stitre/(Vt+[.A215])" office:value-type="float" office:value="0.000699300699300699" calcext:value-type="float">
            <text:p>0,00069930</text:p>
          </table:table-cell>
          <table:table-cell table:formula="of:=ctitrant*[.A215]*1/(Vt+[.A215])" office:value-type="float" office:value="0.00272727272727273" calcext:value-type="float">
            <text:p>0,00272727</text:p>
          </table:table-cell>
          <table:table-cell table:formula="of:=no_sexc/(Vt+[.A215])" office:value-type="float" office:value="0.0699300699300699" calcext:value-type="float">
            <text:p>0,06993007</text:p>
          </table:table-cell>
          <table:table-cell table:formula="of:=no_sreactif/(Vt+[.A215])" office:value-type="float" office:value="0.013986013986014" calcext:value-type="float">
            <text:p>0,01398601</text:p>
          </table:table-cell>
          <table:table-cell table:formula="of:=[.D215]" office:value-type="float" office:value="0.060979020979185" calcext:value-type="float">
            <text:p>6,098E-02</text:p>
          </table:table-cell>
          <table:table-cell table:formula="of:=0.00000000000001/[.D215]" office:value-type="float" office:value="0.000000000000163990825687632" calcext:value-type="float">
            <text:p>1,64E-13</text:p>
          </table:table-cell>
          <table:table-cell table:formula="of:=-LOG([.D215])" office:value-type="float" office:value="1.21481955253133" calcext:value-type="float">
            <text:p>1,21481955</text:p>
          </table:table-cell>
          <table:table-cell table:formula="of:=-[.B215] - [.C215] + 2*[.E215] + 2*[.G215] + 3*[.I215] + 2*[.J215] + [.K215] - [.L215] - [.M215]" office:value-type="float" office:value="-0.060979020979021" calcext:value-type="float">
            <text:p>-0,06097902</text:p>
          </table:table-cell>
          <table:table-cell table:formula="of:=[.B215]*[.B$13]+[.C215]*[.C$13]+[.E215]*[.E$13]+[.F215]*[.F$13]+[.G215]*[.G$13]+[.I215]*[.I$13]+[.J215]*[.J$13]+[.K215]*[.K$13]+[.L215]*[.L$13]+[.D215]*[.D$13]+[.O215]*[.O$13]" office:value-type="float" office:value="2.85067832168733" calcext:value-type="float">
            <text:p>2,85067832168733</text:p>
          </table:table-cell>
          <table:table-cell/>
        </table:table-row>
        <table:table-row table:style-name="ro1">
          <table:table-cell table:formula="of:=[.A215]+dV" office:value-type="float" office:value="19.6" calcext:value-type="float">
            <text:p>19,60000000</text:p>
          </table:table-cell>
          <table:table-cell office:value-type="float" office:value="0" calcext:value-type="float">
            <text:p>0,00000000</text:p>
          </table:table-cell>
          <table:table-cell table:formula="of:=IF([.E216]&gt;0;0;ctitrant*[.A216]-no_reactif/5)/(Vt+[.A216])" office:value-type="float" office:value="0.00217877094972067" calcext:value-type="float">
            <text:p>0,00217877</text:p>
          </table:table-cell>
          <table:table-cell table:formula="of:=(-[.Q216]+SQRT([.Q216]*[.Q216]+0.00000000000004))/2" office:value-type="float" office:value="0.0608938547487676" calcext:value-type="float">
            <text:p>6,089E-02</text:p>
          </table:table-cell>
          <table:table-cell table:formula="of:=MAX(0;no_reactif-ctitrant*[.A216]*5)/(Vt+[.A216])" office:value-type="float" office:value="0" calcext:value-type="float">
            <text:p>0,00000000</text:p>
          </table:table-cell>
          <table:table-cell table:formula="of:=no_ptitre/(Vt+[.A216])" office:value-type="float" office:value="0.00139664804469274" calcext:value-type="float">
            <text:p>0,00139665</text:p>
          </table:table-cell>
          <table:table-cell table:formula="of:=IF([.E216]&gt;0;ctitrant*[.A216];no_titrant*1)/(Vt+[.A216])" office:value-type="float" office:value="0" calcext:value-type="float">
            <text:p>0,00000000</text:p>
          </table:table-cell>
          <table:table-cell/>
          <table:table-cell table:formula="of:=MIN(c_reac*v_reac;no_preactif + ctitrant*[.A216]*5)/(Vt+[.A216])" office:value-type="float" office:value="0.00698324022346369" calcext:value-type="float">
            <text:p>0,00698324</text:p>
          </table:table-cell>
          <table:table-cell table:formula="of:=no_stitre/(Vt+[.A216])" office:value-type="float" office:value="0.000698324022346369" calcext:value-type="float">
            <text:p>0,00069832</text:p>
          </table:table-cell>
          <table:table-cell table:formula="of:=ctitrant*[.A216]*1/(Vt+[.A216])" office:value-type="float" office:value="0.00273743016759777" calcext:value-type="float">
            <text:p>0,00273743</text:p>
          </table:table-cell>
          <table:table-cell table:formula="of:=no_sexc/(Vt+[.A216])" office:value-type="float" office:value="0.0698324022346369" calcext:value-type="float">
            <text:p>0,06983240</text:p>
          </table:table-cell>
          <table:table-cell table:formula="of:=no_sreactif/(Vt+[.A216])" office:value-type="float" office:value="0.0139664804469274" calcext:value-type="float">
            <text:p>0,01396648</text:p>
          </table:table-cell>
          <table:table-cell table:formula="of:=[.D216]" office:value-type="float" office:value="0.0608938547487676" calcext:value-type="float">
            <text:p>6,089E-02</text:p>
          </table:table-cell>
          <table:table-cell table:formula="of:=0.00000000000001/[.D216]" office:value-type="float" office:value="0.000000000000164220183485796" calcext:value-type="float">
            <text:p>1,64E-13</text:p>
          </table:table-cell>
          <table:table-cell table:formula="of:=-LOG([.D216])" office:value-type="float" office:value="1.2154265330381" calcext:value-type="float">
            <text:p>1,21542653</text:p>
          </table:table-cell>
          <table:table-cell table:formula="of:=-[.B216] - [.C216] + 2*[.E216] + 2*[.G216] + 3*[.I216] + 2*[.J216] + [.K216] - [.L216] - [.M216]" office:value-type="float" office:value="-0.0608938547486034" calcext:value-type="float">
            <text:p>-0,06089385</text:p>
          </table:table-cell>
          <table:table-cell table:formula="of:=[.B216]*[.B$13]+[.C216]*[.C$13]+[.E216]*[.E$13]+[.F216]*[.F$13]+[.G216]*[.G$13]+[.I216]*[.I$13]+[.J216]*[.J$13]+[.K216]*[.K$13]+[.L216]*[.L$13]+[.D216]*[.D$13]+[.O216]*[.O$13]" office:value-type="float" office:value="2.84688547486935" calcext:value-type="float">
            <text:p>2,84688547486935</text:p>
          </table:table-cell>
          <table:table-cell/>
        </table:table-row>
        <table:table-row table:style-name="ro1">
          <table:table-cell table:formula="of:=[.A216]+dV" office:value-type="float" office:value="19.7" calcext:value-type="float">
            <text:p>19,70000000</text:p>
          </table:table-cell>
          <table:table-cell office:value-type="float" office:value="0" calcext:value-type="float">
            <text:p>0,00000000</text:p>
          </table:table-cell>
          <table:table-cell table:formula="of:=IF([.E217]&gt;0;0;ctitrant*[.A217]-no_reactif/5)/(Vt+[.A217])" office:value-type="float" office:value="0.00218967921896792" calcext:value-type="float">
            <text:p>0,00218968</text:p>
          </table:table-cell>
          <table:table-cell table:formula="of:=(-[.Q217]+SQRT([.Q217]*[.Q217]+0.00000000000004))/2" office:value-type="float" office:value="0.0608089260810571" calcext:value-type="float">
            <text:p>6,081E-02</text:p>
          </table:table-cell>
          <table:table-cell table:formula="of:=MAX(0;no_reactif-ctitrant*[.A217]*5)/(Vt+[.A217])" office:value-type="float" office:value="0" calcext:value-type="float">
            <text:p>0,00000000</text:p>
          </table:table-cell>
          <table:table-cell table:formula="of:=no_ptitre/(Vt+[.A217])" office:value-type="float" office:value="0.00139470013947001" calcext:value-type="float">
            <text:p>0,00139470</text:p>
          </table:table-cell>
          <table:table-cell table:formula="of:=IF([.E217]&gt;0;ctitrant*[.A217];no_titrant*1)/(Vt+[.A217])" office:value-type="float" office:value="0" calcext:value-type="float">
            <text:p>0,00000000</text:p>
          </table:table-cell>
          <table:table-cell/>
          <table:table-cell table:formula="of:=MIN(c_reac*v_reac;no_preactif + ctitrant*[.A217]*5)/(Vt+[.A217])" office:value-type="float" office:value="0.00697350069735007" calcext:value-type="float">
            <text:p>0,00697350</text:p>
          </table:table-cell>
          <table:table-cell table:formula="of:=no_stitre/(Vt+[.A217])" office:value-type="float" office:value="0.000697350069735007" calcext:value-type="float">
            <text:p>0,00069735</text:p>
          </table:table-cell>
          <table:table-cell table:formula="of:=ctitrant*[.A217]*1/(Vt+[.A217])" office:value-type="float" office:value="0.00274755927475593" calcext:value-type="float">
            <text:p>0,00274756</text:p>
          </table:table-cell>
          <table:table-cell table:formula="of:=no_sexc/(Vt+[.A217])" office:value-type="float" office:value="0.0697350069735007" calcext:value-type="float">
            <text:p>0,06973501</text:p>
          </table:table-cell>
          <table:table-cell table:formula="of:=no_sreactif/(Vt+[.A217])" office:value-type="float" office:value="0.0139470013947001" calcext:value-type="float">
            <text:p>0,01394700</text:p>
          </table:table-cell>
          <table:table-cell table:formula="of:=[.D217]" office:value-type="float" office:value="0.0608089260810571" calcext:value-type="float">
            <text:p>6,081E-02</text:p>
          </table:table-cell>
          <table:table-cell table:formula="of:=0.00000000000001/[.D217]" office:value-type="float" office:value="0.000000000000164449541283959" calcext:value-type="float">
            <text:p>1,64E-13</text:p>
          </table:table-cell>
          <table:table-cell table:formula="of:=-LOG([.D217])" office:value-type="float" office:value="1.21603266639804" calcext:value-type="float">
            <text:p>1,21603267</text:p>
          </table:table-cell>
          <table:table-cell table:formula="of:=-[.B217] - [.C217] + 2*[.E217] + 2*[.G217] + 3*[.I217] + 2*[.J217] + [.K217] - [.L217] - [.M217]" office:value-type="float" office:value="-0.0608089260808926" calcext:value-type="float">
            <text:p>-0,06080893</text:p>
          </table:table-cell>
          <table:table-cell table:formula="of:=[.B217]*[.B$13]+[.C217]*[.C$13]+[.E217]*[.E$13]+[.F217]*[.F$13]+[.G217]*[.G$13]+[.I217]*[.I$13]+[.J217]*[.J$13]+[.K217]*[.K$13]+[.L217]*[.L$13]+[.D217]*[.D$13]+[.O217]*[.O$13]" office:value-type="float" office:value="2.84310320781935" calcext:value-type="float">
            <text:p>2,84310320781935</text:p>
          </table:table-cell>
          <table:table-cell/>
        </table:table-row>
        <table:table-row table:style-name="ro1">
          <table:table-cell table:formula="of:=[.A217]+dV" office:value-type="float" office:value="19.8" calcext:value-type="float">
            <text:p>19,80000000</text:p>
          </table:table-cell>
          <table:table-cell office:value-type="float" office:value="0" calcext:value-type="float">
            <text:p>0,00000000</text:p>
          </table:table-cell>
          <table:table-cell table:formula="of:=IF([.E218]&gt;0;0;ctitrant*[.A218]-no_reactif/5)/(Vt+[.A218])" office:value-type="float" office:value="0.00220055710306407" calcext:value-type="float">
            <text:p>0,00220056</text:p>
          </table:table-cell>
          <table:table-cell table:formula="of:=(-[.Q218]+SQRT([.Q218]*[.Q218]+0.00000000000004))/2" office:value-type="float" office:value="0.0607242339834516" calcext:value-type="float">
            <text:p>6,072E-02</text:p>
          </table:table-cell>
          <table:table-cell table:formula="of:=MAX(0;no_reactif-ctitrant*[.A218]*5)/(Vt+[.A218])" office:value-type="float" office:value="0" calcext:value-type="float">
            <text:p>0,00000000</text:p>
          </table:table-cell>
          <table:table-cell table:formula="of:=no_ptitre/(Vt+[.A218])" office:value-type="float" office:value="0.00139275766016713" calcext:value-type="float">
            <text:p>0,00139276</text:p>
          </table:table-cell>
          <table:table-cell table:formula="of:=IF([.E218]&gt;0;ctitrant*[.A218];no_titrant*1)/(Vt+[.A218])" office:value-type="float" office:value="0" calcext:value-type="float">
            <text:p>0,00000000</text:p>
          </table:table-cell>
          <table:table-cell/>
          <table:table-cell table:formula="of:=MIN(c_reac*v_reac;no_preactif + ctitrant*[.A218]*5)/(Vt+[.A218])" office:value-type="float" office:value="0.00696378830083566" calcext:value-type="float">
            <text:p>0,00696379</text:p>
          </table:table-cell>
          <table:table-cell table:formula="of:=no_stitre/(Vt+[.A218])" office:value-type="float" office:value="0.000696378830083566" calcext:value-type="float">
            <text:p>0,00069638</text:p>
          </table:table-cell>
          <table:table-cell table:formula="of:=ctitrant*[.A218]*1/(Vt+[.A218])" office:value-type="float" office:value="0.00275766016713092" calcext:value-type="float">
            <text:p>0,00275766</text:p>
          </table:table-cell>
          <table:table-cell table:formula="of:=no_sexc/(Vt+[.A218])" office:value-type="float" office:value="0.0696378830083566" calcext:value-type="float">
            <text:p>0,06963788</text:p>
          </table:table-cell>
          <table:table-cell table:formula="of:=no_sreactif/(Vt+[.A218])" office:value-type="float" office:value="0.0139275766016713" calcext:value-type="float">
            <text:p>0,01392758</text:p>
          </table:table-cell>
          <table:table-cell table:formula="of:=[.D218]" office:value-type="float" office:value="0.0607242339834516" calcext:value-type="float">
            <text:p>6,072E-02</text:p>
          </table:table-cell>
          <table:table-cell table:formula="of:=0.00000000000001/[.D218]" office:value-type="float" office:value="0.000000000000164678899082122" calcext:value-type="float">
            <text:p>1,65E-13</text:p>
          </table:table-cell>
          <table:table-cell table:formula="of:=-LOG([.D218])" office:value-type="float" office:value="1.21663795497254" calcext:value-type="float">
            <text:p>1,21663795</text:p>
          </table:table-cell>
          <table:table-cell table:formula="of:=-[.B218] - [.C218] + 2*[.E218] + 2*[.G218] + 3*[.I218] + 2*[.J218] + [.K218] - [.L218] - [.M218]" office:value-type="float" office:value="-0.0607242339832869" calcext:value-type="float">
            <text:p>-0,06072423</text:p>
          </table:table-cell>
          <table:table-cell table:formula="of:=[.B218]*[.B$13]+[.C218]*[.C$13]+[.E218]*[.E$13]+[.F218]*[.F$13]+[.G218]*[.G$13]+[.I218]*[.I$13]+[.J218]*[.J$13]+[.K218]*[.K$13]+[.L218]*[.L$13]+[.D218]*[.D$13]+[.O218]*[.O$13]" office:value-type="float" office:value="2.83933147633216" calcext:value-type="float">
            <text:p>2,83933147633216</text:p>
          </table:table-cell>
          <table:table-cell/>
        </table:table-row>
        <table:table-row table:style-name="ro1">
          <table:table-cell table:formula="of:=[.A218]+dV" office:value-type="float" office:value="19.9" calcext:value-type="float">
            <text:p>19,90000000</text:p>
          </table:table-cell>
          <table:table-cell office:value-type="float" office:value="0" calcext:value-type="float">
            <text:p>0,00000000</text:p>
          </table:table-cell>
          <table:table-cell table:formula="of:=IF([.E219]&gt;0;0;ctitrant*[.A219]-no_reactif/5)/(Vt+[.A219])" office:value-type="float" office:value="0.00221140472878999" calcext:value-type="float">
            <text:p>0,00221140</text:p>
          </table:table-cell>
          <table:table-cell table:formula="of:=(-[.Q219]+SQRT([.Q219]*[.Q219]+0.00000000000004))/2" office:value-type="float" office:value="0.0606397774688714" calcext:value-type="float">
            <text:p>6,064E-02</text:p>
          </table:table-cell>
          <table:table-cell table:formula="of:=MAX(0;no_reactif-ctitrant*[.A219]*5)/(Vt+[.A219])" office:value-type="float" office:value="0" calcext:value-type="float">
            <text:p>0,00000000</text:p>
          </table:table-cell>
          <table:table-cell table:formula="of:=no_ptitre/(Vt+[.A219])" office:value-type="float" office:value="0.00139082058414465" calcext:value-type="float">
            <text:p>0,00139082</text:p>
          </table:table-cell>
          <table:table-cell table:formula="of:=IF([.E219]&gt;0;ctitrant*[.A219];no_titrant*1)/(Vt+[.A219])" office:value-type="float" office:value="0" calcext:value-type="float">
            <text:p>0,00000000</text:p>
          </table:table-cell>
          <table:table-cell/>
          <table:table-cell table:formula="of:=MIN(c_reac*v_reac;no_preactif + ctitrant*[.A219]*5)/(Vt+[.A219])" office:value-type="float" office:value="0.00695410292072323" calcext:value-type="float">
            <text:p>0,00695410</text:p>
          </table:table-cell>
          <table:table-cell table:formula="of:=no_stitre/(Vt+[.A219])" office:value-type="float" office:value="0.000695410292072323" calcext:value-type="float">
            <text:p>0,00069541</text:p>
          </table:table-cell>
          <table:table-cell table:formula="of:=ctitrant*[.A219]*1/(Vt+[.A219])" office:value-type="float" office:value="0.00276773296244784" calcext:value-type="float">
            <text:p>0,00276773</text:p>
          </table:table-cell>
          <table:table-cell table:formula="of:=no_sexc/(Vt+[.A219])" office:value-type="float" office:value="0.0695410292072323" calcext:value-type="float">
            <text:p>0,06954103</text:p>
          </table:table-cell>
          <table:table-cell table:formula="of:=no_sreactif/(Vt+[.A219])" office:value-type="float" office:value="0.0139082058414465" calcext:value-type="float">
            <text:p>0,01390821</text:p>
          </table:table-cell>
          <table:table-cell table:formula="of:=[.D219]" office:value-type="float" office:value="0.0606397774688714" calcext:value-type="float">
            <text:p>6,064E-02</text:p>
          </table:table-cell>
          <table:table-cell table:formula="of:=0.00000000000001/[.D219]" office:value-type="float" office:value="0.000000000000164908256880285" calcext:value-type="float">
            <text:p>1,65E-13</text:p>
          </table:table-cell>
          <table:table-cell table:formula="of:=-LOG([.D219])" office:value-type="float" office:value="1.21724240111312" calcext:value-type="float">
            <text:p>1,21724240</text:p>
          </table:table-cell>
          <table:table-cell table:formula="of:=-[.B219] - [.C219] + 2*[.E219] + 2*[.G219] + 3*[.I219] + 2*[.J219] + [.K219] - [.L219] - [.M219]" office:value-type="float" office:value="-0.0606397774687065" calcext:value-type="float">
            <text:p>-0,06063978</text:p>
          </table:table-cell>
          <table:table-cell table:formula="of:=[.B219]*[.B$13]+[.C219]*[.C$13]+[.E219]*[.E$13]+[.F219]*[.F$13]+[.G219]*[.G$13]+[.I219]*[.I$13]+[.J219]*[.J$13]+[.K219]*[.K$13]+[.L219]*[.L$13]+[.D219]*[.D$13]+[.O219]*[.O$13]" office:value-type="float" office:value="2.83557023644855" calcext:value-type="float">
            <text:p>2,83557023644855</text:p>
          </table:table-cell>
          <table:table-cell/>
        </table:table-row>
        <table:table-row table:style-name="ro1">
          <table:table-cell table:formula="of:=[.A219]+dV" office:value-type="float" office:value="20" calcext:value-type="float">
            <text:p>20,00000000</text:p>
          </table:table-cell>
          <table:table-cell office:value-type="float" office:value="0" calcext:value-type="float">
            <text:p>0,00000000</text:p>
          </table:table-cell>
          <table:table-cell table:formula="of:=IF([.E220]&gt;0;0;ctitrant*[.A220]-no_reactif/5)/(Vt+[.A220])" office:value-type="float" office:value="0.00222222222222222" calcext:value-type="float">
            <text:p>0,00222222</text:p>
          </table:table-cell>
          <table:table-cell table:formula="of:=(-[.Q220]+SQRT([.Q220]*[.Q220]+0.00000000000004))/2" office:value-type="float" office:value="0.0605555555557207" calcext:value-type="float">
            <text:p>6,056E-02</text:p>
          </table:table-cell>
          <table:table-cell table:formula="of:=MAX(0;no_reactif-ctitrant*[.A220]*5)/(Vt+[.A220])" office:value-type="float" office:value="0" calcext:value-type="float">
            <text:p>0,00000000</text:p>
          </table:table-cell>
          <table:table-cell table:formula="of:=no_ptitre/(Vt+[.A220])" office:value-type="float" office:value="0.00138888888888889" calcext:value-type="float">
            <text:p>0,00138889</text:p>
          </table:table-cell>
          <table:table-cell table:formula="of:=IF([.E220]&gt;0;ctitrant*[.A220];no_titrant*1)/(Vt+[.A220])" office:value-type="float" office:value="0" calcext:value-type="float">
            <text:p>0,00000000</text:p>
          </table:table-cell>
          <table:table-cell/>
          <table:table-cell table:formula="of:=MIN(c_reac*v_reac;no_preactif + ctitrant*[.A220]*5)/(Vt+[.A220])" office:value-type="float" office:value="0.00694444444444444" calcext:value-type="float">
            <text:p>0,00694444</text:p>
          </table:table-cell>
          <table:table-cell table:formula="of:=no_stitre/(Vt+[.A220])" office:value-type="float" office:value="0.000694444444444444" calcext:value-type="float">
            <text:p>0,00069444</text:p>
          </table:table-cell>
          <table:table-cell table:formula="of:=ctitrant*[.A220]*1/(Vt+[.A220])" office:value-type="float" office:value="0.00277777777777778" calcext:value-type="float">
            <text:p>0,00277778</text:p>
          </table:table-cell>
          <table:table-cell table:formula="of:=no_sexc/(Vt+[.A220])" office:value-type="float" office:value="0.0694444444444444" calcext:value-type="float">
            <text:p>0,06944444</text:p>
          </table:table-cell>
          <table:table-cell table:formula="of:=no_sreactif/(Vt+[.A220])" office:value-type="float" office:value="0.0138888888888889" calcext:value-type="float">
            <text:p>0,01388889</text:p>
          </table:table-cell>
          <table:table-cell table:formula="of:=[.D220]" office:value-type="float" office:value="0.0605555555557207" calcext:value-type="float">
            <text:p>6,056E-02</text:p>
          </table:table-cell>
          <table:table-cell table:formula="of:=0.00000000000001/[.D220]" office:value-type="float" office:value="0.000000000000165137614678449" calcext:value-type="float">
            <text:p>1,65E-13</text:p>
          </table:table-cell>
          <table:table-cell table:formula="of:=-LOG([.D220])" office:value-type="float" office:value="1.2178460071615" calcext:value-type="float">
            <text:p>1,21784601</text:p>
          </table:table-cell>
          <table:table-cell table:formula="of:=-[.B220] - [.C220] + 2*[.E220] + 2*[.G220] + 3*[.I220] + 2*[.J220] + [.K220] - [.L220] - [.M220]" office:value-type="float" office:value="-0.0605555555555556" calcext:value-type="float">
            <text:p>-0,06055556</text:p>
          </table:table-cell>
          <table:table-cell table:formula="of:=[.B220]*[.B$13]+[.C220]*[.C$13]+[.E220]*[.E$13]+[.F220]*[.F$13]+[.G220]*[.G$13]+[.I220]*[.I$13]+[.J220]*[.J$13]+[.K220]*[.K$13]+[.L220]*[.L$13]+[.D220]*[.D$13]+[.O220]*[.O$13]" office:value-type="float" office:value="2.83181944445351" calcext:value-type="float">
            <text:p>2,83181944445351</text:p>
          </table:table-cell>
          <table:table-cell/>
        </table:table-row>
        <table:table-row table:style-name="ro1">
          <table:table-cell table:formula="of:=[.A220]+dV" office:value-type="float" office:value="20.1" calcext:value-type="float">
            <text:p>20,10000000</text:p>
          </table:table-cell>
          <table:table-cell office:value-type="float" office:value="0" calcext:value-type="float">
            <text:p>0,00000000</text:p>
          </table:table-cell>
          <table:table-cell table:formula="of:=IF([.E221]&gt;0;0;ctitrant*[.A221]-no_reactif/5)/(Vt+[.A221])" office:value-type="float" office:value="0.00223300970873786" calcext:value-type="float">
            <text:p>0,00223301</text:p>
          </table:table-cell>
          <table:table-cell table:formula="of:=(-[.Q221]+SQRT([.Q221]*[.Q221]+0.00000000000004))/2" office:value-type="float" office:value="0.0604715672678492" calcext:value-type="float">
            <text:p>6,047E-02</text:p>
          </table:table-cell>
          <table:table-cell table:formula="of:=MAX(0;no_reactif-ctitrant*[.A221]*5)/(Vt+[.A221])" office:value-type="float" office:value="0" calcext:value-type="float">
            <text:p>0,00000000</text:p>
          </table:table-cell>
          <table:table-cell table:formula="of:=no_ptitre/(Vt+[.A221])" office:value-type="float" office:value="0.0013869625520111" calcext:value-type="float">
            <text:p>0,00138696</text:p>
          </table:table-cell>
          <table:table-cell table:formula="of:=IF([.E221]&gt;0;ctitrant*[.A221];no_titrant*1)/(Vt+[.A221])" office:value-type="float" office:value="0" calcext:value-type="float">
            <text:p>0,00000000</text:p>
          </table:table-cell>
          <table:table-cell/>
          <table:table-cell table:formula="of:=MIN(c_reac*v_reac;no_preactif + ctitrant*[.A221]*5)/(Vt+[.A221])" office:value-type="float" office:value="0.00693481276005548" calcext:value-type="float">
            <text:p>0,00693481</text:p>
          </table:table-cell>
          <table:table-cell table:formula="of:=no_stitre/(Vt+[.A221])" office:value-type="float" office:value="0.000693481276005548" calcext:value-type="float">
            <text:p>0,00069348</text:p>
          </table:table-cell>
          <table:table-cell table:formula="of:=ctitrant*[.A221]*1/(Vt+[.A221])" office:value-type="float" office:value="0.0027877947295423" calcext:value-type="float">
            <text:p>0,00278779</text:p>
          </table:table-cell>
          <table:table-cell table:formula="of:=no_sexc/(Vt+[.A221])" office:value-type="float" office:value="0.0693481276005548" calcext:value-type="float">
            <text:p>0,06934813</text:p>
          </table:table-cell>
          <table:table-cell table:formula="of:=no_sreactif/(Vt+[.A221])" office:value-type="float" office:value="0.013869625520111" calcext:value-type="float">
            <text:p>0,01386963</text:p>
          </table:table-cell>
          <table:table-cell table:formula="of:=[.D221]" office:value-type="float" office:value="0.0604715672678492" calcext:value-type="float">
            <text:p>6,047E-02</text:p>
          </table:table-cell>
          <table:table-cell table:formula="of:=0.00000000000001/[.D221]" office:value-type="float" office:value="0.000000000000165366972476612" calcext:value-type="float">
            <text:p>1,65E-13</text:p>
          </table:table-cell>
          <table:table-cell table:formula="of:=-LOG([.D221])" office:value-type="float" office:value="1.21844877544966" calcext:value-type="float">
            <text:p>1,21844878</text:p>
          </table:table-cell>
          <table:table-cell table:formula="of:=-[.B221] - [.C221] + 2*[.E221] + 2*[.G221] + 3*[.I221] + 2*[.J221] + [.K221] - [.L221] - [.M221]" office:value-type="float" office:value="-0.0604715672676838" calcext:value-type="float">
            <text:p>-0,06047157</text:p>
          </table:table-cell>
          <table:table-cell table:formula="of:=[.B221]*[.B$13]+[.C221]*[.C$13]+[.E221]*[.E$13]+[.F221]*[.F$13]+[.G221]*[.G$13]+[.I221]*[.I$13]+[.J221]*[.J$13]+[.K221]*[.K$13]+[.L221]*[.L$13]+[.D221]*[.D$13]+[.O221]*[.O$13]" office:value-type="float" office:value="2.82807905687455" calcext:value-type="float">
            <text:p>2,82807905687455</text:p>
          </table:table-cell>
          <table:table-cell/>
        </table:table-row>
        <table:table-row table:style-name="ro1">
          <table:table-cell table:formula="of:=[.A221]+dV" office:value-type="float" office:value="20.2" calcext:value-type="float">
            <text:p>20,20000000</text:p>
          </table:table-cell>
          <table:table-cell office:value-type="float" office:value="0" calcext:value-type="float">
            <text:p>0,00000000</text:p>
          </table:table-cell>
          <table:table-cell table:formula="of:=IF([.E222]&gt;0;0;ctitrant*[.A222]-no_reactif/5)/(Vt+[.A222])" office:value-type="float" office:value="0.00224376731301939" calcext:value-type="float">
            <text:p>0,00224377</text:p>
          </table:table-cell>
          <table:table-cell table:formula="of:=(-[.Q222]+SQRT([.Q222]*[.Q222]+0.00000000000004))/2" office:value-type="float" office:value="0.0603878116345146" calcext:value-type="float">
            <text:p>6,039E-02</text:p>
          </table:table-cell>
          <table:table-cell table:formula="of:=MAX(0;no_reactif-ctitrant*[.A222]*5)/(Vt+[.A222])" office:value-type="float" office:value="0" calcext:value-type="float">
            <text:p>0,00000000</text:p>
          </table:table-cell>
          <table:table-cell table:formula="of:=no_ptitre/(Vt+[.A222])" office:value-type="float" office:value="0.00138504155124654" calcext:value-type="float">
            <text:p>0,00138504</text:p>
          </table:table-cell>
          <table:table-cell table:formula="of:=IF([.E222]&gt;0;ctitrant*[.A222];no_titrant*1)/(Vt+[.A222])" office:value-type="float" office:value="0" calcext:value-type="float">
            <text:p>0,00000000</text:p>
          </table:table-cell>
          <table:table-cell/>
          <table:table-cell table:formula="of:=MIN(c_reac*v_reac;no_preactif + ctitrant*[.A222]*5)/(Vt+[.A222])" office:value-type="float" office:value="0.00692520775623269" calcext:value-type="float">
            <text:p>0,00692521</text:p>
          </table:table-cell>
          <table:table-cell table:formula="of:=no_stitre/(Vt+[.A222])" office:value-type="float" office:value="0.000692520775623269" calcext:value-type="float">
            <text:p>0,00069252</text:p>
          </table:table-cell>
          <table:table-cell table:formula="of:=ctitrant*[.A222]*1/(Vt+[.A222])" office:value-type="float" office:value="0.00279778393351801" calcext:value-type="float">
            <text:p>0,00279778</text:p>
          </table:table-cell>
          <table:table-cell table:formula="of:=no_sexc/(Vt+[.A222])" office:value-type="float" office:value="0.0692520775623269" calcext:value-type="float">
            <text:p>0,06925208</text:p>
          </table:table-cell>
          <table:table-cell table:formula="of:=no_sreactif/(Vt+[.A222])" office:value-type="float" office:value="0.0138504155124654" calcext:value-type="float">
            <text:p>0,01385042</text:p>
          </table:table-cell>
          <table:table-cell table:formula="of:=[.D222]" office:value-type="float" office:value="0.0603878116345146" calcext:value-type="float">
            <text:p>6,039E-02</text:p>
          </table:table-cell>
          <table:table-cell table:formula="of:=0.00000000000001/[.D222]" office:value-type="float" office:value="0.000000000000165596330274775" calcext:value-type="float">
            <text:p>1,66E-13</text:p>
          </table:table-cell>
          <table:table-cell table:formula="of:=-LOG([.D222])" office:value-type="float" office:value="1.21905070829986" calcext:value-type="float">
            <text:p>1,21905071</text:p>
          </table:table-cell>
          <table:table-cell table:formula="of:=-[.B222] - [.C222] + 2*[.E222] + 2*[.G222] + 3*[.I222] + 2*[.J222] + [.K222] - [.L222] - [.M222]" office:value-type="float" office:value="-0.060387811634349" calcext:value-type="float">
            <text:p>-0,06038781</text:p>
          </table:table-cell>
          <table:table-cell table:formula="of:=[.B222]*[.B$13]+[.C222]*[.C$13]+[.E222]*[.E$13]+[.F222]*[.F$13]+[.G222]*[.G$13]+[.I222]*[.I$13]+[.J222]*[.J$13]+[.K222]*[.K$13]+[.L222]*[.L$13]+[.D222]*[.D$13]+[.O222]*[.O$13]" office:value-type="float" office:value="2.82434903048" calcext:value-type="float">
            <text:p>2,82434903048</text:p>
          </table:table-cell>
          <table:table-cell/>
        </table:table-row>
        <table:table-row table:style-name="ro1">
          <table:table-cell table:formula="of:=[.A222]+dV" office:value-type="float" office:value="20.3" calcext:value-type="float">
            <text:p>20,30000000</text:p>
          </table:table-cell>
          <table:table-cell office:value-type="float" office:value="0" calcext:value-type="float">
            <text:p>0,00000000</text:p>
          </table:table-cell>
          <table:table-cell table:formula="of:=IF([.E223]&gt;0;0;ctitrant*[.A223]-no_reactif/5)/(Vt+[.A223])" office:value-type="float" office:value="0.00225449515905947" calcext:value-type="float">
            <text:p>0,00225450</text:p>
          </table:table-cell>
          <table:table-cell table:formula="of:=(-[.Q223]+SQRT([.Q223]*[.Q223]+0.00000000000004))/2" office:value-type="float" office:value="0.0603042876903456" calcext:value-type="float">
            <text:p>6,030E-02</text:p>
          </table:table-cell>
          <table:table-cell table:formula="of:=MAX(0;no_reactif-ctitrant*[.A223]*5)/(Vt+[.A223])" office:value-type="float" office:value="0" calcext:value-type="float">
            <text:p>0,00000000</text:p>
          </table:table-cell>
          <table:table-cell table:formula="of:=no_ptitre/(Vt+[.A223])" office:value-type="float" office:value="0.00138312586445367" calcext:value-type="float">
            <text:p>0,00138313</text:p>
          </table:table-cell>
          <table:table-cell table:formula="of:=IF([.E223]&gt;0;ctitrant*[.A223];no_titrant*1)/(Vt+[.A223])" office:value-type="float" office:value="0" calcext:value-type="float">
            <text:p>0,00000000</text:p>
          </table:table-cell>
          <table:table-cell/>
          <table:table-cell table:formula="of:=MIN(c_reac*v_reac;no_preactif + ctitrant*[.A223]*5)/(Vt+[.A223])" office:value-type="float" office:value="0.00691562932226833" calcext:value-type="float">
            <text:p>0,00691563</text:p>
          </table:table-cell>
          <table:table-cell table:formula="of:=no_stitre/(Vt+[.A223])" office:value-type="float" office:value="0.000691562932226833" calcext:value-type="float">
            <text:p>0,00069156</text:p>
          </table:table-cell>
          <table:table-cell table:formula="of:=ctitrant*[.A223]*1/(Vt+[.A223])" office:value-type="float" office:value="0.00280774550484094" calcext:value-type="float">
            <text:p>0,00280775</text:p>
          </table:table-cell>
          <table:table-cell table:formula="of:=no_sexc/(Vt+[.A223])" office:value-type="float" office:value="0.0691562932226833" calcext:value-type="float">
            <text:p>0,06915629</text:p>
          </table:table-cell>
          <table:table-cell table:formula="of:=no_sreactif/(Vt+[.A223])" office:value-type="float" office:value="0.0138312586445367" calcext:value-type="float">
            <text:p>0,01383126</text:p>
          </table:table-cell>
          <table:table-cell table:formula="of:=[.D223]" office:value-type="float" office:value="0.0603042876903456" calcext:value-type="float">
            <text:p>6,030E-02</text:p>
          </table:table-cell>
          <table:table-cell table:formula="of:=0.00000000000001/[.D223]" office:value-type="float" office:value="0.000000000000165825688072939" calcext:value-type="float">
            <text:p>1,66E-13</text:p>
          </table:table-cell>
          <table:table-cell table:formula="of:=-LOG([.D223])" office:value-type="float" office:value="1.21965180802475" calcext:value-type="float">
            <text:p>1,21965181</text:p>
          </table:table-cell>
          <table:table-cell table:formula="of:=-[.B223] - [.C223] + 2*[.E223] + 2*[.G223] + 3*[.I223] + 2*[.J223] + [.K223] - [.L223] - [.M223]" office:value-type="float" office:value="-0.0603042876901798" calcext:value-type="float">
            <text:p>-0,06030429</text:p>
          </table:table-cell>
          <table:table-cell table:formula="of:=[.B223]*[.B$13]+[.C223]*[.C$13]+[.E223]*[.E$13]+[.F223]*[.F$13]+[.G223]*[.G$13]+[.I223]*[.I$13]+[.J223]*[.J$13]+[.K223]*[.K$13]+[.L223]*[.L$13]+[.D223]*[.D$13]+[.O223]*[.O$13]" office:value-type="float" office:value="2.82062932227743" calcext:value-type="float">
            <text:p>2,82062932227743</text:p>
          </table:table-cell>
          <table:table-cell/>
        </table:table-row>
        <table:table-row table:style-name="ro1">
          <table:table-cell table:formula="of:=[.A223]+dV" office:value-type="float" office:value="20.4" calcext:value-type="float">
            <text:p>20,40000000</text:p>
          </table:table-cell>
          <table:table-cell office:value-type="float" office:value="0" calcext:value-type="float">
            <text:p>0,00000000</text:p>
          </table:table-cell>
          <table:table-cell table:formula="of:=IF([.E224]&gt;0;0;ctitrant*[.A224]-no_reactif/5)/(Vt+[.A224])" office:value-type="float" office:value="0.00226519337016575" calcext:value-type="float">
            <text:p>0,00226519</text:p>
          </table:table-cell>
          <table:table-cell table:formula="of:=(-[.Q224]+SQRT([.Q224]*[.Q224]+0.00000000000004))/2" office:value-type="float" office:value="0.0602209944753042" calcext:value-type="float">
            <text:p>6,022E-02</text:p>
          </table:table-cell>
          <table:table-cell table:formula="of:=MAX(0;no_reactif-ctitrant*[.A224]*5)/(Vt+[.A224])" office:value-type="float" office:value="0" calcext:value-type="float">
            <text:p>0,00000000</text:p>
          </table:table-cell>
          <table:table-cell table:formula="of:=no_ptitre/(Vt+[.A224])" office:value-type="float" office:value="0.00138121546961326" calcext:value-type="float">
            <text:p>0,00138122</text:p>
          </table:table-cell>
          <table:table-cell table:formula="of:=IF([.E224]&gt;0;ctitrant*[.A224];no_titrant*1)/(Vt+[.A224])" office:value-type="float" office:value="0" calcext:value-type="float">
            <text:p>0,00000000</text:p>
          </table:table-cell>
          <table:table-cell/>
          <table:table-cell table:formula="of:=MIN(c_reac*v_reac;no_preactif + ctitrant*[.A224]*5)/(Vt+[.A224])" office:value-type="float" office:value="0.0069060773480663" calcext:value-type="float">
            <text:p>0,00690608</text:p>
          </table:table-cell>
          <table:table-cell table:formula="of:=no_stitre/(Vt+[.A224])" office:value-type="float" office:value="0.00069060773480663" calcext:value-type="float">
            <text:p>0,00069061</text:p>
          </table:table-cell>
          <table:table-cell table:formula="of:=ctitrant*[.A224]*1/(Vt+[.A224])" office:value-type="float" office:value="0.00281767955801105" calcext:value-type="float">
            <text:p>0,00281768</text:p>
          </table:table-cell>
          <table:table-cell table:formula="of:=no_sexc/(Vt+[.A224])" office:value-type="float" office:value="0.069060773480663" calcext:value-type="float">
            <text:p>0,06906077</text:p>
          </table:table-cell>
          <table:table-cell table:formula="of:=no_sreactif/(Vt+[.A224])" office:value-type="float" office:value="0.0138121546961326" calcext:value-type="float">
            <text:p>0,01381215</text:p>
          </table:table-cell>
          <table:table-cell table:formula="of:=[.D224]" office:value-type="float" office:value="0.0602209944753042" calcext:value-type="float">
            <text:p>6,022E-02</text:p>
          </table:table-cell>
          <table:table-cell table:formula="of:=0.00000000000001/[.D224]" office:value-type="float" office:value="0.000000000000166055045871102" calcext:value-type="float">
            <text:p>1,66E-13</text:p>
          </table:table-cell>
          <table:table-cell table:formula="of:=-LOG([.D224])" office:value-type="float" office:value="1.22025207692736" calcext:value-type="float">
            <text:p>1,22025208</text:p>
          </table:table-cell>
          <table:table-cell table:formula="of:=-[.B224] - [.C224] + 2*[.E224] + 2*[.G224] + 3*[.I224] + 2*[.J224] + [.K224] - [.L224] - [.M224]" office:value-type="float" office:value="-0.0602209944751381" calcext:value-type="float">
            <text:p>-0,06022099</text:p>
          </table:table-cell>
          <table:table-cell table:formula="of:=[.B224]*[.B$13]+[.C224]*[.C$13]+[.E224]*[.E$13]+[.F224]*[.F$13]+[.G224]*[.G$13]+[.I224]*[.I$13]+[.J224]*[.J$13]+[.K224]*[.K$13]+[.L224]*[.L$13]+[.D224]*[.D$13]+[.O224]*[.O$13]" office:value-type="float" office:value="2.81691988951188" calcext:value-type="float">
            <text:p>2,81691988951188</text:p>
          </table:table-cell>
          <table:table-cell/>
        </table:table-row>
        <table:table-row table:style-name="ro1">
          <table:table-cell table:formula="of:=[.A224]+dV" office:value-type="float" office:value="20.5" calcext:value-type="float">
            <text:p>20,50000000</text:p>
          </table:table-cell>
          <table:table-cell office:value-type="float" office:value="0" calcext:value-type="float">
            <text:p>0,00000000</text:p>
          </table:table-cell>
          <table:table-cell table:formula="of:=IF([.E225]&gt;0;0;ctitrant*[.A225]-no_reactif/5)/(Vt+[.A225])" office:value-type="float" office:value="0.00227586206896552" calcext:value-type="float">
            <text:p>0,00227586</text:p>
          </table:table-cell>
          <table:table-cell table:formula="of:=(-[.Q225]+SQRT([.Q225]*[.Q225]+0.00000000000004))/2" office:value-type="float" office:value="0.060137931034649" calcext:value-type="float">
            <text:p>6,014E-02</text:p>
          </table:table-cell>
          <table:table-cell table:formula="of:=MAX(0;no_reactif-ctitrant*[.A225]*5)/(Vt+[.A225])" office:value-type="float" office:value="0" calcext:value-type="float">
            <text:p>0,00000000</text:p>
          </table:table-cell>
          <table:table-cell table:formula="of:=no_ptitre/(Vt+[.A225])" office:value-type="float" office:value="0.00137931034482759" calcext:value-type="float">
            <text:p>0,00137931</text:p>
          </table:table-cell>
          <table:table-cell table:formula="of:=IF([.E225]&gt;0;ctitrant*[.A225];no_titrant*1)/(Vt+[.A225])" office:value-type="float" office:value="0" calcext:value-type="float">
            <text:p>0,00000000</text:p>
          </table:table-cell>
          <table:table-cell/>
          <table:table-cell table:formula="of:=MIN(c_reac*v_reac;no_preactif + ctitrant*[.A225]*5)/(Vt+[.A225])" office:value-type="float" office:value="0.00689655172413793" calcext:value-type="float">
            <text:p>0,00689655</text:p>
          </table:table-cell>
          <table:table-cell table:formula="of:=no_stitre/(Vt+[.A225])" office:value-type="float" office:value="0.000689655172413793" calcext:value-type="float">
            <text:p>0,00068966</text:p>
          </table:table-cell>
          <table:table-cell table:formula="of:=ctitrant*[.A225]*1/(Vt+[.A225])" office:value-type="float" office:value="0.00282758620689655" calcext:value-type="float">
            <text:p>0,00282759</text:p>
          </table:table-cell>
          <table:table-cell table:formula="of:=no_sexc/(Vt+[.A225])" office:value-type="float" office:value="0.0689655172413793" calcext:value-type="float">
            <text:p>0,06896552</text:p>
          </table:table-cell>
          <table:table-cell table:formula="of:=no_sreactif/(Vt+[.A225])" office:value-type="float" office:value="0.0137931034482759" calcext:value-type="float">
            <text:p>0,01379310</text:p>
          </table:table-cell>
          <table:table-cell table:formula="of:=[.D225]" office:value-type="float" office:value="0.060137931034649" calcext:value-type="float">
            <text:p>6,014E-02</text:p>
          </table:table-cell>
          <table:table-cell table:formula="of:=0.00000000000001/[.D225]" office:value-type="float" office:value="0.000000000000166284403669265" calcext:value-type="float">
            <text:p>1,66E-13</text:p>
          </table:table-cell>
          <table:table-cell table:formula="of:=-LOG([.D225])" office:value-type="float" office:value="1.22085151730121" calcext:value-type="float">
            <text:p>1,22085152</text:p>
          </table:table-cell>
          <table:table-cell table:formula="of:=-[.B225] - [.C225] + 2*[.E225] + 2*[.G225] + 3*[.I225] + 2*[.J225] + [.K225] - [.L225] - [.M225]" office:value-type="float" office:value="-0.0601379310344828" calcext:value-type="float">
            <text:p>-0,06013793</text:p>
          </table:table-cell>
          <table:table-cell table:formula="of:=[.B225]*[.B$13]+[.C225]*[.C$13]+[.E225]*[.E$13]+[.F225]*[.F$13]+[.G225]*[.G$13]+[.I225]*[.I$13]+[.J225]*[.J$13]+[.K225]*[.K$13]+[.L225]*[.L$13]+[.D225]*[.D$13]+[.O225]*[.O$13]" office:value-type="float" office:value="2.8132206896643" calcext:value-type="float">
            <text:p>2,8132206896643</text:p>
          </table:table-cell>
          <table:table-cell/>
        </table:table-row>
        <table:table-row table:style-name="ro1">
          <table:table-cell table:formula="of:=[.A225]+dV" office:value-type="float" office:value="20.6" calcext:value-type="float">
            <text:p>20,60000000</text:p>
          </table:table-cell>
          <table:table-cell office:value-type="float" office:value="0" calcext:value-type="float">
            <text:p>0,00000000</text:p>
          </table:table-cell>
          <table:table-cell table:formula="of:=IF([.E226]&gt;0;0;ctitrant*[.A226]-no_reactif/5)/(Vt+[.A226])" office:value-type="float" office:value="0.00228650137741047" calcext:value-type="float">
            <text:p>0,00228650</text:p>
          </table:table-cell>
          <table:table-cell table:formula="of:=(-[.Q226]+SQRT([.Q226]*[.Q226]+0.00000000000004))/2" office:value-type="float" office:value="0.0600550964188993" calcext:value-type="float">
            <text:p>6,006E-02</text:p>
          </table:table-cell>
          <table:table-cell table:formula="of:=MAX(0;no_reactif-ctitrant*[.A226]*5)/(Vt+[.A226])" office:value-type="float" office:value="0" calcext:value-type="float">
            <text:p>0,00000000</text:p>
          </table:table-cell>
          <table:table-cell table:formula="of:=no_ptitre/(Vt+[.A226])" office:value-type="float" office:value="0.00137741046831956" calcext:value-type="float">
            <text:p>0,00137741</text:p>
          </table:table-cell>
          <table:table-cell table:formula="of:=IF([.E226]&gt;0;ctitrant*[.A226];no_titrant*1)/(Vt+[.A226])" office:value-type="float" office:value="0" calcext:value-type="float">
            <text:p>0,00000000</text:p>
          </table:table-cell>
          <table:table-cell/>
          <table:table-cell table:formula="of:=MIN(c_reac*v_reac;no_preactif + ctitrant*[.A226]*5)/(Vt+[.A226])" office:value-type="float" office:value="0.0068870523415978" calcext:value-type="float">
            <text:p>0,00688705</text:p>
          </table:table-cell>
          <table:table-cell table:formula="of:=no_stitre/(Vt+[.A226])" office:value-type="float" office:value="0.00068870523415978" calcext:value-type="float">
            <text:p>0,00068871</text:p>
          </table:table-cell>
          <table:table-cell table:formula="of:=ctitrant*[.A226]*1/(Vt+[.A226])" office:value-type="float" office:value="0.00283746556473829" calcext:value-type="float">
            <text:p>0,00283747</text:p>
          </table:table-cell>
          <table:table-cell table:formula="of:=no_sexc/(Vt+[.A226])" office:value-type="float" office:value="0.068870523415978" calcext:value-type="float">
            <text:p>0,06887052</text:p>
          </table:table-cell>
          <table:table-cell table:formula="of:=no_sreactif/(Vt+[.A226])" office:value-type="float" office:value="0.0137741046831956" calcext:value-type="float">
            <text:p>0,01377410</text:p>
          </table:table-cell>
          <table:table-cell table:formula="of:=[.D226]" office:value-type="float" office:value="0.0600550964188993" calcext:value-type="float">
            <text:p>6,006E-02</text:p>
          </table:table-cell>
          <table:table-cell table:formula="of:=0.00000000000001/[.D226]" office:value-type="float" office:value="0.000000000000166513761467428" calcext:value-type="float">
            <text:p>1,67E-13</text:p>
          </table:table-cell>
          <table:table-cell table:formula="of:=-LOG([.D226])" office:value-type="float" office:value="1.2214501314303" calcext:value-type="float">
            <text:p>1,22145013</text:p>
          </table:table-cell>
          <table:table-cell table:formula="of:=-[.B226] - [.C226] + 2*[.E226] + 2*[.G226] + 3*[.I226] + 2*[.J226] + [.K226] - [.L226] - [.M226]" office:value-type="float" office:value="-0.0600550964187328" calcext:value-type="float">
            <text:p>-0,06005510</text:p>
          </table:table-cell>
          <table:table-cell table:formula="of:=[.B226]*[.B$13]+[.C226]*[.C$13]+[.E226]*[.E$13]+[.F226]*[.F$13]+[.G226]*[.G$13]+[.I226]*[.I$13]+[.J226]*[.J$13]+[.K226]*[.K$13]+[.L226]*[.L$13]+[.D226]*[.D$13]+[.O226]*[.O$13]" office:value-type="float" office:value="2.80953168044991" calcext:value-type="float">
            <text:p>2,80953168044991</text:p>
          </table:table-cell>
          <table:table-cell/>
        </table:table-row>
        <table:table-row table:style-name="ro1">
          <table:table-cell table:formula="of:=[.A226]+dV" office:value-type="float" office:value="20.7" calcext:value-type="float">
            <text:p>20,70000000</text:p>
          </table:table-cell>
          <table:table-cell office:value-type="float" office:value="0" calcext:value-type="float">
            <text:p>0,00000000</text:p>
          </table:table-cell>
          <table:table-cell table:formula="of:=IF([.E227]&gt;0;0;ctitrant*[.A227]-no_reactif/5)/(Vt+[.A227])" office:value-type="float" office:value="0.00229711141678129" calcext:value-type="float">
            <text:p>0,00229711</text:p>
          </table:table-cell>
          <table:table-cell table:formula="of:=(-[.Q227]+SQRT([.Q227]*[.Q227]+0.00000000000004))/2" office:value-type="float" office:value="0.0599724896837981" calcext:value-type="float">
            <text:p>5,997E-02</text:p>
          </table:table-cell>
          <table:table-cell table:formula="of:=MAX(0;no_reactif-ctitrant*[.A227]*5)/(Vt+[.A227])" office:value-type="float" office:value="0" calcext:value-type="float">
            <text:p>0,00000000</text:p>
          </table:table-cell>
          <table:table-cell table:formula="of:=no_ptitre/(Vt+[.A227])" office:value-type="float" office:value="0.00137551581843191" calcext:value-type="float">
            <text:p>0,00137552</text:p>
          </table:table-cell>
          <table:table-cell table:formula="of:=IF([.E227]&gt;0;ctitrant*[.A227];no_titrant*1)/(Vt+[.A227])" office:value-type="float" office:value="0" calcext:value-type="float">
            <text:p>0,00000000</text:p>
          </table:table-cell>
          <table:table-cell/>
          <table:table-cell table:formula="of:=MIN(c_reac*v_reac;no_preactif + ctitrant*[.A227]*5)/(Vt+[.A227])" office:value-type="float" office:value="0.00687757909215956" calcext:value-type="float">
            <text:p>0,00687758</text:p>
          </table:table-cell>
          <table:table-cell table:formula="of:=no_stitre/(Vt+[.A227])" office:value-type="float" office:value="0.000687757909215956" calcext:value-type="float">
            <text:p>0,00068776</text:p>
          </table:table-cell>
          <table:table-cell table:formula="of:=ctitrant*[.A227]*1/(Vt+[.A227])" office:value-type="float" office:value="0.00284731774415406" calcext:value-type="float">
            <text:p>0,00284732</text:p>
          </table:table-cell>
          <table:table-cell table:formula="of:=no_sexc/(Vt+[.A227])" office:value-type="float" office:value="0.0687757909215956" calcext:value-type="float">
            <text:p>0,06877579</text:p>
          </table:table-cell>
          <table:table-cell table:formula="of:=no_sreactif/(Vt+[.A227])" office:value-type="float" office:value="0.0137551581843191" calcext:value-type="float">
            <text:p>0,01375516</text:p>
          </table:table-cell>
          <table:table-cell table:formula="of:=[.D227]" office:value-type="float" office:value="0.0599724896837981" calcext:value-type="float">
            <text:p>5,997E-02</text:p>
          </table:table-cell>
          <table:table-cell table:formula="of:=0.00000000000001/[.D227]" office:value-type="float" office:value="0.000000000000166743119265591" calcext:value-type="float">
            <text:p>1,67E-13</text:p>
          </table:table-cell>
          <table:table-cell table:formula="of:=-LOG([.D227])" office:value-type="float" office:value="1.22204792158924" calcext:value-type="float">
            <text:p>1,22204792</text:p>
          </table:table-cell>
          <table:table-cell table:formula="of:=-[.B227] - [.C227] + 2*[.E227] + 2*[.G227] + 3*[.I227] + 2*[.J227] + [.K227] - [.L227] - [.M227]" office:value-type="float" office:value="-0.0599724896836314" calcext:value-type="float">
            <text:p>-0,05997249</text:p>
          </table:table-cell>
          <table:table-cell table:formula="of:=[.B227]*[.B$13]+[.C227]*[.C$13]+[.E227]*[.E$13]+[.F227]*[.F$13]+[.G227]*[.G$13]+[.I227]*[.I$13]+[.J227]*[.J$13]+[.K227]*[.K$13]+[.L227]*[.L$13]+[.D227]*[.D$13]+[.O227]*[.O$13]" office:value-type="float" office:value="2.80585281981658" calcext:value-type="float">
            <text:p>2,80585281981658</text:p>
          </table:table-cell>
          <table:table-cell/>
        </table:table-row>
        <table:table-row table:style-name="ro1">
          <table:table-cell table:formula="of:=[.A227]+dV" office:value-type="float" office:value="20.8" calcext:value-type="float">
            <text:p>20,80000000</text:p>
          </table:table-cell>
          <table:table-cell office:value-type="float" office:value="0" calcext:value-type="float">
            <text:p>0,00000000</text:p>
          </table:table-cell>
          <table:table-cell table:formula="of:=IF([.E228]&gt;0;0;ctitrant*[.A228]-no_reactif/5)/(Vt+[.A228])" office:value-type="float" office:value="0.00230769230769231" calcext:value-type="float">
            <text:p>0,00230769</text:p>
          </table:table-cell>
          <table:table-cell table:formula="of:=(-[.Q228]+SQRT([.Q228]*[.Q228]+0.00000000000004))/2" office:value-type="float" office:value="0.0598901098902769" calcext:value-type="float">
            <text:p>5,989E-02</text:p>
          </table:table-cell>
          <table:table-cell table:formula="of:=MAX(0;no_reactif-ctitrant*[.A228]*5)/(Vt+[.A228])" office:value-type="float" office:value="0" calcext:value-type="float">
            <text:p>0,00000000</text:p>
          </table:table-cell>
          <table:table-cell table:formula="of:=no_ptitre/(Vt+[.A228])" office:value-type="float" office:value="0.00137362637362637" calcext:value-type="float">
            <text:p>0,00137363</text:p>
          </table:table-cell>
          <table:table-cell table:formula="of:=IF([.E228]&gt;0;ctitrant*[.A228];no_titrant*1)/(Vt+[.A228])" office:value-type="float" office:value="0" calcext:value-type="float">
            <text:p>0,00000000</text:p>
          </table:table-cell>
          <table:table-cell/>
          <table:table-cell table:formula="of:=MIN(c_reac*v_reac;no_preactif + ctitrant*[.A228]*5)/(Vt+[.A228])" office:value-type="float" office:value="0.00686813186813187" calcext:value-type="float">
            <text:p>0,00686813</text:p>
          </table:table-cell>
          <table:table-cell table:formula="of:=no_stitre/(Vt+[.A228])" office:value-type="float" office:value="0.000686813186813187" calcext:value-type="float">
            <text:p>0,00068681</text:p>
          </table:table-cell>
          <table:table-cell table:formula="of:=ctitrant*[.A228]*1/(Vt+[.A228])" office:value-type="float" office:value="0.00285714285714286" calcext:value-type="float">
            <text:p>0,00285714</text:p>
          </table:table-cell>
          <table:table-cell table:formula="of:=no_sexc/(Vt+[.A228])" office:value-type="float" office:value="0.0686813186813187" calcext:value-type="float">
            <text:p>0,06868132</text:p>
          </table:table-cell>
          <table:table-cell table:formula="of:=no_sreactif/(Vt+[.A228])" office:value-type="float" office:value="0.0137362637362637" calcext:value-type="float">
            <text:p>0,01373626</text:p>
          </table:table-cell>
          <table:table-cell table:formula="of:=[.D228]" office:value-type="float" office:value="0.0598901098902769" calcext:value-type="float">
            <text:p>5,989E-02</text:p>
          </table:table-cell>
          <table:table-cell table:formula="of:=0.00000000000001/[.D228]" office:value-type="float" office:value="0.000000000000166972477063755" calcext:value-type="float">
            <text:p>1,67E-13</text:p>
          </table:table-cell>
          <table:table-cell table:formula="of:=-LOG([.D228])" office:value-type="float" office:value="1.22264489004324" calcext:value-type="float">
            <text:p>1,22264489</text:p>
          </table:table-cell>
          <table:table-cell table:formula="of:=-[.B228] - [.C228] + 2*[.E228] + 2*[.G228] + 3*[.I228] + 2*[.J228] + [.K228] - [.L228] - [.M228]" office:value-type="float" office:value="-0.0598901098901099" calcext:value-type="float">
            <text:p>-0,05989011</text:p>
          </table:table-cell>
          <table:table-cell table:formula="of:=[.B228]*[.B$13]+[.C228]*[.C$13]+[.E228]*[.E$13]+[.F228]*[.F$13]+[.G228]*[.G$13]+[.I228]*[.I$13]+[.J228]*[.J$13]+[.K228]*[.K$13]+[.L228]*[.L$13]+[.D228]*[.D$13]+[.O228]*[.O$13]" office:value-type="float" office:value="2.80218406594323" calcext:value-type="float">
            <text:p>2,80218406594323</text:p>
          </table:table-cell>
          <table:table-cell/>
        </table:table-row>
        <table:table-row table:style-name="ro1">
          <table:table-cell table:formula="of:=[.A228]+dV" office:value-type="float" office:value="20.9" calcext:value-type="float">
            <text:p>20,90000000</text:p>
          </table:table-cell>
          <table:table-cell office:value-type="float" office:value="0" calcext:value-type="float">
            <text:p>0,00000000</text:p>
          </table:table-cell>
          <table:table-cell table:formula="of:=IF([.E229]&gt;0;0;ctitrant*[.A229]-no_reactif/5)/(Vt+[.A229])" office:value-type="float" office:value="0.00231824417009602" calcext:value-type="float">
            <text:p>0,00231824</text:p>
          </table:table-cell>
          <table:table-cell table:formula="of:=(-[.Q229]+SQRT([.Q229]*[.Q229]+0.00000000000004))/2" office:value-type="float" office:value="0.0598079561044196" calcext:value-type="float">
            <text:p>5,981E-02</text:p>
          </table:table-cell>
          <table:table-cell table:formula="of:=MAX(0;no_reactif-ctitrant*[.A229]*5)/(Vt+[.A229])" office:value-type="float" office:value="0" calcext:value-type="float">
            <text:p>0,00000000</text:p>
          </table:table-cell>
          <table:table-cell table:formula="of:=no_ptitre/(Vt+[.A229])" office:value-type="float" office:value="0.00137174211248285" calcext:value-type="float">
            <text:p>0,00137174</text:p>
          </table:table-cell>
          <table:table-cell table:formula="of:=IF([.E229]&gt;0;ctitrant*[.A229];no_titrant*1)/(Vt+[.A229])" office:value-type="float" office:value="0" calcext:value-type="float">
            <text:p>0,00000000</text:p>
          </table:table-cell>
          <table:table-cell/>
          <table:table-cell table:formula="of:=MIN(c_reac*v_reac;no_preactif + ctitrant*[.A229]*5)/(Vt+[.A229])" office:value-type="float" office:value="0.00685871056241427" calcext:value-type="float">
            <text:p>0,00685871</text:p>
          </table:table-cell>
          <table:table-cell table:formula="of:=no_stitre/(Vt+[.A229])" office:value-type="float" office:value="0.000685871056241427" calcext:value-type="float">
            <text:p>0,00068587</text:p>
          </table:table-cell>
          <table:table-cell table:formula="of:=ctitrant*[.A229]*1/(Vt+[.A229])" office:value-type="float" office:value="0.00286694101508916" calcext:value-type="float">
            <text:p>0,00286694</text:p>
          </table:table-cell>
          <table:table-cell table:formula="of:=no_sexc/(Vt+[.A229])" office:value-type="float" office:value="0.0685871056241427" calcext:value-type="float">
            <text:p>0,06858711</text:p>
          </table:table-cell>
          <table:table-cell table:formula="of:=no_sreactif/(Vt+[.A229])" office:value-type="float" office:value="0.0137174211248285" calcext:value-type="float">
            <text:p>0,01371742</text:p>
          </table:table-cell>
          <table:table-cell table:formula="of:=[.D229]" office:value-type="float" office:value="0.0598079561044196" calcext:value-type="float">
            <text:p>5,981E-02</text:p>
          </table:table-cell>
          <table:table-cell table:formula="of:=0.00000000000001/[.D229]" office:value-type="float" office:value="0.000000000000167201834861918" calcext:value-type="float">
            <text:p>1,67E-13</text:p>
          </table:table-cell>
          <table:table-cell table:formula="of:=-LOG([.D229])" office:value-type="float" office:value="1.22324103904817" calcext:value-type="float">
            <text:p>1,22324104</text:p>
          </table:table-cell>
          <table:table-cell table:formula="of:=-[.B229] - [.C229] + 2*[.E229] + 2*[.G229] + 3*[.I229] + 2*[.J229] + [.K229] - [.L229] - [.M229]" office:value-type="float" office:value="-0.0598079561042524" calcext:value-type="float">
            <text:p>-0,05980796</text:p>
          </table:table-cell>
          <table:table-cell table:formula="of:=[.B229]*[.B$13]+[.C229]*[.C$13]+[.E229]*[.E$13]+[.F229]*[.F$13]+[.G229]*[.G$13]+[.I229]*[.I$13]+[.J229]*[.J$13]+[.K229]*[.K$13]+[.L229]*[.L$13]+[.D229]*[.D$13]+[.O229]*[.O$13]" office:value-type="float" office:value="2.79852537723826" calcext:value-type="float">
            <text:p>2,79852537723826</text:p>
          </table:table-cell>
          <table:table-cell/>
        </table:table-row>
        <table:table-row table:style-name="ro1">
          <table:table-cell table:formula="of:=[.A229]+dV" office:value-type="float" office:value="21" calcext:value-type="float">
            <text:p>21,00000000</text:p>
          </table:table-cell>
          <table:table-cell office:value-type="float" office:value="0" calcext:value-type="float">
            <text:p>0,00000000</text:p>
          </table:table-cell>
          <table:table-cell table:formula="of:=IF([.E230]&gt;0;0;ctitrant*[.A230]-no_reactif/5)/(Vt+[.A230])" office:value-type="float" office:value="0.00232876712328767" calcext:value-type="float">
            <text:p>0,00232877</text:p>
          </table:table-cell>
          <table:table-cell table:formula="of:=(-[.Q230]+SQRT([.Q230]*[.Q230]+0.00000000000004))/2" office:value-type="float" office:value="0.0597260273974277" calcext:value-type="float">
            <text:p>5,973E-02</text:p>
          </table:table-cell>
          <table:table-cell table:formula="of:=MAX(0;no_reactif-ctitrant*[.A230]*5)/(Vt+[.A230])" office:value-type="float" office:value="0" calcext:value-type="float">
            <text:p>0,00000000</text:p>
          </table:table-cell>
          <table:table-cell table:formula="of:=no_ptitre/(Vt+[.A230])" office:value-type="float" office:value="0.00136986301369863" calcext:value-type="float">
            <text:p>0,00136986</text:p>
          </table:table-cell>
          <table:table-cell table:formula="of:=IF([.E230]&gt;0;ctitrant*[.A230];no_titrant*1)/(Vt+[.A230])" office:value-type="float" office:value="0" calcext:value-type="float">
            <text:p>0,00000000</text:p>
          </table:table-cell>
          <table:table-cell/>
          <table:table-cell table:formula="of:=MIN(c_reac*v_reac;no_preactif + ctitrant*[.A230]*5)/(Vt+[.A230])" office:value-type="float" office:value="0.00684931506849315" calcext:value-type="float">
            <text:p>0,00684932</text:p>
          </table:table-cell>
          <table:table-cell table:formula="of:=no_stitre/(Vt+[.A230])" office:value-type="float" office:value="0.000684931506849315" calcext:value-type="float">
            <text:p>0,00068493</text:p>
          </table:table-cell>
          <table:table-cell table:formula="of:=ctitrant*[.A230]*1/(Vt+[.A230])" office:value-type="float" office:value="0.00287671232876712" calcext:value-type="float">
            <text:p>0,00287671</text:p>
          </table:table-cell>
          <table:table-cell table:formula="of:=no_sexc/(Vt+[.A230])" office:value-type="float" office:value="0.0684931506849315" calcext:value-type="float">
            <text:p>0,06849315</text:p>
          </table:table-cell>
          <table:table-cell table:formula="of:=no_sreactif/(Vt+[.A230])" office:value-type="float" office:value="0.0136986301369863" calcext:value-type="float">
            <text:p>0,01369863</text:p>
          </table:table-cell>
          <table:table-cell table:formula="of:=[.D230]" office:value-type="float" office:value="0.0597260273974277" calcext:value-type="float">
            <text:p>5,973E-02</text:p>
          </table:table-cell>
          <table:table-cell table:formula="of:=0.00000000000001/[.D230]" office:value-type="float" office:value="0.000000000000167431192660081" calcext:value-type="float">
            <text:p>1,67E-13</text:p>
          </table:table-cell>
          <table:table-cell table:formula="of:=-LOG([.D230])" office:value-type="float" office:value="1.22383637085065" calcext:value-type="float">
            <text:p>1,22383637</text:p>
          </table:table-cell>
          <table:table-cell table:formula="of:=-[.B230] - [.C230] + 2*[.E230] + 2*[.G230] + 3*[.I230] + 2*[.J230] + [.K230] - [.L230] - [.M230]" office:value-type="float" office:value="-0.0597260273972603" calcext:value-type="float">
            <text:p>-0,05972603</text:p>
          </table:table-cell>
          <table:table-cell table:formula="of:=[.B230]*[.B$13]+[.C230]*[.C$13]+[.E230]*[.E$13]+[.F230]*[.F$13]+[.G230]*[.G$13]+[.I230]*[.I$13]+[.J230]*[.J$13]+[.K230]*[.K$13]+[.L230]*[.L$13]+[.D230]*[.D$13]+[.O230]*[.O$13]" office:value-type="float" office:value="2.79487671233796" calcext:value-type="float">
            <text:p>2,79487671233796</text:p>
          </table:table-cell>
          <table:table-cell/>
        </table:table-row>
        <table:table-row table:style-name="ro1">
          <table:table-cell table:formula="of:=[.A230]+dV" office:value-type="float" office:value="21.1" calcext:value-type="float">
            <text:p>21,10000000</text:p>
          </table:table-cell>
          <table:table-cell office:value-type="float" office:value="0" calcext:value-type="float">
            <text:p>0,00000000</text:p>
          </table:table-cell>
          <table:table-cell table:formula="of:=IF([.E231]&gt;0;0;ctitrant*[.A231]-no_reactif/5)/(Vt+[.A231])" office:value-type="float" office:value="0.00233926128590971" calcext:value-type="float">
            <text:p>0,00233926</text:p>
          </table:table-cell>
          <table:table-cell table:formula="of:=(-[.Q231]+SQRT([.Q231]*[.Q231]+0.00000000000004))/2" office:value-type="float" office:value="0.0596443228455849" calcext:value-type="float">
            <text:p>5,964E-02</text:p>
          </table:table-cell>
          <table:table-cell table:formula="of:=MAX(0;no_reactif-ctitrant*[.A231]*5)/(Vt+[.A231])" office:value-type="float" office:value="0" calcext:value-type="float">
            <text:p>0,00000000</text:p>
          </table:table-cell>
          <table:table-cell table:formula="of:=no_ptitre/(Vt+[.A231])" office:value-type="float" office:value="0.00136798905608755" calcext:value-type="float">
            <text:p>0,00136799</text:p>
          </table:table-cell>
          <table:table-cell table:formula="of:=IF([.E231]&gt;0;ctitrant*[.A231];no_titrant*1)/(Vt+[.A231])" office:value-type="float" office:value="0" calcext:value-type="float">
            <text:p>0,00000000</text:p>
          </table:table-cell>
          <table:table-cell/>
          <table:table-cell table:formula="of:=MIN(c_reac*v_reac;no_preactif + ctitrant*[.A231]*5)/(Vt+[.A231])" office:value-type="float" office:value="0.00683994528043776" calcext:value-type="float">
            <text:p>0,00683995</text:p>
          </table:table-cell>
          <table:table-cell table:formula="of:=no_stitre/(Vt+[.A231])" office:value-type="float" office:value="0.000683994528043776" calcext:value-type="float">
            <text:p>0,00068399</text:p>
          </table:table-cell>
          <table:table-cell table:formula="of:=ctitrant*[.A231]*1/(Vt+[.A231])" office:value-type="float" office:value="0.00288645690834473" calcext:value-type="float">
            <text:p>0,00288646</text:p>
          </table:table-cell>
          <table:table-cell table:formula="of:=no_sexc/(Vt+[.A231])" office:value-type="float" office:value="0.0683994528043776" calcext:value-type="float">
            <text:p>0,06839945</text:p>
          </table:table-cell>
          <table:table-cell table:formula="of:=no_sreactif/(Vt+[.A231])" office:value-type="float" office:value="0.0136798905608755" calcext:value-type="float">
            <text:p>0,01367989</text:p>
          </table:table-cell>
          <table:table-cell table:formula="of:=[.D231]" office:value-type="float" office:value="0.0596443228455849" calcext:value-type="float">
            <text:p>5,964E-02</text:p>
          </table:table-cell>
          <table:table-cell table:formula="of:=0.00000000000001/[.D231]" office:value-type="float" office:value="0.000000000000167660550458244" calcext:value-type="float">
            <text:p>1,68E-13</text:p>
          </table:table-cell>
          <table:table-cell table:formula="of:=-LOG([.D231])" office:value-type="float" office:value="1.22443088768805" calcext:value-type="float">
            <text:p>1,22443089</text:p>
          </table:table-cell>
          <table:table-cell table:formula="of:=-[.B231] - [.C231] + 2*[.E231] + 2*[.G231] + 3*[.I231] + 2*[.J231] + [.K231] - [.L231] - [.M231]" office:value-type="float" office:value="-0.0596443228454172" calcext:value-type="float">
            <text:p>-0,05964432</text:p>
          </table:table-cell>
          <table:table-cell table:formula="of:=[.B231]*[.B$13]+[.C231]*[.C$13]+[.E231]*[.E$13]+[.F231]*[.F$13]+[.G231]*[.G$13]+[.I231]*[.I$13]+[.J231]*[.J$13]+[.K231]*[.K$13]+[.L231]*[.L$13]+[.D231]*[.D$13]+[.O231]*[.O$13]" office:value-type="float" office:value="2.79123803010496" calcext:value-type="float">
            <text:p>2,79123803010496</text:p>
          </table:table-cell>
          <table:table-cell/>
        </table:table-row>
        <table:table-row table:style-name="ro1">
          <table:table-cell table:formula="of:=[.A231]+dV" office:value-type="float" office:value="21.2" calcext:value-type="float">
            <text:p>21,20000000</text:p>
          </table:table-cell>
          <table:table-cell office:value-type="float" office:value="0" calcext:value-type="float">
            <text:p>0,00000000</text:p>
          </table:table-cell>
          <table:table-cell table:formula="of:=IF([.E232]&gt;0;0;ctitrant*[.A232]-no_reactif/5)/(Vt+[.A232])" office:value-type="float" office:value="0.00234972677595628" calcext:value-type="float">
            <text:p>0,00234973</text:p>
          </table:table-cell>
          <table:table-cell table:formula="of:=(-[.Q232]+SQRT([.Q232]*[.Q232]+0.00000000000004))/2" office:value-type="float" office:value="0.0595628415302225" calcext:value-type="float">
            <text:p>5,956E-02</text:p>
          </table:table-cell>
          <table:table-cell table:formula="of:=MAX(0;no_reactif-ctitrant*[.A232]*5)/(Vt+[.A232])" office:value-type="float" office:value="0" calcext:value-type="float">
            <text:p>0,00000000</text:p>
          </table:table-cell>
          <table:table-cell table:formula="of:=no_ptitre/(Vt+[.A232])" office:value-type="float" office:value="0.00136612021857924" calcext:value-type="float">
            <text:p>0,00136612</text:p>
          </table:table-cell>
          <table:table-cell table:formula="of:=IF([.E232]&gt;0;ctitrant*[.A232];no_titrant*1)/(Vt+[.A232])" office:value-type="float" office:value="0" calcext:value-type="float">
            <text:p>0,00000000</text:p>
          </table:table-cell>
          <table:table-cell/>
          <table:table-cell table:formula="of:=MIN(c_reac*v_reac;no_preactif + ctitrant*[.A232]*5)/(Vt+[.A232])" office:value-type="float" office:value="0.00683060109289618" calcext:value-type="float">
            <text:p>0,00683060</text:p>
          </table:table-cell>
          <table:table-cell table:formula="of:=no_stitre/(Vt+[.A232])" office:value-type="float" office:value="0.000683060109289618" calcext:value-type="float">
            <text:p>0,00068306</text:p>
          </table:table-cell>
          <table:table-cell table:formula="of:=ctitrant*[.A232]*1/(Vt+[.A232])" office:value-type="float" office:value="0.00289617486338798" calcext:value-type="float">
            <text:p>0,00289617</text:p>
          </table:table-cell>
          <table:table-cell table:formula="of:=no_sexc/(Vt+[.A232])" office:value-type="float" office:value="0.0683060109289617" calcext:value-type="float">
            <text:p>0,06830601</text:p>
          </table:table-cell>
          <table:table-cell table:formula="of:=no_sreactif/(Vt+[.A232])" office:value-type="float" office:value="0.0136612021857924" calcext:value-type="float">
            <text:p>0,01366120</text:p>
          </table:table-cell>
          <table:table-cell table:formula="of:=[.D232]" office:value-type="float" office:value="0.0595628415302225" calcext:value-type="float">
            <text:p>5,956E-02</text:p>
          </table:table-cell>
          <table:table-cell table:formula="of:=0.00000000000001/[.D232]" office:value-type="float" office:value="0.000000000000167889908256407" calcext:value-type="float">
            <text:p>1,68E-13</text:p>
          </table:table-cell>
          <table:table-cell table:formula="of:=-LOG([.D232])" office:value-type="float" office:value="1.22502459178858" calcext:value-type="float">
            <text:p>1,22502459</text:p>
          </table:table-cell>
          <table:table-cell table:formula="of:=-[.B232] - [.C232] + 2*[.E232] + 2*[.G232] + 3*[.I232] + 2*[.J232] + [.K232] - [.L232] - [.M232]" office:value-type="float" office:value="-0.0595628415300546" calcext:value-type="float">
            <text:p>-0,05956284</text:p>
          </table:table-cell>
          <table:table-cell table:formula="of:=[.B232]*[.B$13]+[.C232]*[.C$13]+[.E232]*[.E$13]+[.F232]*[.F$13]+[.G232]*[.G$13]+[.I232]*[.I$13]+[.J232]*[.J$13]+[.K232]*[.K$13]+[.L232]*[.L$13]+[.D232]*[.D$13]+[.O232]*[.O$13]" office:value-type="float" office:value="2.7876092896267" calcext:value-type="float">
            <text:p>2,7876092896267</text:p>
          </table:table-cell>
          <table:table-cell/>
        </table:table-row>
        <table:table-row table:style-name="ro1">
          <table:table-cell table:formula="of:=[.A232]+dV" office:value-type="float" office:value="21.3" calcext:value-type="float">
            <text:p>21,30000000</text:p>
          </table:table-cell>
          <table:table-cell office:value-type="float" office:value="0" calcext:value-type="float">
            <text:p>0,00000000</text:p>
          </table:table-cell>
          <table:table-cell table:formula="of:=IF([.E233]&gt;0;0;ctitrant*[.A233]-no_reactif/5)/(Vt+[.A233])" office:value-type="float" office:value="0.00236016371077763" calcext:value-type="float">
            <text:p>0,00236016</text:p>
          </table:table-cell>
          <table:table-cell table:formula="of:=(-[.Q233]+SQRT([.Q233]*[.Q233]+0.00000000000004))/2" office:value-type="float" office:value="0.0594815825376852" calcext:value-type="float">
            <text:p>5,948E-02</text:p>
          </table:table-cell>
          <table:table-cell table:formula="of:=MAX(0;no_reactif-ctitrant*[.A233]*5)/(Vt+[.A233])" office:value-type="float" office:value="0" calcext:value-type="float">
            <text:p>0,00000000</text:p>
          </table:table-cell>
          <table:table-cell table:formula="of:=no_ptitre/(Vt+[.A233])" office:value-type="float" office:value="0.00136425648021828" calcext:value-type="float">
            <text:p>0,00136426</text:p>
          </table:table-cell>
          <table:table-cell table:formula="of:=IF([.E233]&gt;0;ctitrant*[.A233];no_titrant*1)/(Vt+[.A233])" office:value-type="float" office:value="0" calcext:value-type="float">
            <text:p>0,00000000</text:p>
          </table:table-cell>
          <table:table-cell/>
          <table:table-cell table:formula="of:=MIN(c_reac*v_reac;no_preactif + ctitrant*[.A233]*5)/(Vt+[.A233])" office:value-type="float" office:value="0.00682128240109141" calcext:value-type="float">
            <text:p>0,00682128</text:p>
          </table:table-cell>
          <table:table-cell table:formula="of:=no_stitre/(Vt+[.A233])" office:value-type="float" office:value="0.000682128240109141" calcext:value-type="float">
            <text:p>0,00068213</text:p>
          </table:table-cell>
          <table:table-cell table:formula="of:=ctitrant*[.A233]*1/(Vt+[.A233])" office:value-type="float" office:value="0.00290586630286494" calcext:value-type="float">
            <text:p>0,00290587</text:p>
          </table:table-cell>
          <table:table-cell table:formula="of:=no_sexc/(Vt+[.A233])" office:value-type="float" office:value="0.0682128240109141" calcext:value-type="float">
            <text:p>0,06821282</text:p>
          </table:table-cell>
          <table:table-cell table:formula="of:=no_sreactif/(Vt+[.A233])" office:value-type="float" office:value="0.0136425648021828" calcext:value-type="float">
            <text:p>0,01364256</text:p>
          </table:table-cell>
          <table:table-cell table:formula="of:=[.D233]" office:value-type="float" office:value="0.0594815825376852" calcext:value-type="float">
            <text:p>5,948E-02</text:p>
          </table:table-cell>
          <table:table-cell table:formula="of:=0.00000000000001/[.D233]" office:value-type="float" office:value="0.000000000000168119266054571" calcext:value-type="float">
            <text:p>1,68E-13</text:p>
          </table:table-cell>
          <table:table-cell table:formula="of:=-LOG([.D233])" office:value-type="float" office:value="1.22561748537131" calcext:value-type="float">
            <text:p>1,22561749</text:p>
          </table:table-cell>
          <table:table-cell table:formula="of:=-[.B233] - [.C233] + 2*[.E233] + 2*[.G233] + 3*[.I233] + 2*[.J233] + [.K233] - [.L233] - [.M233]" office:value-type="float" office:value="-0.0594815825375171" calcext:value-type="float">
            <text:p>-0,05948158</text:p>
          </table:table-cell>
          <table:table-cell table:formula="of:=[.B233]*[.B$13]+[.C233]*[.C$13]+[.E233]*[.E$13]+[.F233]*[.F$13]+[.G233]*[.G$13]+[.I233]*[.I$13]+[.J233]*[.J$13]+[.K233]*[.K$13]+[.L233]*[.L$13]+[.D233]*[.D$13]+[.O233]*[.O$13]" office:value-type="float" office:value="2.78399045021387" calcext:value-type="float">
            <text:p>2,78399045021387</text:p>
          </table:table-cell>
          <table:table-cell/>
        </table:table-row>
        <table:table-row table:style-name="ro1">
          <table:table-cell table:formula="of:=[.A233]+dV" office:value-type="float" office:value="21.4" calcext:value-type="float">
            <text:p>21,40000000</text:p>
          </table:table-cell>
          <table:table-cell office:value-type="float" office:value="0" calcext:value-type="float">
            <text:p>0,00000000</text:p>
          </table:table-cell>
          <table:table-cell table:formula="of:=IF([.E234]&gt;0;0;ctitrant*[.A234]-no_reactif/5)/(Vt+[.A234])" office:value-type="float" office:value="0.00237057220708447" calcext:value-type="float">
            <text:p>0,00237057</text:p>
          </table:table-cell>
          <table:table-cell table:formula="of:=(-[.Q234]+SQRT([.Q234]*[.Q234]+0.00000000000004))/2" office:value-type="float" office:value="0.0594005449592964" calcext:value-type="float">
            <text:p>5,940E-02</text:p>
          </table:table-cell>
          <table:table-cell table:formula="of:=MAX(0;no_reactif-ctitrant*[.A234]*5)/(Vt+[.A234])" office:value-type="float" office:value="0" calcext:value-type="float">
            <text:p>0,00000000</text:p>
          </table:table-cell>
          <table:table-cell table:formula="of:=no_ptitre/(Vt+[.A234])" office:value-type="float" office:value="0.00136239782016349" calcext:value-type="float">
            <text:p>0,00136240</text:p>
          </table:table-cell>
          <table:table-cell table:formula="of:=IF([.E234]&gt;0;ctitrant*[.A234];no_titrant*1)/(Vt+[.A234])" office:value-type="float" office:value="0" calcext:value-type="float">
            <text:p>0,00000000</text:p>
          </table:table-cell>
          <table:table-cell/>
          <table:table-cell table:formula="of:=MIN(c_reac*v_reac;no_preactif + ctitrant*[.A234]*5)/(Vt+[.A234])" office:value-type="float" office:value="0.00681198910081744" calcext:value-type="float">
            <text:p>0,00681199</text:p>
          </table:table-cell>
          <table:table-cell table:formula="of:=no_stitre/(Vt+[.A234])" office:value-type="float" office:value="0.000681198910081744" calcext:value-type="float">
            <text:p>0,00068120</text:p>
          </table:table-cell>
          <table:table-cell table:formula="of:=ctitrant*[.A234]*1/(Vt+[.A234])" office:value-type="float" office:value="0.00291553133514986" calcext:value-type="float">
            <text:p>0,00291553</text:p>
          </table:table-cell>
          <table:table-cell table:formula="of:=no_sexc/(Vt+[.A234])" office:value-type="float" office:value="0.0681198910081744" calcext:value-type="float">
            <text:p>0,06811989</text:p>
          </table:table-cell>
          <table:table-cell table:formula="of:=no_sreactif/(Vt+[.A234])" office:value-type="float" office:value="0.0136239782016349" calcext:value-type="float">
            <text:p>0,01362398</text:p>
          </table:table-cell>
          <table:table-cell table:formula="of:=[.D234]" office:value-type="float" office:value="0.0594005449592964" calcext:value-type="float">
            <text:p>5,940E-02</text:p>
          </table:table-cell>
          <table:table-cell table:formula="of:=0.00000000000001/[.D234]" office:value-type="float" office:value="0.000000000000168348623852734" calcext:value-type="float">
            <text:p>1,68E-13</text:p>
          </table:table-cell>
          <table:table-cell table:formula="of:=-LOG([.D234])" office:value-type="float" office:value="1.22620957064625" calcext:value-type="float">
            <text:p>1,22620957</text:p>
          </table:table-cell>
          <table:table-cell table:formula="of:=-[.B234] - [.C234] + 2*[.E234] + 2*[.G234] + 3*[.I234] + 2*[.J234] + [.K234] - [.L234] - [.M234]" office:value-type="float" office:value="-0.0594005449591281" calcext:value-type="float">
            <text:p>-0,05940054</text:p>
          </table:table-cell>
          <table:table-cell table:formula="of:=[.B234]*[.B$13]+[.C234]*[.C$13]+[.E234]*[.E$13]+[.F234]*[.F$13]+[.G234]*[.G$13]+[.I234]*[.I$13]+[.J234]*[.J$13]+[.K234]*[.K$13]+[.L234]*[.L$13]+[.D234]*[.D$13]+[.O234]*[.O$13]" office:value-type="float" office:value="2.78038147139889" calcext:value-type="float">
            <text:p>2,78038147139889</text:p>
          </table:table-cell>
          <table:table-cell/>
        </table:table-row>
        <table:table-row table:style-name="ro1">
          <table:table-cell table:formula="of:=[.A234]+dV" office:value-type="float" office:value="21.5" calcext:value-type="float">
            <text:p>21,50000000</text:p>
          </table:table-cell>
          <table:table-cell office:value-type="float" office:value="0" calcext:value-type="float">
            <text:p>0,00000000</text:p>
          </table:table-cell>
          <table:table-cell table:formula="of:=IF([.E235]&gt;0;0;ctitrant*[.A235]-no_reactif/5)/(Vt+[.A235])" office:value-type="float" office:value="0.00238095238095238" calcext:value-type="float">
            <text:p>0,00238095</text:p>
          </table:table-cell>
          <table:table-cell table:formula="of:=(-[.Q235]+SQRT([.Q235]*[.Q235]+0.00000000000004))/2" office:value-type="float" office:value="0.059319727891325" calcext:value-type="float">
            <text:p>5,932E-02</text:p>
          </table:table-cell>
          <table:table-cell table:formula="of:=MAX(0;no_reactif-ctitrant*[.A235]*5)/(Vt+[.A235])" office:value-type="float" office:value="0" calcext:value-type="float">
            <text:p>0,00000000</text:p>
          </table:table-cell>
          <table:table-cell table:formula="of:=no_ptitre/(Vt+[.A235])" office:value-type="float" office:value="0.00136054421768708" calcext:value-type="float">
            <text:p>0,00136054</text:p>
          </table:table-cell>
          <table:table-cell table:formula="of:=IF([.E235]&gt;0;ctitrant*[.A235];no_titrant*1)/(Vt+[.A235])" office:value-type="float" office:value="0" calcext:value-type="float">
            <text:p>0,00000000</text:p>
          </table:table-cell>
          <table:table-cell/>
          <table:table-cell table:formula="of:=MIN(c_reac*v_reac;no_preactif + ctitrant*[.A235]*5)/(Vt+[.A235])" office:value-type="float" office:value="0.00680272108843537" calcext:value-type="float">
            <text:p>0,00680272</text:p>
          </table:table-cell>
          <table:table-cell table:formula="of:=no_stitre/(Vt+[.A235])" office:value-type="float" office:value="0.000680272108843537" calcext:value-type="float">
            <text:p>0,00068027</text:p>
          </table:table-cell>
          <table:table-cell table:formula="of:=ctitrant*[.A235]*1/(Vt+[.A235])" office:value-type="float" office:value="0.00292517006802721" calcext:value-type="float">
            <text:p>0,00292517</text:p>
          </table:table-cell>
          <table:table-cell table:formula="of:=no_sexc/(Vt+[.A235])" office:value-type="float" office:value="0.0680272108843537" calcext:value-type="float">
            <text:p>0,06802721</text:p>
          </table:table-cell>
          <table:table-cell table:formula="of:=no_sreactif/(Vt+[.A235])" office:value-type="float" office:value="0.0136054421768707" calcext:value-type="float">
            <text:p>0,01360544</text:p>
          </table:table-cell>
          <table:table-cell table:formula="of:=[.D235]" office:value-type="float" office:value="0.059319727891325" calcext:value-type="float">
            <text:p>5,932E-02</text:p>
          </table:table-cell>
          <table:table-cell table:formula="of:=0.00000000000001/[.D235]" office:value-type="float" office:value="0.000000000000168577981650897" calcext:value-type="float">
            <text:p>1,69E-13</text:p>
          </table:table-cell>
          <table:table-cell table:formula="of:=-LOG([.D235])" office:value-type="float" office:value="1.22680084981437" calcext:value-type="float">
            <text:p>1,22680085</text:p>
          </table:table-cell>
          <table:table-cell table:formula="of:=-[.B235] - [.C235] + 2*[.E235] + 2*[.G235] + 3*[.I235] + 2*[.J235] + [.K235] - [.L235] - [.M235]" office:value-type="float" office:value="-0.0593197278911565" calcext:value-type="float">
            <text:p>-0,05931973</text:p>
          </table:table-cell>
          <table:table-cell table:formula="of:=[.B235]*[.B$13]+[.C235]*[.C$13]+[.E235]*[.E$13]+[.F235]*[.F$13]+[.G235]*[.G$13]+[.I235]*[.I$13]+[.J235]*[.J$13]+[.K235]*[.K$13]+[.L235]*[.L$13]+[.D235]*[.D$13]+[.O235]*[.O$13]" office:value-type="float" office:value="2.77678231293442" calcext:value-type="float">
            <text:p>2,77678231293442</text:p>
          </table:table-cell>
          <table:table-cell/>
        </table:table-row>
        <table:table-row table:style-name="ro1">
          <table:table-cell table:formula="of:=[.A235]+dV" office:value-type="float" office:value="21.6" calcext:value-type="float">
            <text:p>21,60000000</text:p>
          </table:table-cell>
          <table:table-cell office:value-type="float" office:value="0" calcext:value-type="float">
            <text:p>0,00000000</text:p>
          </table:table-cell>
          <table:table-cell table:formula="of:=IF([.E236]&gt;0;0;ctitrant*[.A236]-no_reactif/5)/(Vt+[.A236])" office:value-type="float" office:value="0.00239130434782609" calcext:value-type="float">
            <text:p>0,00239130</text:p>
          </table:table-cell>
          <table:table-cell table:formula="of:=(-[.Q236]+SQRT([.Q236]*[.Q236]+0.00000000000004))/2" office:value-type="float" office:value="0.0592391304349514" calcext:value-type="float">
            <text:p>5,924E-02</text:p>
          </table:table-cell>
          <table:table-cell table:formula="of:=MAX(0;no_reactif-ctitrant*[.A236]*5)/(Vt+[.A236])" office:value-type="float" office:value="0" calcext:value-type="float">
            <text:p>0,00000000</text:p>
          </table:table-cell>
          <table:table-cell table:formula="of:=no_ptitre/(Vt+[.A236])" office:value-type="float" office:value="0.00135869565217391" calcext:value-type="float">
            <text:p>0,00135870</text:p>
          </table:table-cell>
          <table:table-cell table:formula="of:=IF([.E236]&gt;0;ctitrant*[.A236];no_titrant*1)/(Vt+[.A236])" office:value-type="float" office:value="0" calcext:value-type="float">
            <text:p>0,00000000</text:p>
          </table:table-cell>
          <table:table-cell/>
          <table:table-cell table:formula="of:=MIN(c_reac*v_reac;no_preactif + ctitrant*[.A236]*5)/(Vt+[.A236])" office:value-type="float" office:value="0.00679347826086957" calcext:value-type="float">
            <text:p>0,00679348</text:p>
          </table:table-cell>
          <table:table-cell table:formula="of:=no_stitre/(Vt+[.A236])" office:value-type="float" office:value="0.000679347826086957" calcext:value-type="float">
            <text:p>0,00067935</text:p>
          </table:table-cell>
          <table:table-cell table:formula="of:=ctitrant*[.A236]*1/(Vt+[.A236])" office:value-type="float" office:value="0.00293478260869565" calcext:value-type="float">
            <text:p>0,00293478</text:p>
          </table:table-cell>
          <table:table-cell table:formula="of:=no_sexc/(Vt+[.A236])" office:value-type="float" office:value="0.0679347826086957" calcext:value-type="float">
            <text:p>0,06793478</text:p>
          </table:table-cell>
          <table:table-cell table:formula="of:=no_sreactif/(Vt+[.A236])" office:value-type="float" office:value="0.0135869565217391" calcext:value-type="float">
            <text:p>0,01358696</text:p>
          </table:table-cell>
          <table:table-cell table:formula="of:=[.D236]" office:value-type="float" office:value="0.0592391304349514" calcext:value-type="float">
            <text:p>5,924E-02</text:p>
          </table:table-cell>
          <table:table-cell table:formula="of:=0.00000000000001/[.D236]" office:value-type="float" office:value="0.00000000000016880733944906" calcext:value-type="float">
            <text:p>1,69E-13</text:p>
          </table:table-cell>
          <table:table-cell table:formula="of:=-LOG([.D236])" office:value-type="float" office:value="1.22739132506768" calcext:value-type="float">
            <text:p>1,22739133</text:p>
          </table:table-cell>
          <table:table-cell table:formula="of:=-[.B236] - [.C236] + 2*[.E236] + 2*[.G236] + 3*[.I236] + 2*[.J236] + [.K236] - [.L236] - [.M236]" office:value-type="float" office:value="-0.0592391304347826" calcext:value-type="float">
            <text:p>-0,05923913</text:p>
          </table:table-cell>
          <table:table-cell table:formula="of:=[.B236]*[.B$13]+[.C236]*[.C$13]+[.E236]*[.E$13]+[.F236]*[.F$13]+[.G236]*[.G$13]+[.I236]*[.I$13]+[.J236]*[.J$13]+[.K236]*[.K$13]+[.L236]*[.L$13]+[.D236]*[.D$13]+[.O236]*[.O$13]" office:value-type="float" office:value="2.77319293479188" calcext:value-type="float">
            <text:p>2,77319293479188</text:p>
          </table:table-cell>
          <table:table-cell/>
        </table:table-row>
        <table:table-row table:style-name="ro1">
          <table:table-cell table:formula="of:=[.A236]+dV" office:value-type="float" office:value="21.7" calcext:value-type="float">
            <text:p>21,70000000</text:p>
          </table:table-cell>
          <table:table-cell office:value-type="float" office:value="0" calcext:value-type="float">
            <text:p>0,00000000</text:p>
          </table:table-cell>
          <table:table-cell table:formula="of:=IF([.E237]&gt;0;0;ctitrant*[.A237]-no_reactif/5)/(Vt+[.A237])" office:value-type="float" office:value="0.00240162822252374" calcext:value-type="float">
            <text:p>0,00240163</text:p>
          </table:table-cell>
          <table:table-cell table:formula="of:=(-[.Q237]+SQRT([.Q237]*[.Q237]+0.00000000000004))/2" office:value-type="float" office:value="0.0591587516962342" calcext:value-type="float">
            <text:p>5,916E-02</text:p>
          </table:table-cell>
          <table:table-cell table:formula="of:=MAX(0;no_reactif-ctitrant*[.A237]*5)/(Vt+[.A237])" office:value-type="float" office:value="0" calcext:value-type="float">
            <text:p>0,00000000</text:p>
          </table:table-cell>
          <table:table-cell table:formula="of:=no_ptitre/(Vt+[.A237])" office:value-type="float" office:value="0.00135685210312076" calcext:value-type="float">
            <text:p>0,00135685</text:p>
          </table:table-cell>
          <table:table-cell table:formula="of:=IF([.E237]&gt;0;ctitrant*[.A237];no_titrant*1)/(Vt+[.A237])" office:value-type="float" office:value="0" calcext:value-type="float">
            <text:p>0,00000000</text:p>
          </table:table-cell>
          <table:table-cell/>
          <table:table-cell table:formula="of:=MIN(c_reac*v_reac;no_preactif + ctitrant*[.A237]*5)/(Vt+[.A237])" office:value-type="float" office:value="0.0067842605156038" calcext:value-type="float">
            <text:p>0,00678426</text:p>
          </table:table-cell>
          <table:table-cell table:formula="of:=no_stitre/(Vt+[.A237])" office:value-type="float" office:value="0.00067842605156038" calcext:value-type="float">
            <text:p>0,00067843</text:p>
          </table:table-cell>
          <table:table-cell table:formula="of:=ctitrant*[.A237]*1/(Vt+[.A237])" office:value-type="float" office:value="0.00294436906377205" calcext:value-type="float">
            <text:p>0,00294437</text:p>
          </table:table-cell>
          <table:table-cell table:formula="of:=no_sexc/(Vt+[.A237])" office:value-type="float" office:value="0.067842605156038" calcext:value-type="float">
            <text:p>0,06784261</text:p>
          </table:table-cell>
          <table:table-cell table:formula="of:=no_sreactif/(Vt+[.A237])" office:value-type="float" office:value="0.0135685210312076" calcext:value-type="float">
            <text:p>0,01356852</text:p>
          </table:table-cell>
          <table:table-cell table:formula="of:=[.D237]" office:value-type="float" office:value="0.0591587516962342" calcext:value-type="float">
            <text:p>5,916E-02</text:p>
          </table:table-cell>
          <table:table-cell table:formula="of:=0.00000000000001/[.D237]" office:value-type="float" office:value="0.000000000000169036697247223" calcext:value-type="float">
            <text:p>1,69E-13</text:p>
          </table:table-cell>
          <table:table-cell table:formula="of:=-LOG([.D237])" office:value-type="float" office:value="1.22798099858922" calcext:value-type="float">
            <text:p>1,22798100</text:p>
          </table:table-cell>
          <table:table-cell table:formula="of:=-[.B237] - [.C237] + 2*[.E237] + 2*[.G237] + 3*[.I237] + 2*[.J237] + [.K237] - [.L237] - [.M237]" office:value-type="float" office:value="-0.0591587516960651" calcext:value-type="float">
            <text:p>-0,05915875</text:p>
          </table:table-cell>
          <table:table-cell table:formula="of:=[.B237]*[.B$13]+[.C237]*[.C$13]+[.E237]*[.E$13]+[.F237]*[.F$13]+[.G237]*[.G$13]+[.I237]*[.I$13]+[.J237]*[.J$13]+[.K237]*[.K$13]+[.L237]*[.L$13]+[.D237]*[.D$13]+[.O237]*[.O$13]" office:value-type="float" office:value="2.76961329715989" calcext:value-type="float">
            <text:p>2,76961329715989</text:p>
          </table:table-cell>
          <table:table-cell/>
        </table:table-row>
        <table:table-row table:style-name="ro1">
          <table:table-cell table:formula="of:=[.A237]+dV" office:value-type="float" office:value="21.8" calcext:value-type="float">
            <text:p>21,80000000</text:p>
          </table:table-cell>
          <table:table-cell office:value-type="float" office:value="0" calcext:value-type="float">
            <text:p>0,00000000</text:p>
          </table:table-cell>
          <table:table-cell table:formula="of:=IF([.E238]&gt;0;0;ctitrant*[.A238]-no_reactif/5)/(Vt+[.A238])" office:value-type="float" office:value="0.00241192411924119" calcext:value-type="float">
            <text:p>0,00241192</text:p>
          </table:table-cell>
          <table:table-cell table:formula="of:=(-[.Q238]+SQRT([.Q238]*[.Q238]+0.00000000000004))/2" office:value-type="float" office:value="0.0590785907860771" calcext:value-type="float">
            <text:p>5,908E-02</text:p>
          </table:table-cell>
          <table:table-cell table:formula="of:=MAX(0;no_reactif-ctitrant*[.A238]*5)/(Vt+[.A238])" office:value-type="float" office:value="0" calcext:value-type="float">
            <text:p>0,00000000</text:p>
          </table:table-cell>
          <table:table-cell table:formula="of:=no_ptitre/(Vt+[.A238])" office:value-type="float" office:value="0.0013550135501355" calcext:value-type="float">
            <text:p>0,00135501</text:p>
          </table:table-cell>
          <table:table-cell table:formula="of:=IF([.E238]&gt;0;ctitrant*[.A238];no_titrant*1)/(Vt+[.A238])" office:value-type="float" office:value="0" calcext:value-type="float">
            <text:p>0,00000000</text:p>
          </table:table-cell>
          <table:table-cell/>
          <table:table-cell table:formula="of:=MIN(c_reac*v_reac;no_preactif + ctitrant*[.A238]*5)/(Vt+[.A238])" office:value-type="float" office:value="0.00677506775067751" calcext:value-type="float">
            <text:p>0,00677507</text:p>
          </table:table-cell>
          <table:table-cell table:formula="of:=no_stitre/(Vt+[.A238])" office:value-type="float" office:value="0.000677506775067751" calcext:value-type="float">
            <text:p>0,00067751</text:p>
          </table:table-cell>
          <table:table-cell table:formula="of:=ctitrant*[.A238]*1/(Vt+[.A238])" office:value-type="float" office:value="0.00295392953929539" calcext:value-type="float">
            <text:p>0,00295393</text:p>
          </table:table-cell>
          <table:table-cell table:formula="of:=no_sexc/(Vt+[.A238])" office:value-type="float" office:value="0.0677506775067751" calcext:value-type="float">
            <text:p>0,06775068</text:p>
          </table:table-cell>
          <table:table-cell table:formula="of:=no_sreactif/(Vt+[.A238])" office:value-type="float" office:value="0.013550135501355" calcext:value-type="float">
            <text:p>0,01355014</text:p>
          </table:table-cell>
          <table:table-cell table:formula="of:=[.D238]" office:value-type="float" office:value="0.0590785907860771" calcext:value-type="float">
            <text:p>5,908E-02</text:p>
          </table:table-cell>
          <table:table-cell table:formula="of:=0.00000000000001/[.D238]" office:value-type="float" office:value="0.000000000000169266055045387" calcext:value-type="float">
            <text:p>1,69E-13</text:p>
          </table:table-cell>
          <table:table-cell table:formula="of:=-LOG([.D238])" office:value-type="float" office:value="1.22856987255321" calcext:value-type="float">
            <text:p>1,22856987</text:p>
          </table:table-cell>
          <table:table-cell table:formula="of:=-[.B238] - [.C238] + 2*[.E238] + 2*[.G238] + 3*[.I238] + 2*[.J238] + [.K238] - [.L238] - [.M238]" office:value-type="float" office:value="-0.0590785907859079" calcext:value-type="float">
            <text:p>-0,05907859</text:p>
          </table:table-cell>
          <table:table-cell table:formula="of:=[.B238]*[.B$13]+[.C238]*[.C$13]+[.E238]*[.E$13]+[.F238]*[.F$13]+[.G238]*[.G$13]+[.I238]*[.I$13]+[.J238]*[.J$13]+[.K238]*[.K$13]+[.L238]*[.L$13]+[.D238]*[.D$13]+[.O238]*[.O$13]" office:value-type="float" office:value="2.7660433604429" calcext:value-type="float">
            <text:p>2,7660433604429</text:p>
          </table:table-cell>
          <table:table-cell/>
        </table:table-row>
        <table:table-row table:style-name="ro1">
          <table:table-cell table:formula="of:=[.A238]+dV" office:value-type="float" office:value="21.9" calcext:value-type="float">
            <text:p>21,90000000</text:p>
          </table:table-cell>
          <table:table-cell office:value-type="float" office:value="0" calcext:value-type="float">
            <text:p>0,00000000</text:p>
          </table:table-cell>
          <table:table-cell table:formula="of:=IF([.E239]&gt;0;0;ctitrant*[.A239]-no_reactif/5)/(Vt+[.A239])" office:value-type="float" office:value="0.00242219215155616" calcext:value-type="float">
            <text:p>0,00242219</text:p>
          </table:table-cell>
          <table:table-cell table:formula="of:=(-[.Q239]+SQRT([.Q239]*[.Q239]+0.00000000000004))/2" office:value-type="float" office:value="0.0589986468201966" calcext:value-type="float">
            <text:p>5,900E-02</text:p>
          </table:table-cell>
          <table:table-cell table:formula="of:=MAX(0;no_reactif-ctitrant*[.A239]*5)/(Vt+[.A239])" office:value-type="float" office:value="0" calcext:value-type="float">
            <text:p>0,00000000</text:p>
          </table:table-cell>
          <table:table-cell table:formula="of:=no_ptitre/(Vt+[.A239])" office:value-type="float" office:value="0.0013531799729364" calcext:value-type="float">
            <text:p>0,00135318</text:p>
          </table:table-cell>
          <table:table-cell table:formula="of:=IF([.E239]&gt;0;ctitrant*[.A239];no_titrant*1)/(Vt+[.A239])" office:value-type="float" office:value="0" calcext:value-type="float">
            <text:p>0,00000000</text:p>
          </table:table-cell>
          <table:table-cell/>
          <table:table-cell table:formula="of:=MIN(c_reac*v_reac;no_preactif + ctitrant*[.A239]*5)/(Vt+[.A239])" office:value-type="float" office:value="0.006765899864682" calcext:value-type="float">
            <text:p>0,00676590</text:p>
          </table:table-cell>
          <table:table-cell table:formula="of:=no_stitre/(Vt+[.A239])" office:value-type="float" office:value="0.0006765899864682" calcext:value-type="float">
            <text:p>0,00067659</text:p>
          </table:table-cell>
          <table:table-cell table:formula="of:=ctitrant*[.A239]*1/(Vt+[.A239])" office:value-type="float" office:value="0.00296346414073072" calcext:value-type="float">
            <text:p>0,00296346</text:p>
          </table:table-cell>
          <table:table-cell table:formula="of:=no_sexc/(Vt+[.A239])" office:value-type="float" office:value="0.06765899864682" calcext:value-type="float">
            <text:p>0,06765900</text:p>
          </table:table-cell>
          <table:table-cell table:formula="of:=no_sreactif/(Vt+[.A239])" office:value-type="float" office:value="0.013531799729364" calcext:value-type="float">
            <text:p>0,01353180</text:p>
          </table:table-cell>
          <table:table-cell table:formula="of:=[.D239]" office:value-type="float" office:value="0.0589986468201966" calcext:value-type="float">
            <text:p>5,900E-02</text:p>
          </table:table-cell>
          <table:table-cell table:formula="of:=0.00000000000001/[.D239]" office:value-type="float" office:value="0.00000000000016949541284355" calcext:value-type="float">
            <text:p>1,69E-13</text:p>
          </table:table-cell>
          <table:table-cell table:formula="of:=-LOG([.D239])" office:value-type="float" office:value="1.22915794912499" calcext:value-type="float">
            <text:p>1,22915795</text:p>
          </table:table-cell>
          <table:table-cell table:formula="of:=-[.B239] - [.C239] + 2*[.E239] + 2*[.G239] + 3*[.I239] + 2*[.J239] + [.K239] - [.L239] - [.M239]" office:value-type="float" office:value="-0.0589986468200271" calcext:value-type="float">
            <text:p>-0,05899865</text:p>
          </table:table-cell>
          <table:table-cell table:formula="of:=[.B239]*[.B$13]+[.C239]*[.C$13]+[.E239]*[.E$13]+[.F239]*[.F$13]+[.G239]*[.G$13]+[.I239]*[.I$13]+[.J239]*[.J$13]+[.K239]*[.K$13]+[.L239]*[.L$13]+[.D239]*[.D$13]+[.O239]*[.O$13]" office:value-type="float" office:value="2.76248308525964" calcext:value-type="float">
            <text:p>2,76248308525964</text:p>
          </table:table-cell>
          <table:table-cell/>
        </table:table-row>
        <table:table-row table:style-name="ro1">
          <table:table-cell table:formula="of:=[.A239]+dV" office:value-type="float" office:value="22" calcext:value-type="float">
            <text:p>22,00000000</text:p>
          </table:table-cell>
          <table:table-cell office:value-type="float" office:value="0" calcext:value-type="float">
            <text:p>0,00000000</text:p>
          </table:table-cell>
          <table:table-cell table:formula="of:=IF([.E240]&gt;0;0;ctitrant*[.A240]-no_reactif/5)/(Vt+[.A240])" office:value-type="float" office:value="0.00243243243243243" calcext:value-type="float">
            <text:p>0,00243243</text:p>
          </table:table-cell>
          <table:table-cell table:formula="of:=(-[.Q240]+SQRT([.Q240]*[.Q240]+0.00000000000004))/2" office:value-type="float" office:value="0.0589189189190886" calcext:value-type="float">
            <text:p>5,892E-02</text:p>
          </table:table-cell>
          <table:table-cell table:formula="of:=MAX(0;no_reactif-ctitrant*[.A240]*5)/(Vt+[.A240])" office:value-type="float" office:value="0" calcext:value-type="float">
            <text:p>0,00000000</text:p>
          </table:table-cell>
          <table:table-cell table:formula="of:=no_ptitre/(Vt+[.A240])" office:value-type="float" office:value="0.00135135135135135" calcext:value-type="float">
            <text:p>0,00135135</text:p>
          </table:table-cell>
          <table:table-cell table:formula="of:=IF([.E240]&gt;0;ctitrant*[.A240];no_titrant*1)/(Vt+[.A240])" office:value-type="float" office:value="0" calcext:value-type="float">
            <text:p>0,00000000</text:p>
          </table:table-cell>
          <table:table-cell/>
          <table:table-cell table:formula="of:=MIN(c_reac*v_reac;no_preactif + ctitrant*[.A240]*5)/(Vt+[.A240])" office:value-type="float" office:value="0.00675675675675676" calcext:value-type="float">
            <text:p>0,00675676</text:p>
          </table:table-cell>
          <table:table-cell table:formula="of:=no_stitre/(Vt+[.A240])" office:value-type="float" office:value="0.000675675675675676" calcext:value-type="float">
            <text:p>0,00067568</text:p>
          </table:table-cell>
          <table:table-cell table:formula="of:=ctitrant*[.A240]*1/(Vt+[.A240])" office:value-type="float" office:value="0.00297297297297297" calcext:value-type="float">
            <text:p>0,00297297</text:p>
          </table:table-cell>
          <table:table-cell table:formula="of:=no_sexc/(Vt+[.A240])" office:value-type="float" office:value="0.0675675675675676" calcext:value-type="float">
            <text:p>0,06756757</text:p>
          </table:table-cell>
          <table:table-cell table:formula="of:=no_sreactif/(Vt+[.A240])" office:value-type="float" office:value="0.0135135135135135" calcext:value-type="float">
            <text:p>0,01351351</text:p>
          </table:table-cell>
          <table:table-cell table:formula="of:=[.D240]" office:value-type="float" office:value="0.0589189189190886" calcext:value-type="float">
            <text:p>5,892E-02</text:p>
          </table:table-cell>
          <table:table-cell table:formula="of:=0.00000000000001/[.D240]" office:value-type="float" office:value="0.000000000000169724770641713" calcext:value-type="float">
            <text:p>1,70E-13</text:p>
          </table:table-cell>
          <table:table-cell table:formula="of:=-LOG([.D240])" office:value-type="float" office:value="1.22974523046114" calcext:value-type="float">
            <text:p>1,22974523</text:p>
          </table:table-cell>
          <table:table-cell table:formula="of:=-[.B240] - [.C240] + 2*[.E240] + 2*[.G240] + 3*[.I240] + 2*[.J240] + [.K240] - [.L240] - [.M240]" office:value-type="float" office:value="-0.0589189189189189" calcext:value-type="float">
            <text:p>-0,05891892</text:p>
          </table:table-cell>
          <table:table-cell table:formula="of:=[.B240]*[.B$13]+[.C240]*[.C$13]+[.E240]*[.E$13]+[.F240]*[.F$13]+[.G240]*[.G$13]+[.I240]*[.I$13]+[.J240]*[.J$13]+[.K240]*[.K$13]+[.L240]*[.L$13]+[.D240]*[.D$13]+[.O240]*[.O$13]" office:value-type="float" office:value="2.75893243244175" calcext:value-type="float">
            <text:p>2,75893243244175</text:p>
          </table:table-cell>
          <table:table-cell/>
        </table:table-row>
        <table:table-row table:style-name="ro1">
          <table:table-cell table:formula="of:=[.A240]+dV" office:value-type="float" office:value="22.1" calcext:value-type="float">
            <text:p>22,10000000</text:p>
          </table:table-cell>
          <table:table-cell office:value-type="float" office:value="0" calcext:value-type="float">
            <text:p>0,00000000</text:p>
          </table:table-cell>
          <table:table-cell table:formula="of:=IF([.E241]&gt;0;0;ctitrant*[.A241]-no_reactif/5)/(Vt+[.A241])" office:value-type="float" office:value="0.00244264507422402" calcext:value-type="float">
            <text:p>0,00244265</text:p>
          </table:table-cell>
          <table:table-cell table:formula="of:=(-[.Q241]+SQRT([.Q241]*[.Q241]+0.00000000000004))/2" office:value-type="float" office:value="0.0588394062079972" calcext:value-type="float">
            <text:p>5,884E-02</text:p>
          </table:table-cell>
          <table:table-cell table:formula="of:=MAX(0;no_reactif-ctitrant*[.A241]*5)/(Vt+[.A241])" office:value-type="float" office:value="0" calcext:value-type="float">
            <text:p>0,00000000</text:p>
          </table:table-cell>
          <table:table-cell table:formula="of:=no_ptitre/(Vt+[.A241])" office:value-type="float" office:value="0.00134952766531714" calcext:value-type="float">
            <text:p>0,00134953</text:p>
          </table:table-cell>
          <table:table-cell table:formula="of:=IF([.E241]&gt;0;ctitrant*[.A241];no_titrant*1)/(Vt+[.A241])" office:value-type="float" office:value="0" calcext:value-type="float">
            <text:p>0,00000000</text:p>
          </table:table-cell>
          <table:table-cell/>
          <table:table-cell table:formula="of:=MIN(c_reac*v_reac;no_preactif + ctitrant*[.A241]*5)/(Vt+[.A241])" office:value-type="float" office:value="0.0067476383265857" calcext:value-type="float">
            <text:p>0,00674764</text:p>
          </table:table-cell>
          <table:table-cell table:formula="of:=no_stitre/(Vt+[.A241])" office:value-type="float" office:value="0.00067476383265857" calcext:value-type="float">
            <text:p>0,00067476</text:p>
          </table:table-cell>
          <table:table-cell table:formula="of:=ctitrant*[.A241]*1/(Vt+[.A241])" office:value-type="float" office:value="0.00298245614035088" calcext:value-type="float">
            <text:p>0,00298246</text:p>
          </table:table-cell>
          <table:table-cell table:formula="of:=no_sexc/(Vt+[.A241])" office:value-type="float" office:value="0.067476383265857" calcext:value-type="float">
            <text:p>0,06747638</text:p>
          </table:table-cell>
          <table:table-cell table:formula="of:=no_sreactif/(Vt+[.A241])" office:value-type="float" office:value="0.0134952766531714" calcext:value-type="float">
            <text:p>0,01349528</text:p>
          </table:table-cell>
          <table:table-cell table:formula="of:=[.D241]" office:value-type="float" office:value="0.0588394062079972" calcext:value-type="float">
            <text:p>5,884E-02</text:p>
          </table:table-cell>
          <table:table-cell table:formula="of:=0.00000000000001/[.D241]" office:value-type="float" office:value="0.000000000000169954128439876" calcext:value-type="float">
            <text:p>1,70E-13</text:p>
          </table:table-cell>
          <table:table-cell table:formula="of:=-LOG([.D241])" office:value-type="float" office:value="1.23033171870949" calcext:value-type="float">
            <text:p>1,23033172</text:p>
          </table:table-cell>
          <table:table-cell table:formula="of:=-[.B241] - [.C241] + 2*[.E241] + 2*[.G241] + 3*[.I241] + 2*[.J241] + [.K241] - [.L241] - [.M241]" office:value-type="float" office:value="-0.0588394062078273" calcext:value-type="float">
            <text:p>-0,05883941</text:p>
          </table:table-cell>
          <table:table-cell table:formula="of:=[.B241]*[.B$13]+[.C241]*[.C$13]+[.E241]*[.E$13]+[.F241]*[.F$13]+[.G241]*[.G$13]+[.I241]*[.I$13]+[.J241]*[.J$13]+[.K241]*[.K$13]+[.L241]*[.L$13]+[.D241]*[.D$13]+[.O241]*[.O$13]" office:value-type="float" office:value="2.75539136303227" calcext:value-type="float">
            <text:p>2,75539136303227</text:p>
          </table:table-cell>
          <table:table-cell/>
        </table:table-row>
        <table:table-row table:style-name="ro1">
          <table:table-cell table:formula="of:=[.A241]+dV" office:value-type="float" office:value="22.2" calcext:value-type="float">
            <text:p>22,20000000</text:p>
          </table:table-cell>
          <table:table-cell office:value-type="float" office:value="0" calcext:value-type="float">
            <text:p>0,00000000</text:p>
          </table:table-cell>
          <table:table-cell table:formula="of:=IF([.E242]&gt;0;0;ctitrant*[.A242]-no_reactif/5)/(Vt+[.A242])" office:value-type="float" office:value="0.00245283018867924" calcext:value-type="float">
            <text:p>0,00245283</text:p>
          </table:table-cell>
          <table:table-cell table:formula="of:=(-[.Q242]+SQRT([.Q242]*[.Q242]+0.00000000000004))/2" office:value-type="float" office:value="0.0587601078168818" calcext:value-type="float">
            <text:p>5,876E-02</text:p>
          </table:table-cell>
          <table:table-cell table:formula="of:=MAX(0;no_reactif-ctitrant*[.A242]*5)/(Vt+[.A242])" office:value-type="float" office:value="0" calcext:value-type="float">
            <text:p>0,00000000</text:p>
          </table:table-cell>
          <table:table-cell table:formula="of:=no_ptitre/(Vt+[.A242])" office:value-type="float" office:value="0.00134770889487871" calcext:value-type="float">
            <text:p>0,00134771</text:p>
          </table:table-cell>
          <table:table-cell table:formula="of:=IF([.E242]&gt;0;ctitrant*[.A242];no_titrant*1)/(Vt+[.A242])" office:value-type="float" office:value="0" calcext:value-type="float">
            <text:p>0,00000000</text:p>
          </table:table-cell>
          <table:table-cell/>
          <table:table-cell table:formula="of:=MIN(c_reac*v_reac;no_preactif + ctitrant*[.A242]*5)/(Vt+[.A242])" office:value-type="float" office:value="0.00673854447439353" calcext:value-type="float">
            <text:p>0,00673854</text:p>
          </table:table-cell>
          <table:table-cell table:formula="of:=no_stitre/(Vt+[.A242])" office:value-type="float" office:value="0.000673854447439353" calcext:value-type="float">
            <text:p>0,00067385</text:p>
          </table:table-cell>
          <table:table-cell table:formula="of:=ctitrant*[.A242]*1/(Vt+[.A242])" office:value-type="float" office:value="0.00299191374663073" calcext:value-type="float">
            <text:p>0,00299191</text:p>
          </table:table-cell>
          <table:table-cell table:formula="of:=no_sexc/(Vt+[.A242])" office:value-type="float" office:value="0.0673854447439353" calcext:value-type="float">
            <text:p>0,06738544</text:p>
          </table:table-cell>
          <table:table-cell table:formula="of:=no_sreactif/(Vt+[.A242])" office:value-type="float" office:value="0.0134770889487871" calcext:value-type="float">
            <text:p>0,01347709</text:p>
          </table:table-cell>
          <table:table-cell table:formula="of:=[.D242]" office:value-type="float" office:value="0.0587601078168818" calcext:value-type="float">
            <text:p>5,876E-02</text:p>
          </table:table-cell>
          <table:table-cell table:formula="of:=0.00000000000001/[.D242]" office:value-type="float" office:value="0.000000000000170183486238039" calcext:value-type="float">
            <text:p>1,70E-13</text:p>
          </table:table-cell>
          <table:table-cell table:formula="of:=-LOG([.D242])" office:value-type="float" office:value="1.23091741600918" calcext:value-type="float">
            <text:p>1,23091742</text:p>
          </table:table-cell>
          <table:table-cell table:formula="of:=-[.B242] - [.C242] + 2*[.E242] + 2*[.G242] + 3*[.I242] + 2*[.J242] + [.K242] - [.L242] - [.M242]" office:value-type="float" office:value="-0.0587601078167116" calcext:value-type="float">
            <text:p>-0,05876011</text:p>
          </table:table-cell>
          <table:table-cell table:formula="of:=[.B242]*[.B$13]+[.C242]*[.C$13]+[.E242]*[.E$13]+[.F242]*[.F$13]+[.G242]*[.G$13]+[.I242]*[.I$13]+[.J242]*[.J$13]+[.K242]*[.K$13]+[.L242]*[.L$13]+[.D242]*[.D$13]+[.O242]*[.O$13]" office:value-type="float" office:value="2.75185983828428" calcext:value-type="float">
            <text:p>2,75185983828428</text:p>
          </table:table-cell>
          <table:table-cell/>
        </table:table-row>
        <table:named-expressions>
          <table:named-range table:name="ctitrant" table:base-cell-address="$'titrage NO3'.$C$5" table:cell-range-address="$'titrage NO3'.$C$5"/>
          <table:named-range table:name="dV" table:base-cell-address="$'titrage NO3'.$K$2" table:cell-range-address="$'titrage NO3'.$L$5"/>
          <table:named-range table:name="no_preactif" table:base-cell-address="$'titrage NO3'.$I$12" table:cell-range-address="$'titrage NO3'.$I$14"/>
          <table:named-range table:name="no_ptitre" table:base-cell-address="$'titrage NO3'.$F$12" table:cell-range-address="$'titrage NO3'.$F$14"/>
          <table:named-range table:name="no_reactif" table:base-cell-address="$'titrage NO3'.$E$12" table:cell-range-address="$'titrage NO3'.$E$14"/>
          <table:named-range table:name="no_sexc" table:base-cell-address="$'titrage NO3'.$L$12" table:cell-range-address="$'titrage NO3'.$L$14"/>
          <table:named-range table:name="no_sreactif" table:base-cell-address="$'titrage NO3'.$M$12" table:cell-range-address="$'titrage NO3'.$M$14"/>
          <table:named-range table:name="no_stitrant" table:base-cell-address="$'titrage NO3'.$K$12" table:cell-range-address="$'titrage NO3'.$K$14"/>
          <table:named-range table:name="no_stitre" table:base-cell-address="$'titrage NO3'.$J$12" table:cell-range-address="$'titrage NO3'.$J$14"/>
          <table:named-range table:name="no_titrant" table:base-cell-address="$'titrage NO3'.$C$12" table:cell-range-address="$'titrage NO3'.$C$14"/>
          <table:named-range table:name="no_titre" table:base-cell-address="$'titrage NO3'.$B$7" table:cell-range-address="$'titrage NO3'.$B$7"/>
          <table:named-range table:name="Vt" table:base-cell-address="$'titrage NO3'.$K$5" table:cell-range-address="$'titrage NO3'.$K$5"/>
        </table:named-expressions>
      </table:table>
      <table:table table:name="Feuille1" table:style-name="ta1">
        <table:table-column table:style-name="co2" table:number-columns-repeated="18" table:default-cell-style-name="Default"/>
        <table:table-row table:style-name="ro1">
          <table:table-cell table:number-columns-repeated="18"/>
        </table:table-row>
        <table:table-row table:style-name="ro2">
          <table:table-cell office:value-type="string" calcext:value-type="string">
            <text:p>réactions</text:p>
          </table:table-cell>
          <table:table-cell office:value-type="string" calcext:value-type="string">
            <text:p>2Cu<text:span text:style-name="T2">2+</text:span> + 2I<text:span text:style-name="T2">-</text:span> → 2Cu<text:span text:style-name="T2">+</text:span> + I<text:span text:style-name="T1">2</text:span></text:p>
          </table:table-cell>
          <table:table-cell/>
          <table:table-cell office:value-type="string" calcext:value-type="string">
            <text:p>I<text:span text:style-name="T1">2</text:span> + 2S<text:span text:style-name="T1">2</text:span>O<text:span text:style-name="T1">3</text:span><text:span text:style-name="T2">2-</text:span> → 2I<text:span text:style-name="T2">-</text:span> + S<text:span text:style-name="T1">4</text:span>O<text:span text:style-name="T1">6</text:span><text:span text:style-name="T2">2-</text:span>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sé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SUM([.F5:.J5])"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itial</text:p>
          </table:table-cell>
          <table:table-cell table:formula="of:=[.B5]*[.F5]/[.K5]" office:value-type="float" office:value="0.00196078431372549" calcext:value-type="float">
            <text:p>0,001960784313725</text:p>
          </table:table-cell>
          <table:table-cell table:number-columns-repeated="2"/>
          <table:table-cell table:formula="of:=[.E5]*[.I5]/[.K5]" office:value-type="float" office:value="0.0196078431372549" calcext:value-type="float">
            <text:p>0,019607843137255</text:p>
          </table:table-cell>
          <table:table-cell table:number-columns-repeated="7"/>
          <table:table-cell table:formula="of:=POWER(10;-[.M5])" office:value-type="float" office:value="0.0001" calcext:value-type="float">
            <text:p>0,0001</text:p>
          </table:table-cell>
          <table:table-cell table:formula="of:=POWER(10;-14)/[.M6]" office:value-type="float" office:value="0.0000000001" calcext:value-type="float">
            <text:p>1E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</text:p>
          </table:table-cell>
          <table:table-cell table:formula="of:=[.B5]*[.F5]" office:value-type="float" office:value="0.1" calcext:value-type="float">
            <text:p>0,1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/>
          <table:table-cell office:value-type="string" calcext:value-type="string">
            <text:p>titre</text:p>
          </table:table-cell>
          <table:table-cell office:value-type="string" calcext:value-type="string">
            <text:p>titrant</text:p>
          </table:table-cell>
          <table:table-cell office:value-type="string" calcext:value-type="string">
            <text:p>exc</text:p>
          </table:table-cell>
          <table:table-cell office:value-type="string" calcext:value-type="string">
            <text:p>reactif</text:p>
          </table:table-cell>
          <table:table-cell office:value-type="string" calcext:value-type="string">
            <text:p>ptitre</text:p>
          </table:table-cell>
          <table:table-cell office:value-type="string" calcext:value-type="string">
            <text:p>ptitrant</text:p>
          </table:table-cell>
          <table:table-cell office:value-type="string" calcext:value-type="string">
            <text:p>pexc</text:p>
          </table:table-cell>
          <table:table-cell office:value-type="string" calcext:value-type="string">
            <text:p>preactif</text:p>
          </table:table-cell>
          <table:table-cell office:value-type="string" calcext:value-type="string">
            <text:p>stitre</text:p>
          </table:table-cell>
          <table:table-cell office:value-type="string" calcext:value-type="string">
            <text:p>stitrant</text:p>
          </table:table-cell>
          <table:table-cell office:value-type="string" calcext:value-type="string">
            <text:p>sexc</text:p>
          </table:table-cell>
          <table:table-cell office:value-type="string" calcext:value-type="string">
            <text:p>sreacti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H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2">
          <table:table-cell/>
          <table:table-cell office:value-type="string" calcext:value-type="string">
            <text:p>Cu<text:span text:style-name="T2">2+</text:span></text:p>
          </table:table-cell>
          <table:table-cell office:value-type="string" calcext:value-type="string">
            <text:p>S<text:span text:style-name="T1">2</text:span>O<text:span text:style-name="T1">3</text:span><text:span text:style-name="T2">2-</text:span></text:p>
          </table:table-cell>
          <table:table-cell office:value-type="string" calcext:value-type="string">
            <text:p>H<text:span text:style-name="T2">+</text:span></text:p>
          </table:table-cell>
          <table:table-cell office:value-type="string" calcext:value-type="string">
            <text:p>I<text:span text:style-name="T2">-</text:span></text:p>
          </table:table-cell>
          <table:table-cell office:value-type="string" calcext:value-type="string">
            <text:p>Cu<text:span text:style-name="T2">+</text:span></text:p>
          </table:table-cell>
          <table:table-cell office:value-type="string" calcext:value-type="string">
            <text:p>S<text:span text:style-name="T1">4</text:span><text:span text:style-name="T3">O</text:span><text:span text:style-name="T1">6</text:span><text:span text:style-name="T2">2-</text:span></text:p>
          </table:table-cell>
          <table:table-cell office:value-type="string" calcext:value-type="string">
            <text:p>H<text:span text:style-name="T1">2</text:span><text:span text:style-name="T3">O</text:span></text:p>
          </table:table-cell>
          <table:table-cell office:value-type="string" calcext:value-type="string">
            <text:p>I<text:span text:style-name="T1">2</text:span></text:p>
          </table:table-cell>
          <table:table-cell office:value-type="string" calcext:value-type="string">
            <text:p>SO<text:span text:style-name="T1">4</text:span><text:span text:style-name="T2">2-</text:span></text:p>
          </table:table-cell>
          <table:table-cell office:value-type="string" calcext:value-type="string">
            <text:p>K+</text:p>
          </table:table-cell>
          <table:table-cell office:value-type="string" calcext:value-type="string">
            <text:p>Cl<text:span text:style-name="T2">-</text:span></text:p>
          </table:table-cell>
          <table:table-cell office:value-type="string" calcext:value-type="string">
            <text:p>K<text:span text:style-name="T2">+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d</text:p>
          </table:table-cell>
          <table:table-cell office:value-type="float" office:value="10.7" calcext:value-type="float">
            <text:p>10,7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7.7" calcext:value-type="float">
            <text:p>7,7</text:p>
          </table:table-cell>
          <table:table-cell office:value-type="float" office:value="8.4" calcext:value-type="float">
            <text:p>8,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.4" calcext:value-type="float">
            <text:p>7,4</text:p>
          </table:table-cell>
          <table:table-cell office:value-type="float" office:value="7.6" calcext:value-type="float">
            <text:p>7,6</text:p>
          </table:table-cell>
          <table:table-cell office:value-type="float" office:value="7.4" calcext:value-type="float">
            <text:p>7,4</text:p>
          </table:table-cell>
          <table:table-cell office:value-type="float" office:value="35" calcext:value-type="float">
            <text:p>35</text:p>
          </table:table-cell>
          <table:table-cell office:value-type="float" office:value="19.9" calcext:value-type="float">
            <text:p>19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5]*[.I5]-no_titre*1" office:value-type="float" office:value="0.9" calcext:value-type="float">
            <text:p>0,9</text:p>
          </table:table-cell>
          <table:table-cell table:style-name="ce13" table:formula="of:=no_titre"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no_titre*0.5" office:value-type="float" office:value="0.05" calcext:value-type="float">
            <text:p>0,05</text:p>
          </table:table-cell>
          <table:table-cell table:formula="of:=no_titre*1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[.N14]-[.O14]" office:value-type="float" office:value="0.0050999949" calcext:value-type="float">
            <text:p>0,0050999949</text:p>
          </table:table-cell>
          <table:table-cell table:formula="of:=[.E5]*[.I5]*1" office:value-type="float" office:value="1" calcext:value-type="float">
            <text:p>1</text:p>
          </table:table-cell>
          <table:table-cell table:formula="of:=[.M6]*Vt" office:value-type="float" office:value="0.0051" calcext:value-type="float">
            <text:p>0,0051</text:p>
          </table:table-cell>
          <table:table-cell table:formula="of:=[.N6]*[.K5]" office:value-type="float" office:value="0.0000000051" calcext:value-type="float">
            <text:p>5,1E-09</text:p>
          </table:table-cell>
          <table:table-cell/>
          <table:table-cell table:formula="of:=2*[.B14]-[.C14]*2-[.E14]+[.F14]-2*[.G14]-2*[.J14]+[.K14]-[.L14]+[.M14]+[.N14]-[.O14]" office:value-type="float" office:value="9.58478792660223E-017" calcext:value-type="float">
            <text:p>9,58478792660223E-17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1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 table:style-name="ce11" office:value-type="float" office:value="0" calcext:value-type="float">
            <text:p>0,00000000</text:p>
          </table:table-cell>
          <table:table-cell table:style-name="ce11" table:formula="of:=IF([.I18]&gt;0;0;c_titrant*[.A18]-no_preactif*2)/(Vt+[.A18])" office:value-type="float" office:value="0" calcext:value-type="float">
            <text:p>0,00000000</text:p>
          </table:table-cell>
          <table:table-cell table:style-name="ce11" table:formula="of:=[.N18]" office:value-type="float" office:value="0.0000999997999998015" calcext:value-type="float">
            <text:p>0,00010000</text:p>
          </table:table-cell>
          <table:table-cell table:style-name="ce11" table:formula="of:=IF([.I18]&gt;0;no_reactif+c_titrant*[.A18]*1;no_reactif+no_preactif*2)/(Vt+[.A18])" office:value-type="float" office:value="0.0176470588235294" calcext:value-type="float">
            <text:p>0,01764706</text:p>
          </table:table-cell>
          <table:table-cell table:style-name="ce11" table:formula="of:=no_ptitre/(Vt+[.A18])" office:value-type="float" office:value="0.00196078431372549" calcext:value-type="float">
            <text:p>0,00196078</text:p>
          </table:table-cell>
          <table:table-cell table:style-name="ce11" table:formula="of:=IF([.I18]&gt;0;c_titrant*[.A18]*0.5;no_preactif*1)/(Vt+[.A18])" office:value-type="float" office:value="0" calcext:value-type="float">
            <text:p>0,00000000</text:p>
          </table:table-cell>
          <table:table-cell table:style-name="ce11"/>
          <table:table-cell table:style-name="ce11" table:formula="of:=MAX(0;no_preactif -c_titrant*[.A18]*0.5)/(Vt+[.A18])" office:value-type="float" office:value="0.000980392156862745" calcext:value-type="float">
            <text:p>0,00098039</text:p>
          </table:table-cell>
          <table:table-cell table:style-name="ce11" table:formula="of:=no_stitre/(Vt+[.A18])" office:value-type="float" office:value="0.00196078431372549" calcext:value-type="float">
            <text:p>0,00196078</text:p>
          </table:table-cell>
          <table:table-cell table:style-name="ce11" table:formula="of:=c_titrant*[.A18]*2/(Vt+[.A18])" office:value-type="float" office:value="0" calcext:value-type="float">
            <text:p>0,00000000</text:p>
          </table:table-cell>
          <table:table-cell table:style-name="ce11" table:formula="of:=no_sexc/(Vt+[.A18])" office:value-type="float" office:value="0.0000999999" calcext:value-type="float">
            <text:p>0,00010000</text:p>
          </table:table-cell>
          <table:table-cell table:style-name="ce11" table:formula="of:=no_sreactif/(Vt+[.A18])" office:value-type="float" office:value="0.0196078431372549" calcext:value-type="float">
            <text:p>0,01960784</text:p>
          </table:table-cell>
          <table:table-cell table:style-name="ce11" table:formula="of:=0.5*(-[.Q18]+SQRT([.Q18]*[.Q18]-0.00000000000004))" office:value-type="float" office:value="0.0000999997999998015" calcext:value-type="float">
            <text:p>0,00010000</text:p>
          </table:table-cell>
          <table:table-cell table:style-name="ce11" table:formula="of:=0.00000000000001/[.N18]" office:value-type="float" office:value="0.000000000100000200000598" calcext:value-type="float">
            <text:p>0,00000000</text:p>
          </table:table-cell>
          <table:table-cell table:style-name="ce11" table:formula="of:=-LOG([.N18])" office:value-type="float" office:value="4.00000086859069" calcext:value-type="float">
            <text:p>4,00000087</text:p>
          </table:table-cell>
          <table:table-cell table:style-name="ce11" table:formula="of:=[.B18]*2-[.C18]*2-[.E18]+[.F18]-2*[.G18]-2*[.J18]+[.K18]-[.L18]+[.M18]" office:value-type="float" office:value="-0.0000999999000000015" calcext:value-type="float">
            <text:p>-0,00010000</text:p>
          </table:table-cell>
          <table:table-cell table:formula="of:=[.B18]*[.B$13]+[.C$13]*[.C18]+[.E18]*[.E$13]+[.F$13]*[.F18]+[.G18]*[.G$13]+[.J$13]*[.J18]+[.K18]*[.K$13]+[.L$13]*[.L18]+[.M18]*[.M$13]+[.N$13]*[.N18]+[.O18]*[.O$13]" office:value-type="float" office:value="0.333083523641762" calcext:value-type="float">
            <text:p>0,333083523641762</text:p>
          </table:table-cell>
        </table:table-row>
        <table:table-row table:style-name="ro1">
          <table:table-cell table:style-name="ce11" table:formula="of:=[.A18]+dV" office:value-type="float" office:value="0.5" calcext:value-type="float">
            <text:p>0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19]&gt;0;0;c_titrant*[.A19]-no_preactif*2)/(Vt+[.A19])" office:value-type="float" office:value="0" calcext:value-type="float">
            <text:p>0,00000000</text:p>
          </table:table-cell>
          <table:table-cell table:style-name="ce11" table:formula="of:=[.N19]" office:value-type="float" office:value="0.0000990289262038743" calcext:value-type="float">
            <text:p>0,00009903</text:p>
          </table:table-cell>
          <table:table-cell table:style-name="ce11" table:formula="of:=IF([.I19]&gt;0;no_reactif+c_titrant*[.A19]*1;no_reactif+no_preactif*2)/(Vt+[.A19])" office:value-type="float" office:value="0.0175728155339806" calcext:value-type="float">
            <text:p>0,01757282</text:p>
          </table:table-cell>
          <table:table-cell table:style-name="ce11" table:formula="of:=no_ptitre/(Vt+[.A19])" office:value-type="float" office:value="0.00194174757281553" calcext:value-type="float">
            <text:p>0,00194175</text:p>
          </table:table-cell>
          <table:table-cell table:style-name="ce11" table:formula="of:=IF([.I19]&gt;0;c_titrant*[.A19]*0.5;no_preactif*1)/(Vt+[.A19])" office:value-type="float" office:value="0.0000485436893203883" calcext:value-type="float">
            <text:p>0,00004854</text:p>
          </table:table-cell>
          <table:table-cell table:style-name="ce11"/>
          <table:table-cell table:style-name="ce11" table:formula="of:=MAX(0;no_preactif -c_titrant*[.A19]*0.5)/(Vt+[.A19])" office:value-type="float" office:value="0.000922330097087379" calcext:value-type="float">
            <text:p>0,00092233</text:p>
          </table:table-cell>
          <table:table-cell table:style-name="ce11" table:formula="of:=no_stitre/(Vt+[.A19])" office:value-type="float" office:value="0.00194174757281553" calcext:value-type="float">
            <text:p>0,00194175</text:p>
          </table:table-cell>
          <table:table-cell table:style-name="ce11" table:formula="of:=c_titrant*[.A19]*2/(Vt+[.A19])" office:value-type="float" office:value="0.000194174757281553" calcext:value-type="float">
            <text:p>0,00019417</text:p>
          </table:table-cell>
          <table:table-cell table:style-name="ce11" table:formula="of:=no_sexc/(Vt+[.A19])" office:value-type="float" office:value="0.000099029027184466" calcext:value-type="float">
            <text:p>0,00009903</text:p>
          </table:table-cell>
          <table:table-cell table:style-name="ce11" table:formula="of:=no_sreactif/(Vt+[.A19])" office:value-type="float" office:value="0.0194174757281553" calcext:value-type="float">
            <text:p>0,01941748</text:p>
          </table:table-cell>
          <table:table-cell table:style-name="ce11" table:formula="of:=0.5*(-[.Q19]+SQRT([.Q19]*[.Q19]-0.00000000000004))" office:value-type="float" office:value="0.0000990289262038743" calcext:value-type="float">
            <text:p>0,00009903</text:p>
          </table:table-cell>
          <table:table-cell table:style-name="ce11" table:formula="of:=0.00000000000001/[.N19]" office:value-type="float" office:value="0.000000000100980596107976" calcext:value-type="float">
            <text:p>0,00000000</text:p>
          </table:table-cell>
          <table:table-cell table:style-name="ce11" table:formula="of:=-LOG([.N19])" office:value-type="float" office:value="4.0042379300913" calcext:value-type="float">
            <text:p>4,00423793</text:p>
          </table:table-cell>
          <table:table-cell table:style-name="ce11" table:formula="of:=[.B19]*2-[.C19]*2-[.E19]+[.F19]-2*[.G19]-2*[.J19]+[.K19]-[.L19]+[.M19]" office:value-type="float" office:value="-0.0000990290271844704" calcext:value-type="float">
            <text:p>-0,00009903</text:p>
          </table:table-cell>
          <table:table-cell table:formula="of:=[.B19]*[.B$13]+[.C$13]*[.C19]+[.E19]*[.E$13]+[.F$13]*[.F19]+[.G19]*[.G$13]+[.J$13]*[.J19]+[.K19]*[.K$13]+[.L$13]*[.L19]+[.M19]*[.M$13]+[.N$13]*[.N19]+[.O19]*[.O$13]" office:value-type="float" office:value="0.332907955421601" calcext:value-type="float">
            <text:p>0,332907955421601</text:p>
          </table:table-cell>
        </table:table-row>
        <table:table-row table:style-name="ro1">
          <table:table-cell table:style-name="ce11" table:formula="of:=[.A19]+dV" office:value-type="float" office:value="1" calcext:value-type="float">
            <text:p>1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20]&gt;0;0;c_titrant*[.A20]-no_preactif*2)/(Vt+[.A20])" office:value-type="float" office:value="0" calcext:value-type="float">
            <text:p>0,00000000</text:p>
          </table:table-cell>
          <table:table-cell table:style-name="ce11" table:formula="of:=[.N20]" office:value-type="float" office:value="0.0000980767230390091" calcext:value-type="float">
            <text:p>0,00009808</text:p>
          </table:table-cell>
          <table:table-cell table:style-name="ce11" table:formula="of:=IF([.I20]&gt;0;no_reactif+c_titrant*[.A20]*1;no_reactif+no_preactif*2)/(Vt+[.A20])" office:value-type="float" office:value="0.0175" calcext:value-type="float">
            <text:p>0,01750000</text:p>
          </table:table-cell>
          <table:table-cell table:style-name="ce11" table:formula="of:=no_ptitre/(Vt+[.A20])" office:value-type="float" office:value="0.00192307692307692" calcext:value-type="float">
            <text:p>0,00192308</text:p>
          </table:table-cell>
          <table:table-cell table:style-name="ce11" table:formula="of:=IF([.I20]&gt;0;c_titrant*[.A20]*0.5;no_preactif*1)/(Vt+[.A20])" office:value-type="float" office:value="0.0000961538461538462" calcext:value-type="float">
            <text:p>0,00009615</text:p>
          </table:table-cell>
          <table:table-cell table:style-name="ce11"/>
          <table:table-cell table:style-name="ce11" table:formula="of:=MAX(0;no_preactif -c_titrant*[.A20]*0.5)/(Vt+[.A20])" office:value-type="float" office:value="0.000865384615384616" calcext:value-type="float">
            <text:p>0,00086538</text:p>
          </table:table-cell>
          <table:table-cell table:style-name="ce11" table:formula="of:=no_stitre/(Vt+[.A20])" office:value-type="float" office:value="0.00192307692307692" calcext:value-type="float">
            <text:p>0,00192308</text:p>
          </table:table-cell>
          <table:table-cell table:style-name="ce11" table:formula="of:=c_titrant*[.A20]*2/(Vt+[.A20])" office:value-type="float" office:value="0.000384615384615385" calcext:value-type="float">
            <text:p>0,00038462</text:p>
          </table:table-cell>
          <table:table-cell table:style-name="ce11" table:formula="of:=no_sexc/(Vt+[.A20])" office:value-type="float" office:value="0.000098076825" calcext:value-type="float">
            <text:p>0,00009808</text:p>
          </table:table-cell>
          <table:table-cell table:style-name="ce11" table:formula="of:=no_sreactif/(Vt+[.A20])" office:value-type="float" office:value="0.0192307692307692" calcext:value-type="float">
            <text:p>0,01923077</text:p>
          </table:table-cell>
          <table:table-cell table:style-name="ce11" table:formula="of:=0.5*(-[.Q20]+SQRT([.Q20]*[.Q20]-0.00000000000004))" office:value-type="float" office:value="0.0000980767230390091" calcext:value-type="float">
            <text:p>0,00009808</text:p>
          </table:table-cell>
          <table:table-cell table:style-name="ce11" table:formula="of:=0.00000000000001/[.N20]" office:value-type="float" office:value="0.000000000101960992273596" calcext:value-type="float">
            <text:p>0,00000000</text:p>
          </table:table-cell>
          <table:table-cell table:style-name="ce11" table:formula="of:=-LOG([.N20])" office:value-type="float" office:value="4.00843405332577" calcext:value-type="float">
            <text:p>4,00843405</text:p>
          </table:table-cell>
          <table:table-cell table:style-name="ce11" table:formula="of:=[.B20]*2-[.C20]*2-[.E20]+[.F20]-2*[.G20]-2*[.J20]+[.K20]-[.L20]+[.M20]" office:value-type="float" office:value="-0.0000980768250000014" calcext:value-type="float">
            <text:p>-0,00009808</text:p>
          </table:table-cell>
          <table:table-cell table:formula="of:=[.B20]*[.B$13]+[.C$13]*[.C20]+[.E20]*[.E$13]+[.F$13]*[.F20]+[.G20]*[.G$13]+[.J$13]*[.J20]+[.K20]*[.K$13]+[.L$13]*[.L20]+[.M20]*[.M$13]+[.N$13]*[.N20]+[.O20]*[.O$13]" office:value-type="float" office:value="0.332735763513081" calcext:value-type="float">
            <text:p>0,332735763513081</text:p>
          </table:table-cell>
        </table:table-row>
        <table:table-row table:style-name="ro1">
          <table:table-cell table:style-name="ce11"/>
          <table:table-cell table:style-name="ce11" table:formula="of:=[.B20]*[.B13]" office:value-type="float" office:value="0" calcext:value-type="float">
            <text:p>0,00000000</text:p>
          </table:table-cell>
          <table:table-cell table:style-name="ce11" table:formula="of:=[.B21]+[.C20]*[.C13]" office:value-type="float" office:value="0" calcext:value-type="float">
            <text:p>0,00000000</text:p>
          </table:table-cell>
          <table:table-cell table:style-name="ce11"/>
          <table:table-cell table:style-name="ce11" table:formula="of:=[.D21]+[.E20]*[.E13]" office:value-type="float" office:value="0.13475" calcext:value-type="float">
            <text:p>0,13475000</text:p>
          </table:table-cell>
          <table:table-cell table:style-name="ce11" table:formula="of:=[.E21]+[.F20]*[.F13]" office:value-type="float" office:value="0.150903846153846" calcext:value-type="float">
            <text:p>0,15090385</text:p>
          </table:table-cell>
          <table:table-cell table:style-name="ce11" table:formula="of:=[.F21]+[.G20]*[.G13]" office:value-type="float" office:value="0.152634615384615" calcext:value-type="float">
            <text:p>0,15263462</text:p>
          </table:table-cell>
          <table:table-cell table:style-name="ce11" table:formula="of:=[.G21]+[.H20]*[.H13]" office:value-type="float" office:value="0.152634615384615" calcext:value-type="float">
            <text:p>0,15263462</text:p>
          </table:table-cell>
          <table:table-cell table:style-name="ce11" table:formula="of:=[.H21]+[.I20]*[.I13]" office:value-type="float" office:value="0.152634615384615" calcext:value-type="float">
            <text:p>0,15263462</text:p>
          </table:table-cell>
          <table:table-cell table:style-name="ce11" table:formula="of:=[.I21]+[.J20]*[.J13]" office:value-type="float" office:value="0.183403846153846" calcext:value-type="float">
            <text:p>0,18340385</text:p>
          </table:table-cell>
          <table:table-cell table:style-name="ce11" table:formula="of:=[.J21]+[.K20]*[.K13]" office:value-type="float" office:value="0.18625" calcext:value-type="float">
            <text:p>0,18625000</text:p>
          </table:table-cell>
          <table:table-cell table:style-name="ce11" table:formula="of:=[.K21]+[.L20]*[.L13]" office:value-type="float" office:value="0.18699538387" calcext:value-type="float">
            <text:p>0,18699538</text:p>
          </table:table-cell>
          <table:table-cell table:style-name="ce11" table:formula="of:=[.L21]+[.M20]*[.M13]" office:value-type="float" office:value="0.329303076177692" calcext:value-type="float">
            <text:p>0,32930308</text:p>
          </table:table-cell>
          <table:table-cell table:style-name="ce11" table:formula="of:=[.M21]+[.N20]*[.N13]" office:value-type="float" office:value="0.332735761484058" calcext:value-type="float">
            <text:p>0,33273576</text:p>
          </table:table-cell>
          <table:table-cell table:style-name="ce11" table:formula="of:=[.N21]+[.O20]*[.O13]" office:value-type="float" office:value="0.332735763513081" calcext:value-type="float">
            <text:p>0,33273576</text:p>
          </table:table-cell>
          <table:table-cell table:style-name="ce11" table:formula="of:=[.O21]+[.P20]*[.P13]" office:value-type="float" office:value="0.332735763513081" calcext:value-type="float">
            <text:p>0,33273576</text:p>
          </table:table-cell>
          <table:table-cell table:style-name="ce11" table:formula="of:=[.P21]+[.Q20]*[.Q13]" office:value-type="float" office:value="0.332735763513081" calcext:value-type="float">
            <text:p>0,33273576</text:p>
          </table:table-cell>
          <table:table-cell/>
        </table:table-row>
        <table:table-row table:style-name="ro1">
          <table:table-cell table:style-name="ce11" table:number-columns-repeated="17"/>
          <table:table-cell/>
        </table:table-row>
        <table:table-row table:style-name="ro1">
          <table:table-cell table:style-name="ce11" table:formula="of:=[.A20]+dV" office:value-type="float" office:value="1.5" calcext:value-type="float">
            <text:p>1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23]&gt;0;0;c_titrant*[.A23]-no_preactif*2)/(Vt+[.A23])" office:value-type="float" office:value="0" calcext:value-type="float">
            <text:p>0,00000000</text:p>
          </table:table-cell>
          <table:table-cell table:style-name="ce11" table:formula="of:=[.N23]" office:value-type="float" office:value="0.0000971426570586099" calcext:value-type="float">
            <text:p>0,00009714</text:p>
          </table:table-cell>
          <table:table-cell table:style-name="ce11" table:formula="of:=IF([.I23]&gt;0;no_reactif+c_titrant*[.A23]*1;no_reactif+no_preactif*2)/(Vt+[.A23])" office:value-type="float" office:value="0.0174285714285714" calcext:value-type="float">
            <text:p>0,01742857</text:p>
          </table:table-cell>
          <table:table-cell table:style-name="ce11" table:formula="of:=no_ptitre/(Vt+[.A23])" office:value-type="float" office:value="0.0019047619047619" calcext:value-type="float">
            <text:p>0,00190476</text:p>
          </table:table-cell>
          <table:table-cell table:style-name="ce11" table:formula="of:=IF([.I23]&gt;0;c_titrant*[.A23]*0.5;no_preactif*1)/(Vt+[.A23])" office:value-type="float" office:value="0.000142857142857143" calcext:value-type="float">
            <text:p>0,00014286</text:p>
          </table:table-cell>
          <table:table-cell table:style-name="ce11"/>
          <table:table-cell table:style-name="ce11" table:formula="of:=MAX(0;no_preactif -c_titrant*[.A23]*0.5)/(Vt+[.A23])" office:value-type="float" office:value="0.00080952380952381" calcext:value-type="float">
            <text:p>0,00080952</text:p>
          </table:table-cell>
          <table:table-cell table:style-name="ce11" table:formula="of:=no_stitre/(Vt+[.A23])" office:value-type="float" office:value="0.0019047619047619" calcext:value-type="float">
            <text:p>0,00190476</text:p>
          </table:table-cell>
          <table:table-cell table:style-name="ce11" table:formula="of:=c_titrant*[.A23]*2/(Vt+[.A23])" office:value-type="float" office:value="0.000571428571428571" calcext:value-type="float">
            <text:p>0,00057143</text:p>
          </table:table-cell>
          <table:table-cell table:style-name="ce11" table:formula="of:=no_sexc/(Vt+[.A23])" office:value-type="float" office:value="0.00009714276" calcext:value-type="float">
            <text:p>0,00009714</text:p>
          </table:table-cell>
          <table:table-cell table:style-name="ce11" table:formula="of:=no_sreactif/(Vt+[.A23])" office:value-type="float" office:value="0.0190476190476191" calcext:value-type="float">
            <text:p>0,01904762</text:p>
          </table:table-cell>
          <table:table-cell table:style-name="ce11" table:formula="of:=0.5*(-[.Q23]+SQRT([.Q23]*[.Q23]-0.00000000000004))" office:value-type="float" office:value="0.0000971426570586099" calcext:value-type="float">
            <text:p>0,00009714</text:p>
          </table:table-cell>
          <table:table-cell table:style-name="ce11" table:formula="of:=0.00000000000001/[.N23]" office:value-type="float" office:value="0.000000000102941388498017" calcext:value-type="float">
            <text:p>0,00000000</text:p>
          </table:table-cell>
          <table:table-cell table:style-name="ce11" table:formula="of:=-LOG([.N23])" office:value-type="float" office:value="4.01259002182128" calcext:value-type="float">
            <text:p>4,01259002</text:p>
          </table:table-cell>
          <table:table-cell table:style-name="ce11" table:formula="of:=[.B23]*2-[.C23]*2-[.E23]+[.F23]-2*[.G23]-2*[.J23]+[.K23]-[.L23]+[.M23]" office:value-type="float" office:value="-0.0000971427599999984" calcext:value-type="float">
            <text:p>-0,00009714</text:p>
          </table:table-cell>
          <table:table-cell table:formula="of:=[.B23]*[.B$13]+[.C$13]*[.C23]+[.E23]*[.E$13]+[.F$13]*[.F23]+[.G23]*[.G$13]+[.J$13]*[.J23]+[.K23]*[.K$13]+[.L$13]*[.L23]+[.M23]*[.M$13]+[.N$13]*[.N23]+[.O23]*[.O$13]" office:value-type="float" office:value="0.332566851450156" calcext:value-type="float">
            <text:p>0,332566851450156</text:p>
          </table:table-cell>
        </table:table-row>
        <table:table-row table:style-name="ro1">
          <table:table-cell table:style-name="ce11" table:formula="of:=[.A23]+dV" office:value-type="float" office:value="2" calcext:value-type="float">
            <text:p>2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24]&gt;0;0;c_titrant*[.A24]-no_preactif*2)/(Vt+[.A24])" office:value-type="float" office:value="0" calcext:value-type="float">
            <text:p>0,00000000</text:p>
          </table:table-cell>
          <table:table-cell table:style-name="ce11" table:formula="of:=[.N24]" office:value-type="float" office:value="0.0000962262149461417" calcext:value-type="float">
            <text:p>0,00009623</text:p>
          </table:table-cell>
          <table:table-cell table:style-name="ce11" table:formula="of:=IF([.I24]&gt;0;no_reactif+c_titrant*[.A24]*1;no_reactif+no_preactif*2)/(Vt+[.A24])" office:value-type="float" office:value="0.0173584905660377" calcext:value-type="float">
            <text:p>0,01735849</text:p>
          </table:table-cell>
          <table:table-cell table:style-name="ce11" table:formula="of:=no_ptitre/(Vt+[.A24])" office:value-type="float" office:value="0.00188679245283019" calcext:value-type="float">
            <text:p>0,00188679</text:p>
          </table:table-cell>
          <table:table-cell table:style-name="ce11" table:formula="of:=IF([.I24]&gt;0;c_titrant*[.A24]*0.5;no_preactif*1)/(Vt+[.A24])" office:value-type="float" office:value="0.000188679245283019" calcext:value-type="float">
            <text:p>0,00018868</text:p>
          </table:table-cell>
          <table:table-cell table:style-name="ce11"/>
          <table:table-cell table:style-name="ce11" table:formula="of:=MAX(0;no_preactif -c_titrant*[.A24]*0.5)/(Vt+[.A24])" office:value-type="float" office:value="0.000754716981132075" calcext:value-type="float">
            <text:p>0,00075472</text:p>
          </table:table-cell>
          <table:table-cell table:style-name="ce11" table:formula="of:=no_stitre/(Vt+[.A24])" office:value-type="float" office:value="0.00188679245283019" calcext:value-type="float">
            <text:p>0,00188679</text:p>
          </table:table-cell>
          <table:table-cell table:style-name="ce11" table:formula="of:=c_titrant*[.A24]*2/(Vt+[.A24])" office:value-type="float" office:value="0.000754716981132075" calcext:value-type="float">
            <text:p>0,00075472</text:p>
          </table:table-cell>
          <table:table-cell table:style-name="ce11" table:formula="of:=no_sexc/(Vt+[.A24])" office:value-type="float" office:value="0.0000962263188679246" calcext:value-type="float">
            <text:p>0,00009623</text:p>
          </table:table-cell>
          <table:table-cell table:style-name="ce11" table:formula="of:=no_sreactif/(Vt+[.A24])" office:value-type="float" office:value="0.0188679245283019" calcext:value-type="float">
            <text:p>0,01886792</text:p>
          </table:table-cell>
          <table:table-cell table:style-name="ce11" table:formula="of:=0.5*(-[.Q24]+SQRT([.Q24]*[.Q24]-0.00000000000004))" office:value-type="float" office:value="0.0000962262149461417" calcext:value-type="float">
            <text:p>0,00009623</text:p>
          </table:table-cell>
          <table:table-cell table:style-name="ce11" table:formula="of:=0.00000000000001/[.N24]" office:value-type="float" office:value="0.000000000103921784781798" calcext:value-type="float">
            <text:p>0,00000000</text:p>
          </table:table-cell>
          <table:table-cell table:style-name="ce11" table:formula="of:=-LOG([.N24])" office:value-type="float" office:value="4.01670659682392" calcext:value-type="float">
            <text:p>4,01670660</text:p>
          </table:table-cell>
          <table:table-cell table:style-name="ce11" table:formula="of:=[.B24]*2-[.C24]*2-[.E24]+[.F24]-2*[.G24]-2*[.J24]+[.K24]-[.L24]+[.M24]" office:value-type="float" office:value="-0.0000962263188679265" calcext:value-type="float">
            <text:p>-0,00009623</text:p>
          </table:table-cell>
          <table:table-cell table:formula="of:=[.B24]*[.B$13]+[.C$13]*[.C24]+[.E24]*[.E$13]+[.F$13]*[.F24]+[.G24]*[.G$13]+[.J$13]*[.J24]+[.K24]*[.K$13]+[.L$13]*[.L24]+[.M24]*[.M$13]+[.N$13]*[.N24]+[.O24]*[.O$13]" office:value-type="float" office:value="0.332401126407007" calcext:value-type="float">
            <text:p>0,332401126407007</text:p>
          </table:table-cell>
        </table:table-row>
        <table:table-row table:style-name="ro1">
          <table:table-cell table:style-name="ce11" table:formula="of:=[.A24]+dV" office:value-type="float" office:value="2.5" calcext:value-type="float">
            <text:p>2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25]&gt;0;0;c_titrant*[.A25]-no_preactif*2)/(Vt+[.A25])" office:value-type="float" office:value="0" calcext:value-type="float">
            <text:p>0,00000000</text:p>
          </table:table-cell>
          <table:table-cell table:style-name="ce11" table:formula="of:=[.N25]" office:value-type="float" office:value="0.0000953269025744554" calcext:value-type="float">
            <text:p>0,00009533</text:p>
          </table:table-cell>
          <table:table-cell table:style-name="ce11" table:formula="of:=IF([.I25]&gt;0;no_reactif+c_titrant*[.A25]*1;no_reactif+no_preactif*2)/(Vt+[.A25])" office:value-type="float" office:value="0.0172897196261682" calcext:value-type="float">
            <text:p>0,01728972</text:p>
          </table:table-cell>
          <table:table-cell table:style-name="ce11" table:formula="of:=no_ptitre/(Vt+[.A25])" office:value-type="float" office:value="0.00186915887850467" calcext:value-type="float">
            <text:p>0,00186916</text:p>
          </table:table-cell>
          <table:table-cell table:style-name="ce11" table:formula="of:=IF([.I25]&gt;0;c_titrant*[.A25]*0.5;no_preactif*1)/(Vt+[.A25])" office:value-type="float" office:value="0.000233644859813084" calcext:value-type="float">
            <text:p>0,00023364</text:p>
          </table:table-cell>
          <table:table-cell table:style-name="ce11"/>
          <table:table-cell table:style-name="ce11" table:formula="of:=MAX(0;no_preactif -c_titrant*[.A25]*0.5)/(Vt+[.A25])" office:value-type="float" office:value="0.000700934579439252" calcext:value-type="float">
            <text:p>0,00070093</text:p>
          </table:table-cell>
          <table:table-cell table:style-name="ce11" table:formula="of:=no_stitre/(Vt+[.A25])" office:value-type="float" office:value="0.00186915887850467" calcext:value-type="float">
            <text:p>0,00186916</text:p>
          </table:table-cell>
          <table:table-cell table:style-name="ce11" table:formula="of:=c_titrant*[.A25]*2/(Vt+[.A25])" office:value-type="float" office:value="0.000934579439252336" calcext:value-type="float">
            <text:p>0,00093458</text:p>
          </table:table-cell>
          <table:table-cell table:style-name="ce11" table:formula="of:=no_sexc/(Vt+[.A25])" office:value-type="float" office:value="0.0000953270074766355" calcext:value-type="float">
            <text:p>0,00009533</text:p>
          </table:table-cell>
          <table:table-cell table:style-name="ce11" table:formula="of:=no_sreactif/(Vt+[.A25])" office:value-type="float" office:value="0.0186915887850467" calcext:value-type="float">
            <text:p>0,01869159</text:p>
          </table:table-cell>
          <table:table-cell table:style-name="ce11" table:formula="of:=0.5*(-[.Q25]+SQRT([.Q25]*[.Q25]-0.00000000000004))" office:value-type="float" office:value="0.0000953269025744554" calcext:value-type="float">
            <text:p>0,00009533</text:p>
          </table:table-cell>
          <table:table-cell table:style-name="ce11" table:formula="of:=0.00000000000001/[.N25]" office:value-type="float" office:value="0.000000000104902181125517" calcext:value-type="float">
            <text:p>0,00000000</text:p>
          </table:table-cell>
          <table:table-cell table:style-name="ce11" table:formula="of:=-LOG([.N25])" office:value-type="float" office:value="4.02078451813568" calcext:value-type="float">
            <text:p>4,02078452</text:p>
          </table:table-cell>
          <table:table-cell table:style-name="ce11" table:formula="of:=[.B25]*2-[.C25]*2-[.E25]+[.F25]-2*[.G25]-2*[.J25]+[.K25]-[.L25]+[.M25]" office:value-type="float" office:value="-0.0000953270074766366" calcext:value-type="float">
            <text:p>-0,00009533</text:p>
          </table:table-cell>
          <table:table-cell table:formula="of:=[.B25]*[.B$13]+[.C$13]*[.C25]+[.E25]*[.E$13]+[.F$13]*[.F25]+[.G25]*[.G$13]+[.J$13]*[.J25]+[.K25]*[.K$13]+[.L$13]*[.L25]+[.M25]*[.M$13]+[.N$13]*[.N25]+[.O25]*[.O$13]" office:value-type="float" office:value="0.332238499027939" calcext:value-type="float">
            <text:p>0,332238499027939</text:p>
          </table:table-cell>
        </table:table-row>
        <table:table-row table:style-name="ro1">
          <table:table-cell table:style-name="ce11" table:formula="of:=[.A25]+dV" office:value-type="float" office:value="3" calcext:value-type="float">
            <text:p>3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26]&gt;0;0;c_titrant*[.A26]-no_preactif*2)/(Vt+[.A26])" office:value-type="float" office:value="0" calcext:value-type="float">
            <text:p>0,00000000</text:p>
          </table:table-cell>
          <table:table-cell table:style-name="ce11" table:formula="of:=[.N26]" office:value-type="float" office:value="0.0000944442441174228" calcext:value-type="float">
            <text:p>0,00009444</text:p>
          </table:table-cell>
          <table:table-cell table:style-name="ce11" table:formula="of:=IF([.I26]&gt;0;no_reactif+c_titrant*[.A26]*1;no_reactif+no_preactif*2)/(Vt+[.A26])" office:value-type="float" office:value="0.0172222222222222" calcext:value-type="float">
            <text:p>0,01722222</text:p>
          </table:table-cell>
          <table:table-cell table:style-name="ce11" table:formula="of:=no_ptitre/(Vt+[.A26])" office:value-type="float" office:value="0.00185185185185185" calcext:value-type="float">
            <text:p>0,00185185</text:p>
          </table:table-cell>
          <table:table-cell table:style-name="ce11" table:formula="of:=IF([.I26]&gt;0;c_titrant*[.A26]*0.5;no_preactif*1)/(Vt+[.A26])" office:value-type="float" office:value="0.000277777777777778" calcext:value-type="float">
            <text:p>0,00027778</text:p>
          </table:table-cell>
          <table:table-cell table:style-name="ce11"/>
          <table:table-cell table:style-name="ce11" table:formula="of:=MAX(0;no_preactif -c_titrant*[.A26]*0.5)/(Vt+[.A26])" office:value-type="float" office:value="0.000648148148148148" calcext:value-type="float">
            <text:p>0,00064815</text:p>
          </table:table-cell>
          <table:table-cell table:style-name="ce11" table:formula="of:=no_stitre/(Vt+[.A26])" office:value-type="float" office:value="0.00185185185185185" calcext:value-type="float">
            <text:p>0,00185185</text:p>
          </table:table-cell>
          <table:table-cell table:style-name="ce11" table:formula="of:=c_titrant*[.A26]*2/(Vt+[.A26])" office:value-type="float" office:value="0.00111111111111111" calcext:value-type="float">
            <text:p>0,00111111</text:p>
          </table:table-cell>
          <table:table-cell table:style-name="ce11" table:formula="of:=no_sexc/(Vt+[.A26])" office:value-type="float" office:value="0.00009444435" calcext:value-type="float">
            <text:p>0,00009444</text:p>
          </table:table-cell>
          <table:table-cell table:style-name="ce11" table:formula="of:=no_sreactif/(Vt+[.A26])" office:value-type="float" office:value="0.0185185185185185" calcext:value-type="float">
            <text:p>0,01851852</text:p>
          </table:table-cell>
          <table:table-cell table:style-name="ce11" table:formula="of:=0.5*(-[.Q26]+SQRT([.Q26]*[.Q26]-0.00000000000004))" office:value-type="float" office:value="0.0000944442441174228" calcext:value-type="float">
            <text:p>0,00009444</text:p>
          </table:table-cell>
          <table:table-cell table:style-name="ce11" table:formula="of:=0.00000000000001/[.N26]" office:value-type="float" office:value="0.000000000105882577529733" calcext:value-type="float">
            <text:p>0,00000000</text:p>
          </table:table-cell>
          <table:table-cell table:style-name="ce11" table:formula="of:=-LOG([.N26])" office:value-type="float" office:value="4.02482450491222" calcext:value-type="float">
            <text:p>4,02482450</text:p>
          </table:table-cell>
          <table:table-cell table:style-name="ce11" table:formula="of:=[.B26]*2-[.C26]*2-[.E26]+[.F26]-2*[.G26]-2*[.J26]+[.K26]-[.L26]+[.M26]" office:value-type="float" office:value="-0.0000944443500000003" calcext:value-type="float">
            <text:p>-0,00009444</text:p>
          </table:table-cell>
          <table:table-cell table:formula="of:=[.B26]*[.B$13]+[.C$13]*[.C26]+[.E26]*[.E$13]+[.F$13]*[.F26]+[.G26]*[.G$13]+[.J$13]*[.J26]+[.K26]*[.K$13]+[.L$13]*[.L26]+[.M26]*[.M$13]+[.N$13]*[.N26]+[.O26]*[.O$13]" office:value-type="float" office:value="0.332078883266728" calcext:value-type="float">
            <text:p>0,332078883266728</text:p>
          </table:table-cell>
        </table:table-row>
        <table:table-row table:style-name="ro1">
          <table:table-cell table:style-name="ce11" table:formula="of:=[.A26]+dV" office:value-type="float" office:value="3.5" calcext:value-type="float">
            <text:p>3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27]&gt;0;0;c_titrant*[.A27]-no_preactif*2)/(Vt+[.A27])" office:value-type="float" office:value="0" calcext:value-type="float">
            <text:p>0,00000000</text:p>
          </table:table-cell>
          <table:table-cell table:style-name="ce11" table:formula="of:=[.N27]" office:value-type="float" office:value="0.0000935777812104195" calcext:value-type="float">
            <text:p>0,00009358</text:p>
          </table:table-cell>
          <table:table-cell table:style-name="ce11" table:formula="of:=IF([.I27]&gt;0;no_reactif+c_titrant*[.A27]*1;no_reactif+no_preactif*2)/(Vt+[.A27])" office:value-type="float" office:value="0.0171559633027523" calcext:value-type="float">
            <text:p>0,01715596</text:p>
          </table:table-cell>
          <table:table-cell table:style-name="ce11" table:formula="of:=no_ptitre/(Vt+[.A27])" office:value-type="float" office:value="0.0018348623853211" calcext:value-type="float">
            <text:p>0,00183486</text:p>
          </table:table-cell>
          <table:table-cell table:style-name="ce11" table:formula="of:=IF([.I27]&gt;0;c_titrant*[.A27]*0.5;no_preactif*1)/(Vt+[.A27])" office:value-type="float" office:value="0.000321100917431193" calcext:value-type="float">
            <text:p>0,00032110</text:p>
          </table:table-cell>
          <table:table-cell table:style-name="ce11"/>
          <table:table-cell table:style-name="ce11" table:formula="of:=MAX(0;no_preactif -c_titrant*[.A27]*0.5)/(Vt+[.A27])" office:value-type="float" office:value="0.000596330275229358" calcext:value-type="float">
            <text:p>0,00059633</text:p>
          </table:table-cell>
          <table:table-cell table:style-name="ce11" table:formula="of:=no_stitre/(Vt+[.A27])" office:value-type="float" office:value="0.0018348623853211" calcext:value-type="float">
            <text:p>0,00183486</text:p>
          </table:table-cell>
          <table:table-cell table:style-name="ce11" table:formula="of:=c_titrant*[.A27]*2/(Vt+[.A27])" office:value-type="float" office:value="0.00128440366972477" calcext:value-type="float">
            <text:p>0,00128440</text:p>
          </table:table-cell>
          <table:table-cell table:style-name="ce11" table:formula="of:=no_sexc/(Vt+[.A27])" office:value-type="float" office:value="0.0000935778880733945" calcext:value-type="float">
            <text:p>0,00009358</text:p>
          </table:table-cell>
          <table:table-cell table:style-name="ce11" table:formula="of:=no_sreactif/(Vt+[.A27])" office:value-type="float" office:value="0.018348623853211" calcext:value-type="float">
            <text:p>0,01834862</text:p>
          </table:table-cell>
          <table:table-cell table:style-name="ce11" table:formula="of:=0.5*(-[.Q27]+SQRT([.Q27]*[.Q27]-0.00000000000004))" office:value-type="float" office:value="0.0000935777812104195" calcext:value-type="float">
            <text:p>0,00009358</text:p>
          </table:table-cell>
          <table:table-cell table:style-name="ce11" table:formula="of:=0.00000000000001/[.N27]" office:value-type="float" office:value="0.000000000106862973995012" calcext:value-type="float">
            <text:p>0,00000000</text:p>
          </table:table-cell>
          <table:table-cell table:style-name="ce11" table:formula="of:=-LOG([.N27])" office:value-type="float" office:value="4.02882725642419" calcext:value-type="float">
            <text:p>4,02882726</text:p>
          </table:table-cell>
          <table:table-cell table:style-name="ce11" table:formula="of:=[.B27]*2-[.C27]*2-[.E27]+[.F27]-2*[.G27]-2*[.J27]+[.K27]-[.L27]+[.M27]" office:value-type="float" office:value="-0.0000935778880733935" calcext:value-type="float">
            <text:p>-0,00009358</text:p>
          </table:table-cell>
          <table:table-cell table:formula="of:=[.B27]*[.B$13]+[.C$13]*[.C27]+[.E27]*[.E$13]+[.F$13]*[.F27]+[.G27]*[.G$13]+[.J$13]*[.J27]+[.K27]*[.K$13]+[.L$13]*[.L27]+[.M27]*[.M$13]+[.N$13]*[.N27]+[.O27]*[.O$13]" office:value-type="float" office:value="0.331922196234809" calcext:value-type="float">
            <text:p>0,331922196234809</text:p>
          </table:table-cell>
        </table:table-row>
        <table:table-row table:style-name="ro1">
          <table:table-cell table:style-name="ce11" table:formula="of:=[.A27]+dV" office:value-type="float" office:value="4" calcext:value-type="float">
            <text:p>4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28]&gt;0;0;c_titrant*[.A28]-no_preactif*2)/(Vt+[.A28])" office:value-type="float" office:value="0" calcext:value-type="float">
            <text:p>0,00000000</text:p>
          </table:table-cell>
          <table:table-cell table:style-name="ce11" table:formula="of:=[.N28]" office:value-type="float" office:value="0.0000927270721566278" calcext:value-type="float">
            <text:p>0,00009273</text:p>
          </table:table-cell>
          <table:table-cell table:style-name="ce11" table:formula="of:=IF([.I28]&gt;0;no_reactif+c_titrant*[.A28]*1;no_reactif+no_preactif*2)/(Vt+[.A28])" office:value-type="float" office:value="0.0170909090909091" calcext:value-type="float">
            <text:p>0,01709091</text:p>
          </table:table-cell>
          <table:table-cell table:style-name="ce11" table:formula="of:=no_ptitre/(Vt+[.A28])" office:value-type="float" office:value="0.00181818181818182" calcext:value-type="float">
            <text:p>0,00181818</text:p>
          </table:table-cell>
          <table:table-cell table:style-name="ce11" table:formula="of:=IF([.I28]&gt;0;c_titrant*[.A28]*0.5;no_preactif*1)/(Vt+[.A28])" office:value-type="float" office:value="0.000363636363636364" calcext:value-type="float">
            <text:p>0,00036364</text:p>
          </table:table-cell>
          <table:table-cell table:style-name="ce11"/>
          <table:table-cell table:style-name="ce11" table:formula="of:=MAX(0;no_preactif -c_titrant*[.A28]*0.5)/(Vt+[.A28])" office:value-type="float" office:value="0.000545454545454545" calcext:value-type="float">
            <text:p>0,00054545</text:p>
          </table:table-cell>
          <table:table-cell table:style-name="ce11" table:formula="of:=no_stitre/(Vt+[.A28])" office:value-type="float" office:value="0.00181818181818182" calcext:value-type="float">
            <text:p>0,00181818</text:p>
          </table:table-cell>
          <table:table-cell table:style-name="ce11" table:formula="of:=c_titrant*[.A28]*2/(Vt+[.A28])" office:value-type="float" office:value="0.00145454545454545" calcext:value-type="float">
            <text:p>0,00145455</text:p>
          </table:table-cell>
          <table:table-cell table:style-name="ce11" table:formula="of:=no_sexc/(Vt+[.A28])" office:value-type="float" office:value="0.00009272718" calcext:value-type="float">
            <text:p>0,00009273</text:p>
          </table:table-cell>
          <table:table-cell table:style-name="ce11" table:formula="of:=no_sreactif/(Vt+[.A28])" office:value-type="float" office:value="0.0181818181818182" calcext:value-type="float">
            <text:p>0,01818182</text:p>
          </table:table-cell>
          <table:table-cell table:style-name="ce11" table:formula="of:=0.5*(-[.Q28]+SQRT([.Q28]*[.Q28]-0.00000000000004))" office:value-type="float" office:value="0.0000927270721566278" calcext:value-type="float">
            <text:p>0,00009273</text:p>
          </table:table-cell>
          <table:table-cell table:style-name="ce11" table:formula="of:=0.00000000000001/[.N28]" office:value-type="float" office:value="0.00000000010784337052192" calcext:value-type="float">
            <text:p>0,00000000</text:p>
          </table:table-cell>
          <table:table-cell table:style-name="ce11" table:formula="of:=-LOG([.N28])" office:value-type="float" office:value="4.03279345278357" calcext:value-type="float">
            <text:p>4,03279345</text:p>
          </table:table-cell>
          <table:table-cell table:style-name="ce11" table:formula="of:=[.B28]*2-[.C28]*2-[.E28]+[.F28]-2*[.G28]-2*[.J28]+[.K28]-[.L28]+[.M28]" office:value-type="float" office:value="-0.0000927271799999983" calcext:value-type="float">
            <text:p>-0,00009273</text:p>
          </table:table-cell>
          <table:table-cell table:formula="of:=[.B28]*[.B$13]+[.C$13]*[.C28]+[.E28]*[.E$13]+[.F$13]*[.F28]+[.G28]*[.G$13]+[.J$13]*[.J28]+[.K28]*[.K$13]+[.L$13]*[.L28]+[.M28]*[.M$13]+[.N$13]*[.N28]+[.O28]*[.O$13]" office:value-type="float" office:value="0.331768358057747" calcext:value-type="float">
            <text:p>0,331768358057747</text:p>
          </table:table-cell>
        </table:table-row>
        <table:table-row table:style-name="ro1">
          <table:table-cell table:style-name="ce11" table:formula="of:=[.A28]+dV" office:value-type="float" office:value="4.5" calcext:value-type="float">
            <text:p>4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29]&gt;0;0;c_titrant*[.A29]-no_preactif*2)/(Vt+[.A29])" office:value-type="float" office:value="0" calcext:value-type="float">
            <text:p>0,00000000</text:p>
          </table:table-cell>
          <table:table-cell table:style-name="ce11" table:formula="of:=[.N29]" office:value-type="float" office:value="0.0000918916911762334" calcext:value-type="float">
            <text:p>0,00009189</text:p>
          </table:table-cell>
          <table:table-cell table:style-name="ce11" table:formula="of:=IF([.I29]&gt;0;no_reactif+c_titrant*[.A29]*1;no_reactif+no_preactif*2)/(Vt+[.A29])" office:value-type="float" office:value="0.017027027027027" calcext:value-type="float">
            <text:p>0,01702703</text:p>
          </table:table-cell>
          <table:table-cell table:style-name="ce11" table:formula="of:=no_ptitre/(Vt+[.A29])" office:value-type="float" office:value="0.0018018018018018" calcext:value-type="float">
            <text:p>0,00180180</text:p>
          </table:table-cell>
          <table:table-cell table:style-name="ce11" table:formula="of:=IF([.I29]&gt;0;c_titrant*[.A29]*0.5;no_preactif*1)/(Vt+[.A29])" office:value-type="float" office:value="0.000405405405405405" calcext:value-type="float">
            <text:p>0,00040541</text:p>
          </table:table-cell>
          <table:table-cell table:style-name="ce11"/>
          <table:table-cell table:style-name="ce11" table:formula="of:=MAX(0;no_preactif -c_titrant*[.A29]*0.5)/(Vt+[.A29])" office:value-type="float" office:value="0.000495495495495496" calcext:value-type="float">
            <text:p>0,00049550</text:p>
          </table:table-cell>
          <table:table-cell table:style-name="ce11" table:formula="of:=no_stitre/(Vt+[.A29])" office:value-type="float" office:value="0.0018018018018018" calcext:value-type="float">
            <text:p>0,00180180</text:p>
          </table:table-cell>
          <table:table-cell table:style-name="ce11" table:formula="of:=c_titrant*[.A29]*2/(Vt+[.A29])" office:value-type="float" office:value="0.00162162162162162" calcext:value-type="float">
            <text:p>0,00162162</text:p>
          </table:table-cell>
          <table:table-cell table:style-name="ce11" table:formula="of:=no_sexc/(Vt+[.A29])" office:value-type="float" office:value="0.0000918918" calcext:value-type="float">
            <text:p>0,00009189</text:p>
          </table:table-cell>
          <table:table-cell table:style-name="ce11" table:formula="of:=no_sreactif/(Vt+[.A29])" office:value-type="float" office:value="0.018018018018018" calcext:value-type="float">
            <text:p>0,01801802</text:p>
          </table:table-cell>
          <table:table-cell table:style-name="ce11" table:formula="of:=0.5*(-[.Q29]+SQRT([.Q29]*[.Q29]-0.00000000000004))" office:value-type="float" office:value="0.0000918916911762334" calcext:value-type="float">
            <text:p>0,00009189</text:p>
          </table:table-cell>
          <table:table-cell table:style-name="ce11" table:formula="of:=0.00000000000001/[.N29]" office:value-type="float" office:value="0.000000000108823767111018" calcext:value-type="float">
            <text:p>0,00000000</text:p>
          </table:table-cell>
          <table:table-cell table:style-name="ce11" table:formula="of:=-LOG([.N29])" office:value-type="float" office:value="4.03672375563725" calcext:value-type="float">
            <text:p>4,03672376</text:p>
          </table:table-cell>
          <table:table-cell table:style-name="ce11" table:formula="of:=[.B29]*2-[.C29]*2-[.E29]+[.F29]-2*[.G29]-2*[.J29]+[.K29]-[.L29]+[.M29]" office:value-type="float" office:value="-0.0000918918000000005" calcext:value-type="float">
            <text:p>-0,00009189</text:p>
          </table:table-cell>
          <table:table-cell table:formula="of:=[.B29]*[.B$13]+[.C$13]*[.C29]+[.E29]*[.E$13]+[.F$13]*[.F29]+[.G29]*[.G$13]+[.J$13]*[.J29]+[.K29]*[.K$13]+[.L$13]*[.L29]+[.M29]*[.M$13]+[.N$13]*[.N29]+[.O29]*[.O$13]" office:value-type="float" office:value="0.331617291739463" calcext:value-type="float">
            <text:p>0,331617291739463</text:p>
          </table:table-cell>
        </table:table-row>
        <table:table-row table:style-name="ro1">
          <table:table-cell table:style-name="ce11" table:formula="of:=[.A29]+dV" office:value-type="float" office:value="5" calcext:value-type="float">
            <text:p>5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30]&gt;0;0;c_titrant*[.A30]-no_preactif*2)/(Vt+[.A30])" office:value-type="float" office:value="0" calcext:value-type="float">
            <text:p>0,00000000</text:p>
          </table:table-cell>
          <table:table-cell table:style-name="ce11" table:formula="of:=[.N30]" office:value-type="float" office:value="0.000091071227695838" calcext:value-type="float">
            <text:p>0,00009107</text:p>
          </table:table-cell>
          <table:table-cell table:style-name="ce11" table:formula="of:=IF([.I30]&gt;0;no_reactif+c_titrant*[.A30]*1;no_reactif+no_preactif*2)/(Vt+[.A30])" office:value-type="float" office:value="0.0169642857142857" calcext:value-type="float">
            <text:p>0,01696429</text:p>
          </table:table-cell>
          <table:table-cell table:style-name="ce11" table:formula="of:=no_ptitre/(Vt+[.A30])" office:value-type="float" office:value="0.00178571428571429" calcext:value-type="float">
            <text:p>0,00178571</text:p>
          </table:table-cell>
          <table:table-cell table:style-name="ce11" table:formula="of:=IF([.I30]&gt;0;c_titrant*[.A30]*0.5;no_preactif*1)/(Vt+[.A30])" office:value-type="float" office:value="0.000446428571428571" calcext:value-type="float">
            <text:p>0,00044643</text:p>
          </table:table-cell>
          <table:table-cell table:style-name="ce11"/>
          <table:table-cell table:style-name="ce11" table:formula="of:=MAX(0;no_preactif -c_titrant*[.A30]*0.5)/(Vt+[.A30])" office:value-type="float" office:value="0.000446428571428571" calcext:value-type="float">
            <text:p>0,00044643</text:p>
          </table:table-cell>
          <table:table-cell table:style-name="ce11" table:formula="of:=no_stitre/(Vt+[.A30])" office:value-type="float" office:value="0.00178571428571429" calcext:value-type="float">
            <text:p>0,00178571</text:p>
          </table:table-cell>
          <table:table-cell table:style-name="ce11" table:formula="of:=c_titrant*[.A30]*2/(Vt+[.A30])" office:value-type="float" office:value="0.00178571428571429" calcext:value-type="float">
            <text:p>0,00178571</text:p>
          </table:table-cell>
          <table:table-cell table:style-name="ce11" table:formula="of:=no_sexc/(Vt+[.A30])" office:value-type="float" office:value="0.0000910713375" calcext:value-type="float">
            <text:p>0,00009107</text:p>
          </table:table-cell>
          <table:table-cell table:style-name="ce11" table:formula="of:=no_sreactif/(Vt+[.A30])" office:value-type="float" office:value="0.0178571428571429" calcext:value-type="float">
            <text:p>0,01785714</text:p>
          </table:table-cell>
          <table:table-cell table:style-name="ce11" table:formula="of:=0.5*(-[.Q30]+SQRT([.Q30]*[.Q30]-0.00000000000004))" office:value-type="float" office:value="0.000091071227695838" calcext:value-type="float">
            <text:p>0,00009107</text:p>
          </table:table-cell>
          <table:table-cell table:style-name="ce11" table:formula="of:=0.00000000000001/[.N30]" office:value-type="float" office:value="0.000000000109804163762876" calcext:value-type="float">
            <text:p>0,00000000</text:p>
          </table:table-cell>
          <table:table-cell table:style-name="ce11" table:formula="of:=-LOG([.N30])" office:value-type="float" office:value="4.04061880882951" calcext:value-type="float">
            <text:p>4,04061881</text:p>
          </table:table-cell>
          <table:table-cell table:style-name="ce11" table:formula="of:=[.B30]*2-[.C30]*2-[.E30]+[.F30]-2*[.G30]-2*[.J30]+[.K30]-[.L30]+[.M30]" office:value-type="float" office:value="-0.0000910713375000018" calcext:value-type="float">
            <text:p>-0,00009107</text:p>
          </table:table-cell>
          <table:table-cell table:formula="of:=[.B30]*[.B$13]+[.C$13]*[.C30]+[.E30]*[.E$13]+[.F$13]*[.F30]+[.G30]*[.G$13]+[.J$13]*[.J30]+[.K30]*[.K$13]+[.L$13]*[.L30]+[.M30]*[.M$13]+[.N$13]*[.N30]+[.O30]*[.O$13]" office:value-type="float" office:value="0.331468923033743" calcext:value-type="float">
            <text:p>0,331468923033743</text:p>
          </table:table-cell>
        </table:table-row>
        <table:table-row table:style-name="ro1">
          <table:table-cell table:style-name="ce11" table:formula="of:=[.A30]+dV" office:value-type="float" office:value="5.5" calcext:value-type="float">
            <text:p>5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31]&gt;0;0;c_titrant*[.A31]-no_preactif*2)/(Vt+[.A31])" office:value-type="float" office:value="0" calcext:value-type="float">
            <text:p>0,00000000</text:p>
          </table:table-cell>
          <table:table-cell table:style-name="ce11" table:formula="of:=[.N31]" office:value-type="float" office:value="0.0000902652856756158" calcext:value-type="float">
            <text:p>0,00009027</text:p>
          </table:table-cell>
          <table:table-cell table:style-name="ce11" table:formula="of:=IF([.I31]&gt;0;no_reactif+c_titrant*[.A31]*1;no_reactif+no_preactif*2)/(Vt+[.A31])" office:value-type="float" office:value="0.0169026548672566" calcext:value-type="float">
            <text:p>0,01690265</text:p>
          </table:table-cell>
          <table:table-cell table:style-name="ce11" table:formula="of:=no_ptitre/(Vt+[.A31])" office:value-type="float" office:value="0.00176991150442478" calcext:value-type="float">
            <text:p>0,00176991</text:p>
          </table:table-cell>
          <table:table-cell table:style-name="ce11" table:formula="of:=IF([.I31]&gt;0;c_titrant*[.A31]*0.5;no_preactif*1)/(Vt+[.A31])" office:value-type="float" office:value="0.000486725663716814" calcext:value-type="float">
            <text:p>0,00048673</text:p>
          </table:table-cell>
          <table:table-cell table:style-name="ce11"/>
          <table:table-cell table:style-name="ce11" table:formula="of:=MAX(0;no_preactif -c_titrant*[.A31]*0.5)/(Vt+[.A31])" office:value-type="float" office:value="0.000398230088495575" calcext:value-type="float">
            <text:p>0,00039823</text:p>
          </table:table-cell>
          <table:table-cell table:style-name="ce11" table:formula="of:=no_stitre/(Vt+[.A31])" office:value-type="float" office:value="0.00176991150442478" calcext:value-type="float">
            <text:p>0,00176991</text:p>
          </table:table-cell>
          <table:table-cell table:style-name="ce11" table:formula="of:=c_titrant*[.A31]*2/(Vt+[.A31])" office:value-type="float" office:value="0.00194690265486726" calcext:value-type="float">
            <text:p>0,00194690</text:p>
          </table:table-cell>
          <table:table-cell table:style-name="ce11" table:formula="of:=no_sexc/(Vt+[.A31])" office:value-type="float" office:value="0.000090265396460177" calcext:value-type="float">
            <text:p>0,00009027</text:p>
          </table:table-cell>
          <table:table-cell table:style-name="ce11" table:formula="of:=no_sreactif/(Vt+[.A31])" office:value-type="float" office:value="0.0176991150442478" calcext:value-type="float">
            <text:p>0,01769912</text:p>
          </table:table-cell>
          <table:table-cell table:style-name="ce11" table:formula="of:=0.5*(-[.Q31]+SQRT([.Q31]*[.Q31]-0.00000000000004))" office:value-type="float" office:value="0.0000902652856756158" calcext:value-type="float">
            <text:p>0,00009027</text:p>
          </table:table-cell>
          <table:table-cell table:style-name="ce11" table:formula="of:=0.00000000000001/[.N31]" office:value-type="float" office:value="0.000000000110784560478064" calcext:value-type="float">
            <text:p>0,00000000</text:p>
          </table:table-cell>
          <table:table-cell table:style-name="ce11" table:formula="of:=-LOG([.N31])" office:value-type="float" office:value="4.044479239035" calcext:value-type="float">
            <text:p>4,04447924</text:p>
          </table:table-cell>
          <table:table-cell table:style-name="ce11" table:formula="of:=[.B31]*2-[.C31]*2-[.E31]+[.F31]-2*[.G31]-2*[.J31]+[.K31]-[.L31]+[.M31]" office:value-type="float" office:value="-0.0000902653964601763" calcext:value-type="float">
            <text:p>-0,00009027</text:p>
          </table:table-cell>
          <table:table-cell table:formula="of:=[.B31]*[.B$13]+[.C$13]*[.C31]+[.E31]*[.E$13]+[.F$13]*[.F31]+[.G31]*[.G$13]+[.J$13]*[.J31]+[.K31]*[.K$13]+[.L$13]*[.L31]+[.M31]*[.M$13]+[.N$13]*[.N31]+[.O31]*[.O$13]" office:value-type="float" office:value="0.331323180322551" calcext:value-type="float">
            <text:p>0,331323180322551</text:p>
          </table:table-cell>
        </table:table-row>
        <table:table-row table:style-name="ro1">
          <table:table-cell table:style-name="ce11" table:formula="of:=[.A31]+dV" office:value-type="float" office:value="6" calcext:value-type="float">
            <text:p>6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32]&gt;0;0;c_titrant*[.A32]-no_preactif*2)/(Vt+[.A32])" office:value-type="float" office:value="0" calcext:value-type="float">
            <text:p>0,00000000</text:p>
          </table:table-cell>
          <table:table-cell table:style-name="ce11" table:formula="of:=[.N32]" office:value-type="float" office:value="0.0000894734829718855" calcext:value-type="float">
            <text:p>0,00008947</text:p>
          </table:table-cell>
          <table:table-cell table:style-name="ce11" table:formula="of:=IF([.I32]&gt;0;no_reactif+c_titrant*[.A32]*1;no_reactif+no_preactif*2)/(Vt+[.A32])" office:value-type="float" office:value="0.0168421052631579" calcext:value-type="float">
            <text:p>0,01684211</text:p>
          </table:table-cell>
          <table:table-cell table:style-name="ce11" table:formula="of:=no_ptitre/(Vt+[.A32])" office:value-type="float" office:value="0.00175438596491228" calcext:value-type="float">
            <text:p>0,00175439</text:p>
          </table:table-cell>
          <table:table-cell table:style-name="ce11" table:formula="of:=IF([.I32]&gt;0;c_titrant*[.A32]*0.5;no_preactif*1)/(Vt+[.A32])" office:value-type="float" office:value="0.000526315789473684" calcext:value-type="float">
            <text:p>0,00052632</text:p>
          </table:table-cell>
          <table:table-cell table:style-name="ce11"/>
          <table:table-cell table:style-name="ce11" table:formula="of:=MAX(0;no_preactif -c_titrant*[.A32]*0.5)/(Vt+[.A32])" office:value-type="float" office:value="0.000350877192982456" calcext:value-type="float">
            <text:p>0,00035088</text:p>
          </table:table-cell>
          <table:table-cell table:style-name="ce11" table:formula="of:=no_stitre/(Vt+[.A32])" office:value-type="float" office:value="0.00175438596491228" calcext:value-type="float">
            <text:p>0,00175439</text:p>
          </table:table-cell>
          <table:table-cell table:style-name="ce11" table:formula="of:=c_titrant*[.A32]*2/(Vt+[.A32])" office:value-type="float" office:value="0.00210526315789474" calcext:value-type="float">
            <text:p>0,00210526</text:p>
          </table:table-cell>
          <table:table-cell table:style-name="ce11" table:formula="of:=no_sexc/(Vt+[.A32])" office:value-type="float" office:value="0.0000894735947368421" calcext:value-type="float">
            <text:p>0,00008947</text:p>
          </table:table-cell>
          <table:table-cell table:style-name="ce11" table:formula="of:=no_sreactif/(Vt+[.A32])" office:value-type="float" office:value="0.0175438596491228" calcext:value-type="float">
            <text:p>0,01754386</text:p>
          </table:table-cell>
          <table:table-cell table:style-name="ce11" table:formula="of:=0.5*(-[.Q32]+SQRT([.Q32]*[.Q32]-0.00000000000004))" office:value-type="float" office:value="0.0000894734829718855" calcext:value-type="float">
            <text:p>0,00008947</text:p>
          </table:table-cell>
          <table:table-cell table:style-name="ce11" table:formula="of:=0.00000000000001/[.N32]" office:value-type="float" office:value="0.000000000111764957257137" calcext:value-type="float">
            <text:p>0,00000000</text:p>
          </table:table-cell>
          <table:table-cell table:style-name="ce11" table:formula="of:=-LOG([.N32])" office:value-type="float" office:value="4.04830565636377" calcext:value-type="float">
            <text:p>4,04830566</text:p>
          </table:table-cell>
          <table:table-cell table:style-name="ce11" table:formula="of:=[.B32]*2-[.C32]*2-[.E32]+[.F32]-2*[.G32]-2*[.J32]+[.K32]-[.L32]+[.M32]" office:value-type="float" office:value="-0.0000894735947368427" calcext:value-type="float">
            <text:p>-0,00008947</text:p>
          </table:table-cell>
          <table:table-cell table:formula="of:=[.B32]*[.B$13]+[.C$13]*[.C32]+[.E32]*[.E$13]+[.F$13]*[.F32]+[.G32]*[.G$13]+[.J$13]*[.J32]+[.K32]*[.K$13]+[.L$13]*[.L32]+[.M32]*[.M$13]+[.N$13]*[.N32]+[.O32]*[.O$13]" office:value-type="float" office:value="0.33117999450077" calcext:value-type="float">
            <text:p>0,33117999450077</text:p>
          </table:table-cell>
        </table:table-row>
        <table:table-row table:style-name="ro1">
          <table:table-cell table:style-name="ce11" table:formula="of:=[.A32]+dV" office:value-type="float" office:value="6.5" calcext:value-type="float">
            <text:p>6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33]&gt;0;0;c_titrant*[.A33]-no_preactif*2)/(Vt+[.A33])" office:value-type="float" office:value="0" calcext:value-type="float">
            <text:p>0,00000000</text:p>
          </table:table-cell>
          <table:table-cell table:style-name="ce11" table:formula="of:=[.N33]" office:value-type="float" office:value="0.0000886954507329062" calcext:value-type="float">
            <text:p>0,00008870</text:p>
          </table:table-cell>
          <table:table-cell table:style-name="ce11" table:formula="of:=IF([.I33]&gt;0;no_reactif+c_titrant*[.A33]*1;no_reactif+no_preactif*2)/(Vt+[.A33])" office:value-type="float" office:value="0.0167826086956522" calcext:value-type="float">
            <text:p>0,01678261</text:p>
          </table:table-cell>
          <table:table-cell table:style-name="ce11" table:formula="of:=no_ptitre/(Vt+[.A33])" office:value-type="float" office:value="0.00173913043478261" calcext:value-type="float">
            <text:p>0,00173913</text:p>
          </table:table-cell>
          <table:table-cell table:style-name="ce11" table:formula="of:=IF([.I33]&gt;0;c_titrant*[.A33]*0.5;no_preactif*1)/(Vt+[.A33])" office:value-type="float" office:value="0.000565217391304348" calcext:value-type="float">
            <text:p>0,00056522</text:p>
          </table:table-cell>
          <table:table-cell table:style-name="ce11"/>
          <table:table-cell table:style-name="ce11" table:formula="of:=MAX(0;no_preactif -c_titrant*[.A33]*0.5)/(Vt+[.A33])" office:value-type="float" office:value="0.000304347826086957" calcext:value-type="float">
            <text:p>0,00030435</text:p>
          </table:table-cell>
          <table:table-cell table:style-name="ce11" table:formula="of:=no_stitre/(Vt+[.A33])" office:value-type="float" office:value="0.00173913043478261" calcext:value-type="float">
            <text:p>0,00173913</text:p>
          </table:table-cell>
          <table:table-cell table:style-name="ce11" table:formula="of:=c_titrant*[.A33]*2/(Vt+[.A33])" office:value-type="float" office:value="0.00226086956521739" calcext:value-type="float">
            <text:p>0,00226087</text:p>
          </table:table-cell>
          <table:table-cell table:style-name="ce11" table:formula="of:=no_sexc/(Vt+[.A33])" office:value-type="float" office:value="0.0000886955634782609" calcext:value-type="float">
            <text:p>0,00008870</text:p>
          </table:table-cell>
          <table:table-cell table:style-name="ce11" table:formula="of:=no_sreactif/(Vt+[.A33])" office:value-type="float" office:value="0.0173913043478261" calcext:value-type="float">
            <text:p>0,01739130</text:p>
          </table:table-cell>
          <table:table-cell table:style-name="ce11" table:formula="of:=0.5*(-[.Q33]+SQRT([.Q33]*[.Q33]-0.00000000000004))" office:value-type="float" office:value="0.0000886954507329062" calcext:value-type="float">
            <text:p>0,00008870</text:p>
          </table:table-cell>
          <table:table-cell table:style-name="ce11" table:formula="of:=0.00000000000001/[.N33]" office:value-type="float" office:value="0.00000000011274535410067" calcext:value-type="float">
            <text:p>0,00000000</text:p>
          </table:table-cell>
          <table:table-cell table:style-name="ce11" table:formula="of:=-LOG([.N33])" office:value-type="float" office:value="4.05209865494012" calcext:value-type="float">
            <text:p>4,05209865</text:p>
          </table:table-cell>
          <table:table-cell table:style-name="ce11" table:formula="of:=[.B33]*2-[.C33]*2-[.E33]+[.F33]-2*[.G33]-2*[.J33]+[.K33]-[.L33]+[.M33]" office:value-type="float" office:value="-0.0000886955634782603" calcext:value-type="float">
            <text:p>-0,00008870</text:p>
          </table:table-cell>
          <table:table-cell table:formula="of:=[.B33]*[.B$13]+[.C$13]*[.C33]+[.E33]*[.E$13]+[.F$13]*[.F33]+[.G33]*[.G$13]+[.J$13]*[.J33]+[.K33]*[.K$13]+[.L$13]*[.L33]+[.M33]*[.M$13]+[.N$13]*[.N33]+[.O33]*[.O$13]" office:value-type="float" office:value="0.331039298866937" calcext:value-type="float">
            <text:p>0,331039298866937</text:p>
          </table:table-cell>
        </table:table-row>
        <table:table-row table:style-name="ro1">
          <table:table-cell table:style-name="ce11" table:formula="of:=[.A33]+dV" office:value-type="float" office:value="7" calcext:value-type="float">
            <text:p>7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34]&gt;0;0;c_titrant*[.A34]-no_preactif*2)/(Vt+[.A34])" office:value-type="float" office:value="0" calcext:value-type="float">
            <text:p>0,00000000</text:p>
          </table:table-cell>
          <table:table-cell table:style-name="ce11" table:formula="of:=[.N34]" office:value-type="float" office:value="0.0000879308328259748" calcext:value-type="float">
            <text:p>0,00008793</text:p>
          </table:table-cell>
          <table:table-cell table:style-name="ce11" table:formula="of:=IF([.I34]&gt;0;no_reactif+c_titrant*[.A34]*1;no_reactif+no_preactif*2)/(Vt+[.A34])" office:value-type="float" office:value="0.0167241379310345" calcext:value-type="float">
            <text:p>0,01672414</text:p>
          </table:table-cell>
          <table:table-cell table:style-name="ce11" table:formula="of:=no_ptitre/(Vt+[.A34])" office:value-type="float" office:value="0.00172413793103448" calcext:value-type="float">
            <text:p>0,00172414</text:p>
          </table:table-cell>
          <table:table-cell table:style-name="ce11" table:formula="of:=IF([.I34]&gt;0;c_titrant*[.A34]*0.5;no_preactif*1)/(Vt+[.A34])" office:value-type="float" office:value="0.000603448275862069" calcext:value-type="float">
            <text:p>0,00060345</text:p>
          </table:table-cell>
          <table:table-cell table:style-name="ce11"/>
          <table:table-cell table:style-name="ce11" table:formula="of:=MAX(0;no_preactif -c_titrant*[.A34]*0.5)/(Vt+[.A34])" office:value-type="float" office:value="0.000258620689655172" calcext:value-type="float">
            <text:p>0,00025862</text:p>
          </table:table-cell>
          <table:table-cell table:style-name="ce11" table:formula="of:=no_stitre/(Vt+[.A34])" office:value-type="float" office:value="0.00172413793103448" calcext:value-type="float">
            <text:p>0,00172414</text:p>
          </table:table-cell>
          <table:table-cell table:style-name="ce11" table:formula="of:=c_titrant*[.A34]*2/(Vt+[.A34])" office:value-type="float" office:value="0.00241379310344828" calcext:value-type="float">
            <text:p>0,00241379</text:p>
          </table:table-cell>
          <table:table-cell table:style-name="ce11" table:formula="of:=no_sexc/(Vt+[.A34])" office:value-type="float" office:value="0.0000879309465517241" calcext:value-type="float">
            <text:p>0,00008793</text:p>
          </table:table-cell>
          <table:table-cell table:style-name="ce11" table:formula="of:=no_sreactif/(Vt+[.A34])" office:value-type="float" office:value="0.0172413793103448" calcext:value-type="float">
            <text:p>0,01724138</text:p>
          </table:table-cell>
          <table:table-cell table:style-name="ce11" table:formula="of:=0.5*(-[.Q34]+SQRT([.Q34]*[.Q34]-0.00000000000004))" office:value-type="float" office:value="0.0000879308328259748" calcext:value-type="float">
            <text:p>0,00008793</text:p>
          </table:table-cell>
          <table:table-cell table:style-name="ce11" table:formula="of:=0.00000000000001/[.N34]" office:value-type="float" office:value="0.000000000113725751009218" calcext:value-type="float">
            <text:p>0,00000000</text:p>
          </table:table-cell>
          <table:table-cell table:style-name="ce11" table:formula="of:=-LOG([.N34])" office:value-type="float" office:value="4.05585881345611" calcext:value-type="float">
            <text:p>4,05585881</text:p>
          </table:table-cell>
          <table:table-cell table:style-name="ce11" table:formula="of:=[.B34]*2-[.C34]*2-[.E34]+[.F34]-2*[.G34]-2*[.J34]+[.K34]-[.L34]+[.M34]" office:value-type="float" office:value="-0.0000879309465517258" calcext:value-type="float">
            <text:p>-0,00008793</text:p>
          </table:table-cell>
          <table:table-cell table:formula="of:=[.B34]*[.B$13]+[.C$13]*[.C34]+[.E34]*[.E$13]+[.F$13]*[.F34]+[.G34]*[.G$13]+[.J$13]*[.J34]+[.K34]*[.K$13]+[.L$13]*[.L34]+[.M34]*[.M$13]+[.N$13]*[.N34]+[.O34]*[.O$13]" office:value-type="float" office:value="0.330901029019638" calcext:value-type="float">
            <text:p>0,330901029019638</text:p>
          </table:table-cell>
        </table:table-row>
        <table:table-row table:style-name="ro1">
          <table:table-cell table:style-name="ce11" table:formula="of:=[.A34]+dV" office:value-type="float" office:value="7.5" calcext:value-type="float">
            <text:p>7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35]&gt;0;0;c_titrant*[.A35]-no_preactif*2)/(Vt+[.A35])" office:value-type="float" office:value="0" calcext:value-type="float">
            <text:p>0,00000000</text:p>
          </table:table-cell>
          <table:table-cell table:style-name="ce11" table:formula="of:=[.N35]" office:value-type="float" office:value="0.0000871792852938501" calcext:value-type="float">
            <text:p>0,00008718</text:p>
          </table:table-cell>
          <table:table-cell table:style-name="ce11" table:formula="of:=IF([.I35]&gt;0;no_reactif+c_titrant*[.A35]*1;no_reactif+no_preactif*2)/(Vt+[.A35])" office:value-type="float" office:value="0.0166666666666667" calcext:value-type="float">
            <text:p>0,01666667</text:p>
          </table:table-cell>
          <table:table-cell table:style-name="ce11" table:formula="of:=no_ptitre/(Vt+[.A35])" office:value-type="float" office:value="0.00170940170940171" calcext:value-type="float">
            <text:p>0,00170940</text:p>
          </table:table-cell>
          <table:table-cell table:style-name="ce11" table:formula="of:=IF([.I35]&gt;0;c_titrant*[.A35]*0.5;no_preactif*1)/(Vt+[.A35])" office:value-type="float" office:value="0.000641025641025641" calcext:value-type="float">
            <text:p>0,00064103</text:p>
          </table:table-cell>
          <table:table-cell table:style-name="ce11"/>
          <table:table-cell table:style-name="ce11" table:formula="of:=MAX(0;no_preactif -c_titrant*[.A35]*0.5)/(Vt+[.A35])" office:value-type="float" office:value="0.000213675213675214" calcext:value-type="float">
            <text:p>0,00021368</text:p>
          </table:table-cell>
          <table:table-cell table:style-name="ce11" table:formula="of:=no_stitre/(Vt+[.A35])" office:value-type="float" office:value="0.00170940170940171" calcext:value-type="float">
            <text:p>0,00170940</text:p>
          </table:table-cell>
          <table:table-cell table:style-name="ce11" table:formula="of:=c_titrant*[.A35]*2/(Vt+[.A35])" office:value-type="float" office:value="0.00256410256410256" calcext:value-type="float">
            <text:p>0,00256410</text:p>
          </table:table-cell>
          <table:table-cell table:style-name="ce11" table:formula="of:=no_sexc/(Vt+[.A35])" office:value-type="float" office:value="0.0000871794" calcext:value-type="float">
            <text:p>0,00008718</text:p>
          </table:table-cell>
          <table:table-cell table:style-name="ce11" table:formula="of:=no_sreactif/(Vt+[.A35])" office:value-type="float" office:value="0.0170940170940171" calcext:value-type="float">
            <text:p>0,01709402</text:p>
          </table:table-cell>
          <table:table-cell table:style-name="ce11" table:formula="of:=0.5*(-[.Q35]+SQRT([.Q35]*[.Q35]-0.00000000000004))" office:value-type="float" office:value="0.0000871792852938501" calcext:value-type="float">
            <text:p>0,00008718</text:p>
          </table:table-cell>
          <table:table-cell table:style-name="ce11" table:formula="of:=0.00000000000001/[.N35]" office:value-type="float" office:value="0.000000000114706147983361" calcext:value-type="float">
            <text:p>0,00000000</text:p>
          </table:table-cell>
          <table:table-cell table:style-name="ce11" table:formula="of:=-LOG([.N35])" office:value-type="float" office:value="4.05958669570156" calcext:value-type="float">
            <text:p>4,05958670</text:p>
          </table:table-cell>
          <table:table-cell table:style-name="ce11" table:formula="of:=[.B35]*2-[.C35]*2-[.E35]+[.F35]-2*[.G35]-2*[.J35]+[.K35]-[.L35]+[.M35]" office:value-type="float" office:value="-0.0000871793999999981" calcext:value-type="float">
            <text:p>-0,00008718</text:p>
          </table:table-cell>
          <table:table-cell table:formula="of:=[.B35]*[.B$13]+[.C$13]*[.C35]+[.E35]*[.E$13]+[.F$13]*[.F35]+[.G35]*[.G$13]+[.J$13]*[.J35]+[.K35]*[.K$13]+[.L$13]*[.L35]+[.M35]*[.M$13]+[.N$13]*[.N35]+[.O35]*[.O$13]" office:value-type="float" office:value="0.330765122759219" calcext:value-type="float">
            <text:p>0,330765122759219</text:p>
          </table:table-cell>
        </table:table-row>
        <table:table-row table:style-name="ro1">
          <table:table-cell table:style-name="ce11" table:formula="of:=[.A35]+dV" office:value-type="float" office:value="8" calcext:value-type="float">
            <text:p>8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36]&gt;0;0;c_titrant*[.A36]-no_preactif*2)/(Vt+[.A36])" office:value-type="float" office:value="0" calcext:value-type="float">
            <text:p>0,00000000</text:p>
          </table:table-cell>
          <table:table-cell table:style-name="ce11" table:formula="of:=[.N36]" office:value-type="float" office:value="0.000086440475838874" calcext:value-type="float">
            <text:p>0,00008644</text:p>
          </table:table-cell>
          <table:table-cell table:style-name="ce11" table:formula="of:=IF([.I36]&gt;0;no_reactif+c_titrant*[.A36]*1;no_reactif+no_preactif*2)/(Vt+[.A36])" office:value-type="float" office:value="0.0166101694915254" calcext:value-type="float">
            <text:p>0,01661017</text:p>
          </table:table-cell>
          <table:table-cell table:style-name="ce11" table:formula="of:=no_ptitre/(Vt+[.A36])" office:value-type="float" office:value="0.00169491525423729" calcext:value-type="float">
            <text:p>0,00169492</text:p>
          </table:table-cell>
          <table:table-cell table:style-name="ce11" table:formula="of:=IF([.I36]&gt;0;c_titrant*[.A36]*0.5;no_preactif*1)/(Vt+[.A36])" office:value-type="float" office:value="0.000677966101694915" calcext:value-type="float">
            <text:p>0,00067797</text:p>
          </table:table-cell>
          <table:table-cell table:style-name="ce11"/>
          <table:table-cell table:style-name="ce11" table:formula="of:=MAX(0;no_preactif -c_titrant*[.A36]*0.5)/(Vt+[.A36])" office:value-type="float" office:value="0.000169491525423729" calcext:value-type="float">
            <text:p>0,00016949</text:p>
          </table:table-cell>
          <table:table-cell table:style-name="ce11" table:formula="of:=no_stitre/(Vt+[.A36])" office:value-type="float" office:value="0.00169491525423729" calcext:value-type="float">
            <text:p>0,00169492</text:p>
          </table:table-cell>
          <table:table-cell table:style-name="ce11" table:formula="of:=c_titrant*[.A36]*2/(Vt+[.A36])" office:value-type="float" office:value="0.00271186440677966" calcext:value-type="float">
            <text:p>0,00271186</text:p>
          </table:table-cell>
          <table:table-cell table:style-name="ce11" table:formula="of:=no_sexc/(Vt+[.A36])" office:value-type="float" office:value="0.0000864405915254237" calcext:value-type="float">
            <text:p>0,00008644</text:p>
          </table:table-cell>
          <table:table-cell table:style-name="ce11" table:formula="of:=no_sreactif/(Vt+[.A36])" office:value-type="float" office:value="0.0169491525423729" calcext:value-type="float">
            <text:p>0,01694915</text:p>
          </table:table-cell>
          <table:table-cell table:style-name="ce11" table:formula="of:=0.5*(-[.Q36]+SQRT([.Q36]*[.Q36]-0.00000000000004))" office:value-type="float" office:value="0.000086440475838874" calcext:value-type="float">
            <text:p>0,00008644</text:p>
          </table:table-cell>
          <table:table-cell table:style-name="ce11" table:formula="of:=0.00000000000001/[.N36]" office:value-type="float" office:value="0.000000000115686545023654" calcext:value-type="float">
            <text:p>0,00000000</text:p>
          </table:table-cell>
          <table:table-cell table:style-name="ce11" table:formula="of:=-LOG([.N36])" office:value-type="float" office:value="4.06328285107121" calcext:value-type="float">
            <text:p>4,06328285</text:p>
          </table:table-cell>
          <table:table-cell table:style-name="ce11" table:formula="of:=[.B36]*2-[.C36]*2-[.E36]+[.F36]-2*[.G36]-2*[.J36]+[.K36]-[.L36]+[.M36]" office:value-type="float" office:value="-0.0000864405915254191" calcext:value-type="float">
            <text:p>-0,00008644</text:p>
          </table:table-cell>
          <table:table-cell table:formula="of:=[.B36]*[.B$13]+[.C$13]*[.C36]+[.E36]*[.E$13]+[.F$13]*[.F36]+[.G36]*[.G$13]+[.J$13]*[.J36]+[.K36]*[.K$13]+[.L$13]*[.L36]+[.M36]*[.M$13]+[.N$13]*[.N36]+[.O36]*[.O$13]" office:value-type="float" office:value="0.330631519994489" calcext:value-type="float">
            <text:p>0,330631519994489</text:p>
          </table:table-cell>
        </table:table-row>
        <table:table-row table:style-name="ro1">
          <table:table-cell table:style-name="ce11" table:formula="of:=[.A36]+dV" office:value-type="float" office:value="8.5" calcext:value-type="float">
            <text:p>8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37]&gt;0;0;c_titrant*[.A37]-no_preactif*2)/(Vt+[.A37])" office:value-type="float" office:value="0" calcext:value-type="float">
            <text:p>0,00000000</text:p>
          </table:table-cell>
          <table:table-cell table:style-name="ce11" table:formula="of:=[.N37]" office:value-type="float" office:value="0.0000857140833330542" calcext:value-type="float">
            <text:p>0,00008571</text:p>
          </table:table-cell>
          <table:table-cell table:style-name="ce11" table:formula="of:=IF([.I37]&gt;0;no_reactif+c_titrant*[.A37]*1;no_reactif+no_preactif*2)/(Vt+[.A37])" office:value-type="float" office:value="0.0165546218487395" calcext:value-type="float">
            <text:p>0,01655462</text:p>
          </table:table-cell>
          <table:table-cell table:style-name="ce11" table:formula="of:=no_ptitre/(Vt+[.A37])" office:value-type="float" office:value="0.00168067226890756" calcext:value-type="float">
            <text:p>0,00168067</text:p>
          </table:table-cell>
          <table:table-cell table:style-name="ce11" table:formula="of:=IF([.I37]&gt;0;c_titrant*[.A37]*0.5;no_preactif*1)/(Vt+[.A37])" office:value-type="float" office:value="0.000714285714285714" calcext:value-type="float">
            <text:p>0,00071429</text:p>
          </table:table-cell>
          <table:table-cell table:style-name="ce11"/>
          <table:table-cell table:style-name="ce11" table:formula="of:=MAX(0;no_preactif -c_titrant*[.A37]*0.5)/(Vt+[.A37])" office:value-type="float" office:value="0.000126050420168067" calcext:value-type="float">
            <text:p>0,00012605</text:p>
          </table:table-cell>
          <table:table-cell table:style-name="ce11" table:formula="of:=no_stitre/(Vt+[.A37])" office:value-type="float" office:value="0.00168067226890756" calcext:value-type="float">
            <text:p>0,00168067</text:p>
          </table:table-cell>
          <table:table-cell table:style-name="ce11" table:formula="of:=c_titrant*[.A37]*2/(Vt+[.A37])" office:value-type="float" office:value="0.00285714285714286" calcext:value-type="float">
            <text:p>0,00285714</text:p>
          </table:table-cell>
          <table:table-cell table:style-name="ce11" table:formula="of:=no_sexc/(Vt+[.A37])" office:value-type="float" office:value="0.0000857142" calcext:value-type="float">
            <text:p>0,00008571</text:p>
          </table:table-cell>
          <table:table-cell table:style-name="ce11" table:formula="of:=no_sreactif/(Vt+[.A37])" office:value-type="float" office:value="0.0168067226890756" calcext:value-type="float">
            <text:p>0,01680672</text:p>
          </table:table-cell>
          <table:table-cell table:style-name="ce11" table:formula="of:=0.5*(-[.Q37]+SQRT([.Q37]*[.Q37]-0.00000000000004))" office:value-type="float" office:value="0.0000857140833330542" calcext:value-type="float">
            <text:p>0,00008571</text:p>
          </table:table-cell>
          <table:table-cell table:style-name="ce11" table:formula="of:=0.00000000000001/[.N37]" office:value-type="float" office:value="0.00000000011666694213066" calcext:value-type="float">
            <text:p>0,00000000</text:p>
          </table:table-cell>
          <table:table-cell table:style-name="ce11" table:formula="of:=-LOG([.N37])" office:value-type="float" office:value="4.06694781505076" calcext:value-type="float">
            <text:p>4,06694782</text:p>
          </table:table-cell>
          <table:table-cell table:style-name="ce11" table:formula="of:=[.B37]*2-[.C37]*2-[.E37]+[.F37]-2*[.G37]-2*[.J37]+[.K37]-[.L37]+[.M37]" office:value-type="float" office:value="-0.0000857141999999963" calcext:value-type="float">
            <text:p>-0,00008571</text:p>
          </table:table-cell>
          <table:table-cell table:formula="of:=[.B37]*[.B$13]+[.C$13]*[.C37]+[.E37]*[.E$13]+[.F$13]*[.F37]+[.G37]*[.G$13]+[.J$13]*[.J37]+[.K37]*[.K$13]+[.L$13]*[.L37]+[.M37]*[.M$13]+[.N$13]*[.N37]+[.O37]*[.O$13]" office:value-type="float" office:value="0.330500162654127" calcext:value-type="float">
            <text:p>0,330500162654127</text:p>
          </table:table-cell>
        </table:table-row>
        <table:table-row table:style-name="ro1">
          <table:table-cell table:style-name="ce11" table:formula="of:=[.A37]+dV" office:value-type="float" office:value="9" calcext:value-type="float">
            <text:p>9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38]&gt;0;0;c_titrant*[.A38]-no_preactif*2)/(Vt+[.A38])" office:value-type="float" office:value="0" calcext:value-type="float">
            <text:p>0,00000000</text:p>
          </table:table-cell>
          <table:table-cell table:style-name="ce11" table:formula="of:=[.N38]" office:value-type="float" office:value="0.0000849997973526658" calcext:value-type="float">
            <text:p>0,00008500</text:p>
          </table:table-cell>
          <table:table-cell table:style-name="ce11" table:formula="of:=IF([.I38]&gt;0;no_reactif+c_titrant*[.A38]*1;no_reactif+no_preactif*2)/(Vt+[.A38])" office:value-type="float" office:value="0.0165" calcext:value-type="float">
            <text:p>0,01650000</text:p>
          </table:table-cell>
          <table:table-cell table:style-name="ce11" table:formula="of:=no_ptitre/(Vt+[.A38])" office:value-type="float" office:value="0.00166666666666667" calcext:value-type="float">
            <text:p>0,00166667</text:p>
          </table:table-cell>
          <table:table-cell table:style-name="ce11" table:formula="of:=IF([.I38]&gt;0;c_titrant*[.A38]*0.5;no_preactif*1)/(Vt+[.A38])" office:value-type="float" office:value="0.00075" calcext:value-type="float">
            <text:p>0,00075000</text:p>
          </table:table-cell>
          <table:table-cell table:style-name="ce11"/>
          <table:table-cell table:style-name="ce11" table:formula="of:=MAX(0;no_preactif -c_titrant*[.A38]*0.5)/(Vt+[.A38])" office:value-type="float" office:value="0.0000833333333333334" calcext:value-type="float">
            <text:p>0,00008333</text:p>
          </table:table-cell>
          <table:table-cell table:style-name="ce11" table:formula="of:=no_stitre/(Vt+[.A38])" office:value-type="float" office:value="0.00166666666666667" calcext:value-type="float">
            <text:p>0,00166667</text:p>
          </table:table-cell>
          <table:table-cell table:style-name="ce11" table:formula="of:=c_titrant*[.A38]*2/(Vt+[.A38])" office:value-type="float" office:value="0.003" calcext:value-type="float">
            <text:p>0,00300000</text:p>
          </table:table-cell>
          <table:table-cell table:style-name="ce11" table:formula="of:=no_sexc/(Vt+[.A38])" office:value-type="float" office:value="0.000084999915" calcext:value-type="float">
            <text:p>0,00008500</text:p>
          </table:table-cell>
          <table:table-cell table:style-name="ce11" table:formula="of:=no_sreactif/(Vt+[.A38])" office:value-type="float" office:value="0.0166666666666667" calcext:value-type="float">
            <text:p>0,01666667</text:p>
          </table:table-cell>
          <table:table-cell table:style-name="ce11" table:formula="of:=0.5*(-[.Q38]+SQRT([.Q38]*[.Q38]-0.00000000000004))" office:value-type="float" office:value="0.0000849997973526658" calcext:value-type="float">
            <text:p>0,00008500</text:p>
          </table:table-cell>
          <table:table-cell table:style-name="ce11" table:formula="of:=0.00000000000001/[.N38]" office:value-type="float" office:value="0.000000000117647339304937" calcext:value-type="float">
            <text:p>0,00000000</text:p>
          </table:table-cell>
          <table:table-cell table:style-name="ce11" table:formula="of:=-LOG([.N38])" office:value-type="float" office:value="4.07058210968246" calcext:value-type="float">
            <text:p>4,07058211</text:p>
          </table:table-cell>
          <table:table-cell table:style-name="ce11" table:formula="of:=[.B38]*2-[.C38]*2-[.E38]+[.F38]-2*[.G38]-2*[.J38]+[.K38]-[.L38]+[.M38]" office:value-type="float" office:value="-0.0000849999150000051" calcext:value-type="float">
            <text:p>-0,00008500</text:p>
          </table:table-cell>
          <table:table-cell table:formula="of:=[.B38]*[.B$13]+[.C$13]*[.C38]+[.E38]*[.E$13]+[.F$13]*[.F38]+[.G38]*[.G$13]+[.J$13]*[.J38]+[.K38]*[.K$13]+[.L$13]*[.L38]+[.M38]*[.M$13]+[.N$13]*[.N38]+[.O38]*[.O$13]" office:value-type="float" office:value="0.330370994602526" calcext:value-type="float">
            <text:p>0,330370994602526</text:p>
          </table:table-cell>
        </table:table-row>
        <table:table-row table:style-name="ro1">
          <table:table-cell table:style-name="ce11" table:formula="of:=[.A38]+dV" office:value-type="float" office:value="9.5" calcext:value-type="float">
            <text:p>9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39]&gt;0;0;c_titrant*[.A39]-no_preactif*2)/(Vt+[.A39])" office:value-type="float" office:value="0" calcext:value-type="float">
            <text:p>0,00000000</text:p>
          </table:table-cell>
          <table:table-cell table:style-name="ce11" table:formula="of:=[.N39]" office:value-type="float" office:value="0.0000842973177359002" calcext:value-type="float">
            <text:p>0,00008430</text:p>
          </table:table-cell>
          <table:table-cell table:style-name="ce11" table:formula="of:=IF([.I39]&gt;0;no_reactif+c_titrant*[.A39]*1;no_reactif+no_preactif*2)/(Vt+[.A39])" office:value-type="float" office:value="0.0164462809917355" calcext:value-type="float">
            <text:p>0,01644628</text:p>
          </table:table-cell>
          <table:table-cell table:style-name="ce11" table:formula="of:=no_ptitre/(Vt+[.A39])" office:value-type="float" office:value="0.00165289256198347" calcext:value-type="float">
            <text:p>0,00165289</text:p>
          </table:table-cell>
          <table:table-cell table:style-name="ce11" table:formula="of:=IF([.I39]&gt;0;c_titrant*[.A39]*0.5;no_preactif*1)/(Vt+[.A39])" office:value-type="float" office:value="0.000785123966942149" calcext:value-type="float">
            <text:p>0,00078512</text:p>
          </table:table-cell>
          <table:table-cell table:style-name="ce11"/>
          <table:table-cell table:style-name="ce11" table:formula="of:=MAX(0;no_preactif -c_titrant*[.A39]*0.5)/(Vt+[.A39])" office:value-type="float" office:value="0.0000413223140495868" calcext:value-type="float">
            <text:p>0,00004132</text:p>
          </table:table-cell>
          <table:table-cell table:style-name="ce11" table:formula="of:=no_stitre/(Vt+[.A39])" office:value-type="float" office:value="0.00165289256198347" calcext:value-type="float">
            <text:p>0,00165289</text:p>
          </table:table-cell>
          <table:table-cell table:style-name="ce11" table:formula="of:=c_titrant*[.A39]*2/(Vt+[.A39])" office:value-type="float" office:value="0.00314049586776859" calcext:value-type="float">
            <text:p>0,00314050</text:p>
          </table:table-cell>
          <table:table-cell table:style-name="ce11" table:formula="of:=no_sexc/(Vt+[.A39])" office:value-type="float" office:value="0.0000842974363636364" calcext:value-type="float">
            <text:p>0,00008430</text:p>
          </table:table-cell>
          <table:table-cell table:style-name="ce11" table:formula="of:=no_sreactif/(Vt+[.A39])" office:value-type="float" office:value="0.0165289256198347" calcext:value-type="float">
            <text:p>0,01652893</text:p>
          </table:table-cell>
          <table:table-cell table:style-name="ce11" table:formula="of:=0.5*(-[.Q39]+SQRT([.Q39]*[.Q39]-0.00000000000004))" office:value-type="float" office:value="0.0000842973177359002" calcext:value-type="float">
            <text:p>0,00008430</text:p>
          </table:table-cell>
          <table:table-cell table:style-name="ce11" table:formula="of:=0.00000000000001/[.N39]" office:value-type="float" office:value="0.000000000118627736547082" calcext:value-type="float">
            <text:p>0,00000000</text:p>
          </table:table-cell>
          <table:table-cell table:style-name="ce11" table:formula="of:=-LOG([.N39])" office:value-type="float" office:value="4.07418624401144" calcext:value-type="float">
            <text:p>4,07418624</text:p>
          </table:table-cell>
          <table:table-cell table:style-name="ce11" table:formula="of:=[.B39]*2-[.C39]*2-[.E39]+[.F39]-2*[.G39]-2*[.J39]+[.K39]-[.L39]+[.M39]" office:value-type="float" office:value="-0.0000842974363636367" calcext:value-type="float">
            <text:p>-0,00008430</text:p>
          </table:table-cell>
          <table:table-cell table:formula="of:=[.B39]*[.B$13]+[.C$13]*[.C39]+[.E39]*[.E$13]+[.F$13]*[.F39]+[.G39]*[.G$13]+[.J$13]*[.J39]+[.K39]*[.K$13]+[.L$13]*[.L39]+[.M39]*[.M$13]+[.N$13]*[.N39]+[.O39]*[.O$13]" office:value-type="float" office:value="0.330243961559795" calcext:value-type="float">
            <text:p>0,330243961559795</text:p>
          </table:table-cell>
        </table:table-row>
        <table:table-row table:style-name="ro1">
          <table:table-cell table:style-name="ce11" table:formula="of:=[.A39]+dV" office:value-type="float" office:value="10" calcext:value-type="float">
            <text:p>10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40]&gt;0;0;c_titrant*[.A40]-no_preactif*2)/(Vt+[.A40])" office:value-type="float" office:value="0" calcext:value-type="float">
            <text:p>0,00000000</text:p>
          </table:table-cell>
          <table:table-cell table:style-name="ce11" table:formula="of:=[.N40]" office:value-type="float" office:value="0.0000836063541623577" calcext:value-type="float">
            <text:p>0,00008361</text:p>
          </table:table-cell>
          <table:table-cell table:style-name="ce11" table:formula="of:=IF([.I40]&gt;0;no_reactif+c_titrant*[.A40]*1;no_reactif+no_preactif*2)/(Vt+[.A40])" office:value-type="float" office:value="0.0163934426229508" calcext:value-type="float">
            <text:p>0,01639344</text:p>
          </table:table-cell>
          <table:table-cell table:style-name="ce11" table:formula="of:=no_ptitre/(Vt+[.A40])" office:value-type="float" office:value="0.00163934426229508" calcext:value-type="float">
            <text:p>0,00163934</text:p>
          </table:table-cell>
          <table:table-cell table:style-name="ce11" table:formula="of:=IF([.I40]&gt;0;c_titrant*[.A40]*0.5;no_preactif*1)/(Vt+[.A40])" office:value-type="float" office:value="0.000819672131147541" calcext:value-type="float">
            <text:p>0,00081967</text:p>
          </table:table-cell>
          <table:table-cell table:style-name="ce11"/>
          <table:table-cell table:style-name="ce11" table:formula="of:=MAX(0;no_preactif -c_titrant*[.A40]*0.5)/(Vt+[.A40])" office:value-type="float" office:value="0" calcext:value-type="float">
            <text:p>0,00000000</text:p>
          </table:table-cell>
          <table:table-cell table:style-name="ce11" table:formula="of:=no_stitre/(Vt+[.A40])" office:value-type="float" office:value="0.00163934426229508" calcext:value-type="float">
            <text:p>0,00163934</text:p>
          </table:table-cell>
          <table:table-cell table:style-name="ce11" table:formula="of:=c_titrant*[.A40]*2/(Vt+[.A40])" office:value-type="float" office:value="0.00327868852459016" calcext:value-type="float">
            <text:p>0,00327869</text:p>
          </table:table-cell>
          <table:table-cell table:style-name="ce11" table:formula="of:=no_sexc/(Vt+[.A40])" office:value-type="float" office:value="0.0000836064737704918" calcext:value-type="float">
            <text:p>0,00008361</text:p>
          </table:table-cell>
          <table:table-cell table:style-name="ce11" table:formula="of:=no_sreactif/(Vt+[.A40])" office:value-type="float" office:value="0.0163934426229508" calcext:value-type="float">
            <text:p>0,01639344</text:p>
          </table:table-cell>
          <table:table-cell table:style-name="ce11" table:formula="of:=0.5*(-[.Q40]+SQRT([.Q40]*[.Q40]-0.00000000000004))" office:value-type="float" office:value="0.0000836063541623577" calcext:value-type="float">
            <text:p>0,00008361</text:p>
          </table:table-cell>
          <table:table-cell table:style-name="ce11" table:formula="of:=0.00000000000001/[.N40]" office:value-type="float" office:value="0.000000000119608133857634" calcext:value-type="float">
            <text:p>0,00000000</text:p>
          </table:table-cell>
          <table:table-cell table:style-name="ce11" table:formula="of:=-LOG([.N40])" office:value-type="float" office:value="4.07776071451336" calcext:value-type="float">
            <text:p>4,07776071</text:p>
          </table:table-cell>
          <table:table-cell table:style-name="ce11" table:formula="of:=[.B40]*2-[.C40]*2-[.E40]+[.F40]-2*[.G40]-2*[.J40]+[.K40]-[.L40]+[.M40]" office:value-type="float" office:value="-0.0000836064737704916" calcext:value-type="float">
            <text:p>-0,00008361</text:p>
          </table:table-cell>
          <table:table-cell table:formula="of:=[.B40]*[.B$13]+[.C$13]*[.C40]+[.E40]*[.E$13]+[.F$13]*[.F40]+[.G40]*[.G$13]+[.J$13]*[.J40]+[.K40]*[.K$13]+[.L$13]*[.L40]+[.M40]*[.M$13]+[.N$13]*[.N40]+[.O40]*[.O$13]" office:value-type="float" office:value="0.33011901102572" calcext:value-type="float">
            <text:p>0,33011901102572</text:p>
          </table:table-cell>
        </table:table-row>
        <table:table-row table:style-name="ro1">
          <table:table-cell table:style-name="ce11" table:formula="of:=[.A40]+dV" office:value-type="float" office:value="10.5" calcext:value-type="float">
            <text:p>10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41]&gt;0;0;c_titrant*[.A41]-no_preactif*2)/(Vt+[.A41])" office:value-type="float" office:value="0.0000813008130081299" calcext:value-type="float">
            <text:p>0,00008130</text:p>
          </table:table-cell>
          <table:table-cell table:style-name="ce11" table:formula="of:=[.N41]" office:value-type="float" office:value="0.0000829266257529336" calcext:value-type="float">
            <text:p>0,00008293</text:p>
          </table:table-cell>
          <table:table-cell table:style-name="ce11" table:formula="of:=IF([.I41]&gt;0;no_reactif+c_titrant*[.A41]*1;no_reactif+no_preactif*2)/(Vt+[.A41])" office:value-type="float" office:value="0.016260162601626" calcext:value-type="float">
            <text:p>0,01626016</text:p>
          </table:table-cell>
          <table:table-cell table:style-name="ce11" table:formula="of:=no_ptitre/(Vt+[.A41])" office:value-type="float" office:value="0.0016260162601626" calcext:value-type="float">
            <text:p>0,00162602</text:p>
          </table:table-cell>
          <table:table-cell table:style-name="ce11" table:formula="of:=IF([.I41]&gt;0;c_titrant*[.A41]*0.5;no_preactif*1)/(Vt+[.A41])" office:value-type="float" office:value="0.000813008130081301" calcext:value-type="float">
            <text:p>0,00081301</text:p>
          </table:table-cell>
          <table:table-cell table:style-name="ce11"/>
          <table:table-cell table:style-name="ce11" table:formula="of:=MAX(0;no_preactif -c_titrant*[.A41]*0.5)/(Vt+[.A41])" office:value-type="float" office:value="0" calcext:value-type="float">
            <text:p>0,00000000</text:p>
          </table:table-cell>
          <table:table-cell table:style-name="ce11" table:formula="of:=no_stitre/(Vt+[.A41])" office:value-type="float" office:value="0.0016260162601626" calcext:value-type="float">
            <text:p>0,00162602</text:p>
          </table:table-cell>
          <table:table-cell table:style-name="ce11" table:formula="of:=c_titrant*[.A41]*2/(Vt+[.A41])" office:value-type="float" office:value="0.00341463414634146" calcext:value-type="float">
            <text:p>0,00341463</text:p>
          </table:table-cell>
          <table:table-cell table:style-name="ce11" table:formula="of:=no_sexc/(Vt+[.A41])" office:value-type="float" office:value="0.0000829267463414634" calcext:value-type="float">
            <text:p>0,00008293</text:p>
          </table:table-cell>
          <table:table-cell table:style-name="ce11" table:formula="of:=no_sreactif/(Vt+[.A41])" office:value-type="float" office:value="0.016260162601626" calcext:value-type="float">
            <text:p>0,01626016</text:p>
          </table:table-cell>
          <table:table-cell table:style-name="ce11" table:formula="of:=0.5*(-[.Q41]+SQRT([.Q41]*[.Q41]-0.00000000000004))" office:value-type="float" office:value="0.0000829266257529336" calcext:value-type="float">
            <text:p>0,00008293</text:p>
          </table:table-cell>
          <table:table-cell table:style-name="ce11" table:formula="of:=0.00000000000001/[.N41]" office:value-type="float" office:value="0.000000000120588531237161" calcext:value-type="float">
            <text:p>0,00000000</text:p>
          </table:table-cell>
          <table:table-cell table:style-name="ce11" table:formula="of:=-LOG([.N41])" office:value-type="float" office:value="4.08130600550511" calcext:value-type="float">
            <text:p>4,08130601</text:p>
          </table:table-cell>
          <table:table-cell table:style-name="ce11" table:formula="of:=[.B41]*2-[.C41]*2-[.E41]+[.F41]-2*[.G41]-2*[.J41]+[.K41]-[.L41]+[.M41]" office:value-type="float" office:value="-0.0000829267463414648" calcext:value-type="float">
            <text:p>-0,00008293</text:p>
          </table:table-cell>
          <table:table-cell table:formula="of:=[.B41]*[.B$13]+[.C$13]*[.C41]+[.E41]*[.E$13]+[.F$13]*[.F41]+[.G41]*[.G$13]+[.J$13]*[.J41]+[.K41]*[.K$13]+[.L$13]*[.L41]+[.M41]*[.M$13]+[.N$13]*[.N41]+[.O41]*[.O$13]" office:value-type="float" office:value="0.330020482451308" calcext:value-type="float">
            <text:p>0,330020482451308</text:p>
          </table:table-cell>
        </table:table-row>
        <table:table-row table:style-name="ro1">
          <table:table-cell table:style-name="ce11" table:formula="of:=[.A41]+dV" office:value-type="float" office:value="11" calcext:value-type="float">
            <text:p>11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42]&gt;0;0;c_titrant*[.A42]-no_preactif*2)/(Vt+[.A42])" office:value-type="float" office:value="0.000161290322580645" calcext:value-type="float">
            <text:p>0,00016129</text:p>
          </table:table-cell>
          <table:table-cell table:style-name="ce11" table:formula="of:=[.N42]" office:value-type="float" office:value="0.0000822578606891401" calcext:value-type="float">
            <text:p>0,00008226</text:p>
          </table:table-cell>
          <table:table-cell table:style-name="ce11" table:formula="of:=IF([.I42]&gt;0;no_reactif+c_titrant*[.A42]*1;no_reactif+no_preactif*2)/(Vt+[.A42])" office:value-type="float" office:value="0.0161290322580645" calcext:value-type="float">
            <text:p>0,01612903</text:p>
          </table:table-cell>
          <table:table-cell table:style-name="ce11" table:formula="of:=no_ptitre/(Vt+[.A42])" office:value-type="float" office:value="0.00161290322580645" calcext:value-type="float">
            <text:p>0,00161290</text:p>
          </table:table-cell>
          <table:table-cell table:style-name="ce11" table:formula="of:=IF([.I42]&gt;0;c_titrant*[.A42]*0.5;no_preactif*1)/(Vt+[.A42])" office:value-type="float" office:value="0.000806451612903226" calcext:value-type="float">
            <text:p>0,00080645</text:p>
          </table:table-cell>
          <table:table-cell table:style-name="ce11"/>
          <table:table-cell table:style-name="ce11" table:formula="of:=MAX(0;no_preactif -c_titrant*[.A42]*0.5)/(Vt+[.A42])" office:value-type="float" office:value="0" calcext:value-type="float">
            <text:p>0,00000000</text:p>
          </table:table-cell>
          <table:table-cell table:style-name="ce11" table:formula="of:=no_stitre/(Vt+[.A42])" office:value-type="float" office:value="0.00161290322580645" calcext:value-type="float">
            <text:p>0,00161290</text:p>
          </table:table-cell>
          <table:table-cell table:style-name="ce11" table:formula="of:=c_titrant*[.A42]*2/(Vt+[.A42])" office:value-type="float" office:value="0.00354838709677419" calcext:value-type="float">
            <text:p>0,00354839</text:p>
          </table:table-cell>
          <table:table-cell table:style-name="ce11" table:formula="of:=no_sexc/(Vt+[.A42])" office:value-type="float" office:value="0.0000822579822580645" calcext:value-type="float">
            <text:p>0,00008226</text:p>
          </table:table-cell>
          <table:table-cell table:style-name="ce11" table:formula="of:=no_sreactif/(Vt+[.A42])" office:value-type="float" office:value="0.0161290322580645" calcext:value-type="float">
            <text:p>0,01612903</text:p>
          </table:table-cell>
          <table:table-cell table:style-name="ce11" table:formula="of:=0.5*(-[.Q42]+SQRT([.Q42]*[.Q42]-0.00000000000004))" office:value-type="float" office:value="0.0000822578606891401" calcext:value-type="float">
            <text:p>0,00008226</text:p>
          </table:table-cell>
          <table:table-cell table:style-name="ce11" table:formula="of:=0.00000000000001/[.N42]" office:value-type="float" office:value="0.000000000121568928686231" calcext:value-type="float">
            <text:p>0,00000000</text:p>
          </table:table-cell>
          <table:table-cell table:style-name="ce11" table:formula="of:=-LOG([.N42])" office:value-type="float" office:value="4.08482258953853" calcext:value-type="float">
            <text:p>4,08482259</text:p>
          </table:table-cell>
          <table:table-cell table:style-name="ce11" table:formula="of:=[.B42]*2-[.C42]*2-[.E42]+[.F42]-2*[.G42]-2*[.J42]+[.K42]-[.L42]+[.M42]" office:value-type="float" office:value="-0.0000822579822580688" calcext:value-type="float">
            <text:p>-0,00008226</text:p>
          </table:table-cell>
          <table:table-cell table:formula="of:=[.B42]*[.B$13]+[.C$13]*[.C42]+[.E42]*[.E$13]+[.F$13]*[.F42]+[.G42]*[.G$13]+[.J$13]*[.J42]+[.K42]*[.K$13]+[.L$13]*[.L42]+[.M42]*[.M$13]+[.N$13]*[.N42]+[.O42]*[.O$13]" office:value-type="float" office:value="0.329923543047212" calcext:value-type="float">
            <text:p>0,329923543047212</text:p>
          </table:table-cell>
        </table:table-row>
        <table:table-row table:style-name="ro1">
          <table:table-cell table:style-name="ce11" table:formula="of:=[.A42]+dV" office:value-type="float" office:value="11.5" calcext:value-type="float">
            <text:p>11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43]&gt;0;0;c_titrant*[.A43]-no_preactif*2)/(Vt+[.A43])" office:value-type="float" office:value="0.00024" calcext:value-type="float">
            <text:p>0,00024000</text:p>
          </table:table-cell>
          <table:table-cell table:style-name="ce11" table:formula="of:=[.N43]" office:value-type="float" office:value="0.0000815997958506773" calcext:value-type="float">
            <text:p>0,00008160</text:p>
          </table:table-cell>
          <table:table-cell table:style-name="ce11" table:formula="of:=IF([.I43]&gt;0;no_reactif+c_titrant*[.A43]*1;no_reactif+no_preactif*2)/(Vt+[.A43])" office:value-type="float" office:value="0.016" calcext:value-type="float">
            <text:p>0,01600000</text:p>
          </table:table-cell>
          <table:table-cell table:style-name="ce11" table:formula="of:=no_ptitre/(Vt+[.A43])" office:value-type="float" office:value="0.0016" calcext:value-type="float">
            <text:p>0,00160000</text:p>
          </table:table-cell>
          <table:table-cell table:style-name="ce11" table:formula="of:=IF([.I43]&gt;0;c_titrant*[.A43]*0.5;no_preactif*1)/(Vt+[.A43])" office:value-type="float" office:value="0.0008" calcext:value-type="float">
            <text:p>0,00080000</text:p>
          </table:table-cell>
          <table:table-cell table:style-name="ce11"/>
          <table:table-cell table:style-name="ce11" table:formula="of:=MAX(0;no_preactif -c_titrant*[.A43]*0.5)/(Vt+[.A43])" office:value-type="float" office:value="0" calcext:value-type="float">
            <text:p>0,00000000</text:p>
          </table:table-cell>
          <table:table-cell table:style-name="ce11" table:formula="of:=no_stitre/(Vt+[.A43])" office:value-type="float" office:value="0.0016" calcext:value-type="float">
            <text:p>0,00160000</text:p>
          </table:table-cell>
          <table:table-cell table:style-name="ce11" table:formula="of:=c_titrant*[.A43]*2/(Vt+[.A43])" office:value-type="float" office:value="0.00368" calcext:value-type="float">
            <text:p>0,00368000</text:p>
          </table:table-cell>
          <table:table-cell table:style-name="ce11" table:formula="of:=no_sexc/(Vt+[.A43])" office:value-type="float" office:value="0.0000815999184" calcext:value-type="float">
            <text:p>0,00008160</text:p>
          </table:table-cell>
          <table:table-cell table:style-name="ce11" table:formula="of:=no_sreactif/(Vt+[.A43])" office:value-type="float" office:value="0.016" calcext:value-type="float">
            <text:p>0,01600000</text:p>
          </table:table-cell>
          <table:table-cell table:style-name="ce11" table:formula="of:=0.5*(-[.Q43]+SQRT([.Q43]*[.Q43]-0.00000000000004))" office:value-type="float" office:value="0.0000815997958506773" calcext:value-type="float">
            <text:p>0,00008160</text:p>
          </table:table-cell>
          <table:table-cell table:style-name="ce11" table:formula="of:=0.00000000000001/[.N43]" office:value-type="float" office:value="0.000000000122549326205416" calcext:value-type="float">
            <text:p>0,00000000</text:p>
          </table:table-cell>
          <table:table-cell table:style-name="ce11" table:formula="of:=-LOG([.N43])" office:value-type="float" office:value="4.08831092777843" calcext:value-type="float">
            <text:p>4,08831093</text:p>
          </table:table-cell>
          <table:table-cell table:style-name="ce11" table:formula="of:=[.B43]*2-[.C43]*2-[.E43]+[.F43]-2*[.G43]-2*[.J43]+[.K43]-[.L43]+[.M43]" office:value-type="float" office:value="-0.0000815999184000035" calcext:value-type="float">
            <text:p>-0,00008160</text:p>
          </table:table-cell>
          <table:table-cell table:formula="of:=[.B43]*[.B$13]+[.C$13]*[.C43]+[.E43]*[.E$13]+[.F$13]*[.F43]+[.G43]*[.G$13]+[.J$13]*[.J43]+[.K43]*[.K$13]+[.L$13]*[.L43]+[.M43]*[.M$13]+[.N$13]*[.N43]+[.O43]*[.O$13]" office:value-type="float" office:value="0.329828154673345" calcext:value-type="float">
            <text:p>0,329828154673345</text:p>
          </table:table-cell>
        </table:table-row>
        <table:table-row table:style-name="ro1">
          <table:table-cell table:style-name="ce11" table:formula="of:=[.A43]+dV" office:value-type="float" office:value="12" calcext:value-type="float">
            <text:p>12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44]&gt;0;0;c_titrant*[.A44]-no_preactif*2)/(Vt+[.A44])" office:value-type="float" office:value="0.000317460317460317" calcext:value-type="float">
            <text:p>0,00031746</text:p>
          </table:table-cell>
          <table:table-cell table:style-name="ce11" table:formula="of:=[.N44]" office:value-type="float" office:value="0.0000809521764702754" calcext:value-type="float">
            <text:p>0,00008095</text:p>
          </table:table-cell>
          <table:table-cell table:style-name="ce11" table:formula="of:=IF([.I44]&gt;0;no_reactif+c_titrant*[.A44]*1;no_reactif+no_preactif*2)/(Vt+[.A44])" office:value-type="float" office:value="0.0158730158730159" calcext:value-type="float">
            <text:p>0,01587302</text:p>
          </table:table-cell>
          <table:table-cell table:style-name="ce11" table:formula="of:=no_ptitre/(Vt+[.A44])" office:value-type="float" office:value="0.00158730158730159" calcext:value-type="float">
            <text:p>0,00158730</text:p>
          </table:table-cell>
          <table:table-cell table:style-name="ce11" table:formula="of:=IF([.I44]&gt;0;c_titrant*[.A44]*0.5;no_preactif*1)/(Vt+[.A44])" office:value-type="float" office:value="0.000793650793650794" calcext:value-type="float">
            <text:p>0,00079365</text:p>
          </table:table-cell>
          <table:table-cell table:style-name="ce11"/>
          <table:table-cell table:style-name="ce11" table:formula="of:=MAX(0;no_preactif -c_titrant*[.A44]*0.5)/(Vt+[.A44])" office:value-type="float" office:value="0" calcext:value-type="float">
            <text:p>0,00000000</text:p>
          </table:table-cell>
          <table:table-cell table:style-name="ce11" table:formula="of:=no_stitre/(Vt+[.A44])" office:value-type="float" office:value="0.00158730158730159" calcext:value-type="float">
            <text:p>0,00158730</text:p>
          </table:table-cell>
          <table:table-cell table:style-name="ce11" table:formula="of:=c_titrant*[.A44]*2/(Vt+[.A44])" office:value-type="float" office:value="0.00380952380952381" calcext:value-type="float">
            <text:p>0,00380952</text:p>
          </table:table-cell>
          <table:table-cell table:style-name="ce11" table:formula="of:=no_sexc/(Vt+[.A44])" office:value-type="float" office:value="0.0000809523" calcext:value-type="float">
            <text:p>0,00008095</text:p>
          </table:table-cell>
          <table:table-cell table:style-name="ce11" table:formula="of:=no_sreactif/(Vt+[.A44])" office:value-type="float" office:value="0.0158730158730159" calcext:value-type="float">
            <text:p>0,01587302</text:p>
          </table:table-cell>
          <table:table-cell table:style-name="ce11" table:formula="of:=0.5*(-[.Q44]+SQRT([.Q44]*[.Q44]-0.00000000000004))" office:value-type="float" office:value="0.0000809521764702754" calcext:value-type="float">
            <text:p>0,00008095</text:p>
          </table:table-cell>
          <table:table-cell table:style-name="ce11" table:formula="of:=0.00000000000001/[.N44]" office:value-type="float" office:value="0.000000000123529723795281" calcext:value-type="float">
            <text:p>0,00000000</text:p>
          </table:table-cell>
          <table:table-cell table:style-name="ce11" table:formula="of:=-LOG([.N44])" office:value-type="float" office:value="4.09177147036553" calcext:value-type="float">
            <text:p>4,09177147</text:p>
          </table:table-cell>
          <table:table-cell table:style-name="ce11" table:formula="of:=[.B44]*2-[.C44]*2-[.E44]+[.F44]-2*[.G44]-2*[.J44]+[.K44]-[.L44]+[.M44]" office:value-type="float" office:value="-0.0000809522999999992" calcext:value-type="float">
            <text:p>-0,00008095</text:p>
          </table:table-cell>
          <table:table-cell table:formula="of:=[.B44]*[.B$13]+[.C$13]*[.C44]+[.E44]*[.E$13]+[.F$13]*[.F44]+[.G44]*[.G$13]+[.J$13]*[.J44]+[.K44]*[.K$13]+[.L$13]*[.L44]+[.M44]*[.M$13]+[.N$13]*[.N44]+[.O44]*[.O$13]" office:value-type="float" office:value="0.329734280400416" calcext:value-type="float">
            <text:p>0,329734280400416</text:p>
          </table:table-cell>
        </table:table-row>
        <table:table-row table:style-name="ro1">
          <table:table-cell table:style-name="ce11" table:formula="of:=[.A44]+dV" office:value-type="float" office:value="12.5" calcext:value-type="float">
            <text:p>12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45]&gt;0;0;c_titrant*[.A45]-no_preactif*2)/(Vt+[.A45])" office:value-type="float" office:value="0.000393700787401575" calcext:value-type="float">
            <text:p>0,00039370</text:p>
          </table:table-cell>
          <table:table-cell table:style-name="ce11" table:formula="of:=[.N45]" office:value-type="float" office:value="0.0000803147558048398" calcext:value-type="float">
            <text:p>0,00008031</text:p>
          </table:table-cell>
          <table:table-cell table:style-name="ce11" table:formula="of:=IF([.I45]&gt;0;no_reactif+c_titrant*[.A45]*1;no_reactif+no_preactif*2)/(Vt+[.A45])" office:value-type="float" office:value="0.015748031496063" calcext:value-type="float">
            <text:p>0,01574803</text:p>
          </table:table-cell>
          <table:table-cell table:style-name="ce11" table:formula="of:=no_ptitre/(Vt+[.A45])" office:value-type="float" office:value="0.0015748031496063" calcext:value-type="float">
            <text:p>0,00157480</text:p>
          </table:table-cell>
          <table:table-cell table:style-name="ce11" table:formula="of:=IF([.I45]&gt;0;c_titrant*[.A45]*0.5;no_preactif*1)/(Vt+[.A45])" office:value-type="float" office:value="0.00078740157480315" calcext:value-type="float">
            <text:p>0,00078740</text:p>
          </table:table-cell>
          <table:table-cell table:style-name="ce11"/>
          <table:table-cell table:style-name="ce11" table:formula="of:=MAX(0;no_preactif -c_titrant*[.A45]*0.5)/(Vt+[.A45])" office:value-type="float" office:value="0" calcext:value-type="float">
            <text:p>0,00000000</text:p>
          </table:table-cell>
          <table:table-cell table:style-name="ce11" table:formula="of:=no_stitre/(Vt+[.A45])" office:value-type="float" office:value="0.0015748031496063" calcext:value-type="float">
            <text:p>0,00157480</text:p>
          </table:table-cell>
          <table:table-cell table:style-name="ce11" table:formula="of:=c_titrant*[.A45]*2/(Vt+[.A45])" office:value-type="float" office:value="0.00393700787401575" calcext:value-type="float">
            <text:p>0,00393701</text:p>
          </table:table-cell>
          <table:table-cell table:style-name="ce11" table:formula="of:=no_sexc/(Vt+[.A45])" office:value-type="float" office:value="0.0000803148803149606" calcext:value-type="float">
            <text:p>0,00008031</text:p>
          </table:table-cell>
          <table:table-cell table:style-name="ce11" table:formula="of:=no_sreactif/(Vt+[.A45])" office:value-type="float" office:value="0.015748031496063" calcext:value-type="float">
            <text:p>0,01574803</text:p>
          </table:table-cell>
          <table:table-cell table:style-name="ce11" table:formula="of:=0.5*(-[.Q45]+SQRT([.Q45]*[.Q45]-0.00000000000004))" office:value-type="float" office:value="0.0000803147558048398" calcext:value-type="float">
            <text:p>0,00008031</text:p>
          </table:table-cell>
          <table:table-cell table:style-name="ce11" table:formula="of:=0.00000000000001/[.N45]" office:value-type="float" office:value="0.000000000124510121456379" calcext:value-type="float">
            <text:p>0,00000000</text:p>
          </table:table-cell>
          <table:table-cell table:style-name="ce11" table:formula="of:=-LOG([.N45])" office:value-type="float" office:value="4.09520465676497" calcext:value-type="float">
            <text:p>4,09520466</text:p>
          </table:table-cell>
          <table:table-cell table:style-name="ce11" table:formula="of:=[.B45]*2-[.C45]*2-[.E45]+[.F45]-2*[.G45]-2*[.J45]+[.K45]-[.L45]+[.M45]" office:value-type="float" office:value="-0.0000803148803149613" calcext:value-type="float">
            <text:p>-0,00008031</text:p>
          </table:table-cell>
          <table:table-cell table:formula="of:=[.B45]*[.B$13]+[.C$13]*[.C45]+[.E45]*[.E$13]+[.F$13]*[.F45]+[.G45]*[.G$13]+[.J$13]*[.J45]+[.K45]*[.K$13]+[.L$13]*[.L45]+[.M45]*[.M$13]+[.N$13]*[.N45]+[.O45]*[.O$13]" office:value-type="float" office:value="0.32964188446226" calcext:value-type="float">
            <text:p>0,32964188446226</text:p>
          </table:table-cell>
        </table:table-row>
        <table:table-row table:style-name="ro1">
          <table:table-cell table:style-name="ce11" table:formula="of:=[.A45]+dV" office:value-type="float" office:value="13" calcext:value-type="float">
            <text:p>13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46]&gt;0;0;c_titrant*[.A46]-no_preactif*2)/(Vt+[.A46])" office:value-type="float" office:value="0.00046875" calcext:value-type="float">
            <text:p>0,00046875</text:p>
          </table:table-cell>
          <table:table-cell table:style-name="ce11" table:formula="of:=[.N46]" office:value-type="float" office:value="0.0000796872948219793" calcext:value-type="float">
            <text:p>0,00007969</text:p>
          </table:table-cell>
          <table:table-cell table:style-name="ce11" table:formula="of:=IF([.I46]&gt;0;no_reactif+c_titrant*[.A46]*1;no_reactif+no_preactif*2)/(Vt+[.A46])" office:value-type="float" office:value="0.015625" calcext:value-type="float">
            <text:p>0,01562500</text:p>
          </table:table-cell>
          <table:table-cell table:style-name="ce11" table:formula="of:=no_ptitre/(Vt+[.A46])" office:value-type="float" office:value="0.0015625" calcext:value-type="float">
            <text:p>0,00156250</text:p>
          </table:table-cell>
          <table:table-cell table:style-name="ce11" table:formula="of:=IF([.I46]&gt;0;c_titrant*[.A46]*0.5;no_preactif*1)/(Vt+[.A46])" office:value-type="float" office:value="0.00078125" calcext:value-type="float">
            <text:p>0,00078125</text:p>
          </table:table-cell>
          <table:table-cell table:style-name="ce11"/>
          <table:table-cell table:style-name="ce11" table:formula="of:=MAX(0;no_preactif -c_titrant*[.A46]*0.5)/(Vt+[.A46])" office:value-type="float" office:value="0" calcext:value-type="float">
            <text:p>0,00000000</text:p>
          </table:table-cell>
          <table:table-cell table:style-name="ce11" table:formula="of:=no_stitre/(Vt+[.A46])" office:value-type="float" office:value="0.0015625" calcext:value-type="float">
            <text:p>0,00156250</text:p>
          </table:table-cell>
          <table:table-cell table:style-name="ce11" table:formula="of:=c_titrant*[.A46]*2/(Vt+[.A46])" office:value-type="float" office:value="0.0040625" calcext:value-type="float">
            <text:p>0,00406250</text:p>
          </table:table-cell>
          <table:table-cell table:style-name="ce11" table:formula="of:=no_sexc/(Vt+[.A46])" office:value-type="float" office:value="0.0000796874203125" calcext:value-type="float">
            <text:p>0,00007969</text:p>
          </table:table-cell>
          <table:table-cell table:style-name="ce11" table:formula="of:=no_sreactif/(Vt+[.A46])" office:value-type="float" office:value="0.015625" calcext:value-type="float">
            <text:p>0,01562500</text:p>
          </table:table-cell>
          <table:table-cell table:style-name="ce11" table:formula="of:=0.5*(-[.Q46]+SQRT([.Q46]*[.Q46]-0.00000000000004))" office:value-type="float" office:value="0.0000796872948219793" calcext:value-type="float">
            <text:p>0,00007969</text:p>
          </table:table-cell>
          <table:table-cell table:style-name="ce11" table:formula="of:=0.00000000000001/[.N46]" office:value-type="float" office:value="0.000000000125490519189287" calcext:value-type="float">
            <text:p>0,00000000</text:p>
          </table:table-cell>
          <table:table-cell table:style-name="ce11" table:formula="of:=-LOG([.N46])" office:value-type="float" office:value="4.09861091610144" calcext:value-type="float">
            <text:p>4,09861092</text:p>
          </table:table-cell>
          <table:table-cell table:style-name="ce11" table:formula="of:=[.B46]*2-[.C46]*2-[.E46]+[.F46]-2*[.G46]-2*[.J46]+[.K46]-[.L46]+[.M46]" office:value-type="float" office:value="-0.0000796874203124985" calcext:value-type="float">
            <text:p>-0,00007969</text:p>
          </table:table-cell>
          <table:table-cell table:formula="of:=[.B46]*[.B$13]+[.C$13]*[.C46]+[.E46]*[.E$13]+[.F$13]*[.F46]+[.G46]*[.G$13]+[.J$13]*[.J46]+[.K46]*[.K$13]+[.L$13]*[.L46]+[.M46]*[.M$13]+[.N$13]*[.N46]+[.O46]*[.O$13]" office:value-type="float" office:value="0.329550932210406" calcext:value-type="float">
            <text:p>0,329550932210406</text:p>
          </table:table-cell>
        </table:table-row>
        <table:table-row table:style-name="ro1">
          <table:table-cell table:style-name="ce11" table:formula="of:=[.A46]+dV" office:value-type="float" office:value="13.5" calcext:value-type="float">
            <text:p>13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47]&gt;0;0;c_titrant*[.A47]-no_preactif*2)/(Vt+[.A47])" office:value-type="float" office:value="0.000542635658914729" calcext:value-type="float">
            <text:p>0,00054264</text:p>
          </table:table-cell>
          <table:table-cell table:style-name="ce11" table:formula="of:=[.N47]" office:value-type="float" office:value="0.0000790695619011743" calcext:value-type="float">
            <text:p>0,00007907</text:p>
          </table:table-cell>
          <table:table-cell table:style-name="ce11" table:formula="of:=IF([.I47]&gt;0;no_reactif+c_titrant*[.A47]*1;no_reactif+no_preactif*2)/(Vt+[.A47])" office:value-type="float" office:value="0.0155038759689922" calcext:value-type="float">
            <text:p>0,01550388</text:p>
          </table:table-cell>
          <table:table-cell table:style-name="ce11" table:formula="of:=no_ptitre/(Vt+[.A47])" office:value-type="float" office:value="0.00155038759689922" calcext:value-type="float">
            <text:p>0,00155039</text:p>
          </table:table-cell>
          <table:table-cell table:style-name="ce11" table:formula="of:=IF([.I47]&gt;0;c_titrant*[.A47]*0.5;no_preactif*1)/(Vt+[.A47])" office:value-type="float" office:value="0.000775193798449612" calcext:value-type="float">
            <text:p>0,00077519</text:p>
          </table:table-cell>
          <table:table-cell table:style-name="ce11"/>
          <table:table-cell table:style-name="ce11" table:formula="of:=MAX(0;no_preactif -c_titrant*[.A47]*0.5)/(Vt+[.A47])" office:value-type="float" office:value="0" calcext:value-type="float">
            <text:p>0,00000000</text:p>
          </table:table-cell>
          <table:table-cell table:style-name="ce11" table:formula="of:=no_stitre/(Vt+[.A47])" office:value-type="float" office:value="0.00155038759689922" calcext:value-type="float">
            <text:p>0,00155039</text:p>
          </table:table-cell>
          <table:table-cell table:style-name="ce11" table:formula="of:=c_titrant*[.A47]*2/(Vt+[.A47])" office:value-type="float" office:value="0.00418604651162791" calcext:value-type="float">
            <text:p>0,00418605</text:p>
          </table:table-cell>
          <table:table-cell table:style-name="ce11" table:formula="of:=no_sexc/(Vt+[.A47])" office:value-type="float" office:value="0.000079069688372093" calcext:value-type="float">
            <text:p>0,00007907</text:p>
          </table:table-cell>
          <table:table-cell table:style-name="ce11" table:formula="of:=no_sreactif/(Vt+[.A47])" office:value-type="float" office:value="0.0155038759689922" calcext:value-type="float">
            <text:p>0,01550388</text:p>
          </table:table-cell>
          <table:table-cell table:style-name="ce11" table:formula="of:=0.5*(-[.Q47]+SQRT([.Q47]*[.Q47]-0.00000000000004))" office:value-type="float" office:value="0.0000790695619011743" calcext:value-type="float">
            <text:p>0,00007907</text:p>
          </table:table-cell>
          <table:table-cell table:style-name="ce11" table:formula="of:=0.00000000000001/[.N47]" office:value-type="float" office:value="0.000000000126470916994565" calcext:value-type="float">
            <text:p>0,00000000</text:p>
          </table:table-cell>
          <table:table-cell table:style-name="ce11" table:formula="of:=-LOG([.N47])" office:value-type="float" office:value="4.10199066748085" calcext:value-type="float">
            <text:p>4,10199067</text:p>
          </table:table-cell>
          <table:table-cell table:style-name="ce11" table:formula="of:=[.B47]*2-[.C47]*2-[.E47]+[.F47]-2*[.G47]-2*[.J47]+[.K47]-[.L47]+[.M47]" office:value-type="float" office:value="-0.0000790696883720913" calcext:value-type="float">
            <text:p>-0,00007907</text:p>
          </table:table-cell>
          <table:table-cell table:formula="of:=[.B47]*[.B$13]+[.C$13]*[.C47]+[.E47]*[.E$13]+[.F$13]*[.F47]+[.G47]*[.G$13]+[.J$13]*[.J47]+[.K47]*[.K$13]+[.L$13]*[.L47]+[.M47]*[.M$13]+[.N$13]*[.N47]+[.O47]*[.O$13]" office:value-type="float" office:value="0.329461390070753" calcext:value-type="float">
            <text:p>0,329461390070753</text:p>
          </table:table-cell>
        </table:table-row>
        <table:table-row table:style-name="ro1">
          <table:table-cell table:style-name="ce11" table:formula="of:=[.A47]+dV" office:value-type="float" office:value="14" calcext:value-type="float">
            <text:p>14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48]&gt;0;0;c_titrant*[.A48]-no_preactif*2)/(Vt+[.A48])" office:value-type="float" office:value="0.000615384615384616" calcext:value-type="float">
            <text:p>0,00061538</text:p>
          </table:table-cell>
          <table:table-cell table:style-name="ce11" table:formula="of:=[.N48]" office:value-type="float" office:value="0.0000784613325486852" calcext:value-type="float">
            <text:p>0,00007846</text:p>
          </table:table-cell>
          <table:table-cell table:style-name="ce11" table:formula="of:=IF([.I48]&gt;0;no_reactif+c_titrant*[.A48]*1;no_reactif+no_preactif*2)/(Vt+[.A48])" office:value-type="float" office:value="0.0153846153846154" calcext:value-type="float">
            <text:p>0,01538462</text:p>
          </table:table-cell>
          <table:table-cell table:style-name="ce11" table:formula="of:=no_ptitre/(Vt+[.A48])" office:value-type="float" office:value="0.00153846153846154" calcext:value-type="float">
            <text:p>0,00153846</text:p>
          </table:table-cell>
          <table:table-cell table:style-name="ce11" table:formula="of:=IF([.I48]&gt;0;c_titrant*[.A48]*0.5;no_preactif*1)/(Vt+[.A48])" office:value-type="float" office:value="0.000769230769230769" calcext:value-type="float">
            <text:p>0,00076923</text:p>
          </table:table-cell>
          <table:table-cell table:style-name="ce11"/>
          <table:table-cell table:style-name="ce11" table:formula="of:=MAX(0;no_preactif -c_titrant*[.A48]*0.5)/(Vt+[.A48])" office:value-type="float" office:value="0" calcext:value-type="float">
            <text:p>0,00000000</text:p>
          </table:table-cell>
          <table:table-cell table:style-name="ce11" table:formula="of:=no_stitre/(Vt+[.A48])" office:value-type="float" office:value="0.00153846153846154" calcext:value-type="float">
            <text:p>0,00153846</text:p>
          </table:table-cell>
          <table:table-cell table:style-name="ce11" table:formula="of:=c_titrant*[.A48]*2/(Vt+[.A48])" office:value-type="float" office:value="0.00430769230769231" calcext:value-type="float">
            <text:p>0,00430769</text:p>
          </table:table-cell>
          <table:table-cell table:style-name="ce11" table:formula="of:=no_sexc/(Vt+[.A48])" office:value-type="float" office:value="0.00007846146" calcext:value-type="float">
            <text:p>0,00007846</text:p>
          </table:table-cell>
          <table:table-cell table:style-name="ce11" table:formula="of:=no_sreactif/(Vt+[.A48])" office:value-type="float" office:value="0.0153846153846154" calcext:value-type="float">
            <text:p>0,01538462</text:p>
          </table:table-cell>
          <table:table-cell table:style-name="ce11" table:formula="of:=0.5*(-[.Q48]+SQRT([.Q48]*[.Q48]-0.00000000000004))" office:value-type="float" office:value="0.0000784613325486852" calcext:value-type="float">
            <text:p>0,00007846</text:p>
          </table:table-cell>
          <table:table-cell table:style-name="ce11" table:formula="of:=0.00000000000001/[.N48]" office:value-type="float" office:value="0.000000000127451314872775" calcext:value-type="float">
            <text:p>0,00000000</text:p>
          </table:table-cell>
          <table:table-cell table:style-name="ce11" table:formula="of:=-LOG([.N48])" office:value-type="float" office:value="4.10534432029995" calcext:value-type="float">
            <text:p>4,10534432</text:p>
          </table:table-cell>
          <table:table-cell table:style-name="ce11" table:formula="of:=[.B48]*2-[.C48]*2-[.E48]+[.F48]-2*[.G48]-2*[.J48]+[.K48]-[.L48]+[.M48]" office:value-type="float" office:value="-0.00007846146" calcext:value-type="float">
            <text:p>-0,00007846</text:p>
          </table:table-cell>
          <table:table-cell table:formula="of:=[.B48]*[.B$13]+[.C$13]*[.C48]+[.E48]*[.E$13]+[.F$13]*[.F48]+[.G48]*[.G$13]+[.J$13]*[.J48]+[.K48]*[.K$13]+[.L$13]*[.L48]+[.M48]*[.M$13]+[.N$13]*[.N48]+[.O48]*[.O$13]" office:value-type="float" office:value="0.329373225502255" calcext:value-type="float">
            <text:p>0,329373225502255</text:p>
          </table:table-cell>
        </table:table-row>
        <table:table-row table:style-name="ro1">
          <table:table-cell table:style-name="ce11" table:formula="of:=[.A48]+dV" office:value-type="float" office:value="14.5" calcext:value-type="float">
            <text:p>14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49]&gt;0;0;c_titrant*[.A49]-no_preactif*2)/(Vt+[.A49])" office:value-type="float" office:value="0.000687022900763359" calcext:value-type="float">
            <text:p>0,00068702</text:p>
          </table:table-cell>
          <table:table-cell table:style-name="ce11" table:formula="of:=[.N49]" office:value-type="float" office:value="0.0000778623891255374" calcext:value-type="float">
            <text:p>0,00007786</text:p>
          </table:table-cell>
          <table:table-cell table:style-name="ce11" table:formula="of:=IF([.I49]&gt;0;no_reactif+c_titrant*[.A49]*1;no_reactif+no_preactif*2)/(Vt+[.A49])" office:value-type="float" office:value="0.0152671755725191" calcext:value-type="float">
            <text:p>0,01526718</text:p>
          </table:table-cell>
          <table:table-cell table:style-name="ce11" table:formula="of:=no_ptitre/(Vt+[.A49])" office:value-type="float" office:value="0.00152671755725191" calcext:value-type="float">
            <text:p>0,00152672</text:p>
          </table:table-cell>
          <table:table-cell table:style-name="ce11" table:formula="of:=IF([.I49]&gt;0;c_titrant*[.A49]*0.5;no_preactif*1)/(Vt+[.A49])" office:value-type="float" office:value="0.000763358778625954" calcext:value-type="float">
            <text:p>0,00076336</text:p>
          </table:table-cell>
          <table:table-cell table:style-name="ce11"/>
          <table:table-cell table:style-name="ce11" table:formula="of:=MAX(0;no_preactif -c_titrant*[.A49]*0.5)/(Vt+[.A49])" office:value-type="float" office:value="0" calcext:value-type="float">
            <text:p>0,00000000</text:p>
          </table:table-cell>
          <table:table-cell table:style-name="ce11" table:formula="of:=no_stitre/(Vt+[.A49])" office:value-type="float" office:value="0.00152671755725191" calcext:value-type="float">
            <text:p>0,00152672</text:p>
          </table:table-cell>
          <table:table-cell table:style-name="ce11" table:formula="of:=c_titrant*[.A49]*2/(Vt+[.A49])" office:value-type="float" office:value="0.00442748091603053" calcext:value-type="float">
            <text:p>0,00442748</text:p>
          </table:table-cell>
          <table:table-cell table:style-name="ce11" table:formula="of:=no_sexc/(Vt+[.A49])" office:value-type="float" office:value="0.0000778625175572519" calcext:value-type="float">
            <text:p>0,00007786</text:p>
          </table:table-cell>
          <table:table-cell table:style-name="ce11" table:formula="of:=no_sreactif/(Vt+[.A49])" office:value-type="float" office:value="0.0152671755725191" calcext:value-type="float">
            <text:p>0,01526718</text:p>
          </table:table-cell>
          <table:table-cell table:style-name="ce11" table:formula="of:=0.5*(-[.Q49]+SQRT([.Q49]*[.Q49]-0.00000000000004))" office:value-type="float" office:value="0.0000778623891255374" calcext:value-type="float">
            <text:p>0,00007786</text:p>
          </table:table-cell>
          <table:table-cell table:style-name="ce11" table:formula="of:=0.00000000000001/[.N49]" office:value-type="float" office:value="0.000000000128431712824494" calcext:value-type="float">
            <text:p>0,00000000</text:p>
          </table:table-cell>
          <table:table-cell table:style-name="ce11" table:formula="of:=-LOG([.N49])" office:value-type="float" office:value="4.10867227454389" calcext:value-type="float">
            <text:p>4,10867227</text:p>
          </table:table-cell>
          <table:table-cell table:style-name="ce11" table:formula="of:=[.B49]*2-[.C49]*2-[.E49]+[.F49]-2*[.G49]-2*[.J49]+[.K49]-[.L49]+[.M49]" office:value-type="float" office:value="-0.0000778625175572503" calcext:value-type="float">
            <text:p>-0,00007786</text:p>
          </table:table-cell>
          <table:table-cell table:formula="of:=[.B49]*[.B$13]+[.C$13]*[.C49]+[.E49]*[.E$13]+[.F$13]*[.F49]+[.G49]*[.G$13]+[.J$13]*[.J49]+[.K49]*[.K$13]+[.L$13]*[.L49]+[.M49]*[.M$13]+[.N$13]*[.N49]+[.O49]*[.O$13]" office:value-type="float" office:value="0.329286406957475" calcext:value-type="float">
            <text:p>0,329286406957475</text:p>
          </table:table-cell>
        </table:table-row>
        <table:table-row table:style-name="ro1">
          <table:table-cell table:style-name="ce11" table:formula="of:=[.A49]+dV" office:value-type="float" office:value="15" calcext:value-type="float">
            <text:p>15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50]&gt;0;0;c_titrant*[.A50]-no_preactif*2)/(Vt+[.A50])" office:value-type="float" office:value="0.000757575757575757" calcext:value-type="float">
            <text:p>0,00075758</text:p>
          </table:table-cell>
          <table:table-cell table:style-name="ce11" table:formula="of:=[.N50]" office:value-type="float" office:value="0.0000772725205878872" calcext:value-type="float">
            <text:p>0,00007727</text:p>
          </table:table-cell>
          <table:table-cell table:style-name="ce11" table:formula="of:=IF([.I50]&gt;0;no_reactif+c_titrant*[.A50]*1;no_reactif+no_preactif*2)/(Vt+[.A50])" office:value-type="float" office:value="0.0151515151515152" calcext:value-type="float">
            <text:p>0,01515152</text:p>
          </table:table-cell>
          <table:table-cell table:style-name="ce11" table:formula="of:=no_ptitre/(Vt+[.A50])" office:value-type="float" office:value="0.00151515151515152" calcext:value-type="float">
            <text:p>0,00151515</text:p>
          </table:table-cell>
          <table:table-cell table:style-name="ce11" table:formula="of:=IF([.I50]&gt;0;c_titrant*[.A50]*0.5;no_preactif*1)/(Vt+[.A50])" office:value-type="float" office:value="0.000757575757575758" calcext:value-type="float">
            <text:p>0,00075758</text:p>
          </table:table-cell>
          <table:table-cell table:style-name="ce11"/>
          <table:table-cell table:style-name="ce11" table:formula="of:=MAX(0;no_preactif -c_titrant*[.A50]*0.5)/(Vt+[.A50])" office:value-type="float" office:value="0" calcext:value-type="float">
            <text:p>0,00000000</text:p>
          </table:table-cell>
          <table:table-cell table:style-name="ce11" table:formula="of:=no_stitre/(Vt+[.A50])" office:value-type="float" office:value="0.00151515151515152" calcext:value-type="float">
            <text:p>0,00151515</text:p>
          </table:table-cell>
          <table:table-cell table:style-name="ce11" table:formula="of:=c_titrant*[.A50]*2/(Vt+[.A50])" office:value-type="float" office:value="0.00454545454545455" calcext:value-type="float">
            <text:p>0,00454545</text:p>
          </table:table-cell>
          <table:table-cell table:style-name="ce11" table:formula="of:=no_sexc/(Vt+[.A50])" office:value-type="float" office:value="0.00007727265" calcext:value-type="float">
            <text:p>0,00007727</text:p>
          </table:table-cell>
          <table:table-cell table:style-name="ce11" table:formula="of:=no_sreactif/(Vt+[.A50])" office:value-type="float" office:value="0.0151515151515152" calcext:value-type="float">
            <text:p>0,01515152</text:p>
          </table:table-cell>
          <table:table-cell table:style-name="ce11" table:formula="of:=0.5*(-[.Q50]+SQRT([.Q50]*[.Q50]-0.00000000000004))" office:value-type="float" office:value="0.0000772725205878872" calcext:value-type="float">
            <text:p>0,00007727</text:p>
          </table:table-cell>
          <table:table-cell table:style-name="ce11" table:formula="of:=0.00000000000001/[.N50]" office:value-type="float" office:value="0.000000000129412110850277" calcext:value-type="float">
            <text:p>0,00000000</text:p>
          </table:table-cell>
          <table:table-cell table:style-name="ce11" table:formula="of:=-LOG([.N50])" office:value-type="float" office:value="4.11197492107248" calcext:value-type="float">
            <text:p>4,11197492</text:p>
          </table:table-cell>
          <table:table-cell table:style-name="ce11" table:formula="of:=[.B50]*2-[.C50]*2-[.E50]+[.F50]-2*[.G50]-2*[.J50]+[.K50]-[.L50]+[.M50]" office:value-type="float" office:value="-0.000077272649999998" calcext:value-type="float">
            <text:p>-0,00007727</text:p>
          </table:table-cell>
          <table:table-cell table:formula="of:=[.B50]*[.B$13]+[.C$13]*[.C50]+[.E50]*[.E$13]+[.F$13]*[.F50]+[.G50]*[.G$13]+[.J$13]*[.J50]+[.K50]*[.K$13]+[.L$13]*[.L50]+[.M50]*[.M$13]+[.N$13]*[.N50]+[.O50]*[.O$13]" office:value-type="float" office:value="0.329200903844969" calcext:value-type="float">
            <text:p>0,329200903844969</text:p>
          </table:table-cell>
        </table:table-row>
        <table:table-row table:style-name="ro1">
          <table:table-cell table:style-name="ce11" table:formula="of:=[.A50]+dV" office:value-type="float" office:value="15.5" calcext:value-type="float">
            <text:p>15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51]&gt;0;0;c_titrant*[.A51]-no_preactif*2)/(Vt+[.A51])" office:value-type="float" office:value="0.000827067669172932" calcext:value-type="float">
            <text:p>0,00082707</text:p>
          </table:table-cell>
          <table:table-cell table:style-name="ce11" table:formula="of:=[.N51]" office:value-type="float" office:value="0.0000766915222390703" calcext:value-type="float">
            <text:p>0,00007669</text:p>
          </table:table-cell>
          <table:table-cell table:style-name="ce11" table:formula="of:=IF([.I51]&gt;0;no_reactif+c_titrant*[.A51]*1;no_reactif+no_preactif*2)/(Vt+[.A51])" office:value-type="float" office:value="0.0150375939849624" calcext:value-type="float">
            <text:p>0,01503759</text:p>
          </table:table-cell>
          <table:table-cell table:style-name="ce11" table:formula="of:=no_ptitre/(Vt+[.A51])" office:value-type="float" office:value="0.00150375939849624" calcext:value-type="float">
            <text:p>0,00150376</text:p>
          </table:table-cell>
          <table:table-cell table:style-name="ce11" table:formula="of:=IF([.I51]&gt;0;c_titrant*[.A51]*0.5;no_preactif*1)/(Vt+[.A51])" office:value-type="float" office:value="0.00075187969924812" calcext:value-type="float">
            <text:p>0,00075188</text:p>
          </table:table-cell>
          <table:table-cell table:style-name="ce11"/>
          <table:table-cell table:style-name="ce11" table:formula="of:=MAX(0;no_preactif -c_titrant*[.A51]*0.5)/(Vt+[.A51])" office:value-type="float" office:value="0" calcext:value-type="float">
            <text:p>0,00000000</text:p>
          </table:table-cell>
          <table:table-cell table:style-name="ce11" table:formula="of:=no_stitre/(Vt+[.A51])" office:value-type="float" office:value="0.00150375939849624" calcext:value-type="float">
            <text:p>0,00150376</text:p>
          </table:table-cell>
          <table:table-cell table:style-name="ce11" table:formula="of:=c_titrant*[.A51]*2/(Vt+[.A51])" office:value-type="float" office:value="0.00466165413533835" calcext:value-type="float">
            <text:p>0,00466165</text:p>
          </table:table-cell>
          <table:table-cell table:style-name="ce11" table:formula="of:=no_sexc/(Vt+[.A51])" office:value-type="float" office:value="0.000076691652631579" calcext:value-type="float">
            <text:p>0,00007669</text:p>
          </table:table-cell>
          <table:table-cell table:style-name="ce11" table:formula="of:=no_sreactif/(Vt+[.A51])" office:value-type="float" office:value="0.0150375939849624" calcext:value-type="float">
            <text:p>0,01503759</text:p>
          </table:table-cell>
          <table:table-cell table:style-name="ce11" table:formula="of:=0.5*(-[.Q51]+SQRT([.Q51]*[.Q51]-0.00000000000004))" office:value-type="float" office:value="0.0000766915222390703" calcext:value-type="float">
            <text:p>0,00007669</text:p>
          </table:table-cell>
          <table:table-cell table:style-name="ce11" table:formula="of:=0.00000000000001/[.N51]" office:value-type="float" office:value="0.00000000013039250895069" calcext:value-type="float">
            <text:p>0,00000000</text:p>
          </table:table-cell>
          <table:table-cell table:style-name="ce11" table:formula="of:=-LOG([.N51])" office:value-type="float" office:value="4.11525264189568" calcext:value-type="float">
            <text:p>4,11525264</text:p>
          </table:table-cell>
          <table:table-cell table:style-name="ce11" table:formula="of:=[.B51]*2-[.C51]*2-[.E51]+[.F51]-2*[.G51]-2*[.J51]+[.K51]-[.L51]+[.M51]" office:value-type="float" office:value="-0.0000766916526315792" calcext:value-type="float">
            <text:p>-0,00007669</text:p>
          </table:table-cell>
          <table:table-cell table:formula="of:=[.B51]*[.B$13]+[.C$13]*[.C51]+[.E51]*[.E$13]+[.F$13]*[.F51]+[.G51]*[.G$13]+[.J$13]*[.J51]+[.K51]*[.K$13]+[.L$13]*[.L51]+[.M51]*[.M$13]+[.N$13]*[.N51]+[.O51]*[.O$13]" office:value-type="float" office:value="0.329116686493329" calcext:value-type="float">
            <text:p>0,329116686493329</text:p>
          </table:table-cell>
        </table:table-row>
        <table:table-row table:style-name="ro1">
          <table:table-cell table:style-name="ce11" table:formula="of:=[.A51]+dV" office:value-type="float" office:value="16" calcext:value-type="float">
            <text:p>16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52]&gt;0;0;c_titrant*[.A52]-no_preactif*2)/(Vt+[.A52])" office:value-type="float" office:value="0.000895522388059701" calcext:value-type="float">
            <text:p>0,00089552</text:p>
          </table:table-cell>
          <table:table-cell table:style-name="ce11" table:formula="of:=[.N52]" office:value-type="float" office:value="0.0000761191954927623" calcext:value-type="float">
            <text:p>0,00007612</text:p>
          </table:table-cell>
          <table:table-cell table:style-name="ce11" table:formula="of:=IF([.I52]&gt;0;no_reactif+c_titrant*[.A52]*1;no_reactif+no_preactif*2)/(Vt+[.A52])" office:value-type="float" office:value="0.0149253731343284" calcext:value-type="float">
            <text:p>0,01492537</text:p>
          </table:table-cell>
          <table:table-cell table:style-name="ce11" table:formula="of:=no_ptitre/(Vt+[.A52])" office:value-type="float" office:value="0.00149253731343284" calcext:value-type="float">
            <text:p>0,00149254</text:p>
          </table:table-cell>
          <table:table-cell table:style-name="ce11" table:formula="of:=IF([.I52]&gt;0;c_titrant*[.A52]*0.5;no_preactif*1)/(Vt+[.A52])" office:value-type="float" office:value="0.000746268656716418" calcext:value-type="float">
            <text:p>0,00074627</text:p>
          </table:table-cell>
          <table:table-cell table:style-name="ce11"/>
          <table:table-cell table:style-name="ce11" table:formula="of:=MAX(0;no_preactif -c_titrant*[.A52]*0.5)/(Vt+[.A52])" office:value-type="float" office:value="0" calcext:value-type="float">
            <text:p>0,00000000</text:p>
          </table:table-cell>
          <table:table-cell table:style-name="ce11" table:formula="of:=no_stitre/(Vt+[.A52])" office:value-type="float" office:value="0.00149253731343284" calcext:value-type="float">
            <text:p>0,00149254</text:p>
          </table:table-cell>
          <table:table-cell table:style-name="ce11" table:formula="of:=c_titrant*[.A52]*2/(Vt+[.A52])" office:value-type="float" office:value="0.00477611940298507" calcext:value-type="float">
            <text:p>0,00477612</text:p>
          </table:table-cell>
          <table:table-cell table:style-name="ce11" table:formula="of:=no_sexc/(Vt+[.A52])" office:value-type="float" office:value="0.0000761193268656716" calcext:value-type="float">
            <text:p>0,00007612</text:p>
          </table:table-cell>
          <table:table-cell table:style-name="ce11" table:formula="of:=no_sreactif/(Vt+[.A52])" office:value-type="float" office:value="0.0149253731343284" calcext:value-type="float">
            <text:p>0,01492537</text:p>
          </table:table-cell>
          <table:table-cell table:style-name="ce11" table:formula="of:=0.5*(-[.Q52]+SQRT([.Q52]*[.Q52]-0.00000000000004))" office:value-type="float" office:value="0.0000761191954927623" calcext:value-type="float">
            <text:p>0,00007612</text:p>
          </table:table-cell>
          <table:table-cell table:style-name="ce11" table:formula="of:=0.00000000000001/[.N52]" office:value-type="float" office:value="0.000000000131372907126309" calcext:value-type="float">
            <text:p>0,00000000</text:p>
          </table:table-cell>
          <table:table-cell table:style-name="ce11" table:formula="of:=-LOG([.N52])" office:value-type="float" office:value="4.11850581043888" calcext:value-type="float">
            <text:p>4,11850581</text:p>
          </table:table-cell>
          <table:table-cell table:style-name="ce11" table:formula="of:=[.B52]*2-[.C52]*2-[.E52]+[.F52]-2*[.G52]-2*[.J52]+[.K52]-[.L52]+[.M52]" office:value-type="float" office:value="-0.0000761193268656694" calcext:value-type="float">
            <text:p>-0,00007612</text:p>
          </table:table-cell>
          <table:table-cell table:formula="of:=[.B52]*[.B$13]+[.C$13]*[.C52]+[.E52]*[.E$13]+[.F$13]*[.F52]+[.G52]*[.G$13]+[.J$13]*[.J52]+[.K52]*[.K$13]+[.L$13]*[.L52]+[.M52]*[.M$13]+[.N$13]*[.N52]+[.O52]*[.O$13]" office:value-type="float" office:value="0.329033726116867" calcext:value-type="float">
            <text:p>0,329033726116867</text:p>
          </table:table-cell>
        </table:table-row>
        <table:table-row table:style-name="ro1">
          <table:table-cell table:style-name="ce11" table:formula="of:=[.A52]+dV" office:value-type="float" office:value="16.5" calcext:value-type="float">
            <text:p>16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53]&gt;0;0;c_titrant*[.A53]-no_preactif*2)/(Vt+[.A53])" office:value-type="float" office:value="0.000962962962962963" calcext:value-type="float">
            <text:p>0,00096296</text:p>
          </table:table-cell>
          <table:table-cell table:style-name="ce11" table:formula="of:=[.N53]" office:value-type="float" office:value="0.0000755553476466924" calcext:value-type="float">
            <text:p>0,00007556</text:p>
          </table:table-cell>
          <table:table-cell table:style-name="ce11" table:formula="of:=IF([.I53]&gt;0;no_reactif+c_titrant*[.A53]*1;no_reactif+no_preactif*2)/(Vt+[.A53])" office:value-type="float" office:value="0.0148148148148148" calcext:value-type="float">
            <text:p>0,01481481</text:p>
          </table:table-cell>
          <table:table-cell table:style-name="ce11" table:formula="of:=no_ptitre/(Vt+[.A53])" office:value-type="float" office:value="0.00148148148148148" calcext:value-type="float">
            <text:p>0,00148148</text:p>
          </table:table-cell>
          <table:table-cell table:style-name="ce11" table:formula="of:=IF([.I53]&gt;0;c_titrant*[.A53]*0.5;no_preactif*1)/(Vt+[.A53])" office:value-type="float" office:value="0.000740740740740741" calcext:value-type="float">
            <text:p>0,00074074</text:p>
          </table:table-cell>
          <table:table-cell table:style-name="ce11"/>
          <table:table-cell table:style-name="ce11" table:formula="of:=MAX(0;no_preactif -c_titrant*[.A53]*0.5)/(Vt+[.A53])" office:value-type="float" office:value="0" calcext:value-type="float">
            <text:p>0,00000000</text:p>
          </table:table-cell>
          <table:table-cell table:style-name="ce11" table:formula="of:=no_stitre/(Vt+[.A53])" office:value-type="float" office:value="0.00148148148148148" calcext:value-type="float">
            <text:p>0,00148148</text:p>
          </table:table-cell>
          <table:table-cell table:style-name="ce11" table:formula="of:=c_titrant*[.A53]*2/(Vt+[.A53])" office:value-type="float" office:value="0.00488888888888889" calcext:value-type="float">
            <text:p>0,00488889</text:p>
          </table:table-cell>
          <table:table-cell table:style-name="ce11" table:formula="of:=no_sexc/(Vt+[.A53])" office:value-type="float" office:value="0.00007555548" calcext:value-type="float">
            <text:p>0,00007556</text:p>
          </table:table-cell>
          <table:table-cell table:style-name="ce11" table:formula="of:=no_sreactif/(Vt+[.A53])" office:value-type="float" office:value="0.0148148148148148" calcext:value-type="float">
            <text:p>0,01481481</text:p>
          </table:table-cell>
          <table:table-cell table:style-name="ce11" table:formula="of:=0.5*(-[.Q53]+SQRT([.Q53]*[.Q53]-0.00000000000004))" office:value-type="float" office:value="0.0000755553476466924" calcext:value-type="float">
            <text:p>0,00007556</text:p>
          </table:table-cell>
          <table:table-cell table:style-name="ce11" table:formula="of:=0.00000000000001/[.N53]" office:value-type="float" office:value="0.000000000132353305377687" calcext:value-type="float">
            <text:p>0,00000000</text:p>
          </table:table-cell>
          <table:table-cell table:style-name="ce11" table:formula="of:=-LOG([.N53])" office:value-type="float" office:value="4.12173479179804" calcext:value-type="float">
            <text:p>4,12173479</text:p>
          </table:table-cell>
          <table:table-cell table:style-name="ce11" table:formula="of:=[.B53]*2-[.C53]*2-[.E53]+[.F53]-2*[.G53]-2*[.J53]+[.K53]-[.L53]+[.M53]" office:value-type="float" office:value="-0.0000755554799999978" calcext:value-type="float">
            <text:p>-0,00007556</text:p>
          </table:table-cell>
          <table:table-cell table:formula="of:=[.B53]*[.B$13]+[.C$13]*[.C53]+[.E53]*[.E$13]+[.F$13]*[.F53]+[.G53]*[.G$13]+[.J$13]*[.J53]+[.K53]*[.K$13]+[.L$13]*[.L53]+[.M53]*[.M$13]+[.N$13]*[.N53]+[.O53]*[.O$13]" office:value-type="float" office:value="0.328951994782798" calcext:value-type="float">
            <text:p>0,328951994782798</text:p>
          </table:table-cell>
        </table:table-row>
        <table:table-row table:style-name="ro1">
          <table:table-cell table:style-name="ce11" table:formula="of:=[.A53]+dV" office:value-type="float" office:value="17" calcext:value-type="float">
            <text:p>17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54]&gt;0;0;c_titrant*[.A54]-no_preactif*2)/(Vt+[.A54])" office:value-type="float" office:value="0.00102941176470588" calcext:value-type="float">
            <text:p>0,00102941</text:p>
          </table:table-cell>
          <table:table-cell table:style-name="ce11" table:formula="of:=[.N54]" office:value-type="float" office:value="0.0000749997916662957" calcext:value-type="float">
            <text:p>0,00007500</text:p>
          </table:table-cell>
          <table:table-cell table:style-name="ce11" table:formula="of:=IF([.I54]&gt;0;no_reactif+c_titrant*[.A54]*1;no_reactif+no_preactif*2)/(Vt+[.A54])" office:value-type="float" office:value="0.0147058823529412" calcext:value-type="float">
            <text:p>0,01470588</text:p>
          </table:table-cell>
          <table:table-cell table:style-name="ce11" table:formula="of:=no_ptitre/(Vt+[.A54])" office:value-type="float" office:value="0.00147058823529412" calcext:value-type="float">
            <text:p>0,00147059</text:p>
          </table:table-cell>
          <table:table-cell table:style-name="ce11" table:formula="of:=IF([.I54]&gt;0;c_titrant*[.A54]*0.5;no_preactif*1)/(Vt+[.A54])" office:value-type="float" office:value="0.000735294117647059" calcext:value-type="float">
            <text:p>0,00073529</text:p>
          </table:table-cell>
          <table:table-cell table:style-name="ce11"/>
          <table:table-cell table:style-name="ce11" table:formula="of:=MAX(0;no_preactif -c_titrant*[.A54]*0.5)/(Vt+[.A54])" office:value-type="float" office:value="0" calcext:value-type="float">
            <text:p>0,00000000</text:p>
          </table:table-cell>
          <table:table-cell table:style-name="ce11" table:formula="of:=no_stitre/(Vt+[.A54])" office:value-type="float" office:value="0.00147058823529412" calcext:value-type="float">
            <text:p>0,00147059</text:p>
          </table:table-cell>
          <table:table-cell table:style-name="ce11" table:formula="of:=c_titrant*[.A54]*2/(Vt+[.A54])" office:value-type="float" office:value="0.005" calcext:value-type="float">
            <text:p>0,00500000</text:p>
          </table:table-cell>
          <table:table-cell table:style-name="ce11" table:formula="of:=no_sexc/(Vt+[.A54])" office:value-type="float" office:value="0.000074999925" calcext:value-type="float">
            <text:p>0,00007500</text:p>
          </table:table-cell>
          <table:table-cell table:style-name="ce11" table:formula="of:=no_sreactif/(Vt+[.A54])" office:value-type="float" office:value="0.0147058823529412" calcext:value-type="float">
            <text:p>0,01470588</text:p>
          </table:table-cell>
          <table:table-cell table:style-name="ce11" table:formula="of:=0.5*(-[.Q54]+SQRT([.Q54]*[.Q54]-0.00000000000004))" office:value-type="float" office:value="0.0000749997916662957" calcext:value-type="float">
            <text:p>0,00007500</text:p>
          </table:table-cell>
          <table:table-cell table:style-name="ce11" table:formula="of:=0.00000000000001/[.N54]" office:value-type="float" office:value="0.000000000133333703705392" calcext:value-type="float">
            <text:p>0,00000000</text:p>
          </table:table-cell>
          <table:table-cell table:style-name="ce11" table:formula="of:=-LOG([.N54])" office:value-type="float" office:value="4.12493994298568" calcext:value-type="float">
            <text:p>4,12493994</text:p>
          </table:table-cell>
          <table:table-cell table:style-name="ce11" table:formula="of:=[.B54]*2-[.C54]*2-[.E54]+[.F54]-2*[.G54]-2*[.J54]+[.K54]-[.L54]+[.M54]" office:value-type="float" office:value="-0.0000749999249999994" calcext:value-type="float">
            <text:p>-0,00007500</text:p>
          </table:table-cell>
          <table:table-cell table:formula="of:=[.B54]*[.B$13]+[.C$13]*[.C54]+[.E54]*[.E$13]+[.F$13]*[.F54]+[.G54]*[.G$13]+[.J$13]*[.J54]+[.K54]*[.K$13]+[.L$13]*[.L54]+[.M54]*[.M$13]+[.N$13]*[.N54]+[.O54]*[.O$13]" office:value-type="float" office:value="0.328871465379897" calcext:value-type="float">
            <text:p>0,328871465379897</text:p>
          </table:table-cell>
        </table:table-row>
        <table:table-row table:style-name="ro1">
          <table:table-cell table:style-name="ce11" table:formula="of:=[.A54]+dV" office:value-type="float" office:value="17.5" calcext:value-type="float">
            <text:p>17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55]&gt;0;0;c_titrant*[.A55]-no_preactif*2)/(Vt+[.A55])" office:value-type="float" office:value="0.00109489051094891" calcext:value-type="float">
            <text:p>0,00109489</text:p>
          </table:table-cell>
          <table:table-cell table:style-name="ce11" table:formula="of:=[.N55]" office:value-type="float" office:value="0.0000744523459778682" calcext:value-type="float">
            <text:p>0,00007445</text:p>
          </table:table-cell>
          <table:table-cell table:style-name="ce11" table:formula="of:=IF([.I55]&gt;0;no_reactif+c_titrant*[.A55]*1;no_reactif+no_preactif*2)/(Vt+[.A55])" office:value-type="float" office:value="0.0145985401459854" calcext:value-type="float">
            <text:p>0,01459854</text:p>
          </table:table-cell>
          <table:table-cell table:style-name="ce11" table:formula="of:=no_ptitre/(Vt+[.A55])" office:value-type="float" office:value="0.00145985401459854" calcext:value-type="float">
            <text:p>0,00145985</text:p>
          </table:table-cell>
          <table:table-cell table:style-name="ce11" table:formula="of:=IF([.I55]&gt;0;c_titrant*[.A55]*0.5;no_preactif*1)/(Vt+[.A55])" office:value-type="float" office:value="0.00072992700729927" calcext:value-type="float">
            <text:p>0,00072993</text:p>
          </table:table-cell>
          <table:table-cell table:style-name="ce11"/>
          <table:table-cell table:style-name="ce11" table:formula="of:=MAX(0;no_preactif -c_titrant*[.A55]*0.5)/(Vt+[.A55])" office:value-type="float" office:value="0" calcext:value-type="float">
            <text:p>0,00000000</text:p>
          </table:table-cell>
          <table:table-cell table:style-name="ce11" table:formula="of:=no_stitre/(Vt+[.A55])" office:value-type="float" office:value="0.00145985401459854" calcext:value-type="float">
            <text:p>0,00145985</text:p>
          </table:table-cell>
          <table:table-cell table:style-name="ce11" table:formula="of:=c_titrant*[.A55]*2/(Vt+[.A55])" office:value-type="float" office:value="0.00510948905109489" calcext:value-type="float">
            <text:p>0,00510949</text:p>
          </table:table-cell>
          <table:table-cell table:style-name="ce11" table:formula="of:=no_sexc/(Vt+[.A55])" office:value-type="float" office:value="0.0000744524802919708" calcext:value-type="float">
            <text:p>0,00007445</text:p>
          </table:table-cell>
          <table:table-cell table:style-name="ce11" table:formula="of:=no_sreactif/(Vt+[.A55])" office:value-type="float" office:value="0.0145985401459854" calcext:value-type="float">
            <text:p>0,01459854</text:p>
          </table:table-cell>
          <table:table-cell table:style-name="ce11" table:formula="of:=0.5*(-[.Q55]+SQRT([.Q55]*[.Q55]-0.00000000000004))" office:value-type="float" office:value="0.0000744523459778682" calcext:value-type="float">
            <text:p>0,00007445</text:p>
          </table:table-cell>
          <table:table-cell table:style-name="ce11" table:formula="of:=0.00000000000001/[.N55]" office:value-type="float" office:value="0.000000000134314102109994" calcext:value-type="float">
            <text:p>0,00000000</text:p>
          </table:table-cell>
          <table:table-cell table:style-name="ce11" table:formula="of:=-LOG([.N55])" office:value-type="float" office:value="4.1281216131678" calcext:value-type="float">
            <text:p>4,12812161</text:p>
          </table:table-cell>
          <table:table-cell table:style-name="ce11" table:formula="of:=[.B55]*2-[.C55]*2-[.E55]+[.F55]-2*[.G55]-2*[.J55]+[.K55]-[.L55]+[.M55]" office:value-type="float" office:value="-0.0000744524802919703" calcext:value-type="float">
            <text:p>-0,00007445</text:p>
          </table:table-cell>
          <table:table-cell table:formula="of:=[.B55]*[.B$13]+[.C$13]*[.C55]+[.E55]*[.E$13]+[.F$13]*[.F55]+[.G55]*[.G$13]+[.J$13]*[.J55]+[.K55]*[.K$13]+[.L$13]*[.L55]+[.M55]*[.M$13]+[.N$13]*[.N55]+[.O55]*[.O$13]" office:value-type="float" office:value="0.328792111588499" calcext:value-type="float">
            <text:p>0,328792111588499</text:p>
          </table:table-cell>
        </table:table-row>
        <table:table-row table:style-name="ro1">
          <table:table-cell table:style-name="ce11" table:formula="of:=[.A55]+dV" office:value-type="float" office:value="18" calcext:value-type="float">
            <text:p>18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56]&gt;0;0;c_titrant*[.A56]-no_preactif*2)/(Vt+[.A56])" office:value-type="float" office:value="0.00115942028985507" calcext:value-type="float">
            <text:p>0,00115942</text:p>
          </table:table-cell>
          <table:table-cell table:style-name="ce11" table:formula="of:=[.N56]" office:value-type="float" office:value="0.0000739128342707181" calcext:value-type="float">
            <text:p>0,00007391</text:p>
          </table:table-cell>
          <table:table-cell table:style-name="ce11" table:formula="of:=IF([.I56]&gt;0;no_reactif+c_titrant*[.A56]*1;no_reactif+no_preactif*2)/(Vt+[.A56])" office:value-type="float" office:value="0.0144927536231884" calcext:value-type="float">
            <text:p>0,01449275</text:p>
          </table:table-cell>
          <table:table-cell table:style-name="ce11" table:formula="of:=no_ptitre/(Vt+[.A56])" office:value-type="float" office:value="0.00144927536231884" calcext:value-type="float">
            <text:p>0,00144928</text:p>
          </table:table-cell>
          <table:table-cell table:style-name="ce11" table:formula="of:=IF([.I56]&gt;0;c_titrant*[.A56]*0.5;no_preactif*1)/(Vt+[.A56])" office:value-type="float" office:value="0.00072463768115942" calcext:value-type="float">
            <text:p>0,00072464</text:p>
          </table:table-cell>
          <table:table-cell table:style-name="ce11"/>
          <table:table-cell table:style-name="ce11" table:formula="of:=MAX(0;no_preactif -c_titrant*[.A56]*0.5)/(Vt+[.A56])" office:value-type="float" office:value="0" calcext:value-type="float">
            <text:p>0,00000000</text:p>
          </table:table-cell>
          <table:table-cell table:style-name="ce11" table:formula="of:=no_stitre/(Vt+[.A56])" office:value-type="float" office:value="0.00144927536231884" calcext:value-type="float">
            <text:p>0,00144928</text:p>
          </table:table-cell>
          <table:table-cell table:style-name="ce11" table:formula="of:=c_titrant*[.A56]*2/(Vt+[.A56])" office:value-type="float" office:value="0.00521739130434783" calcext:value-type="float">
            <text:p>0,00521739</text:p>
          </table:table-cell>
          <table:table-cell table:style-name="ce11" table:formula="of:=no_sexc/(Vt+[.A56])" office:value-type="float" office:value="0.0000739129695652174" calcext:value-type="float">
            <text:p>0,00007391</text:p>
          </table:table-cell>
          <table:table-cell table:style-name="ce11" table:formula="of:=no_sreactif/(Vt+[.A56])" office:value-type="float" office:value="0.0144927536231884" calcext:value-type="float">
            <text:p>0,01449275</text:p>
          </table:table-cell>
          <table:table-cell table:style-name="ce11" table:formula="of:=0.5*(-[.Q56]+SQRT([.Q56]*[.Q56]-0.00000000000004))" office:value-type="float" office:value="0.0000739128342707181" calcext:value-type="float">
            <text:p>0,00007391</text:p>
          </table:table-cell>
          <table:table-cell table:style-name="ce11" table:formula="of:=0.00000000000001/[.N56]" office:value-type="float" office:value="0.000000000135294500592053" calcext:value-type="float">
            <text:p>0,00000000</text:p>
          </table:table-cell>
          <table:table-cell table:style-name="ce11" table:formula="of:=-LOG([.N56])" office:value-type="float" office:value="4.13128014389204" calcext:value-type="float">
            <text:p>4,13128014</text:p>
          </table:table-cell>
          <table:table-cell table:style-name="ce11" table:formula="of:=[.B56]*2-[.C56]*2-[.E56]+[.F56]-2*[.G56]-2*[.J56]+[.K56]-[.L56]+[.M56]" office:value-type="float" office:value="-0.0000739129695652187" calcext:value-type="float">
            <text:p>-0,00007391</text:p>
          </table:table-cell>
          <table:table-cell table:formula="of:=[.B56]*[.B$13]+[.C$13]*[.C56]+[.E56]*[.E$13]+[.F$13]*[.F56]+[.G56]*[.G$13]+[.J$13]*[.J56]+[.K56]*[.K$13]+[.L$13]*[.L56]+[.M56]*[.M$13]+[.N$13]*[.N56]+[.O56]*[.O$13]" office:value-type="float" office:value="0.328713907851836" calcext:value-type="float">
            <text:p>0,328713907851836</text:p>
          </table:table-cell>
        </table:table-row>
        <table:table-row table:style-name="ro1">
          <table:table-cell table:style-name="ce11" table:formula="of:=[.A56]+dV" office:value-type="float" office:value="18.5" calcext:value-type="float">
            <text:p>18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57]&gt;0;0;c_titrant*[.A57]-no_preactif*2)/(Vt+[.A57])" office:value-type="float" office:value="0.00122302158273381" calcext:value-type="float">
            <text:p>0,00122302</text:p>
          </table:table-cell>
          <table:table-cell table:style-name="ce11" table:formula="of:=[.N57]" office:value-type="float" office:value="0.0000733810853078347" calcext:value-type="float">
            <text:p>0,00007338</text:p>
          </table:table-cell>
          <table:table-cell table:style-name="ce11" table:formula="of:=IF([.I57]&gt;0;no_reactif+c_titrant*[.A57]*1;no_reactif+no_preactif*2)/(Vt+[.A57])" office:value-type="float" office:value="0.0143884892086331" calcext:value-type="float">
            <text:p>0,01438849</text:p>
          </table:table-cell>
          <table:table-cell table:style-name="ce11" table:formula="of:=no_ptitre/(Vt+[.A57])" office:value-type="float" office:value="0.00143884892086331" calcext:value-type="float">
            <text:p>0,00143885</text:p>
          </table:table-cell>
          <table:table-cell table:style-name="ce11" table:formula="of:=IF([.I57]&gt;0;c_titrant*[.A57]*0.5;no_preactif*1)/(Vt+[.A57])" office:value-type="float" office:value="0.000719424460431655" calcext:value-type="float">
            <text:p>0,00071942</text:p>
          </table:table-cell>
          <table:table-cell table:style-name="ce11"/>
          <table:table-cell table:style-name="ce11" table:formula="of:=MAX(0;no_preactif -c_titrant*[.A57]*0.5)/(Vt+[.A57])" office:value-type="float" office:value="0" calcext:value-type="float">
            <text:p>0,00000000</text:p>
          </table:table-cell>
          <table:table-cell table:style-name="ce11" table:formula="of:=no_stitre/(Vt+[.A57])" office:value-type="float" office:value="0.00143884892086331" calcext:value-type="float">
            <text:p>0,00143885</text:p>
          </table:table-cell>
          <table:table-cell table:style-name="ce11" table:formula="of:=c_titrant*[.A57]*2/(Vt+[.A57])" office:value-type="float" office:value="0.00532374100719424" calcext:value-type="float">
            <text:p>0,00532374</text:p>
          </table:table-cell>
          <table:table-cell table:style-name="ce11" table:formula="of:=no_sexc/(Vt+[.A57])" office:value-type="float" office:value="0.0000733812215827338" calcext:value-type="float">
            <text:p>0,00007338</text:p>
          </table:table-cell>
          <table:table-cell table:style-name="ce11" table:formula="of:=no_sreactif/(Vt+[.A57])" office:value-type="float" office:value="0.0143884892086331" calcext:value-type="float">
            <text:p>0,01438849</text:p>
          </table:table-cell>
          <table:table-cell table:style-name="ce11" table:formula="of:=0.5*(-[.Q57]+SQRT([.Q57]*[.Q57]-0.00000000000004))" office:value-type="float" office:value="0.0000733810853078347" calcext:value-type="float">
            <text:p>0,00007338</text:p>
          </table:table-cell>
          <table:table-cell table:style-name="ce11" table:formula="of:=0.00000000000001/[.N57]" office:value-type="float" office:value="0.000000000136274899152143" calcext:value-type="float">
            <text:p>0,00000000</text:p>
          </table:table-cell>
          <table:table-cell table:style-name="ce11" table:formula="of:=-LOG([.N57])" office:value-type="float" office:value="4.13441586930781" calcext:value-type="float">
            <text:p>4,13441587</text:p>
          </table:table-cell>
          <table:table-cell table:style-name="ce11" table:formula="of:=[.B57]*2-[.C57]*2-[.E57]+[.F57]-2*[.G57]-2*[.J57]+[.K57]-[.L57]+[.M57]" office:value-type="float" office:value="-0.0000733812215827339" calcext:value-type="float">
            <text:p>-0,00007338</text:p>
          </table:table-cell>
          <table:table-cell table:formula="of:=[.B57]*[.B$13]+[.C$13]*[.C57]+[.E57]*[.E$13]+[.F$13]*[.F57]+[.G57]*[.G$13]+[.J$13]*[.J57]+[.K57]*[.K$13]+[.L$13]*[.L57]+[.M57]*[.M$13]+[.N$13]*[.N57]+[.O57]*[.O$13]" office:value-type="float" office:value="0.32863682934858" calcext:value-type="float">
            <text:p>0,32863682934858</text:p>
          </table:table-cell>
        </table:table-row>
        <table:table-row table:style-name="ro1">
          <table:table-cell table:style-name="ce11" table:formula="of:=[.A57]+dV" office:value-type="float" office:value="19" calcext:value-type="float">
            <text:p>19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58]&gt;0;0;c_titrant*[.A58]-no_preactif*2)/(Vt+[.A58])" office:value-type="float" office:value="0.00128571428571429" calcext:value-type="float">
            <text:p>0,00128571</text:p>
          </table:table-cell>
          <table:table-cell table:style-name="ce11" table:formula="of:=[.N58]" office:value-type="float" office:value="0.0000728569327447002" calcext:value-type="float">
            <text:p>0,00007286</text:p>
          </table:table-cell>
          <table:table-cell table:style-name="ce11" table:formula="of:=IF([.I58]&gt;0;no_reactif+c_titrant*[.A58]*1;no_reactif+no_preactif*2)/(Vt+[.A58])" office:value-type="float" office:value="0.0142857142857143" calcext:value-type="float">
            <text:p>0,01428571</text:p>
          </table:table-cell>
          <table:table-cell table:style-name="ce11" table:formula="of:=no_ptitre/(Vt+[.A58])" office:value-type="float" office:value="0.00142857142857143" calcext:value-type="float">
            <text:p>0,00142857</text:p>
          </table:table-cell>
          <table:table-cell table:style-name="ce11" table:formula="of:=IF([.I58]&gt;0;c_titrant*[.A58]*0.5;no_preactif*1)/(Vt+[.A58])" office:value-type="float" office:value="0.000714285714285714" calcext:value-type="float">
            <text:p>0,00071429</text:p>
          </table:table-cell>
          <table:table-cell table:style-name="ce11"/>
          <table:table-cell table:style-name="ce11" table:formula="of:=MAX(0;no_preactif -c_titrant*[.A58]*0.5)/(Vt+[.A58])" office:value-type="float" office:value="0" calcext:value-type="float">
            <text:p>0,00000000</text:p>
          </table:table-cell>
          <table:table-cell table:style-name="ce11" table:formula="of:=no_stitre/(Vt+[.A58])" office:value-type="float" office:value="0.00142857142857143" calcext:value-type="float">
            <text:p>0,00142857</text:p>
          </table:table-cell>
          <table:table-cell table:style-name="ce11" table:formula="of:=c_titrant*[.A58]*2/(Vt+[.A58])" office:value-type="float" office:value="0.00542857142857143" calcext:value-type="float">
            <text:p>0,00542857</text:p>
          </table:table-cell>
          <table:table-cell table:style-name="ce11" table:formula="of:=no_sexc/(Vt+[.A58])" office:value-type="float" office:value="0.00007285707" calcext:value-type="float">
            <text:p>0,00007286</text:p>
          </table:table-cell>
          <table:table-cell table:style-name="ce11" table:formula="of:=no_sreactif/(Vt+[.A58])" office:value-type="float" office:value="0.0142857142857143" calcext:value-type="float">
            <text:p>0,01428571</text:p>
          </table:table-cell>
          <table:table-cell table:style-name="ce11" table:formula="of:=0.5*(-[.Q58]+SQRT([.Q58]*[.Q58]-0.00000000000004))" office:value-type="float" office:value="0.0000728569327447002" calcext:value-type="float">
            <text:p>0,00007286</text:p>
          </table:table-cell>
          <table:table-cell table:style-name="ce11" table:formula="of:=0.00000000000001/[.N58]" office:value-type="float" office:value="0.000000000137255297790826" calcext:value-type="float">
            <text:p>0,00000000</text:p>
          </table:table-cell>
          <table:table-cell table:style-name="ce11" table:formula="of:=-LOG([.N58])" office:value-type="float" office:value="4.13752911637836" calcext:value-type="float">
            <text:p>4,13752912</text:p>
          </table:table-cell>
          <table:table-cell table:style-name="ce11" table:formula="of:=[.B58]*2-[.C58]*2-[.E58]+[.F58]-2*[.G58]-2*[.J58]+[.K58]-[.L58]+[.M58]" office:value-type="float" office:value="-0.0000728570699999979" calcext:value-type="float">
            <text:p>-0,00007286</text:p>
          </table:table-cell>
          <table:table-cell table:formula="of:=[.B58]*[.B$13]+[.C$13]*[.C58]+[.E58]*[.E$13]+[.F$13]*[.F58]+[.G58]*[.G$13]+[.J$13]*[.J58]+[.K58]*[.K$13]+[.L$13]*[.L58]+[.M58]*[.M$13]+[.N$13]*[.N58]+[.O58]*[.O$13]" office:value-type="float" office:value="0.328560851966588" calcext:value-type="float">
            <text:p>0,328560851966588</text:p>
          </table:table-cell>
        </table:table-row>
        <table:table-row table:style-name="ro1">
          <table:table-cell table:style-name="ce11" table:formula="of:=[.A58]+dV" office:value-type="float" office:value="19.5" calcext:value-type="float">
            <text:p>19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59]&gt;0;0;c_titrant*[.A59]-no_preactif*2)/(Vt+[.A59])" office:value-type="float" office:value="0.00134751773049645" calcext:value-type="float">
            <text:p>0,00134752</text:p>
          </table:table-cell>
          <table:table-cell table:style-name="ce11" table:formula="of:=[.N59]" office:value-type="float" office:value="0.000072340214955794" calcext:value-type="float">
            <text:p>0,00007234</text:p>
          </table:table-cell>
          <table:table-cell table:style-name="ce11" table:formula="of:=IF([.I59]&gt;0;no_reactif+c_titrant*[.A59]*1;no_reactif+no_preactif*2)/(Vt+[.A59])" office:value-type="float" office:value="0.0141843971631206" calcext:value-type="float">
            <text:p>0,01418440</text:p>
          </table:table-cell>
          <table:table-cell table:style-name="ce11" table:formula="of:=no_ptitre/(Vt+[.A59])" office:value-type="float" office:value="0.00141843971631206" calcext:value-type="float">
            <text:p>0,00141844</text:p>
          </table:table-cell>
          <table:table-cell table:style-name="ce11" table:formula="of:=IF([.I59]&gt;0;c_titrant*[.A59]*0.5;no_preactif*1)/(Vt+[.A59])" office:value-type="float" office:value="0.000709219858156028" calcext:value-type="float">
            <text:p>0,00070922</text:p>
          </table:table-cell>
          <table:table-cell table:style-name="ce11"/>
          <table:table-cell table:style-name="ce11" table:formula="of:=MAX(0;no_preactif -c_titrant*[.A59]*0.5)/(Vt+[.A59])" office:value-type="float" office:value="0" calcext:value-type="float">
            <text:p>0,00000000</text:p>
          </table:table-cell>
          <table:table-cell table:style-name="ce11" table:formula="of:=no_stitre/(Vt+[.A59])" office:value-type="float" office:value="0.00141843971631206" calcext:value-type="float">
            <text:p>0,00141844</text:p>
          </table:table-cell>
          <table:table-cell table:style-name="ce11" table:formula="of:=c_titrant*[.A59]*2/(Vt+[.A59])" office:value-type="float" office:value="0.00553191489361702" calcext:value-type="float">
            <text:p>0,00553191</text:p>
          </table:table-cell>
          <table:table-cell table:style-name="ce11" table:formula="of:=no_sexc/(Vt+[.A59])" office:value-type="float" office:value="0.0000723403531914894" calcext:value-type="float">
            <text:p>0,00007234</text:p>
          </table:table-cell>
          <table:table-cell table:style-name="ce11" table:formula="of:=no_sreactif/(Vt+[.A59])" office:value-type="float" office:value="0.0141843971631206" calcext:value-type="float">
            <text:p>0,01418440</text:p>
          </table:table-cell>
          <table:table-cell table:style-name="ce11" table:formula="of:=0.5*(-[.Q59]+SQRT([.Q59]*[.Q59]-0.00000000000004))" office:value-type="float" office:value="0.000072340214955794" calcext:value-type="float">
            <text:p>0,00007234</text:p>
          </table:table-cell>
          <table:table-cell table:style-name="ce11" table:formula="of:=0.00000000000001/[.N59]" office:value-type="float" office:value="0.000000000138235696508655" calcext:value-type="float">
            <text:p>0,00000000</text:p>
          </table:table-cell>
          <table:table-cell table:style-name="ce11" table:formula="of:=-LOG([.N59])" office:value-type="float" office:value="4.14062020508537" calcext:value-type="float">
            <text:p>4,14062021</text:p>
          </table:table-cell>
          <table:table-cell table:style-name="ce11" table:formula="of:=[.B59]*2-[.C59]*2-[.E59]+[.F59]-2*[.G59]-2*[.J59]+[.K59]-[.L59]+[.M59]" office:value-type="float" office:value="-0.0000723403531914905" calcext:value-type="float">
            <text:p>-0,00007234</text:p>
          </table:table-cell>
          <table:table-cell table:formula="of:=[.B59]*[.B$13]+[.C$13]*[.C59]+[.E59]*[.E$13]+[.F$13]*[.F59]+[.G59]*[.G$13]+[.J$13]*[.J59]+[.K59]*[.K$13]+[.L$13]*[.L59]+[.M59]*[.M$13]+[.N$13]*[.N59]+[.O59]*[.O$13]" office:value-type="float" office:value="0.328485952277748" calcext:value-type="float">
            <text:p>0,328485952277748</text:p>
          </table:table-cell>
        </table:table-row>
        <table:table-row table:style-name="ro1">
          <table:table-cell table:style-name="ce11" table:formula="of:=[.A59]+dV" office:value-type="float" office:value="20" calcext:value-type="float">
            <text:p>20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60]&gt;0;0;c_titrant*[.A60]-no_preactif*2)/(Vt+[.A60])" office:value-type="float" office:value="0.00140845070422535" calcext:value-type="float">
            <text:p>0,00140845</text:p>
          </table:table-cell>
          <table:table-cell table:style-name="ce11" table:formula="of:=[.N60]" office:value-type="float" office:value="0.0000718307748684143" calcext:value-type="float">
            <text:p>0,00007183</text:p>
          </table:table-cell>
          <table:table-cell table:style-name="ce11" table:formula="of:=IF([.I60]&gt;0;no_reactif+c_titrant*[.A60]*1;no_reactif+no_preactif*2)/(Vt+[.A60])" office:value-type="float" office:value="0.0140845070422535" calcext:value-type="float">
            <text:p>0,01408451</text:p>
          </table:table-cell>
          <table:table-cell table:style-name="ce11" table:formula="of:=no_ptitre/(Vt+[.A60])" office:value-type="float" office:value="0.00140845070422535" calcext:value-type="float">
            <text:p>0,00140845</text:p>
          </table:table-cell>
          <table:table-cell table:style-name="ce11" table:formula="of:=IF([.I60]&gt;0;c_titrant*[.A60]*0.5;no_preactif*1)/(Vt+[.A60])" office:value-type="float" office:value="0.000704225352112676" calcext:value-type="float">
            <text:p>0,00070423</text:p>
          </table:table-cell>
          <table:table-cell table:style-name="ce11"/>
          <table:table-cell table:style-name="ce11" table:formula="of:=MAX(0;no_preactif -c_titrant*[.A60]*0.5)/(Vt+[.A60])" office:value-type="float" office:value="0" calcext:value-type="float">
            <text:p>0,00000000</text:p>
          </table:table-cell>
          <table:table-cell table:style-name="ce11" table:formula="of:=no_stitre/(Vt+[.A60])" office:value-type="float" office:value="0.00140845070422535" calcext:value-type="float">
            <text:p>0,00140845</text:p>
          </table:table-cell>
          <table:table-cell table:style-name="ce11" table:formula="of:=c_titrant*[.A60]*2/(Vt+[.A60])" office:value-type="float" office:value="0.00563380281690141" calcext:value-type="float">
            <text:p>0,00563380</text:p>
          </table:table-cell>
          <table:table-cell table:style-name="ce11" table:formula="of:=no_sexc/(Vt+[.A60])" office:value-type="float" office:value="0.0000718309140845071" calcext:value-type="float">
            <text:p>0,00007183</text:p>
          </table:table-cell>
          <table:table-cell table:style-name="ce11" table:formula="of:=no_sreactif/(Vt+[.A60])" office:value-type="float" office:value="0.0140845070422535" calcext:value-type="float">
            <text:p>0,01408451</text:p>
          </table:table-cell>
          <table:table-cell table:style-name="ce11" table:formula="of:=0.5*(-[.Q60]+SQRT([.Q60]*[.Q60]-0.00000000000004))" office:value-type="float" office:value="0.0000718307748684143" calcext:value-type="float">
            <text:p>0,00007183</text:p>
          </table:table-cell>
          <table:table-cell table:style-name="ce11" table:formula="of:=0.00000000000001/[.N60]" office:value-type="float" office:value="0.000000000139216095306209" calcext:value-type="float">
            <text:p>0,00000000</text:p>
          </table:table-cell>
          <table:table-cell table:style-name="ce11" table:formula="of:=-LOG([.N60])" office:value-type="float" office:value="4.14368944862641" calcext:value-type="float">
            <text:p>4,14368945</text:p>
          </table:table-cell>
          <table:table-cell table:style-name="ce11" table:formula="of:=[.B60]*2-[.C60]*2-[.E60]+[.F60]-2*[.G60]-2*[.J60]+[.K60]-[.L60]+[.M60]" office:value-type="float" office:value="-0.0000718309140845096" calcext:value-type="float">
            <text:p>-0,00007183</text:p>
          </table:table-cell>
          <table:table-cell table:formula="of:=[.B60]*[.B$13]+[.C$13]*[.C60]+[.E60]*[.E$13]+[.F$13]*[.F60]+[.G60]*[.G$13]+[.J$13]*[.J60]+[.K60]*[.K$13]+[.L$13]*[.L60]+[.M60]*[.M$13]+[.N$13]*[.N60]+[.O60]*[.O$13]" office:value-type="float" office:value="0.328412107513893" calcext:value-type="float">
            <text:p>0,328412107513893</text:p>
          </table:table-cell>
        </table:table-row>
        <table:table-row table:style-name="ro1">
          <table:table-cell table:style-name="ce11" table:formula="of:=[.A60]+dV" office:value-type="float" office:value="20.5" calcext:value-type="float">
            <text:p>20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61]&gt;0;0;c_titrant*[.A61]-no_preactif*2)/(Vt+[.A61])" office:value-type="float" office:value="0.00146853146853147" calcext:value-type="float">
            <text:p>0,00146853</text:p>
          </table:table-cell>
          <table:table-cell table:style-name="ce11" table:formula="of:=[.N61]" office:value-type="float" office:value="0.0000713284598035041" calcext:value-type="float">
            <text:p>0,00007133</text:p>
          </table:table-cell>
          <table:table-cell table:style-name="ce11" table:formula="of:=IF([.I61]&gt;0;no_reactif+c_titrant*[.A61]*1;no_reactif+no_preactif*2)/(Vt+[.A61])" office:value-type="float" office:value="0.013986013986014" calcext:value-type="float">
            <text:p>0,01398601</text:p>
          </table:table-cell>
          <table:table-cell table:style-name="ce11" table:formula="of:=no_ptitre/(Vt+[.A61])" office:value-type="float" office:value="0.0013986013986014" calcext:value-type="float">
            <text:p>0,00139860</text:p>
          </table:table-cell>
          <table:table-cell table:style-name="ce11" table:formula="of:=IF([.I61]&gt;0;c_titrant*[.A61]*0.5;no_preactif*1)/(Vt+[.A61])" office:value-type="float" office:value="0.000699300699300699" calcext:value-type="float">
            <text:p>0,00069930</text:p>
          </table:table-cell>
          <table:table-cell table:style-name="ce11"/>
          <table:table-cell table:style-name="ce11" table:formula="of:=MAX(0;no_preactif -c_titrant*[.A61]*0.5)/(Vt+[.A61])" office:value-type="float" office:value="0" calcext:value-type="float">
            <text:p>0,00000000</text:p>
          </table:table-cell>
          <table:table-cell table:style-name="ce11" table:formula="of:=no_stitre/(Vt+[.A61])" office:value-type="float" office:value="0.0013986013986014" calcext:value-type="float">
            <text:p>0,00139860</text:p>
          </table:table-cell>
          <table:table-cell table:style-name="ce11" table:formula="of:=c_titrant*[.A61]*2/(Vt+[.A61])" office:value-type="float" office:value="0.00573426573426573" calcext:value-type="float">
            <text:p>0,00573427</text:p>
          </table:table-cell>
          <table:table-cell table:style-name="ce11" table:formula="of:=no_sexc/(Vt+[.A61])" office:value-type="float" office:value="0.0000713286" calcext:value-type="float">
            <text:p>0,00007133</text:p>
          </table:table-cell>
          <table:table-cell table:style-name="ce11" table:formula="of:=no_sreactif/(Vt+[.A61])" office:value-type="float" office:value="0.013986013986014" calcext:value-type="float">
            <text:p>0,01398601</text:p>
          </table:table-cell>
          <table:table-cell table:style-name="ce11" table:formula="of:=0.5*(-[.Q61]+SQRT([.Q61]*[.Q61]-0.00000000000004))" office:value-type="float" office:value="0.0000713284598035041" calcext:value-type="float">
            <text:p>0,00007133</text:p>
          </table:table-cell>
          <table:table-cell table:style-name="ce11" table:formula="of:=0.00000000000001/[.N61]" office:value-type="float" office:value="0.000000000140196494184061" calcext:value-type="float">
            <text:p>0,00000000</text:p>
          </table:table-cell>
          <table:table-cell table:style-name="ce11" table:formula="of:=-LOG([.N61])" office:value-type="float" office:value="4.14673715360529" calcext:value-type="float">
            <text:p>4,14673715</text:p>
          </table:table-cell>
          <table:table-cell table:style-name="ce11" table:formula="of:=[.B61]*2-[.C61]*2-[.E61]+[.F61]-2*[.G61]-2*[.J61]+[.K61]-[.L61]+[.M61]" office:value-type="float" office:value="-0.0000713285999999983" calcext:value-type="float">
            <text:p>-0,00007133</text:p>
          </table:table-cell>
          <table:table-cell table:formula="of:=[.B61]*[.B$13]+[.C$13]*[.C61]+[.E61]*[.E$13]+[.F$13]*[.F61]+[.G61]*[.G$13]+[.J$13]*[.J61]+[.K61]*[.K$13]+[.L$13]*[.L61]+[.M61]*[.M$13]+[.N$13]*[.N61]+[.O61]*[.O$13]" office:value-type="float" office:value="0.328339295543732" calcext:value-type="float">
            <text:p>0,328339295543732</text:p>
          </table:table-cell>
        </table:table-row>
        <table:table-row table:style-name="ro1">
          <table:table-cell table:style-name="ce11" table:formula="of:=[.A61]+dV" office:value-type="float" office:value="21" calcext:value-type="float">
            <text:p>21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62]&gt;0;0;c_titrant*[.A62]-no_preactif*2)/(Vt+[.A62])" office:value-type="float" office:value="0.00152777777777778" calcext:value-type="float">
            <text:p>0,00152778</text:p>
          </table:table-cell>
          <table:table-cell table:style-name="ce11" table:formula="of:=[.N62]" office:value-type="float" office:value="0.0000708331213231071" calcext:value-type="float">
            <text:p>0,00007083</text:p>
          </table:table-cell>
          <table:table-cell table:style-name="ce11" table:formula="of:=IF([.I62]&gt;0;no_reactif+c_titrant*[.A62]*1;no_reactif+no_preactif*2)/(Vt+[.A62])" office:value-type="float" office:value="0.0138888888888889" calcext:value-type="float">
            <text:p>0,01388889</text:p>
          </table:table-cell>
          <table:table-cell table:style-name="ce11" table:formula="of:=no_ptitre/(Vt+[.A62])" office:value-type="float" office:value="0.00138888888888889" calcext:value-type="float">
            <text:p>0,00138889</text:p>
          </table:table-cell>
          <table:table-cell table:style-name="ce11" table:formula="of:=IF([.I62]&gt;0;c_titrant*[.A62]*0.5;no_preactif*1)/(Vt+[.A62])" office:value-type="float" office:value="0.000694444444444444" calcext:value-type="float">
            <text:p>0,00069444</text:p>
          </table:table-cell>
          <table:table-cell table:style-name="ce11"/>
          <table:table-cell table:style-name="ce11" table:formula="of:=MAX(0;no_preactif -c_titrant*[.A62]*0.5)/(Vt+[.A62])" office:value-type="float" office:value="0" calcext:value-type="float">
            <text:p>0,00000000</text:p>
          </table:table-cell>
          <table:table-cell table:style-name="ce11" table:formula="of:=no_stitre/(Vt+[.A62])" office:value-type="float" office:value="0.00138888888888889" calcext:value-type="float">
            <text:p>0,00138889</text:p>
          </table:table-cell>
          <table:table-cell table:style-name="ce11" table:formula="of:=c_titrant*[.A62]*2/(Vt+[.A62])" office:value-type="float" office:value="0.00583333333333333" calcext:value-type="float">
            <text:p>0,00583333</text:p>
          </table:table-cell>
          <table:table-cell table:style-name="ce11" table:formula="of:=no_sexc/(Vt+[.A62])" office:value-type="float" office:value="0.0000708332625" calcext:value-type="float">
            <text:p>0,00007083</text:p>
          </table:table-cell>
          <table:table-cell table:style-name="ce11" table:formula="of:=no_sreactif/(Vt+[.A62])" office:value-type="float" office:value="0.0138888888888889" calcext:value-type="float">
            <text:p>0,01388889</text:p>
          </table:table-cell>
          <table:table-cell table:style-name="ce11" table:formula="of:=0.5*(-[.Q62]+SQRT([.Q62]*[.Q62]-0.00000000000004))" office:value-type="float" office:value="0.0000708331213231071" calcext:value-type="float">
            <text:p>0,00007083</text:p>
          </table:table-cell>
          <table:table-cell table:style-name="ce11" table:formula="of:=0.00000000000001/[.N62]" office:value-type="float" office:value="0.000000000141176893142754" calcext:value-type="float">
            <text:p>0,00000000</text:p>
          </table:table-cell>
          <table:table-cell table:style-name="ce11" table:formula="of:=-LOG([.N62])" office:value-type="float" office:value="4.14976362021581" calcext:value-type="float">
            <text:p>4,14976362</text:p>
          </table:table-cell>
          <table:table-cell table:style-name="ce11" table:formula="of:=[.B62]*2-[.C62]*2-[.E62]+[.F62]-2*[.G62]-2*[.J62]+[.K62]-[.L62]+[.M62]" office:value-type="float" office:value="-0.0000708332625000002" calcext:value-type="float">
            <text:p>-0,00007083</text:p>
          </table:table-cell>
          <table:table-cell table:formula="of:=[.B62]*[.B$13]+[.C$13]*[.C62]+[.E62]*[.E$13]+[.F$13]*[.F62]+[.G62]*[.G$13]+[.J$13]*[.J62]+[.K62]*[.K$13]+[.L$13]*[.L62]+[.M62]*[.M$13]+[.N$13]*[.N62]+[.O62]*[.O$13]" office:value-type="float" office:value="0.328267494850729" calcext:value-type="float">
            <text:p>0,328267494850729</text:p>
          </table:table-cell>
        </table:table-row>
        <table:table-row table:style-name="ro1">
          <table:table-cell table:style-name="ce11" table:formula="of:=[.A62]+dV" office:value-type="float" office:value="21.5" calcext:value-type="float">
            <text:p>21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63]&gt;0;0;c_titrant*[.A63]-no_preactif*2)/(Vt+[.A63])" office:value-type="float" office:value="0.00158620689655172" calcext:value-type="float">
            <text:p>0,00158621</text:p>
          </table:table-cell>
          <table:table-cell table:style-name="ce11" table:formula="of:=[.N63]" office:value-type="float" office:value="0.0000703446150840902" calcext:value-type="float">
            <text:p>0,00007034</text:p>
          </table:table-cell>
          <table:table-cell table:style-name="ce11" table:formula="of:=IF([.I63]&gt;0;no_reactif+c_titrant*[.A63]*1;no_reactif+no_preactif*2)/(Vt+[.A63])" office:value-type="float" office:value="0.0137931034482759" calcext:value-type="float">
            <text:p>0,01379310</text:p>
          </table:table-cell>
          <table:table-cell table:style-name="ce11" table:formula="of:=no_ptitre/(Vt+[.A63])" office:value-type="float" office:value="0.00137931034482759" calcext:value-type="float">
            <text:p>0,00137931</text:p>
          </table:table-cell>
          <table:table-cell table:style-name="ce11" table:formula="of:=IF([.I63]&gt;0;c_titrant*[.A63]*0.5;no_preactif*1)/(Vt+[.A63])" office:value-type="float" office:value="0.000689655172413793" calcext:value-type="float">
            <text:p>0,00068966</text:p>
          </table:table-cell>
          <table:table-cell table:style-name="ce11"/>
          <table:table-cell table:style-name="ce11" table:formula="of:=MAX(0;no_preactif -c_titrant*[.A63]*0.5)/(Vt+[.A63])" office:value-type="float" office:value="0" calcext:value-type="float">
            <text:p>0,00000000</text:p>
          </table:table-cell>
          <table:table-cell table:style-name="ce11" table:formula="of:=no_stitre/(Vt+[.A63])" office:value-type="float" office:value="0.00137931034482759" calcext:value-type="float">
            <text:p>0,00137931</text:p>
          </table:table-cell>
          <table:table-cell table:style-name="ce11" table:formula="of:=c_titrant*[.A63]*2/(Vt+[.A63])" office:value-type="float" office:value="0.00593103448275862" calcext:value-type="float">
            <text:p>0,00593103</text:p>
          </table:table-cell>
          <table:table-cell table:style-name="ce11" table:formula="of:=no_sexc/(Vt+[.A63])" office:value-type="float" office:value="0.0000703447572413793" calcext:value-type="float">
            <text:p>0,00007034</text:p>
          </table:table-cell>
          <table:table-cell table:style-name="ce11" table:formula="of:=no_sreactif/(Vt+[.A63])" office:value-type="float" office:value="0.0137931034482759" calcext:value-type="float">
            <text:p>0,01379310</text:p>
          </table:table-cell>
          <table:table-cell table:style-name="ce11" table:formula="of:=0.5*(-[.Q63]+SQRT([.Q63]*[.Q63]-0.00000000000004))" office:value-type="float" office:value="0.0000703446150840902" calcext:value-type="float">
            <text:p>0,00007034</text:p>
          </table:table-cell>
          <table:table-cell table:style-name="ce11" table:formula="of:=0.00000000000001/[.N63]" office:value-type="float" office:value="0.000000000142157292182862" calcext:value-type="float">
            <text:p>0,00000000</text:p>
          </table:table-cell>
          <table:table-cell table:style-name="ce11" table:formula="of:=-LOG([.N63])" office:value-type="float" office:value="4.15276914241935" calcext:value-type="float">
            <text:p>4,15276914</text:p>
          </table:table-cell>
          <table:table-cell table:style-name="ce11" table:formula="of:=[.B63]*2-[.C63]*2-[.E63]+[.F63]-2*[.G63]-2*[.J63]+[.K63]-[.L63]+[.M63]" office:value-type="float" office:value="-0.0000703447572413824" calcext:value-type="float">
            <text:p>-0,00007034</text:p>
          </table:table-cell>
          <table:table-cell table:formula="of:=[.B63]*[.B$13]+[.C$13]*[.C63]+[.E63]*[.E$13]+[.F$13]*[.F63]+[.G63]*[.G$13]+[.J$13]*[.J63]+[.K63]*[.K$13]+[.L$13]*[.L63]+[.M63]*[.M$13]+[.N$13]*[.N63]+[.O63]*[.O$13]" office:value-type="float" office:value="0.328196684511908" calcext:value-type="float">
            <text:p>0,328196684511908</text:p>
          </table:table-cell>
        </table:table-row>
        <table:table-row table:style-name="ro1">
          <table:table-cell table:style-name="ce11" table:formula="of:=[.A63]+dV" office:value-type="float" office:value="22" calcext:value-type="float">
            <text:p>22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64]&gt;0;0;c_titrant*[.A64]-no_preactif*2)/(Vt+[.A64])" office:value-type="float" office:value="0.00164383561643836" calcext:value-type="float">
            <text:p>0,00164384</text:p>
          </table:table-cell>
          <table:table-cell table:style-name="ce11" table:formula="of:=[.N64]" office:value-type="float" office:value="0.0000698628006979247" calcext:value-type="float">
            <text:p>0,00006986</text:p>
          </table:table-cell>
          <table:table-cell table:style-name="ce11" table:formula="of:=IF([.I64]&gt;0;no_reactif+c_titrant*[.A64]*1;no_reactif+no_preactif*2)/(Vt+[.A64])" office:value-type="float" office:value="0.0136986301369863" calcext:value-type="float">
            <text:p>0,01369863</text:p>
          </table:table-cell>
          <table:table-cell table:style-name="ce11" table:formula="of:=no_ptitre/(Vt+[.A64])" office:value-type="float" office:value="0.00136986301369863" calcext:value-type="float">
            <text:p>0,00136986</text:p>
          </table:table-cell>
          <table:table-cell table:style-name="ce11" table:formula="of:=IF([.I64]&gt;0;c_titrant*[.A64]*0.5;no_preactif*1)/(Vt+[.A64])" office:value-type="float" office:value="0.000684931506849315" calcext:value-type="float">
            <text:p>0,00068493</text:p>
          </table:table-cell>
          <table:table-cell table:style-name="ce11"/>
          <table:table-cell table:style-name="ce11" table:formula="of:=MAX(0;no_preactif -c_titrant*[.A64]*0.5)/(Vt+[.A64])" office:value-type="float" office:value="0" calcext:value-type="float">
            <text:p>0,00000000</text:p>
          </table:table-cell>
          <table:table-cell table:style-name="ce11" table:formula="of:=no_stitre/(Vt+[.A64])" office:value-type="float" office:value="0.00136986301369863" calcext:value-type="float">
            <text:p>0,00136986</text:p>
          </table:table-cell>
          <table:table-cell table:style-name="ce11" table:formula="of:=c_titrant*[.A64]*2/(Vt+[.A64])" office:value-type="float" office:value="0.00602739726027397" calcext:value-type="float">
            <text:p>0,00602740</text:p>
          </table:table-cell>
          <table:table-cell table:style-name="ce11" table:formula="of:=no_sexc/(Vt+[.A64])" office:value-type="float" office:value="0.0000698629438356165" calcext:value-type="float">
            <text:p>0,00006986</text:p>
          </table:table-cell>
          <table:table-cell table:style-name="ce11" table:formula="of:=no_sreactif/(Vt+[.A64])" office:value-type="float" office:value="0.0136986301369863" calcext:value-type="float">
            <text:p>0,01369863</text:p>
          </table:table-cell>
          <table:table-cell table:style-name="ce11" table:formula="of:=0.5*(-[.Q64]+SQRT([.Q64]*[.Q64]-0.00000000000004))" office:value-type="float" office:value="0.0000698628006979247" calcext:value-type="float">
            <text:p>0,00006986</text:p>
          </table:table-cell>
          <table:table-cell table:style-name="ce11" table:formula="of:=0.00000000000001/[.N64]" office:value-type="float" office:value="0.000000000143137691304967" calcext:value-type="float">
            <text:p>0,00000000</text:p>
          </table:table-cell>
          <table:table-cell table:style-name="ce11" table:formula="of:=-LOG([.N64])" office:value-type="float" office:value="4.15575400811616" calcext:value-type="float">
            <text:p>4,15575401</text:p>
          </table:table-cell>
          <table:table-cell table:style-name="ce11" table:formula="of:=[.B64]*2-[.C64]*2-[.E64]+[.F64]-2*[.G64]-2*[.J64]+[.K64]-[.L64]+[.M64]" office:value-type="float" office:value="-0.000069862943835616" calcext:value-type="float">
            <text:p>-0,00006986</text:p>
          </table:table-cell>
          <table:table-cell table:formula="of:=[.B64]*[.B$13]+[.C$13]*[.C64]+[.E64]*[.E$13]+[.F$13]*[.F64]+[.G64]*[.G$13]+[.J$13]*[.J64]+[.K64]*[.K$13]+[.L$13]*[.L64]+[.M64]*[.M$13]+[.N$13]*[.N64]+[.O64]*[.O$13]" office:value-type="float" office:value="0.328126844177525" calcext:value-type="float">
            <text:p>0,328126844177525</text:p>
          </table:table-cell>
        </table:table-row>
        <table:table-row table:style-name="ro1">
          <table:table-cell table:style-name="ce11" table:formula="of:=[.A64]+dV" office:value-type="float" office:value="22.5" calcext:value-type="float">
            <text:p>22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65]&gt;0;0;c_titrant*[.A65]-no_preactif*2)/(Vt+[.A65])" office:value-type="float" office:value="0.00170068027210884" calcext:value-type="float">
            <text:p>0,00170068</text:p>
          </table:table-cell>
          <table:table-cell table:style-name="ce11" table:formula="of:=[.N65]" office:value-type="float" office:value="0.0000693875415961941" calcext:value-type="float">
            <text:p>0,00006939</text:p>
          </table:table-cell>
          <table:table-cell table:style-name="ce11" table:formula="of:=IF([.I65]&gt;0;no_reactif+c_titrant*[.A65]*1;no_reactif+no_preactif*2)/(Vt+[.A65])" office:value-type="float" office:value="0.0136054421768707" calcext:value-type="float">
            <text:p>0,01360544</text:p>
          </table:table-cell>
          <table:table-cell table:style-name="ce11" table:formula="of:=no_ptitre/(Vt+[.A65])" office:value-type="float" office:value="0.00136054421768708" calcext:value-type="float">
            <text:p>0,00136054</text:p>
          </table:table-cell>
          <table:table-cell table:style-name="ce11" table:formula="of:=IF([.I65]&gt;0;c_titrant*[.A65]*0.5;no_preactif*1)/(Vt+[.A65])" office:value-type="float" office:value="0.000680272108843537" calcext:value-type="float">
            <text:p>0,00068027</text:p>
          </table:table-cell>
          <table:table-cell table:style-name="ce11"/>
          <table:table-cell table:style-name="ce11" table:formula="of:=MAX(0;no_preactif -c_titrant*[.A65]*0.5)/(Vt+[.A65])" office:value-type="float" office:value="0" calcext:value-type="float">
            <text:p>0,00000000</text:p>
          </table:table-cell>
          <table:table-cell table:style-name="ce11" table:formula="of:=no_stitre/(Vt+[.A65])" office:value-type="float" office:value="0.00136054421768708" calcext:value-type="float">
            <text:p>0,00136054</text:p>
          </table:table-cell>
          <table:table-cell table:style-name="ce11" table:formula="of:=c_titrant*[.A65]*2/(Vt+[.A65])" office:value-type="float" office:value="0.00612244897959184" calcext:value-type="float">
            <text:p>0,00612245</text:p>
          </table:table-cell>
          <table:table-cell table:style-name="ce11" table:formula="of:=no_sexc/(Vt+[.A65])" office:value-type="float" office:value="0.0000693876857142857" calcext:value-type="float">
            <text:p>0,00006939</text:p>
          </table:table-cell>
          <table:table-cell table:style-name="ce11" table:formula="of:=no_sreactif/(Vt+[.A65])" office:value-type="float" office:value="0.0136054421768707" calcext:value-type="float">
            <text:p>0,01360544</text:p>
          </table:table-cell>
          <table:table-cell table:style-name="ce11" table:formula="of:=0.5*(-[.Q65]+SQRT([.Q65]*[.Q65]-0.00000000000004))" office:value-type="float" office:value="0.0000693875415961941" calcext:value-type="float">
            <text:p>0,00006939</text:p>
          </table:table-cell>
          <table:table-cell table:style-name="ce11" table:formula="of:=0.00000000000001/[.N65]" office:value-type="float" office:value="0.000000000144118090509615" calcext:value-type="float">
            <text:p>0,00000000</text:p>
          </table:table-cell>
          <table:table-cell table:style-name="ce11" table:formula="of:=-LOG([.N65])" office:value-type="float" office:value="4.15871849931071" calcext:value-type="float">
            <text:p>4,15871850</text:p>
          </table:table-cell>
          <table:table-cell table:style-name="ce11" table:formula="of:=[.B65]*2-[.C65]*2-[.E65]+[.F65]-2*[.G65]-2*[.J65]+[.K65]-[.L65]+[.M65]" office:value-type="float" office:value="-0.0000693876857142846" calcext:value-type="float">
            <text:p>-0,00006939</text:p>
          </table:table-cell>
          <table:table-cell table:formula="of:=[.B65]*[.B$13]+[.C$13]*[.C65]+[.E65]*[.E$13]+[.F$13]*[.F65]+[.G65]*[.G$13]+[.J$13]*[.J65]+[.K65]*[.K$13]+[.L$13]*[.L65]+[.M65]*[.M$13]+[.N$13]*[.N65]+[.O65]*[.O$13]" office:value-type="float" office:value="0.328057954051571" calcext:value-type="float">
            <text:p>0,328057954051571</text:p>
          </table:table-cell>
        </table:table-row>
        <table:table-row table:style-name="ro1">
          <table:table-cell table:style-name="ce11" table:formula="of:=[.A65]+dV" office:value-type="float" office:value="23" calcext:value-type="float">
            <text:p>23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66]&gt;0;0;c_titrant*[.A66]-no_preactif*2)/(Vt+[.A66])" office:value-type="float" office:value="0.00175675675675676" calcext:value-type="float">
            <text:p>0,00175676</text:p>
          </table:table-cell>
          <table:table-cell table:style-name="ce11" table:formula="of:=[.N66]" office:value-type="float" office:value="0.0000689187049015088" calcext:value-type="float">
            <text:p>0,00006892</text:p>
          </table:table-cell>
          <table:table-cell table:style-name="ce11" table:formula="of:=IF([.I66]&gt;0;no_reactif+c_titrant*[.A66]*1;no_reactif+no_preactif*2)/(Vt+[.A66])" office:value-type="float" office:value="0.0135135135135135" calcext:value-type="float">
            <text:p>0,01351351</text:p>
          </table:table-cell>
          <table:table-cell table:style-name="ce11" table:formula="of:=no_ptitre/(Vt+[.A66])" office:value-type="float" office:value="0.00135135135135135" calcext:value-type="float">
            <text:p>0,00135135</text:p>
          </table:table-cell>
          <table:table-cell table:style-name="ce11" table:formula="of:=IF([.I66]&gt;0;c_titrant*[.A66]*0.5;no_preactif*1)/(Vt+[.A66])" office:value-type="float" office:value="0.000675675675675676" calcext:value-type="float">
            <text:p>0,00067568</text:p>
          </table:table-cell>
          <table:table-cell table:style-name="ce11"/>
          <table:table-cell table:style-name="ce11" table:formula="of:=MAX(0;no_preactif -c_titrant*[.A66]*0.5)/(Vt+[.A66])" office:value-type="float" office:value="0" calcext:value-type="float">
            <text:p>0,00000000</text:p>
          </table:table-cell>
          <table:table-cell table:style-name="ce11" table:formula="of:=no_stitre/(Vt+[.A66])" office:value-type="float" office:value="0.00135135135135135" calcext:value-type="float">
            <text:p>0,00135135</text:p>
          </table:table-cell>
          <table:table-cell table:style-name="ce11" table:formula="of:=c_titrant*[.A66]*2/(Vt+[.A66])" office:value-type="float" office:value="0.00621621621621622" calcext:value-type="float">
            <text:p>0,00621622</text:p>
          </table:table-cell>
          <table:table-cell table:style-name="ce11" table:formula="of:=no_sexc/(Vt+[.A66])" office:value-type="float" office:value="0.00006891885" calcext:value-type="float">
            <text:p>0,00006892</text:p>
          </table:table-cell>
          <table:table-cell table:style-name="ce11" table:formula="of:=no_sreactif/(Vt+[.A66])" office:value-type="float" office:value="0.0135135135135135" calcext:value-type="float">
            <text:p>0,01351351</text:p>
          </table:table-cell>
          <table:table-cell table:style-name="ce11" table:formula="of:=0.5*(-[.Q66]+SQRT([.Q66]*[.Q66]-0.00000000000004))" office:value-type="float" office:value="0.0000689187049015088" calcext:value-type="float">
            <text:p>0,00006892</text:p>
          </table:table-cell>
          <table:table-cell table:style-name="ce11" table:formula="of:=0.00000000000001/[.N66]" office:value-type="float" office:value="0.000000000145098489797377" calcext:value-type="float">
            <text:p>0,00000000</text:p>
          </table:table-cell>
          <table:table-cell table:style-name="ce11" table:formula="of:=-LOG([.N66])" office:value-type="float" office:value="4.16166289227179" calcext:value-type="float">
            <text:p>4,16166289</text:p>
          </table:table-cell>
          <table:table-cell table:style-name="ce11" table:formula="of:=[.B66]*2-[.C66]*2-[.E66]+[.F66]-2*[.G66]-2*[.J66]+[.K66]-[.L66]+[.M66]" office:value-type="float" office:value="-0.0000689188499999986" calcext:value-type="float">
            <text:p>-0,00006892</text:p>
          </table:table-cell>
          <table:table-cell table:formula="of:=[.B66]*[.B$13]+[.C$13]*[.C66]+[.E66]*[.E$13]+[.F$13]*[.F66]+[.G66]*[.G$13]+[.J$13]*[.J66]+[.K66]*[.K$13]+[.L$13]*[.L66]+[.M66]*[.M$13]+[.N$13]*[.N66]+[.O66]*[.O$13]" office:value-type="float" office:value="0.327989994873067" calcext:value-type="float">
            <text:p>0,327989994873067</text:p>
          </table:table-cell>
        </table:table-row>
        <table:table-row table:style-name="ro1">
          <table:table-cell table:style-name="ce11" table:formula="of:=[.A66]+dV" office:value-type="float" office:value="23.5" calcext:value-type="float">
            <text:p>23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67]&gt;0;0;c_titrant*[.A67]-no_preactif*2)/(Vt+[.A67])" office:value-type="float" office:value="0.00181208053691275" calcext:value-type="float">
            <text:p>0,00181208</text:p>
          </table:table-cell>
          <table:table-cell table:style-name="ce11" table:formula="of:=[.N67]" office:value-type="float" office:value="0.0000684561613036605" calcext:value-type="float">
            <text:p>0,00006846</text:p>
          </table:table-cell>
          <table:table-cell table:style-name="ce11" table:formula="of:=IF([.I67]&gt;0;no_reactif+c_titrant*[.A67]*1;no_reactif+no_preactif*2)/(Vt+[.A67])" office:value-type="float" office:value="0.0134228187919463" calcext:value-type="float">
            <text:p>0,01342282</text:p>
          </table:table-cell>
          <table:table-cell table:style-name="ce11" table:formula="of:=no_ptitre/(Vt+[.A67])" office:value-type="float" office:value="0.00134228187919463" calcext:value-type="float">
            <text:p>0,00134228</text:p>
          </table:table-cell>
          <table:table-cell table:style-name="ce11" table:formula="of:=IF([.I67]&gt;0;c_titrant*[.A67]*0.5;no_preactif*1)/(Vt+[.A67])" office:value-type="float" office:value="0.000671140939597315" calcext:value-type="float">
            <text:p>0,00067114</text:p>
          </table:table-cell>
          <table:table-cell table:style-name="ce11"/>
          <table:table-cell table:style-name="ce11" table:formula="of:=MAX(0;no_preactif -c_titrant*[.A67]*0.5)/(Vt+[.A67])" office:value-type="float" office:value="0" calcext:value-type="float">
            <text:p>0,00000000</text:p>
          </table:table-cell>
          <table:table-cell table:style-name="ce11" table:formula="of:=no_stitre/(Vt+[.A67])" office:value-type="float" office:value="0.00134228187919463" calcext:value-type="float">
            <text:p>0,00134228</text:p>
          </table:table-cell>
          <table:table-cell table:style-name="ce11" table:formula="of:=c_titrant*[.A67]*2/(Vt+[.A67])" office:value-type="float" office:value="0.00630872483221477" calcext:value-type="float">
            <text:p>0,00630872</text:p>
          </table:table-cell>
          <table:table-cell table:style-name="ce11" table:formula="of:=no_sexc/(Vt+[.A67])" office:value-type="float" office:value="0.0000684563073825503" calcext:value-type="float">
            <text:p>0,00006846</text:p>
          </table:table-cell>
          <table:table-cell table:style-name="ce11" table:formula="of:=no_sreactif/(Vt+[.A67])" office:value-type="float" office:value="0.0134228187919463" calcext:value-type="float">
            <text:p>0,01342282</text:p>
          </table:table-cell>
          <table:table-cell table:style-name="ce11" table:formula="of:=0.5*(-[.Q67]+SQRT([.Q67]*[.Q67]-0.00000000000004))" office:value-type="float" office:value="0.0000684561613036605" calcext:value-type="float">
            <text:p>0,00006846</text:p>
          </table:table-cell>
          <table:table-cell table:style-name="ce11" table:formula="of:=0.00000000000001/[.N67]" office:value-type="float" office:value="0.000000000146078889168816" calcext:value-type="float">
            <text:p>0,00000000</text:p>
          </table:table-cell>
          <table:table-cell table:style-name="ce11" table:formula="of:=-LOG([.N67])" office:value-type="float" office:value="4.16458745768688" calcext:value-type="float">
            <text:p>4,16458746</text:p>
          </table:table-cell>
          <table:table-cell table:style-name="ce11" table:formula="of:=[.B67]*2-[.C67]*2-[.E67]+[.F67]-2*[.G67]-2*[.J67]+[.K67]-[.L67]+[.M67]" office:value-type="float" office:value="-0.0000684563073825497" calcext:value-type="float">
            <text:p>-0,00006846</text:p>
          </table:table-cell>
          <table:table-cell table:formula="of:=[.B67]*[.B$13]+[.C$13]*[.C67]+[.E67]*[.E$13]+[.F$13]*[.F67]+[.G67]*[.G$13]+[.J$13]*[.J67]+[.K67]*[.K$13]+[.L$13]*[.L67]+[.M67]*[.M$13]+[.N$13]*[.N67]+[.O67]*[.O$13]" office:value-type="float" office:value="0.327922947898101" calcext:value-type="float">
            <text:p>0,327922947898101</text:p>
          </table:table-cell>
        </table:table-row>
        <table:table-row table:style-name="ro1">
          <table:table-cell table:style-name="ce11" table:formula="of:=[.A67]+dV" office:value-type="float" office:value="24" calcext:value-type="float">
            <text:p>24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68]&gt;0;0;c_titrant*[.A68]-no_preactif*2)/(Vt+[.A68])" office:value-type="float" office:value="0.00186666666666667" calcext:value-type="float">
            <text:p>0,00186667</text:p>
          </table:table-cell>
          <table:table-cell table:style-name="ce11" table:formula="of:=[.N68]" office:value-type="float" office:value="0.0000679997849407137" calcext:value-type="float">
            <text:p>0,00006800</text:p>
          </table:table-cell>
          <table:table-cell table:style-name="ce11" table:formula="of:=IF([.I68]&gt;0;no_reactif+c_titrant*[.A68]*1;no_reactif+no_preactif*2)/(Vt+[.A68])" office:value-type="float" office:value="0.0133333333333333" calcext:value-type="float">
            <text:p>0,01333333</text:p>
          </table:table-cell>
          <table:table-cell table:style-name="ce11" table:formula="of:=no_ptitre/(Vt+[.A68])" office:value-type="float" office:value="0.00133333333333333" calcext:value-type="float">
            <text:p>0,00133333</text:p>
          </table:table-cell>
          <table:table-cell table:style-name="ce11" table:formula="of:=IF([.I68]&gt;0;c_titrant*[.A68]*0.5;no_preactif*1)/(Vt+[.A68])" office:value-type="float" office:value="0.000666666666666667" calcext:value-type="float">
            <text:p>0,00066667</text:p>
          </table:table-cell>
          <table:table-cell table:style-name="ce11"/>
          <table:table-cell table:style-name="ce11" table:formula="of:=MAX(0;no_preactif -c_titrant*[.A68]*0.5)/(Vt+[.A68])" office:value-type="float" office:value="0" calcext:value-type="float">
            <text:p>0,00000000</text:p>
          </table:table-cell>
          <table:table-cell table:style-name="ce11" table:formula="of:=no_stitre/(Vt+[.A68])" office:value-type="float" office:value="0.00133333333333333" calcext:value-type="float">
            <text:p>0,00133333</text:p>
          </table:table-cell>
          <table:table-cell table:style-name="ce11" table:formula="of:=c_titrant*[.A68]*2/(Vt+[.A68])" office:value-type="float" office:value="0.0064" calcext:value-type="float">
            <text:p>0,00640000</text:p>
          </table:table-cell>
          <table:table-cell table:style-name="ce11" table:formula="of:=no_sexc/(Vt+[.A68])" office:value-type="float" office:value="0.000067999932" calcext:value-type="float">
            <text:p>0,00006800</text:p>
          </table:table-cell>
          <table:table-cell table:style-name="ce11" table:formula="of:=no_sreactif/(Vt+[.A68])" office:value-type="float" office:value="0.0133333333333333" calcext:value-type="float">
            <text:p>0,01333333</text:p>
          </table:table-cell>
          <table:table-cell table:style-name="ce11" table:formula="of:=0.5*(-[.Q68]+SQRT([.Q68]*[.Q68]-0.00000000000004))" office:value-type="float" office:value="0.0000679997849407137" calcext:value-type="float">
            <text:p>0,00006800</text:p>
          </table:table-cell>
          <table:table-cell table:style-name="ce11" table:formula="of:=0.00000000000001/[.N68]" office:value-type="float" office:value="0.000000000147059288624495" calcext:value-type="float">
            <text:p>0,00000000</text:p>
          </table:table-cell>
          <table:table-cell table:style-name="ce11" table:formula="of:=-LOG([.N68])" office:value-type="float" office:value="4.16749246081154" calcext:value-type="float">
            <text:p>4,16749246</text:p>
          </table:table-cell>
          <table:table-cell table:style-name="ce11" table:formula="of:=[.B68]*2-[.C68]*2-[.E68]+[.F68]-2*[.G68]-2*[.J68]+[.K68]-[.L68]+[.M68]" office:value-type="float" office:value="-0.0000679999320000024" calcext:value-type="float">
            <text:p>-0,00006800</text:p>
          </table:table-cell>
          <table:table-cell table:formula="of:=[.B68]*[.B$13]+[.C$13]*[.C68]+[.E68]*[.E$13]+[.F$13]*[.F68]+[.G68]*[.G$13]+[.J$13]*[.J68]+[.K68]*[.K$13]+[.L$13]*[.L68]+[.M68]*[.M$13]+[.N$13]*[.N68]+[.O68]*[.O$13]" office:value-type="float" office:value="0.327856794882604" calcext:value-type="float">
            <text:p>0,327856794882604</text:p>
          </table:table-cell>
        </table:table-row>
        <table:table-row table:style-name="ro1">
          <table:table-cell table:style-name="ce11" table:formula="of:=[.A68]+dV" office:value-type="float" office:value="24.5" calcext:value-type="float">
            <text:p>24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69]&gt;0;0;c_titrant*[.A69]-no_preactif*2)/(Vt+[.A69])" office:value-type="float" office:value="0.0019205298013245" calcext:value-type="float">
            <text:p>0,00192053</text:p>
          </table:table-cell>
          <table:table-cell table:style-name="ce11" table:formula="of:=[.N69]" office:value-type="float" office:value="0.0000675494532848142" calcext:value-type="float">
            <text:p>0,00006755</text:p>
          </table:table-cell>
          <table:table-cell table:style-name="ce11" table:formula="of:=IF([.I69]&gt;0;no_reactif+c_titrant*[.A69]*1;no_reactif+no_preactif*2)/(Vt+[.A69])" office:value-type="float" office:value="0.0132450331125828" calcext:value-type="float">
            <text:p>0,01324503</text:p>
          </table:table-cell>
          <table:table-cell table:style-name="ce11" table:formula="of:=no_ptitre/(Vt+[.A69])" office:value-type="float" office:value="0.00132450331125828" calcext:value-type="float">
            <text:p>0,00132450</text:p>
          </table:table-cell>
          <table:table-cell table:style-name="ce11" table:formula="of:=IF([.I69]&gt;0;c_titrant*[.A69]*0.5;no_preactif*1)/(Vt+[.A69])" office:value-type="float" office:value="0.000662251655629139" calcext:value-type="float">
            <text:p>0,00066225</text:p>
          </table:table-cell>
          <table:table-cell table:style-name="ce11"/>
          <table:table-cell table:style-name="ce11" table:formula="of:=MAX(0;no_preactif -c_titrant*[.A69]*0.5)/(Vt+[.A69])" office:value-type="float" office:value="0" calcext:value-type="float">
            <text:p>0,00000000</text:p>
          </table:table-cell>
          <table:table-cell table:style-name="ce11" table:formula="of:=no_stitre/(Vt+[.A69])" office:value-type="float" office:value="0.00132450331125828" calcext:value-type="float">
            <text:p>0,00132450</text:p>
          </table:table-cell>
          <table:table-cell table:style-name="ce11" table:formula="of:=c_titrant*[.A69]*2/(Vt+[.A69])" office:value-type="float" office:value="0.00649006622516556" calcext:value-type="float">
            <text:p>0,00649007</text:p>
          </table:table-cell>
          <table:table-cell table:style-name="ce11" table:formula="of:=no_sexc/(Vt+[.A69])" office:value-type="float" office:value="0.0000675496013245033" calcext:value-type="float">
            <text:p>0,00006755</text:p>
          </table:table-cell>
          <table:table-cell table:style-name="ce11" table:formula="of:=no_sreactif/(Vt+[.A69])" office:value-type="float" office:value="0.0132450331125828" calcext:value-type="float">
            <text:p>0,01324503</text:p>
          </table:table-cell>
          <table:table-cell table:style-name="ce11" table:formula="of:=0.5*(-[.Q69]+SQRT([.Q69]*[.Q69]-0.00000000000004))" office:value-type="float" office:value="0.0000675494532848142" calcext:value-type="float">
            <text:p>0,00006755</text:p>
          </table:table-cell>
          <table:table-cell table:style-name="ce11" table:formula="of:=0.00000000000001/[.N69]" office:value-type="float" office:value="0.000000000148039688164998" calcext:value-type="float">
            <text:p>0,00000000</text:p>
          </table:table-cell>
          <table:table-cell table:style-name="ce11" table:formula="of:=-LOG([.N69])" office:value-type="float" office:value="4.17037816161381" calcext:value-type="float">
            <text:p>4,17037816</text:p>
          </table:table-cell>
          <table:table-cell table:style-name="ce11" table:formula="of:=[.B69]*2-[.C69]*2-[.E69]+[.F69]-2*[.G69]-2*[.J69]+[.K69]-[.L69]+[.M69]" office:value-type="float" office:value="-0.0000675496013245024" calcext:value-type="float">
            <text:p>-0,00006755</text:p>
          </table:table-cell>
          <table:table-cell table:formula="of:=[.B69]*[.B$13]+[.C$13]*[.C69]+[.E69]*[.E$13]+[.F$13]*[.F69]+[.G69]*[.G$13]+[.J$13]*[.J69]+[.K69]*[.K$13]+[.L$13]*[.L69]+[.M69]*[.M$13]+[.N$13]*[.N69]+[.O69]*[.O$13]" office:value-type="float" office:value="0.327791518065793" calcext:value-type="float">
            <text:p>0,327791518065793</text:p>
          </table:table-cell>
        </table:table-row>
        <table:table-row table:style-name="ro1">
          <table:table-cell table:style-name="ce11" table:formula="of:=[.A69]+dV" office:value-type="float" office:value="25" calcext:value-type="float">
            <text:p>25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70]&gt;0;0;c_titrant*[.A70]-no_preactif*2)/(Vt+[.A70])" office:value-type="float" office:value="0.00197368421052632" calcext:value-type="float">
            <text:p>0,00197368</text:p>
          </table:table-cell>
          <table:table-cell table:style-name="ce11" table:formula="of:=[.N70]" office:value-type="float" office:value="0.0000671050470325443" calcext:value-type="float">
            <text:p>0,00006711</text:p>
          </table:table-cell>
          <table:table-cell table:style-name="ce11" table:formula="of:=IF([.I70]&gt;0;no_reactif+c_titrant*[.A70]*1;no_reactif+no_preactif*2)/(Vt+[.A70])" office:value-type="float" office:value="0.0131578947368421" calcext:value-type="float">
            <text:p>0,01315789</text:p>
          </table:table-cell>
          <table:table-cell table:style-name="ce11" table:formula="of:=no_ptitre/(Vt+[.A70])" office:value-type="float" office:value="0.00131578947368421" calcext:value-type="float">
            <text:p>0,00131579</text:p>
          </table:table-cell>
          <table:table-cell table:style-name="ce11" table:formula="of:=IF([.I70]&gt;0;c_titrant*[.A70]*0.5;no_preactif*1)/(Vt+[.A70])" office:value-type="float" office:value="0.000657894736842105" calcext:value-type="float">
            <text:p>0,00065789</text:p>
          </table:table-cell>
          <table:table-cell table:style-name="ce11"/>
          <table:table-cell table:style-name="ce11" table:formula="of:=MAX(0;no_preactif -c_titrant*[.A70]*0.5)/(Vt+[.A70])" office:value-type="float" office:value="0" calcext:value-type="float">
            <text:p>0,00000000</text:p>
          </table:table-cell>
          <table:table-cell table:style-name="ce11" table:formula="of:=no_stitre/(Vt+[.A70])" office:value-type="float" office:value="0.00131578947368421" calcext:value-type="float">
            <text:p>0,00131579</text:p>
          </table:table-cell>
          <table:table-cell table:style-name="ce11" table:formula="of:=c_titrant*[.A70]*2/(Vt+[.A70])" office:value-type="float" office:value="0.00657894736842105" calcext:value-type="float">
            <text:p>0,00657895</text:p>
          </table:table-cell>
          <table:table-cell table:style-name="ce11" table:formula="of:=no_sexc/(Vt+[.A70])" office:value-type="float" office:value="0.0000671051960526316" calcext:value-type="float">
            <text:p>0,00006711</text:p>
          </table:table-cell>
          <table:table-cell table:style-name="ce11" table:formula="of:=no_sreactif/(Vt+[.A70])" office:value-type="float" office:value="0.0131578947368421" calcext:value-type="float">
            <text:p>0,01315789</text:p>
          </table:table-cell>
          <table:table-cell table:style-name="ce11" table:formula="of:=0.5*(-[.Q70]+SQRT([.Q70]*[.Q70]-0.00000000000004))" office:value-type="float" office:value="0.0000671050470325443" calcext:value-type="float">
            <text:p>0,00006711</text:p>
          </table:table-cell>
          <table:table-cell table:style-name="ce11" table:formula="of:=0.00000000000001/[.N70]" office:value-type="float" office:value="0.000000000149020087790867" calcext:value-type="float">
            <text:p>0,00000000</text:p>
          </table:table-cell>
          <table:table-cell table:style-name="ce11" table:formula="of:=-LOG([.N70])" office:value-type="float" office:value="4.17324481491365" calcext:value-type="float">
            <text:p>4,17324481</text:p>
          </table:table-cell>
          <table:table-cell table:style-name="ce11" table:formula="of:=[.B70]*2-[.C70]*2-[.E70]+[.F70]-2*[.G70]-2*[.J70]+[.K70]-[.L70]+[.M70]" office:value-type="float" office:value="-0.0000671051960526321" calcext:value-type="float">
            <text:p>-0,00006711</text:p>
          </table:table-cell>
          <table:table-cell table:formula="of:=[.B70]*[.B$13]+[.C$13]*[.C70]+[.E70]*[.E$13]+[.F$13]*[.F70]+[.G70]*[.G$13]+[.J$13]*[.J70]+[.K70]*[.K$13]+[.L$13]*[.L70]+[.M70]*[.M$13]+[.N$13]*[.N70]+[.O70]*[.O$13]" office:value-type="float" office:value="0.32772710015427" calcext:value-type="float">
            <text:p>0,32772710015427</text:p>
          </table:table-cell>
        </table:table-row>
        <table:table-row table:style-name="ro1">
          <table:table-cell table:style-name="ce11" table:formula="of:=[.A70]+dV" office:value-type="float" office:value="25.5" calcext:value-type="float">
            <text:p>25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71]&gt;0;0;c_titrant*[.A71]-no_preactif*2)/(Vt+[.A71])" office:value-type="float" office:value="0.00202614379084967" calcext:value-type="float">
            <text:p>0,00202614</text:p>
          </table:table-cell>
          <table:table-cell table:style-name="ce11" table:formula="of:=[.N71]" office:value-type="float" office:value="0.00006666644999951" calcext:value-type="float">
            <text:p>0,00006667</text:p>
          </table:table-cell>
          <table:table-cell table:style-name="ce11" table:formula="of:=IF([.I71]&gt;0;no_reactif+c_titrant*[.A71]*1;no_reactif+no_preactif*2)/(Vt+[.A71])" office:value-type="float" office:value="0.0130718954248366" calcext:value-type="float">
            <text:p>0,01307190</text:p>
          </table:table-cell>
          <table:table-cell table:style-name="ce11" table:formula="of:=no_ptitre/(Vt+[.A71])" office:value-type="float" office:value="0.00130718954248366" calcext:value-type="float">
            <text:p>0,00130719</text:p>
          </table:table-cell>
          <table:table-cell table:style-name="ce11" table:formula="of:=IF([.I71]&gt;0;c_titrant*[.A71]*0.5;no_preactif*1)/(Vt+[.A71])" office:value-type="float" office:value="0.00065359477124183" calcext:value-type="float">
            <text:p>0,00065359</text:p>
          </table:table-cell>
          <table:table-cell table:style-name="ce11"/>
          <table:table-cell table:style-name="ce11" table:formula="of:=MAX(0;no_preactif -c_titrant*[.A71]*0.5)/(Vt+[.A71])" office:value-type="float" office:value="0" calcext:value-type="float">
            <text:p>0,00000000</text:p>
          </table:table-cell>
          <table:table-cell table:style-name="ce11" table:formula="of:=no_stitre/(Vt+[.A71])" office:value-type="float" office:value="0.00130718954248366" calcext:value-type="float">
            <text:p>0,00130719</text:p>
          </table:table-cell>
          <table:table-cell table:style-name="ce11" table:formula="of:=c_titrant*[.A71]*2/(Vt+[.A71])" office:value-type="float" office:value="0.00666666666666667" calcext:value-type="float">
            <text:p>0,00666667</text:p>
          </table:table-cell>
          <table:table-cell table:style-name="ce11" table:formula="of:=no_sexc/(Vt+[.A71])" office:value-type="float" office:value="0.0000666666" calcext:value-type="float">
            <text:p>0,00006667</text:p>
          </table:table-cell>
          <table:table-cell table:style-name="ce11" table:formula="of:=no_sreactif/(Vt+[.A71])" office:value-type="float" office:value="0.0130718954248366" calcext:value-type="float">
            <text:p>0,01307190</text:p>
          </table:table-cell>
          <table:table-cell table:style-name="ce11" table:formula="of:=0.5*(-[.Q71]+SQRT([.Q71]*[.Q71]-0.00000000000004))" office:value-type="float" office:value="0.00006666644999951" calcext:value-type="float">
            <text:p>0,00006667</text:p>
          </table:table-cell>
          <table:table-cell table:style-name="ce11" table:formula="of:=0.00000000000001/[.N71]" office:value-type="float" office:value="0.000000000150000487502687" calcext:value-type="float">
            <text:p>0,00000000</text:p>
          </table:table-cell>
          <table:table-cell table:style-name="ce11" table:formula="of:=-LOG([.N71])" office:value-type="float" office:value="4.17609267051823" calcext:value-type="float">
            <text:p>4,17609267</text:p>
          </table:table-cell>
          <table:table-cell table:style-name="ce11" table:formula="of:=[.B71]*2-[.C71]*2-[.E71]+[.F71]-2*[.G71]-2*[.J71]+[.K71]-[.L71]+[.M71]" office:value-type="float" office:value="-0.0000666665999999975" calcext:value-type="float">
            <text:p>-0,00006667</text:p>
          </table:table-cell>
          <table:table-cell table:formula="of:=[.B71]*[.B$13]+[.C$13]*[.C71]+[.E71]*[.E$13]+[.F$13]*[.F71]+[.G71]*[.G$13]+[.J$13]*[.J71]+[.K71]*[.K$13]+[.L$13]*[.L71]+[.M71]*[.M$13]+[.N$13]*[.N71]+[.O71]*[.O$13]" office:value-type="float" office:value="0.327663524306757" calcext:value-type="float">
            <text:p>0,327663524306757</text:p>
          </table:table-cell>
        </table:table-row>
        <table:table-row table:style-name="ro1">
          <table:table-cell table:style-name="ce11" table:formula="of:=[.A71]+dV" office:value-type="float" office:value="26" calcext:value-type="float">
            <text:p>26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72]&gt;0;0;c_titrant*[.A72]-no_preactif*2)/(Vt+[.A72])" office:value-type="float" office:value="0.00207792207792208" calcext:value-type="float">
            <text:p>0,00207792</text:p>
          </table:table-cell>
          <table:table-cell table:style-name="ce11" table:formula="of:=[.N72]" office:value-type="float" office:value="0.0000662335490191123" calcext:value-type="float">
            <text:p>0,00006623</text:p>
          </table:table-cell>
          <table:table-cell table:style-name="ce11" table:formula="of:=IF([.I72]&gt;0;no_reactif+c_titrant*[.A72]*1;no_reactif+no_preactif*2)/(Vt+[.A72])" office:value-type="float" office:value="0.012987012987013" calcext:value-type="float">
            <text:p>0,01298701</text:p>
          </table:table-cell>
          <table:table-cell table:style-name="ce11" table:formula="of:=no_ptitre/(Vt+[.A72])" office:value-type="float" office:value="0.0012987012987013" calcext:value-type="float">
            <text:p>0,00129870</text:p>
          </table:table-cell>
          <table:table-cell table:style-name="ce11" table:formula="of:=IF([.I72]&gt;0;c_titrant*[.A72]*0.5;no_preactif*1)/(Vt+[.A72])" office:value-type="float" office:value="0.000649350649350649" calcext:value-type="float">
            <text:p>0,00064935</text:p>
          </table:table-cell>
          <table:table-cell table:style-name="ce11"/>
          <table:table-cell table:style-name="ce11" table:formula="of:=MAX(0;no_preactif -c_titrant*[.A72]*0.5)/(Vt+[.A72])" office:value-type="float" office:value="0" calcext:value-type="float">
            <text:p>0,00000000</text:p>
          </table:table-cell>
          <table:table-cell table:style-name="ce11" table:formula="of:=no_stitre/(Vt+[.A72])" office:value-type="float" office:value="0.0012987012987013" calcext:value-type="float">
            <text:p>0,00129870</text:p>
          </table:table-cell>
          <table:table-cell table:style-name="ce11" table:formula="of:=c_titrant*[.A72]*2/(Vt+[.A72])" office:value-type="float" office:value="0.00675324675324675" calcext:value-type="float">
            <text:p>0,00675325</text:p>
          </table:table-cell>
          <table:table-cell table:style-name="ce11" table:formula="of:=no_sexc/(Vt+[.A72])" office:value-type="float" office:value="0.0000662337" calcext:value-type="float">
            <text:p>0,00006623</text:p>
          </table:table-cell>
          <table:table-cell table:style-name="ce11" table:formula="of:=no_sreactif/(Vt+[.A72])" office:value-type="float" office:value="0.012987012987013" calcext:value-type="float">
            <text:p>0,01298701</text:p>
          </table:table-cell>
          <table:table-cell table:style-name="ce11" table:formula="of:=0.5*(-[.Q72]+SQRT([.Q72]*[.Q72]-0.00000000000004))" office:value-type="float" office:value="0.0000662335490191123" calcext:value-type="float">
            <text:p>0,00006623</text:p>
          </table:table-cell>
          <table:table-cell table:style-name="ce11" table:formula="of:=0.00000000000001/[.N72]" office:value-type="float" office:value="0.000000000150980887301002" calcext:value-type="float">
            <text:p>0,00000000</text:p>
          </table:table-cell>
          <table:table-cell table:style-name="ce11" table:formula="of:=-LOG([.N72])" office:value-type="float" office:value="4.17892197335231" calcext:value-type="float">
            <text:p>4,17892197</text:p>
          </table:table-cell>
          <table:table-cell table:style-name="ce11" table:formula="of:=[.B72]*2-[.C72]*2-[.E72]+[.F72]-2*[.G72]-2*[.J72]+[.K72]-[.L72]+[.M72]" office:value-type="float" office:value="-0.0000662336999999995" calcext:value-type="float">
            <text:p>-0,00006623</text:p>
          </table:table-cell>
          <table:table-cell table:formula="of:=[.B72]*[.B$13]+[.C$13]*[.C72]+[.E72]*[.E$13]+[.F$13]*[.F72]+[.G72]*[.G$13]+[.J$13]*[.J72]+[.K72]*[.K$13]+[.L$13]*[.L72]+[.M72]*[.M$13]+[.N$13]*[.N72]+[.O72]*[.O$13]" office:value-type="float" office:value="0.32760077411941" calcext:value-type="float">
            <text:p>0,32760077411941</text:p>
          </table:table-cell>
        </table:table-row>
        <table:table-row table:style-name="ro1">
          <table:table-cell table:style-name="ce11" table:formula="of:=[.A72]+dV" office:value-type="float" office:value="26.5" calcext:value-type="float">
            <text:p>26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73]&gt;0;0;c_titrant*[.A73]-no_preactif*2)/(Vt+[.A73])" office:value-type="float" office:value="0.00212903225806452" calcext:value-type="float">
            <text:p>0,00212903</text:p>
          </table:table-cell>
          <table:table-cell table:style-name="ce11" table:formula="of:=[.N73]" office:value-type="float" office:value="0.0000658062338451619" calcext:value-type="float">
            <text:p>0,00006581</text:p>
          </table:table-cell>
          <table:table-cell table:style-name="ce11" table:formula="of:=IF([.I73]&gt;0;no_reactif+c_titrant*[.A73]*1;no_reactif+no_preactif*2)/(Vt+[.A73])" office:value-type="float" office:value="0.0129032258064516" calcext:value-type="float">
            <text:p>0,01290323</text:p>
          </table:table-cell>
          <table:table-cell table:style-name="ce11" table:formula="of:=no_ptitre/(Vt+[.A73])" office:value-type="float" office:value="0.00129032258064516" calcext:value-type="float">
            <text:p>0,00129032</text:p>
          </table:table-cell>
          <table:table-cell table:style-name="ce11" table:formula="of:=IF([.I73]&gt;0;c_titrant*[.A73]*0.5;no_preactif*1)/(Vt+[.A73])" office:value-type="float" office:value="0.000645161290322581" calcext:value-type="float">
            <text:p>0,00064516</text:p>
          </table:table-cell>
          <table:table-cell table:style-name="ce11"/>
          <table:table-cell table:style-name="ce11" table:formula="of:=MAX(0;no_preactif -c_titrant*[.A73]*0.5)/(Vt+[.A73])" office:value-type="float" office:value="0" calcext:value-type="float">
            <text:p>0,00000000</text:p>
          </table:table-cell>
          <table:table-cell table:style-name="ce11" table:formula="of:=no_stitre/(Vt+[.A73])" office:value-type="float" office:value="0.00129032258064516" calcext:value-type="float">
            <text:p>0,00129032</text:p>
          </table:table-cell>
          <table:table-cell table:style-name="ce11" table:formula="of:=c_titrant*[.A73]*2/(Vt+[.A73])" office:value-type="float" office:value="0.00683870967741936" calcext:value-type="float">
            <text:p>0,00683871</text:p>
          </table:table-cell>
          <table:table-cell table:style-name="ce11" table:formula="of:=no_sexc/(Vt+[.A73])" office:value-type="float" office:value="0.0000658063858064516" calcext:value-type="float">
            <text:p>0,00006581</text:p>
          </table:table-cell>
          <table:table-cell table:style-name="ce11" table:formula="of:=no_sreactif/(Vt+[.A73])" office:value-type="float" office:value="0.0129032258064516" calcext:value-type="float">
            <text:p>0,01290323</text:p>
          </table:table-cell>
          <table:table-cell table:style-name="ce11" table:formula="of:=0.5*(-[.Q73]+SQRT([.Q73]*[.Q73]-0.00000000000004))" office:value-type="float" office:value="0.0000658062338451619" calcext:value-type="float">
            <text:p>0,00006581</text:p>
          </table:table-cell>
          <table:table-cell table:style-name="ce11" table:formula="of:=0.00000000000001/[.N73]" office:value-type="float" office:value="0.000000000151961287186399" calcext:value-type="float">
            <text:p>0,00000000</text:p>
          </table:table-cell>
          <table:table-cell table:style-name="ce11" table:formula="of:=-LOG([.N73])" office:value-type="float" office:value="4.18173296358486" calcext:value-type="float">
            <text:p>4,18173296</text:p>
          </table:table-cell>
          <table:table-cell table:style-name="ce11" table:formula="of:=[.B73]*2-[.C73]*2-[.E73]+[.F73]-2*[.G73]-2*[.J73]+[.K73]-[.L73]+[.M73]" office:value-type="float" office:value="-0.0000658063858064491" calcext:value-type="float">
            <text:p>-0,00006581</text:p>
          </table:table-cell>
          <table:table-cell table:formula="of:=[.B73]*[.B$13]+[.C$13]*[.C73]+[.E73]*[.E$13]+[.F$13]*[.F73]+[.G73]*[.G$13]+[.J$13]*[.J73]+[.K73]*[.K$13]+[.L$13]*[.L73]+[.M73]*[.M$13]+[.N$13]*[.N73]+[.O73]*[.O$13]" office:value-type="float" office:value="0.327538833611707" calcext:value-type="float">
            <text:p>0,327538833611707</text:p>
          </table:table-cell>
        </table:table-row>
        <table:table-row table:style-name="ro1">
          <table:table-cell table:style-name="ce11" table:formula="of:=[.A73]+dV" office:value-type="float" office:value="27" calcext:value-type="float">
            <text:p>27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74]&gt;0;0;c_titrant*[.A74]-no_preactif*2)/(Vt+[.A74])" office:value-type="float" office:value="0.00217948717948718" calcext:value-type="float">
            <text:p>0,00217949</text:p>
          </table:table-cell>
          <table:table-cell table:style-name="ce11" table:formula="of:=[.N74]" office:value-type="float" office:value="0.0000653843970583132" calcext:value-type="float">
            <text:p>0,00006538</text:p>
          </table:table-cell>
          <table:table-cell table:style-name="ce11" table:formula="of:=IF([.I74]&gt;0;no_reactif+c_titrant*[.A74]*1;no_reactif+no_preactif*2)/(Vt+[.A74])" office:value-type="float" office:value="0.0128205128205128" calcext:value-type="float">
            <text:p>0,01282051</text:p>
          </table:table-cell>
          <table:table-cell table:style-name="ce11" table:formula="of:=no_ptitre/(Vt+[.A74])" office:value-type="float" office:value="0.00128205128205128" calcext:value-type="float">
            <text:p>0,00128205</text:p>
          </table:table-cell>
          <table:table-cell table:style-name="ce11" table:formula="of:=IF([.I74]&gt;0;c_titrant*[.A74]*0.5;no_preactif*1)/(Vt+[.A74])" office:value-type="float" office:value="0.000641025641025641" calcext:value-type="float">
            <text:p>0,00064103</text:p>
          </table:table-cell>
          <table:table-cell table:style-name="ce11"/>
          <table:table-cell table:style-name="ce11" table:formula="of:=MAX(0;no_preactif -c_titrant*[.A74]*0.5)/(Vt+[.A74])" office:value-type="float" office:value="0" calcext:value-type="float">
            <text:p>0,00000000</text:p>
          </table:table-cell>
          <table:table-cell table:style-name="ce11" table:formula="of:=no_stitre/(Vt+[.A74])" office:value-type="float" office:value="0.00128205128205128" calcext:value-type="float">
            <text:p>0,00128205</text:p>
          </table:table-cell>
          <table:table-cell table:style-name="ce11" table:formula="of:=c_titrant*[.A74]*2/(Vt+[.A74])" office:value-type="float" office:value="0.00692307692307692" calcext:value-type="float">
            <text:p>0,00692308</text:p>
          </table:table-cell>
          <table:table-cell table:style-name="ce11" table:formula="of:=no_sexc/(Vt+[.A74])" office:value-type="float" office:value="0.00006538455" calcext:value-type="float">
            <text:p>0,00006538</text:p>
          </table:table-cell>
          <table:table-cell table:style-name="ce11" table:formula="of:=no_sreactif/(Vt+[.A74])" office:value-type="float" office:value="0.0128205128205128" calcext:value-type="float">
            <text:p>0,01282051</text:p>
          </table:table-cell>
          <table:table-cell table:style-name="ce11" table:formula="of:=0.5*(-[.Q74]+SQRT([.Q74]*[.Q74]-0.00000000000004))" office:value-type="float" office:value="0.0000653843970583132" calcext:value-type="float">
            <text:p>0,00006538</text:p>
          </table:table-cell>
          <table:table-cell table:style-name="ce11" table:formula="of:=0.00000000000001/[.N74]" office:value-type="float" office:value="0.000000000152941687159423" calcext:value-type="float">
            <text:p>0,00000000</text:p>
          </table:table-cell>
          <table:table-cell table:style-name="ce11" table:formula="of:=-LOG([.N74])" office:value-type="float" office:value="4.18452587675121" calcext:value-type="float">
            <text:p>4,18452588</text:p>
          </table:table-cell>
          <table:table-cell table:style-name="ce11" table:formula="of:=[.B74]*2-[.C74]*2-[.E74]+[.F74]-2*[.G74]-2*[.J74]+[.K74]-[.L74]+[.M74]" office:value-type="float" office:value="-0.0000653845500000003" calcext:value-type="float">
            <text:p>-0,00006538</text:p>
          </table:table-cell>
          <table:table-cell table:formula="of:=[.B74]*[.B$13]+[.C$13]*[.C74]+[.E74]*[.E$13]+[.F$13]*[.F74]+[.G74]*[.G$13]+[.J$13]*[.J74]+[.K74]*[.K$13]+[.L$13]*[.L74]+[.M74]*[.M$13]+[.N$13]*[.N74]+[.O74]*[.O$13]" office:value-type="float" office:value="0.327477687212888" calcext:value-type="float">
            <text:p>0,327477687212888</text:p>
          </table:table-cell>
        </table:table-row>
        <table:table-row table:style-name="ro1">
          <table:table-cell table:style-name="ce11" table:formula="of:=[.A74]+dV" office:value-type="float" office:value="27.5" calcext:value-type="float">
            <text:p>27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75]&gt;0;0;c_titrant*[.A75]-no_preactif*2)/(Vt+[.A75])" office:value-type="float" office:value="0.00222929936305733" calcext:value-type="float">
            <text:p>0,00222930</text:p>
          </table:table-cell>
          <table:table-cell table:style-name="ce11" table:formula="of:=[.N75]" office:value-type="float" office:value="0.0000649679339760029" calcext:value-type="float">
            <text:p>0,00006497</text:p>
          </table:table-cell>
          <table:table-cell table:style-name="ce11" table:formula="of:=IF([.I75]&gt;0;no_reactif+c_titrant*[.A75]*1;no_reactif+no_preactif*2)/(Vt+[.A75])" office:value-type="float" office:value="0.0127388535031847" calcext:value-type="float">
            <text:p>0,01273885</text:p>
          </table:table-cell>
          <table:table-cell table:style-name="ce11" table:formula="of:=no_ptitre/(Vt+[.A75])" office:value-type="float" office:value="0.00127388535031847" calcext:value-type="float">
            <text:p>0,00127389</text:p>
          </table:table-cell>
          <table:table-cell table:style-name="ce11" table:formula="of:=IF([.I75]&gt;0;c_titrant*[.A75]*0.5;no_preactif*1)/(Vt+[.A75])" office:value-type="float" office:value="0.000636942675159236" calcext:value-type="float">
            <text:p>0,00063694</text:p>
          </table:table-cell>
          <table:table-cell table:style-name="ce11"/>
          <table:table-cell table:style-name="ce11" table:formula="of:=MAX(0;no_preactif -c_titrant*[.A75]*0.5)/(Vt+[.A75])" office:value-type="float" office:value="0" calcext:value-type="float">
            <text:p>0,00000000</text:p>
          </table:table-cell>
          <table:table-cell table:style-name="ce11" table:formula="of:=no_stitre/(Vt+[.A75])" office:value-type="float" office:value="0.00127388535031847" calcext:value-type="float">
            <text:p>0,00127389</text:p>
          </table:table-cell>
          <table:table-cell table:style-name="ce11" table:formula="of:=c_titrant*[.A75]*2/(Vt+[.A75])" office:value-type="float" office:value="0.00700636942675159" calcext:value-type="float">
            <text:p>0,00700637</text:p>
          </table:table-cell>
          <table:table-cell table:style-name="ce11" table:formula="of:=no_sexc/(Vt+[.A75])" office:value-type="float" office:value="0.0000649680878980892" calcext:value-type="float">
            <text:p>0,00006497</text:p>
          </table:table-cell>
          <table:table-cell table:style-name="ce11" table:formula="of:=no_sreactif/(Vt+[.A75])" office:value-type="float" office:value="0.0127388535031847" calcext:value-type="float">
            <text:p>0,01273885</text:p>
          </table:table-cell>
          <table:table-cell table:style-name="ce11" table:formula="of:=0.5*(-[.Q75]+SQRT([.Q75]*[.Q75]-0.00000000000004))" office:value-type="float" office:value="0.0000649679339760029" calcext:value-type="float">
            <text:p>0,00006497</text:p>
          </table:table-cell>
          <table:table-cell table:style-name="ce11" table:formula="of:=0.00000000000001/[.N75]" office:value-type="float" office:value="0.000000000153922087220654" calcext:value-type="float">
            <text:p>0,00000000</text:p>
          </table:table-cell>
          <table:table-cell table:style-name="ce11" table:formula="of:=-LOG([.N75])" office:value-type="float" office:value="4.18730094387166" calcext:value-type="float">
            <text:p>4,18730094</text:p>
          </table:table-cell>
          <table:table-cell table:style-name="ce11" table:formula="of:=[.B75]*2-[.C75]*2-[.E75]+[.F75]-2*[.G75]-2*[.J75]+[.K75]-[.L75]+[.M75]" office:value-type="float" office:value="-0.0000649680878980902" calcext:value-type="float">
            <text:p>-0,00006497</text:p>
          </table:table-cell>
          <table:table-cell table:formula="of:=[.B75]*[.B$13]+[.C$13]*[.C75]+[.E75]*[.E$13]+[.F$13]*[.F75]+[.G75]*[.G$13]+[.J$13]*[.J75]+[.K75]*[.K$13]+[.L$13]*[.L75]+[.M75]*[.M$13]+[.N$13]*[.N75]+[.O75]*[.O$13]" office:value-type="float" office:value="0.327417319748897" calcext:value-type="float">
            <text:p>0,327417319748897</text:p>
          </table:table-cell>
        </table:table-row>
        <table:table-row table:style-name="ro1">
          <table:table-cell table:style-name="ce11" table:formula="of:=[.A75]+dV" office:value-type="float" office:value="28" calcext:value-type="float">
            <text:p>28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76]&gt;0;0;c_titrant*[.A76]-no_preactif*2)/(Vt+[.A76])" office:value-type="float" office:value="0.00227848101265823" calcext:value-type="float">
            <text:p>0,00227848</text:p>
          </table:table-cell>
          <table:table-cell table:style-name="ce11" table:formula="of:=[.N76]" office:value-type="float" office:value="0.0000645567425658678" calcext:value-type="float">
            <text:p>0,00006456</text:p>
          </table:table-cell>
          <table:table-cell table:style-name="ce11" table:formula="of:=IF([.I76]&gt;0;no_reactif+c_titrant*[.A76]*1;no_reactif+no_preactif*2)/(Vt+[.A76])" office:value-type="float" office:value="0.0126582278481013" calcext:value-type="float">
            <text:p>0,01265823</text:p>
          </table:table-cell>
          <table:table-cell table:style-name="ce11" table:formula="of:=no_ptitre/(Vt+[.A76])" office:value-type="float" office:value="0.00126582278481013" calcext:value-type="float">
            <text:p>0,00126582</text:p>
          </table:table-cell>
          <table:table-cell table:style-name="ce11" table:formula="of:=IF([.I76]&gt;0;c_titrant*[.A76]*0.5;no_preactif*1)/(Vt+[.A76])" office:value-type="float" office:value="0.000632911392405063" calcext:value-type="float">
            <text:p>0,00063291</text:p>
          </table:table-cell>
          <table:table-cell table:style-name="ce11"/>
          <table:table-cell table:style-name="ce11" table:formula="of:=MAX(0;no_preactif -c_titrant*[.A76]*0.5)/(Vt+[.A76])" office:value-type="float" office:value="0" calcext:value-type="float">
            <text:p>0,00000000</text:p>
          </table:table-cell>
          <table:table-cell table:style-name="ce11" table:formula="of:=no_stitre/(Vt+[.A76])" office:value-type="float" office:value="0.00126582278481013" calcext:value-type="float">
            <text:p>0,00126582</text:p>
          </table:table-cell>
          <table:table-cell table:style-name="ce11" table:formula="of:=c_titrant*[.A76]*2/(Vt+[.A76])" office:value-type="float" office:value="0.00708860759493671" calcext:value-type="float">
            <text:p>0,00708861</text:p>
          </table:table-cell>
          <table:table-cell table:style-name="ce11" table:formula="of:=no_sexc/(Vt+[.A76])" office:value-type="float" office:value="0.0000645568974683544" calcext:value-type="float">
            <text:p>0,00006456</text:p>
          </table:table-cell>
          <table:table-cell table:style-name="ce11" table:formula="of:=no_sreactif/(Vt+[.A76])" office:value-type="float" office:value="0.0126582278481013" calcext:value-type="float">
            <text:p>0,01265823</text:p>
          </table:table-cell>
          <table:table-cell table:style-name="ce11" table:formula="of:=0.5*(-[.Q76]+SQRT([.Q76]*[.Q76]-0.00000000000004))" office:value-type="float" office:value="0.0000645567425658678" calcext:value-type="float">
            <text:p>0,00006456</text:p>
          </table:table-cell>
          <table:table-cell table:style-name="ce11" table:formula="of:=0.00000000000001/[.N76]" office:value-type="float" office:value="0.000000000154902487370656" calcext:value-type="float">
            <text:p>0,00000000</text:p>
          </table:table-cell>
          <table:table-cell table:style-name="ce11" table:formula="of:=-LOG([.N76])" office:value-type="float" office:value="4.19005839156603" calcext:value-type="float">
            <text:p>4,19005839</text:p>
          </table:table-cell>
          <table:table-cell table:style-name="ce11" table:formula="of:=[.B76]*2-[.C76]*2-[.E76]+[.F76]-2*[.G76]-2*[.J76]+[.K76]-[.L76]+[.M76]" office:value-type="float" office:value="-0.0000645568974683552" calcext:value-type="float">
            <text:p>-0,00006456</text:p>
          </table:table-cell>
          <table:table-cell table:formula="of:=[.B76]*[.B$13]+[.C$13]*[.C76]+[.E76]*[.E$13]+[.F$13]*[.F76]+[.G76]*[.G$13]+[.J$13]*[.J76]+[.K76]*[.K$13]+[.L$13]*[.L76]+[.M76]*[.M$13]+[.N$13]*[.N76]+[.O76]*[.O$13]" office:value-type="float" office:value="0.327357716429834" calcext:value-type="float">
            <text:p>0,327357716429834</text:p>
          </table:table-cell>
        </table:table-row>
        <table:table-row table:style-name="ro1">
          <table:table-cell table:style-name="ce11" table:formula="of:=[.A76]+dV" office:value-type="float" office:value="28.5" calcext:value-type="float">
            <text:p>28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77]&gt;0;0;c_titrant*[.A77]-no_preactif*2)/(Vt+[.A77])" office:value-type="float" office:value="0.00232704402515723" calcext:value-type="float">
            <text:p>0,00232704</text:p>
          </table:table-cell>
          <table:table-cell table:style-name="ce11" table:formula="of:=[.N77]" office:value-type="float" office:value="0.0000641507233623938" calcext:value-type="float">
            <text:p>0,00006415</text:p>
          </table:table-cell>
          <table:table-cell table:style-name="ce11" table:formula="of:=IF([.I77]&gt;0;no_reactif+c_titrant*[.A77]*1;no_reactif+no_preactif*2)/(Vt+[.A77])" office:value-type="float" office:value="0.0125786163522013" calcext:value-type="float">
            <text:p>0,01257862</text:p>
          </table:table-cell>
          <table:table-cell table:style-name="ce11" table:formula="of:=no_ptitre/(Vt+[.A77])" office:value-type="float" office:value="0.00125786163522013" calcext:value-type="float">
            <text:p>0,00125786</text:p>
          </table:table-cell>
          <table:table-cell table:style-name="ce11" table:formula="of:=IF([.I77]&gt;0;c_titrant*[.A77]*0.5;no_preactif*1)/(Vt+[.A77])" office:value-type="float" office:value="0.000628930817610063" calcext:value-type="float">
            <text:p>0,00062893</text:p>
          </table:table-cell>
          <table:table-cell table:style-name="ce11"/>
          <table:table-cell table:style-name="ce11" table:formula="of:=MAX(0;no_preactif -c_titrant*[.A77]*0.5)/(Vt+[.A77])" office:value-type="float" office:value="0" calcext:value-type="float">
            <text:p>0,00000000</text:p>
          </table:table-cell>
          <table:table-cell table:style-name="ce11" table:formula="of:=no_stitre/(Vt+[.A77])" office:value-type="float" office:value="0.00125786163522013" calcext:value-type="float">
            <text:p>0,00125786</text:p>
          </table:table-cell>
          <table:table-cell table:style-name="ce11" table:formula="of:=c_titrant*[.A77]*2/(Vt+[.A77])" office:value-type="float" office:value="0.00716981132075472" calcext:value-type="float">
            <text:p>0,00716981</text:p>
          </table:table-cell>
          <table:table-cell table:style-name="ce11" table:formula="of:=no_sexc/(Vt+[.A77])" office:value-type="float" office:value="0.000064150879245283" calcext:value-type="float">
            <text:p>0,00006415</text:p>
          </table:table-cell>
          <table:table-cell table:style-name="ce11" table:formula="of:=no_sreactif/(Vt+[.A77])" office:value-type="float" office:value="0.0125786163522013" calcext:value-type="float">
            <text:p>0,01257862</text:p>
          </table:table-cell>
          <table:table-cell table:style-name="ce11" table:formula="of:=0.5*(-[.Q77]+SQRT([.Q77]*[.Q77]-0.00000000000004))" office:value-type="float" office:value="0.0000641507233623938" calcext:value-type="float">
            <text:p>0,00006415</text:p>
          </table:table-cell>
          <table:table-cell table:style-name="ce11" table:formula="of:=0.00000000000001/[.N77]" office:value-type="float" office:value="0.000000000155882887609996" calcext:value-type="float">
            <text:p>0,00000000</text:p>
          </table:table-cell>
          <table:table-cell table:style-name="ce11" table:formula="of:=-LOG([.N77])" office:value-type="float" office:value="4.19279844216474" calcext:value-type="float">
            <text:p>4,19279844</text:p>
          </table:table-cell>
          <table:table-cell table:style-name="ce11" table:formula="of:=[.B77]*2-[.C77]*2-[.E77]+[.F77]-2*[.G77]-2*[.J77]+[.K77]-[.L77]+[.M77]" office:value-type="float" office:value="-0.0000641508792452814" calcext:value-type="float">
            <text:p>-0,00006415</text:p>
          </table:table-cell>
          <table:table-cell table:formula="of:=[.B77]*[.B$13]+[.C$13]*[.C77]+[.E77]*[.E$13]+[.F$13]*[.F77]+[.G77]*[.G$13]+[.J$13]*[.J77]+[.K77]*[.K$13]+[.L$13]*[.L77]+[.M77]*[.M$13]+[.N$13]*[.N77]+[.O77]*[.O$13]" office:value-type="float" office:value="0.327298862837867" calcext:value-type="float">
            <text:p>0,327298862837867</text:p>
          </table:table-cell>
        </table:table-row>
        <table:table-row table:style-name="ro1">
          <table:table-cell table:style-name="ce11" table:formula="of:=[.A77]+dV" office:value-type="float" office:value="29" calcext:value-type="float">
            <text:p>29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78]&gt;0;0;c_titrant*[.A78]-no_preactif*2)/(Vt+[.A78])" office:value-type="float" office:value="0.002375" calcext:value-type="float">
            <text:p>0,00237500</text:p>
          </table:table-cell>
          <table:table-cell table:style-name="ce11" table:formula="of:=[.N78]" office:value-type="float" office:value="0.0000637497793867116" calcext:value-type="float">
            <text:p>0,00006375</text:p>
          </table:table-cell>
          <table:table-cell table:style-name="ce11" table:formula="of:=IF([.I78]&gt;0;no_reactif+c_titrant*[.A78]*1;no_reactif+no_preactif*2)/(Vt+[.A78])" office:value-type="float" office:value="0.0125" calcext:value-type="float">
            <text:p>0,01250000</text:p>
          </table:table-cell>
          <table:table-cell table:style-name="ce11" table:formula="of:=no_ptitre/(Vt+[.A78])" office:value-type="float" office:value="0.00125" calcext:value-type="float">
            <text:p>0,00125000</text:p>
          </table:table-cell>
          <table:table-cell table:style-name="ce11" table:formula="of:=IF([.I78]&gt;0;c_titrant*[.A78]*0.5;no_preactif*1)/(Vt+[.A78])" office:value-type="float" office:value="0.000625" calcext:value-type="float">
            <text:p>0,00062500</text:p>
          </table:table-cell>
          <table:table-cell table:style-name="ce11"/>
          <table:table-cell table:style-name="ce11" table:formula="of:=MAX(0;no_preactif -c_titrant*[.A78]*0.5)/(Vt+[.A78])" office:value-type="float" office:value="0" calcext:value-type="float">
            <text:p>0,00000000</text:p>
          </table:table-cell>
          <table:table-cell table:style-name="ce11" table:formula="of:=no_stitre/(Vt+[.A78])" office:value-type="float" office:value="0.00125" calcext:value-type="float">
            <text:p>0,00125000</text:p>
          </table:table-cell>
          <table:table-cell table:style-name="ce11" table:formula="of:=c_titrant*[.A78]*2/(Vt+[.A78])" office:value-type="float" office:value="0.00725" calcext:value-type="float">
            <text:p>0,00725000</text:p>
          </table:table-cell>
          <table:table-cell table:style-name="ce11" table:formula="of:=no_sexc/(Vt+[.A78])" office:value-type="float" office:value="0.00006374993625" calcext:value-type="float">
            <text:p>0,00006375</text:p>
          </table:table-cell>
          <table:table-cell table:style-name="ce11" table:formula="of:=no_sreactif/(Vt+[.A78])" office:value-type="float" office:value="0.0125" calcext:value-type="float">
            <text:p>0,01250000</text:p>
          </table:table-cell>
          <table:table-cell table:style-name="ce11" table:formula="of:=0.5*(-[.Q78]+SQRT([.Q78]*[.Q78]-0.00000000000004))" office:value-type="float" office:value="0.0000637497793867116" calcext:value-type="float">
            <text:p>0,00006375</text:p>
          </table:table-cell>
          <table:table-cell table:style-name="ce11" table:formula="of:=0.00000000000001/[.N78]" office:value-type="float" office:value="0.000000000156863287939228" calcext:value-type="float">
            <text:p>0,00000000</text:p>
          </table:table-cell>
          <table:table-cell table:style-name="ce11" table:formula="of:=-LOG([.N78])" office:value-type="float" office:value="4.19552131381635" calcext:value-type="float">
            <text:p>4,19552131</text:p>
          </table:table-cell>
          <table:table-cell table:style-name="ce11" table:formula="of:=[.B78]*2-[.C78]*2-[.E78]+[.F78]-2*[.G78]-2*[.J78]+[.K78]-[.L78]+[.M78]" office:value-type="float" office:value="-0.0000637499362499995" calcext:value-type="float">
            <text:p>-0,00006375</text:p>
          </table:table-cell>
          <table:table-cell table:formula="of:=[.B78]*[.B$13]+[.C$13]*[.C78]+[.E78]*[.E$13]+[.F$13]*[.F78]+[.G78]*[.G$13]+[.J$13]*[.J78]+[.K78]*[.K$13]+[.L$13]*[.L78]+[.M78]*[.M$13]+[.N$13]*[.N78]+[.O78]*[.O$13]" office:value-type="float" office:value="0.327240744915614" calcext:value-type="float">
            <text:p>0,327240744915614</text:p>
          </table:table-cell>
        </table:table-row>
        <table:table-row table:style-name="ro1">
          <table:table-cell table:style-name="ce11" table:formula="of:=[.A78]+dV" office:value-type="float" office:value="29.5" calcext:value-type="float">
            <text:p>29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79]&gt;0;0;c_titrant*[.A79]-no_preactif*2)/(Vt+[.A79])" office:value-type="float" office:value="0.0024223602484472" calcext:value-type="float">
            <text:p>0,00242236</text:p>
          </table:table-cell>
          <table:table-cell table:style-name="ce11" table:formula="of:=[.N79]" office:value-type="float" office:value="0.000063353816069356" calcext:value-type="float">
            <text:p>0,00006335</text:p>
          </table:table-cell>
          <table:table-cell table:style-name="ce11" table:formula="of:=IF([.I79]&gt;0;no_reactif+c_titrant*[.A79]*1;no_reactif+no_preactif*2)/(Vt+[.A79])" office:value-type="float" office:value="0.0124223602484472" calcext:value-type="float">
            <text:p>0,01242236</text:p>
          </table:table-cell>
          <table:table-cell table:style-name="ce11" table:formula="of:=no_ptitre/(Vt+[.A79])" office:value-type="float" office:value="0.00124223602484472" calcext:value-type="float">
            <text:p>0,00124224</text:p>
          </table:table-cell>
          <table:table-cell table:style-name="ce11" table:formula="of:=IF([.I79]&gt;0;c_titrant*[.A79]*0.5;no_preactif*1)/(Vt+[.A79])" office:value-type="float" office:value="0.00062111801242236" calcext:value-type="float">
            <text:p>0,00062112</text:p>
          </table:table-cell>
          <table:table-cell table:style-name="ce11"/>
          <table:table-cell table:style-name="ce11" table:formula="of:=MAX(0;no_preactif -c_titrant*[.A79]*0.5)/(Vt+[.A79])" office:value-type="float" office:value="0" calcext:value-type="float">
            <text:p>0,00000000</text:p>
          </table:table-cell>
          <table:table-cell table:style-name="ce11" table:formula="of:=no_stitre/(Vt+[.A79])" office:value-type="float" office:value="0.00124223602484472" calcext:value-type="float">
            <text:p>0,00124224</text:p>
          </table:table-cell>
          <table:table-cell table:style-name="ce11" table:formula="of:=c_titrant*[.A79]*2/(Vt+[.A79])" office:value-type="float" office:value="0.00732919254658385" calcext:value-type="float">
            <text:p>0,00732919</text:p>
          </table:table-cell>
          <table:table-cell table:style-name="ce11" table:formula="of:=no_sexc/(Vt+[.A79])" office:value-type="float" office:value="0.0000633539739130435" calcext:value-type="float">
            <text:p>0,00006335</text:p>
          </table:table-cell>
          <table:table-cell table:style-name="ce11" table:formula="of:=no_sreactif/(Vt+[.A79])" office:value-type="float" office:value="0.0124223602484472" calcext:value-type="float">
            <text:p>0,01242236</text:p>
          </table:table-cell>
          <table:table-cell table:style-name="ce11" table:formula="of:=0.5*(-[.Q79]+SQRT([.Q79]*[.Q79]-0.00000000000004))" office:value-type="float" office:value="0.000063353816069356" calcext:value-type="float">
            <text:p>0,00006335</text:p>
          </table:table-cell>
          <table:table-cell table:style-name="ce11" table:formula="of:=0.00000000000001/[.N79]" office:value-type="float" office:value="0.000000000157843688358924" calcext:value-type="float">
            <text:p>0,00000000</text:p>
          </table:table-cell>
          <table:table-cell table:style-name="ce11" table:formula="of:=-LOG([.N79])" office:value-type="float" office:value="4.19822722059191" calcext:value-type="float">
            <text:p>4,19822722</text:p>
          </table:table-cell>
          <table:table-cell table:style-name="ce11" table:formula="of:=[.B79]*2-[.C79]*2-[.E79]+[.F79]-2*[.G79]-2*[.J79]+[.K79]-[.L79]+[.M79]" office:value-type="float" office:value="-0.0000633539739130443" calcext:value-type="float">
            <text:p>-0,00006335</text:p>
          </table:table-cell>
          <table:table-cell table:formula="of:=[.B79]*[.B$13]+[.C$13]*[.C79]+[.E79]*[.E$13]+[.F$13]*[.F79]+[.G79]*[.G$13]+[.J$13]*[.J79]+[.K79]*[.K$13]+[.L$13]*[.L79]+[.M79]*[.M$13]+[.N$13]*[.N79]+[.O79]*[.O$13]" office:value-type="float" office:value="0.327183348954945" calcext:value-type="float">
            <text:p>0,327183348954945</text:p>
          </table:table-cell>
        </table:table-row>
        <table:table-row table:style-name="ro1">
          <table:table-cell table:style-name="ce11" table:formula="of:=[.A79]+dV" office:value-type="float" office:value="30" calcext:value-type="float">
            <text:p>30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80]&gt;0;0;c_titrant*[.A80]-no_preactif*2)/(Vt+[.A80])" office:value-type="float" office:value="0.00246913580246914" calcext:value-type="float">
            <text:p>0,00246914</text:p>
          </table:table-cell>
          <table:table-cell table:style-name="ce11" table:formula="of:=[.N80]" office:value-type="float" office:value="0.0000629627411759107" calcext:value-type="float">
            <text:p>0,00006296</text:p>
          </table:table-cell>
          <table:table-cell table:style-name="ce11" table:formula="of:=IF([.I80]&gt;0;no_reactif+c_titrant*[.A80]*1;no_reactif+no_preactif*2)/(Vt+[.A80])" office:value-type="float" office:value="0.0123456790123457" calcext:value-type="float">
            <text:p>0,01234568</text:p>
          </table:table-cell>
          <table:table-cell table:style-name="ce11" table:formula="of:=no_ptitre/(Vt+[.A80])" office:value-type="float" office:value="0.00123456790123457" calcext:value-type="float">
            <text:p>0,00123457</text:p>
          </table:table-cell>
          <table:table-cell table:style-name="ce11" table:formula="of:=IF([.I80]&gt;0;c_titrant*[.A80]*0.5;no_preactif*1)/(Vt+[.A80])" office:value-type="float" office:value="0.000617283950617284" calcext:value-type="float">
            <text:p>0,00061728</text:p>
          </table:table-cell>
          <table:table-cell table:style-name="ce11"/>
          <table:table-cell table:style-name="ce11" table:formula="of:=MAX(0;no_preactif -c_titrant*[.A80]*0.5)/(Vt+[.A80])" office:value-type="float" office:value="0" calcext:value-type="float">
            <text:p>0,00000000</text:p>
          </table:table-cell>
          <table:table-cell table:style-name="ce11" table:formula="of:=no_stitre/(Vt+[.A80])" office:value-type="float" office:value="0.00123456790123457" calcext:value-type="float">
            <text:p>0,00123457</text:p>
          </table:table-cell>
          <table:table-cell table:style-name="ce11" table:formula="of:=c_titrant*[.A80]*2/(Vt+[.A80])" office:value-type="float" office:value="0.00740740740740741" calcext:value-type="float">
            <text:p>0,00740741</text:p>
          </table:table-cell>
          <table:table-cell table:style-name="ce11" table:formula="of:=no_sexc/(Vt+[.A80])" office:value-type="float" office:value="0.0000629629" calcext:value-type="float">
            <text:p>0,00006296</text:p>
          </table:table-cell>
          <table:table-cell table:style-name="ce11" table:formula="of:=no_sreactif/(Vt+[.A80])" office:value-type="float" office:value="0.0123456790123457" calcext:value-type="float">
            <text:p>0,01234568</text:p>
          </table:table-cell>
          <table:table-cell table:style-name="ce11" table:formula="of:=0.5*(-[.Q80]+SQRT([.Q80]*[.Q80]-0.00000000000004))" office:value-type="float" office:value="0.0000629627411759107" calcext:value-type="float">
            <text:p>0,00006296</text:p>
          </table:table-cell>
          <table:table-cell table:style-name="ce11" table:formula="of:=0.00000000000001/[.N80]" office:value-type="float" office:value="0.000000000158824088869656" calcext:value-type="float">
            <text:p>0,00000000</text:p>
          </table:table-cell>
          <table:table-cell table:style-name="ce11" table:formula="of:=-LOG([.N80])" office:value-type="float" office:value="4.20091637258583" calcext:value-type="float">
            <text:p>4,20091637</text:p>
          </table:table-cell>
          <table:table-cell table:style-name="ce11" table:formula="of:=[.B80]*2-[.C80]*2-[.E80]+[.F80]-2*[.G80]-2*[.J80]+[.K80]-[.L80]+[.M80]" office:value-type="float" office:value="-0.0000629628999999996" calcext:value-type="float">
            <text:p>-0,00006296</text:p>
          </table:table-cell>
          <table:table-cell table:formula="of:=[.B80]*[.B$13]+[.C$13]*[.C80]+[.E80]*[.E$13]+[.F$13]*[.F80]+[.G80]*[.G$13]+[.J$13]*[.J80]+[.K80]*[.K$13]+[.L$13]*[.L80]+[.M80]*[.M$13]+[.N$13]*[.N80]+[.O80]*[.O$13]" office:value-type="float" office:value="0.327126661586201" calcext:value-type="float">
            <text:p>0,327126661586201</text:p>
          </table:table-cell>
        </table:table-row>
        <table:table-row table:style-name="ro1">
          <table:table-cell table:style-name="ce11" table:formula="of:=[.A80]+dV" office:value-type="float" office:value="30.5" calcext:value-type="float">
            <text:p>30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81]&gt;0;0;c_titrant*[.A81]-no_preactif*2)/(Vt+[.A81])" office:value-type="float" office:value="0.00251533742331288" calcext:value-type="float">
            <text:p>0,00251534</text:p>
          </table:table-cell>
          <table:table-cell table:style-name="ce11" table:formula="of:=[.N81]" office:value-type="float" office:value="0.0000625764647353886" calcext:value-type="float">
            <text:p>0,00006258</text:p>
          </table:table-cell>
          <table:table-cell table:style-name="ce11" table:formula="of:=IF([.I81]&gt;0;no_reactif+c_titrant*[.A81]*1;no_reactif+no_preactif*2)/(Vt+[.A81])" office:value-type="float" office:value="0.0122699386503067" calcext:value-type="float">
            <text:p>0,01226994</text:p>
          </table:table-cell>
          <table:table-cell table:style-name="ce11" table:formula="of:=no_ptitre/(Vt+[.A81])" office:value-type="float" office:value="0.00122699386503067" calcext:value-type="float">
            <text:p>0,00122699</text:p>
          </table:table-cell>
          <table:table-cell table:style-name="ce11" table:formula="of:=IF([.I81]&gt;0;c_titrant*[.A81]*0.5;no_preactif*1)/(Vt+[.A81])" office:value-type="float" office:value="0.000613496932515337" calcext:value-type="float">
            <text:p>0,00061350</text:p>
          </table:table-cell>
          <table:table-cell table:style-name="ce11"/>
          <table:table-cell table:style-name="ce11" table:formula="of:=MAX(0;no_preactif -c_titrant*[.A81]*0.5)/(Vt+[.A81])" office:value-type="float" office:value="0" calcext:value-type="float">
            <text:p>0,00000000</text:p>
          </table:table-cell>
          <table:table-cell table:style-name="ce11" table:formula="of:=no_stitre/(Vt+[.A81])" office:value-type="float" office:value="0.00122699386503067" calcext:value-type="float">
            <text:p>0,00122699</text:p>
          </table:table-cell>
          <table:table-cell table:style-name="ce11" table:formula="of:=c_titrant*[.A81]*2/(Vt+[.A81])" office:value-type="float" office:value="0.00748466257668712" calcext:value-type="float">
            <text:p>0,00748466</text:p>
          </table:table-cell>
          <table:table-cell table:style-name="ce11" table:formula="of:=no_sexc/(Vt+[.A81])" office:value-type="float" office:value="0.0000625766245398773" calcext:value-type="float">
            <text:p>0,00006258</text:p>
          </table:table-cell>
          <table:table-cell table:style-name="ce11" table:formula="of:=no_sreactif/(Vt+[.A81])" office:value-type="float" office:value="0.0122699386503067" calcext:value-type="float">
            <text:p>0,01226994</text:p>
          </table:table-cell>
          <table:table-cell table:style-name="ce11" table:formula="of:=0.5*(-[.Q81]+SQRT([.Q81]*[.Q81]-0.00000000000004))" office:value-type="float" office:value="0.0000625764647353886" calcext:value-type="float">
            <text:p>0,00006258</text:p>
          </table:table-cell>
          <table:table-cell table:style-name="ce11" table:formula="of:=0.00000000000001/[.N81]" office:value-type="float" office:value="0.000000000159804489471978" calcext:value-type="float">
            <text:p>0,00000000</text:p>
          </table:table-cell>
          <table:table-cell table:style-name="ce11" table:formula="of:=-LOG([.N81])" office:value-type="float" office:value="4.20358897601376" calcext:value-type="float">
            <text:p>4,20358898</text:p>
          </table:table-cell>
          <table:table-cell table:style-name="ce11" table:formula="of:=[.B81]*2-[.C81]*2-[.E81]+[.F81]-2*[.G81]-2*[.J81]+[.K81]-[.L81]+[.M81]" office:value-type="float" office:value="-0.0000625766245398781" calcext:value-type="float">
            <text:p>-0,00006258</text:p>
          </table:table-cell>
          <table:table-cell table:formula="of:=[.B81]*[.B$13]+[.C$13]*[.C81]+[.E81]*[.E$13]+[.F$13]*[.F81]+[.G81]*[.G$13]+[.J$13]*[.J81]+[.K81]*[.K$13]+[.L$13]*[.L81]+[.M81]*[.M$13]+[.N$13]*[.N81]+[.O81]*[.O$13]" office:value-type="float" office:value="0.32707066976781" calcext:value-type="float">
            <text:p>0,32707066976781</text:p>
          </table:table-cell>
        </table:table-row>
        <table:table-row table:style-name="ro1">
          <table:table-cell table:style-name="ce11" table:formula="of:=[.A81]+dV" office:value-type="float" office:value="31" calcext:value-type="float">
            <text:p>31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82]&gt;0;0;c_titrant*[.A82]-no_preactif*2)/(Vt+[.A82])" office:value-type="float" office:value="0.0025609756097561" calcext:value-type="float">
            <text:p>0,00256098</text:p>
          </table:table-cell>
          <table:table-cell table:style-name="ce11" table:formula="of:=[.N82]" office:value-type="float" office:value="0.0000621948989712067" calcext:value-type="float">
            <text:p>0,00006219</text:p>
          </table:table-cell>
          <table:table-cell table:style-name="ce11" table:formula="of:=IF([.I82]&gt;0;no_reactif+c_titrant*[.A82]*1;no_reactif+no_preactif*2)/(Vt+[.A82])" office:value-type="float" office:value="0.0121951219512195" calcext:value-type="float">
            <text:p>0,01219512</text:p>
          </table:table-cell>
          <table:table-cell table:style-name="ce11" table:formula="of:=no_ptitre/(Vt+[.A82])" office:value-type="float" office:value="0.00121951219512195" calcext:value-type="float">
            <text:p>0,00121951</text:p>
          </table:table-cell>
          <table:table-cell table:style-name="ce11" table:formula="of:=IF([.I82]&gt;0;c_titrant*[.A82]*0.5;no_preactif*1)/(Vt+[.A82])" office:value-type="float" office:value="0.000609756097560976" calcext:value-type="float">
            <text:p>0,00060976</text:p>
          </table:table-cell>
          <table:table-cell table:style-name="ce11"/>
          <table:table-cell table:style-name="ce11" table:formula="of:=MAX(0;no_preactif -c_titrant*[.A82]*0.5)/(Vt+[.A82])" office:value-type="float" office:value="0" calcext:value-type="float">
            <text:p>0,00000000</text:p>
          </table:table-cell>
          <table:table-cell table:style-name="ce11" table:formula="of:=no_stitre/(Vt+[.A82])" office:value-type="float" office:value="0.00121951219512195" calcext:value-type="float">
            <text:p>0,00121951</text:p>
          </table:table-cell>
          <table:table-cell table:style-name="ce11" table:formula="of:=c_titrant*[.A82]*2/(Vt+[.A82])" office:value-type="float" office:value="0.0075609756097561" calcext:value-type="float">
            <text:p>0,00756098</text:p>
          </table:table-cell>
          <table:table-cell table:style-name="ce11" table:formula="of:=no_sexc/(Vt+[.A82])" office:value-type="float" office:value="0.0000621950597560976" calcext:value-type="float">
            <text:p>0,00006220</text:p>
          </table:table-cell>
          <table:table-cell table:style-name="ce11" table:formula="of:=no_sreactif/(Vt+[.A82])" office:value-type="float" office:value="0.0121951219512195" calcext:value-type="float">
            <text:p>0,01219512</text:p>
          </table:table-cell>
          <table:table-cell table:style-name="ce11" table:formula="of:=0.5*(-[.Q82]+SQRT([.Q82]*[.Q82]-0.00000000000004))" office:value-type="float" office:value="0.0000621948989712067" calcext:value-type="float">
            <text:p>0,00006219</text:p>
          </table:table-cell>
          <table:table-cell table:style-name="ce11" table:formula="of:=0.00000000000001/[.N82]" office:value-type="float" office:value="0.000000000160784890166467" calcext:value-type="float">
            <text:p>0,00000000</text:p>
          </table:table-cell>
          <table:table-cell table:style-name="ce11" table:formula="of:=-LOG([.N82])" office:value-type="float" office:value="4.20624523330761" calcext:value-type="float">
            <text:p>4,20624523</text:p>
          </table:table-cell>
          <table:table-cell table:style-name="ce11" table:formula="of:=[.B82]*2-[.C82]*2-[.E82]+[.F82]-2*[.G82]-2*[.J82]+[.K82]-[.L82]+[.M82]" office:value-type="float" office:value="-0.0000621950597560969" calcext:value-type="float">
            <text:p>-0,00006220</text:p>
          </table:table-cell>
          <table:table-cell table:formula="of:=[.B82]*[.B$13]+[.C$13]*[.C82]+[.E82]*[.E$13]+[.F$13]*[.F82]+[.G82]*[.G$13]+[.J$13]*[.J82]+[.K82]*[.K$13]+[.L$13]*[.L82]+[.M82]*[.M$13]+[.N$13]*[.N82]+[.O82]*[.O$13]" office:value-type="float" office:value="0.327015360776294" calcext:value-type="float">
            <text:p>0,327015360776294</text:p>
          </table:table-cell>
        </table:table-row>
        <table:table-row table:style-name="ro1">
          <table:table-cell table:style-name="ce11" table:formula="of:=[.A82]+dV" office:value-type="float" office:value="31.5" calcext:value-type="float">
            <text:p>31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83]&gt;0;0;c_titrant*[.A83]-no_preactif*2)/(Vt+[.A83])" office:value-type="float" office:value="0.00260606060606061" calcext:value-type="float">
            <text:p>0,00260606</text:p>
          </table:table-cell>
          <table:table-cell table:style-name="ce11" table:formula="of:=[.N83]" office:value-type="float" office:value="0.0000618179582347102" calcext:value-type="float">
            <text:p>0,00006182</text:p>
          </table:table-cell>
          <table:table-cell table:style-name="ce11" table:formula="of:=IF([.I83]&gt;0;no_reactif+c_titrant*[.A83]*1;no_reactif+no_preactif*2)/(Vt+[.A83])" office:value-type="float" office:value="0.0121212121212121" calcext:value-type="float">
            <text:p>0,01212121</text:p>
          </table:table-cell>
          <table:table-cell table:style-name="ce11" table:formula="of:=no_ptitre/(Vt+[.A83])" office:value-type="float" office:value="0.00121212121212121" calcext:value-type="float">
            <text:p>0,00121212</text:p>
          </table:table-cell>
          <table:table-cell table:style-name="ce11" table:formula="of:=IF([.I83]&gt;0;c_titrant*[.A83]*0.5;no_preactif*1)/(Vt+[.A83])" office:value-type="float" office:value="0.000606060606060606" calcext:value-type="float">
            <text:p>0,00060606</text:p>
          </table:table-cell>
          <table:table-cell table:style-name="ce11"/>
          <table:table-cell table:style-name="ce11" table:formula="of:=MAX(0;no_preactif -c_titrant*[.A83]*0.5)/(Vt+[.A83])" office:value-type="float" office:value="0" calcext:value-type="float">
            <text:p>0,00000000</text:p>
          </table:table-cell>
          <table:table-cell table:style-name="ce11" table:formula="of:=no_stitre/(Vt+[.A83])" office:value-type="float" office:value="0.00121212121212121" calcext:value-type="float">
            <text:p>0,00121212</text:p>
          </table:table-cell>
          <table:table-cell table:style-name="ce11" table:formula="of:=c_titrant*[.A83]*2/(Vt+[.A83])" office:value-type="float" office:value="0.00763636363636364" calcext:value-type="float">
            <text:p>0,00763636</text:p>
          </table:table-cell>
          <table:table-cell table:style-name="ce11" table:formula="of:=no_sexc/(Vt+[.A83])" office:value-type="float" office:value="0.00006181812" calcext:value-type="float">
            <text:p>0,00006182</text:p>
          </table:table-cell>
          <table:table-cell table:style-name="ce11" table:formula="of:=no_sreactif/(Vt+[.A83])" office:value-type="float" office:value="0.0121212121212121" calcext:value-type="float">
            <text:p>0,01212121</text:p>
          </table:table-cell>
          <table:table-cell table:style-name="ce11" table:formula="of:=0.5*(-[.Q83]+SQRT([.Q83]*[.Q83]-0.00000000000004))" office:value-type="float" office:value="0.0000618179582347102" calcext:value-type="float">
            <text:p>0,00006182</text:p>
          </table:table-cell>
          <table:table-cell table:style-name="ce11" table:formula="of:=0.00000000000001/[.N83]" office:value-type="float" office:value="0.000000000161765290953674" calcext:value-type="float">
            <text:p>0,00000000</text:p>
          </table:table-cell>
          <table:table-cell table:style-name="ce11" table:formula="of:=-LOG([.N83])" office:value-type="float" office:value="4.2088853432074" calcext:value-type="float">
            <text:p>4,20888534</text:p>
          </table:table-cell>
          <table:table-cell table:style-name="ce11" table:formula="of:=[.B83]*2-[.C83]*2-[.E83]+[.F83]-2*[.G83]-2*[.J83]+[.K83]-[.L83]+[.M83]" office:value-type="float" office:value="-0.0000618181200000012" calcext:value-type="float">
            <text:p>-0,00006182</text:p>
          </table:table-cell>
          <table:table-cell table:formula="of:=[.B83]*[.B$13]+[.C$13]*[.C83]+[.E83]*[.E$13]+[.F$13]*[.F83]+[.G83]*[.G$13]+[.J$13]*[.J83]+[.K83]*[.K$13]+[.L$13]*[.L83]+[.M83]*[.M$13]+[.N$13]*[.N83]+[.O83]*[.O$13]" office:value-type="float" office:value="0.326960722196617" calcext:value-type="float">
            <text:p>0,326960722196617</text:p>
          </table:table-cell>
        </table:table-row>
        <table:table-row table:style-name="ro1">
          <table:table-cell table:style-name="ce11" table:formula="of:=[.A83]+dV" office:value-type="float" office:value="32" calcext:value-type="float">
            <text:p>32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84]&gt;0;0;c_titrant*[.A84]-no_preactif*2)/(Vt+[.A84])" office:value-type="float" office:value="0.00265060240963855" calcext:value-type="float">
            <text:p>0,00265060</text:p>
          </table:table-cell>
          <table:table-cell table:style-name="ce11" table:formula="of:=[.N84]" office:value-type="float" office:value="0.0000614455589410552" calcext:value-type="float">
            <text:p>0,00006145</text:p>
          </table:table-cell>
          <table:table-cell table:style-name="ce11" table:formula="of:=IF([.I84]&gt;0;no_reactif+c_titrant*[.A84]*1;no_reactif+no_preactif*2)/(Vt+[.A84])" office:value-type="float" office:value="0.0120481927710843" calcext:value-type="float">
            <text:p>0,01204819</text:p>
          </table:table-cell>
          <table:table-cell table:style-name="ce11" table:formula="of:=no_ptitre/(Vt+[.A84])" office:value-type="float" office:value="0.00120481927710843" calcext:value-type="float">
            <text:p>0,00120482</text:p>
          </table:table-cell>
          <table:table-cell table:style-name="ce11" table:formula="of:=IF([.I84]&gt;0;c_titrant*[.A84]*0.5;no_preactif*1)/(Vt+[.A84])" office:value-type="float" office:value="0.000602409638554217" calcext:value-type="float">
            <text:p>0,00060241</text:p>
          </table:table-cell>
          <table:table-cell table:style-name="ce11"/>
          <table:table-cell table:style-name="ce11" table:formula="of:=MAX(0;no_preactif -c_titrant*[.A84]*0.5)/(Vt+[.A84])" office:value-type="float" office:value="0" calcext:value-type="float">
            <text:p>0,00000000</text:p>
          </table:table-cell>
          <table:table-cell table:style-name="ce11" table:formula="of:=no_stitre/(Vt+[.A84])" office:value-type="float" office:value="0.00120481927710843" calcext:value-type="float">
            <text:p>0,00120482</text:p>
          </table:table-cell>
          <table:table-cell table:style-name="ce11" table:formula="of:=c_titrant*[.A84]*2/(Vt+[.A84])" office:value-type="float" office:value="0.00771084337349398" calcext:value-type="float">
            <text:p>0,00771084</text:p>
          </table:table-cell>
          <table:table-cell table:style-name="ce11" table:formula="of:=no_sexc/(Vt+[.A84])" office:value-type="float" office:value="0.000061445721686747" calcext:value-type="float">
            <text:p>0,00006145</text:p>
          </table:table-cell>
          <table:table-cell table:style-name="ce11" table:formula="of:=no_sreactif/(Vt+[.A84])" office:value-type="float" office:value="0.0120481927710843" calcext:value-type="float">
            <text:p>0,01204819</text:p>
          </table:table-cell>
          <table:table-cell table:style-name="ce11" table:formula="of:=0.5*(-[.Q84]+SQRT([.Q84]*[.Q84]-0.00000000000004))" office:value-type="float" office:value="0.0000614455589410552" calcext:value-type="float">
            <text:p>0,00006145</text:p>
          </table:table-cell>
          <table:table-cell table:style-name="ce11" table:formula="of:=0.00000000000001/[.N84]" office:value-type="float" office:value="0.000000000162745691834181" calcext:value-type="float">
            <text:p>0,00000000</text:p>
          </table:table-cell>
          <table:table-cell table:style-name="ce11" table:formula="of:=-LOG([.N84])" office:value-type="float" office:value="4.21150950085064" calcext:value-type="float">
            <text:p>4,21150950</text:p>
          </table:table-cell>
          <table:table-cell table:style-name="ce11" table:formula="of:=[.B84]*2-[.C84]*2-[.E84]+[.F84]-2*[.G84]-2*[.J84]+[.K84]-[.L84]+[.M84]" office:value-type="float" office:value="-0.0000614457216867471" calcext:value-type="float">
            <text:p>-0,00006145</text:p>
          </table:table-cell>
          <table:table-cell table:formula="of:=[.B84]*[.B$13]+[.C$13]*[.C84]+[.E84]*[.E$13]+[.F$13]*[.F84]+[.G84]*[.G$13]+[.J$13]*[.J84]+[.K84]*[.K$13]+[.L$13]*[.L84]+[.M84]*[.M$13]+[.N$13]*[.N84]+[.O84]*[.O$13]" office:value-type="float" office:value="0.326906741912901" calcext:value-type="float">
            <text:p>0,326906741912901</text:p>
          </table:table-cell>
        </table:table-row>
        <table:table-row table:style-name="ro1">
          <table:table-cell table:style-name="ce11" table:formula="of:=[.A84]+dV" office:value-type="float" office:value="32.5" calcext:value-type="float">
            <text:p>32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85]&gt;0;0;c_titrant*[.A85]-no_preactif*2)/(Vt+[.A85])" office:value-type="float" office:value="0.00269461077844311" calcext:value-type="float">
            <text:p>0,00269461</text:p>
          </table:table-cell>
          <table:table-cell table:style-name="ce11" table:formula="of:=[.N85]" office:value-type="float" office:value="0.0000610776195074404" calcext:value-type="float">
            <text:p>0,00006108</text:p>
          </table:table-cell>
          <table:table-cell table:style-name="ce11" table:formula="of:=IF([.I85]&gt;0;no_reactif+c_titrant*[.A85]*1;no_reactif+no_preactif*2)/(Vt+[.A85])" office:value-type="float" office:value="0.0119760479041916" calcext:value-type="float">
            <text:p>0,01197605</text:p>
          </table:table-cell>
          <table:table-cell table:style-name="ce11" table:formula="of:=no_ptitre/(Vt+[.A85])" office:value-type="float" office:value="0.00119760479041916" calcext:value-type="float">
            <text:p>0,00119760</text:p>
          </table:table-cell>
          <table:table-cell table:style-name="ce11" table:formula="of:=IF([.I85]&gt;0;c_titrant*[.A85]*0.5;no_preactif*1)/(Vt+[.A85])" office:value-type="float" office:value="0.000598802395209581" calcext:value-type="float">
            <text:p>0,00059880</text:p>
          </table:table-cell>
          <table:table-cell table:style-name="ce11"/>
          <table:table-cell table:style-name="ce11" table:formula="of:=MAX(0;no_preactif -c_titrant*[.A85]*0.5)/(Vt+[.A85])" office:value-type="float" office:value="0" calcext:value-type="float">
            <text:p>0,00000000</text:p>
          </table:table-cell>
          <table:table-cell table:style-name="ce11" table:formula="of:=no_stitre/(Vt+[.A85])" office:value-type="float" office:value="0.00119760479041916" calcext:value-type="float">
            <text:p>0,00119760</text:p>
          </table:table-cell>
          <table:table-cell table:style-name="ce11" table:formula="of:=c_titrant*[.A85]*2/(Vt+[.A85])" office:value-type="float" office:value="0.00778443113772455" calcext:value-type="float">
            <text:p>0,00778443</text:p>
          </table:table-cell>
          <table:table-cell table:style-name="ce11" table:formula="of:=no_sexc/(Vt+[.A85])" office:value-type="float" office:value="0.0000610777832335329" calcext:value-type="float">
            <text:p>0,00006108</text:p>
          </table:table-cell>
          <table:table-cell table:style-name="ce11" table:formula="of:=no_sreactif/(Vt+[.A85])" office:value-type="float" office:value="0.0119760479041916" calcext:value-type="float">
            <text:p>0,01197605</text:p>
          </table:table-cell>
          <table:table-cell table:style-name="ce11" table:formula="of:=0.5*(-[.Q85]+SQRT([.Q85]*[.Q85]-0.00000000000004))" office:value-type="float" office:value="0.0000610776195074404" calcext:value-type="float">
            <text:p>0,00006108</text:p>
          </table:table-cell>
          <table:table-cell table:style-name="ce11" table:formula="of:=0.00000000000001/[.N85]" office:value-type="float" office:value="0.000000000163726092808542" calcext:value-type="float">
            <text:p>0,00000000</text:p>
          </table:table-cell>
          <table:table-cell table:style-name="ce11" table:formula="of:=-LOG([.N85])" office:value-type="float" office:value="4.21411789785873" calcext:value-type="float">
            <text:p>4,21411790</text:p>
          </table:table-cell>
          <table:table-cell table:style-name="ce11" table:formula="of:=[.B85]*2-[.C85]*2-[.E85]+[.F85]-2*[.G85]-2*[.J85]+[.K85]-[.L85]+[.M85]" office:value-type="float" office:value="-0.0000610777832335332" calcext:value-type="float">
            <text:p>-0,00006108</text:p>
          </table:table-cell>
          <table:table-cell table:formula="of:=[.B85]*[.B$13]+[.C$13]*[.C85]+[.E85]*[.E$13]+[.F$13]*[.F85]+[.G85]*[.G$13]+[.J$13]*[.J85]+[.K85]*[.K$13]+[.L$13]*[.L85]+[.M85]*[.M$13]+[.N$13]*[.N85]+[.O85]*[.O$13]" office:value-type="float" office:value="0.326853408099472" calcext:value-type="float">
            <text:p>0,326853408099472</text:p>
          </table:table-cell>
        </table:table-row>
        <table:table-row table:style-name="ro1">
          <table:table-cell table:style-name="ce11" table:formula="of:=[.A85]+dV" office:value-type="float" office:value="33" calcext:value-type="float">
            <text:p>33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86]&gt;0;0;c_titrant*[.A86]-no_preactif*2)/(Vt+[.A86])" office:value-type="float" office:value="0.00273809523809524" calcext:value-type="float">
            <text:p>0,00273810</text:p>
          </table:table-cell>
          <table:table-cell table:style-name="ce11" table:formula="of:=[.N86]" office:value-type="float" office:value="0.0000607140602935021" calcext:value-type="float">
            <text:p>0,00006071</text:p>
          </table:table-cell>
          <table:table-cell table:style-name="ce11" table:formula="of:=IF([.I86]&gt;0;no_reactif+c_titrant*[.A86]*1;no_reactif+no_preactif*2)/(Vt+[.A86])" office:value-type="float" office:value="0.0119047619047619" calcext:value-type="float">
            <text:p>0,01190476</text:p>
          </table:table-cell>
          <table:table-cell table:style-name="ce11" table:formula="of:=no_ptitre/(Vt+[.A86])" office:value-type="float" office:value="0.00119047619047619" calcext:value-type="float">
            <text:p>0,00119048</text:p>
          </table:table-cell>
          <table:table-cell table:style-name="ce11" table:formula="of:=IF([.I86]&gt;0;c_titrant*[.A86]*0.5;no_preactif*1)/(Vt+[.A86])" office:value-type="float" office:value="0.000595238095238095" calcext:value-type="float">
            <text:p>0,00059524</text:p>
          </table:table-cell>
          <table:table-cell table:style-name="ce11"/>
          <table:table-cell table:style-name="ce11" table:formula="of:=MAX(0;no_preactif -c_titrant*[.A86]*0.5)/(Vt+[.A86])" office:value-type="float" office:value="0" calcext:value-type="float">
            <text:p>0,00000000</text:p>
          </table:table-cell>
          <table:table-cell table:style-name="ce11" table:formula="of:=no_stitre/(Vt+[.A86])" office:value-type="float" office:value="0.00119047619047619" calcext:value-type="float">
            <text:p>0,00119048</text:p>
          </table:table-cell>
          <table:table-cell table:style-name="ce11" table:formula="of:=c_titrant*[.A86]*2/(Vt+[.A86])" office:value-type="float" office:value="0.00785714285714286" calcext:value-type="float">
            <text:p>0,00785714</text:p>
          </table:table-cell>
          <table:table-cell table:style-name="ce11" table:formula="of:=no_sexc/(Vt+[.A86])" office:value-type="float" office:value="0.000060714225" calcext:value-type="float">
            <text:p>0,00006071</text:p>
          </table:table-cell>
          <table:table-cell table:style-name="ce11" table:formula="of:=no_sreactif/(Vt+[.A86])" office:value-type="float" office:value="0.0119047619047619" calcext:value-type="float">
            <text:p>0,01190476</text:p>
          </table:table-cell>
          <table:table-cell table:style-name="ce11" table:formula="of:=0.5*(-[.Q86]+SQRT([.Q86]*[.Q86]-0.00000000000004))" office:value-type="float" office:value="0.0000607140602935021" calcext:value-type="float">
            <text:p>0,00006071</text:p>
          </table:table-cell>
          <table:table-cell table:style-name="ce11" table:formula="of:=0.00000000000001/[.N86]" office:value-type="float" office:value="0.000000000164706493877337" calcext:value-type="float">
            <text:p>0,00000000</text:p>
          </table:table-cell>
          <table:table-cell table:style-name="ce11" table:formula="of:=-LOG([.N86])" office:value-type="float" office:value="4.2167107224211" calcext:value-type="float">
            <text:p>4,21671072</text:p>
          </table:table-cell>
          <table:table-cell table:style-name="ce11" table:formula="of:=[.B86]*2-[.C86]*2-[.E86]+[.F86]-2*[.G86]-2*[.J86]+[.K86]-[.L86]+[.M86]" office:value-type="float" office:value="-0.000060714224999996" calcext:value-type="float">
            <text:p>-0,00006071</text:p>
          </table:table-cell>
          <table:table-cell table:formula="of:=[.B86]*[.B$13]+[.C$13]*[.C86]+[.E86]*[.E$13]+[.F$13]*[.F86]+[.G86]*[.G$13]+[.J$13]*[.J86]+[.K86]*[.K$13]+[.L$13]*[.L86]+[.M86]*[.M$13]+[.N$13]*[.N86]+[.O86]*[.O$13]" office:value-type="float" office:value="0.326800709212217" calcext:value-type="float">
            <text:p>0,326800709212217</text:p>
          </table:table-cell>
        </table:table-row>
        <table:table-row table:style-name="ro1">
          <table:table-cell table:style-name="ce11" table:formula="of:=[.A86]+dV" office:value-type="float" office:value="33.5" calcext:value-type="float">
            <text:p>33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87]&gt;0;0;c_titrant*[.A87]-no_preactif*2)/(Vt+[.A87])" office:value-type="float" office:value="0.0027810650887574" calcext:value-type="float">
            <text:p>0,00278107</text:p>
          </table:table-cell>
          <table:table-cell table:style-name="ce11" table:formula="of:=[.N87]" office:value-type="float" office:value="0.0000603548035438721" calcext:value-type="float">
            <text:p>0,00006035</text:p>
          </table:table-cell>
          <table:table-cell table:style-name="ce11" table:formula="of:=IF([.I87]&gt;0;no_reactif+c_titrant*[.A87]*1;no_reactif+no_preactif*2)/(Vt+[.A87])" office:value-type="float" office:value="0.0118343195266272" calcext:value-type="float">
            <text:p>0,01183432</text:p>
          </table:table-cell>
          <table:table-cell table:style-name="ce11" table:formula="of:=no_ptitre/(Vt+[.A87])" office:value-type="float" office:value="0.00118343195266272" calcext:value-type="float">
            <text:p>0,00118343</text:p>
          </table:table-cell>
          <table:table-cell table:style-name="ce11" table:formula="of:=IF([.I87]&gt;0;c_titrant*[.A87]*0.5;no_preactif*1)/(Vt+[.A87])" office:value-type="float" office:value="0.000591715976331361" calcext:value-type="float">
            <text:p>0,00059172</text:p>
          </table:table-cell>
          <table:table-cell table:style-name="ce11"/>
          <table:table-cell table:style-name="ce11" table:formula="of:=MAX(0;no_preactif -c_titrant*[.A87]*0.5)/(Vt+[.A87])" office:value-type="float" office:value="0" calcext:value-type="float">
            <text:p>0,00000000</text:p>
          </table:table-cell>
          <table:table-cell table:style-name="ce11" table:formula="of:=no_stitre/(Vt+[.A87])" office:value-type="float" office:value="0.00118343195266272" calcext:value-type="float">
            <text:p>0,00118343</text:p>
          </table:table-cell>
          <table:table-cell table:style-name="ce11" table:formula="of:=c_titrant*[.A87]*2/(Vt+[.A87])" office:value-type="float" office:value="0.00792899408284024" calcext:value-type="float">
            <text:p>0,00792899</text:p>
          </table:table-cell>
          <table:table-cell table:style-name="ce11" table:formula="of:=no_sexc/(Vt+[.A87])" office:value-type="float" office:value="0.0000603549692307692" calcext:value-type="float">
            <text:p>0,00006035</text:p>
          </table:table-cell>
          <table:table-cell table:style-name="ce11" table:formula="of:=no_sreactif/(Vt+[.A87])" office:value-type="float" office:value="0.0118343195266272" calcext:value-type="float">
            <text:p>0,01183432</text:p>
          </table:table-cell>
          <table:table-cell table:style-name="ce11" table:formula="of:=0.5*(-[.Q87]+SQRT([.Q87]*[.Q87]-0.00000000000004))" office:value-type="float" office:value="0.0000603548035438721" calcext:value-type="float">
            <text:p>0,00006035</text:p>
          </table:table-cell>
          <table:table-cell table:style-name="ce11" table:formula="of:=0.00000000000001/[.N87]" office:value-type="float" office:value="0.000000000165686895041104" calcext:value-type="float">
            <text:p>0,00000000</text:p>
          </table:table-cell>
          <table:table-cell table:style-name="ce11" table:formula="of:=-LOG([.N87])" office:value-type="float" office:value="4.21928815937644" calcext:value-type="float">
            <text:p>4,21928816</text:p>
          </table:table-cell>
          <table:table-cell table:style-name="ce11" table:formula="of:=[.B87]*2-[.C87]*2-[.E87]+[.F87]-2*[.G87]-2*[.J87]+[.K87]-[.L87]+[.M87]" office:value-type="float" office:value="-0.0000603549692307671" calcext:value-type="float">
            <text:p>-0,00006035</text:p>
          </table:table-cell>
          <table:table-cell table:formula="of:=[.B87]*[.B$13]+[.C$13]*[.C87]+[.E87]*[.E$13]+[.F$13]*[.F87]+[.G87]*[.G$13]+[.J$13]*[.J87]+[.K87]*[.K$13]+[.L$13]*[.L87]+[.M87]*[.M$13]+[.N$13]*[.N87]+[.O87]*[.O$13]" office:value-type="float" office:value="0.326748633980258" calcext:value-type="float">
            <text:p>0,326748633980258</text:p>
          </table:table-cell>
        </table:table-row>
        <table:table-row table:style-name="ro1">
          <table:table-cell table:style-name="ce11" table:formula="of:=[.A87]+dV" office:value-type="float" office:value="34" calcext:value-type="float">
            <text:p>34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88]&gt;0;0;c_titrant*[.A88]-no_preactif*2)/(Vt+[.A88])" office:value-type="float" office:value="0.00282352941176471" calcext:value-type="float">
            <text:p>0,00282353</text:p>
          </table:table-cell>
          <table:table-cell table:style-name="ce11" table:formula="of:=[.N88]" office:value-type="float" office:value="0.0000599997733327032" calcext:value-type="float">
            <text:p>0,00006000</text:p>
          </table:table-cell>
          <table:table-cell table:style-name="ce11" table:formula="of:=IF([.I88]&gt;0;no_reactif+c_titrant*[.A88]*1;no_reactif+no_preactif*2)/(Vt+[.A88])" office:value-type="float" office:value="0.0117647058823529" calcext:value-type="float">
            <text:p>0,01176471</text:p>
          </table:table-cell>
          <table:table-cell table:style-name="ce11" table:formula="of:=no_ptitre/(Vt+[.A88])" office:value-type="float" office:value="0.00117647058823529" calcext:value-type="float">
            <text:p>0,00117647</text:p>
          </table:table-cell>
          <table:table-cell table:style-name="ce11" table:formula="of:=IF([.I88]&gt;0;c_titrant*[.A88]*0.5;no_preactif*1)/(Vt+[.A88])" office:value-type="float" office:value="0.000588235294117647" calcext:value-type="float">
            <text:p>0,00058824</text:p>
          </table:table-cell>
          <table:table-cell table:style-name="ce11"/>
          <table:table-cell table:style-name="ce11" table:formula="of:=MAX(0;no_preactif -c_titrant*[.A88]*0.5)/(Vt+[.A88])" office:value-type="float" office:value="0" calcext:value-type="float">
            <text:p>0,00000000</text:p>
          </table:table-cell>
          <table:table-cell table:style-name="ce11" table:formula="of:=no_stitre/(Vt+[.A88])" office:value-type="float" office:value="0.00117647058823529" calcext:value-type="float">
            <text:p>0,00117647</text:p>
          </table:table-cell>
          <table:table-cell table:style-name="ce11" table:formula="of:=c_titrant*[.A88]*2/(Vt+[.A88])" office:value-type="float" office:value="0.008" calcext:value-type="float">
            <text:p>0,00800000</text:p>
          </table:table-cell>
          <table:table-cell table:style-name="ce11" table:formula="of:=no_sexc/(Vt+[.A88])" office:value-type="float" office:value="0.00005999994" calcext:value-type="float">
            <text:p>0,00006000</text:p>
          </table:table-cell>
          <table:table-cell table:style-name="ce11" table:formula="of:=no_sreactif/(Vt+[.A88])" office:value-type="float" office:value="0.0117647058823529" calcext:value-type="float">
            <text:p>0,01176471</text:p>
          </table:table-cell>
          <table:table-cell table:style-name="ce11" table:formula="of:=0.5*(-[.Q88]+SQRT([.Q88]*[.Q88]-0.00000000000004))" office:value-type="float" office:value="0.0000599997733327032" calcext:value-type="float">
            <text:p>0,00006000</text:p>
          </table:table-cell>
          <table:table-cell table:style-name="ce11" table:formula="of:=0.00000000000001/[.N88]" office:value-type="float" office:value="0.000000000166667296300425" calcext:value-type="float">
            <text:p>0,00000000</text:p>
          </table:table-cell>
          <table:table-cell table:style-name="ce11" table:formula="of:=-LOG([.N88])" office:value-type="float" office:value="4.22185039029206" calcext:value-type="float">
            <text:p>4,22185039</text:p>
          </table:table-cell>
          <table:table-cell table:style-name="ce11" table:formula="of:=[.B88]*2-[.C88]*2-[.E88]+[.F88]-2*[.G88]-2*[.J88]+[.K88]-[.L88]+[.M88]" office:value-type="float" office:value="-0.0000599999399999995" calcext:value-type="float">
            <text:p>-0,00006000</text:p>
          </table:table-cell>
          <table:table-cell table:formula="of:=[.B88]*[.B$13]+[.C$13]*[.C88]+[.E88]*[.E$13]+[.F$13]*[.F88]+[.G88]*[.G$13]+[.J$13]*[.J88]+[.K88]*[.K$13]+[.L$13]*[.L88]+[.M88]*[.M$13]+[.N$13]*[.N88]+[.O88]*[.O$13]" office:value-type="float" office:value="0.326697171397911" calcext:value-type="float">
            <text:p>0,326697171397911</text:p>
          </table:table-cell>
        </table:table-row>
        <table:table-row table:style-name="ro1">
          <table:table-cell table:style-name="ce11" table:formula="of:=[.A88]+dV" office:value-type="float" office:value="34.5" calcext:value-type="float">
            <text:p>34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89]&gt;0;0;c_titrant*[.A89]-no_preactif*2)/(Vt+[.A89])" office:value-type="float" office:value="0.00286549707602339" calcext:value-type="float">
            <text:p>0,00286550</text:p>
          </table:table-cell>
          <table:table-cell table:style-name="ce11" table:formula="of:=[.N89]" office:value-type="float" office:value="0.0000596488955101963" calcext:value-type="float">
            <text:p>0,00005965</text:p>
          </table:table-cell>
          <table:table-cell table:style-name="ce11" table:formula="of:=IF([.I89]&gt;0;no_reactif+c_titrant*[.A89]*1;no_reactif+no_preactif*2)/(Vt+[.A89])" office:value-type="float" office:value="0.0116959064327485" calcext:value-type="float">
            <text:p>0,01169591</text:p>
          </table:table-cell>
          <table:table-cell table:style-name="ce11" table:formula="of:=no_ptitre/(Vt+[.A89])" office:value-type="float" office:value="0.00116959064327485" calcext:value-type="float">
            <text:p>0,00116959</text:p>
          </table:table-cell>
          <table:table-cell table:style-name="ce11" table:formula="of:=IF([.I89]&gt;0;c_titrant*[.A89]*0.5;no_preactif*1)/(Vt+[.A89])" office:value-type="float" office:value="0.000584795321637427" calcext:value-type="float">
            <text:p>0,00058480</text:p>
          </table:table-cell>
          <table:table-cell table:style-name="ce11"/>
          <table:table-cell table:style-name="ce11" table:formula="of:=MAX(0;no_preactif -c_titrant*[.A89]*0.5)/(Vt+[.A89])" office:value-type="float" office:value="0" calcext:value-type="float">
            <text:p>0,00000000</text:p>
          </table:table-cell>
          <table:table-cell table:style-name="ce11" table:formula="of:=no_stitre/(Vt+[.A89])" office:value-type="float" office:value="0.00116959064327485" calcext:value-type="float">
            <text:p>0,00116959</text:p>
          </table:table-cell>
          <table:table-cell table:style-name="ce11" table:formula="of:=c_titrant*[.A89]*2/(Vt+[.A89])" office:value-type="float" office:value="0.00807017543859649" calcext:value-type="float">
            <text:p>0,00807018</text:p>
          </table:table-cell>
          <table:table-cell table:style-name="ce11" table:formula="of:=no_sexc/(Vt+[.A89])" office:value-type="float" office:value="0.0000596490631578947" calcext:value-type="float">
            <text:p>0,00005965</text:p>
          </table:table-cell>
          <table:table-cell table:style-name="ce11" table:formula="of:=no_sreactif/(Vt+[.A89])" office:value-type="float" office:value="0.0116959064327485" calcext:value-type="float">
            <text:p>0,01169591</text:p>
          </table:table-cell>
          <table:table-cell table:style-name="ce11" table:formula="of:=0.5*(-[.Q89]+SQRT([.Q89]*[.Q89]-0.00000000000004))" office:value-type="float" office:value="0.0000596488955101963" calcext:value-type="float">
            <text:p>0,00005965</text:p>
          </table:table-cell>
          <table:table-cell table:style-name="ce11" table:formula="of:=0.00000000000001/[.N89]" office:value-type="float" office:value="0.00000000016764769765587" calcext:value-type="float">
            <text:p>0,00000000</text:p>
          </table:table-cell>
          <table:table-cell table:style-name="ce11" table:formula="of:=-LOG([.N89])" office:value-type="float" office:value="4.22439759354046" calcext:value-type="float">
            <text:p>4,22439759</text:p>
          </table:table-cell>
          <table:table-cell table:style-name="ce11" table:formula="of:=[.B89]*2-[.C89]*2-[.E89]+[.F89]-2*[.G89]-2*[.J89]+[.K89]-[.L89]+[.M89]" office:value-type="float" office:value="-0.000059649063157894" calcext:value-type="float">
            <text:p>-0,00005965</text:p>
          </table:table-cell>
          <table:table-cell table:formula="of:=[.B89]*[.B$13]+[.C$13]*[.C89]+[.E89]*[.E$13]+[.F$13]*[.F89]+[.G89]*[.G$13]+[.J$13]*[.J89]+[.K89]*[.K$13]+[.L$13]*[.L89]+[.M89]*[.M$13]+[.N$13]*[.N89]+[.O89]*[.O$13]" office:value-type="float" office:value="0.32664631071694" calcext:value-type="float">
            <text:p>0,32664631071694</text:p>
          </table:table-cell>
        </table:table-row>
        <table:table-row table:style-name="ro1">
          <table:table-cell table:style-name="ce11" table:formula="of:=[.A89]+dV" office:value-type="float" office:value="35" calcext:value-type="float">
            <text:p>35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90]&gt;0;0;c_titrant*[.A90]-no_preactif*2)/(Vt+[.A90])" office:value-type="float" office:value="0.00290697674418605" calcext:value-type="float">
            <text:p>0,00290698</text:p>
          </table:table-cell>
          <table:table-cell table:style-name="ce11" table:formula="of:=[.N90]" office:value-type="float" office:value="0.0000593020976509698" calcext:value-type="float">
            <text:p>0,00005930</text:p>
          </table:table-cell>
          <table:table-cell table:style-name="ce11" table:formula="of:=IF([.I90]&gt;0;no_reactif+c_titrant*[.A90]*1;no_reactif+no_preactif*2)/(Vt+[.A90])" office:value-type="float" office:value="0.0116279069767442" calcext:value-type="float">
            <text:p>0,01162791</text:p>
          </table:table-cell>
          <table:table-cell table:style-name="ce11" table:formula="of:=no_ptitre/(Vt+[.A90])" office:value-type="float" office:value="0.00116279069767442" calcext:value-type="float">
            <text:p>0,00116279</text:p>
          </table:table-cell>
          <table:table-cell table:style-name="ce11" table:formula="of:=IF([.I90]&gt;0;c_titrant*[.A90]*0.5;no_preactif*1)/(Vt+[.A90])" office:value-type="float" office:value="0.000581395348837209" calcext:value-type="float">
            <text:p>0,00058140</text:p>
          </table:table-cell>
          <table:table-cell table:style-name="ce11"/>
          <table:table-cell table:style-name="ce11" table:formula="of:=MAX(0;no_preactif -c_titrant*[.A90]*0.5)/(Vt+[.A90])" office:value-type="float" office:value="0" calcext:value-type="float">
            <text:p>0,00000000</text:p>
          </table:table-cell>
          <table:table-cell table:style-name="ce11" table:formula="of:=no_stitre/(Vt+[.A90])" office:value-type="float" office:value="0.00116279069767442" calcext:value-type="float">
            <text:p>0,00116279</text:p>
          </table:table-cell>
          <table:table-cell table:style-name="ce11" table:formula="of:=c_titrant*[.A90]*2/(Vt+[.A90])" office:value-type="float" office:value="0.00813953488372093" calcext:value-type="float">
            <text:p>0,00813953</text:p>
          </table:table-cell>
          <table:table-cell table:style-name="ce11" table:formula="of:=no_sexc/(Vt+[.A90])" office:value-type="float" office:value="0.0000593022662790698" calcext:value-type="float">
            <text:p>0,00005930</text:p>
          </table:table-cell>
          <table:table-cell table:style-name="ce11" table:formula="of:=no_sreactif/(Vt+[.A90])" office:value-type="float" office:value="0.0116279069767442" calcext:value-type="float">
            <text:p>0,01162791</text:p>
          </table:table-cell>
          <table:table-cell table:style-name="ce11" table:formula="of:=0.5*(-[.Q90]+SQRT([.Q90]*[.Q90]-0.00000000000004))" office:value-type="float" office:value="0.0000593020976509698" calcext:value-type="float">
            <text:p>0,00005930</text:p>
          </table:table-cell>
          <table:table-cell table:style-name="ce11" table:formula="of:=0.00000000000001/[.N90]" office:value-type="float" office:value="0.000000000168628099108" calcext:value-type="float">
            <text:p>0,00000000</text:p>
          </table:table-cell>
          <table:table-cell table:style-name="ce11" table:formula="of:=-LOG([.N90])" office:value-type="float" office:value="4.22692994437387" calcext:value-type="float">
            <text:p>4,22692994</text:p>
          </table:table-cell>
          <table:table-cell table:style-name="ce11" table:formula="of:=[.B90]*2-[.C90]*2-[.E90]+[.F90]-2*[.G90]-2*[.J90]+[.K90]-[.L90]+[.M90]" office:value-type="float" office:value="-0.0000593022662790689" calcext:value-type="float">
            <text:p>-0,00005930</text:p>
          </table:table-cell>
          <table:table-cell table:formula="of:=[.B90]*[.B$13]+[.C$13]*[.C90]+[.E90]*[.E$13]+[.F$13]*[.F90]+[.G90]*[.G$13]+[.J$13]*[.J90]+[.K90]*[.K$13]+[.L$13]*[.L90]+[.M90]*[.M$13]+[.N$13]*[.N90]+[.O90]*[.O$13]" office:value-type="float" office:value="0.326596041439065" calcext:value-type="float">
            <text:p>0,326596041439065</text:p>
          </table:table-cell>
        </table:table-row>
        <table:table-row table:style-name="ro1">
          <table:table-cell table:style-name="ce11" table:formula="of:=[.A90]+dV" office:value-type="float" office:value="35.5" calcext:value-type="float">
            <text:p>35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91]&gt;0;0;c_titrant*[.A91]-no_preactif*2)/(Vt+[.A91])" office:value-type="float" office:value="0.00294797687861272" calcext:value-type="float">
            <text:p>0,00294798</text:p>
          </table:table-cell>
          <table:table-cell table:style-name="ce11" table:formula="of:=[.N91]" office:value-type="float" office:value="0.0000589593090042138" calcext:value-type="float">
            <text:p>0,00005896</text:p>
          </table:table-cell>
          <table:table-cell table:style-name="ce11" table:formula="of:=IF([.I91]&gt;0;no_reactif+c_titrant*[.A91]*1;no_reactif+no_preactif*2)/(Vt+[.A91])" office:value-type="float" office:value="0.0115606936416185" calcext:value-type="float">
            <text:p>0,01156069</text:p>
          </table:table-cell>
          <table:table-cell table:style-name="ce11" table:formula="of:=no_ptitre/(Vt+[.A91])" office:value-type="float" office:value="0.00115606936416185" calcext:value-type="float">
            <text:p>0,00115607</text:p>
          </table:table-cell>
          <table:table-cell table:style-name="ce11" table:formula="of:=IF([.I91]&gt;0;c_titrant*[.A91]*0.5;no_preactif*1)/(Vt+[.A91])" office:value-type="float" office:value="0.000578034682080925" calcext:value-type="float">
            <text:p>0,00057803</text:p>
          </table:table-cell>
          <table:table-cell table:style-name="ce11"/>
          <table:table-cell table:style-name="ce11" table:formula="of:=MAX(0;no_preactif -c_titrant*[.A91]*0.5)/(Vt+[.A91])" office:value-type="float" office:value="0" calcext:value-type="float">
            <text:p>0,00000000</text:p>
          </table:table-cell>
          <table:table-cell table:style-name="ce11" table:formula="of:=no_stitre/(Vt+[.A91])" office:value-type="float" office:value="0.00115606936416185" calcext:value-type="float">
            <text:p>0,00115607</text:p>
          </table:table-cell>
          <table:table-cell table:style-name="ce11" table:formula="of:=c_titrant*[.A91]*2/(Vt+[.A91])" office:value-type="float" office:value="0.00820809248554913" calcext:value-type="float">
            <text:p>0,00820809</text:p>
          </table:table-cell>
          <table:table-cell table:style-name="ce11" table:formula="of:=no_sexc/(Vt+[.A91])" office:value-type="float" office:value="0.0000589594786127168" calcext:value-type="float">
            <text:p>0,00005896</text:p>
          </table:table-cell>
          <table:table-cell table:style-name="ce11" table:formula="of:=no_sreactif/(Vt+[.A91])" office:value-type="float" office:value="0.0115606936416185" calcext:value-type="float">
            <text:p>0,01156069</text:p>
          </table:table-cell>
          <table:table-cell table:style-name="ce11" table:formula="of:=0.5*(-[.Q91]+SQRT([.Q91]*[.Q91]-0.00000000000004))" office:value-type="float" office:value="0.0000589593090042138" calcext:value-type="float">
            <text:p>0,00005896</text:p>
          </table:table-cell>
          <table:table-cell table:style-name="ce11" table:formula="of:=0.00000000000001/[.N91]" office:value-type="float" office:value="0.000000000169608500657382" calcext:value-type="float">
            <text:p>0,00000000</text:p>
          </table:table-cell>
          <table:table-cell table:style-name="ce11" table:formula="of:=-LOG([.N91])" office:value-type="float" office:value="4.22944761499662" calcext:value-type="float">
            <text:p>4,22944761</text:p>
          </table:table-cell>
          <table:table-cell table:style-name="ce11" table:formula="of:=[.B91]*2-[.C91]*2-[.E91]+[.F91]-2*[.G91]-2*[.J91]+[.K91]-[.L91]+[.M91]" office:value-type="float" office:value="-0.0000589594786127145" calcext:value-type="float">
            <text:p>-0,00005896</text:p>
          </table:table-cell>
          <table:table-cell table:formula="of:=[.B91]*[.B$13]+[.C$13]*[.C91]+[.E91]*[.E$13]+[.F$13]*[.F91]+[.G91]*[.G$13]+[.J$13]*[.J91]+[.K91]*[.K$13]+[.L$13]*[.L91]+[.M91]*[.M$13]+[.N$13]*[.N91]+[.O91]*[.O$13]" office:value-type="float" office:value="0.326546353308738" calcext:value-type="float">
            <text:p>0,326546353308738</text:p>
          </table:table-cell>
        </table:table-row>
        <table:table-row table:style-name="ro1">
          <table:table-cell table:style-name="ce11" table:formula="of:=[.A91]+dV" office:value-type="float" office:value="36" calcext:value-type="float">
            <text:p>36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92]&gt;0;0;c_titrant*[.A92]-no_preactif*2)/(Vt+[.A92])" office:value-type="float" office:value="0.00298850574712644" calcext:value-type="float">
            <text:p>0,00298851</text:p>
          </table:table-cell>
          <table:table-cell table:style-name="ce11" table:formula="of:=[.N92]" office:value-type="float" office:value="0.0000586204604455781" calcext:value-type="float">
            <text:p>0,00005862</text:p>
          </table:table-cell>
          <table:table-cell table:style-name="ce11" table:formula="of:=IF([.I92]&gt;0;no_reactif+c_titrant*[.A92]*1;no_reactif+no_preactif*2)/(Vt+[.A92])" office:value-type="float" office:value="0.0114942528735632" calcext:value-type="float">
            <text:p>0,01149425</text:p>
          </table:table-cell>
          <table:table-cell table:style-name="ce11" table:formula="of:=no_ptitre/(Vt+[.A92])" office:value-type="float" office:value="0.00114942528735632" calcext:value-type="float">
            <text:p>0,00114943</text:p>
          </table:table-cell>
          <table:table-cell table:style-name="ce11" table:formula="of:=IF([.I92]&gt;0;c_titrant*[.A92]*0.5;no_preactif*1)/(Vt+[.A92])" office:value-type="float" office:value="0.000574712643678161" calcext:value-type="float">
            <text:p>0,00057471</text:p>
          </table:table-cell>
          <table:table-cell table:style-name="ce11"/>
          <table:table-cell table:style-name="ce11" table:formula="of:=MAX(0;no_preactif -c_titrant*[.A92]*0.5)/(Vt+[.A92])" office:value-type="float" office:value="0" calcext:value-type="float">
            <text:p>0,00000000</text:p>
          </table:table-cell>
          <table:table-cell table:style-name="ce11" table:formula="of:=no_stitre/(Vt+[.A92])" office:value-type="float" office:value="0.00114942528735632" calcext:value-type="float">
            <text:p>0,00114943</text:p>
          </table:table-cell>
          <table:table-cell table:style-name="ce11" table:formula="of:=c_titrant*[.A92]*2/(Vt+[.A92])" office:value-type="float" office:value="0.00827586206896552" calcext:value-type="float">
            <text:p>0,00827586</text:p>
          </table:table-cell>
          <table:table-cell table:style-name="ce11" table:formula="of:=no_sexc/(Vt+[.A92])" office:value-type="float" office:value="0.0000586206310344828" calcext:value-type="float">
            <text:p>0,00005862</text:p>
          </table:table-cell>
          <table:table-cell table:style-name="ce11" table:formula="of:=no_sreactif/(Vt+[.A92])" office:value-type="float" office:value="0.0114942528735632" calcext:value-type="float">
            <text:p>0,01149425</text:p>
          </table:table-cell>
          <table:table-cell table:style-name="ce11" table:formula="of:=0.5*(-[.Q92]+SQRT([.Q92]*[.Q92]-0.00000000000004))" office:value-type="float" office:value="0.0000586204604455781" calcext:value-type="float">
            <text:p>0,00005862</text:p>
          </table:table-cell>
          <table:table-cell table:style-name="ce11" table:formula="of:=0.00000000000001/[.N92]" office:value-type="float" office:value="0.000000000170588902304576" calcext:value-type="float">
            <text:p>0,00000000</text:p>
          </table:table-cell>
          <table:table-cell table:style-name="ce11" table:formula="of:=-LOG([.N92])" office:value-type="float" office:value="4.23195077463541" calcext:value-type="float">
            <text:p>4,23195077</text:p>
          </table:table-cell>
          <table:table-cell table:style-name="ce11" table:formula="of:=[.B92]*2-[.C92]*2-[.E92]+[.F92]-2*[.G92]-2*[.J92]+[.K92]-[.L92]+[.M92]" office:value-type="float" office:value="-0.0000586206310344804" calcext:value-type="float">
            <text:p>-0,00005862</text:p>
          </table:table-cell>
          <table:table-cell table:formula="of:=[.B92]*[.B$13]+[.C$13]*[.C92]+[.E92]*[.E$13]+[.F$13]*[.F92]+[.G92]*[.G$13]+[.J$13]*[.J92]+[.K92]*[.K$13]+[.L$13]*[.L92]+[.M92]*[.M$13]+[.N$13]*[.N92]+[.O92]*[.O$13]" office:value-type="float" office:value="0.326497236306176" calcext:value-type="float">
            <text:p>0,326497236306176</text:p>
          </table:table-cell>
        </table:table-row>
        <table:table-row table:style-name="ro1">
          <table:table-cell table:style-name="ce11" table:formula="of:=[.A92]+dV" office:value-type="float" office:value="36.5" calcext:value-type="float">
            <text:p>36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93]&gt;0;0;c_titrant*[.A93]-no_preactif*2)/(Vt+[.A93])" office:value-type="float" office:value="0.00302857142857143" calcext:value-type="float">
            <text:p>0,00302857</text:p>
          </table:table-cell>
          <table:table-cell table:style-name="ce11" table:formula="of:=[.N93]" office:value-type="float" office:value="0.0000582854844306967" calcext:value-type="float">
            <text:p>0,00005829</text:p>
          </table:table-cell>
          <table:table-cell table:style-name="ce11" table:formula="of:=IF([.I93]&gt;0;no_reactif+c_titrant*[.A93]*1;no_reactif+no_preactif*2)/(Vt+[.A93])" office:value-type="float" office:value="0.0114285714285714" calcext:value-type="float">
            <text:p>0,01142857</text:p>
          </table:table-cell>
          <table:table-cell table:style-name="ce11" table:formula="of:=no_ptitre/(Vt+[.A93])" office:value-type="float" office:value="0.00114285714285714" calcext:value-type="float">
            <text:p>0,00114286</text:p>
          </table:table-cell>
          <table:table-cell table:style-name="ce11" table:formula="of:=IF([.I93]&gt;0;c_titrant*[.A93]*0.5;no_preactif*1)/(Vt+[.A93])" office:value-type="float" office:value="0.000571428571428571" calcext:value-type="float">
            <text:p>0,00057143</text:p>
          </table:table-cell>
          <table:table-cell table:style-name="ce11"/>
          <table:table-cell table:style-name="ce11" table:formula="of:=MAX(0;no_preactif -c_titrant*[.A93]*0.5)/(Vt+[.A93])" office:value-type="float" office:value="0" calcext:value-type="float">
            <text:p>0,00000000</text:p>
          </table:table-cell>
          <table:table-cell table:style-name="ce11" table:formula="of:=no_stitre/(Vt+[.A93])" office:value-type="float" office:value="0.00114285714285714" calcext:value-type="float">
            <text:p>0,00114286</text:p>
          </table:table-cell>
          <table:table-cell table:style-name="ce11" table:formula="of:=c_titrant*[.A93]*2/(Vt+[.A93])" office:value-type="float" office:value="0.00834285714285714" calcext:value-type="float">
            <text:p>0,00834286</text:p>
          </table:table-cell>
          <table:table-cell table:style-name="ce11" table:formula="of:=no_sexc/(Vt+[.A93])" office:value-type="float" office:value="0.000058285656" calcext:value-type="float">
            <text:p>0,00005829</text:p>
          </table:table-cell>
          <table:table-cell table:style-name="ce11" table:formula="of:=no_sreactif/(Vt+[.A93])" office:value-type="float" office:value="0.0114285714285714" calcext:value-type="float">
            <text:p>0,01142857</text:p>
          </table:table-cell>
          <table:table-cell table:style-name="ce11" table:formula="of:=0.5*(-[.Q93]+SQRT([.Q93]*[.Q93]-0.00000000000004))" office:value-type="float" office:value="0.0000582854844306967" calcext:value-type="float">
            <text:p>0,00005829</text:p>
          </table:table-cell>
          <table:table-cell table:style-name="ce11" table:formula="of:=0.00000000000001/[.N93]" office:value-type="float" office:value="0.000000000171569304050142" calcext:value-type="float">
            <text:p>0,00000000</text:p>
          </table:table-cell>
          <table:table-cell table:style-name="ce11" table:formula="of:=-LOG([.N93])" office:value-type="float" office:value="4.23443958960756" calcext:value-type="float">
            <text:p>4,23443959</text:p>
          </table:table-cell>
          <table:table-cell table:style-name="ce11" table:formula="of:=[.B93]*2-[.C93]*2-[.E93]+[.F93]-2*[.G93]-2*[.J93]+[.K93]-[.L93]+[.M93]" office:value-type="float" office:value="-0.0000582856560000008" calcext:value-type="float">
            <text:p>-0,00005829</text:p>
          </table:table-cell>
          <table:table-cell table:formula="of:=[.B93]*[.B$13]+[.C$13]*[.C93]+[.E93]*[.E$13]+[.F$13]*[.F93]+[.G93]*[.G$13]+[.J$13]*[.J93]+[.K93]*[.K$13]+[.L$13]*[.L93]+[.M93]*[.M$13]+[.N$13]*[.N93]+[.O93]*[.O$13]" office:value-type="float" office:value="0.326448680640617" calcext:value-type="float">
            <text:p>0,326448680640617</text:p>
          </table:table-cell>
        </table:table-row>
        <table:table-row table:style-name="ro1">
          <table:table-cell table:style-name="ce11" table:formula="of:=[.A93]+dV" office:value-type="float" office:value="37" calcext:value-type="float">
            <text:p>37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94]&gt;0;0;c_titrant*[.A94]-no_preactif*2)/(Vt+[.A94])" office:value-type="float" office:value="0.00306818181818182" calcext:value-type="float">
            <text:p>0,00306818</text:p>
          </table:table-cell>
          <table:table-cell table:style-name="ce11" table:formula="of:=[.N94]" office:value-type="float" office:value="0.0000579543149502952" calcext:value-type="float">
            <text:p>0,00005795</text:p>
          </table:table-cell>
          <table:table-cell table:style-name="ce11" table:formula="of:=IF([.I94]&gt;0;no_reactif+c_titrant*[.A94]*1;no_reactif+no_preactif*2)/(Vt+[.A94])" office:value-type="float" office:value="0.0113636363636364" calcext:value-type="float">
            <text:p>0,01136364</text:p>
          </table:table-cell>
          <table:table-cell table:style-name="ce11" table:formula="of:=no_ptitre/(Vt+[.A94])" office:value-type="float" office:value="0.00113636363636364" calcext:value-type="float">
            <text:p>0,00113636</text:p>
          </table:table-cell>
          <table:table-cell table:style-name="ce11" table:formula="of:=IF([.I94]&gt;0;c_titrant*[.A94]*0.5;no_preactif*1)/(Vt+[.A94])" office:value-type="float" office:value="0.000568181818181818" calcext:value-type="float">
            <text:p>0,00056818</text:p>
          </table:table-cell>
          <table:table-cell table:style-name="ce11"/>
          <table:table-cell table:style-name="ce11" table:formula="of:=MAX(0;no_preactif -c_titrant*[.A94]*0.5)/(Vt+[.A94])" office:value-type="float" office:value="0" calcext:value-type="float">
            <text:p>0,00000000</text:p>
          </table:table-cell>
          <table:table-cell table:style-name="ce11" table:formula="of:=no_stitre/(Vt+[.A94])" office:value-type="float" office:value="0.00113636363636364" calcext:value-type="float">
            <text:p>0,00113636</text:p>
          </table:table-cell>
          <table:table-cell table:style-name="ce11" table:formula="of:=c_titrant*[.A94]*2/(Vt+[.A94])" office:value-type="float" office:value="0.00840909090909091" calcext:value-type="float">
            <text:p>0,00840909</text:p>
          </table:table-cell>
          <table:table-cell table:style-name="ce11" table:formula="of:=no_sexc/(Vt+[.A94])" office:value-type="float" office:value="0.0000579544875" calcext:value-type="float">
            <text:p>0,00005795</text:p>
          </table:table-cell>
          <table:table-cell table:style-name="ce11" table:formula="of:=no_sreactif/(Vt+[.A94])" office:value-type="float" office:value="0.0113636363636364" calcext:value-type="float">
            <text:p>0,01136364</text:p>
          </table:table-cell>
          <table:table-cell table:style-name="ce11" table:formula="of:=0.5*(-[.Q94]+SQRT([.Q94]*[.Q94]-0.00000000000004))" office:value-type="float" office:value="0.0000579543149502952" calcext:value-type="float">
            <text:p>0,00005795</text:p>
          </table:table-cell>
          <table:table-cell table:style-name="ce11" table:formula="of:=0.00000000000001/[.N94]" office:value-type="float" office:value="0.000000000172549705894661" calcext:value-type="float">
            <text:p>0,00000000</text:p>
          </table:table-cell>
          <table:table-cell table:style-name="ce11" table:formula="of:=-LOG([.N94])" office:value-type="float" office:value="4.23691422338737" calcext:value-type="float">
            <text:p>4,23691422</text:p>
          </table:table-cell>
          <table:table-cell table:style-name="ce11" table:formula="of:=[.B94]*2-[.C94]*2-[.E94]+[.F94]-2*[.G94]-2*[.J94]+[.K94]-[.L94]+[.M94]" office:value-type="float" office:value="-0.0000579544875000011" calcext:value-type="float">
            <text:p>-0,00005795</text:p>
          </table:table-cell>
          <table:table-cell table:formula="of:=[.B94]*[.B$13]+[.C$13]*[.C94]+[.E94]*[.E$13]+[.F$13]*[.F94]+[.G94]*[.G$13]+[.J$13]*[.J94]+[.K94]*[.K$13]+[.L$13]*[.L94]+[.M94]*[.M$13]+[.N$13]*[.N94]+[.O94]*[.O$13]" office:value-type="float" office:value="0.326400676743818" calcext:value-type="float">
            <text:p>0,326400676743818</text:p>
          </table:table-cell>
        </table:table-row>
        <table:table-row table:style-name="ro1">
          <table:table-cell table:style-name="ce11" table:formula="of:=[.A94]+dV" office:value-type="float" office:value="37.5" calcext:value-type="float">
            <text:p>37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95]&gt;0;0;c_titrant*[.A95]-no_preactif*2)/(Vt+[.A95])" office:value-type="float" office:value="0.00310734463276836" calcext:value-type="float">
            <text:p>0,00310734</text:p>
          </table:table-cell>
          <table:table-cell table:style-name="ce11" table:formula="of:=[.N95]" office:value-type="float" office:value="0.0000576268874868434" calcext:value-type="float">
            <text:p>0,00005763</text:p>
          </table:table-cell>
          <table:table-cell table:style-name="ce11" table:formula="of:=IF([.I95]&gt;0;no_reactif+c_titrant*[.A95]*1;no_reactif+no_preactif*2)/(Vt+[.A95])" office:value-type="float" office:value="0.0112994350282486" calcext:value-type="float">
            <text:p>0,01129944</text:p>
          </table:table-cell>
          <table:table-cell table:style-name="ce11" table:formula="of:=no_ptitre/(Vt+[.A95])" office:value-type="float" office:value="0.00112994350282486" calcext:value-type="float">
            <text:p>0,00112994</text:p>
          </table:table-cell>
          <table:table-cell table:style-name="ce11" table:formula="of:=IF([.I95]&gt;0;c_titrant*[.A95]*0.5;no_preactif*1)/(Vt+[.A95])" office:value-type="float" office:value="0.000564971751412429" calcext:value-type="float">
            <text:p>0,00056497</text:p>
          </table:table-cell>
          <table:table-cell table:style-name="ce11"/>
          <table:table-cell table:style-name="ce11" table:formula="of:=MAX(0;no_preactif -c_titrant*[.A95]*0.5)/(Vt+[.A95])" office:value-type="float" office:value="0" calcext:value-type="float">
            <text:p>0,00000000</text:p>
          </table:table-cell>
          <table:table-cell table:style-name="ce11" table:formula="of:=no_stitre/(Vt+[.A95])" office:value-type="float" office:value="0.00112994350282486" calcext:value-type="float">
            <text:p>0,00112994</text:p>
          </table:table-cell>
          <table:table-cell table:style-name="ce11" table:formula="of:=c_titrant*[.A95]*2/(Vt+[.A95])" office:value-type="float" office:value="0.00847457627118644" calcext:value-type="float">
            <text:p>0,00847458</text:p>
          </table:table-cell>
          <table:table-cell table:style-name="ce11" table:formula="of:=no_sexc/(Vt+[.A95])" office:value-type="float" office:value="0.0000576270610169492" calcext:value-type="float">
            <text:p>0,00005763</text:p>
          </table:table-cell>
          <table:table-cell table:style-name="ce11" table:formula="of:=no_sreactif/(Vt+[.A95])" office:value-type="float" office:value="0.0112994350282486" calcext:value-type="float">
            <text:p>0,01129944</text:p>
          </table:table-cell>
          <table:table-cell table:style-name="ce11" table:formula="of:=0.5*(-[.Q95]+SQRT([.Q95]*[.Q95]-0.00000000000004))" office:value-type="float" office:value="0.0000576268874868434" calcext:value-type="float">
            <text:p>0,00005763</text:p>
          </table:table-cell>
          <table:table-cell table:style-name="ce11" table:formula="of:=0.00000000000001/[.N95]" office:value-type="float" office:value="0.00000000017353010783869" calcext:value-type="float">
            <text:p>0,00000000</text:p>
          </table:table-cell>
          <table:table-cell table:style-name="ce11" table:formula="of:=-LOG([.N95])" office:value-type="float" office:value="4.23937483667048" calcext:value-type="float">
            <text:p>4,23937484</text:p>
          </table:table-cell>
          <table:table-cell table:style-name="ce11" table:formula="of:=[.B95]*2-[.C95]*2-[.E95]+[.F95]-2*[.G95]-2*[.J95]+[.K95]-[.L95]+[.M95]" office:value-type="float" office:value="-0.0000576270610169512" calcext:value-type="float">
            <text:p>-0,00005763</text:p>
          </table:table-cell>
          <table:table-cell table:formula="of:=[.B95]*[.B$13]+[.C$13]*[.C95]+[.E95]*[.E$13]+[.F$13]*[.F95]+[.G95]*[.G$13]+[.J$13]*[.J95]+[.K95]*[.K$13]+[.L$13]*[.L95]+[.M95]*[.M$13]+[.N$13]*[.N95]+[.O95]*[.O$13]" office:value-type="float" office:value="0.326353215263763" calcext:value-type="float">
            <text:p>0,326353215263763</text:p>
          </table:table-cell>
        </table:table-row>
        <table:table-row table:style-name="ro1">
          <table:table-cell table:style-name="ce11" table:formula="of:=[.A95]+dV" office:value-type="float" office:value="38" calcext:value-type="float">
            <text:p>38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96]&gt;0;0;c_titrant*[.A96]-no_preactif*2)/(Vt+[.A96])" office:value-type="float" office:value="0.00314606741573034" calcext:value-type="float">
            <text:p>0,00314607</text:p>
          </table:table-cell>
          <table:table-cell table:style-name="ce11" table:formula="of:=[.N96]" office:value-type="float" office:value="0.0000573031389726374" calcext:value-type="float">
            <text:p>0,00005730</text:p>
          </table:table-cell>
          <table:table-cell table:style-name="ce11" table:formula="of:=IF([.I96]&gt;0;no_reactif+c_titrant*[.A96]*1;no_reactif+no_preactif*2)/(Vt+[.A96])" office:value-type="float" office:value="0.0112359550561798" calcext:value-type="float">
            <text:p>0,01123596</text:p>
          </table:table-cell>
          <table:table-cell table:style-name="ce11" table:formula="of:=no_ptitre/(Vt+[.A96])" office:value-type="float" office:value="0.00112359550561798" calcext:value-type="float">
            <text:p>0,00112360</text:p>
          </table:table-cell>
          <table:table-cell table:style-name="ce11" table:formula="of:=IF([.I96]&gt;0;c_titrant*[.A96]*0.5;no_preactif*1)/(Vt+[.A96])" office:value-type="float" office:value="0.000561797752808989" calcext:value-type="float">
            <text:p>0,00056180</text:p>
          </table:table-cell>
          <table:table-cell table:style-name="ce11"/>
          <table:table-cell table:style-name="ce11" table:formula="of:=MAX(0;no_preactif -c_titrant*[.A96]*0.5)/(Vt+[.A96])" office:value-type="float" office:value="0" calcext:value-type="float">
            <text:p>0,00000000</text:p>
          </table:table-cell>
          <table:table-cell table:style-name="ce11" table:formula="of:=no_stitre/(Vt+[.A96])" office:value-type="float" office:value="0.00112359550561798" calcext:value-type="float">
            <text:p>0,00112360</text:p>
          </table:table-cell>
          <table:table-cell table:style-name="ce11" table:formula="of:=c_titrant*[.A96]*2/(Vt+[.A96])" office:value-type="float" office:value="0.00853932584269663" calcext:value-type="float">
            <text:p>0,00853933</text:p>
          </table:table-cell>
          <table:table-cell table:style-name="ce11" table:formula="of:=no_sexc/(Vt+[.A96])" office:value-type="float" office:value="0.0000573033134831461" calcext:value-type="float">
            <text:p>0,00005730</text:p>
          </table:table-cell>
          <table:table-cell table:style-name="ce11" table:formula="of:=no_sreactif/(Vt+[.A96])" office:value-type="float" office:value="0.0112359550561798" calcext:value-type="float">
            <text:p>0,01123596</text:p>
          </table:table-cell>
          <table:table-cell table:style-name="ce11" table:formula="of:=0.5*(-[.Q96]+SQRT([.Q96]*[.Q96]-0.00000000000004))" office:value-type="float" office:value="0.0000573031389726374" calcext:value-type="float">
            <text:p>0,00005730</text:p>
          </table:table-cell>
          <table:table-cell table:style-name="ce11" table:formula="of:=0.00000000000001/[.N96]" office:value-type="float" office:value="0.000000000174510509882802" calcext:value-type="float">
            <text:p>0,00000000</text:p>
          </table:table-cell>
          <table:table-cell table:style-name="ce11" table:formula="of:=-LOG([.N96])" office:value-type="float" office:value="4.24182158743651" calcext:value-type="float">
            <text:p>4,24182159</text:p>
          </table:table-cell>
          <table:table-cell table:style-name="ce11" table:formula="of:=[.B96]*2-[.C96]*2-[.E96]+[.F96]-2*[.G96]-2*[.J96]+[.K96]-[.L96]+[.M96]" office:value-type="float" office:value="-0.0000573033134831473" calcext:value-type="float">
            <text:p>-0,00005730</text:p>
          </table:table-cell>
          <table:table-cell table:formula="of:=[.B96]*[.B$13]+[.C$13]*[.C96]+[.E96]*[.E$13]+[.F$13]*[.F96]+[.G96]*[.G$13]+[.J$13]*[.J96]+[.K96]*[.K$13]+[.L$13]*[.L96]+[.M96]*[.M$13]+[.N$13]*[.N96]+[.O96]*[.O$13]" office:value-type="float" office:value="0.3263062870586" calcext:value-type="float">
            <text:p>0,3263062870586</text:p>
          </table:table-cell>
        </table:table-row>
        <table:table-row table:style-name="ro1">
          <table:table-cell table:style-name="ce11" table:formula="of:=[.A96]+dV" office:value-type="float" office:value="38.5" calcext:value-type="float">
            <text:p>38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97]&gt;0;0;c_titrant*[.A97]-no_preactif*2)/(Vt+[.A97])" office:value-type="float" office:value="0.00318435754189944" calcext:value-type="float">
            <text:p>0,00318436</text:p>
          </table:table-cell>
          <table:table-cell table:style-name="ce11" table:formula="of:=[.N97]" office:value-type="float" office:value="0.0000569830077493131" calcext:value-type="float">
            <text:p>0,00005698</text:p>
          </table:table-cell>
          <table:table-cell table:style-name="ce11" table:formula="of:=IF([.I97]&gt;0;no_reactif+c_titrant*[.A97]*1;no_reactif+no_preactif*2)/(Vt+[.A97])" office:value-type="float" office:value="0.0111731843575419" calcext:value-type="float">
            <text:p>0,01117318</text:p>
          </table:table-cell>
          <table:table-cell table:style-name="ce11" table:formula="of:=no_ptitre/(Vt+[.A97])" office:value-type="float" office:value="0.00111731843575419" calcext:value-type="float">
            <text:p>0,00111732</text:p>
          </table:table-cell>
          <table:table-cell table:style-name="ce11" table:formula="of:=IF([.I97]&gt;0;c_titrant*[.A97]*0.5;no_preactif*1)/(Vt+[.A97])" office:value-type="float" office:value="0.000558659217877095" calcext:value-type="float">
            <text:p>0,00055866</text:p>
          </table:table-cell>
          <table:table-cell table:style-name="ce11"/>
          <table:table-cell table:style-name="ce11" table:formula="of:=MAX(0;no_preactif -c_titrant*[.A97]*0.5)/(Vt+[.A97])" office:value-type="float" office:value="0" calcext:value-type="float">
            <text:p>0,00000000</text:p>
          </table:table-cell>
          <table:table-cell table:style-name="ce11" table:formula="of:=no_stitre/(Vt+[.A97])" office:value-type="float" office:value="0.00111731843575419" calcext:value-type="float">
            <text:p>0,00111732</text:p>
          </table:table-cell>
          <table:table-cell table:style-name="ce11" table:formula="of:=c_titrant*[.A97]*2/(Vt+[.A97])" office:value-type="float" office:value="0.00860335195530726" calcext:value-type="float">
            <text:p>0,00860335</text:p>
          </table:table-cell>
          <table:table-cell table:style-name="ce11" table:formula="of:=no_sexc/(Vt+[.A97])" office:value-type="float" office:value="0.0000569831832402235" calcext:value-type="float">
            <text:p>0,00005698</text:p>
          </table:table-cell>
          <table:table-cell table:style-name="ce11" table:formula="of:=no_sreactif/(Vt+[.A97])" office:value-type="float" office:value="0.0111731843575419" calcext:value-type="float">
            <text:p>0,01117318</text:p>
          </table:table-cell>
          <table:table-cell table:style-name="ce11" table:formula="of:=0.5*(-[.Q97]+SQRT([.Q97]*[.Q97]-0.00000000000004))" office:value-type="float" office:value="0.0000569830077493131" calcext:value-type="float">
            <text:p>0,00005698</text:p>
          </table:table-cell>
          <table:table-cell table:style-name="ce11" table:formula="of:=0.00000000000001/[.N97]" office:value-type="float" office:value="0.000000000175490912027552" calcext:value-type="float">
            <text:p>0,00000000</text:p>
          </table:table-cell>
          <table:table-cell table:style-name="ce11" table:formula="of:=-LOG([.N97])" office:value-type="float" office:value="4.24425463100993" calcext:value-type="float">
            <text:p>4,24425463</text:p>
          </table:table-cell>
          <table:table-cell table:style-name="ce11" table:formula="of:=[.B97]*2-[.C97]*2-[.E97]+[.F97]-2*[.G97]-2*[.J97]+[.K97]-[.L97]+[.M97]" office:value-type="float" office:value="-0.0000569831832402251" calcext:value-type="float">
            <text:p>-0,00005698</text:p>
          </table:table-cell>
          <table:table-cell table:formula="of:=[.B97]*[.B$13]+[.C$13]*[.C97]+[.E97]*[.E$13]+[.F$13]*[.F97]+[.G97]*[.G$13]+[.J$13]*[.J97]+[.K97]*[.K$13]+[.L$13]*[.L97]+[.M97]*[.M$13]+[.N$13]*[.N97]+[.O97]*[.O$13]" office:value-type="float" office:value="0.326259883190758" calcext:value-type="float">
            <text:p>0,326259883190758</text:p>
          </table:table-cell>
        </table:table-row>
        <table:table-row table:style-name="ro1">
          <table:table-cell table:style-name="ce11" table:formula="of:=[.A97]+dV" office:value-type="float" office:value="39" calcext:value-type="float">
            <text:p>39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98]&gt;0;0;c_titrant*[.A98]-no_preactif*2)/(Vt+[.A98])" office:value-type="float" office:value="0.00322222222222222" calcext:value-type="float">
            <text:p>0,00322222</text:p>
          </table:table-cell>
          <table:table-cell table:style-name="ce11" table:formula="of:=[.N98]" office:value-type="float" office:value="0.000056666433528688" calcext:value-type="float">
            <text:p>0,00005667</text:p>
          </table:table-cell>
          <table:table-cell table:style-name="ce11" table:formula="of:=IF([.I98]&gt;0;no_reactif+c_titrant*[.A98]*1;no_reactif+no_preactif*2)/(Vt+[.A98])" office:value-type="float" office:value="0.0111111111111111" calcext:value-type="float">
            <text:p>0,01111111</text:p>
          </table:table-cell>
          <table:table-cell table:style-name="ce11" table:formula="of:=no_ptitre/(Vt+[.A98])" office:value-type="float" office:value="0.00111111111111111" calcext:value-type="float">
            <text:p>0,00111111</text:p>
          </table:table-cell>
          <table:table-cell table:style-name="ce11" table:formula="of:=IF([.I98]&gt;0;c_titrant*[.A98]*0.5;no_preactif*1)/(Vt+[.A98])" office:value-type="float" office:value="0.000555555555555556" calcext:value-type="float">
            <text:p>0,00055556</text:p>
          </table:table-cell>
          <table:table-cell table:style-name="ce11"/>
          <table:table-cell table:style-name="ce11" table:formula="of:=MAX(0;no_preactif -c_titrant*[.A98]*0.5)/(Vt+[.A98])" office:value-type="float" office:value="0" calcext:value-type="float">
            <text:p>0,00000000</text:p>
          </table:table-cell>
          <table:table-cell table:style-name="ce11" table:formula="of:=no_stitre/(Vt+[.A98])" office:value-type="float" office:value="0.00111111111111111" calcext:value-type="float">
            <text:p>0,00111111</text:p>
          </table:table-cell>
          <table:table-cell table:style-name="ce11" table:formula="of:=c_titrant*[.A98]*2/(Vt+[.A98])" office:value-type="float" office:value="0.00866666666666667" calcext:value-type="float">
            <text:p>0,00866667</text:p>
          </table:table-cell>
          <table:table-cell table:style-name="ce11" table:formula="of:=no_sexc/(Vt+[.A98])" office:value-type="float" office:value="0.00005666661" calcext:value-type="float">
            <text:p>0,00005667</text:p>
          </table:table-cell>
          <table:table-cell table:style-name="ce11" table:formula="of:=no_sreactif/(Vt+[.A98])" office:value-type="float" office:value="0.0111111111111111" calcext:value-type="float">
            <text:p>0,01111111</text:p>
          </table:table-cell>
          <table:table-cell table:style-name="ce11" table:formula="of:=0.5*(-[.Q98]+SQRT([.Q98]*[.Q98]-0.00000000000004))" office:value-type="float" office:value="0.000056666433528688" calcext:value-type="float">
            <text:p>0,00005667</text:p>
          </table:table-cell>
          <table:table-cell table:style-name="ce11" table:formula="of:=0.00000000000001/[.N98]" office:value-type="float" office:value="0.000000000176471314273509" calcext:value-type="float">
            <text:p>0,00000000</text:p>
          </table:table-cell>
          <table:table-cell table:style-name="ce11" table:formula="of:=-LOG([.N98])" office:value-type="float" office:value="4.24667412011926" calcext:value-type="float">
            <text:p>4,24667412</text:p>
          </table:table-cell>
          <table:table-cell table:style-name="ce11" table:formula="of:=[.B98]*2-[.C98]*2-[.E98]+[.F98]-2*[.G98]-2*[.J98]+[.K98]-[.L98]+[.M98]" office:value-type="float" office:value="-0.0000566666100000023" calcext:value-type="float">
            <text:p>-0,00005667</text:p>
          </table:table-cell>
          <table:table-cell table:formula="of:=[.B98]*[.B$13]+[.C$13]*[.C98]+[.E98]*[.E$13]+[.F$13]*[.F98]+[.G98]*[.G$13]+[.J$13]*[.J98]+[.K98]*[.K$13]+[.L$13]*[.L98]+[.M98]*[.M$13]+[.N$13]*[.N98]+[.O98]*[.O$13]" office:value-type="float" office:value="0.326213994921283" calcext:value-type="float">
            <text:p>0,326213994921283</text:p>
          </table:table-cell>
        </table:table-row>
        <table:table-row table:style-name="ro1">
          <table:table-cell table:style-name="ce11" table:formula="of:=[.A98]+dV" office:value-type="float" office:value="39.5" calcext:value-type="float">
            <text:p>39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99]&gt;0;0;c_titrant*[.A99]-no_preactif*2)/(Vt+[.A99])" office:value-type="float" office:value="0.00325966850828729" calcext:value-type="float">
            <text:p>0,00325967</text:p>
          </table:table-cell>
          <table:table-cell table:style-name="ce11" table:formula="of:=[.N99]" office:value-type="float" office:value="0.0000563533573549132" calcext:value-type="float">
            <text:p>0,00005635</text:p>
          </table:table-cell>
          <table:table-cell table:style-name="ce11" table:formula="of:=IF([.I99]&gt;0;no_reactif+c_titrant*[.A99]*1;no_reactif+no_preactif*2)/(Vt+[.A99])" office:value-type="float" office:value="0.0110497237569061" calcext:value-type="float">
            <text:p>0,01104972</text:p>
          </table:table-cell>
          <table:table-cell table:style-name="ce11" table:formula="of:=no_ptitre/(Vt+[.A99])" office:value-type="float" office:value="0.00110497237569061" calcext:value-type="float">
            <text:p>0,00110497</text:p>
          </table:table-cell>
          <table:table-cell table:style-name="ce11" table:formula="of:=IF([.I99]&gt;0;c_titrant*[.A99]*0.5;no_preactif*1)/(Vt+[.A99])" office:value-type="float" office:value="0.000552486187845304" calcext:value-type="float">
            <text:p>0,00055249</text:p>
          </table:table-cell>
          <table:table-cell table:style-name="ce11"/>
          <table:table-cell table:style-name="ce11" table:formula="of:=MAX(0;no_preactif -c_titrant*[.A99]*0.5)/(Vt+[.A99])" office:value-type="float" office:value="0" calcext:value-type="float">
            <text:p>0,00000000</text:p>
          </table:table-cell>
          <table:table-cell table:style-name="ce11" table:formula="of:=no_stitre/(Vt+[.A99])" office:value-type="float" office:value="0.00110497237569061" calcext:value-type="float">
            <text:p>0,00110497</text:p>
          </table:table-cell>
          <table:table-cell table:style-name="ce11" table:formula="of:=c_titrant*[.A99]*2/(Vt+[.A99])" office:value-type="float" office:value="0.0087292817679558" calcext:value-type="float">
            <text:p>0,00872928</text:p>
          </table:table-cell>
          <table:table-cell table:style-name="ce11" table:formula="of:=no_sexc/(Vt+[.A99])" office:value-type="float" office:value="0.0000563535348066298" calcext:value-type="float">
            <text:p>0,00005635</text:p>
          </table:table-cell>
          <table:table-cell table:style-name="ce11" table:formula="of:=no_sreactif/(Vt+[.A99])" office:value-type="float" office:value="0.0110497237569061" calcext:value-type="float">
            <text:p>0,01104972</text:p>
          </table:table-cell>
          <table:table-cell table:style-name="ce11" table:formula="of:=0.5*(-[.Q99]+SQRT([.Q99]*[.Q99]-0.00000000000004))" office:value-type="float" office:value="0.0000563533573549132" calcext:value-type="float">
            <text:p>0,00005635</text:p>
          </table:table-cell>
          <table:table-cell table:style-name="ce11" table:formula="of:=0.00000000000001/[.N99]" office:value-type="float" office:value="0.000000000177451716621248" calcext:value-type="float">
            <text:p>0,00000000</text:p>
          </table:table-cell>
          <table:table-cell table:style-name="ce11" table:formula="of:=-LOG([.N99])" office:value-type="float" office:value="4.24908020495456" calcext:value-type="float">
            <text:p>4,24908020</text:p>
          </table:table-cell>
          <table:table-cell table:style-name="ce11" table:formula="of:=[.B99]*2-[.C99]*2-[.E99]+[.F99]-2*[.G99]-2*[.J99]+[.K99]-[.L99]+[.M99]" office:value-type="float" office:value="-0.0000563535348066298" calcext:value-type="float">
            <text:p>-0,00005635</text:p>
          </table:table-cell>
          <table:table-cell table:formula="of:=[.B99]*[.B$13]+[.C$13]*[.C99]+[.E99]*[.E$13]+[.F$13]*[.F99]+[.G99]*[.G$13]+[.J$13]*[.J99]+[.K99]*[.K$13]+[.L$13]*[.L99]+[.M99]*[.M$13]+[.N$13]*[.N99]+[.O99]*[.O$13]" office:value-type="float" office:value="0.326168613704347" calcext:value-type="float">
            <text:p>0,326168613704347</text:p>
          </table:table-cell>
        </table:table-row>
        <table:table-row table:style-name="ro1">
          <table:table-cell table:style-name="ce11" table:formula="of:=[.A99]+dV" office:value-type="float" office:value="40" calcext:value-type="float">
            <text:p>40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100]&gt;0;0;c_titrant*[.A100]-no_preactif*2)/(Vt+[.A100])" office:value-type="float" office:value="0.0032967032967033" calcext:value-type="float">
            <text:p>0,00329670</text:p>
          </table:table-cell>
          <table:table-cell table:style-name="ce11" table:formula="of:=[.N100]" office:value-type="float" office:value="0.0000560437215678795" calcext:value-type="float">
            <text:p>0,00005604</text:p>
          </table:table-cell>
          <table:table-cell table:style-name="ce11" table:formula="of:=IF([.I100]&gt;0;no_reactif+c_titrant*[.A100]*1;no_reactif+no_preactif*2)/(Vt+[.A100])" office:value-type="float" office:value="0.010989010989011" calcext:value-type="float">
            <text:p>0,01098901</text:p>
          </table:table-cell>
          <table:table-cell table:style-name="ce11" table:formula="of:=no_ptitre/(Vt+[.A100])" office:value-type="float" office:value="0.0010989010989011" calcext:value-type="float">
            <text:p>0,00109890</text:p>
          </table:table-cell>
          <table:table-cell table:style-name="ce11" table:formula="of:=IF([.I100]&gt;0;c_titrant*[.A100]*0.5;no_preactif*1)/(Vt+[.A100])" office:value-type="float" office:value="0.000549450549450549" calcext:value-type="float">
            <text:p>0,00054945</text:p>
          </table:table-cell>
          <table:table-cell table:style-name="ce11"/>
          <table:table-cell table:style-name="ce11" table:formula="of:=MAX(0;no_preactif -c_titrant*[.A100]*0.5)/(Vt+[.A100])" office:value-type="float" office:value="0" calcext:value-type="float">
            <text:p>0,00000000</text:p>
          </table:table-cell>
          <table:table-cell table:style-name="ce11" table:formula="of:=no_stitre/(Vt+[.A100])" office:value-type="float" office:value="0.0010989010989011" calcext:value-type="float">
            <text:p>0,00109890</text:p>
          </table:table-cell>
          <table:table-cell table:style-name="ce11" table:formula="of:=c_titrant*[.A100]*2/(Vt+[.A100])" office:value-type="float" office:value="0.00879120879120879" calcext:value-type="float">
            <text:p>0,00879121</text:p>
          </table:table-cell>
          <table:table-cell table:style-name="ce11" table:formula="of:=no_sexc/(Vt+[.A100])" office:value-type="float" office:value="0.0000560439" calcext:value-type="float">
            <text:p>0,00005604</text:p>
          </table:table-cell>
          <table:table-cell table:style-name="ce11" table:formula="of:=no_sreactif/(Vt+[.A100])" office:value-type="float" office:value="0.010989010989011" calcext:value-type="float">
            <text:p>0,01098901</text:p>
          </table:table-cell>
          <table:table-cell table:style-name="ce11" table:formula="of:=0.5*(-[.Q100]+SQRT([.Q100]*[.Q100]-0.00000000000004))" office:value-type="float" office:value="0.0000560437215678795" calcext:value-type="float">
            <text:p>0,00005604</text:p>
          </table:table-cell>
          <table:table-cell table:style-name="ce11" table:formula="of:=0.00000000000001/[.N100]" office:value-type="float" office:value="0.000000000178432119071324" calcext:value-type="float">
            <text:p>0,00000000</text:p>
          </table:table-cell>
          <table:table-cell table:style-name="ce11" table:formula="of:=-LOG([.N100])" office:value-type="float" office:value="4.25147303322335" calcext:value-type="float">
            <text:p>4,25147303</text:p>
          </table:table-cell>
          <table:table-cell table:style-name="ce11" table:formula="of:=[.B100]*2-[.C100]*2-[.E100]+[.F100]-2*[.G100]-2*[.J100]+[.K100]-[.L100]+[.M100]" office:value-type="float" office:value="-0.0000560438999999986" calcext:value-type="float">
            <text:p>-0,00005604</text:p>
          </table:table-cell>
          <table:table-cell table:formula="of:=[.B100]*[.B$13]+[.C$13]*[.C100]+[.E100]*[.E$13]+[.F$13]*[.F100]+[.G100]*[.G$13]+[.J$13]*[.J100]+[.K100]*[.K$13]+[.L$13]*[.L100]+[.M100]*[.M$13]+[.N$13]*[.N100]+[.O100]*[.O$13]" office:value-type="float" office:value="0.326123731181939" calcext:value-type="float">
            <text:p>0,326123731181939</text:p>
          </table:table-cell>
        </table:table-row>
        <table:table-row table:style-name="ro1">
          <table:table-cell table:style-name="ce11" table:formula="of:=[.A100]+dV" office:value-type="float" office:value="40.5" calcext:value-type="float">
            <text:p>40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101]&gt;0;0;c_titrant*[.A101]-no_preactif*2)/(Vt+[.A101])" office:value-type="float" office:value="0.00333333333333333" calcext:value-type="float">
            <text:p>0,00333333</text:p>
          </table:table-cell>
          <table:table-cell table:style-name="ce11" table:formula="of:=[.N101]" office:value-type="float" office:value="0.0000557374697678026" calcext:value-type="float">
            <text:p>0,00005574</text:p>
          </table:table-cell>
          <table:table-cell table:style-name="ce11" table:formula="of:=IF([.I101]&gt;0;no_reactif+c_titrant*[.A101]*1;no_reactif+no_preactif*2)/(Vt+[.A101])" office:value-type="float" office:value="0.0109289617486339" calcext:value-type="float">
            <text:p>0,01092896</text:p>
          </table:table-cell>
          <table:table-cell table:style-name="ce11" table:formula="of:=no_ptitre/(Vt+[.A101])" office:value-type="float" office:value="0.00109289617486339" calcext:value-type="float">
            <text:p>0,00109290</text:p>
          </table:table-cell>
          <table:table-cell table:style-name="ce11" table:formula="of:=IF([.I101]&gt;0;c_titrant*[.A101]*0.5;no_preactif*1)/(Vt+[.A101])" office:value-type="float" office:value="0.000546448087431694" calcext:value-type="float">
            <text:p>0,00054645</text:p>
          </table:table-cell>
          <table:table-cell table:style-name="ce11"/>
          <table:table-cell table:style-name="ce11" table:formula="of:=MAX(0;no_preactif -c_titrant*[.A101]*0.5)/(Vt+[.A101])" office:value-type="float" office:value="0" calcext:value-type="float">
            <text:p>0,00000000</text:p>
          </table:table-cell>
          <table:table-cell table:style-name="ce11" table:formula="of:=no_stitre/(Vt+[.A101])" office:value-type="float" office:value="0.00109289617486339" calcext:value-type="float">
            <text:p>0,00109290</text:p>
          </table:table-cell>
          <table:table-cell table:style-name="ce11" table:formula="of:=c_titrant*[.A101]*2/(Vt+[.A101])" office:value-type="float" office:value="0.00885245901639344" calcext:value-type="float">
            <text:p>0,00885246</text:p>
          </table:table-cell>
          <table:table-cell table:style-name="ce11" table:formula="of:=no_sexc/(Vt+[.A101])" office:value-type="float" office:value="0.0000557376491803279" calcext:value-type="float">
            <text:p>0,00005574</text:p>
          </table:table-cell>
          <table:table-cell table:style-name="ce11" table:formula="of:=no_sreactif/(Vt+[.A101])" office:value-type="float" office:value="0.0109289617486339" calcext:value-type="float">
            <text:p>0,01092896</text:p>
          </table:table-cell>
          <table:table-cell table:style-name="ce11" table:formula="of:=0.5*(-[.Q101]+SQRT([.Q101]*[.Q101]-0.00000000000004))" office:value-type="float" office:value="0.0000557374697678026" calcext:value-type="float">
            <text:p>0,00005574</text:p>
          </table:table-cell>
          <table:table-cell table:style-name="ce11" table:formula="of:=0.00000000000001/[.N101]" office:value-type="float" office:value="0.000000000179412521624306" calcext:value-type="float">
            <text:p>0,00000000</text:p>
          </table:table-cell>
          <table:table-cell table:style-name="ce11" table:formula="of:=-LOG([.N101])" office:value-type="float" office:value="4.25385275020511" calcext:value-type="float">
            <text:p>4,25385275</text:p>
          </table:table-cell>
          <table:table-cell table:style-name="ce11" table:formula="of:=[.B101]*2-[.C101]*2-[.E101]+[.F101]-2*[.G101]-2*[.J101]+[.K101]-[.L101]+[.M101]" office:value-type="float" office:value="-0.0000557376491803242" calcext:value-type="float">
            <text:p>-0,00005574</text:p>
          </table:table-cell>
          <table:table-cell table:formula="of:=[.B101]*[.B$13]+[.C$13]*[.C101]+[.E101]*[.E$13]+[.F$13]*[.F101]+[.G101]*[.G$13]+[.J$13]*[.J101]+[.K101]*[.K$13]+[.L$13]*[.L101]+[.M101]*[.M$13]+[.N$13]*[.N101]+[.O101]*[.O$13]" office:value-type="float" office:value="0.32607933917874" calcext:value-type="float">
            <text:p>0,32607933917874</text:p>
          </table:table-cell>
        </table:table-row>
        <table:table-row table:style-name="ro1">
          <table:table-cell table:style-name="ce11" table:formula="of:=[.A101]+dV" office:value-type="float" office:value="41" calcext:value-type="float">
            <text:p>41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102]&gt;0;0;c_titrant*[.A102]-no_preactif*2)/(Vt+[.A102])" office:value-type="float" office:value="0.0033695652173913" calcext:value-type="float">
            <text:p>0,00336957</text:p>
          </table:table-cell>
          <table:table-cell table:style-name="ce11" table:formula="of:=[.N102]" office:value-type="float" office:value="0.0000554345467809889" calcext:value-type="float">
            <text:p>0,00005543</text:p>
          </table:table-cell>
          <table:table-cell table:style-name="ce11" table:formula="of:=IF([.I102]&gt;0;no_reactif+c_titrant*[.A102]*1;no_reactif+no_preactif*2)/(Vt+[.A102])" office:value-type="float" office:value="0.0108695652173913" calcext:value-type="float">
            <text:p>0,01086957</text:p>
          </table:table-cell>
          <table:table-cell table:style-name="ce11" table:formula="of:=no_ptitre/(Vt+[.A102])" office:value-type="float" office:value="0.00108695652173913" calcext:value-type="float">
            <text:p>0,00108696</text:p>
          </table:table-cell>
          <table:table-cell table:style-name="ce11" table:formula="of:=IF([.I102]&gt;0;c_titrant*[.A102]*0.5;no_preactif*1)/(Vt+[.A102])" office:value-type="float" office:value="0.000543478260869565" calcext:value-type="float">
            <text:p>0,00054348</text:p>
          </table:table-cell>
          <table:table-cell table:style-name="ce11"/>
          <table:table-cell table:style-name="ce11" table:formula="of:=MAX(0;no_preactif -c_titrant*[.A102]*0.5)/(Vt+[.A102])" office:value-type="float" office:value="0" calcext:value-type="float">
            <text:p>0,00000000</text:p>
          </table:table-cell>
          <table:table-cell table:style-name="ce11" table:formula="of:=no_stitre/(Vt+[.A102])" office:value-type="float" office:value="0.00108695652173913" calcext:value-type="float">
            <text:p>0,00108696</text:p>
          </table:table-cell>
          <table:table-cell table:style-name="ce11" table:formula="of:=c_titrant*[.A102]*2/(Vt+[.A102])" office:value-type="float" office:value="0.00891304347826087" calcext:value-type="float">
            <text:p>0,00891304</text:p>
          </table:table-cell>
          <table:table-cell table:style-name="ce11" table:formula="of:=no_sexc/(Vt+[.A102])" office:value-type="float" office:value="0.000055434727173913" calcext:value-type="float">
            <text:p>0,00005543</text:p>
          </table:table-cell>
          <table:table-cell table:style-name="ce11" table:formula="of:=no_sreactif/(Vt+[.A102])" office:value-type="float" office:value="0.0108695652173913" calcext:value-type="float">
            <text:p>0,01086957</text:p>
          </table:table-cell>
          <table:table-cell table:style-name="ce11" table:formula="of:=0.5*(-[.Q102]+SQRT([.Q102]*[.Q102]-0.00000000000004))" office:value-type="float" office:value="0.0000554345467809889" calcext:value-type="float">
            <text:p>0,00005543</text:p>
          </table:table-cell>
          <table:table-cell table:style-name="ce11" table:formula="of:=0.00000000000001/[.N102]" office:value-type="float" office:value="0.000000000180392924280739" calcext:value-type="float">
            <text:p>0,00000000</text:p>
          </table:table-cell>
          <table:table-cell table:style-name="ce11" table:formula="of:=-LOG([.N102])" office:value-type="float" office:value="4.25621949880406" calcext:value-type="float">
            <text:p>4,25621950</text:p>
          </table:table-cell>
          <table:table-cell table:style-name="ce11" table:formula="of:=[.B102]*2-[.C102]*2-[.E102]+[.F102]-2*[.G102]-2*[.J102]+[.K102]-[.L102]+[.M102]" office:value-type="float" office:value="-0.0000554347271739131" calcext:value-type="float">
            <text:p>-0,00005543</text:p>
          </table:table-cell>
          <table:table-cell table:formula="of:=[.B102]*[.B$13]+[.C$13]*[.C102]+[.E102]*[.E$13]+[.F$13]*[.F102]+[.G102]*[.G$13]+[.J$13]*[.J102]+[.K102]*[.K$13]+[.L$13]*[.L102]+[.M102]*[.M$13]+[.N$13]*[.N102]+[.O102]*[.O$13]" office:value-type="float" office:value="0.326035429697154" calcext:value-type="float">
            <text:p>0,326035429697154</text:p>
          </table:table-cell>
        </table:table-row>
        <table:table-row table:style-name="ro1">
          <table:table-cell table:style-name="ce11" table:formula="of:=[.A102]+dV" office:value-type="float" office:value="41.5" calcext:value-type="float">
            <text:p>41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103]&gt;0;0;c_titrant*[.A103]-no_preactif*2)/(Vt+[.A103])" office:value-type="float" office:value="0.00340540540540541" calcext:value-type="float">
            <text:p>0,00340541</text:p>
          </table:table-cell>
          <table:table-cell table:style-name="ce11" table:formula="of:=[.N103]" office:value-type="float" office:value="0.0000551348986266705" calcext:value-type="float">
            <text:p>0,00005513</text:p>
          </table:table-cell>
          <table:table-cell table:style-name="ce11" table:formula="of:=IF([.I103]&gt;0;no_reactif+c_titrant*[.A103]*1;no_reactif+no_preactif*2)/(Vt+[.A103])" office:value-type="float" office:value="0.0108108108108108" calcext:value-type="float">
            <text:p>0,01081081</text:p>
          </table:table-cell>
          <table:table-cell table:style-name="ce11" table:formula="of:=no_ptitre/(Vt+[.A103])" office:value-type="float" office:value="0.00108108108108108" calcext:value-type="float">
            <text:p>0,00108108</text:p>
          </table:table-cell>
          <table:table-cell table:style-name="ce11" table:formula="of:=IF([.I103]&gt;0;c_titrant*[.A103]*0.5;no_preactif*1)/(Vt+[.A103])" office:value-type="float" office:value="0.000540540540540541" calcext:value-type="float">
            <text:p>0,00054054</text:p>
          </table:table-cell>
          <table:table-cell table:style-name="ce11"/>
          <table:table-cell table:style-name="ce11" table:formula="of:=MAX(0;no_preactif -c_titrant*[.A103]*0.5)/(Vt+[.A103])" office:value-type="float" office:value="0" calcext:value-type="float">
            <text:p>0,00000000</text:p>
          </table:table-cell>
          <table:table-cell table:style-name="ce11" table:formula="of:=no_stitre/(Vt+[.A103])" office:value-type="float" office:value="0.00108108108108108" calcext:value-type="float">
            <text:p>0,00108108</text:p>
          </table:table-cell>
          <table:table-cell table:style-name="ce11" table:formula="of:=c_titrant*[.A103]*2/(Vt+[.A103])" office:value-type="float" office:value="0.00897297297297297" calcext:value-type="float">
            <text:p>0,00897297</text:p>
          </table:table-cell>
          <table:table-cell table:style-name="ce11" table:formula="of:=no_sexc/(Vt+[.A103])" office:value-type="float" office:value="0.00005513508" calcext:value-type="float">
            <text:p>0,00005514</text:p>
          </table:table-cell>
          <table:table-cell table:style-name="ce11" table:formula="of:=no_sreactif/(Vt+[.A103])" office:value-type="float" office:value="0.0108108108108108" calcext:value-type="float">
            <text:p>0,01081081</text:p>
          </table:table-cell>
          <table:table-cell table:style-name="ce11" table:formula="of:=0.5*(-[.Q103]+SQRT([.Q103]*[.Q103]-0.00000000000004))" office:value-type="float" office:value="0.0000551348986266705" calcext:value-type="float">
            <text:p>0,00005513</text:p>
          </table:table-cell>
          <table:table-cell table:style-name="ce11" table:formula="of:=0.00000000000001/[.N103]" office:value-type="float" office:value="0.000000000181373327041227" calcext:value-type="float">
            <text:p>0,00000000</text:p>
          </table:table-cell>
          <table:table-cell table:style-name="ce11" table:formula="of:=-LOG([.N103])" office:value-type="float" office:value="4.25857341960092" calcext:value-type="float">
            <text:p>4,25857342</text:p>
          </table:table-cell>
          <table:table-cell table:style-name="ce11" table:formula="of:=[.B103]*2-[.C103]*2-[.E103]+[.F103]-2*[.G103]-2*[.J103]+[.K103]-[.L103]+[.M103]" office:value-type="float" office:value="-0.0000551350799999975" calcext:value-type="float">
            <text:p>-0,00005514</text:p>
          </table:table-cell>
          <table:table-cell table:formula="of:=[.B103]*[.B$13]+[.C$13]*[.C103]+[.E103]*[.E$13]+[.F$13]*[.F103]+[.G103]*[.G$13]+[.J$13]*[.J103]+[.K103]*[.K$13]+[.L$13]*[.L103]+[.M103]*[.M$13]+[.N$13]*[.N103]+[.O103]*[.O$13]" office:value-type="float" office:value="0.325991994912506" calcext:value-type="float">
            <text:p>0,325991994912506</text:p>
          </table:table-cell>
        </table:table-row>
        <table:table-row table:style-name="ro1">
          <table:table-cell table:style-name="ce11" table:formula="of:=[.A103]+dV" office:value-type="float" office:value="42" calcext:value-type="float">
            <text:p>42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104]&gt;0;0;c_titrant*[.A104]-no_preactif*2)/(Vt+[.A104])" office:value-type="float" office:value="0.00344086021505376" calcext:value-type="float">
            <text:p>0,00344086</text:p>
          </table:table-cell>
          <table:table-cell table:style-name="ce11" table:formula="of:=[.N104]" office:value-type="float" office:value="0.0000548384724849809" calcext:value-type="float">
            <text:p>0,00005484</text:p>
          </table:table-cell>
          <table:table-cell table:style-name="ce11" table:formula="of:=IF([.I104]&gt;0;no_reactif+c_titrant*[.A104]*1;no_reactif+no_preactif*2)/(Vt+[.A104])" office:value-type="float" office:value="0.010752688172043" calcext:value-type="float">
            <text:p>0,01075269</text:p>
          </table:table-cell>
          <table:table-cell table:style-name="ce11" table:formula="of:=no_ptitre/(Vt+[.A104])" office:value-type="float" office:value="0.0010752688172043" calcext:value-type="float">
            <text:p>0,00107527</text:p>
          </table:table-cell>
          <table:table-cell table:style-name="ce11" table:formula="of:=IF([.I104]&gt;0;c_titrant*[.A104]*0.5;no_preactif*1)/(Vt+[.A104])" office:value-type="float" office:value="0.000537634408602151" calcext:value-type="float">
            <text:p>0,00053763</text:p>
          </table:table-cell>
          <table:table-cell table:style-name="ce11"/>
          <table:table-cell table:style-name="ce11" table:formula="of:=MAX(0;no_preactif -c_titrant*[.A104]*0.5)/(Vt+[.A104])" office:value-type="float" office:value="0" calcext:value-type="float">
            <text:p>0,00000000</text:p>
          </table:table-cell>
          <table:table-cell table:style-name="ce11" table:formula="of:=no_stitre/(Vt+[.A104])" office:value-type="float" office:value="0.0010752688172043" calcext:value-type="float">
            <text:p>0,00107527</text:p>
          </table:table-cell>
          <table:table-cell table:style-name="ce11" table:formula="of:=c_titrant*[.A104]*2/(Vt+[.A104])" office:value-type="float" office:value="0.00903225806451613" calcext:value-type="float">
            <text:p>0,00903226</text:p>
          </table:table-cell>
          <table:table-cell table:style-name="ce11" table:formula="of:=no_sexc/(Vt+[.A104])" office:value-type="float" office:value="0.0000548386548387097" calcext:value-type="float">
            <text:p>0,00005484</text:p>
          </table:table-cell>
          <table:table-cell table:style-name="ce11" table:formula="of:=no_sreactif/(Vt+[.A104])" office:value-type="float" office:value="0.010752688172043" calcext:value-type="float">
            <text:p>0,01075269</text:p>
          </table:table-cell>
          <table:table-cell table:style-name="ce11" table:formula="of:=0.5*(-[.Q104]+SQRT([.Q104]*[.Q104]-0.00000000000004))" office:value-type="float" office:value="0.0000548384724849809" calcext:value-type="float">
            <text:p>0,00005484</text:p>
          </table:table-cell>
          <table:table-cell table:style-name="ce11" table:formula="of:=0.00000000000001/[.N104]" office:value-type="float" office:value="0.000000000182353729906295" calcext:value-type="float">
            <text:p>0,00000000</text:p>
          </table:table-cell>
          <table:table-cell table:style-name="ce11" table:formula="of:=-LOG([.N104])" office:value-type="float" office:value="4.26091465090264" calcext:value-type="float">
            <text:p>4,26091465</text:p>
          </table:table-cell>
          <table:table-cell table:style-name="ce11" table:formula="of:=[.B104]*2-[.C104]*2-[.E104]+[.F104]-2*[.G104]-2*[.J104]+[.K104]-[.L104]+[.M104]" office:value-type="float" office:value="-0.0000548386548387108" calcext:value-type="float">
            <text:p>-0,00005484</text:p>
          </table:table-cell>
          <table:table-cell table:formula="of:=[.B104]*[.B$13]+[.C$13]*[.C104]+[.E104]*[.E$13]+[.F$13]*[.F104]+[.G104]*[.G$13]+[.J$13]*[.J104]+[.K104]*[.K$13]+[.L$13]*[.L104]+[.M104]*[.M$13]+[.N$13]*[.N104]+[.O104]*[.O$13]" office:value-type="float" office:value="0.325949027168394" calcext:value-type="float">
            <text:p>0,325949027168394</text:p>
          </table:table-cell>
        </table:table-row>
        <table:table-row table:style-name="ro1">
          <table:table-cell table:style-name="ce11" table:formula="of:=[.A104]+dV" office:value-type="float" office:value="42.5" calcext:value-type="float">
            <text:p>42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105]&gt;0;0;c_titrant*[.A105]-no_preactif*2)/(Vt+[.A105])" office:value-type="float" office:value="0.003475935828877" calcext:value-type="float">
            <text:p>0,00347594</text:p>
          </table:table-cell>
          <table:table-cell table:style-name="ce11" table:formula="of:=[.N105]" office:value-type="float" office:value="0.0000545452166658686" calcext:value-type="float">
            <text:p>0,00005455</text:p>
          </table:table-cell>
          <table:table-cell table:style-name="ce11" table:formula="of:=IF([.I105]&gt;0;no_reactif+c_titrant*[.A105]*1;no_reactif+no_preactif*2)/(Vt+[.A105])" office:value-type="float" office:value="0.0106951871657754" calcext:value-type="float">
            <text:p>0,01069519</text:p>
          </table:table-cell>
          <table:table-cell table:style-name="ce11" table:formula="of:=no_ptitre/(Vt+[.A105])" office:value-type="float" office:value="0.00106951871657754" calcext:value-type="float">
            <text:p>0,00106952</text:p>
          </table:table-cell>
          <table:table-cell table:style-name="ce11" table:formula="of:=IF([.I105]&gt;0;c_titrant*[.A105]*0.5;no_preactif*1)/(Vt+[.A105])" office:value-type="float" office:value="0.00053475935828877" calcext:value-type="float">
            <text:p>0,00053476</text:p>
          </table:table-cell>
          <table:table-cell table:style-name="ce11"/>
          <table:table-cell table:style-name="ce11" table:formula="of:=MAX(0;no_preactif -c_titrant*[.A105]*0.5)/(Vt+[.A105])" office:value-type="float" office:value="0" calcext:value-type="float">
            <text:p>0,00000000</text:p>
          </table:table-cell>
          <table:table-cell table:style-name="ce11" table:formula="of:=no_stitre/(Vt+[.A105])" office:value-type="float" office:value="0.00106951871657754" calcext:value-type="float">
            <text:p>0,00106952</text:p>
          </table:table-cell>
          <table:table-cell table:style-name="ce11" table:formula="of:=c_titrant*[.A105]*2/(Vt+[.A105])" office:value-type="float" office:value="0.00909090909090909" calcext:value-type="float">
            <text:p>0,00909091</text:p>
          </table:table-cell>
          <table:table-cell table:style-name="ce11" table:formula="of:=no_sexc/(Vt+[.A105])" office:value-type="float" office:value="0.0000545454" calcext:value-type="float">
            <text:p>0,00005455</text:p>
          </table:table-cell>
          <table:table-cell table:style-name="ce11" table:formula="of:=no_sreactif/(Vt+[.A105])" office:value-type="float" office:value="0.0106951871657754" calcext:value-type="float">
            <text:p>0,01069519</text:p>
          </table:table-cell>
          <table:table-cell table:style-name="ce11" table:formula="of:=0.5*(-[.Q105]+SQRT([.Q105]*[.Q105]-0.00000000000004))" office:value-type="float" office:value="0.0000545452166658686" calcext:value-type="float">
            <text:p>0,00005455</text:p>
          </table:table-cell>
          <table:table-cell table:style-name="ce11" table:formula="of:=0.00000000000001/[.N105]" office:value-type="float" office:value="0.00000000018333413287654" calcext:value-type="float">
            <text:p>0,00000000</text:p>
          </table:table-cell>
          <table:table-cell table:style-name="ce11" table:formula="of:=-LOG([.N105])" office:value-type="float" office:value="4.26324332879156" calcext:value-type="float">
            <text:p>4,26324333</text:p>
          </table:table-cell>
          <table:table-cell table:style-name="ce11" table:formula="of:=[.B105]*2-[.C105]*2-[.E105]+[.F105]-2*[.G105]-2*[.J105]+[.K105]-[.L105]+[.M105]" office:value-type="float" office:value="-0.0000545454000000015" calcext:value-type="float">
            <text:p>-0,00005455</text:p>
          </table:table-cell>
          <table:table-cell table:formula="of:=[.B105]*[.B$13]+[.C$13]*[.C105]+[.E105]*[.E$13]+[.F$13]*[.F105]+[.G105]*[.G$13]+[.J$13]*[.J105]+[.K105]*[.K$13]+[.L$13]*[.L105]+[.M105]*[.M$13]+[.N$13]*[.N105]+[.O105]*[.O$13]" office:value-type="float" office:value="0.325906518972189" calcext:value-type="float">
            <text:p>0,325906518972189</text:p>
          </table:table-cell>
        </table:table-row>
        <table:table-row table:style-name="ro1">
          <table:table-cell table:style-name="ce11" table:formula="of:=[.A105]+dV" office:value-type="float" office:value="43" calcext:value-type="float">
            <text:p>43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106]&gt;0;0;c_titrant*[.A106]-no_preactif*2)/(Vt+[.A106])" office:value-type="float" office:value="0.00351063829787234" calcext:value-type="float">
            <text:p>0,00351064</text:p>
          </table:table-cell>
          <table:table-cell table:style-name="ce11" table:formula="of:=[.N106]" office:value-type="float" office:value="0.0000542550805790811" calcext:value-type="float">
            <text:p>0,00005426</text:p>
          </table:table-cell>
          <table:table-cell table:style-name="ce11" table:formula="of:=IF([.I106]&gt;0;no_reactif+c_titrant*[.A106]*1;no_reactif+no_preactif*2)/(Vt+[.A106])" office:value-type="float" office:value="0.0106382978723404" calcext:value-type="float">
            <text:p>0,01063830</text:p>
          </table:table-cell>
          <table:table-cell table:style-name="ce11" table:formula="of:=no_ptitre/(Vt+[.A106])" office:value-type="float" office:value="0.00106382978723404" calcext:value-type="float">
            <text:p>0,00106383</text:p>
          </table:table-cell>
          <table:table-cell table:style-name="ce11" table:formula="of:=IF([.I106]&gt;0;c_titrant*[.A106]*0.5;no_preactif*1)/(Vt+[.A106])" office:value-type="float" office:value="0.000531914893617021" calcext:value-type="float">
            <text:p>0,00053191</text:p>
          </table:table-cell>
          <table:table-cell table:style-name="ce11"/>
          <table:table-cell table:style-name="ce11" table:formula="of:=MAX(0;no_preactif -c_titrant*[.A106]*0.5)/(Vt+[.A106])" office:value-type="float" office:value="0" calcext:value-type="float">
            <text:p>0,00000000</text:p>
          </table:table-cell>
          <table:table-cell table:style-name="ce11" table:formula="of:=no_stitre/(Vt+[.A106])" office:value-type="float" office:value="0.00106382978723404" calcext:value-type="float">
            <text:p>0,00106383</text:p>
          </table:table-cell>
          <table:table-cell table:style-name="ce11" table:formula="of:=c_titrant*[.A106]*2/(Vt+[.A106])" office:value-type="float" office:value="0.00914893617021277" calcext:value-type="float">
            <text:p>0,00914894</text:p>
          </table:table-cell>
          <table:table-cell table:style-name="ce11" table:formula="of:=no_sexc/(Vt+[.A106])" office:value-type="float" office:value="0.000054255264893617" calcext:value-type="float">
            <text:p>0,00005426</text:p>
          </table:table-cell>
          <table:table-cell table:style-name="ce11" table:formula="of:=no_sreactif/(Vt+[.A106])" office:value-type="float" office:value="0.0106382978723404" calcext:value-type="float">
            <text:p>0,01063830</text:p>
          </table:table-cell>
          <table:table-cell table:style-name="ce11" table:formula="of:=0.5*(-[.Q106]+SQRT([.Q106]*[.Q106]-0.00000000000004))" office:value-type="float" office:value="0.0000542550805790811" calcext:value-type="float">
            <text:p>0,00005426</text:p>
          </table:table-cell>
          <table:table-cell table:style-name="ce11" table:formula="of:=0.00000000000001/[.N106]" office:value-type="float" office:value="0.000000000184314535952522" calcext:value-type="float">
            <text:p>0,00000000</text:p>
          </table:table-cell>
          <table:table-cell table:style-name="ce11" table:formula="of:=-LOG([.N106])" office:value-type="float" office:value="4.26555958717258" calcext:value-type="float">
            <text:p>4,26555959</text:p>
          </table:table-cell>
          <table:table-cell table:style-name="ce11" table:formula="of:=[.B106]*2-[.C106]*2-[.E106]+[.F106]-2*[.G106]-2*[.J106]+[.K106]-[.L106]+[.M106]" office:value-type="float" office:value="-0.000054255264893617" calcext:value-type="float">
            <text:p>-0,00005426</text:p>
          </table:table-cell>
          <table:table-cell table:formula="of:=[.B106]*[.B$13]+[.C$13]*[.C106]+[.E106]*[.E$13]+[.F$13]*[.F106]+[.G106]*[.G$13]+[.J$13]*[.J106]+[.K106]*[.K$13]+[.L$13]*[.L106]+[.M106]*[.M$13]+[.N$13]*[.N106]+[.O106]*[.O$13]" office:value-type="float" office:value="0.32586446299068" calcext:value-type="float">
            <text:p>0,32586446299068</text:p>
          </table:table-cell>
        </table:table-row>
        <table:table-row table:style-name="ro1">
          <table:table-cell table:style-name="ce11" table:formula="of:=[.A106]+dV" office:value-type="float" office:value="43.5" calcext:value-type="float">
            <text:p>43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107]&gt;0;0;c_titrant*[.A107]-no_preactif*2)/(Vt+[.A107])" office:value-type="float" office:value="0.00354497354497354" calcext:value-type="float">
            <text:p>0,00354497</text:p>
          </table:table-cell>
          <table:table-cell table:style-name="ce11" table:formula="of:=[.N107]" office:value-type="float" office:value="0.0000539680147050633" calcext:value-type="float">
            <text:p>0,00005397</text:p>
          </table:table-cell>
          <table:table-cell table:style-name="ce11" table:formula="of:=IF([.I107]&gt;0;no_reactif+c_titrant*[.A107]*1;no_reactif+no_preactif*2)/(Vt+[.A107])" office:value-type="float" office:value="0.0105820105820106" calcext:value-type="float">
            <text:p>0,01058201</text:p>
          </table:table-cell>
          <table:table-cell table:style-name="ce11" table:formula="of:=no_ptitre/(Vt+[.A107])" office:value-type="float" office:value="0.00105820105820106" calcext:value-type="float">
            <text:p>0,00105820</text:p>
          </table:table-cell>
          <table:table-cell table:style-name="ce11" table:formula="of:=IF([.I107]&gt;0;c_titrant*[.A107]*0.5;no_preactif*1)/(Vt+[.A107])" office:value-type="float" office:value="0.000529100529100529" calcext:value-type="float">
            <text:p>0,00052910</text:p>
          </table:table-cell>
          <table:table-cell table:style-name="ce11"/>
          <table:table-cell table:style-name="ce11" table:formula="of:=MAX(0;no_preactif -c_titrant*[.A107]*0.5)/(Vt+[.A107])" office:value-type="float" office:value="0" calcext:value-type="float">
            <text:p>0,00000000</text:p>
          </table:table-cell>
          <table:table-cell table:style-name="ce11" table:formula="of:=no_stitre/(Vt+[.A107])" office:value-type="float" office:value="0.00105820105820106" calcext:value-type="float">
            <text:p>0,00105820</text:p>
          </table:table-cell>
          <table:table-cell table:style-name="ce11" table:formula="of:=c_titrant*[.A107]*2/(Vt+[.A107])" office:value-type="float" office:value="0.00920634920634921" calcext:value-type="float">
            <text:p>0,00920635</text:p>
          </table:table-cell>
          <table:table-cell table:style-name="ce11" table:formula="of:=no_sexc/(Vt+[.A107])" office:value-type="float" office:value="0.0000539682" calcext:value-type="float">
            <text:p>0,00005397</text:p>
          </table:table-cell>
          <table:table-cell table:style-name="ce11" table:formula="of:=no_sreactif/(Vt+[.A107])" office:value-type="float" office:value="0.0105820105820106" calcext:value-type="float">
            <text:p>0,01058201</text:p>
          </table:table-cell>
          <table:table-cell table:style-name="ce11" table:formula="of:=0.5*(-[.Q107]+SQRT([.Q107]*[.Q107]-0.00000000000004))" office:value-type="float" office:value="0.0000539680147050633" calcext:value-type="float">
            <text:p>0,00005397</text:p>
          </table:table-cell>
          <table:table-cell table:style-name="ce11" table:formula="of:=0.00000000000001/[.N107]" office:value-type="float" office:value="0.000000000185294939134787" calcext:value-type="float">
            <text:p>0,00000000</text:p>
          </table:table-cell>
          <table:table-cell table:style-name="ce11" table:formula="of:=-LOG([.N107])" office:value-type="float" office:value="4.26786355781943" calcext:value-type="float">
            <text:p>4,26786356</text:p>
          </table:table-cell>
          <table:table-cell table:style-name="ce11" table:formula="of:=[.B107]*2-[.C107]*2-[.E107]+[.F107]-2*[.G107]-2*[.J107]+[.K107]-[.L107]+[.M107]" office:value-type="float" office:value="-0.0000539682000000024" calcext:value-type="float">
            <text:p>-0,00005397</text:p>
          </table:table-cell>
          <table:table-cell table:formula="of:=[.B107]*[.B$13]+[.C$13]*[.C107]+[.E107]*[.E$13]+[.F$13]*[.F107]+[.G107]*[.G$13]+[.J$13]*[.J107]+[.K107]*[.K$13]+[.L$13]*[.L107]+[.M107]*[.M$13]+[.N$13]*[.N107]+[.O107]*[.O$13]" office:value-type="float" office:value="0.325822852045856" calcext:value-type="float">
            <text:p>0,325822852045856</text:p>
          </table:table-cell>
        </table:table-row>
        <table:table-row table:style-name="ro1">
          <table:table-cell table:style-name="ce11" table:formula="of:=[.A107]+dV" office:value-type="float" office:value="44" calcext:value-type="float">
            <text:p>44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108]&gt;0;0;c_titrant*[.A108]-no_preactif*2)/(Vt+[.A108])" office:value-type="float" office:value="0.00357894736842105" calcext:value-type="float">
            <text:p>0,00357895</text:p>
          </table:table-cell>
          <table:table-cell table:style-name="ce11" table:formula="of:=[.N108]" office:value-type="float" office:value="0.0000536839705667594" calcext:value-type="float">
            <text:p>0,00005368</text:p>
          </table:table-cell>
          <table:table-cell table:style-name="ce11" table:formula="of:=IF([.I108]&gt;0;no_reactif+c_titrant*[.A108]*1;no_reactif+no_preactif*2)/(Vt+[.A108])" office:value-type="float" office:value="0.0105263157894737" calcext:value-type="float">
            <text:p>0,01052632</text:p>
          </table:table-cell>
          <table:table-cell table:style-name="ce11" table:formula="of:=no_ptitre/(Vt+[.A108])" office:value-type="float" office:value="0.00105263157894737" calcext:value-type="float">
            <text:p>0,00105263</text:p>
          </table:table-cell>
          <table:table-cell table:style-name="ce11" table:formula="of:=IF([.I108]&gt;0;c_titrant*[.A108]*0.5;no_preactif*1)/(Vt+[.A108])" office:value-type="float" office:value="0.000526315789473684" calcext:value-type="float">
            <text:p>0,00052632</text:p>
          </table:table-cell>
          <table:table-cell table:style-name="ce11"/>
          <table:table-cell table:style-name="ce11" table:formula="of:=MAX(0;no_preactif -c_titrant*[.A108]*0.5)/(Vt+[.A108])" office:value-type="float" office:value="0" calcext:value-type="float">
            <text:p>0,00000000</text:p>
          </table:table-cell>
          <table:table-cell table:style-name="ce11" table:formula="of:=no_stitre/(Vt+[.A108])" office:value-type="float" office:value="0.00105263157894737" calcext:value-type="float">
            <text:p>0,00105263</text:p>
          </table:table-cell>
          <table:table-cell table:style-name="ce11" table:formula="of:=c_titrant*[.A108]*2/(Vt+[.A108])" office:value-type="float" office:value="0.00926315789473684" calcext:value-type="float">
            <text:p>0,00926316</text:p>
          </table:table-cell>
          <table:table-cell table:style-name="ce11" table:formula="of:=no_sexc/(Vt+[.A108])" office:value-type="float" office:value="0.0000536841568421053" calcext:value-type="float">
            <text:p>0,00005368</text:p>
          </table:table-cell>
          <table:table-cell table:style-name="ce11" table:formula="of:=no_sreactif/(Vt+[.A108])" office:value-type="float" office:value="0.0105263157894737" calcext:value-type="float">
            <text:p>0,01052632</text:p>
          </table:table-cell>
          <table:table-cell table:style-name="ce11" table:formula="of:=0.5*(-[.Q108]+SQRT([.Q108]*[.Q108]-0.00000000000004))" office:value-type="float" office:value="0.0000536839705667594" calcext:value-type="float">
            <text:p>0,00005368</text:p>
          </table:table-cell>
          <table:table-cell table:style-name="ce11" table:formula="of:=0.00000000000001/[.N108]" office:value-type="float" office:value="0.000000000186275342423943" calcext:value-type="float">
            <text:p>0,00000000</text:p>
          </table:table-cell>
          <table:table-cell table:style-name="ce11" table:formula="of:=-LOG([.N108])" office:value-type="float" office:value="4.27015537041987" calcext:value-type="float">
            <text:p>4,27015537</text:p>
          </table:table-cell>
          <table:table-cell table:style-name="ce11" table:formula="of:=[.B108]*2-[.C108]*2-[.E108]+[.F108]-2*[.G108]-2*[.J108]+[.K108]-[.L108]+[.M108]" office:value-type="float" office:value="-0.0000536841568421018" calcext:value-type="float">
            <text:p>-0,00005368</text:p>
          </table:table-cell>
          <table:table-cell table:formula="of:=[.B108]*[.B$13]+[.C$13]*[.C108]+[.E108]*[.E$13]+[.F$13]*[.F108]+[.G108]*[.G$13]+[.J$13]*[.J108]+[.K108]*[.K$13]+[.L$13]*[.L108]+[.M108]*[.M$13]+[.N$13]*[.N108]+[.O108]*[.O$13]" office:value-type="float" office:value="0.325781679110821" calcext:value-type="float">
            <text:p>0,325781679110821</text:p>
          </table:table-cell>
        </table:table-row>
        <table:table-row table:style-name="ro1">
          <table:table-cell table:style-name="ce11" table:formula="of:=[.A108]+dV" office:value-type="float" office:value="44.5" calcext:value-type="float">
            <text:p>44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109]&gt;0;0;c_titrant*[.A109]-no_preactif*2)/(Vt+[.A109])" office:value-type="float" office:value="0.00361256544502618" calcext:value-type="float">
            <text:p>0,00361257</text:p>
          </table:table-cell>
          <table:table-cell table:style-name="ce11" table:formula="of:=[.N109]" office:value-type="float" office:value="0.0000534029007023694" calcext:value-type="float">
            <text:p>0,00005340</text:p>
          </table:table-cell>
          <table:table-cell table:style-name="ce11" table:formula="of:=IF([.I109]&gt;0;no_reactif+c_titrant*[.A109]*1;no_reactif+no_preactif*2)/(Vt+[.A109])" office:value-type="float" office:value="0.0104712041884817" calcext:value-type="float">
            <text:p>0,01047120</text:p>
          </table:table-cell>
          <table:table-cell table:style-name="ce11" table:formula="of:=no_ptitre/(Vt+[.A109])" office:value-type="float" office:value="0.00104712041884817" calcext:value-type="float">
            <text:p>0,00104712</text:p>
          </table:table-cell>
          <table:table-cell table:style-name="ce11" table:formula="of:=IF([.I109]&gt;0;c_titrant*[.A109]*0.5;no_preactif*1)/(Vt+[.A109])" office:value-type="float" office:value="0.000523560209424084" calcext:value-type="float">
            <text:p>0,00052356</text:p>
          </table:table-cell>
          <table:table-cell table:style-name="ce11"/>
          <table:table-cell table:style-name="ce11" table:formula="of:=MAX(0;no_preactif -c_titrant*[.A109]*0.5)/(Vt+[.A109])" office:value-type="float" office:value="0" calcext:value-type="float">
            <text:p>0,00000000</text:p>
          </table:table-cell>
          <table:table-cell table:style-name="ce11" table:formula="of:=no_stitre/(Vt+[.A109])" office:value-type="float" office:value="0.00104712041884817" calcext:value-type="float">
            <text:p>0,00104712</text:p>
          </table:table-cell>
          <table:table-cell table:style-name="ce11" table:formula="of:=c_titrant*[.A109]*2/(Vt+[.A109])" office:value-type="float" office:value="0.00931937172774869" calcext:value-type="float">
            <text:p>0,00931937</text:p>
          </table:table-cell>
          <table:table-cell table:style-name="ce11" table:formula="of:=no_sexc/(Vt+[.A109])" office:value-type="float" office:value="0.0000534030879581152" calcext:value-type="float">
            <text:p>0,00005340</text:p>
          </table:table-cell>
          <table:table-cell table:style-name="ce11" table:formula="of:=no_sreactif/(Vt+[.A109])" office:value-type="float" office:value="0.0104712041884817" calcext:value-type="float">
            <text:p>0,01047120</text:p>
          </table:table-cell>
          <table:table-cell table:style-name="ce11" table:formula="of:=0.5*(-[.Q109]+SQRT([.Q109]*[.Q109]-0.00000000000004))" office:value-type="float" office:value="0.0000534029007023694" calcext:value-type="float">
            <text:p>0,00005340</text:p>
          </table:table-cell>
          <table:table-cell table:style-name="ce11" table:formula="of:=0.00000000000001/[.N109]" office:value-type="float" office:value="0.000000000187255745820495" calcext:value-type="float">
            <text:p>0,00000000</text:p>
          </table:table-cell>
          <table:table-cell table:style-name="ce11" table:formula="of:=-LOG([.N109])" office:value-type="float" office:value="4.27243515261903" calcext:value-type="float">
            <text:p>4,27243515</text:p>
          </table:table-cell>
          <table:table-cell table:style-name="ce11" table:formula="of:=[.B109]*2-[.C109]*2-[.E109]+[.F109]-2*[.G109]-2*[.J109]+[.K109]-[.L109]+[.M109]" office:value-type="float" office:value="-0.0000534030879581152" calcext:value-type="float">
            <text:p>-0,00005340</text:p>
          </table:table-cell>
          <table:table-cell table:formula="of:=[.B109]*[.B$13]+[.C$13]*[.C109]+[.E109]*[.E$13]+[.F$13]*[.F109]+[.G109]*[.G$13]+[.J$13]*[.J109]+[.K109]*[.K$13]+[.L$13]*[.L109]+[.M109]*[.M$13]+[.N$13]*[.N109]+[.O109]*[.O$13]" office:value-type="float" office:value="0.325740937305842" calcext:value-type="float">
            <text:p>0,325740937305842</text:p>
          </table:table-cell>
        </table:table-row>
        <table:table-row table:style-name="ro1">
          <table:table-cell table:style-name="ce11" table:formula="of:=[.A109]+dV" office:value-type="float" office:value="45" calcext:value-type="float">
            <text:p>45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110]&gt;0;0;c_titrant*[.A110]-no_preactif*2)/(Vt+[.A110])" office:value-type="float" office:value="0.00364583333333333" calcext:value-type="float">
            <text:p>0,00364583</text:p>
          </table:table-cell>
          <table:table-cell table:style-name="ce11" table:formula="of:=[.N110]" office:value-type="float" office:value="0.0000531247586388508" calcext:value-type="float">
            <text:p>0,00005312</text:p>
          </table:table-cell>
          <table:table-cell table:style-name="ce11" table:formula="of:=IF([.I110]&gt;0;no_reactif+c_titrant*[.A110]*1;no_reactif+no_preactif*2)/(Vt+[.A110])" office:value-type="float" office:value="0.0104166666666667" calcext:value-type="float">
            <text:p>0,01041667</text:p>
          </table:table-cell>
          <table:table-cell table:style-name="ce11" table:formula="of:=no_ptitre/(Vt+[.A110])" office:value-type="float" office:value="0.00104166666666667" calcext:value-type="float">
            <text:p>0,00104167</text:p>
          </table:table-cell>
          <table:table-cell table:style-name="ce11" table:formula="of:=IF([.I110]&gt;0;c_titrant*[.A110]*0.5;no_preactif*1)/(Vt+[.A110])" office:value-type="float" office:value="0.000520833333333333" calcext:value-type="float">
            <text:p>0,00052083</text:p>
          </table:table-cell>
          <table:table-cell table:style-name="ce11"/>
          <table:table-cell table:style-name="ce11" table:formula="of:=MAX(0;no_preactif -c_titrant*[.A110]*0.5)/(Vt+[.A110])" office:value-type="float" office:value="0" calcext:value-type="float">
            <text:p>0,00000000</text:p>
          </table:table-cell>
          <table:table-cell table:style-name="ce11" table:formula="of:=no_stitre/(Vt+[.A110])" office:value-type="float" office:value="0.00104166666666667" calcext:value-type="float">
            <text:p>0,00104167</text:p>
          </table:table-cell>
          <table:table-cell table:style-name="ce11" table:formula="of:=c_titrant*[.A110]*2/(Vt+[.A110])" office:value-type="float" office:value="0.009375" calcext:value-type="float">
            <text:p>0,00937500</text:p>
          </table:table-cell>
          <table:table-cell table:style-name="ce11" table:formula="of:=no_sexc/(Vt+[.A110])" office:value-type="float" office:value="0.000053124946875" calcext:value-type="float">
            <text:p>0,00005312</text:p>
          </table:table-cell>
          <table:table-cell table:style-name="ce11" table:formula="of:=no_sreactif/(Vt+[.A110])" office:value-type="float" office:value="0.0104166666666667" calcext:value-type="float">
            <text:p>0,01041667</text:p>
          </table:table-cell>
          <table:table-cell table:style-name="ce11" table:formula="of:=0.5*(-[.Q110]+SQRT([.Q110]*[.Q110]-0.00000000000004))" office:value-type="float" office:value="0.0000531247586388508" calcext:value-type="float">
            <text:p>0,00005312</text:p>
          </table:table-cell>
          <table:table-cell table:style-name="ce11" table:formula="of:=0.00000000000001/[.N110]" office:value-type="float" office:value="0.000000000188236149325051" calcext:value-type="float">
            <text:p>0,00000000</text:p>
          </table:table-cell>
          <table:table-cell table:style-name="ce11" table:formula="of:=-LOG([.N110])" office:value-type="float" office:value="4.27470303006264" calcext:value-type="float">
            <text:p>4,27470303</text:p>
          </table:table-cell>
          <table:table-cell table:style-name="ce11" table:formula="of:=[.B110]*2-[.C110]*2-[.E110]+[.F110]-2*[.G110]-2*[.J110]+[.K110]-[.L110]+[.M110]" office:value-type="float" office:value="-0.0000531249468750002" calcext:value-type="float">
            <text:p>-0,00005312</text:p>
          </table:table-cell>
          <table:table-cell table:formula="of:=[.B110]*[.B$13]+[.C$13]*[.C110]+[.E110]*[.E$13]+[.F$13]*[.F110]+[.G110]*[.G$13]+[.J$13]*[.J110]+[.K110]*[.K$13]+[.L$13]*[.L110]+[.M110]*[.M$13]+[.N$13]*[.N110]+[.O110]*[.O$13]" office:value-type="float" office:value="0.32570061989451" calcext:value-type="float">
            <text:p>0,32570061989451</text:p>
          </table:table-cell>
        </table:table-row>
        <table:table-row table:style-name="ro1">
          <table:table-cell table:style-name="ce11" table:formula="of:=[.A110]+dV" office:value-type="float" office:value="45.5" calcext:value-type="float">
            <text:p>45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111]&gt;0;0;c_titrant*[.A111]-no_preactif*2)/(Vt+[.A111])" office:value-type="float" office:value="0.00367875647668394" calcext:value-type="float">
            <text:p>0,00367876</text:p>
          </table:table-cell>
          <table:table-cell table:style-name="ce11" table:formula="of:=[.N111]" office:value-type="float" office:value="0.0000528494988663474" calcext:value-type="float">
            <text:p>0,00005285</text:p>
          </table:table-cell>
          <table:table-cell table:style-name="ce11" table:formula="of:=IF([.I111]&gt;0;no_reactif+c_titrant*[.A111]*1;no_reactif+no_preactif*2)/(Vt+[.A111])" office:value-type="float" office:value="0.0103626943005181" calcext:value-type="float">
            <text:p>0,01036269</text:p>
          </table:table-cell>
          <table:table-cell table:style-name="ce11" table:formula="of:=no_ptitre/(Vt+[.A111])" office:value-type="float" office:value="0.00103626943005181" calcext:value-type="float">
            <text:p>0,00103627</text:p>
          </table:table-cell>
          <table:table-cell table:style-name="ce11" table:formula="of:=IF([.I111]&gt;0;c_titrant*[.A111]*0.5;no_preactif*1)/(Vt+[.A111])" office:value-type="float" office:value="0.000518134715025907" calcext:value-type="float">
            <text:p>0,00051813</text:p>
          </table:table-cell>
          <table:table-cell table:style-name="ce11"/>
          <table:table-cell table:style-name="ce11" table:formula="of:=MAX(0;no_preactif -c_titrant*[.A111]*0.5)/(Vt+[.A111])" office:value-type="float" office:value="0" calcext:value-type="float">
            <text:p>0,00000000</text:p>
          </table:table-cell>
          <table:table-cell table:style-name="ce11" table:formula="of:=no_stitre/(Vt+[.A111])" office:value-type="float" office:value="0.00103626943005181" calcext:value-type="float">
            <text:p>0,00103627</text:p>
          </table:table-cell>
          <table:table-cell table:style-name="ce11" table:formula="of:=c_titrant*[.A111]*2/(Vt+[.A111])" office:value-type="float" office:value="0.0094300518134715" calcext:value-type="float">
            <text:p>0,00943005</text:p>
          </table:table-cell>
          <table:table-cell table:style-name="ce11" table:formula="of:=no_sexc/(Vt+[.A111])" office:value-type="float" office:value="0.0000528496880829016" calcext:value-type="float">
            <text:p>0,00005285</text:p>
          </table:table-cell>
          <table:table-cell table:style-name="ce11" table:formula="of:=no_sreactif/(Vt+[.A111])" office:value-type="float" office:value="0.0103626943005181" calcext:value-type="float">
            <text:p>0,01036269</text:p>
          </table:table-cell>
          <table:table-cell table:style-name="ce11" table:formula="of:=0.5*(-[.Q111]+SQRT([.Q111]*[.Q111]-0.00000000000004))" office:value-type="float" office:value="0.0000528494988663474" calcext:value-type="float">
            <text:p>0,00005285</text:p>
          </table:table-cell>
          <table:table-cell table:style-name="ce11" table:formula="of:=0.00000000000001/[.N111]" office:value-type="float" office:value="0.00000000018921655293817" calcext:value-type="float">
            <text:p>0,00000000</text:p>
          </table:table-cell>
          <table:table-cell table:style-name="ce11" table:formula="of:=-LOG([.N111])" office:value-type="float" office:value="4.27695912643814" calcext:value-type="float">
            <text:p>4,27695913</text:p>
          </table:table-cell>
          <table:table-cell table:style-name="ce11" table:formula="of:=[.B111]*2-[.C111]*2-[.E111]+[.F111]-2*[.G111]-2*[.J111]+[.K111]-[.L111]+[.M111]" office:value-type="float" office:value="-0.0000528496880829003" calcext:value-type="float">
            <text:p>-0,00005285</text:p>
          </table:table-cell>
          <table:table-cell table:formula="of:=[.B111]*[.B$13]+[.C$13]*[.C111]+[.E111]*[.E$13]+[.F$13]*[.F111]+[.G111]*[.G$13]+[.J$13]*[.J111]+[.K111]*[.K$13]+[.L$13]*[.L111]+[.M111]*[.M$13]+[.N$13]*[.N111]+[.O111]*[.O$13]" office:value-type="float" office:value="0.325660720280032" calcext:value-type="float">
            <text:p>0,325660720280032</text:p>
          </table:table-cell>
        </table:table-row>
        <table:table-row table:style-name="ro1">
          <table:table-cell table:style-name="ce11" table:formula="of:=[.A111]+dV" office:value-type="float" office:value="46" calcext:value-type="float">
            <text:p>46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112]&gt;0;0;c_titrant*[.A112]-no_preactif*2)/(Vt+[.A112])" office:value-type="float" office:value="0.00371134020618557" calcext:value-type="float">
            <text:p>0,00371134</text:p>
          </table:table-cell>
          <table:table-cell table:style-name="ce11" table:formula="of:=[.N112]" office:value-type="float" office:value="0.0000525770768133511" calcext:value-type="float">
            <text:p>0,00005258</text:p>
          </table:table-cell>
          <table:table-cell table:style-name="ce11" table:formula="of:=IF([.I112]&gt;0;no_reactif+c_titrant*[.A112]*1;no_reactif+no_preactif*2)/(Vt+[.A112])" office:value-type="float" office:value="0.0103092783505155" calcext:value-type="float">
            <text:p>0,01030928</text:p>
          </table:table-cell>
          <table:table-cell table:style-name="ce11" table:formula="of:=no_ptitre/(Vt+[.A112])" office:value-type="float" office:value="0.00103092783505155" calcext:value-type="float">
            <text:p>0,00103093</text:p>
          </table:table-cell>
          <table:table-cell table:style-name="ce11" table:formula="of:=IF([.I112]&gt;0;c_titrant*[.A112]*0.5;no_preactif*1)/(Vt+[.A112])" office:value-type="float" office:value="0.000515463917525773" calcext:value-type="float">
            <text:p>0,00051546</text:p>
          </table:table-cell>
          <table:table-cell table:style-name="ce11"/>
          <table:table-cell table:style-name="ce11" table:formula="of:=MAX(0;no_preactif -c_titrant*[.A112]*0.5)/(Vt+[.A112])" office:value-type="float" office:value="0" calcext:value-type="float">
            <text:p>0,00000000</text:p>
          </table:table-cell>
          <table:table-cell table:style-name="ce11" table:formula="of:=no_stitre/(Vt+[.A112])" office:value-type="float" office:value="0.00103092783505155" calcext:value-type="float">
            <text:p>0,00103093</text:p>
          </table:table-cell>
          <table:table-cell table:style-name="ce11" table:formula="of:=c_titrant*[.A112]*2/(Vt+[.A112])" office:value-type="float" office:value="0.00948453608247423" calcext:value-type="float">
            <text:p>0,00948454</text:p>
          </table:table-cell>
          <table:table-cell table:style-name="ce11" table:formula="of:=no_sexc/(Vt+[.A112])" office:value-type="float" office:value="0.0000525772670103093" calcext:value-type="float">
            <text:p>0,00005258</text:p>
          </table:table-cell>
          <table:table-cell table:style-name="ce11" table:formula="of:=no_sreactif/(Vt+[.A112])" office:value-type="float" office:value="0.0103092783505155" calcext:value-type="float">
            <text:p>0,01030928</text:p>
          </table:table-cell>
          <table:table-cell table:style-name="ce11" table:formula="of:=0.5*(-[.Q112]+SQRT([.Q112]*[.Q112]-0.00000000000004))" office:value-type="float" office:value="0.0000525770768133511" calcext:value-type="float">
            <text:p>0,00005258</text:p>
          </table:table-cell>
          <table:table-cell table:style-name="ce11" table:formula="of:=0.00000000000001/[.N112]" office:value-type="float" office:value="0.00000000019019695666041" calcext:value-type="float">
            <text:p>0,00000000</text:p>
          </table:table-cell>
          <table:table-cell table:style-name="ce11" table:formula="of:=-LOG([.N112])" office:value-type="float" office:value="4.27920356351536" calcext:value-type="float">
            <text:p>4,27920356</text:p>
          </table:table-cell>
          <table:table-cell table:style-name="ce11" table:formula="of:=[.B112]*2-[.C112]*2-[.E112]+[.F112]-2*[.G112]-2*[.J112]+[.K112]-[.L112]+[.M112]" office:value-type="float" office:value="-0.0000525772670103078" calcext:value-type="float">
            <text:p>-0,00005258</text:p>
          </table:table-cell>
          <table:table-cell table:formula="of:=[.B112]*[.B$13]+[.C$13]*[.C112]+[.E112]*[.E$13]+[.F$13]*[.F112]+[.G112]*[.G$13]+[.J$13]*[.J112]+[.K112]*[.K$13]+[.L$13]*[.L112]+[.M112]*[.M$13]+[.N$13]*[.N112]+[.O112]*[.O$13]" office:value-type="float" office:value="0.325621232001635" calcext:value-type="float">
            <text:p>0,325621232001635</text:p>
          </table:table-cell>
        </table:table-row>
        <table:table-row table:style-name="ro1">
          <table:table-cell table:style-name="ce11" table:formula="of:=[.A112]+dV" office:value-type="float" office:value="46.5" calcext:value-type="float">
            <text:p>46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113]&gt;0;0;c_titrant*[.A113]-no_preactif*2)/(Vt+[.A113])" office:value-type="float" office:value="0.00374358974358974" calcext:value-type="float">
            <text:p>0,00374359</text:p>
          </table:table-cell>
          <table:table-cell table:style-name="ce11" table:formula="of:=[.N113]" office:value-type="float" office:value="0.0000523074488226366" calcext:value-type="float">
            <text:p>0,00005231</text:p>
          </table:table-cell>
          <table:table-cell table:style-name="ce11" table:formula="of:=IF([.I113]&gt;0;no_reactif+c_titrant*[.A113]*1;no_reactif+no_preactif*2)/(Vt+[.A113])" office:value-type="float" office:value="0.0102564102564103" calcext:value-type="float">
            <text:p>0,01025641</text:p>
          </table:table-cell>
          <table:table-cell table:style-name="ce11" table:formula="of:=no_ptitre/(Vt+[.A113])" office:value-type="float" office:value="0.00102564102564103" calcext:value-type="float">
            <text:p>0,00102564</text:p>
          </table:table-cell>
          <table:table-cell table:style-name="ce11" table:formula="of:=IF([.I113]&gt;0;c_titrant*[.A113]*0.5;no_preactif*1)/(Vt+[.A113])" office:value-type="float" office:value="0.000512820512820513" calcext:value-type="float">
            <text:p>0,00051282</text:p>
          </table:table-cell>
          <table:table-cell table:style-name="ce11"/>
          <table:table-cell table:style-name="ce11" table:formula="of:=MAX(0;no_preactif -c_titrant*[.A113]*0.5)/(Vt+[.A113])" office:value-type="float" office:value="0" calcext:value-type="float">
            <text:p>0,00000000</text:p>
          </table:table-cell>
          <table:table-cell table:style-name="ce11" table:formula="of:=no_stitre/(Vt+[.A113])" office:value-type="float" office:value="0.00102564102564103" calcext:value-type="float">
            <text:p>0,00102564</text:p>
          </table:table-cell>
          <table:table-cell table:style-name="ce11" table:formula="of:=c_titrant*[.A113]*2/(Vt+[.A113])" office:value-type="float" office:value="0.00953846153846154" calcext:value-type="float">
            <text:p>0,00953846</text:p>
          </table:table-cell>
          <table:table-cell table:style-name="ce11" table:formula="of:=no_sexc/(Vt+[.A113])" office:value-type="float" office:value="0.00005230764" calcext:value-type="float">
            <text:p>0,00005231</text:p>
          </table:table-cell>
          <table:table-cell table:style-name="ce11" table:formula="of:=no_sreactif/(Vt+[.A113])" office:value-type="float" office:value="0.0102564102564103" calcext:value-type="float">
            <text:p>0,01025641</text:p>
          </table:table-cell>
          <table:table-cell table:style-name="ce11" table:formula="of:=0.5*(-[.Q113]+SQRT([.Q113]*[.Q113]-0.00000000000004))" office:value-type="float" office:value="0.0000523074488226366" calcext:value-type="float">
            <text:p>0,00005231</text:p>
          </table:table-cell>
          <table:table-cell table:style-name="ce11" table:formula="of:=0.00000000000001/[.N113]" office:value-type="float" office:value="0.000000000191177360492343" calcext:value-type="float">
            <text:p>0,00000000</text:p>
          </table:table-cell>
          <table:table-cell table:style-name="ce11" table:formula="of:=-LOG([.N113])" office:value-type="float" office:value="4.28143646118591" calcext:value-type="float">
            <text:p>4,28143646</text:p>
          </table:table-cell>
          <table:table-cell table:style-name="ce11" table:formula="of:=[.B113]*2-[.C113]*2-[.E113]+[.F113]-2*[.G113]-2*[.J113]+[.K113]-[.L113]+[.M113]" office:value-type="float" office:value="-0.0000523076399999971" calcext:value-type="float">
            <text:p>-0,00005231</text:p>
          </table:table-cell>
          <table:table-cell table:formula="of:=[.B113]*[.B$13]+[.C$13]*[.C113]+[.E113]*[.E$13]+[.F$13]*[.F113]+[.G113]*[.G$13]+[.J$13]*[.J113]+[.K113]*[.K$13]+[.L$13]*[.L113]+[.M113]*[.M$13]+[.N$13]*[.N113]+[.O113]*[.O$13]" office:value-type="float" office:value="0.325582148731069" calcext:value-type="float">
            <text:p>0,325582148731069</text:p>
          </table:table-cell>
        </table:table-row>
        <table:table-row table:style-name="ro1">
          <table:table-cell table:style-name="ce11" table:formula="of:=[.A113]+dV" office:value-type="float" office:value="47" calcext:value-type="float">
            <text:p>47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114]&gt;0;0;c_titrant*[.A114]-no_preactif*2)/(Vt+[.A114])" office:value-type="float" office:value="0.00377551020408163" calcext:value-type="float">
            <text:p>0,00377551</text:p>
          </table:table-cell>
          <table:table-cell table:style-name="ce11" table:formula="of:=[.N114]" office:value-type="float" office:value="0.0000520405721279481" calcext:value-type="float">
            <text:p>0,00005204</text:p>
          </table:table-cell>
          <table:table-cell table:style-name="ce11" table:formula="of:=IF([.I114]&gt;0;no_reactif+c_titrant*[.A114]*1;no_reactif+no_preactif*2)/(Vt+[.A114])" office:value-type="float" office:value="0.0102040816326531" calcext:value-type="float">
            <text:p>0,01020408</text:p>
          </table:table-cell>
          <table:table-cell table:style-name="ce11" table:formula="of:=no_ptitre/(Vt+[.A114])" office:value-type="float" office:value="0.00102040816326531" calcext:value-type="float">
            <text:p>0,00102041</text:p>
          </table:table-cell>
          <table:table-cell table:style-name="ce11" table:formula="of:=IF([.I114]&gt;0;c_titrant*[.A114]*0.5;no_preactif*1)/(Vt+[.A114])" office:value-type="float" office:value="0.000510204081632653" calcext:value-type="float">
            <text:p>0,00051020</text:p>
          </table:table-cell>
          <table:table-cell table:style-name="ce11"/>
          <table:table-cell table:style-name="ce11" table:formula="of:=MAX(0;no_preactif -c_titrant*[.A114]*0.5)/(Vt+[.A114])" office:value-type="float" office:value="0" calcext:value-type="float">
            <text:p>0,00000000</text:p>
          </table:table-cell>
          <table:table-cell table:style-name="ce11" table:formula="of:=no_stitre/(Vt+[.A114])" office:value-type="float" office:value="0.00102040816326531" calcext:value-type="float">
            <text:p>0,00102041</text:p>
          </table:table-cell>
          <table:table-cell table:style-name="ce11" table:formula="of:=c_titrant*[.A114]*2/(Vt+[.A114])" office:value-type="float" office:value="0.00959183673469388" calcext:value-type="float">
            <text:p>0,00959184</text:p>
          </table:table-cell>
          <table:table-cell table:style-name="ce11" table:formula="of:=no_sexc/(Vt+[.A114])" office:value-type="float" office:value="0.0000520407642857143" calcext:value-type="float">
            <text:p>0,00005204</text:p>
          </table:table-cell>
          <table:table-cell table:style-name="ce11" table:formula="of:=no_sreactif/(Vt+[.A114])" office:value-type="float" office:value="0.0102040816326531" calcext:value-type="float">
            <text:p>0,01020408</text:p>
          </table:table-cell>
          <table:table-cell table:style-name="ce11" table:formula="of:=0.5*(-[.Q114]+SQRT([.Q114]*[.Q114]-0.00000000000004))" office:value-type="float" office:value="0.0000520405721279481" calcext:value-type="float">
            <text:p>0,00005204</text:p>
          </table:table-cell>
          <table:table-cell table:style-name="ce11" table:formula="of:=0.00000000000001/[.N114]" office:value-type="float" office:value="0.000000000192157764434522" calcext:value-type="float">
            <text:p>0,00000000</text:p>
          </table:table-cell>
          <table:table-cell table:style-name="ce11" table:formula="of:=-LOG([.N114])" office:value-type="float" office:value="4.28365793750159" calcext:value-type="float">
            <text:p>4,28365794</text:p>
          </table:table-cell>
          <table:table-cell table:style-name="ce11" table:formula="of:=[.B114]*2-[.C114]*2-[.E114]+[.F114]-2*[.G114]-2*[.J114]+[.K114]-[.L114]+[.M114]" office:value-type="float" office:value="-0.0000520407642857126" calcext:value-type="float">
            <text:p>-0,00005204</text:p>
          </table:table-cell>
          <table:table-cell table:formula="of:=[.B114]*[.B$13]+[.C$13]*[.C114]+[.E114]*[.E$13]+[.F$13]*[.F114]+[.G114]*[.G$13]+[.J$13]*[.J114]+[.K114]*[.K$13]+[.L$13]*[.L114]+[.M114]*[.M$13]+[.N$13]*[.N114]+[.O114]*[.O$13]" office:value-type="float" office:value="0.325543464269235" calcext:value-type="float">
            <text:p>0,325543464269235</text:p>
          </table:table-cell>
        </table:table-row>
        <table:table-row table:style-name="ro1">
          <table:table-cell table:style-name="ce11" table:formula="of:=[.A114]+dV" office:value-type="float" office:value="47.5" calcext:value-type="float">
            <text:p>47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115]&gt;0;0;c_titrant*[.A115]-no_preactif*2)/(Vt+[.A115])" office:value-type="float" office:value="0.00380710659898477" calcext:value-type="float">
            <text:p>0,00380711</text:p>
          </table:table-cell>
          <table:table-cell table:style-name="ce11" table:formula="of:=[.N115]" office:value-type="float" office:value="0.0000517764048313734" calcext:value-type="float">
            <text:p>0,00005178</text:p>
          </table:table-cell>
          <table:table-cell table:style-name="ce11" table:formula="of:=IF([.I115]&gt;0;no_reactif+c_titrant*[.A115]*1;no_reactif+no_preactif*2)/(Vt+[.A115])" office:value-type="float" office:value="0.0101522842639594" calcext:value-type="float">
            <text:p>0,01015228</text:p>
          </table:table-cell>
          <table:table-cell table:style-name="ce11" table:formula="of:=no_ptitre/(Vt+[.A115])" office:value-type="float" office:value="0.00101522842639594" calcext:value-type="float">
            <text:p>0,00101523</text:p>
          </table:table-cell>
          <table:table-cell table:style-name="ce11" table:formula="of:=IF([.I115]&gt;0;c_titrant*[.A115]*0.5;no_preactif*1)/(Vt+[.A115])" office:value-type="float" office:value="0.00050761421319797" calcext:value-type="float">
            <text:p>0,00050761</text:p>
          </table:table-cell>
          <table:table-cell table:style-name="ce11"/>
          <table:table-cell table:style-name="ce11" table:formula="of:=MAX(0;no_preactif -c_titrant*[.A115]*0.5)/(Vt+[.A115])" office:value-type="float" office:value="0" calcext:value-type="float">
            <text:p>0,00000000</text:p>
          </table:table-cell>
          <table:table-cell table:style-name="ce11" table:formula="of:=no_stitre/(Vt+[.A115])" office:value-type="float" office:value="0.00101522842639594" calcext:value-type="float">
            <text:p>0,00101523</text:p>
          </table:table-cell>
          <table:table-cell table:style-name="ce11" table:formula="of:=c_titrant*[.A115]*2/(Vt+[.A115])" office:value-type="float" office:value="0.00964467005076142" calcext:value-type="float">
            <text:p>0,00964467</text:p>
          </table:table-cell>
          <table:table-cell table:style-name="ce11" table:formula="of:=no_sexc/(Vt+[.A115])" office:value-type="float" office:value="0.0000517765979695432" calcext:value-type="float">
            <text:p>0,00005178</text:p>
          </table:table-cell>
          <table:table-cell table:style-name="ce11" table:formula="of:=no_sreactif/(Vt+[.A115])" office:value-type="float" office:value="0.0101522842639594" calcext:value-type="float">
            <text:p>0,01015228</text:p>
          </table:table-cell>
          <table:table-cell table:style-name="ce11" table:formula="of:=0.5*(-[.Q115]+SQRT([.Q115]*[.Q115]-0.00000000000004))" office:value-type="float" office:value="0.0000517764048313734" calcext:value-type="float">
            <text:p>0,00005178</text:p>
          </table:table-cell>
          <table:table-cell table:style-name="ce11" table:formula="of:=0.00000000000001/[.N115]" office:value-type="float" office:value="0.000000000193138168487523" calcext:value-type="float">
            <text:p>0,00000000</text:p>
          </table:table-cell>
          <table:table-cell table:style-name="ce11" table:formula="of:=-LOG([.N115])" office:value-type="float" office:value="4.28586810871193" calcext:value-type="float">
            <text:p>4,28586811</text:p>
          </table:table-cell>
          <table:table-cell table:style-name="ce11" table:formula="of:=[.B115]*2-[.C115]*2-[.E115]+[.F115]-2*[.G115]-2*[.J115]+[.K115]-[.L115]+[.M115]" office:value-type="float" office:value="-0.0000517765979695418" calcext:value-type="float">
            <text:p>-0,00005178</text:p>
          </table:table-cell>
          <table:table-cell table:formula="of:=[.B115]*[.B$13]+[.C$13]*[.C115]+[.E115]*[.E$13]+[.F$13]*[.F115]+[.G115]*[.G$13]+[.J$13]*[.J115]+[.K115]*[.K$13]+[.L$13]*[.L115]+[.M115]*[.M$13]+[.N$13]*[.N115]+[.O115]*[.O$13]" office:value-type="float" office:value="0.325505172542903" calcext:value-type="float">
            <text:p>0,325505172542903</text:p>
          </table:table-cell>
        </table:table-row>
        <table:table-row table:style-name="ro1">
          <table:table-cell table:style-name="ce11" table:formula="of:=[.A115]+dV" office:value-type="float" office:value="48" calcext:value-type="float">
            <text:p>48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116]&gt;0;0;c_titrant*[.A116]-no_preactif*2)/(Vt+[.A116])" office:value-type="float" office:value="0.00383838383838384" calcext:value-type="float">
            <text:p>0,00383838</text:p>
          </table:table-cell>
          <table:table-cell table:style-name="ce11" table:formula="of:=[.N116]" office:value-type="float" office:value="0.0000515149058814254" calcext:value-type="float">
            <text:p>0,00005151</text:p>
          </table:table-cell>
          <table:table-cell table:style-name="ce11" table:formula="of:=IF([.I116]&gt;0;no_reactif+c_titrant*[.A116]*1;no_reactif+no_preactif*2)/(Vt+[.A116])" office:value-type="float" office:value="0.0101010101010101" calcext:value-type="float">
            <text:p>0,01010101</text:p>
          </table:table-cell>
          <table:table-cell table:style-name="ce11" table:formula="of:=no_ptitre/(Vt+[.A116])" office:value-type="float" office:value="0.00101010101010101" calcext:value-type="float">
            <text:p>0,00101010</text:p>
          </table:table-cell>
          <table:table-cell table:style-name="ce11" table:formula="of:=IF([.I116]&gt;0;c_titrant*[.A116]*0.5;no_preactif*1)/(Vt+[.A116])" office:value-type="float" office:value="0.000505050505050505" calcext:value-type="float">
            <text:p>0,00050505</text:p>
          </table:table-cell>
          <table:table-cell table:style-name="ce11"/>
          <table:table-cell table:style-name="ce11" table:formula="of:=MAX(0;no_preactif -c_titrant*[.A116]*0.5)/(Vt+[.A116])" office:value-type="float" office:value="0" calcext:value-type="float">
            <text:p>0,00000000</text:p>
          </table:table-cell>
          <table:table-cell table:style-name="ce11" table:formula="of:=no_stitre/(Vt+[.A116])" office:value-type="float" office:value="0.00101010101010101" calcext:value-type="float">
            <text:p>0,00101010</text:p>
          </table:table-cell>
          <table:table-cell table:style-name="ce11" table:formula="of:=c_titrant*[.A116]*2/(Vt+[.A116])" office:value-type="float" office:value="0.0096969696969697" calcext:value-type="float">
            <text:p>0,00969697</text:p>
          </table:table-cell>
          <table:table-cell table:style-name="ce11" table:formula="of:=no_sexc/(Vt+[.A116])" office:value-type="float" office:value="0.0000515151" calcext:value-type="float">
            <text:p>0,00005152</text:p>
          </table:table-cell>
          <table:table-cell table:style-name="ce11" table:formula="of:=no_sreactif/(Vt+[.A116])" office:value-type="float" office:value="0.0101010101010101" calcext:value-type="float">
            <text:p>0,01010101</text:p>
          </table:table-cell>
          <table:table-cell table:style-name="ce11" table:formula="of:=0.5*(-[.Q116]+SQRT([.Q116]*[.Q116]-0.00000000000004))" office:value-type="float" office:value="0.0000515149058814254" calcext:value-type="float">
            <text:p>0,00005151</text:p>
          </table:table-cell>
          <table:table-cell table:style-name="ce11" table:formula="of:=0.00000000000001/[.N116]" office:value-type="float" office:value="0.000000000194118572651914" calcext:value-type="float">
            <text:p>0,00000000</text:p>
          </table:table-cell>
          <table:table-cell table:style-name="ce11" table:formula="of:=-LOG([.N116])" office:value-type="float" office:value="4.28806708930059" calcext:value-type="float">
            <text:p>4,28806709</text:p>
          </table:table-cell>
          <table:table-cell table:style-name="ce11" table:formula="of:=[.B116]*2-[.C116]*2-[.E116]+[.F116]-2*[.G116]-2*[.J116]+[.K116]-[.L116]+[.M116]" office:value-type="float" office:value="-0.0000515150999999981" calcext:value-type="float">
            <text:p>-0,00005152</text:p>
          </table:table-cell>
          <table:table-cell table:formula="of:=[.B116]*[.B$13]+[.C$13]*[.C116]+[.E116]*[.E$13]+[.F$13]*[.F116]+[.G116]*[.G$13]+[.J$13]*[.J116]+[.K116]*[.K$13]+[.L$13]*[.L116]+[.M116]*[.M$13]+[.N$13]*[.N116]+[.O116]*[.O$13]" office:value-type="float" office:value="0.325467267601537" calcext:value-type="float">
            <text:p>0,325467267601537</text:p>
          </table:table-cell>
        </table:table-row>
        <table:table-row table:style-name="ro1">
          <table:table-cell table:style-name="ce11" table:formula="of:=[.A116]+dV" office:value-type="float" office:value="48.5" calcext:value-type="float">
            <text:p>48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117]&gt;0;0;c_titrant*[.A117]-no_preactif*2)/(Vt+[.A117])" office:value-type="float" office:value="0.00386934673366834" calcext:value-type="float">
            <text:p>0,00386935</text:p>
          </table:table-cell>
          <table:table-cell table:style-name="ce11" table:formula="of:=[.N117]" office:value-type="float" office:value="0.0000512560350517769" calcext:value-type="float">
            <text:p>0,00005126</text:p>
          </table:table-cell>
          <table:table-cell table:style-name="ce11" table:formula="of:=IF([.I117]&gt;0;no_reactif+c_titrant*[.A117]*1;no_reactif+no_preactif*2)/(Vt+[.A117])" office:value-type="float" office:value="0.0100502512562814" calcext:value-type="float">
            <text:p>0,01005025</text:p>
          </table:table-cell>
          <table:table-cell table:style-name="ce11" table:formula="of:=no_ptitre/(Vt+[.A117])" office:value-type="float" office:value="0.00100502512562814" calcext:value-type="float">
            <text:p>0,00100503</text:p>
          </table:table-cell>
          <table:table-cell table:style-name="ce11" table:formula="of:=IF([.I117]&gt;0;c_titrant*[.A117]*0.5;no_preactif*1)/(Vt+[.A117])" office:value-type="float" office:value="0.00050251256281407" calcext:value-type="float">
            <text:p>0,00050251</text:p>
          </table:table-cell>
          <table:table-cell table:style-name="ce11"/>
          <table:table-cell table:style-name="ce11" table:formula="of:=MAX(0;no_preactif -c_titrant*[.A117]*0.5)/(Vt+[.A117])" office:value-type="float" office:value="0" calcext:value-type="float">
            <text:p>0,00000000</text:p>
          </table:table-cell>
          <table:table-cell table:style-name="ce11" table:formula="of:=no_stitre/(Vt+[.A117])" office:value-type="float" office:value="0.00100502512562814" calcext:value-type="float">
            <text:p>0,00100503</text:p>
          </table:table-cell>
          <table:table-cell table:style-name="ce11" table:formula="of:=c_titrant*[.A117]*2/(Vt+[.A117])" office:value-type="float" office:value="0.00974874371859297" calcext:value-type="float">
            <text:p>0,00974874</text:p>
          </table:table-cell>
          <table:table-cell table:style-name="ce11" table:formula="of:=no_sexc/(Vt+[.A117])" office:value-type="float" office:value="0.0000512562301507538" calcext:value-type="float">
            <text:p>0,00005126</text:p>
          </table:table-cell>
          <table:table-cell table:style-name="ce11" table:formula="of:=no_sreactif/(Vt+[.A117])" office:value-type="float" office:value="0.0100502512562814" calcext:value-type="float">
            <text:p>0,01005025</text:p>
          </table:table-cell>
          <table:table-cell table:style-name="ce11" table:formula="of:=0.5*(-[.Q117]+SQRT([.Q117]*[.Q117]-0.00000000000004))" office:value-type="float" office:value="0.0000512560350517769" calcext:value-type="float">
            <text:p>0,00005126</text:p>
          </table:table-cell>
          <table:table-cell table:style-name="ce11" table:formula="of:=0.00000000000001/[.N117]" office:value-type="float" office:value="0.000000000195098976928246" calcext:value-type="float">
            <text:p>0,00000000</text:p>
          </table:table-cell>
          <table:table-cell table:style-name="ce11" table:formula="of:=-LOG([.N117])" office:value-type="float" office:value="4.29025499202095" calcext:value-type="float">
            <text:p>4,29025499</text:p>
          </table:table-cell>
          <table:table-cell table:style-name="ce11" table:formula="of:=[.B117]*2-[.C117]*2-[.E117]+[.F117]-2*[.G117]-2*[.J117]+[.K117]-[.L117]+[.M117]" office:value-type="float" office:value="-0.0000512562301507539" calcext:value-type="float">
            <text:p>-0,00005126</text:p>
          </table:table-cell>
          <table:table-cell table:formula="of:=[.B117]*[.B$13]+[.C$13]*[.C117]+[.E117]*[.E$13]+[.F$13]*[.F117]+[.G117]*[.G$13]+[.J$13]*[.J117]+[.K117]*[.K$13]+[.L$13]*[.L117]+[.M117]*[.M$13]+[.N$13]*[.N117]+[.O117]*[.O$13]" office:value-type="float" office:value="0.325429743614206" calcext:value-type="float">
            <text:p>0,325429743614206</text:p>
          </table:table-cell>
        </table:table-row>
        <table:table-row table:style-name="ro1">
          <table:table-cell table:style-name="ce11" table:formula="of:=[.A117]+dV" office:value-type="float" office:value="49" calcext:value-type="float">
            <text:p>49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118]&gt;0;0;c_titrant*[.A118]-no_preactif*2)/(Vt+[.A118])" office:value-type="float" office:value="0.0039" calcext:value-type="float">
            <text:p>0,00390000</text:p>
          </table:table-cell>
          <table:table-cell table:style-name="ce11" table:formula="of:=[.N118]" office:value-type="float" office:value="0.0000509997529206165" calcext:value-type="float">
            <text:p>0,00005100</text:p>
          </table:table-cell>
          <table:table-cell table:style-name="ce11" table:formula="of:=IF([.I118]&gt;0;no_reactif+c_titrant*[.A118]*1;no_reactif+no_preactif*2)/(Vt+[.A118])" office:value-type="float" office:value="0.01" calcext:value-type="float">
            <text:p>0,01000000</text:p>
          </table:table-cell>
          <table:table-cell table:style-name="ce11" table:formula="of:=no_ptitre/(Vt+[.A118])" office:value-type="float" office:value="0.001" calcext:value-type="float">
            <text:p>0,00100000</text:p>
          </table:table-cell>
          <table:table-cell table:style-name="ce11" table:formula="of:=IF([.I118]&gt;0;c_titrant*[.A118]*0.5;no_preactif*1)/(Vt+[.A118])" office:value-type="float" office:value="0.0005" calcext:value-type="float">
            <text:p>0,00050000</text:p>
          </table:table-cell>
          <table:table-cell table:style-name="ce11"/>
          <table:table-cell table:style-name="ce11" table:formula="of:=MAX(0;no_preactif -c_titrant*[.A118]*0.5)/(Vt+[.A118])" office:value-type="float" office:value="0" calcext:value-type="float">
            <text:p>0,00000000</text:p>
          </table:table-cell>
          <table:table-cell table:style-name="ce11" table:formula="of:=no_stitre/(Vt+[.A118])" office:value-type="float" office:value="0.001" calcext:value-type="float">
            <text:p>0,00100000</text:p>
          </table:table-cell>
          <table:table-cell table:style-name="ce11" table:formula="of:=c_titrant*[.A118]*2/(Vt+[.A118])" office:value-type="float" office:value="0.0098" calcext:value-type="float">
            <text:p>0,00980000</text:p>
          </table:table-cell>
          <table:table-cell table:style-name="ce11" table:formula="of:=no_sexc/(Vt+[.A118])" office:value-type="float" office:value="0.000050999949" calcext:value-type="float">
            <text:p>0,00005100</text:p>
          </table:table-cell>
          <table:table-cell table:style-name="ce11" table:formula="of:=no_sreactif/(Vt+[.A118])" office:value-type="float" office:value="0.01" calcext:value-type="float">
            <text:p>0,01000000</text:p>
          </table:table-cell>
          <table:table-cell table:style-name="ce11" table:formula="of:=0.5*(-[.Q118]+SQRT([.Q118]*[.Q118]-0.00000000000004))" office:value-type="float" office:value="0.0000509997529206165" calcext:value-type="float">
            <text:p>0,00005100</text:p>
          </table:table-cell>
          <table:table-cell table:style-name="ce11" table:formula="of:=0.00000000000001/[.N118]" office:value-type="float" office:value="0.000000000196079381317111" calcext:value-type="float">
            <text:p>0,00000000</text:p>
          </table:table-cell>
          <table:table-cell table:style-name="ce11" table:formula="of:=-LOG([.N118])" office:value-type="float" office:value="4.29243192793094" calcext:value-type="float">
            <text:p>4,29243193</text:p>
          </table:table-cell>
          <table:table-cell table:style-name="ce11" table:formula="of:=[.B118]*2-[.C118]*2-[.E118]+[.F118]-2*[.G118]-2*[.J118]+[.K118]-[.L118]+[.M118]" office:value-type="float" office:value="-0.0000509999489999979" calcext:value-type="float">
            <text:p>-0,00005100</text:p>
          </table:table-cell>
          <table:table-cell table:formula="of:=[.B118]*[.B$13]+[.C$13]*[.C118]+[.E118]*[.E$13]+[.F$13]*[.F118]+[.G118]*[.G$13]+[.J$13]*[.J118]+[.K118]*[.K$13]+[.L$13]*[.L118]+[.M118]*[.M$13]+[.N$13]*[.N118]+[.O118]*[.O$13]" office:value-type="float" office:value="0.325392594866601" calcext:value-type="float">
            <text:p>0,325392594866601</text:p>
          </table:table-cell>
        </table:table-row>
        <table:table-row table:style-name="ro1">
          <table:table-cell table:style-name="ce11" table:formula="of:=[.A118]+dV" office:value-type="float" office:value="49.5" calcext:value-type="float">
            <text:p>49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119]&gt;0;0;c_titrant*[.A119]-no_preactif*2)/(Vt+[.A119])" office:value-type="float" office:value="0.00393034825870647" calcext:value-type="float">
            <text:p>0,00393035</text:p>
          </table:table-cell>
          <table:table-cell table:style-name="ce11" table:formula="of:=[.N119]" office:value-type="float" office:value="0.0000507460208506634" calcext:value-type="float">
            <text:p>0,00005075</text:p>
          </table:table-cell>
          <table:table-cell table:style-name="ce11" table:formula="of:=IF([.I119]&gt;0;no_reactif+c_titrant*[.A119]*1;no_reactif+no_preactif*2)/(Vt+[.A119])" office:value-type="float" office:value="0.0099502487562189" calcext:value-type="float">
            <text:p>0,00995025</text:p>
          </table:table-cell>
          <table:table-cell table:style-name="ce11" table:formula="of:=no_ptitre/(Vt+[.A119])" office:value-type="float" office:value="0.000995024875621891" calcext:value-type="float">
            <text:p>0,00099502</text:p>
          </table:table-cell>
          <table:table-cell table:style-name="ce11" table:formula="of:=IF([.I119]&gt;0;c_titrant*[.A119]*0.5;no_preactif*1)/(Vt+[.A119])" office:value-type="float" office:value="0.000497512437810945" calcext:value-type="float">
            <text:p>0,00049751</text:p>
          </table:table-cell>
          <table:table-cell table:style-name="ce11"/>
          <table:table-cell table:style-name="ce11" table:formula="of:=MAX(0;no_preactif -c_titrant*[.A119]*0.5)/(Vt+[.A119])" office:value-type="float" office:value="0" calcext:value-type="float">
            <text:p>0,00000000</text:p>
          </table:table-cell>
          <table:table-cell table:style-name="ce11" table:formula="of:=no_stitre/(Vt+[.A119])" office:value-type="float" office:value="0.000995024875621891" calcext:value-type="float">
            <text:p>0,00099502</text:p>
          </table:table-cell>
          <table:table-cell table:style-name="ce11" table:formula="of:=c_titrant*[.A119]*2/(Vt+[.A119])" office:value-type="float" office:value="0.00985074626865672" calcext:value-type="float">
            <text:p>0,00985075</text:p>
          </table:table-cell>
          <table:table-cell table:style-name="ce11" table:formula="of:=no_sexc/(Vt+[.A119])" office:value-type="float" office:value="0.0000507462179104478" calcext:value-type="float">
            <text:p>0,00005075</text:p>
          </table:table-cell>
          <table:table-cell table:style-name="ce11" table:formula="of:=no_sreactif/(Vt+[.A119])" office:value-type="float" office:value="0.0099502487562189" calcext:value-type="float">
            <text:p>0,00995025</text:p>
          </table:table-cell>
          <table:table-cell table:style-name="ce11" table:formula="of:=0.5*(-[.Q119]+SQRT([.Q119]*[.Q119]-0.00000000000004))" office:value-type="float" office:value="0.0000507460208506634" calcext:value-type="float">
            <text:p>0,00005075</text:p>
          </table:table-cell>
          <table:table-cell table:style-name="ce11" table:formula="of:=0.00000000000001/[.N119]" office:value-type="float" office:value="0.000000000197059785819035" calcext:value-type="float">
            <text:p>0,00000000</text:p>
          </table:table-cell>
          <table:table-cell table:style-name="ce11" table:formula="of:=-LOG([.N119])" office:value-type="float" office:value="4.2945980064266" calcext:value-type="float">
            <text:p>4,29459801</text:p>
          </table:table-cell>
          <table:table-cell table:style-name="ce11" table:formula="of:=[.B119]*2-[.C119]*2-[.E119]+[.F119]-2*[.G119]-2*[.J119]+[.K119]-[.L119]+[.M119]" office:value-type="float" office:value="-0.0000507462179104492" calcext:value-type="float">
            <text:p>-0,00005075</text:p>
          </table:table-cell>
          <table:table-cell table:formula="of:=[.B119]*[.B$13]+[.C$13]*[.C119]+[.E119]*[.E$13]+[.F$13]*[.F119]+[.G119]*[.G$13]+[.J$13]*[.J119]+[.K119]*[.K$13]+[.L$13]*[.L119]+[.M119]*[.M$13]+[.N$13]*[.N119]+[.O119]*[.O$13]" office:value-type="float" office:value="0.325355815758129" calcext:value-type="float">
            <text:p>0,325355815758129</text:p>
          </table:table-cell>
        </table:table-row>
        <table:table-row table:style-name="ro1">
          <table:table-cell table:style-name="ce11" table:formula="of:=[.A119]+dV" office:value-type="float" office:value="50" calcext:value-type="float">
            <text:p>50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120]&gt;0;0;c_titrant*[.A120]-no_preactif*2)/(Vt+[.A120])" office:value-type="float" office:value="0.00396039603960396" calcext:value-type="float">
            <text:p>0,00396040</text:p>
          </table:table-cell>
          <table:table-cell table:style-name="ce11" table:formula="of:=[.N120]" office:value-type="float" office:value="0.0000504948009697138" calcext:value-type="float">
            <text:p>0,00005049</text:p>
          </table:table-cell>
          <table:table-cell table:style-name="ce11" table:formula="of:=IF([.I120]&gt;0;no_reactif+c_titrant*[.A120]*1;no_reactif+no_preactif*2)/(Vt+[.A120])" office:value-type="float" office:value="0.0099009900990099" calcext:value-type="float">
            <text:p>0,00990099</text:p>
          </table:table-cell>
          <table:table-cell table:style-name="ce11" table:formula="of:=no_ptitre/(Vt+[.A120])" office:value-type="float" office:value="0.00099009900990099" calcext:value-type="float">
            <text:p>0,00099010</text:p>
          </table:table-cell>
          <table:table-cell table:style-name="ce11" table:formula="of:=IF([.I120]&gt;0;c_titrant*[.A120]*0.5;no_preactif*1)/(Vt+[.A120])" office:value-type="float" office:value="0.000495049504950495" calcext:value-type="float">
            <text:p>0,00049505</text:p>
          </table:table-cell>
          <table:table-cell table:style-name="ce11"/>
          <table:table-cell table:style-name="ce11" table:formula="of:=MAX(0;no_preactif -c_titrant*[.A120]*0.5)/(Vt+[.A120])" office:value-type="float" office:value="0" calcext:value-type="float">
            <text:p>0,00000000</text:p>
          </table:table-cell>
          <table:table-cell table:style-name="ce11" table:formula="of:=no_stitre/(Vt+[.A120])" office:value-type="float" office:value="0.00099009900990099" calcext:value-type="float">
            <text:p>0,00099010</text:p>
          </table:table-cell>
          <table:table-cell table:style-name="ce11" table:formula="of:=c_titrant*[.A120]*2/(Vt+[.A120])" office:value-type="float" office:value="0.0099009900990099" calcext:value-type="float">
            <text:p>0,00990099</text:p>
          </table:table-cell>
          <table:table-cell table:style-name="ce11" table:formula="of:=no_sexc/(Vt+[.A120])" office:value-type="float" office:value="0.000050494999009901" calcext:value-type="float">
            <text:p>0,00005049</text:p>
          </table:table-cell>
          <table:table-cell table:style-name="ce11" table:formula="of:=no_sreactif/(Vt+[.A120])" office:value-type="float" office:value="0.0099009900990099" calcext:value-type="float">
            <text:p>0,00990099</text:p>
          </table:table-cell>
          <table:table-cell table:style-name="ce11" table:formula="of:=0.5*(-[.Q120]+SQRT([.Q120]*[.Q120]-0.00000000000004))" office:value-type="float" office:value="0.0000504948009697138" calcext:value-type="float">
            <text:p>0,00005049</text:p>
          </table:table-cell>
          <table:table-cell table:style-name="ce11" table:formula="of:=0.00000000000001/[.N120]" office:value-type="float" office:value="0.000000000198040190434613" calcext:value-type="float">
            <text:p>0,00000000</text:p>
          </table:table-cell>
          <table:table-cell table:style-name="ce11" table:formula="of:=-LOG([.N120])" office:value-type="float" office:value="4.29675333527539" calcext:value-type="float">
            <text:p>4,29675334</text:p>
          </table:table-cell>
          <table:table-cell table:style-name="ce11" table:formula="of:=[.B120]*2-[.C120]*2-[.E120]+[.F120]-2*[.G120]-2*[.J120]+[.K120]-[.L120]+[.M120]" office:value-type="float" office:value="-0.0000504949990099042" calcext:value-type="float">
            <text:p>-0,00005049</text:p>
          </table:table-cell>
          <table:table-cell table:formula="of:=[.B120]*[.B$13]+[.C$13]*[.C120]+[.E120]*[.E$13]+[.F$13]*[.F120]+[.G120]*[.G$13]+[.J$13]*[.J120]+[.K120]*[.K$13]+[.L$13]*[.L120]+[.M120]*[.M$13]+[.N$13]*[.N120]+[.O120]*[.O$13]" office:value-type="float" office:value="0.325319400799098" calcext:value-type="float">
            <text:p>0,325319400799098</text:p>
          </table:table-cell>
        </table:table-row>
        <table:table-row table:style-name="ro1">
          <table:table-cell table:style-name="ce11" table:formula="of:=[.A120]+dV" office:value-type="float" office:value="50.5" calcext:value-type="float">
            <text:p>50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121]&gt;0;0;c_titrant*[.A121]-no_preactif*2)/(Vt+[.A121])" office:value-type="float" office:value="0.00399014778325123" calcext:value-type="float">
            <text:p>0,00399015</text:p>
          </table:table-cell>
          <table:table-cell table:style-name="ce11" table:formula="of:=[.N121]" office:value-type="float" office:value="0.0000502460561518161" calcext:value-type="float">
            <text:p>0,00005025</text:p>
          </table:table-cell>
          <table:table-cell table:style-name="ce11" table:formula="of:=IF([.I121]&gt;0;no_reactif+c_titrant*[.A121]*1;no_reactif+no_preactif*2)/(Vt+[.A121])" office:value-type="float" office:value="0.00985221674876847" calcext:value-type="float">
            <text:p>0,00985222</text:p>
          </table:table-cell>
          <table:table-cell table:style-name="ce11" table:formula="of:=no_ptitre/(Vt+[.A121])" office:value-type="float" office:value="0.000985221674876847" calcext:value-type="float">
            <text:p>0,00098522</text:p>
          </table:table-cell>
          <table:table-cell table:style-name="ce11" table:formula="of:=IF([.I121]&gt;0;c_titrant*[.A121]*0.5;no_preactif*1)/(Vt+[.A121])" office:value-type="float" office:value="0.000492610837438424" calcext:value-type="float">
            <text:p>0,00049261</text:p>
          </table:table-cell>
          <table:table-cell table:style-name="ce11"/>
          <table:table-cell table:style-name="ce11" table:formula="of:=MAX(0;no_preactif -c_titrant*[.A121]*0.5)/(Vt+[.A121])" office:value-type="float" office:value="0" calcext:value-type="float">
            <text:p>0,00000000</text:p>
          </table:table-cell>
          <table:table-cell table:style-name="ce11" table:formula="of:=no_stitre/(Vt+[.A121])" office:value-type="float" office:value="0.000985221674876847" calcext:value-type="float">
            <text:p>0,00098522</text:p>
          </table:table-cell>
          <table:table-cell table:style-name="ce11" table:formula="of:=c_titrant*[.A121]*2/(Vt+[.A121])" office:value-type="float" office:value="0.00995073891625616" calcext:value-type="float">
            <text:p>0,00995074</text:p>
          </table:table-cell>
          <table:table-cell table:style-name="ce11" table:formula="of:=no_sexc/(Vt+[.A121])" office:value-type="float" office:value="0.0000502462551724138" calcext:value-type="float">
            <text:p>0,00005025</text:p>
          </table:table-cell>
          <table:table-cell table:style-name="ce11" table:formula="of:=no_sreactif/(Vt+[.A121])" office:value-type="float" office:value="0.00985221674876847" calcext:value-type="float">
            <text:p>0,00985222</text:p>
          </table:table-cell>
          <table:table-cell table:style-name="ce11" table:formula="of:=0.5*(-[.Q121]+SQRT([.Q121]*[.Q121]-0.00000000000004))" office:value-type="float" office:value="0.0000502460561518161" calcext:value-type="float">
            <text:p>0,00005025</text:p>
          </table:table-cell>
          <table:table-cell table:style-name="ce11" table:formula="of:=0.00000000000001/[.N121]" office:value-type="float" office:value="0.000000000199020595164434" calcext:value-type="float">
            <text:p>0,00000000</text:p>
          </table:table-cell>
          <table:table-cell table:style-name="ce11" table:formula="of:=-LOG([.N121])" office:value-type="float" office:value="4.29889802064819" calcext:value-type="float">
            <text:p>4,29889802</text:p>
          </table:table-cell>
          <table:table-cell table:style-name="ce11" table:formula="of:=[.B121]*2-[.C121]*2-[.E121]+[.F121]-2*[.G121]-2*[.J121]+[.K121]-[.L121]+[.M121]" office:value-type="float" office:value="-0.0000502462551724113" calcext:value-type="float">
            <text:p>-0,00005025</text:p>
          </table:table-cell>
          <table:table-cell table:formula="of:=[.B121]*[.B$13]+[.C$13]*[.C121]+[.E121]*[.E$13]+[.F$13]*[.F121]+[.G121]*[.G$13]+[.J$13]*[.J121]+[.K121]*[.K$13]+[.L$13]*[.L121]+[.M121]*[.M$13]+[.N$13]*[.N121]+[.O121]*[.O$13]" office:value-type="float" office:value="0.325283344607991" calcext:value-type="float">
            <text:p>0,325283344607991</text:p>
          </table:table-cell>
        </table:table-row>
        <table:table-row table:style-name="ro1">
          <table:table-cell table:style-name="ce11" table:formula="of:=[.A121]+dV" office:value-type="float" office:value="51" calcext:value-type="float">
            <text:p>51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122]&gt;0;0;c_titrant*[.A122]-no_preactif*2)/(Vt+[.A122])" office:value-type="float" office:value="0.00401960784313726" calcext:value-type="float">
            <text:p>0,00401961</text:p>
          </table:table-cell>
          <table:table-cell table:style-name="ce11" table:formula="of:=[.N122]" office:value-type="float" office:value="0.0000499997499990025" calcext:value-type="float">
            <text:p>0,00005000</text:p>
          </table:table-cell>
          <table:table-cell table:style-name="ce11" table:formula="of:=IF([.I122]&gt;0;no_reactif+c_titrant*[.A122]*1;no_reactif+no_preactif*2)/(Vt+[.A122])" office:value-type="float" office:value="0.00980392156862745" calcext:value-type="float">
            <text:p>0,00980392</text:p>
          </table:table-cell>
          <table:table-cell table:style-name="ce11" table:formula="of:=no_ptitre/(Vt+[.A122])" office:value-type="float" office:value="0.000980392156862745" calcext:value-type="float">
            <text:p>0,00098039</text:p>
          </table:table-cell>
          <table:table-cell table:style-name="ce11" table:formula="of:=IF([.I122]&gt;0;c_titrant*[.A122]*0.5;no_preactif*1)/(Vt+[.A122])" office:value-type="float" office:value="0.000490196078431373" calcext:value-type="float">
            <text:p>0,00049020</text:p>
          </table:table-cell>
          <table:table-cell table:style-name="ce11"/>
          <table:table-cell table:style-name="ce11" table:formula="of:=MAX(0;no_preactif -c_titrant*[.A122]*0.5)/(Vt+[.A122])" office:value-type="float" office:value="0" calcext:value-type="float">
            <text:p>0,00000000</text:p>
          </table:table-cell>
          <table:table-cell table:style-name="ce11" table:formula="of:=no_stitre/(Vt+[.A122])" office:value-type="float" office:value="0.000980392156862745" calcext:value-type="float">
            <text:p>0,00098039</text:p>
          </table:table-cell>
          <table:table-cell table:style-name="ce11" table:formula="of:=c_titrant*[.A122]*2/(Vt+[.A122])" office:value-type="float" office:value="0.01" calcext:value-type="float">
            <text:p>0,01000000</text:p>
          </table:table-cell>
          <table:table-cell table:style-name="ce11" table:formula="of:=no_sexc/(Vt+[.A122])" office:value-type="float" office:value="0.00004999995" calcext:value-type="float">
            <text:p>0,00005000</text:p>
          </table:table-cell>
          <table:table-cell table:style-name="ce11" table:formula="of:=no_sreactif/(Vt+[.A122])" office:value-type="float" office:value="0.00980392156862745" calcext:value-type="float">
            <text:p>0,00980392</text:p>
          </table:table-cell>
          <table:table-cell table:style-name="ce11" table:formula="of:=0.5*(-[.Q122]+SQRT([.Q122]*[.Q122]-0.00000000000004))" office:value-type="float" office:value="0.0000499997499990025" calcext:value-type="float">
            <text:p>0,00005000</text:p>
          </table:table-cell>
          <table:table-cell table:style-name="ce11" table:formula="of:=0.00000000000001/[.N122]" office:value-type="float" office:value="0.00000000020000100000899" calcext:value-type="float">
            <text:p>0,00000000</text:p>
          </table:table-cell>
          <table:table-cell table:style-name="ce11" table:formula="of:=-LOG([.N122])" office:value-type="float" office:value="4.30103216715048" calcext:value-type="float">
            <text:p>4,30103217</text:p>
          </table:table-cell>
          <table:table-cell table:style-name="ce11" table:formula="of:=[.B122]*2-[.C122]*2-[.E122]+[.F122]-2*[.G122]-2*[.J122]+[.K122]-[.L122]+[.M122]" office:value-type="float" office:value="-0.0000499999500000025" calcext:value-type="float">
            <text:p>-0,00005000</text:p>
          </table:table-cell>
          <table:table-cell table:formula="of:=[.B122]*[.B$13]+[.C$13]*[.C122]+[.E122]*[.E$13]+[.F$13]*[.F122]+[.G122]*[.G$13]+[.J$13]*[.J122]+[.K122]*[.K$13]+[.L$13]*[.L122]+[.M122]*[.M$13]+[.N$13]*[.N122]+[.O122]*[.O$13]" office:value-type="float" office:value="0.325247641908809" calcext:value-type="float">
            <text:p>0,325247641908809</text:p>
          </table:table-cell>
        </table:table-row>
        <table:table-row table:style-name="ro1">
          <table:table-cell table:style-name="ce11" table:formula="of:=[.A122]+dV" office:value-type="float" office:value="51.5" calcext:value-type="float">
            <text:p>51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123]&gt;0;0;c_titrant*[.A123]-no_preactif*2)/(Vt+[.A123])" office:value-type="float" office:value="0.00404878048780488" calcext:value-type="float">
            <text:p>0,00404878</text:p>
          </table:table-cell>
          <table:table-cell table:style-name="ce11" table:formula="of:=[.N123]" office:value-type="float" office:value="0.0000497558468234764" calcext:value-type="float">
            <text:p>0,00004976</text:p>
          </table:table-cell>
          <table:table-cell table:style-name="ce11" table:formula="of:=IF([.I123]&gt;0;no_reactif+c_titrant*[.A123]*1;no_reactif+no_preactif*2)/(Vt+[.A123])" office:value-type="float" office:value="0.00975609756097561" calcext:value-type="float">
            <text:p>0,00975610</text:p>
          </table:table-cell>
          <table:table-cell table:style-name="ce11" table:formula="of:=no_ptitre/(Vt+[.A123])" office:value-type="float" office:value="0.000975609756097561" calcext:value-type="float">
            <text:p>0,00097561</text:p>
          </table:table-cell>
          <table:table-cell table:style-name="ce11" table:formula="of:=IF([.I123]&gt;0;c_titrant*[.A123]*0.5;no_preactif*1)/(Vt+[.A123])" office:value-type="float" office:value="0.000487804878048781" calcext:value-type="float">
            <text:p>0,00048780</text:p>
          </table:table-cell>
          <table:table-cell table:style-name="ce11"/>
          <table:table-cell table:style-name="ce11" table:formula="of:=MAX(0;no_preactif -c_titrant*[.A123]*0.5)/(Vt+[.A123])" office:value-type="float" office:value="0" calcext:value-type="float">
            <text:p>0,00000000</text:p>
          </table:table-cell>
          <table:table-cell table:style-name="ce11" table:formula="of:=no_stitre/(Vt+[.A123])" office:value-type="float" office:value="0.000975609756097561" calcext:value-type="float">
            <text:p>0,00097561</text:p>
          </table:table-cell>
          <table:table-cell table:style-name="ce11" table:formula="of:=c_titrant*[.A123]*2/(Vt+[.A123])" office:value-type="float" office:value="0.0100487804878049" calcext:value-type="float">
            <text:p>0,01004878</text:p>
          </table:table-cell>
          <table:table-cell table:style-name="ce11" table:formula="of:=no_sexc/(Vt+[.A123])" office:value-type="float" office:value="0.0000497560478048781" calcext:value-type="float">
            <text:p>0,00004976</text:p>
          </table:table-cell>
          <table:table-cell table:style-name="ce11" table:formula="of:=no_sreactif/(Vt+[.A123])" office:value-type="float" office:value="0.00975609756097561" calcext:value-type="float">
            <text:p>0,00975610</text:p>
          </table:table-cell>
          <table:table-cell table:style-name="ce11" table:formula="of:=0.5*(-[.Q123]+SQRT([.Q123]*[.Q123]-0.00000000000004))" office:value-type="float" office:value="0.0000497558468234764" calcext:value-type="float">
            <text:p>0,00004976</text:p>
          </table:table-cell>
          <table:table-cell table:style-name="ce11" table:formula="of:=0.00000000000001/[.N123]" office:value-type="float" office:value="0.000000000200981404968907" calcext:value-type="float">
            <text:p>0,00000000</text:p>
          </table:table-cell>
          <table:table-cell table:style-name="ce11" table:formula="of:=-LOG([.N123])" office:value-type="float" office:value="4.30315587785347" calcext:value-type="float">
            <text:p>4,30315588</text:p>
          </table:table-cell>
          <table:table-cell table:style-name="ce11" table:formula="of:=[.B123]*2-[.C123]*2-[.E123]+[.F123]-2*[.G123]-2*[.J123]+[.K123]-[.L123]+[.M123]" office:value-type="float" office:value="-0.0000497560478048813" calcext:value-type="float">
            <text:p>-0,00004976</text:p>
          </table:table-cell>
          <table:table-cell table:formula="of:=[.B123]*[.B$13]+[.C$13]*[.C123]+[.E123]*[.E$13]+[.F$13]*[.F123]+[.G123]*[.G$13]+[.J$13]*[.J123]+[.K123]*[.K$13]+[.L$13]*[.L123]+[.M123]*[.M$13]+[.N$13]*[.N123]+[.O123]*[.O$13]" office:value-type="float" office:value="0.325212287528498" calcext:value-type="float">
            <text:p>0,325212287528498</text:p>
          </table:table-cell>
        </table:table-row>
        <table:table-row table:style-name="ro1">
          <table:table-cell table:style-name="ce11" table:formula="of:=[.A123]+dV" office:value-type="float" office:value="52" calcext:value-type="float">
            <text:p>52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124]&gt;0;0;c_titrant*[.A124]-no_preactif*2)/(Vt+[.A124])" office:value-type="float" office:value="0.00407766990291262" calcext:value-type="float">
            <text:p>0,00407767</text:p>
          </table:table-cell>
          <table:table-cell table:style-name="ce11" table:formula="of:=[.N124]" office:value-type="float" office:value="0.0000495143116304217" calcext:value-type="float">
            <text:p>0,00004951</text:p>
          </table:table-cell>
          <table:table-cell table:style-name="ce11" table:formula="of:=IF([.I124]&gt;0;no_reactif+c_titrant*[.A124]*1;no_reactif+no_preactif*2)/(Vt+[.A124])" office:value-type="float" office:value="0.00970873786407767" calcext:value-type="float">
            <text:p>0,00970874</text:p>
          </table:table-cell>
          <table:table-cell table:style-name="ce11" table:formula="of:=no_ptitre/(Vt+[.A124])" office:value-type="float" office:value="0.000970873786407767" calcext:value-type="float">
            <text:p>0,00097087</text:p>
          </table:table-cell>
          <table:table-cell table:style-name="ce11" table:formula="of:=IF([.I124]&gt;0;c_titrant*[.A124]*0.5;no_preactif*1)/(Vt+[.A124])" office:value-type="float" office:value="0.000485436893203884" calcext:value-type="float">
            <text:p>0,00048544</text:p>
          </table:table-cell>
          <table:table-cell table:style-name="ce11"/>
          <table:table-cell table:style-name="ce11" table:formula="of:=MAX(0;no_preactif -c_titrant*[.A124]*0.5)/(Vt+[.A124])" office:value-type="float" office:value="0" calcext:value-type="float">
            <text:p>0,00000000</text:p>
          </table:table-cell>
          <table:table-cell table:style-name="ce11" table:formula="of:=no_stitre/(Vt+[.A124])" office:value-type="float" office:value="0.000970873786407767" calcext:value-type="float">
            <text:p>0,00097087</text:p>
          </table:table-cell>
          <table:table-cell table:style-name="ce11" table:formula="of:=c_titrant*[.A124]*2/(Vt+[.A124])" office:value-type="float" office:value="0.0100970873786408" calcext:value-type="float">
            <text:p>0,01009709</text:p>
          </table:table-cell>
          <table:table-cell table:style-name="ce11" table:formula="of:=no_sexc/(Vt+[.A124])" office:value-type="float" office:value="0.000049514513592233" calcext:value-type="float">
            <text:p>0,00004951</text:p>
          </table:table-cell>
          <table:table-cell table:style-name="ce11" table:formula="of:=no_sreactif/(Vt+[.A124])" office:value-type="float" office:value="0.00970873786407767" calcext:value-type="float">
            <text:p>0,00970874</text:p>
          </table:table-cell>
          <table:table-cell table:style-name="ce11" table:formula="of:=0.5*(-[.Q124]+SQRT([.Q124]*[.Q124]-0.00000000000004))" office:value-type="float" office:value="0.0000495143116304217" calcext:value-type="float">
            <text:p>0,00004951</text:p>
          </table:table-cell>
          <table:table-cell table:style-name="ce11" table:formula="of:=0.00000000000001/[.N124]" office:value-type="float" office:value="0.000000000201961810044754" calcext:value-type="float">
            <text:p>0,00000000</text:p>
          </table:table-cell>
          <table:table-cell table:style-name="ce11" table:formula="of:=-LOG([.N124])" office:value-type="float" office:value="4.30526925432354" calcext:value-type="float">
            <text:p>4,30526925</text:p>
          </table:table-cell>
          <table:table-cell table:style-name="ce11" table:formula="of:=[.B124]*2-[.C124]*2-[.E124]+[.F124]-2*[.G124]-2*[.J124]+[.K124]-[.L124]+[.M124]" office:value-type="float" office:value="-0.0000495145135922317" calcext:value-type="float">
            <text:p>-0,00004951</text:p>
          </table:table-cell>
          <table:table-cell table:formula="of:=[.B124]*[.B$13]+[.C$13]*[.C124]+[.E124]*[.E$13]+[.F$13]*[.F124]+[.G124]*[.G$13]+[.J$13]*[.J124]+[.K124]*[.K$13]+[.L$13]*[.L124]+[.M124]*[.M$13]+[.N$13]*[.N124]+[.O124]*[.O$13]" office:value-type="float" office:value="0.325177276394455" calcext:value-type="float">
            <text:p>0,325177276394455</text:p>
          </table:table-cell>
        </table:table-row>
        <table:table-row table:style-name="ro1">
          <table:table-cell table:style-name="ce11" table:formula="of:=[.A124]+dV" office:value-type="float" office:value="52.5" calcext:value-type="float">
            <text:p>52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125]&gt;0;0;c_titrant*[.A125]-no_preactif*2)/(Vt+[.A125])" office:value-type="float" office:value="0.00410628019323672" calcext:value-type="float">
            <text:p>0,00410628</text:p>
          </table:table-cell>
          <table:table-cell table:style-name="ce11" table:formula="of:=[.N125]" office:value-type="float" office:value="0.0000492751101012627" calcext:value-type="float">
            <text:p>0,00004928</text:p>
          </table:table-cell>
          <table:table-cell table:style-name="ce11" table:formula="of:=IF([.I125]&gt;0;no_reactif+c_titrant*[.A125]*1;no_reactif+no_preactif*2)/(Vt+[.A125])" office:value-type="float" office:value="0.00966183574879227" calcext:value-type="float">
            <text:p>0,00966184</text:p>
          </table:table-cell>
          <table:table-cell table:style-name="ce11" table:formula="of:=no_ptitre/(Vt+[.A125])" office:value-type="float" office:value="0.000966183574879227" calcext:value-type="float">
            <text:p>0,00096618</text:p>
          </table:table-cell>
          <table:table-cell table:style-name="ce11" table:formula="of:=IF([.I125]&gt;0;c_titrant*[.A125]*0.5;no_preactif*1)/(Vt+[.A125])" office:value-type="float" office:value="0.000483091787439614" calcext:value-type="float">
            <text:p>0,00048309</text:p>
          </table:table-cell>
          <table:table-cell table:style-name="ce11"/>
          <table:table-cell table:style-name="ce11" table:formula="of:=MAX(0;no_preactif -c_titrant*[.A125]*0.5)/(Vt+[.A125])" office:value-type="float" office:value="0" calcext:value-type="float">
            <text:p>0,00000000</text:p>
          </table:table-cell>
          <table:table-cell table:style-name="ce11" table:formula="of:=no_stitre/(Vt+[.A125])" office:value-type="float" office:value="0.000966183574879227" calcext:value-type="float">
            <text:p>0,00096618</text:p>
          </table:table-cell>
          <table:table-cell table:style-name="ce11" table:formula="of:=c_titrant*[.A125]*2/(Vt+[.A125])" office:value-type="float" office:value="0.0101449275362319" calcext:value-type="float">
            <text:p>0,01014493</text:p>
          </table:table-cell>
          <table:table-cell table:style-name="ce11" table:formula="of:=no_sexc/(Vt+[.A125])" office:value-type="float" office:value="0.0000492753130434783" calcext:value-type="float">
            <text:p>0,00004928</text:p>
          </table:table-cell>
          <table:table-cell table:style-name="ce11" table:formula="of:=no_sreactif/(Vt+[.A125])" office:value-type="float" office:value="0.00966183574879227" calcext:value-type="float">
            <text:p>0,00966184</text:p>
          </table:table-cell>
          <table:table-cell table:style-name="ce11" table:formula="of:=0.5*(-[.Q125]+SQRT([.Q125]*[.Q125]-0.00000000000004))" office:value-type="float" office:value="0.0000492751101012627" calcext:value-type="float">
            <text:p>0,00004928</text:p>
          </table:table-cell>
          <table:table-cell table:style-name="ce11" table:formula="of:=0.00000000000001/[.N125]" office:value-type="float" office:value="0.000000000202942215237054" calcext:value-type="float">
            <text:p>0,00000000</text:p>
          </table:table-cell>
          <table:table-cell table:style-name="ce11" table:formula="of:=-LOG([.N125])" office:value-type="float" office:value="4.30737239665141" calcext:value-type="float">
            <text:p>4,30737240</text:p>
          </table:table-cell>
          <table:table-cell table:style-name="ce11" table:formula="of:=[.B125]*2-[.C125]*2-[.E125]+[.F125]-2*[.G125]-2*[.J125]+[.K125]-[.L125]+[.M125]" office:value-type="float" office:value="-0.000049275313043478" calcext:value-type="float">
            <text:p>-0,00004928</text:p>
          </table:table-cell>
          <table:table-cell table:formula="of:=[.B125]*[.B$13]+[.C$13]*[.C125]+[.E125]*[.E$13]+[.F$13]*[.F125]+[.G125]*[.G$13]+[.J$13]*[.J125]+[.K125]*[.K$13]+[.L$13]*[.L125]+[.M125]*[.M$13]+[.N$13]*[.N125]+[.O125]*[.O$13]" office:value-type="float" office:value="0.325142603532094" calcext:value-type="float">
            <text:p>0,325142603532094</text:p>
          </table:table-cell>
        </table:table-row>
        <table:table-row table:style-name="ro1">
          <table:table-cell table:style-name="ce11" table:formula="of:=[.A125]+dV" office:value-type="float" office:value="53" calcext:value-type="float">
            <text:p>53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126]&gt;0;0;c_titrant*[.A126]-no_preactif*2)/(Vt+[.A126])" office:value-type="float" office:value="0.00413461538461539" calcext:value-type="float">
            <text:p>0,00413462</text:p>
          </table:table-cell>
          <table:table-cell table:style-name="ce11" table:formula="of:=[.N126]" office:value-type="float" office:value="0.0000490382085773819" calcext:value-type="float">
            <text:p>0,00004904</text:p>
          </table:table-cell>
          <table:table-cell table:style-name="ce11" table:formula="of:=IF([.I126]&gt;0;no_reactif+c_titrant*[.A126]*1;no_reactif+no_preactif*2)/(Vt+[.A126])" office:value-type="float" office:value="0.00961538461538462" calcext:value-type="float">
            <text:p>0,00961538</text:p>
          </table:table-cell>
          <table:table-cell table:style-name="ce11" table:formula="of:=no_ptitre/(Vt+[.A126])" office:value-type="float" office:value="0.000961538461538462" calcext:value-type="float">
            <text:p>0,00096154</text:p>
          </table:table-cell>
          <table:table-cell table:style-name="ce11" table:formula="of:=IF([.I126]&gt;0;c_titrant*[.A126]*0.5;no_preactif*1)/(Vt+[.A126])" office:value-type="float" office:value="0.000480769230769231" calcext:value-type="float">
            <text:p>0,00048077</text:p>
          </table:table-cell>
          <table:table-cell table:style-name="ce11"/>
          <table:table-cell table:style-name="ce11" table:formula="of:=MAX(0;no_preactif -c_titrant*[.A126]*0.5)/(Vt+[.A126])" office:value-type="float" office:value="0" calcext:value-type="float">
            <text:p>0,00000000</text:p>
          </table:table-cell>
          <table:table-cell table:style-name="ce11" table:formula="of:=no_stitre/(Vt+[.A126])" office:value-type="float" office:value="0.000961538461538462" calcext:value-type="float">
            <text:p>0,00096154</text:p>
          </table:table-cell>
          <table:table-cell table:style-name="ce11" table:formula="of:=c_titrant*[.A126]*2/(Vt+[.A126])" office:value-type="float" office:value="0.0101923076923077" calcext:value-type="float">
            <text:p>0,01019231</text:p>
          </table:table-cell>
          <table:table-cell table:style-name="ce11" table:formula="of:=no_sexc/(Vt+[.A126])" office:value-type="float" office:value="0.0000490384125" calcext:value-type="float">
            <text:p>0,00004904</text:p>
          </table:table-cell>
          <table:table-cell table:style-name="ce11" table:formula="of:=no_sreactif/(Vt+[.A126])" office:value-type="float" office:value="0.00961538461538462" calcext:value-type="float">
            <text:p>0,00961538</text:p>
          </table:table-cell>
          <table:table-cell table:style-name="ce11" table:formula="of:=0.5*(-[.Q126]+SQRT([.Q126]*[.Q126]-0.00000000000004))" office:value-type="float" office:value="0.0000490382085773819" calcext:value-type="float">
            <text:p>0,00004904</text:p>
          </table:table-cell>
          <table:table-cell table:style-name="ce11" table:formula="of:=0.00000000000001/[.N126]" office:value-type="float" office:value="0.000000000203922620546386" calcext:value-type="float">
            <text:p>0,00000000</text:p>
          </table:table-cell>
          <table:table-cell table:style-name="ce11" table:formula="of:=-LOG([.N126])" office:value-type="float" office:value="4.30946540348084" calcext:value-type="float">
            <text:p>4,30946540</text:p>
          </table:table-cell>
          <table:table-cell table:style-name="ce11" table:formula="of:=[.B126]*2-[.C126]*2-[.E126]+[.F126]-2*[.G126]-2*[.J126]+[.K126]-[.L126]+[.M126]" office:value-type="float" office:value="-0.0000490384125000024" calcext:value-type="float">
            <text:p>-0,00004904</text:p>
          </table:table-cell>
          <table:table-cell table:formula="of:=[.B126]*[.B$13]+[.C$13]*[.C126]+[.E126]*[.E$13]+[.F$13]*[.F126]+[.G126]*[.G$13]+[.J$13]*[.J126]+[.K126]*[.K$13]+[.L$13]*[.L126]+[.M126]*[.M$13]+[.N$13]*[.N126]+[.O126]*[.O$13]" office:value-type="float" office:value="0.325108264062499" calcext:value-type="float">
            <text:p>0,325108264062499</text:p>
          </table:table-cell>
        </table:table-row>
        <table:table-row table:style-name="ro1">
          <table:table-cell table:style-name="ce11" table:formula="of:=[.A126]+dV" office:value-type="float" office:value="53.5" calcext:value-type="float">
            <text:p>53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127]&gt;0;0;c_titrant*[.A127]-no_preactif*2)/(Vt+[.A127])" office:value-type="float" office:value="0.00416267942583732" calcext:value-type="float">
            <text:p>0,00416268</text:p>
          </table:table-cell>
          <table:table-cell table:style-name="ce11" table:formula="of:=[.N127]" office:value-type="float" office:value="0.0000488035740443408" calcext:value-type="float">
            <text:p>0,00004880</text:p>
          </table:table-cell>
          <table:table-cell table:style-name="ce11" table:formula="of:=IF([.I127]&gt;0;no_reactif+c_titrant*[.A127]*1;no_reactif+no_preactif*2)/(Vt+[.A127])" office:value-type="float" office:value="0.00956937799043062" calcext:value-type="float">
            <text:p>0,00956938</text:p>
          </table:table-cell>
          <table:table-cell table:style-name="ce11" table:formula="of:=no_ptitre/(Vt+[.A127])" office:value-type="float" office:value="0.000956937799043062" calcext:value-type="float">
            <text:p>0,00095694</text:p>
          </table:table-cell>
          <table:table-cell table:style-name="ce11" table:formula="of:=IF([.I127]&gt;0;c_titrant*[.A127]*0.5;no_preactif*1)/(Vt+[.A127])" office:value-type="float" office:value="0.000478468899521531" calcext:value-type="float">
            <text:p>0,00047847</text:p>
          </table:table-cell>
          <table:table-cell table:style-name="ce11"/>
          <table:table-cell table:style-name="ce11" table:formula="of:=MAX(0;no_preactif -c_titrant*[.A127]*0.5)/(Vt+[.A127])" office:value-type="float" office:value="0" calcext:value-type="float">
            <text:p>0,00000000</text:p>
          </table:table-cell>
          <table:table-cell table:style-name="ce11" table:formula="of:=no_stitre/(Vt+[.A127])" office:value-type="float" office:value="0.000956937799043062" calcext:value-type="float">
            <text:p>0,00095694</text:p>
          </table:table-cell>
          <table:table-cell table:style-name="ce11" table:formula="of:=c_titrant*[.A127]*2/(Vt+[.A127])" office:value-type="float" office:value="0.0102392344497608" calcext:value-type="float">
            <text:p>0,01023923</text:p>
          </table:table-cell>
          <table:table-cell table:style-name="ce11" table:formula="of:=no_sexc/(Vt+[.A127])" office:value-type="float" office:value="0.0000488037789473684" calcext:value-type="float">
            <text:p>0,00004880</text:p>
          </table:table-cell>
          <table:table-cell table:style-name="ce11" table:formula="of:=no_sreactif/(Vt+[.A127])" office:value-type="float" office:value="0.00956937799043062" calcext:value-type="float">
            <text:p>0,00956938</text:p>
          </table:table-cell>
          <table:table-cell table:style-name="ce11" table:formula="of:=0.5*(-[.Q127]+SQRT([.Q127]*[.Q127]-0.00000000000004))" office:value-type="float" office:value="0.0000488035740443408" calcext:value-type="float">
            <text:p>0,00004880</text:p>
          </table:table-cell>
          <table:table-cell table:style-name="ce11" table:formula="of:=0.00000000000001/[.N127]" office:value-type="float" office:value="0.000000000204903025973353" calcext:value-type="float">
            <text:p>0,00000000</text:p>
          </table:table-cell>
          <table:table-cell table:style-name="ce11" table:formula="of:=-LOG([.N127])" office:value-type="float" office:value="4.31154837203626" calcext:value-type="float">
            <text:p>4,31154837</text:p>
          </table:table-cell>
          <table:table-cell table:style-name="ce11" table:formula="of:=[.B127]*2-[.C127]*2-[.E127]+[.F127]-2*[.G127]-2*[.J127]+[.K127]-[.L127]+[.M127]" office:value-type="float" office:value="-0.0000488037789473667" calcext:value-type="float">
            <text:p>-0,00004880</text:p>
          </table:table-cell>
          <table:table-cell table:formula="of:=[.B127]*[.B$13]+[.C$13]*[.C127]+[.E127]*[.E$13]+[.F$13]*[.F127]+[.G127]*[.G$13]+[.J$13]*[.J127]+[.K127]*[.K$13]+[.L$13]*[.L127]+[.M127]*[.M$13]+[.N$13]*[.N127]+[.O127]*[.O$13]" office:value-type="float" office:value="0.325074253200127" calcext:value-type="float">
            <text:p>0,325074253200127</text:p>
          </table:table-cell>
        </table:table-row>
        <table:table-row table:style-name="ro1">
          <table:table-cell table:style-name="ce11" table:formula="of:=[.A127]+dV" office:value-type="float" office:value="54" calcext:value-type="float">
            <text:p>54,0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128]&gt;0;0;c_titrant*[.A128]-no_preactif*2)/(Vt+[.A128])" office:value-type="float" office:value="0.00419047619047619" calcext:value-type="float">
            <text:p>0,00419048</text:p>
          </table:table-cell>
          <table:table-cell table:style-name="ce11" table:formula="of:=[.N128]" office:value-type="float" office:value="0.0000485711741165677" calcext:value-type="float">
            <text:p>0,00004857</text:p>
          </table:table-cell>
          <table:table-cell table:style-name="ce11" table:formula="of:=IF([.I128]&gt;0;no_reactif+c_titrant*[.A128]*1;no_reactif+no_preactif*2)/(Vt+[.A128])" office:value-type="float" office:value="0.00952380952380952" calcext:value-type="float">
            <text:p>0,00952381</text:p>
          </table:table-cell>
          <table:table-cell table:style-name="ce11" table:formula="of:=no_ptitre/(Vt+[.A128])" office:value-type="float" office:value="0.000952380952380952" calcext:value-type="float">
            <text:p>0,00095238</text:p>
          </table:table-cell>
          <table:table-cell table:style-name="ce11" table:formula="of:=IF([.I128]&gt;0;c_titrant*[.A128]*0.5;no_preactif*1)/(Vt+[.A128])" office:value-type="float" office:value="0.000476190476190476" calcext:value-type="float">
            <text:p>0,00047619</text:p>
          </table:table-cell>
          <table:table-cell table:style-name="ce11"/>
          <table:table-cell table:style-name="ce11" table:formula="of:=MAX(0;no_preactif -c_titrant*[.A128]*0.5)/(Vt+[.A128])" office:value-type="float" office:value="0" calcext:value-type="float">
            <text:p>0,00000000</text:p>
          </table:table-cell>
          <table:table-cell table:style-name="ce11" table:formula="of:=no_stitre/(Vt+[.A128])" office:value-type="float" office:value="0.000952380952380952" calcext:value-type="float">
            <text:p>0,00095238</text:p>
          </table:table-cell>
          <table:table-cell table:style-name="ce11" table:formula="of:=c_titrant*[.A128]*2/(Vt+[.A128])" office:value-type="float" office:value="0.0102857142857143" calcext:value-type="float">
            <text:p>0,01028571</text:p>
          </table:table-cell>
          <table:table-cell table:style-name="ce11" table:formula="of:=no_sexc/(Vt+[.A128])" office:value-type="float" office:value="0.00004857138" calcext:value-type="float">
            <text:p>0,00004857</text:p>
          </table:table-cell>
          <table:table-cell table:style-name="ce11" table:formula="of:=no_sreactif/(Vt+[.A128])" office:value-type="float" office:value="0.00952380952380952" calcext:value-type="float">
            <text:p>0,00952381</text:p>
          </table:table-cell>
          <table:table-cell table:style-name="ce11" table:formula="of:=0.5*(-[.Q128]+SQRT([.Q128]*[.Q128]-0.00000000000004))" office:value-type="float" office:value="0.0000485711741165677" calcext:value-type="float">
            <text:p>0,00004857</text:p>
          </table:table-cell>
          <table:table-cell table:style-name="ce11" table:formula="of:=0.00000000000001/[.N128]" office:value-type="float" office:value="0.000000000205883431518469" calcext:value-type="float">
            <text:p>0,00000000</text:p>
          </table:table-cell>
          <table:table-cell table:style-name="ce11" table:formula="of:=-LOG([.N128])" office:value-type="float" office:value="4.31362139814971" calcext:value-type="float">
            <text:p>4,31362140</text:p>
          </table:table-cell>
          <table:table-cell table:style-name="ce11" table:formula="of:=[.B128]*2-[.C128]*2-[.E128]+[.F128]-2*[.G128]-2*[.J128]+[.K128]-[.L128]+[.M128]" office:value-type="float" office:value="-0.0000485713799999992" calcext:value-type="float">
            <text:p>-0,00004857</text:p>
          </table:table-cell>
          <table:table-cell table:formula="of:=[.B128]*[.B$13]+[.C$13]*[.C128]+[.E128]*[.E$13]+[.F$13]*[.F128]+[.G128]*[.G$13]+[.J$13]*[.J128]+[.K128]*[.K$13]+[.L$13]*[.L128]+[.M128]*[.M$13]+[.N$13]*[.N128]+[.O128]*[.O$13]" office:value-type="float" office:value="0.325040566250589" calcext:value-type="float">
            <text:p>0,325040566250589</text:p>
          </table:table-cell>
        </table:table-row>
        <table:table-row table:style-name="ro1">
          <table:table-cell table:style-name="ce11" table:formula="of:=[.A128]+dV" office:value-type="float" office:value="54.5" calcext:value-type="float">
            <text:p>54,50000000</text:p>
          </table:table-cell>
          <table:table-cell table:style-name="ce11" office:value-type="float" office:value="0" calcext:value-type="float">
            <text:p>0,00000000</text:p>
          </table:table-cell>
          <table:table-cell table:style-name="ce11" table:formula="of:=IF([.I129]&gt;0;0;c_titrant*[.A129]-no_preactif*2)/(Vt+[.A129])" office:value-type="float" office:value="0.00421800947867299" calcext:value-type="float">
            <text:p>0,00421801</text:p>
          </table:table-cell>
          <table:table-cell table:style-name="ce11" table:formula="of:=[.N129]" office:value-type="float" office:value="0.0000483409770224184" calcext:value-type="float">
            <text:p>0,00004834</text:p>
          </table:table-cell>
          <table:table-cell table:style-name="ce11" table:formula="of:=IF([.I129]&gt;0;no_reactif+c_titrant*[.A129]*1;no_reactif+no_preactif*2)/(Vt+[.A129])" office:value-type="float" office:value="0.00947867298578199" calcext:value-type="float">
            <text:p>0,00947867</text:p>
          </table:table-cell>
          <table:table-cell table:style-name="ce11" table:formula="of:=no_ptitre/(Vt+[.A129])" office:value-type="float" office:value="0.000947867298578199" calcext:value-type="float">
            <text:p>0,00094787</text:p>
          </table:table-cell>
          <table:table-cell table:style-name="ce11" table:formula="of:=IF([.I129]&gt;0;c_titrant*[.A129]*0.5;no_preactif*1)/(Vt+[.A129])" office:value-type="float" office:value="0.0004739336492891" calcext:value-type="float">
            <text:p>0,00047393</text:p>
          </table:table-cell>
          <table:table-cell table:style-name="ce11"/>
          <table:table-cell table:style-name="ce11" table:formula="of:=MAX(0;no_preactif -c_titrant*[.A129]*0.5)/(Vt+[.A129])" office:value-type="float" office:value="0" calcext:value-type="float">
            <text:p>0,00000000</text:p>
          </table:table-cell>
          <table:table-cell table:style-name="ce11" table:formula="of:=no_stitre/(Vt+[.A129])" office:value-type="float" office:value="0.000947867298578199" calcext:value-type="float">
            <text:p>0,00094787</text:p>
          </table:table-cell>
          <table:table-cell table:style-name="ce11" table:formula="of:=c_titrant*[.A129]*2/(Vt+[.A129])" office:value-type="float" office:value="0.0103317535545024" calcext:value-type="float">
            <text:p>0,01033175</text:p>
          </table:table-cell>
          <table:table-cell table:style-name="ce11" table:formula="of:=no_sexc/(Vt+[.A129])" office:value-type="float" office:value="0.0000483411838862559" calcext:value-type="float">
            <text:p>0,00004834</text:p>
          </table:table-cell>
          <table:table-cell table:style-name="ce11" table:formula="of:=no_sreactif/(Vt+[.A129])" office:value-type="float" office:value="0.00947867298578199" calcext:value-type="float">
            <text:p>0,00947867</text:p>
          </table:table-cell>
          <table:table-cell table:style-name="ce11" table:formula="of:=0.5*(-[.Q129]+SQRT([.Q129]*[.Q129]-0.00000000000004))" office:value-type="float" office:value="0.0000483409770224184" calcext:value-type="float">
            <text:p>0,00004834</text:p>
          </table:table-cell>
          <table:table-cell table:style-name="ce11" table:formula="of:=0.00000000000001/[.N129]" office:value-type="float" office:value="0.000000000206863837182324" calcext:value-type="float">
            <text:p>0,00000000</text:p>
          </table:table-cell>
          <table:table-cell table:style-name="ce11" table:formula="of:=-LOG([.N129])" office:value-type="float" office:value="4.31568457628755" calcext:value-type="float">
            <text:p>4,31568458</text:p>
          </table:table-cell>
          <table:table-cell table:style-name="ce11" table:formula="of:=[.B129]*2-[.C129]*2-[.E129]+[.F129]-2*[.G129]-2*[.J129]+[.K129]-[.L129]+[.M129]" office:value-type="float" office:value="-0.0000483411838862555" calcext:value-type="float">
            <text:p>-0,00004834</text:p>
          </table:table-cell>
          <table:table-cell table:formula="of:=[.B129]*[.B$13]+[.C$13]*[.C129]+[.E129]*[.E$13]+[.F$13]*[.F129]+[.G129]*[.G$13]+[.J$13]*[.J129]+[.K129]*[.K$13]+[.L$13]*[.L129]+[.M129]*[.M$13]+[.N$13]*[.N129]+[.O129]*[.O$13]" office:value-type="float" office:value="0.325007198608489" calcext:value-type="float">
            <text:p>0,325007198608489</text:p>
          </table:table-cell>
        </table:table-row>
        <table:table-row table:style-name="ro1">
          <table:table-cell table:formula="of:=[.A129]+dV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IF([.I130]&gt;0;0;c_titrant*[.A130]*no_preactif*2)/(Vt+[.A130])" office:value-type="float" office:value="0.000518867924528302" calcext:value-type="float">
            <text:p>0,000518867924528</text:p>
          </table:table-cell>
          <table:table-cell/>
          <table:table-cell table:style-name="ce15" table:formula="of:=IF([.I130]&gt;0;no_reactif+c_titrant*[.A130]*1;no_reactif+no_preactif*2)/(Vt+[.A130])" office:value-type="float" office:value="0.00943396226415094" calcext:value-type="float">
            <text:p>0,009433962264151</text:p>
          </table:table-cell>
          <table:table-cell/>
          <table:table-cell table:formula="of:=IF([.I130]&gt;0;c_titrant*[.A130]*0.5;no_preactif*1)/(Vt+[.A130])" office:value-type="float" office:value="0.000471698113207547" calcext:value-type="float">
            <text:p>0,000471698113208</text:p>
          </table:table-cell>
          <table:table-cell/>
          <table:table-cell table:formula="of:=MAX(0;no_preactif -c_titrant*[.A130]*0.5)/(Vt+[.A130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30]+dV" office:value-type="float" office:value="55.5" calcext:value-type="float">
            <text:p>55,5</text:p>
          </table:table-cell>
          <table:table-cell office:value-type="float" office:value="0" calcext:value-type="float">
            <text:p>0</text:p>
          </table:table-cell>
          <table:table-cell table:formula="of:=IF([.I131]&gt;0;0;c_titrant*[.A131]*no_preactif*2)" office:value-type="float" office:value="0.0555" calcext:value-type="float">
            <text:p>0,0555</text:p>
          </table:table-cell>
          <table:table-cell table:number-columns-repeated="5"/>
          <table:table-cell table:formula="of:=MAX(0;no_preactif -c_titrant*[.A131]*0.5)/(Vt+[.A13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31]+dV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IF([.I132]&gt;0;0;c_titrant*[.A132]*no_preactif*2)" office:value-type="float" office:value="0.056" calcext:value-type="float">
            <text:p>0,056</text:p>
          </table:table-cell>
          <table:table-cell table:number-columns-repeated="5"/>
          <table:table-cell table:formula="of:=MAX(0;no_preactif -c_titrant*[.A132]*0.5)/(Vt+[.A132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32]+dV" office:value-type="float" office:value="56.5" calcext:value-type="float">
            <text:p>56,5</text:p>
          </table:table-cell>
          <table:table-cell office:value-type="float" office:value="0" calcext:value-type="float">
            <text:p>0</text:p>
          </table:table-cell>
          <table:table-cell table:formula="of:=IF([.I133]&gt;0;0;c_titrant*[.A133]*no_preactif*2)" office:value-type="float" office:value="0.0565" calcext:value-type="float">
            <text:p>0,0565</text:p>
          </table:table-cell>
          <table:table-cell table:number-columns-repeated="5"/>
          <table:table-cell table:formula="of:=MAX(0;no_preactif -c_titrant*[.A133]*0.5)/(Vt+[.A133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33]+dV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IF([.I134]&gt;0;0;c_titrant*[.A134]*no_preactif*2)" office:value-type="float" office:value="0.057" calcext:value-type="float">
            <text:p>0,057</text:p>
          </table:table-cell>
          <table:table-cell table:number-columns-repeated="5"/>
          <table:table-cell table:formula="of:=MAX(0;no_preactif -c_titrant*[.A134]*0.5)/(Vt+[.A134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34]+dV" office:value-type="float" office:value="57.5" calcext:value-type="float">
            <text:p>57,5</text:p>
          </table:table-cell>
          <table:table-cell office:value-type="float" office:value="0" calcext:value-type="float">
            <text:p>0</text:p>
          </table:table-cell>
          <table:table-cell table:formula="of:=IF([.I135]&gt;0;0;c_titrant*[.A135]*no_preactif*2)" office:value-type="float" office:value="0.0575" calcext:value-type="float">
            <text:p>0,0575</text:p>
          </table:table-cell>
          <table:table-cell table:number-columns-repeated="5"/>
          <table:table-cell table:formula="of:=MAX(0;no_preactif -c_titrant*[.A135]*0.5)/(Vt+[.A135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35]+dV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IF([.I136]&gt;0;0;c_titrant*[.A136]*no_preactif*2)" office:value-type="float" office:value="0.058" calcext:value-type="float">
            <text:p>0,058</text:p>
          </table:table-cell>
          <table:table-cell table:number-columns-repeated="5"/>
          <table:table-cell table:formula="of:=MAX(0;no_preactif -c_titrant*[.A136]*0.5)/(Vt+[.A136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36]+dV" office:value-type="float" office:value="58.5" calcext:value-type="float">
            <text:p>58,5</text:p>
          </table:table-cell>
          <table:table-cell office:value-type="float" office:value="0" calcext:value-type="float">
            <text:p>0</text:p>
          </table:table-cell>
          <table:table-cell table:formula="of:=IF([.I137]&gt;0;0;c_titrant*[.A137]*no_preactif*2)" office:value-type="float" office:value="0.0585" calcext:value-type="float">
            <text:p>0,0585</text:p>
          </table:table-cell>
          <table:table-cell table:number-columns-repeated="5"/>
          <table:table-cell table:formula="of:=MAX(0;no_preactif -c_titrant*[.A137]*0.5)/(Vt+[.A137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37]+dV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IF([.I138]&gt;0;0;c_titrant*[.A138]*no_preactif*2)" office:value-type="float" office:value="0.059" calcext:value-type="float">
            <text:p>0,059</text:p>
          </table:table-cell>
          <table:table-cell table:number-columns-repeated="5"/>
          <table:table-cell table:formula="of:=MAX(0;no_preactif -c_titrant*[.A138]*0.5)/(Vt+[.A138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38]+dV" office:value-type="float" office:value="59.5" calcext:value-type="float">
            <text:p>59,5</text:p>
          </table:table-cell>
          <table:table-cell office:value-type="float" office:value="0" calcext:value-type="float">
            <text:p>0</text:p>
          </table:table-cell>
          <table:table-cell table:formula="of:=IF([.I139]&gt;0;0;c_titrant*[.A139]*no_preactif*2)" office:value-type="float" office:value="0.0595" calcext:value-type="float">
            <text:p>0,0595</text:p>
          </table:table-cell>
          <table:table-cell table:number-columns-repeated="5"/>
          <table:table-cell table:formula="of:=MAX(0;no_preactif -c_titrant*[.A139]*0.5)/(Vt+[.A139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39]+dV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IF([.I140]&gt;0;0;c_titrant*[.A140]*no_preactif*2)" office:value-type="float" office:value="0.06" calcext:value-type="float">
            <text:p>0,06</text:p>
          </table:table-cell>
          <table:table-cell table:number-columns-repeated="5"/>
          <table:table-cell table:formula="of:=MAX(0;no_preactif -c_titrant*[.A140]*0.5)/(Vt+[.A140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40]+dV" office:value-type="float" office:value="60.5" calcext:value-type="float">
            <text:p>60,5</text:p>
          </table:table-cell>
          <table:table-cell office:value-type="float" office:value="0" calcext:value-type="float">
            <text:p>0</text:p>
          </table:table-cell>
          <table:table-cell table:formula="of:=IF([.I141]&gt;0;0;c_titrant*[.A141]*no_preactif*2)" office:value-type="float" office:value="0.0605" calcext:value-type="float">
            <text:p>0,0605</text:p>
          </table:table-cell>
          <table:table-cell table:number-columns-repeated="5"/>
          <table:table-cell table:formula="of:=MAX(0;no_preactif -c_titrant*[.A141]*0.5)/(Vt+[.A14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41]+dV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IF([.I142]&gt;0;0;c_titrant*[.A142]*no_preactif*2)" office:value-type="float" office:value="0.061" calcext:value-type="float">
            <text:p>0,061</text:p>
          </table:table-cell>
          <table:table-cell table:number-columns-repeated="5"/>
          <table:table-cell table:formula="of:=MAX(0;no_preactif -c_titrant*[.A142]*0.5)/(Vt+[.A142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42]+dV" office:value-type="float" office:value="61.5" calcext:value-type="float">
            <text:p>61,5</text:p>
          </table:table-cell>
          <table:table-cell office:value-type="float" office:value="0" calcext:value-type="float">
            <text:p>0</text:p>
          </table:table-cell>
          <table:table-cell table:formula="of:=IF([.I143]&gt;0;0;c_titrant*[.A143]*no_preactif*2)" office:value-type="float" office:value="0.0615" calcext:value-type="float">
            <text:p>0,0615</text:p>
          </table:table-cell>
          <table:table-cell table:number-columns-repeated="5"/>
          <table:table-cell table:formula="of:=MAX(0;no_preactif -c_titrant*[.A143]*0.5)/(Vt+[.A143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43]+dV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IF([.I144]&gt;0;0;c_titrant*[.A144]*no_preactif*2)" office:value-type="float" office:value="0.062" calcext:value-type="float">
            <text:p>0,062</text:p>
          </table:table-cell>
          <table:table-cell table:number-columns-repeated="5"/>
          <table:table-cell table:formula="of:=MAX(0;no_preactif -c_titrant*[.A144]*0.5)/(Vt+[.A144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44]+dV" office:value-type="float" office:value="62.5" calcext:value-type="float">
            <text:p>62,5</text:p>
          </table:table-cell>
          <table:table-cell office:value-type="float" office:value="0" calcext:value-type="float">
            <text:p>0</text:p>
          </table:table-cell>
          <table:table-cell table:formula="of:=IF([.I145]&gt;0;0;c_titrant*[.A145]*no_preactif*2)" office:value-type="float" office:value="0.0625" calcext:value-type="float">
            <text:p>0,0625</text:p>
          </table:table-cell>
          <table:table-cell table:number-columns-repeated="5"/>
          <table:table-cell table:formula="of:=MAX(0;no_preactif -c_titrant*[.A145]*0.5)/(Vt+[.A145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45]+dV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IF([.I146]&gt;0;0;c_titrant*[.A146]*no_preactif*2)" office:value-type="float" office:value="0.063" calcext:value-type="float">
            <text:p>0,063</text:p>
          </table:table-cell>
          <table:table-cell table:number-columns-repeated="5"/>
          <table:table-cell table:formula="of:=MAX(0;no_preactif -c_titrant*[.A146]*0.5)/(Vt+[.A146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46]+dV" office:value-type="float" office:value="63.5" calcext:value-type="float">
            <text:p>63,5</text:p>
          </table:table-cell>
          <table:table-cell office:value-type="float" office:value="0" calcext:value-type="float">
            <text:p>0</text:p>
          </table:table-cell>
          <table:table-cell table:formula="of:=IF([.I147]&gt;0;0;c_titrant*[.A147]*no_preactif*2)" office:value-type="float" office:value="0.0635" calcext:value-type="float">
            <text:p>0,0635</text:p>
          </table:table-cell>
          <table:table-cell table:number-columns-repeated="5"/>
          <table:table-cell table:formula="of:=MAX(0;no_preactif -c_titrant*[.A147]*0.5)/(Vt+[.A147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47]+dV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IF([.I148]&gt;0;0;c_titrant*[.A148]*no_preactif*2)" office:value-type="float" office:value="0.064" calcext:value-type="float">
            <text:p>0,064</text:p>
          </table:table-cell>
          <table:table-cell table:number-columns-repeated="5"/>
          <table:table-cell table:formula="of:=MAX(0;no_preactif -c_titrant*[.A148]*0.5)/(Vt+[.A148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48]+dV" office:value-type="float" office:value="64.5" calcext:value-type="float">
            <text:p>64,5</text:p>
          </table:table-cell>
          <table:table-cell office:value-type="float" office:value="0" calcext:value-type="float">
            <text:p>0</text:p>
          </table:table-cell>
          <table:table-cell table:formula="of:=IF([.I149]&gt;0;0;c_titrant*[.A149]*no_preactif*2)" office:value-type="float" office:value="0.0645" calcext:value-type="float">
            <text:p>0,0645</text:p>
          </table:table-cell>
          <table:table-cell table:number-columns-repeated="5"/>
          <table:table-cell table:formula="of:=MAX(0;no_preactif -c_titrant*[.A149]*0.5)/(Vt+[.A149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49]+dV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IF([.I150]&gt;0;0;c_titrant*[.A150]*no_preactif*2)" office:value-type="float" office:value="0.065" calcext:value-type="float">
            <text:p>0,065</text:p>
          </table:table-cell>
          <table:table-cell table:number-columns-repeated="5"/>
          <table:table-cell table:formula="of:=MAX(0;no_preactif -c_titrant*[.A150]*0.5)/(Vt+[.A150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50]+dV" office:value-type="float" office:value="65.5" calcext:value-type="float">
            <text:p>65,5</text:p>
          </table:table-cell>
          <table:table-cell office:value-type="float" office:value="0" calcext:value-type="float">
            <text:p>0</text:p>
          </table:table-cell>
          <table:table-cell table:formula="of:=IF([.I151]&gt;0;0;c_titrant*[.A151]*no_preactif*2)" office:value-type="float" office:value="0.0655" calcext:value-type="float">
            <text:p>0,0655</text:p>
          </table:table-cell>
          <table:table-cell table:number-columns-repeated="5"/>
          <table:table-cell table:formula="of:=MAX(0;no_preactif -c_titrant*[.A151]*0.5)/(Vt+[.A15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51]+dV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IF([.I152]&gt;0;0;c_titrant*[.A152]*no_preactif*2)" office:value-type="float" office:value="0.066" calcext:value-type="float">
            <text:p>0,066</text:p>
          </table:table-cell>
          <table:table-cell table:number-columns-repeated="5"/>
          <table:table-cell table:formula="of:=MAX(0;no_preactif -c_titrant*[.A152]*0.5)/(Vt+[.A152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52]+dV" office:value-type="float" office:value="66.5" calcext:value-type="float">
            <text:p>66,5</text:p>
          </table:table-cell>
          <table:table-cell office:value-type="float" office:value="0" calcext:value-type="float">
            <text:p>0</text:p>
          </table:table-cell>
          <table:table-cell table:formula="of:=IF([.I153]&gt;0;0;c_titrant*[.A153]*no_preactif*2)" office:value-type="float" office:value="0.0665" calcext:value-type="float">
            <text:p>0,0665</text:p>
          </table:table-cell>
          <table:table-cell table:number-columns-repeated="5"/>
          <table:table-cell table:formula="of:=MAX(0;no_preactif -c_titrant*[.A153]*0.5)/(Vt+[.A153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53]+dV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IF([.I154]&gt;0;0;c_titrant*[.A154]*no_preactif*2)" office:value-type="float" office:value="0.067" calcext:value-type="float">
            <text:p>0,067</text:p>
          </table:table-cell>
          <table:table-cell table:number-columns-repeated="5"/>
          <table:table-cell table:formula="of:=MAX(0;no_preactif -c_titrant*[.A154]*0.5)/(Vt+[.A154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54]+dV" office:value-type="float" office:value="67.5" calcext:value-type="float">
            <text:p>67,5</text:p>
          </table:table-cell>
          <table:table-cell office:value-type="float" office:value="0" calcext:value-type="float">
            <text:p>0</text:p>
          </table:table-cell>
          <table:table-cell table:formula="of:=IF([.I155]&gt;0;0;c_titrant*[.A155]*no_preactif*2)" office:value-type="float" office:value="0.0675" calcext:value-type="float">
            <text:p>0,0675</text:p>
          </table:table-cell>
          <table:table-cell table:number-columns-repeated="5"/>
          <table:table-cell table:formula="of:=MAX(0;no_preactif -c_titrant*[.A155]*0.5)/(Vt+[.A155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55]+dV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IF([.I156]&gt;0;0;c_titrant*[.A156]*no_preactif*2)" office:value-type="float" office:value="0.068" calcext:value-type="float">
            <text:p>0,068</text:p>
          </table:table-cell>
          <table:table-cell table:number-columns-repeated="5"/>
          <table:table-cell table:formula="of:=MAX(0;no_preactif -c_titrant*[.A156]*0.5)/(Vt+[.A156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56]+dV" office:value-type="float" office:value="68.5" calcext:value-type="float">
            <text:p>68,5</text:p>
          </table:table-cell>
          <table:table-cell office:value-type="float" office:value="0" calcext:value-type="float">
            <text:p>0</text:p>
          </table:table-cell>
          <table:table-cell table:formula="of:=IF([.I157]&gt;0;0;c_titrant*[.A157]*no_preactif*2)" office:value-type="float" office:value="0.0685" calcext:value-type="float">
            <text:p>0,0685</text:p>
          </table:table-cell>
          <table:table-cell table:number-columns-repeated="5"/>
          <table:table-cell table:formula="of:=MAX(0;no_preactif -c_titrant*[.A157]*0.5)/(Vt+[.A157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57]+dV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IF([.I158]&gt;0;0;c_titrant*[.A158]*no_preactif*2)" office:value-type="float" office:value="0.069" calcext:value-type="float">
            <text:p>0,069</text:p>
          </table:table-cell>
          <table:table-cell table:number-columns-repeated="5"/>
          <table:table-cell table:formula="of:=MAX(0;no_preactif -c_titrant*[.A158]*0.5)/(Vt+[.A158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58]+dV" office:value-type="float" office:value="69.5" calcext:value-type="float">
            <text:p>69,5</text:p>
          </table:table-cell>
          <table:table-cell office:value-type="float" office:value="0" calcext:value-type="float">
            <text:p>0</text:p>
          </table:table-cell>
          <table:table-cell table:formula="of:=IF([.I159]&gt;0;0;c_titrant*[.A159]*no_preactif*2)" office:value-type="float" office:value="0.0695" calcext:value-type="float">
            <text:p>0,0695</text:p>
          </table:table-cell>
          <table:table-cell table:number-columns-repeated="5"/>
          <table:table-cell table:formula="of:=MAX(0;no_preactif -c_titrant*[.A159]*0.5)/(Vt+[.A159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59]+dV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IF([.I160]&gt;0;0;c_titrant*[.A160]*no_preactif*2)" office:value-type="float" office:value="0.07" calcext:value-type="float">
            <text:p>0,07</text:p>
          </table:table-cell>
          <table:table-cell table:number-columns-repeated="5"/>
          <table:table-cell table:formula="of:=MAX(0;no_preactif -c_titrant*[.A160]*0.5)/(Vt+[.A160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60]+dV" office:value-type="float" office:value="70.5" calcext:value-type="float">
            <text:p>70,5</text:p>
          </table:table-cell>
          <table:table-cell office:value-type="float" office:value="0" calcext:value-type="float">
            <text:p>0</text:p>
          </table:table-cell>
          <table:table-cell table:formula="of:=IF([.I161]&gt;0;0;c_titrant*[.A161]*no_preactif*2)" office:value-type="float" office:value="0.0705" calcext:value-type="float">
            <text:p>0,0705</text:p>
          </table:table-cell>
          <table:table-cell table:number-columns-repeated="5"/>
          <table:table-cell table:formula="of:=MAX(0;no_preactif -c_titrant*[.A161]*0.5)/(Vt+[.A16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61]+dV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IF([.I162]&gt;0;0;c_titrant*[.A162]*no_preactif*2)" office:value-type="float" office:value="0.071" calcext:value-type="float">
            <text:p>0,071</text:p>
          </table:table-cell>
          <table:table-cell table:number-columns-repeated="5"/>
          <table:table-cell table:formula="of:=MAX(0;no_preactif -c_titrant*[.A162]*0.5)/(Vt+[.A162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62]+dV" office:value-type="float" office:value="71.5" calcext:value-type="float">
            <text:p>71,5</text:p>
          </table:table-cell>
          <table:table-cell office:value-type="float" office:value="0" calcext:value-type="float">
            <text:p>0</text:p>
          </table:table-cell>
          <table:table-cell table:formula="of:=IF([.I163]&gt;0;0;c_titrant*[.A163]*no_preactif*2)" office:value-type="float" office:value="0.0715" calcext:value-type="float">
            <text:p>0,0715</text:p>
          </table:table-cell>
          <table:table-cell table:number-columns-repeated="5"/>
          <table:table-cell table:formula="of:=MAX(0;no_preactif -c_titrant*[.A163]*0.5)/(Vt+[.A163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63]+dV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IF([.I164]&gt;0;0;c_titrant*[.A164]*no_preactif*2)" office:value-type="float" office:value="0.072" calcext:value-type="float">
            <text:p>0,072</text:p>
          </table:table-cell>
          <table:table-cell table:number-columns-repeated="5"/>
          <table:table-cell table:formula="of:=MAX(0;no_preactif -c_titrant*[.A164]*0.5)/(Vt+[.A164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64]+dV" office:value-type="float" office:value="72.5" calcext:value-type="float">
            <text:p>72,5</text:p>
          </table:table-cell>
          <table:table-cell office:value-type="float" office:value="0" calcext:value-type="float">
            <text:p>0</text:p>
          </table:table-cell>
          <table:table-cell table:formula="of:=IF([.I165]&gt;0;0;c_titrant*[.A165]*no_preactif*2)" office:value-type="float" office:value="0.0725" calcext:value-type="float">
            <text:p>0,0725</text:p>
          </table:table-cell>
          <table:table-cell table:number-columns-repeated="5"/>
          <table:table-cell table:formula="of:=MAX(0;no_preactif -c_titrant*[.A165]*0.5)/(Vt+[.A165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65]+dV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IF([.I166]&gt;0;0;c_titrant*[.A166]*no_preactif*2)" office:value-type="float" office:value="0.073" calcext:value-type="float">
            <text:p>0,073</text:p>
          </table:table-cell>
          <table:table-cell table:number-columns-repeated="5"/>
          <table:table-cell table:formula="of:=MAX(0;no_preactif -c_titrant*[.A166]*0.5)/(Vt+[.A166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66]+dV" office:value-type="float" office:value="73.5" calcext:value-type="float">
            <text:p>73,5</text:p>
          </table:table-cell>
          <table:table-cell office:value-type="float" office:value="0" calcext:value-type="float">
            <text:p>0</text:p>
          </table:table-cell>
          <table:table-cell table:formula="of:=IF([.I167]&gt;0;0;c_titrant*[.A167]*no_preactif*2)" office:value-type="float" office:value="0.0735" calcext:value-type="float">
            <text:p>0,0735</text:p>
          </table:table-cell>
          <table:table-cell table:number-columns-repeated="5"/>
          <table:table-cell table:formula="of:=MAX(0;no_preactif -c_titrant*[.A167]*0.5)/(Vt+[.A167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67]+dV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IF([.I168]&gt;0;0;c_titrant*[.A168]*no_preactif*2)" office:value-type="float" office:value="0.074" calcext:value-type="float">
            <text:p>0,074</text:p>
          </table:table-cell>
          <table:table-cell table:number-columns-repeated="5"/>
          <table:table-cell table:formula="of:=MAX(0;no_preactif -c_titrant*[.A168]*0.5)/(Vt+[.A168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68]+dV" office:value-type="float" office:value="74.5" calcext:value-type="float">
            <text:p>74,5</text:p>
          </table:table-cell>
          <table:table-cell office:value-type="float" office:value="0" calcext:value-type="float">
            <text:p>0</text:p>
          </table:table-cell>
          <table:table-cell table:formula="of:=IF([.I169]&gt;0;0;c_titrant*[.A169]*no_preactif*2)" office:value-type="float" office:value="0.0745" calcext:value-type="float">
            <text:p>0,0745</text:p>
          </table:table-cell>
          <table:table-cell table:number-columns-repeated="5"/>
          <table:table-cell table:formula="of:=MAX(0;no_preactif -c_titrant*[.A169]*0.5)/(Vt+[.A169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69]+dV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IF([.I170]&gt;0;0;c_titrant*[.A170]*no_preactif*2)" office:value-type="float" office:value="0.075" calcext:value-type="float">
            <text:p>0,075</text:p>
          </table:table-cell>
          <table:table-cell table:number-columns-repeated="5"/>
          <table:table-cell table:formula="of:=MAX(0;no_preactif -c_titrant*[.A170]*0.5)/(Vt+[.A170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70]+dV" office:value-type="float" office:value="75.5" calcext:value-type="float">
            <text:p>75,5</text:p>
          </table:table-cell>
          <table:table-cell office:value-type="float" office:value="0" calcext:value-type="float">
            <text:p>0</text:p>
          </table:table-cell>
          <table:table-cell table:formula="of:=IF([.I171]&gt;0;0;c_titrant*[.A171]*no_preactif*2)" office:value-type="float" office:value="0.0755" calcext:value-type="float">
            <text:p>0,0755</text:p>
          </table:table-cell>
          <table:table-cell table:number-columns-repeated="5"/>
          <table:table-cell table:formula="of:=MAX(0;no_preactif -c_titrant*[.A171]*0.5)/(Vt+[.A17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71]+dV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IF([.I172]&gt;0;0;c_titrant*[.A172]*no_preactif*2)" office:value-type="float" office:value="0.076" calcext:value-type="float">
            <text:p>0,076</text:p>
          </table:table-cell>
          <table:table-cell table:number-columns-repeated="5"/>
          <table:table-cell table:formula="of:=MAX(0;no_preactif -c_titrant*[.A172]*0.5)/(Vt+[.A172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72]+dV" office:value-type="float" office:value="76.5" calcext:value-type="float">
            <text:p>76,5</text:p>
          </table:table-cell>
          <table:table-cell office:value-type="float" office:value="0" calcext:value-type="float">
            <text:p>0</text:p>
          </table:table-cell>
          <table:table-cell table:formula="of:=IF([.I173]&gt;0;0;c_titrant*[.A173]*no_preactif*2)" office:value-type="float" office:value="0.0765" calcext:value-type="float">
            <text:p>0,0765</text:p>
          </table:table-cell>
          <table:table-cell table:number-columns-repeated="5"/>
          <table:table-cell table:formula="of:=MAX(0;no_preactif -c_titrant*[.A173]*0.5)/(Vt+[.A173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73]+dV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IF([.I174]&gt;0;0;c_titrant*[.A174]*no_preactif*2)" office:value-type="float" office:value="0.077" calcext:value-type="float">
            <text:p>0,077</text:p>
          </table:table-cell>
          <table:table-cell table:number-columns-repeated="5"/>
          <table:table-cell table:formula="of:=MAX(0;no_preactif -c_titrant*[.A174]*0.5)/(Vt+[.A174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74]+dV" office:value-type="float" office:value="77.5" calcext:value-type="float">
            <text:p>77,5</text:p>
          </table:table-cell>
          <table:table-cell office:value-type="float" office:value="0" calcext:value-type="float">
            <text:p>0</text:p>
          </table:table-cell>
          <table:table-cell table:formula="of:=IF([.I175]&gt;0;0;c_titrant*[.A175]*no_preactif*2)" office:value-type="float" office:value="0.0775" calcext:value-type="float">
            <text:p>0,0775</text:p>
          </table:table-cell>
          <table:table-cell table:number-columns-repeated="5"/>
          <table:table-cell table:formula="of:=MAX(0;no_preactif -c_titrant*[.A175]*0.5)/(Vt+[.A175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75]+dV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IF([.I176]&gt;0;0;c_titrant*[.A176]*no_preactif*2)" office:value-type="float" office:value="0.078" calcext:value-type="float">
            <text:p>0,078</text:p>
          </table:table-cell>
          <table:table-cell table:number-columns-repeated="5"/>
          <table:table-cell table:formula="of:=MAX(0;no_preactif -c_titrant*[.A176]*0.5)/(Vt+[.A176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76]+dV" office:value-type="float" office:value="78.5" calcext:value-type="float">
            <text:p>78,5</text:p>
          </table:table-cell>
          <table:table-cell office:value-type="float" office:value="0" calcext:value-type="float">
            <text:p>0</text:p>
          </table:table-cell>
          <table:table-cell table:formula="of:=IF([.I177]&gt;0;0;c_titrant*[.A177]*no_preactif*2)" office:value-type="float" office:value="0.0785" calcext:value-type="float">
            <text:p>0,0785</text:p>
          </table:table-cell>
          <table:table-cell table:number-columns-repeated="5"/>
          <table:table-cell table:formula="of:=MAX(0;no_preactif -c_titrant*[.A177]*0.5)/(Vt+[.A177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77]+dV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IF([.I178]&gt;0;0;c_titrant*[.A178]*no_preactif*2)" office:value-type="float" office:value="0.079" calcext:value-type="float">
            <text:p>0,079</text:p>
          </table:table-cell>
          <table:table-cell table:number-columns-repeated="5"/>
          <table:table-cell table:formula="of:=MAX(0;no_preactif -c_titrant*[.A178]*0.5)/(Vt+[.A178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78]+dV" office:value-type="float" office:value="79.5" calcext:value-type="float">
            <text:p>79,5</text:p>
          </table:table-cell>
          <table:table-cell office:value-type="float" office:value="0" calcext:value-type="float">
            <text:p>0</text:p>
          </table:table-cell>
          <table:table-cell table:formula="of:=IF([.I179]&gt;0;0;c_titrant*[.A179]*no_preactif*2)" office:value-type="float" office:value="0.0795" calcext:value-type="float">
            <text:p>0,0795</text:p>
          </table:table-cell>
          <table:table-cell table:number-columns-repeated="5"/>
          <table:table-cell table:formula="of:=MAX(0;no_preactif -c_titrant*[.A179]*0.5)/(Vt+[.A179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79]+dV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IF([.I180]&gt;0;0;c_titrant*[.A180]*no_preactif*2)" office:value-type="float" office:value="0.08" calcext:value-type="float">
            <text:p>0,08</text:p>
          </table:table-cell>
          <table:table-cell table:number-columns-repeated="5"/>
          <table:table-cell table:formula="of:=MAX(0;no_preactif -c_titrant*[.A180]*0.5)/(Vt+[.A180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80]+dV" office:value-type="float" office:value="80.5" calcext:value-type="float">
            <text:p>80,5</text:p>
          </table:table-cell>
          <table:table-cell office:value-type="float" office:value="0" calcext:value-type="float">
            <text:p>0</text:p>
          </table:table-cell>
          <table:table-cell table:formula="of:=IF([.I181]&gt;0;0;c_titrant*[.A181]*no_preactif*2)" office:value-type="float" office:value="0.0805" calcext:value-type="float">
            <text:p>0,0805</text:p>
          </table:table-cell>
          <table:table-cell table:number-columns-repeated="5"/>
          <table:table-cell table:formula="of:=MAX(0;no_preactif -c_titrant*[.A181]*0.5)/(Vt+[.A18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81]+dV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IF([.I182]&gt;0;0;c_titrant*[.A182]*no_preactif*2)" office:value-type="float" office:value="0.081" calcext:value-type="float">
            <text:p>0,081</text:p>
          </table:table-cell>
          <table:table-cell table:number-columns-repeated="5"/>
          <table:table-cell table:formula="of:=MAX(0;no_preactif -c_titrant*[.A182]*0.5)/(Vt+[.A182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82]+dV" office:value-type="float" office:value="81.5" calcext:value-type="float">
            <text:p>81,5</text:p>
          </table:table-cell>
          <table:table-cell office:value-type="float" office:value="0" calcext:value-type="float">
            <text:p>0</text:p>
          </table:table-cell>
          <table:table-cell table:formula="of:=IF([.I183]&gt;0;0;c_titrant*[.A183]*no_preactif*2)" office:value-type="float" office:value="0.0815" calcext:value-type="float">
            <text:p>0,0815</text:p>
          </table:table-cell>
          <table:table-cell table:number-columns-repeated="5"/>
          <table:table-cell table:formula="of:=MAX(0;no_preactif -c_titrant*[.A183]*0.5)/(Vt+[.A183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83]+dV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IF([.I184]&gt;0;0;c_titrant*[.A184]*no_preactif*2)" office:value-type="float" office:value="0.082" calcext:value-type="float">
            <text:p>0,082</text:p>
          </table:table-cell>
          <table:table-cell table:number-columns-repeated="5"/>
          <table:table-cell table:formula="of:=MAX(0;no_preactif -c_titrant*[.A184]*0.5)/(Vt+[.A184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84]+dV" office:value-type="float" office:value="82.5" calcext:value-type="float">
            <text:p>82,5</text:p>
          </table:table-cell>
          <table:table-cell office:value-type="float" office:value="0" calcext:value-type="float">
            <text:p>0</text:p>
          </table:table-cell>
          <table:table-cell table:formula="of:=IF([.I185]&gt;0;0;c_titrant*[.A185]*no_preactif*2)" office:value-type="float" office:value="0.0825" calcext:value-type="float">
            <text:p>0,0825</text:p>
          </table:table-cell>
          <table:table-cell table:number-columns-repeated="5"/>
          <table:table-cell table:formula="of:=MAX(0;no_preactif -c_titrant*[.A185]*0.5)/(Vt+[.A185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85]+dV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IF([.I186]&gt;0;0;c_titrant*[.A186]*no_preactif*2)" office:value-type="float" office:value="0.083" calcext:value-type="float">
            <text:p>0,083</text:p>
          </table:table-cell>
          <table:table-cell table:number-columns-repeated="5"/>
          <table:table-cell table:formula="of:=MAX(0;no_preactif -c_titrant*[.A186]*0.5)/(Vt+[.A186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86]+dV" office:value-type="float" office:value="83.5" calcext:value-type="float">
            <text:p>83,5</text:p>
          </table:table-cell>
          <table:table-cell office:value-type="float" office:value="0" calcext:value-type="float">
            <text:p>0</text:p>
          </table:table-cell>
          <table:table-cell table:formula="of:=IF([.I187]&gt;0;0;c_titrant*[.A187]*no_preactif*2)" office:value-type="float" office:value="0.0835" calcext:value-type="float">
            <text:p>0,0835</text:p>
          </table:table-cell>
          <table:table-cell table:number-columns-repeated="5"/>
          <table:table-cell table:formula="of:=MAX(0;no_preactif -c_titrant*[.A187]*0.5)/(Vt+[.A187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87]+dV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IF([.I188]&gt;0;0;c_titrant*[.A188]*no_preactif*2)" office:value-type="float" office:value="0.084" calcext:value-type="float">
            <text:p>0,084</text:p>
          </table:table-cell>
          <table:table-cell table:number-columns-repeated="5"/>
          <table:table-cell table:formula="of:=MAX(0;no_preactif -c_titrant*[.A188]*0.5)/(Vt+[.A188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88]+dV" office:value-type="float" office:value="84.5" calcext:value-type="float">
            <text:p>84,5</text:p>
          </table:table-cell>
          <table:table-cell office:value-type="float" office:value="0" calcext:value-type="float">
            <text:p>0</text:p>
          </table:table-cell>
          <table:table-cell table:formula="of:=IF([.I189]&gt;0;0;c_titrant*[.A189]*no_preactif*2)" office:value-type="float" office:value="0.0845" calcext:value-type="float">
            <text:p>0,0845</text:p>
          </table:table-cell>
          <table:table-cell table:number-columns-repeated="5"/>
          <table:table-cell table:formula="of:=MAX(0;no_preactif -c_titrant*[.A189]*0.5)/(Vt+[.A189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89]+dV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IF([.I190]&gt;0;0;c_titrant*[.A190]*no_preactif*2)" office:value-type="float" office:value="0.085" calcext:value-type="float">
            <text:p>0,085</text:p>
          </table:table-cell>
          <table:table-cell table:number-columns-repeated="5"/>
          <table:table-cell table:formula="of:=MAX(0;no_preactif -c_titrant*[.A190]*0.5)/(Vt+[.A190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90]+dV" office:value-type="float" office:value="85.5" calcext:value-type="float">
            <text:p>85,5</text:p>
          </table:table-cell>
          <table:table-cell office:value-type="float" office:value="0" calcext:value-type="float">
            <text:p>0</text:p>
          </table:table-cell>
          <table:table-cell table:formula="of:=IF([.I191]&gt;0;0;c_titrant*[.A191]*no_preactif*2)" office:value-type="float" office:value="0.0855" calcext:value-type="float">
            <text:p>0,0855</text:p>
          </table:table-cell>
          <table:table-cell table:number-columns-repeated="5"/>
          <table:table-cell table:formula="of:=MAX(0;no_preactif -c_titrant*[.A191]*0.5)/(Vt+[.A19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91]+dV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IF([.I192]&gt;0;0;c_titrant*[.A192]*no_preactif*2)" office:value-type="float" office:value="0.086" calcext:value-type="float">
            <text:p>0,086</text:p>
          </table:table-cell>
          <table:table-cell table:number-columns-repeated="5"/>
          <table:table-cell table:formula="of:=MAX(0;no_preactif -c_titrant*[.A192]*0.5)/(Vt+[.A192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92]+dV" office:value-type="float" office:value="86.5" calcext:value-type="float">
            <text:p>86,5</text:p>
          </table:table-cell>
          <table:table-cell office:value-type="float" office:value="0" calcext:value-type="float">
            <text:p>0</text:p>
          </table:table-cell>
          <table:table-cell table:formula="of:=IF([.I193]&gt;0;0;c_titrant*[.A193]*no_preactif*2)" office:value-type="float" office:value="0.0865" calcext:value-type="float">
            <text:p>0,0865</text:p>
          </table:table-cell>
          <table:table-cell table:number-columns-repeated="5"/>
          <table:table-cell table:formula="of:=MAX(0;no_preactif -c_titrant*[.A193]*0.5)/(Vt+[.A193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93]+dV"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IF([.I194]&gt;0;0;c_titrant*[.A194]*no_preactif*2)" office:value-type="float" office:value="0.087" calcext:value-type="float">
            <text:p>0,087</text:p>
          </table:table-cell>
          <table:table-cell table:number-columns-repeated="5"/>
          <table:table-cell table:formula="of:=MAX(0;no_preactif -c_titrant*[.A194]*0.5)/(Vt+[.A194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94]+dV" office:value-type="float" office:value="87.5" calcext:value-type="float">
            <text:p>87,5</text:p>
          </table:table-cell>
          <table:table-cell office:value-type="float" office:value="0" calcext:value-type="float">
            <text:p>0</text:p>
          </table:table-cell>
          <table:table-cell table:formula="of:=IF([.I195]&gt;0;0;c_titrant*[.A195]*no_preactif*2)" office:value-type="float" office:value="0.0875" calcext:value-type="float">
            <text:p>0,0875</text:p>
          </table:table-cell>
          <table:table-cell table:number-columns-repeated="5"/>
          <table:table-cell table:formula="of:=MAX(0;no_preactif -c_titrant*[.A195]*0.5)/(Vt+[.A195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95]+dV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IF([.I196]&gt;0;0;c_titrant*[.A196]*no_preactif*2)" office:value-type="float" office:value="0.088" calcext:value-type="float">
            <text:p>0,088</text:p>
          </table:table-cell>
          <table:table-cell table:number-columns-repeated="5"/>
          <table:table-cell table:formula="of:=MAX(0;no_preactif -c_titrant*[.A196]*0.5)/(Vt+[.A196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96]+dV" office:value-type="float" office:value="88.5" calcext:value-type="float">
            <text:p>88,5</text:p>
          </table:table-cell>
          <table:table-cell office:value-type="float" office:value="0" calcext:value-type="float">
            <text:p>0</text:p>
          </table:table-cell>
          <table:table-cell table:formula="of:=IF([.I197]&gt;0;0;c_titrant*[.A197]*no_preactif*2)" office:value-type="float" office:value="0.0885" calcext:value-type="float">
            <text:p>0,0885</text:p>
          </table:table-cell>
          <table:table-cell table:number-columns-repeated="5"/>
          <table:table-cell table:formula="of:=MAX(0;no_preactif -c_titrant*[.A197]*0.5)/(Vt+[.A197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97]+dV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IF([.I198]&gt;0;0;c_titrant*[.A198]*no_preactif*2)" office:value-type="float" office:value="0.089" calcext:value-type="float">
            <text:p>0,089</text:p>
          </table:table-cell>
          <table:table-cell table:number-columns-repeated="5"/>
          <table:table-cell table:formula="of:=MAX(0;no_preactif -c_titrant*[.A198]*0.5)/(Vt+[.A198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98]+dV" office:value-type="float" office:value="89.5" calcext:value-type="float">
            <text:p>89,5</text:p>
          </table:table-cell>
          <table:table-cell office:value-type="float" office:value="0" calcext:value-type="float">
            <text:p>0</text:p>
          </table:table-cell>
          <table:table-cell table:formula="of:=IF([.I199]&gt;0;0;c_titrant*[.A199]*no_preactif*2)" office:value-type="float" office:value="0.0895" calcext:value-type="float">
            <text:p>0,0895</text:p>
          </table:table-cell>
          <table:table-cell table:number-columns-repeated="5"/>
          <table:table-cell table:formula="of:=MAX(0;no_preactif -c_titrant*[.A199]*0.5)/(Vt+[.A199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99]+dV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IF([.I200]&gt;0;0;c_titrant*[.A200]*no_preactif*2)" office:value-type="float" office:value="0.09" calcext:value-type="float">
            <text:p>0,09</text:p>
          </table:table-cell>
          <table:table-cell table:number-columns-repeated="5"/>
          <table:table-cell table:formula="of:=MAX(0;no_preactif -c_titrant*[.A200]*0.5)/(Vt+[.A200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00]+dV" office:value-type="float" office:value="90.5" calcext:value-type="float">
            <text:p>90,5</text:p>
          </table:table-cell>
          <table:table-cell office:value-type="float" office:value="0" calcext:value-type="float">
            <text:p>0</text:p>
          </table:table-cell>
          <table:table-cell table:formula="of:=IF([.I201]&gt;0;0;c_titrant*[.A201]*no_preactif*2)" office:value-type="float" office:value="0.0905" calcext:value-type="float">
            <text:p>0,0905</text:p>
          </table:table-cell>
          <table:table-cell table:number-columns-repeated="5"/>
          <table:table-cell table:formula="of:=MAX(0;no_preactif -c_titrant*[.A201]*0.5)/(Vt+[.A20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01]+dV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IF([.I202]&gt;0;0;c_titrant*[.A202]*no_preactif*2)" office:value-type="float" office:value="0.091" calcext:value-type="float">
            <text:p>0,091</text:p>
          </table:table-cell>
          <table:table-cell table:number-columns-repeated="5"/>
          <table:table-cell table:formula="of:=MAX(0;no_preactif -c_titrant*[.A202]*0.5)/(Vt+[.A202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02]+dV" office:value-type="float" office:value="91.5" calcext:value-type="float">
            <text:p>91,5</text:p>
          </table:table-cell>
          <table:table-cell office:value-type="float" office:value="0" calcext:value-type="float">
            <text:p>0</text:p>
          </table:table-cell>
          <table:table-cell table:formula="of:=IF([.I203]&gt;0;0;c_titrant*[.A203]*no_preactif*2)" office:value-type="float" office:value="0.0915" calcext:value-type="float">
            <text:p>0,0915</text:p>
          </table:table-cell>
          <table:table-cell table:number-columns-repeated="5"/>
          <table:table-cell table:formula="of:=MAX(0;no_preactif -c_titrant*[.A203]*0.5)/(Vt+[.A203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03]+dV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IF([.I204]&gt;0;0;c_titrant*[.A204]*no_preactif*2)" office:value-type="float" office:value="0.092" calcext:value-type="float">
            <text:p>0,092</text:p>
          </table:table-cell>
          <table:table-cell table:number-columns-repeated="5"/>
          <table:table-cell table:formula="of:=MAX(0;no_preactif -c_titrant*[.A204]*0.5)/(Vt+[.A204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04]+dV" office:value-type="float" office:value="92.5" calcext:value-type="float">
            <text:p>92,5</text:p>
          </table:table-cell>
          <table:table-cell office:value-type="float" office:value="0" calcext:value-type="float">
            <text:p>0</text:p>
          </table:table-cell>
          <table:table-cell table:formula="of:=IF([.I205]&gt;0;0;c_titrant*[.A205]*no_preactif*2)" office:value-type="float" office:value="0.0925" calcext:value-type="float">
            <text:p>0,0925</text:p>
          </table:table-cell>
          <table:table-cell table:number-columns-repeated="5"/>
          <table:table-cell table:formula="of:=MAX(0;no_preactif -c_titrant*[.A205]*0.5)/(Vt+[.A205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05]+dV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IF([.I206]&gt;0;0;c_titrant*[.A206]*no_preactif*2)" office:value-type="float" office:value="0.093" calcext:value-type="float">
            <text:p>0,093</text:p>
          </table:table-cell>
          <table:table-cell table:number-columns-repeated="5"/>
          <table:table-cell table:formula="of:=MAX(0;no_preactif -c_titrant*[.A206]*0.5)/(Vt+[.A206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06]+dV" office:value-type="float" office:value="93.5" calcext:value-type="float">
            <text:p>93,5</text:p>
          </table:table-cell>
          <table:table-cell office:value-type="float" office:value="0" calcext:value-type="float">
            <text:p>0</text:p>
          </table:table-cell>
          <table:table-cell table:formula="of:=IF([.I207]&gt;0;0;c_titrant*[.A207]*no_preactif*2)" office:value-type="float" office:value="0.0935" calcext:value-type="float">
            <text:p>0,0935</text:p>
          </table:table-cell>
          <table:table-cell table:number-columns-repeated="5"/>
          <table:table-cell table:formula="of:=MAX(0;no_preactif -c_titrant*[.A207]*0.5)/(Vt+[.A207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07]+dV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IF([.I208]&gt;0;0;c_titrant*[.A208]*no_preactif*2)" office:value-type="float" office:value="0.094" calcext:value-type="float">
            <text:p>0,094</text:p>
          </table:table-cell>
          <table:table-cell table:number-columns-repeated="5"/>
          <table:table-cell table:formula="of:=MAX(0;no_preactif -c_titrant*[.A208]*0.5)/(Vt+[.A208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08]+dV" office:value-type="float" office:value="94.5" calcext:value-type="float">
            <text:p>94,5</text:p>
          </table:table-cell>
          <table:table-cell office:value-type="float" office:value="0" calcext:value-type="float">
            <text:p>0</text:p>
          </table:table-cell>
          <table:table-cell table:formula="of:=IF([.I209]&gt;0;0;c_titrant*[.A209]*no_preactif*2)" office:value-type="float" office:value="0.0945" calcext:value-type="float">
            <text:p>0,0945</text:p>
          </table:table-cell>
          <table:table-cell table:number-columns-repeated="5"/>
          <table:table-cell table:formula="of:=MAX(0;no_preactif -c_titrant*[.A209]*0.5)/(Vt+[.A209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09]+dV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IF([.I210]&gt;0;0;c_titrant*[.A210]*no_preactif*2)" office:value-type="float" office:value="0.095" calcext:value-type="float">
            <text:p>0,095</text:p>
          </table:table-cell>
          <table:table-cell table:number-columns-repeated="5"/>
          <table:table-cell table:formula="of:=MAX(0;no_preactif -c_titrant*[.A210]*0.5)/(Vt+[.A210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10]+dV" office:value-type="float" office:value="95.5" calcext:value-type="float">
            <text:p>95,5</text:p>
          </table:table-cell>
          <table:table-cell office:value-type="float" office:value="0" calcext:value-type="float">
            <text:p>0</text:p>
          </table:table-cell>
          <table:table-cell table:formula="of:=IF([.I211]&gt;0;0;c_titrant*[.A211]*no_preactif*2)" office:value-type="float" office:value="0.0955" calcext:value-type="float">
            <text:p>0,0955</text:p>
          </table:table-cell>
          <table:table-cell table:number-columns-repeated="5"/>
          <table:table-cell table:formula="of:=MAX(0;no_preactif -c_titrant*[.A211]*0.5)/(Vt+[.A21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11]+dV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IF([.I212]&gt;0;0;c_titrant*[.A212]*no_preactif*2)" office:value-type="float" office:value="0.096" calcext:value-type="float">
            <text:p>0,096</text:p>
          </table:table-cell>
          <table:table-cell table:number-columns-repeated="5"/>
          <table:table-cell table:formula="of:=MAX(0;no_preactif -c_titrant*[.A212]*0.5)/(Vt+[.A212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12]+dV" office:value-type="float" office:value="96.5" calcext:value-type="float">
            <text:p>96,5</text:p>
          </table:table-cell>
          <table:table-cell office:value-type="float" office:value="0" calcext:value-type="float">
            <text:p>0</text:p>
          </table:table-cell>
          <table:table-cell table:formula="of:=IF([.I213]&gt;0;0;c_titrant*[.A213]*no_preactif*2)" office:value-type="float" office:value="0.0965" calcext:value-type="float">
            <text:p>0,0965</text:p>
          </table:table-cell>
          <table:table-cell table:number-columns-repeated="5"/>
          <table:table-cell table:formula="of:=MAX(0;no_preactif -c_titrant*[.A213]*0.5)/(Vt+[.A213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13]+dV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IF([.I214]&gt;0;0;c_titrant*[.A214]*no_preactif*2)" office:value-type="float" office:value="0.097" calcext:value-type="float">
            <text:p>0,097</text:p>
          </table:table-cell>
          <table:table-cell table:number-columns-repeated="5"/>
          <table:table-cell table:formula="of:=MAX(0;no_preactif -c_titrant*[.A214]*0.5)/(Vt+[.A214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14]+dV" office:value-type="float" office:value="97.5" calcext:value-type="float">
            <text:p>97,5</text:p>
          </table:table-cell>
          <table:table-cell office:value-type="float" office:value="0" calcext:value-type="float">
            <text:p>0</text:p>
          </table:table-cell>
          <table:table-cell table:formula="of:=IF([.I215]&gt;0;0;c_titrant*[.A215]*no_preactif*2)" office:value-type="float" office:value="0.0975" calcext:value-type="float">
            <text:p>0,0975</text:p>
          </table:table-cell>
          <table:table-cell table:number-columns-repeated="5"/>
          <table:table-cell table:formula="of:=MAX(0;no_preactif -c_titrant*[.A215]*0.5)/(Vt+[.A215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15]+dV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IF([.I216]&gt;0;0;c_titrant*[.A216]*no_preactif*2)" office:value-type="float" office:value="0.098" calcext:value-type="float">
            <text:p>0,098</text:p>
          </table:table-cell>
          <table:table-cell table:number-columns-repeated="5"/>
          <table:table-cell table:formula="of:=MAX(0;no_preactif -c_titrant*[.A216]*0.5)/(Vt+[.A216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16]+dV" office:value-type="float" office:value="98.5" calcext:value-type="float">
            <text:p>98,5</text:p>
          </table:table-cell>
          <table:table-cell office:value-type="float" office:value="0" calcext:value-type="float">
            <text:p>0</text:p>
          </table:table-cell>
          <table:table-cell table:formula="of:=IF([.I217]&gt;0;0;c_titrant*[.A217]*no_preactif*2)" office:value-type="float" office:value="0.0985" calcext:value-type="float">
            <text:p>0,0985</text:p>
          </table:table-cell>
          <table:table-cell table:number-columns-repeated="5"/>
          <table:table-cell table:formula="of:=MAX(0;no_preactif -c_titrant*[.A217]*0.5)/(Vt+[.A217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17]+dV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IF([.I218]&gt;0;0;c_titrant*[.A218]*no_preactif*2)" office:value-type="float" office:value="0.099" calcext:value-type="float">
            <text:p>0,099</text:p>
          </table:table-cell>
          <table:table-cell table:number-columns-repeated="5"/>
          <table:table-cell table:formula="of:=MAX(0;no_preactif -c_titrant*[.A218]*0.5)/(Vt+[.A218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18]+dV" office:value-type="float" office:value="99.5" calcext:value-type="float">
            <text:p>99,5</text:p>
          </table:table-cell>
          <table:table-cell office:value-type="float" office:value="0" calcext:value-type="float">
            <text:p>0</text:p>
          </table:table-cell>
          <table:table-cell table:formula="of:=IF([.I219]&gt;0;0;c_titrant*[.A219]*no_preactif*2)" office:value-type="float" office:value="0.0995" calcext:value-type="float">
            <text:p>0,0995</text:p>
          </table:table-cell>
          <table:table-cell table:number-columns-repeated="5"/>
          <table:table-cell table:formula="of:=MAX(0;no_preactif -c_titrant*[.A219]*0.5)/(Vt+[.A219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19]+dV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([.I220]&gt;0;0;c_titrant*[.A220]*no_preactif*2)" office:value-type="float" office:value="0.1" calcext:value-type="float">
            <text:p>0,1</text:p>
          </table:table-cell>
          <table:table-cell table:number-columns-repeated="5"/>
          <table:table-cell table:formula="of:=MAX(0;no_preactif -c_titrant*[.A220]*0.5)/(Vt+[.A220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20]+dV" office:value-type="float" office:value="100.5" calcext:value-type="float">
            <text:p>100,5</text:p>
          </table:table-cell>
          <table:table-cell office:value-type="float" office:value="0" calcext:value-type="float">
            <text:p>0</text:p>
          </table:table-cell>
          <table:table-cell table:formula="of:=IF([.I221]&gt;0;0;c_titrant*[.A221]*no_preactif*2)" office:value-type="float" office:value="0.1005" calcext:value-type="float">
            <text:p>0,1005</text:p>
          </table:table-cell>
          <table:table-cell table:number-columns-repeated="5"/>
          <table:table-cell table:formula="of:=MAX(0;no_preactif -c_titrant*[.A221]*0.5)/(Vt+[.A22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21]+dV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IF([.I222]&gt;0;0;c_titrant*[.A222]*no_preactif*2)" office:value-type="float" office:value="0.101" calcext:value-type="float">
            <text:p>0,101</text:p>
          </table:table-cell>
          <table:table-cell table:number-columns-repeated="5"/>
          <table:table-cell table:formula="of:=MAX(0;no_preactif -c_titrant*[.A222]*0.5)/(Vt+[.A222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22]+dV" office:value-type="float" office:value="101.5" calcext:value-type="float">
            <text:p>101,5</text:p>
          </table:table-cell>
          <table:table-cell office:value-type="float" office:value="0" calcext:value-type="float">
            <text:p>0</text:p>
          </table:table-cell>
          <table:table-cell table:formula="of:=IF([.I223]&gt;0;0;c_titrant*[.A223]*no_preactif*2)" office:value-type="float" office:value="0.1015" calcext:value-type="float">
            <text:p>0,1015</text:p>
          </table:table-cell>
          <table:table-cell table:number-columns-repeated="5"/>
          <table:table-cell table:formula="of:=MAX(0;no_preactif -c_titrant*[.A223]*0.5)/(Vt+[.A223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23]+dV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IF([.I224]&gt;0;0;c_titrant*[.A224]*no_preactif*2)" office:value-type="float" office:value="0.102" calcext:value-type="float">
            <text:p>0,102</text:p>
          </table:table-cell>
          <table:table-cell table:number-columns-repeated="5"/>
          <table:table-cell table:formula="of:=MAX(0;no_preactif -c_titrant*[.A224]*0.5)/(Vt+[.A224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24]+dV" office:value-type="float" office:value="102.5" calcext:value-type="float">
            <text:p>102,5</text:p>
          </table:table-cell>
          <table:table-cell office:value-type="float" office:value="0" calcext:value-type="float">
            <text:p>0</text:p>
          </table:table-cell>
          <table:table-cell table:formula="of:=IF([.I225]&gt;0;0;c_titrant*[.A225]*no_preactif*2)" office:value-type="float" office:value="0.1025" calcext:value-type="float">
            <text:p>0,1025</text:p>
          </table:table-cell>
          <table:table-cell table:number-columns-repeated="5"/>
          <table:table-cell table:formula="of:=MAX(0;no_preactif -c_titrant*[.A225]*0.5)/(Vt+[.A225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25]+dV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IF([.I226]&gt;0;0;c_titrant*[.A226]*no_preactif*2)" office:value-type="float" office:value="0.103" calcext:value-type="float">
            <text:p>0,103</text:p>
          </table:table-cell>
          <table:table-cell table:number-columns-repeated="5"/>
          <table:table-cell table:formula="of:=MAX(0;no_preactif -c_titrant*[.A226]*0.5)/(Vt+[.A226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26]+dV" office:value-type="float" office:value="103.5" calcext:value-type="float">
            <text:p>103,5</text:p>
          </table:table-cell>
          <table:table-cell office:value-type="float" office:value="0" calcext:value-type="float">
            <text:p>0</text:p>
          </table:table-cell>
          <table:table-cell table:formula="of:=IF([.I227]&gt;0;0;c_titrant*[.A227]*no_preactif*2)" office:value-type="float" office:value="0.1035" calcext:value-type="float">
            <text:p>0,1035</text:p>
          </table:table-cell>
          <table:table-cell table:number-columns-repeated="5"/>
          <table:table-cell table:formula="of:=MAX(0;no_preactif -c_titrant*[.A227]*0.5)/(Vt+[.A227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27]+dV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IF([.I228]&gt;0;0;c_titrant*[.A228]*no_preactif*2)" office:value-type="float" office:value="0.104" calcext:value-type="float">
            <text:p>0,104</text:p>
          </table:table-cell>
          <table:table-cell table:number-columns-repeated="5"/>
          <table:table-cell table:formula="of:=MAX(0;no_preactif -c_titrant*[.A228]*0.5)/(Vt+[.A228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28]+dV" office:value-type="float" office:value="104.5" calcext:value-type="float">
            <text:p>104,5</text:p>
          </table:table-cell>
          <table:table-cell office:value-type="float" office:value="0" calcext:value-type="float">
            <text:p>0</text:p>
          </table:table-cell>
          <table:table-cell table:formula="of:=IF([.I229]&gt;0;0;c_titrant*[.A229]*no_preactif*2)" office:value-type="float" office:value="0.1045" calcext:value-type="float">
            <text:p>0,1045</text:p>
          </table:table-cell>
          <table:table-cell table:number-columns-repeated="5"/>
          <table:table-cell table:formula="of:=MAX(0;no_preactif -c_titrant*[.A229]*0.5)/(Vt+[.A229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29]+dV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formula="of:=[.A230]+dV" office:value-type="float" office:value="105.5" calcext:value-type="float">
            <text:p>105,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formula="of:=[.A231]+dV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formula="of:=[.A232]+dV" office:value-type="float" office:value="106.5" calcext:value-type="float">
            <text:p>106,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formula="of:=[.A233]+dV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formula="of:=[.A234]+dV" office:value-type="float" office:value="107.5" calcext:value-type="float">
            <text:p>107,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formula="of:=[.A235]+dV"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formula="of:=[.A236]+dV" office:value-type="float" office:value="108.5" calcext:value-type="float">
            <text:p>108,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formula="of:=[.A237]+dV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formula="of:=[.A238]+dV" office:value-type="float" office:value="109.5" calcext:value-type="float">
            <text:p>109,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formula="of:=[.A239]+dV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formula="of:=[.A240]+dV" office:value-type="float" office:value="110.5" calcext:value-type="float">
            <text:p>110,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formula="of:=[.A241]+dV"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formula="of:=[.A242]+dV" office:value-type="float" office:value="111.5" calcext:value-type="float">
            <text:p>111,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formula="of:=[.A243]+dV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formula="of:=[.A244]+dV" office:value-type="float" office:value="112.5" calcext:value-type="float">
            <text:p>112,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formula="of:=[.A245]+dV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formula="of:=[.A246]+dV" office:value-type="float" office:value="113.5" calcext:value-type="float">
            <text:p>113,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formula="of:=[.A247]+dV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formula="of:=[.A248]+dV" office:value-type="float" office:value="114.5" calcext:value-type="float">
            <text:p>114,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formula="of:=[.A249]+dV"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</table:table>
      <table:named-expressions>
        <table:named-range table:name="c_exc" table:base-cell-address="$'titrage NO3'.$D$5" table:cell-range-address="$'titrage NO3'.$D$5"/>
        <table:named-range table:name="c_reac" table:base-cell-address="$'titrage NO3'.$E$5" table:cell-range-address="$'titrage NO3'.$E$5"/>
        <table:named-range table:name="c_titrant" table:base-cell-address="$'titrage NO3'.$E$5" table:cell-range-address="$Feuille1.$C$5"/>
        <table:named-range table:name="c_titre" table:base-cell-address="$'titrage NO3'.$E$5" table:cell-range-address="$'titrage NO3'.$B$5"/>
        <table:named-range table:name="dV" table:base-cell-address="$Feuille1.$K$2" table:cell-range-address="$Feuille1.$L$5"/>
        <table:named-range table:name="no_exc" table:base-cell-address="$'titrage NO3'.$D$14" table:cell-range-address="$'titrage NO3'.$D$14"/>
        <table:named-range table:name="no_preactif" table:base-cell-address="$Feuille1.$I$12" table:cell-range-address="$Feuille1.$I$14"/>
        <table:named-range table:name="no_ptitre" table:base-cell-address="$Feuille1.$F$12" table:cell-range-address="$Feuille1.$F$14"/>
        <table:named-range table:name="no_reactif" table:base-cell-address="$Feuille1.$E$12" table:cell-range-address="$Feuille1.$E$14"/>
        <table:named-range table:name="no_sexc" table:base-cell-address="$Feuille1.$L$12" table:cell-range-address="$Feuille1.$L$14"/>
        <table:named-range table:name="no_sreactif" table:base-cell-address="$Feuille1.$M$12" table:cell-range-address="$Feuille1.$M$14"/>
        <table:named-range table:name="no_stitrant" table:base-cell-address="$Feuille1.$K$12" table:cell-range-address="$Feuille1.$K$14"/>
        <table:named-range table:name="no_stitre" table:base-cell-address="$Feuille1.$J$12" table:cell-range-address="$Feuille1.$J$14"/>
        <table:named-range table:name="no_titrant" table:base-cell-address="$Feuille1.$C$12" table:cell-range-address="$Feuille1.$C$14"/>
        <table:named-range table:name="no_titre" table:base-cell-address="$Feuille1.$B$7" table:cell-range-address="$Feuille1.$B$7"/>
        <table:named-range table:name="Vt" table:base-cell-address="$Feuille1.$K$5" table:cell-range-address="$Feuille1.$K$5"/>
        <table:named-range table:name="v_exc" table:base-cell-address="$'titrage NO3'.$E$5" table:cell-range-address="$'titrage NO3'.$H$5"/>
        <table:named-range table:name="v_reac" table:base-cell-address="$'titrage NO3'.$E$5" table:cell-range-address="$'titrage NO3'.$I$5"/>
        <table:named-range table:name="v_titre" table:base-cell-address="$'titrage NO3'.$E$5" table:cell-range-address="$'titrage NO3'.$F$5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6" loext:min-decimal-places="6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 number:title="Défini par l'utilisateur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 style:data-style-name="N2" text:time-value="08:07:52.4025868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5T13:23:28.005375855</meta:creation-date>
    <dc:date>2021-08-31T08:08:25.245023648</dc:date>
    <meta:editing-duration>PT2H56M14S</meta:editing-duration>
    <meta:editing-cycles>22</meta:editing-cycles>
    <meta:generator>LibreOffice/6.4.7.2$Linux_X86_64 LibreOffice_project/40$Build-2</meta:generator>
    <meta:document-statistic meta:table-count="2" meta:cell-count="6438" meta:object-count="0"/>
  </office:meta>
</office:document-meta>
</file>